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icrosoft Himalaya" svg:font-family="'Microsoft Himalaya'" style:font-pitch="variable"/>
    <style:font-face style:name="Times New Roman" svg:font-family="'Times New Roman'" style:font-family-generic="roman" style:font-pitch="variable"/>
    <style:font-face style:name="BankGothic Md BT4" svg:font-family="'BankGothic Md BT'" style:font-family-generic="swiss" style:font-pitch="variable"/>
    <style:font-face style:name="BankGothic Md BT1" svg:font-family="'BankGothic Md BT'" style:font-adornments="Bold" style:font-family-generic="swiss" style:font-pitch="variable"/>
    <style:font-face style:name="BankGothic Md BT2" svg:font-family="'BankGothic Md BT'" style:font-adornments="Bold Italic" style:font-family-generic="swiss" style:font-pitch="variable"/>
    <style:font-face style:name="BankGothic Md BT" svg:font-family="'BankGothic Md B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BankGothic Md BT4" fo:font-size="10pt" style:font-size-asian="10pt" style:font-size-complex="10pt"/>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margin-top="0in" fo:margin-bottom="0in" fo:text-align="center" style:justify-single-word="false"/>
      <style:text-properties style:font-name="BankGothic Md BT4" fo:font-size="18pt" style:font-size-asian="18pt" style:font-size-complex="18pt"/>
    </style:style>
    <style:style style:name="P4" style:family="paragraph" style:parent-style-name="Standard">
      <style:paragraph-properties fo:margin-top="0in" fo:margin-bottom="0in" fo:text-align="center" style:justify-single-word="false"/>
      <style:text-properties style:font-name="BankGothic Md BT4" fo:font-size="14pt" style:font-size-asian="14pt" style:font-size-complex="14pt"/>
    </style:style>
    <style:style style:name="P5" style:family="paragraph" style:parent-style-name="Standard">
      <style:paragraph-properties fo:margin-top="0in" fo:margin-bottom="0in" fo:text-align="center" style:justify-single-word="false"/>
      <style:text-properties style:font-name="Microsoft Himalaya" fo:font-size="18pt" style:font-size-asian="18pt" style:font-size-complex="18pt"/>
    </style:style>
    <style:style style:name="P6" style:family="paragraph" style:parent-style-name="Standard">
      <style:paragraph-properties fo:margin-top="0in" fo:margin-bottom="0in" fo:text-align="center" style:justify-single-word="false"/>
      <style:text-properties style:font-name="Microsoft Himalaya" fo:font-size="16pt" style:font-size-asian="16pt" style:font-size-complex="16pt"/>
    </style:style>
    <style:style style:name="P7" style:family="paragraph" style:parent-style-name="Standard">
      <style:paragraph-properties fo:margin-top="0in" fo:margin-bottom="0in" fo:text-align="start" style:justify-single-word="false"/>
      <style:text-properties style:font-name="Times New Roman" fo:font-size="16pt" style:font-size-asian="16pt" style:font-size-complex="16pt"/>
    </style:style>
    <style:style style:name="P8" style:family="paragraph" style:parent-style-name="code">
      <style:text-properties style:use-window-font-color="true" style:font-name="Courier New1" fo:font-size="9pt" fo:language="zxx" fo:country="none" style:font-size-asian="9pt" style:font-size-complex="9pt"/>
    </style:style>
    <style:style style:name="P9" style:family="paragraph" style:parent-style-name="code">
      <style:text-properties style:use-window-font-color="true" fo:font-size="9pt" fo:language="zxx" fo:country="none" style:font-size-asian="9pt" style:font-size-complex="9pt"/>
    </style:style>
    <style:style style:name="P10" style:family="paragraph" style:parent-style-name="code">
      <style:text-properties style:use-window-font-color="true" fo:language="zxx" fo:country="none"/>
    </style:style>
    <style:style style:name="P11" style:family="paragraph" style:parent-style-name="code">
      <style:text-properties style:use-window-font-color="true" fo:language="zxx" fo:country="none" style:text-underline-style="none"/>
    </style:style>
    <style:style style:name="P12" style:family="paragraph" style:parent-style-name="code">
      <style:text-properties fo:font-size="9pt" style:font-size-asian="9pt" style:font-size-complex="9pt"/>
    </style:style>
    <style:style style:name="P13" style:family="paragraph" style:parent-style-name="code">
      <style:text-properties style:font-name="Courier New1" fo:font-size="9pt" style:font-size-asian="9pt" style:font-size-complex="9pt"/>
    </style:style>
    <style:style style:name="P14" style:family="paragraph" style:parent-style-name="code">
      <style:text-properties fo:color="#008000" fo:font-size="9pt" fo:language="zxx" fo:country="none" fo:font-weight="normal" style:font-size-asian="9pt" style:font-weight-asian="normal" style:font-size-complex="9pt" style:font-weight-complex="normal"/>
    </style:style>
    <style:style style:name="P15" style:family="paragraph" style:parent-style-name="code">
      <style:text-properties fo:color="#0000ff" fo:font-size="9pt" fo:language="zxx" fo:country="none" style:font-size-asian="9pt" style:font-size-complex="9pt"/>
    </style:style>
    <style:style style:name="P16" style:family="paragraph" style:parent-style-name="Text_20_body">
      <style:text-properties style:use-window-font-color="true" fo:language="zxx" fo:country="none"/>
    </style:style>
    <style:style style:name="P17" style:family="paragraph" style:parent-style-name="Text_20_body">
      <style:text-properties style:use-window-font-color="true" fo:language="zxx" fo:country="none"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italic" style:font-style-asian="italic" style:font-style-complex="italic"/>
    </style:style>
    <style:style style:name="P21" style:family="paragraph" style:parent-style-name="Heading_20_3">
      <style:text-properties style:use-window-font-color="true" fo:language="zxx" fo:country="non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use-window-font-color="true" fo:language="zxx" fo:country="none"/>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Heading_20_2">
      <style:text-properties fo:font-style="normal" style:font-style-asian="normal" style:font-style-complex="norm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font-style="normal" style:font-style-asian="normal" style:font-style-complex="normal"/>
    </style:style>
    <style:style style:name="P29" style:family="paragraph" style:parent-style-name="Heading_20_2">
      <style:paragraph-properties fo:break-before="page"/>
      <style:text-properties style:use-window-font-color="true" fo:language="zxx" fo:country="non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Heading_20_4">
      <style:text-properties style:use-window-font-color="true"/>
    </style:style>
    <style:style style:name="P32" style:family="paragraph" style:parent-style-name="Heading_20_4">
      <style:text-properties style:use-window-font-color="true" fo:language="zxx" fo:country="non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use-window-font-color="true" fo:language="zxx" fo:country="none"/>
    </style:style>
    <style:style style:name="P35" style:family="paragraph" style:parent-style-name="Contents_20_Heading">
      <style:paragraph-properties fo:break-before="page"/>
    </style:style>
    <style:style style:name="P36" style:family="paragraph" style:parent-style-name="Contents_20_4">
      <style:paragraph-properties>
        <style:tab-stops>
          <style:tab-stop style:position="6.3354in" style:type="right" style:leader-style="dotted" style:leader-text="."/>
        </style:tab-stops>
      </style:paragraph-properties>
    </style:style>
    <style:style style:name="P37" style:family="paragraph" style:parent-style-name="code">
      <style:text-properties style:use-window-font-color="true" fo:language="zxx" fo:country="none"/>
    </style:style>
    <style:style style:name="P38" style:family="paragraph" style:parent-style-name="code">
      <style:text-properties fo:font-size="9pt" style:font-size-asian="9pt" style:font-size-complex="9pt"/>
    </style:style>
    <style:style style:name="T1" style:family="text">
      <style:text-properties style:font-name="BankGothic Md BT4"/>
    </style:style>
    <style:style style:name="T2" style:family="text">
      <style:text-properties fo:color="#ff0000" style:font-name="BankGothic Md BT4"/>
    </style:style>
    <style:style style:name="T3" style:family="text">
      <style:text-properties style:font-name="BankGothic Md BT3"/>
    </style:style>
    <style:style style:name="T4" style:family="text">
      <style:text-properties fo:font-size="16pt" style:font-size-asian="16pt" style:font-size-complex="16pt"/>
    </style:style>
    <style:style style:name="T5" style:family="text">
      <style:text-properties fo:color="#0000ff" fo:language="zxx" fo:country="none"/>
    </style:style>
    <style:style style:name="T6" style:family="text">
      <style:text-properties fo:color="#0000ff" fo:language="zxx" fo:country="none" fo:font-weight="bold" style:font-weight-asian="bold" style:font-weight-complex="bold"/>
    </style:style>
    <style:style style:name="T7" style:family="text">
      <style:text-properties fo:color="#0000ff" style:font-name="Courier New1" fo:font-size="9pt" fo:language="zxx" fo:country="none" style:font-size-asian="9pt" style:font-size-complex="9pt"/>
    </style:style>
    <style:style style:name="T8" style:family="text">
      <style:text-properties fo:color="#0000ff" style:font-name="Courier New1" fo:font-size="9pt" fo:language="zxx" fo:country="none" fo:font-style="normal" style:font-size-asian="9pt" style:font-style-asian="normal" style:font-size-complex="9pt" style:font-style-complex="normal"/>
    </style:style>
    <style:style style:name="T9" style:family="text">
      <style:text-properties fo:color="#0000ff" style:font-name="Courier New1" fo:font-size="9pt" fo:language="zxx" fo:country="none" fo:font-weight="normal" style:font-size-asian="9pt" style:font-weight-asian="normal" style:font-size-complex="9pt" style:font-weight-complex="normal"/>
    </style:style>
    <style:style style:name="T10" style:family="text">
      <style:text-properties fo:color="#0000ff" style:font-name="Courier New1" fo:font-size="9pt" style:font-size-asian="9pt" style:font-size-complex="9pt"/>
    </style:style>
    <style:style style:name="T11" style:family="text">
      <style:text-properties fo:color="#0000ff" style:font-name="Courier New1" fo:language="zxx" fo:country="none"/>
    </style:style>
    <style:style style:name="T12" style:family="text">
      <style:text-properties fo:color="#0000ff" fo:font-size="9pt" fo:language="zxx" fo:country="none" style:font-size-asian="9pt" style:font-size-complex="9pt"/>
    </style:style>
    <style:style style:name="T13" style:family="text">
      <style:text-properties fo:color="#0000ff" fo:font-size="9pt" fo:language="zxx" fo:country="none" fo:font-weight="bold" style:font-size-asian="9pt" style:font-weight-asian="bold" style:font-size-complex="9pt" style:font-weight-complex="bold"/>
    </style:style>
    <style:style style:name="T14" style:family="text">
      <style:text-properties fo:color="#0000ff" fo:font-size="9pt" style:font-size-asian="9pt" style:font-size-complex="9pt"/>
    </style:style>
    <style:style style:name="T15" style:family="text">
      <style:text-properties style:use-window-font-color="true"/>
    </style:style>
    <style:style style:name="T16" style:family="text">
      <style:text-properties style:use-window-font-color="true" fo:language="zxx" fo:country="none"/>
    </style:style>
    <style:style style:name="T17" style:family="text">
      <style:text-properties style:use-window-font-color="true" fo:language="zxx" fo:country="none" fo:font-weight="bold" style:font-weight-asian="bold" style:font-weight-complex="bold"/>
    </style:style>
    <style:style style:name="T18" style:family="text">
      <style:text-properties style:use-window-font-color="true" fo:language="zxx" fo:country="none" fo:font-weight="normal" style:font-weight-asian="normal" style:font-weight-complex="normal"/>
    </style:style>
    <style:style style:name="T19" style:family="text">
      <style:text-properties style:use-window-font-color="true" fo:language="zxx" fo:country="none" fo:font-style="normal" style:font-style-asian="normal" style:font-style-complex="normal"/>
    </style:style>
    <style:style style:name="T20" style:family="text">
      <style:text-properties style:use-window-font-color="true" fo:language="zxx" fo:country="none" style:text-underline-style="none"/>
    </style:style>
    <style:style style:name="T21" style:family="text">
      <style:text-properties style:use-window-font-color="true" fo:language="zxx" fo:country="none" style:text-underline-style="none" fo:font-weight="bold" style:font-weight-asian="bold" style:font-weight-complex="bold"/>
    </style:style>
    <style:style style:name="T22" style:family="text">
      <style:text-properties style:use-window-font-color="true" fo:language="zxx" fo:country="none" fo:font-style="italic" style:font-style-asian="italic" style:font-style-complex="italic"/>
    </style:style>
    <style:style style:name="T23" style:family="text">
      <style:text-properties style:use-window-font-color="true" style:font-name="Courier New1" fo:font-size="9pt" fo:language="zxx" fo:country="none" style:font-size-asian="9pt" style:font-size-complex="9pt"/>
    </style:style>
    <style:style style:name="T24" style:family="text">
      <style:text-properties style:use-window-font-color="true" style:font-name="Courier New1" fo:font-size="9pt" fo:language="zxx" fo:country="none" fo:font-style="normal" fo:font-weight="bold" style:font-size-asian="9pt" style:font-style-asian="normal" style:font-weight-asian="bold" style:font-size-complex="9pt" style:font-style-complex="normal" style:font-weight-complex="bold"/>
    </style:style>
    <style:style style:name="T25" style:family="text">
      <style:text-properties style:use-window-font-color="true" style:font-name="Courier New1" fo:font-size="9pt" fo:language="zxx" fo:country="none" fo:font-weight="bold" style:font-size-asian="9pt" style:font-weight-asian="bold" style:font-size-complex="9pt" style:font-weight-complex="bold"/>
    </style:style>
    <style:style style:name="T26" style:family="text">
      <style:text-properties style:use-window-font-color="true" style:font-name="Courier New1" fo:language="zxx" fo:country="none"/>
    </style:style>
    <style:style style:name="T27" style:family="text">
      <style:text-properties style:use-window-font-color="true" style:font-name="Courier New1" fo:font-size="10pt" fo:language="zxx" fo:country="none" style:font-size-asian="10pt" style:font-size-complex="10pt"/>
    </style:style>
    <style:style style:name="T28" style:family="text">
      <style:text-properties style:use-window-font-color="true" fo:font-size="9pt" fo:language="zxx" fo:country="none" style:font-size-asian="9pt" style:font-size-complex="9pt"/>
    </style:style>
    <style:style style:name="T29" style:family="text">
      <style:text-properties style:use-window-font-color="true" style:font-name="Times New Roman" fo:font-size="12pt" fo:language="zxx" fo:country="none" style:font-size-asian="12pt" style:font-size-complex="12pt"/>
    </style:style>
    <style:style style:name="T30" style:family="text">
      <style:text-properties style:use-window-font-color="true" fo:font-size="12pt" fo:language="zxx" fo:country="none" style:font-size-asian="12pt" style:font-size-complex="12pt"/>
    </style:style>
    <style:style style:name="T31" style:family="text">
      <style:text-properties style:use-window-font-color="true" style:text-position="super 58%" fo:language="zxx" fo:country="none"/>
    </style:style>
    <style:style style:name="T32" style:family="text">
      <style:text-properties style:use-window-font-color="true" fo:language="en" fo:country="US"/>
    </style:style>
    <style:style style:name="T33" style:family="text">
      <style:text-properties fo:color="#a31515"/>
    </style:style>
    <style:style style:name="T34" style:family="text">
      <style:text-properties fo:color="#a31515" style:font-name="Courier New1"/>
    </style:style>
    <style:style style:name="T35" style:family="text">
      <style:text-properties fo:color="#a31515" style:font-name="Courier New1" fo:font-size="9pt" fo:language="zxx" fo:country="none" style:font-size-asian="9pt" style:font-size-complex="9pt"/>
    </style:style>
    <style:style style:name="T36" style:family="text">
      <style:text-properties fo:color="#a31515" style:font-name="Courier New1" fo:font-size="9pt" fo:language="zxx" fo:country="none" fo:font-style="normal" style:font-size-asian="9pt" style:font-style-asian="normal" style:font-size-complex="9pt" style:font-style-complex="normal"/>
    </style:style>
    <style:style style:name="T37" style:family="text">
      <style:text-properties fo:color="#a31515" style:font-name="Courier New1" fo:font-size="9pt" fo:language="zxx" fo:country="none" fo:font-weight="normal" style:font-size-asian="9pt" style:font-weight-asian="normal" style:font-size-complex="9pt" style:font-weight-complex="normal"/>
    </style:style>
    <style:style style:name="T38" style:family="text">
      <style:text-properties fo:color="#a31515" style:font-name="Courier New1" fo:font-size="9pt" style:font-size-asian="9pt" style:font-size-complex="9pt"/>
    </style:style>
    <style:style style:name="T39" style:family="text">
      <style:text-properties fo:color="#a31515" style:font-name="Courier New1" fo:language="zxx" fo:country="none"/>
    </style:style>
    <style:style style:name="T40" style:family="text">
      <style:text-properties fo:color="#a31515" fo:language="zxx" fo:country="none"/>
    </style:style>
    <style:style style:name="T41" style:family="text">
      <style:text-properties fo:color="#a31515" fo:font-size="9pt" fo:language="zxx" fo:country="none" style:font-size-asian="9pt" style:font-size-complex="9pt"/>
    </style:style>
    <style:style style:name="T42" style:family="text">
      <style:text-properties fo:color="#a31515" fo:font-size="9pt" fo:language="zxx" fo:country="none" fo:font-weight="normal" style:font-size-asian="9pt" style:font-weight-asian="normal" style:font-size-complex="9pt" style:font-weight-complex="normal"/>
    </style:style>
    <style:style style:name="T43" style:family="text">
      <style:text-properties fo:color="#a31515" fo:font-size="9pt" fo:language="zxx" fo:country="none" fo:font-style="normal" style:font-size-asian="9pt" style:font-style-asian="normal" style:font-size-complex="9pt" style:font-style-complex="normal"/>
    </style:style>
    <style:style style:name="T44" style:family="text">
      <style:text-properties fo:color="#a31515" fo:font-size="9pt" style:font-size-asian="9pt" style:font-size-complex="9pt"/>
    </style:style>
    <style:style style:name="T45" style:family="text">
      <style:text-properties style:font-name="Courier New1" fo:font-size="9pt" style:font-size-asian="9pt" style:font-size-complex="9pt"/>
    </style:style>
    <style:style style:name="T46" style:family="text">
      <style:text-properties style:font-name="Courier New1" fo:font-size="9pt" fo:font-weight="bold" style:font-size-asian="9pt" style:font-weight-asian="bold" style:font-size-complex="9pt" style:font-weight-complex="bold"/>
    </style:style>
    <style:style style:name="T47" style:family="text">
      <style:text-properties style:font-name="Courier New1" fo:font-size="9pt" fo:font-style="normal" style:font-size-asian="9pt" style:font-style-asian="normal" style:font-size-complex="9pt" style:font-style-complex="normal"/>
    </style:style>
    <style:style style:name="T48" style:family="text">
      <style:text-properties style:font-name="Courier New1" fo:font-size="9pt" fo:font-weight="normal" style:font-size-asian="9pt" style:font-weight-asian="normal" style:font-size-complex="9pt" style:font-weight-complex="normal"/>
    </style:style>
    <style:style style:name="T49" style:family="text">
      <style:text-properties fo:font-weight="bold" style:font-weight-asian="bold" style:font-weight-complex="bold"/>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color="#008000" fo:language="zxx" fo:country="none" fo:font-weight="normal" style:font-weight-asian="normal" style:font-weight-complex="normal"/>
    </style:style>
    <style:style style:name="T53" style:family="text">
      <style:text-properties fo:color="#008000" fo:font-size="9pt" fo:language="zxx" fo:country="none" fo:font-weight="normal" style:font-size-asian="9pt" style:font-weight-asian="normal" style:font-size-complex="9pt" style:font-weight-complex="normal"/>
    </style:style>
    <style:style style:name="T54" style:family="text">
      <style:text-properties fo:color="#008000" fo:font-size="9pt" fo:font-weight="normal" style:font-size-asian="9pt" style:font-weight-asian="normal" style:font-size-complex="9pt" style:font-weight-complex="normal"/>
    </style:style>
    <style:style style:name="T55" style:family="text">
      <style:text-properties fo:color="#008000" style:font-name="Courier New1" fo:font-size="9pt" fo:language="zxx" fo:country="none" fo:font-weight="normal" style:font-size-asian="9pt" style:font-weight-asian="normal" style:font-size-complex="9pt" style:font-weight-complex="normal"/>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9pt" fo:font-weight="bold" style:font-size-asian="9pt" style:font-weight-asian="bold" style:font-size-complex="9pt" style:font-weight-complex="bold"/>
    </style:style>
    <style:style style:name="T58" style:family="text">
      <style:text-properties fo:font-size="9pt" style:font-size-asian="9pt" style:font-size-complex="9pt"/>
    </style:style>
    <style:style style:name="T59" style:family="text">
      <style:text-properties fo:font-size="9pt" fo:font-style="italic" fo:font-weight="normal" style:font-size-asian="9pt" style:font-style-asian="italic" style:font-weight-asian="normal" style:font-size-complex="9pt" style:font-style-complex="italic" style:font-weight-complex="normal"/>
    </style:style>
    <style:style style:name="T60" style:family="text">
      <style:text-properties fo:font-size="9pt" fo:font-style="normal" fo:font-weight="normal" style:font-size-asian="9pt" style:font-style-asian="normal" style:font-weight-asian="normal" style:font-size-complex="9pt" style:font-style-complex="normal" style:font-weight-complex="normal"/>
    </style:style>
    <style:style style:name="T61" style:family="text">
      <style:text-properties fo:font-weight="normal" style:font-weight-asian="normal" style:font-weight-complex="normal"/>
    </style:style>
    <style:style style:name="T62" style:family="text">
      <style:text-properties style:font-name="Times New Roman" fo:font-size="12pt" style:font-size-asian="12pt" style:font-size-complex="12pt"/>
    </style:style>
    <style:style style:name="T63" style:family="text">
      <style:text-properties style:font-name="Times New Roman" fo:font-size="12pt" fo:font-weight="bold" style:font-size-asian="12pt" style:font-weight-asian="bold" style:font-size-complex="12pt" style:font-weight-complex="bold"/>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fo:font-style="italic" style:font-style-asian="italic" style:font-style-complex="italic"/>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zxx" fo:country="none"/>
    </style:style>
    <style:style style:name="T69" style:family="text">
      <style:text-properties style:text-position="super 58%"/>
    </style:style>
    <style:style style:name="T70" style:family="text"/>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L Plugin API Specification</text:p>
      <text:p text:style-name="P4">rev 2</text:p>
      <text:p text:style-name="P5">For versions: <text:span text:style-name="T4">Plugin: 96 Host: X.96 Dockable: 5</text:span></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0"><text:a xlink:type="simple" xlink:href="#__RefHeading__422804_803968142" text:style-name="Index_20_Link" text:visited-style-name="Index_20_Link">Revisions</text:a><text:tab/>10</text:p>
          <text:p text:style-name="P24"><text:a xlink:type="simple" xlink:href="#__RefHeading__422806_803968142" text:style-name="Index_20_Link" text:visited-style-name="Index_20_Link">Changes</text:a><text:tab/>11</text:p>
          <text:p text:style-name="P30"><text:a xlink:type="simple" xlink:href="#__RefHeading__422808_803968142" text:style-name="Index_20_Link" text:visited-style-name="Index_20_Link">Introduction</text:a><text:tab/>12</text:p>
          <text:p text:style-name="P30"><text:a xlink:type="simple" xlink:href="#__RefHeading__781781_803968142" text:style-name="Index_20_Link" text:visited-style-name="Index_20_Link">Style Guide</text:a><text:tab/>13</text:p>
          <text:p text:style-name="P30"><text:a xlink:type="simple" xlink:href="#__RefHeading__422810_803968142" text:style-name="Index_20_Link" text:visited-style-name="Index_20_Link">Plugin</text:a><text:tab/>14</text:p>
          <text:p text:style-name="P24"><text:a xlink:type="simple" xlink:href="#__RefHeading__781783_803968142" text:style-name="Index_20_Link" text:visited-style-name="Index_20_Link">Threads and API</text:a><text:tab/>16</text:p>
          <text:p text:style-name="P24"><text:a xlink:type="simple" xlink:href="#__RefHeading__422812_803968142" text:style-name="Index_20_Link" text:visited-style-name="Index_20_Link">Definitions</text:a><text:tab/>17</text:p>
          <text:p text:style-name="P25"><text:a xlink:type="simple" xlink:href="#__RefHeading__422814_803968142" text:style-name="Index_20_Link" text:visited-style-name="Index_20_Link">Status Codes</text:a><text:tab/>19</text:p>
          <text:p text:style-name="P25"><text:a xlink:type="simple" xlink:href="#__RefHeading__278782_803968142" text:style-name="Index_20_Link" text:visited-style-name="Index_20_Link">System Menu</text:a><text:tab/>22</text:p>
          <text:p text:style-name="P25"><text:a xlink:type="simple" xlink:href="#__RefHeading__422816_803968142" text:style-name="Index_20_Link" text:visited-style-name="Index_20_Link">Log</text:a><text:tab/>23</text:p>
          <text:p text:style-name="P24"><text:a xlink:type="simple" xlink:href="#__RefHeading__422818_803968142" text:style-name="Index_20_Link" text:visited-style-name="Index_20_Link">Type Definitions</text:a><text:tab/>24</text:p>
          <text:p text:style-name="P25"><text:a xlink:type="simple" xlink:href="#__RefHeading__32759_803968142" text:style-name="Index_20_Link" text:visited-style-name="Index_20_Link">INFOSELECT</text:a><text:tab/>25</text:p>
          <text:p text:style-name="P25"><text:a xlink:type="simple" xlink:href="#__RefHeading__32323_803968142" text:style-name="Index_20_Link" text:visited-style-name="Index_20_Link">CHANNELTYPE</text:a><text:tab/>26</text:p>
          <text:p text:style-name="P25"><text:a xlink:type="simple" xlink:href="#__RefHeading__32321_803968142" text:style-name="Index_20_Link" text:visited-style-name="Index_20_Link">CHANNELFLAGS</text:a><text:tab/>27</text:p>
          <text:p text:style-name="P25"><text:a xlink:type="simple" xlink:href="#__RefHeading__32761_803968142" text:style-name="Index_20_Link" text:visited-style-name="Index_20_Link">ELWINDOWTYPE</text:a><text:tab/>28</text:p>
          <text:p text:style-name="P25"><text:a xlink:type="simple" xlink:href="#__RefHeading__32763_803968142" text:style-name="Index_20_Link" text:visited-style-name="Index_20_Link">HOSTSTATE</text:a><text:tab/>29</text:p>
          <text:p text:style-name="P25"><text:a xlink:type="simple" xlink:href="#__RefHeading__32765_803968142" text:style-name="Index_20_Link" text:visited-style-name="Index_20_Link">MODIFYOPTION</text:a><text:tab/>30</text:p>
          <text:p text:style-name="P25"><text:a xlink:type="simple" xlink:href="#__RefHeading__32327_803968142" text:style-name="Index_20_Link" text:visited-style-name="Index_20_Link">SELECTFLAGS</text:a><text:tab/>31</text:p>
          <text:p text:style-name="P25"><text:a xlink:type="simple" xlink:href="#__RefHeading__32767_803968142" text:style-name="Index_20_Link" text:visited-style-name="Index_20_Link">SYSMENUSUPPORT</text:a><text:tab/>32</text:p>
          <text:p text:style-name="P25"><text:a xlink:type="simple" xlink:href="#__RefHeading__32333_803968142" text:style-name="Index_20_Link" text:visited-style-name="Index_20_Link">HOOKTYPE</text:a><text:tab/>33</text:p>
          <text:p text:style-name="P25"><text:a xlink:type="simple" xlink:href="#__RefHeading__32769_803968142" text:style-name="Index_20_Link" text:visited-style-name="Index_20_Link">LAYOUTDELETEOPTION</text:a><text:tab/>34</text:p>
          <text:p text:style-name="P25"><text:a xlink:type="simple" xlink:href="#__RefHeading__32771_803968142" text:style-name="Index_20_Link" text:visited-style-name="Index_20_Link">LAYOUTCLEAROPTION</text:a><text:tab/>35</text:p>
          <text:p text:style-name="P25"><text:a xlink:type="simple" xlink:href="#__RefHeading__32773_803968142" text:style-name="Index_20_Link" text:visited-style-name="Index_20_Link">LAYOUTSAVEOPTION</text:a><text:tab/>36</text:p>
          <text:p text:style-name="P25"><text:a xlink:type="simple" xlink:href="#__RefHeading__32775_803968142" text:style-name="Index_20_Link" text:visited-style-name="Index_20_Link">FORMATTINGOPTION</text:a><text:tab/>37</text:p>
          <text:p text:style-name="P25"><text:a xlink:type="simple" xlink:href="#__RefHeading__32777_803968142" text:style-name="Index_20_Link" text:visited-style-name="Index_20_Link">CONVERSIONOPERATOR</text:a><text:tab/>38</text:p>
          <text:p text:style-name="P25"><text:a xlink:type="simple" xlink:href="#__RefHeading__32779_803968142" text:style-name="Index_20_Link" text:visited-style-name="Index_20_Link">VIRTUALCHANNELTYPE</text:a><text:tab/>39</text:p>
          <text:p text:style-name="P25"><text:a xlink:type="simple" xlink:href="#__RefHeading__32331_803968142" text:style-name="Index_20_Link" text:visited-style-name="Index_20_Link">LAYOUTWINDOWPOS</text:a><text:tab/>40</text:p>
          <text:p text:style-name="P25"><text:a xlink:type="simple" xlink:href="#__RefHeading__32343_803968142" text:style-name="Index_20_Link" text:visited-style-name="Index_20_Link">PLUGINSTATUS</text:a><text:tab/>41</text:p>
          <text:p text:style-name="P25"><text:a xlink:type="simple" xlink:href="#__RefHeading__32307_803968142" text:style-name="Index_20_Link" text:visited-style-name="Index_20_Link">NUMBERFORMAT</text:a><text:tab/>42</text:p>
          <text:p text:style-name="P25"><text:a xlink:type="simple" xlink:href="#__RefHeading__32757_803968142" text:style-name="Index_20_Link" text:visited-style-name="Index_20_Link">LOGTIMESTAMP</text:a><text:tab/>43</text:p>
          <text:p text:style-name="P25"><text:a xlink:type="simple" xlink:href="#__RefHeading__77140_329830452" text:style-name="Index_20_Link" text:visited-style-name="Index_20_Link">CAMCRANKOPTION</text:a><text:tab/>44</text:p>
          <text:p text:style-name="P25"><text:a xlink:type="simple" xlink:href="#__RefHeading__77142_329830452" text:style-name="Index_20_Link" text:visited-style-name="Index_20_Link">DELETEITEMOPTION</text:a><text:tab/>45</text:p>
          <text:p text:style-name="P25"><text:a xlink:type="simple" xlink:href="#__RefHeading__77144_329830452" text:style-name="Index_20_Link" text:visited-style-name="Index_20_Link">CANCHANNEL</text:a><text:tab/>46</text:p>
          <text:p text:style-name="P25"><text:a xlink:type="simple" xlink:href="#__RefHeading__77146_329830452" text:style-name="Index_20_Link" text:visited-style-name="Index_20_Link">TARGETINFO</text:a><text:tab/>47</text:p>
          <text:p text:style-name="P24"><text:a xlink:type="simple" xlink:href="#__RefHeading__425904_803968142" text:style-name="Index_20_Link" text:visited-style-name="Index_20_Link">Exported Functions</text:a><text:tab/>48</text:p>
          <text:p text:style-name="P25"><text:a xlink:type="simple" xlink:href="#__RefHeading__32339_803968142" text:style-name="Index_20_Link" text:visited-style-name="Index_20_Link">InitializeDockablePlugIn</text:a><text:tab/>48</text:p>
          <text:p text:style-name="P25"><text:a xlink:type="simple" xlink:href="#__RefHeading__32345_803968142" text:style-name="Index_20_Link" text:visited-style-name="Index_20_Link">InitializeDockablePlugInFinished</text:a><text:tab/>49</text:p>
          <text:p text:style-name="P25"><text:a xlink:type="simple" xlink:href="#__RefHeading__32341_803968142" text:style-name="Index_20_Link" text:visited-style-name="Index_20_Link">GetPlugInMenuString</text:a><text:tab/>50</text:p>
          <text:p text:style-name="P25"><text:a xlink:type="simple" xlink:href="#__RefHeading__32347_803968142" text:style-name="Index_20_Link" text:visited-style-name="Index_20_Link">MenuClicked</text:a><text:tab/>50</text:p>
          <text:p text:style-name="P25"><text:a xlink:type="simple" xlink:href="#__RefHeading__32349_803968142" text:style-name="Index_20_Link" text:visited-style-name="Index_20_Link">GetPlugInName</text:a><text:tab/>51</text:p>
          <text:p text:style-name="P25"><text:a xlink:type="simple" xlink:href="#__RefHeading__32351_803968142" text:style-name="Index_20_Link" text:visited-style-name="Index_20_Link">TargetConnected</text:a><text:tab/>51</text:p>
          <text:p text:style-name="P25"><text:a xlink:type="simple" xlink:href="#__RefHeading__32353_803968142" text:style-name="Index_20_Link" text:visited-style-name="Index_20_Link">TargetDisconnected</text:a><text:tab/>52</text:p>
          <text:p text:style-name="P25"><text:a xlink:type="simple" xlink:href="#__RefHeading__32355_803968142" text:style-name="Index_20_Link" text:visited-style-name="Index_20_Link">HostReady</text:a><text:tab/>52</text:p>
          <text:p text:style-name="P25"><text:a xlink:type="simple" xlink:href="#__RefHeading__426616_803968142" text:style-name="Index_20_Link" text:visited-style-name="Index_20_Link">UpgradeHook</text:a><text:tab/>52</text:p>
          <text:p text:style-name="P25"><text:soft-page-break/><text:a xlink:type="simple" xlink:href="#__RefHeading__191973_803968142" text:style-name="Index_20_Link" text:visited-style-name="Index_20_Link">SupportedControls</text:a><text:tab/>53</text:p>
          <text:p text:style-name="P25"><text:a xlink:type="simple" xlink:href="#__RefHeading__426618_803968142" text:style-name="Index_20_Link" text:visited-style-name="Index_20_Link">SavableWindows</text:a><text:tab/>54</text:p>
          <text:p text:style-name="P25"><text:a xlink:type="simple" xlink:href="#__RefHeading__426620_803968142" text:style-name="Index_20_Link" text:visited-style-name="Index_20_Link">LayoutControls</text:a><text:tab/>55</text:p>
          <text:p text:style-name="P24"><text:a xlink:type="simple" xlink:href="#__RefHeading__426506_803968142" text:style-name="Index_20_Link" text:visited-style-name="Index_20_Link">UpgradeHook Structures</text:a><text:tab/>56</text:p>
          <text:p text:style-name="P25"><text:a xlink:type="simple" xlink:href="#__RefHeading__426622_803968142" text:style-name="Index_20_Link" text:visited-style-name="Index_20_Link">BeforeUpgradeOptions</text:a><text:tab/>56</text:p>
          <text:p text:style-name="P25"><text:a xlink:type="simple" xlink:href="#__RefHeading__426624_803968142" text:style-name="Index_20_Link" text:visited-style-name="Index_20_Link">AfterUpgradeOptions</text:a><text:tab/>56</text:p>
          <text:p text:style-name="P25"><text:a xlink:type="simple" xlink:href="#__RefHeading__426626_803968142" text:style-name="Index_20_Link" text:visited-style-name="Index_20_Link">BeforeImportOptions</text:a><text:tab/>56</text:p>
          <text:p text:style-name="P25"><text:a xlink:type="simple" xlink:href="#__RefHeading__426628_803968142" text:style-name="Index_20_Link" text:visited-style-name="Index_20_Link">AfterImportOptions</text:a><text:tab/>57</text:p>
          <text:p text:style-name="P24"><text:a xlink:type="simple" xlink:href="#__RefHeading__426508_803968142" text:style-name="Index_20_Link" text:visited-style-name="Index_20_Link">Required Structures</text:a><text:tab/>58</text:p>
          <text:p text:style-name="P25"><text:a xlink:type="simple" xlink:href="#__RefHeading__61994_803968142" text:style-name="Index_20_Link" text:visited-style-name="Index_20_Link">MSG</text:a><text:tab/>58</text:p>
          <text:p text:style-name="P25"><text:a xlink:type="simple" xlink:href="#__RefHeading__33757_803968142" text:style-name="Index_20_Link" text:visited-style-name="Index_20_Link">RECT</text:a><text:tab/>58</text:p>
          <text:p text:style-name="P25"><text:a xlink:type="simple" xlink:href="#__RefHeading__32033_803968142" text:style-name="Index_20_Link" text:visited-style-name="Index_20_Link">ELString</text:a><text:tab/>58</text:p>
          <text:p text:style-name="P25"><text:a xlink:type="simple" xlink:href="#__RefHeading__32035_803968142" text:style-name="Index_20_Link" text:visited-style-name="Index_20_Link">ELStringArray</text:a><text:tab/>59</text:p>
          <text:p text:style-name="P25"><text:a xlink:type="simple" xlink:href="#__RefHeading__32075_803968142" text:style-name="Index_20_Link" text:visited-style-name="Index_20_Link">ELArray</text:a><text:tab/>59</text:p>
          <text:p text:style-name="P25"><text:a xlink:type="simple" xlink:href="#__RefHeading__96246_803968142" text:style-name="Index_20_Link" text:visited-style-name="Index_20_Link">ELLogInfo</text:a><text:tab/>60</text:p>
          <text:p text:style-name="P25"><text:a xlink:type="simple" xlink:href="#__RefHeading__32077_803968142" text:style-name="Index_20_Link" text:visited-style-name="Index_20_Link">ELColorTriple</text:a><text:tab/>60</text:p>
          <text:p text:style-name="P25"><text:a xlink:type="simple" xlink:href="#__RefHeading__32311_803968142" text:style-name="Index_20_Link" text:visited-style-name="Index_20_Link">ELThemeColors</text:a><text:tab/>61</text:p>
          <text:p text:style-name="P25"><text:a xlink:type="simple" xlink:href="#__RefHeading__32079_803968142" text:style-name="Index_20_Link" text:visited-style-name="Index_20_Link">ELColorGradient</text:a><text:tab/>62</text:p>
          <text:p text:style-name="P25"><text:a xlink:type="simple" xlink:href="#__RefHeading__32081_803968142" text:style-name="Index_20_Link" text:visited-style-name="Index_20_Link">ELNumberFormat</text:a><text:tab/>62</text:p>
          <text:p text:style-name="P25"><text:a xlink:type="simple" xlink:href="#__RefHeading__32083_803968142" text:style-name="Index_20_Link" text:visited-style-name="Index_20_Link">ELCellInfo</text:a><text:tab/>63</text:p>
          <text:p text:style-name="P25"><text:a xlink:type="simple" xlink:href="#__RefHeading__32313_803968142" text:style-name="Index_20_Link" text:visited-style-name="Index_20_Link">ELChannelFormattingInfo</text:a><text:tab/>63</text:p>
          <text:p text:style-name="P25"><text:a xlink:type="simple" xlink:href="#__RefHeading__32317_803968142" text:style-name="Index_20_Link" text:visited-style-name="Index_20_Link">ELChannelCommonInfo</text:a><text:tab/>64</text:p>
          <text:p text:style-name="P25"><text:a xlink:type="simple" xlink:href="#__RefHeading__32319_803968142" text:style-name="Index_20_Link" text:visited-style-name="Index_20_Link">ELChannelLogData</text:a><text:tab/>65</text:p>
          <text:p text:style-name="P25"><text:a xlink:type="simple" xlink:href="#__RefHeading__32315_803968142" text:style-name="Index_20_Link" text:visited-style-name="Index_20_Link">ELChannelInfo</text:a><text:tab/>65</text:p>
          <text:p text:style-name="P25"><text:a xlink:type="simple" xlink:href="#__RefHeading__96248_803968142" text:style-name="Index_20_Link" text:visited-style-name="Index_20_Link">EL3DData</text:a><text:tab/>66</text:p>
          <text:p text:style-name="P25"><text:a xlink:type="simple" xlink:href="#__RefHeading__33721_803968142" text:style-name="Index_20_Link" text:visited-style-name="Index_20_Link">ELHostInfo</text:a><text:tab/>67</text:p>
          <text:p text:style-name="P25"><text:a xlink:type="simple" xlink:href="#__RefHeading__32329_803968142" text:style-name="Index_20_Link" text:visited-style-name="Index_20_Link">ELVersions</text:a><text:tab/>68</text:p>
          <text:p text:style-name="P25"><text:a xlink:type="simple" xlink:href="#__RefHeading__32357_803968142" text:style-name="Index_20_Link" text:visited-style-name="Index_20_Link">ELChannelSelectInfo</text:a><text:tab/>69</text:p>
          <text:p text:style-name="P25"><text:a xlink:type="simple" xlink:href="#__RefHeading__40916_803968142" text:style-name="Index_20_Link" text:visited-style-name="Index_20_Link">ELTargetVersion</text:a><text:tab/>69</text:p>
          <text:p text:style-name="P25"><text:a xlink:type="simple" xlink:href="#__RefHeading__32337_803968142" text:style-name="Index_20_Link" text:visited-style-name="Index_20_Link">ELControlInfo</text:a><text:tab/>70</text:p>
          <text:p text:style-name="P25"><text:a xlink:type="simple" xlink:href="#__RefHeading__32045_803968142" text:style-name="Index_20_Link" text:visited-style-name="Index_20_Link">ELWindowInfo</text:a><text:tab/>70</text:p>
          <text:p text:style-name="P25"><text:a xlink:type="simple" xlink:href="#__RefHeading__32335_803968142" text:style-name="Index_20_Link" text:visited-style-name="Index_20_Link">ELLayoutInfo</text:a><text:tab/>70</text:p>
          <text:p text:style-name="P24"><text:a xlink:type="simple" xlink:href="#__RefHeading__426510_803968142" text:style-name="Index_20_Link" text:visited-style-name="Index_20_Link">Supported Interfaces</text:a><text:tab/>72</text:p>
          <text:p text:style-name="P25"><text:a xlink:type="simple" xlink:href="#__RefHeading__32037_803968142" text:style-name="Index_20_Link" text:visited-style-name="Index_20_Link">ELGenericFunctionTable</text:a><text:tab/>72</text:p>
          <text:p text:style-name="P36"><text:a xlink:type="simple" xlink:href="#__RefHeading__32001_803968142" text:style-name="Index_20_Link" text:visited-style-name="Index_20_Link">AllocateString</text:a><text:tab/>72</text:p>
          <text:p text:style-name="P36"><text:a xlink:type="simple" xlink:href="#__RefHeading__32041_803968142" text:style-name="Index_20_Link" text:visited-style-name="Index_20_Link">CopyString</text:a><text:tab/>73</text:p>
          <text:p text:style-name="P36"><text:a xlink:type="simple" xlink:href="#__RefHeading__32039_803968142" text:style-name="Index_20_Link" text:visited-style-name="Index_20_Link">SetString</text:a><text:tab/>74</text:p>
          <text:p text:style-name="P36"><text:a xlink:type="simple" xlink:href="#__RefHeading__32005_803968142" text:style-name="Index_20_Link" text:visited-style-name="Index_20_Link">CompareString</text:a><text:tab/>75</text:p>
          <text:p text:style-name="P36"><text:a xlink:type="simple" xlink:href="#__RefHeading__32003_803968142" text:style-name="Index_20_Link" text:visited-style-name="Index_20_Link">FreeString</text:a><text:tab/>76</text:p>
          <text:p text:style-name="P36"><text:a xlink:type="simple" xlink:href="#__RefHeading__32047_803968142" text:style-name="Index_20_Link" text:visited-style-name="Index_20_Link">AllocateStringArray</text:a><text:tab/>76</text:p>
          <text:p text:style-name="P36"><text:a xlink:type="simple" xlink:href="#__RefHeading__32049_803968142" text:style-name="Index_20_Link" text:visited-style-name="Index_20_Link">ResizeStringArray</text:a><text:tab/>77</text:p>
          <text:p text:style-name="P36"><text:a xlink:type="simple" xlink:href="#__RefHeading__32051_803968142" text:style-name="Index_20_Link" text:visited-style-name="Index_20_Link">FreeStringArray</text:a><text:tab/>77</text:p>
          <text:p text:style-name="P36"><text:a xlink:type="simple" xlink:href="#__RefHeading__32053_803968142" text:style-name="Index_20_Link" text:visited-style-name="Index_20_Link">AllocateCellInfo</text:a><text:tab/>77</text:p>
          <text:p text:style-name="P36"><text:a xlink:type="simple" xlink:href="#__RefHeading__32055_803968142" text:style-name="Index_20_Link" text:visited-style-name="Index_20_Link">CopyCellInfo</text:a><text:tab/>78</text:p>
          <text:p text:style-name="P36"><text:a xlink:type="simple" xlink:href="#__RefHeading__32043_803968142" text:style-name="Index_20_Link" text:visited-style-name="Index_20_Link">SetCellInfo</text:a><text:tab/>78</text:p>
          <text:p text:style-name="P36"><text:soft-page-break/><text:a xlink:type="simple" xlink:href="#__RefHeading__32057_803968142" text:style-name="Index_20_Link" text:visited-style-name="Index_20_Link">FreeCellInfo</text:a><text:tab/>78</text:p>
          <text:p text:style-name="P36"><text:a xlink:type="simple" xlink:href="#__RefHeading__32059_803968142" text:style-name="Index_20_Link" text:visited-style-name="Index_20_Link">Print</text:a><text:tab/>78</text:p>
          <text:p text:style-name="P36"><text:a xlink:type="simple" xlink:href="#__RefHeading__32061_803968142" text:style-name="Index_20_Link" text:visited-style-name="Index_20_Link">Scan</text:a><text:tab/>79</text:p>
          <text:p text:style-name="P36"><text:a xlink:type="simple" xlink:href="#__RefHeading__32063_803968142" text:style-name="Index_20_Link" text:visited-style-name="Index_20_Link">ColorAt</text:a><text:tab/>79</text:p>
          <text:p text:style-name="P36"><text:a xlink:type="simple" xlink:href="#__RefHeading__32065_803968142" text:style-name="Index_20_Link" text:visited-style-name="Index_20_Link">AllocateArray</text:a><text:tab/>80</text:p>
          <text:p text:style-name="P36"><text:a xlink:type="simple" xlink:href="#__RefHeading__32067_803968142" text:style-name="Index_20_Link" text:visited-style-name="Index_20_Link">ResizeArray</text:a><text:tab/>80</text:p>
          <text:p text:style-name="P36"><text:a xlink:type="simple" xlink:href="#__RefHeading__32069_803968142" text:style-name="Index_20_Link" text:visited-style-name="Index_20_Link">FreeArray</text:a><text:tab/>80</text:p>
          <text:p text:style-name="P36"><text:a xlink:type="simple" xlink:href="#__RefHeading__32071_803968142" text:style-name="Index_20_Link" text:visited-style-name="Index_20_Link">RegisterHook</text:a><text:tab/>80</text:p>
          <text:p text:style-name="P36"><text:a xlink:type="simple" xlink:href="#__RefHeading__32073_803968142" text:style-name="Index_20_Link" text:visited-style-name="Index_20_Link">UnregisterHook</text:a><text:tab/>80</text:p>
          <text:p text:style-name="P25"><text:a xlink:type="simple" xlink:href="#__RefHeading__33755_803968142" text:style-name="Index_20_Link" text:visited-style-name="Index_20_Link">ELWindow</text:a><text:tab/>81</text:p>
          <text:p text:style-name="P36"><text:a xlink:type="simple" xlink:href="#__RefHeading__33725_803968142" text:style-name="Index_20_Link" text:visited-style-name="Index_20_Link">Host</text:a><text:tab/>81</text:p>
          <text:p text:style-name="P36"><text:a xlink:type="simple" xlink:href="#__RefHeading__33727_803968142" text:style-name="Index_20_Link" text:visited-style-name="Index_20_Link">Type</text:a><text:tab/>81</text:p>
          <text:p text:style-name="P36"><text:a xlink:type="simple" xlink:href="#__RefHeading__33729_803968142" text:style-name="Index_20_Link" text:visited-style-name="Index_20_Link">Destroy</text:a><text:tab/>82</text:p>
          <text:p text:style-name="P36"><text:a xlink:type="simple" xlink:href="#__RefHeading__33731_803968142" text:style-name="Index_20_Link" text:visited-style-name="Index_20_Link">GetHWND</text:a><text:tab/>82</text:p>
          <text:p text:style-name="P36"><text:a xlink:type="simple" xlink:href="#__RefHeading__33733_803968142" text:style-name="Index_20_Link" text:visited-style-name="Index_20_Link">CanResize</text:a><text:tab/>82</text:p>
          <text:p text:style-name="P36"><text:a xlink:type="simple" xlink:href="#__RefHeading__33735_803968142" text:style-name="Index_20_Link" text:visited-style-name="Index_20_Link">IsSavable</text:a><text:tab/>83</text:p>
          <text:p text:style-name="P36"><text:a xlink:type="simple" xlink:href="#__RefHeading__33737_803968142" text:style-name="Index_20_Link" text:visited-style-name="Index_20_Link">BeginModal</text:a><text:tab/>83</text:p>
          <text:p text:style-name="P36"><text:a xlink:type="simple" xlink:href="#__RefHeading__33739_803968142" text:style-name="Index_20_Link" text:visited-style-name="Index_20_Link">EndModal</text:a><text:tab/>83</text:p>
          <text:p text:style-name="P36"><text:a xlink:type="simple" xlink:href="#__RefHeading__33741_803968142" text:style-name="Index_20_Link" text:visited-style-name="Index_20_Link">TypeName</text:a><text:tab/>83</text:p>
          <text:p text:style-name="P36"><text:a xlink:type="simple" xlink:href="#__RefHeading__33743_803968142" text:style-name="Index_20_Link" text:visited-style-name="Index_20_Link">LoadSettingsFromString</text:a><text:tab/>84</text:p>
          <text:p text:style-name="P36"><text:a xlink:type="simple" xlink:href="#__RefHeading__33745_803968142" text:style-name="Index_20_Link" text:visited-style-name="Index_20_Link">SaveSettingsToString</text:a><text:tab/>84</text:p>
          <text:p text:style-name="P36"><text:a xlink:type="simple" xlink:href="#__RefHeading__33747_803968142" text:style-name="Index_20_Link" text:visited-style-name="Index_20_Link">GetStrings</text:a><text:tab/>84</text:p>
          <text:p text:style-name="P36"><text:a xlink:type="simple" xlink:href="#__RefHeading__33749_803968142" text:style-name="Index_20_Link" text:visited-style-name="Index_20_Link">SetStrings</text:a><text:tab/>85</text:p>
          <text:p text:style-name="P36"><text:a xlink:type="simple" xlink:href="#__RefHeading__33751_803968142" text:style-name="Index_20_Link" text:visited-style-name="Index_20_Link">ThemeChanged</text:a><text:tab/>86</text:p>
          <text:p text:style-name="P36"><text:a xlink:type="simple" xlink:href="#__RefHeading__33753_803968142" text:style-name="Index_20_Link" text:visited-style-name="Index_20_Link">HostStateChanged</text:a><text:tab/>86</text:p>
          <text:p text:style-name="P36"><text:a xlink:type="simple" xlink:href="#__RefHeading__33723_803968142" text:style-name="Index_20_Link" text:visited-style-name="Index_20_Link">ApplicationOptionsChanged</text:a><text:tab/>87</text:p>
          <text:p text:style-name="P25"><text:a xlink:type="simple" xlink:href="#__RefHeading__35564_803968142" text:style-name="Index_20_Link" text:visited-style-name="Index_20_Link">ELControlWindow</text:a><text:tab/>88</text:p>
          <text:p text:style-name="P36"><text:a xlink:type="simple" xlink:href="#__RefHeading__35558_803968142" text:style-name="Index_20_Link" text:visited-style-name="Index_20_Link">Control</text:a><text:tab/>88</text:p>
          <text:p text:style-name="P36"><text:a xlink:type="simple" xlink:href="#__RefHeading__35560_803968142" text:style-name="Index_20_Link" text:visited-style-name="Index_20_Link">DestroyHWND</text:a><text:tab/>88</text:p>
          <text:p text:style-name="P36"><text:a xlink:type="simple" xlink:href="#__RefHeading__35562_803968142" text:style-name="Index_20_Link" text:visited-style-name="Index_20_Link">CreateHWND</text:a><text:tab/>88</text:p>
          <text:p text:style-name="P25"><text:a xlink:type="simple" xlink:href="#__RefHeading__36214_803968142" text:style-name="Index_20_Link" text:visited-style-name="Index_20_Link">ELLayoutWindow</text:a><text:tab/>90</text:p>
          <text:p text:style-name="P36"><text:a xlink:type="simple" xlink:href="#__RefHeading__55224_803968142" text:style-name="Index_20_Link" text:visited-style-name="Index_20_Link">LayoutManager</text:a><text:tab/>90</text:p>
          <text:p text:style-name="P36"><text:a xlink:type="simple" xlink:href="#__RefHeading__55220_803968142" text:style-name="Index_20_Link" text:visited-style-name="Index_20_Link">Shrink</text:a><text:tab/>90</text:p>
          <text:p text:style-name="P36"><text:a xlink:type="simple" xlink:href="#__RefHeading__55222_803968142" text:style-name="Index_20_Link" text:visited-style-name="Index_20_Link">Expand</text:a><text:tab/>91</text:p>
          <text:p text:style-name="P25"><text:a xlink:type="simple" xlink:href="#__RefHeading__36879_803968142" text:style-name="Index_20_Link" text:visited-style-name="Index_20_Link">ELChannelGroup</text:a><text:tab/>92</text:p>
          <text:p text:style-name="P36"><text:a xlink:type="simple" xlink:href="#__RefHeading__37553_803968142" text:style-name="Index_20_Link" text:visited-style-name="Index_20_Link">Update</text:a><text:tab/>92</text:p>
          <text:p text:style-name="P36"><text:a xlink:type="simple" xlink:href="#__RefHeading__37557_803968142" text:style-name="Index_20_Link" text:visited-style-name="Index_20_Link">AddChannel</text:a><text:tab/>93</text:p>
          <text:p text:style-name="P36"><text:a xlink:type="simple" xlink:href="#__RefHeading__37559_803968142" text:style-name="Index_20_Link" text:visited-style-name="Index_20_Link">RemoveChannel</text:a><text:tab/>93</text:p>
          <text:p text:style-name="P36"><text:a xlink:type="simple" xlink:href="#__RefHeading__37561_803968142" text:style-name="Index_20_Link" text:visited-style-name="Index_20_Link">ChannelCount</text:a><text:tab/>94</text:p>
          <text:p text:style-name="P36"><text:a xlink:type="simple" xlink:href="#__RefHeading__37563_803968142" text:style-name="Index_20_Link" text:visited-style-name="Index_20_Link">Channel</text:a><text:tab/>94</text:p>
          <text:p text:style-name="P36"><text:a xlink:type="simple" xlink:href="#__RefHeading__37565_803968142" text:style-name="Index_20_Link" text:visited-style-name="Index_20_Link">ChannelIndex</text:a><text:tab/>94</text:p>
          <text:p text:style-name="P36"><text:a xlink:type="simple" xlink:href="#__RefHeading__37567_803968142" text:style-name="Index_20_Link" text:visited-style-name="Index_20_Link">ChannelsChanged</text:a><text:tab/>94</text:p>
          <text:p text:style-name="P36"><text:a xlink:type="simple" xlink:href="#__RefHeading__37569_803968142" text:style-name="Index_20_Link" text:visited-style-name="Index_20_Link">ChannelModified</text:a><text:tab/>95</text:p>
          <text:p text:style-name="P36"><text:a xlink:type="simple" xlink:href="#__RefHeading__55218_803968142" text:style-name="Index_20_Link" text:visited-style-name="Index_20_Link">Info</text:a><text:tab/>96</text:p>
          <text:p text:style-name="P25"><text:a xlink:type="simple" xlink:href="#__RefHeading__38347_803968142" text:style-name="Index_20_Link" text:visited-style-name="Index_20_Link">ELControl</text:a><text:tab/>97</text:p>
          <text:p text:style-name="P36"><text:soft-page-break/><text:a xlink:type="simple" xlink:href="#__RefHeading__292327_803968142" text:style-name="Index_20_Link" text:visited-style-name="Index_20_Link">Window</text:a><text:tab/>97</text:p>
          <text:p text:style-name="P36"><text:a xlink:type="simple" xlink:href="#__RefHeading__53616_803968142" text:style-name="Index_20_Link" text:visited-style-name="Index_20_Link">Render</text:a><text:tab/>97</text:p>
          <text:p text:style-name="P36"><text:a xlink:type="simple" xlink:href="#__RefHeading__53622_803968142" text:style-name="Index_20_Link" text:visited-style-name="Index_20_Link">SysMenuSupport</text:a><text:tab/>98</text:p>
          <text:p text:style-name="P36"><text:a xlink:type="simple" xlink:href="#__RefHeading__177319_803968142" text:style-name="Index_20_Link" text:visited-style-name="Index_20_Link">ActiveChannel</text:a><text:tab/>98</text:p>
          <text:p text:style-name="P36"><text:a xlink:type="simple" xlink:href="#__RefHeading__471229_803968142" text:style-name="Index_20_Link" text:visited-style-name="Index_20_Link">UserMathExpression</text:a><text:tab/>99</text:p>
          <text:p text:style-name="P36"><text:a xlink:type="simple" xlink:href="#__RefHeading__471231_803968142" text:style-name="Index_20_Link" text:visited-style-name="Index_20_Link">ShowSelectChannelDlg</text:a><text:tab/>99</text:p>
          <text:p text:style-name="P36"><text:a xlink:type="simple" xlink:href="#__RefHeading__53620_803968142" text:style-name="Index_20_Link" text:visited-style-name="Index_20_Link">ShowPropertiesDlg</text:a><text:tab/>100</text:p>
          <text:p text:style-name="P25"><text:a xlink:type="simple" xlink:href="#__RefHeading__94853_329830452" text:style-name="Index_20_Link" text:visited-style-name="Index_20_Link">ELGenericBuffer</text:a><text:tab/>101</text:p>
          <text:p text:style-name="P36"><text:a xlink:type="simple" xlink:href="#__RefHeading__94858_329830452" text:style-name="Index_20_Link" text:visited-style-name="Index_20_Link">NewData</text:a><text:tab/>101</text:p>
          <text:p text:style-name="P25"><text:a xlink:type="simple" xlink:href="#__RefHeading__112620_329830452" text:style-name="Index_20_Link" text:visited-style-name="Index_20_Link">ELPasswordControl</text:a><text:tab/>102</text:p>
          <text:p text:style-name="P36"><text:a xlink:type="simple" xlink:href="#__RefHeading__112625_329830452" text:style-name="Index_20_Link" text:visited-style-name="Index_20_Link">InterfaceVersion</text:a><text:tab/>102</text:p>
          <text:p text:style-name="P36"><text:a xlink:type="simple" xlink:href="#__RefHeading__112627_329830452" text:style-name="Index_20_Link" text:visited-style-name="Index_20_Link">Unlock</text:a><text:tab/>102</text:p>
          <text:p text:style-name="P36"><text:a xlink:type="simple" xlink:href="#__RefHeading__112629_329830452" text:style-name="Index_20_Link" text:visited-style-name="Index_20_Link">Lock</text:a><text:tab/>102</text:p>
          <text:p text:style-name="P36"><text:a xlink:type="simple" xlink:href="#__RefHeading__112631_329830452" text:style-name="Index_20_Link" text:visited-style-name="Index_20_Link">IsLocked</text:a><text:tab/>103</text:p>
          <text:p text:style-name="P36"><text:a xlink:type="simple" xlink:href="#__RefHeading__112633_329830452" text:style-name="Index_20_Link" text:visited-style-name="Index_20_Link">Clear</text:a><text:tab/>103</text:p>
          <text:p text:style-name="P25"><text:a xlink:type="simple" xlink:href="#__RefHeading__117621_329830452" text:style-name="Index_20_Link" text:visited-style-name="Index_20_Link">ELCANSniffer</text:a><text:tab/>104</text:p>
          <text:p text:style-name="P36"><text:a xlink:type="simple" xlink:href="#__RefHeading__117624_329830452" text:style-name="Index_20_Link" text:visited-style-name="Index_20_Link">InterfaceVersion</text:a><text:tab/>104</text:p>
          <text:p text:style-name="P36"><text:a xlink:type="simple" xlink:href="#__RefHeading__117626_329830452" text:style-name="Index_20_Link" text:visited-style-name="Index_20_Link">ElementSize</text:a><text:tab/>104</text:p>
          <text:p text:style-name="P36"><text:a xlink:type="simple" xlink:href="#__RefHeading__117628_329830452" text:style-name="Index_20_Link" text:visited-style-name="Index_20_Link">RegisterBuffer</text:a><text:tab/>104</text:p>
          <text:p text:style-name="P36"><text:a xlink:type="simple" xlink:href="#__RefHeading__117630_329830452" text:style-name="Index_20_Link" text:visited-style-name="Index_20_Link">UnregisterBuffer</text:a><text:tab/>104</text:p>
          <text:p text:style-name="P36"><text:a xlink:type="simple" xlink:href="#__RefHeading__117632_329830452" text:style-name="Index_20_Link" text:visited-style-name="Index_20_Link">SwapEndian</text:a><text:tab/>105</text:p>
          <text:p text:style-name="P25"><text:a xlink:type="simple" xlink:href="#__RefHeading__234101_329830452" text:style-name="Index_20_Link" text:visited-style-name="Index_20_Link">ELGenericInfo</text:a><text:tab/>106</text:p>
          <text:p text:style-name="P36"><text:a xlink:type="simple" xlink:href="#__RefHeading__239942_329830452" text:style-name="Index_20_Link" text:visited-style-name="Index_20_Link">InterfaceVersion</text:a><text:tab/>106</text:p>
          <text:p text:style-name="P36"><text:a xlink:type="simple" xlink:href="#__RefHeading__239944_329830452" text:style-name="Index_20_Link" text:visited-style-name="Index_20_Link">Value</text:a><text:tab/>106</text:p>
          <text:p text:style-name="P36"><text:a xlink:type="simple" xlink:href="#__RefHeading__239946_329830452" text:style-name="Index_20_Link" text:visited-style-name="Index_20_Link">Name</text:a><text:tab/>106</text:p>
          <text:p text:style-name="P36"><text:a xlink:type="simple" xlink:href="#__RefHeading__239948_329830452" text:style-name="Index_20_Link" text:visited-style-name="Index_20_Link">InputRange</text:a><text:tab/>106</text:p>
          <text:p text:style-name="P25"><text:a xlink:type="simple" xlink:href="#__RefHeading__263476_329830452" text:style-name="Index_20_Link" text:visited-style-name="Index_20_Link">ELCamCrankInfo</text:a><text:tab/>107</text:p>
          <text:p text:style-name="P36"><text:a xlink:type="simple" xlink:href="#__RefHeading__263479_329830452" text:style-name="Index_20_Link" text:visited-style-name="Index_20_Link">InterfaceVersion</text:a><text:tab/>107</text:p>
          <text:p text:style-name="P36"><text:a xlink:type="simple" xlink:href="#__RefHeading__263481_329830452" text:style-name="Index_20_Link" text:visited-style-name="Index_20_Link">NumberOfTeeth</text:a><text:tab/>107</text:p>
          <text:p text:style-name="P36"><text:a xlink:type="simple" xlink:href="#__RefHeading__263483_329830452" text:style-name="Index_20_Link" text:visited-style-name="Index_20_Link">Option</text:a><text:tab/>107</text:p>
          <text:p text:style-name="P25"><text:a xlink:type="simple" xlink:href="#__RefHeading__234107_329830452" text:style-name="Index_20_Link" text:visited-style-name="Index_20_Link">ELTimingType</text:a><text:tab/>108</text:p>
          <text:p text:style-name="P36"><text:a xlink:type="simple" xlink:href="#__RefHeading__275361_329830452" text:style-name="Index_20_Link" text:visited-style-name="Index_20_Link">CrankInfo</text:a><text:tab/>108</text:p>
          <text:p text:style-name="P36"><text:a xlink:type="simple" xlink:href="#__RefHeading__275363_329830452" text:style-name="Index_20_Link" text:visited-style-name="Index_20_Link">CamInfo</text:a><text:tab/>108</text:p>
          <text:p text:style-name="P36"><text:a xlink:type="simple" xlink:href="#__RefHeading__275365_329830452" text:style-name="Index_20_Link" text:visited-style-name="Index_20_Link">NumberOfCams</text:a><text:tab/>108</text:p>
          <text:p text:style-name="P25"><text:a xlink:type="simple" xlink:href="#__RefHeading__269421_329830452" text:style-name="Index_20_Link" text:visited-style-name="Index_20_Link">ELCPUPinMode</text:a><text:tab/>109</text:p>
          <text:p text:style-name="P36"><text:a xlink:type="simple" xlink:href="#__RefHeading__281342_329830452" text:style-name="Index_20_Link" text:visited-style-name="Index_20_Link">NumberOfLocals</text:a><text:tab/>109</text:p>
          <text:p text:style-name="P25"><text:a xlink:type="simple" xlink:href="#__RefHeading__269423_329830452" text:style-name="Index_20_Link" text:visited-style-name="Index_20_Link">ELMathToken</text:a><text:tab/>110</text:p>
          <text:p text:style-name="P36"><text:a xlink:type="simple" xlink:href="#__RefHeading__293319_329830452" text:style-name="Index_20_Link" text:visited-style-name="Index_20_Link">StackUse</text:a><text:tab/>110</text:p>
          <text:p text:style-name="P36"><text:a xlink:type="simple" xlink:href="#__RefHeading__293321_329830452" text:style-name="Index_20_Link" text:visited-style-name="Index_20_Link">NumberOfChildren</text:a><text:tab/>110</text:p>
          <text:p text:style-name="P36"><text:a xlink:type="simple" xlink:href="#__RefHeading__293323_329830452" text:style-name="Index_20_Link" text:visited-style-name="Index_20_Link">Duplicate</text:a><text:tab/>110</text:p>
          <text:p text:style-name="P25"><text:a xlink:type="simple" xlink:href="#__RefHeading__234103_329830452" text:style-name="Index_20_Link" text:visited-style-name="Index_20_Link">ELGenericInfoList</text:a><text:tab/>111</text:p>
          <text:p text:style-name="P36"><text:a xlink:type="simple" xlink:href="#__RefHeading__251681_329830452" text:style-name="Index_20_Link" text:visited-style-name="Index_20_Link">InterfaceVersion</text:a><text:tab/>111</text:p>
          <text:p text:style-name="P36"><text:a xlink:type="simple" xlink:href="#__RefHeading__251683_329830452" text:style-name="Index_20_Link" text:visited-style-name="Index_20_Link">Count</text:a><text:tab/>111</text:p>
          <text:p text:style-name="P36"><text:a xlink:type="simple" xlink:href="#__RefHeading__251685_329830452" text:style-name="Index_20_Link" text:visited-style-name="Index_20_Link">Info</text:a><text:tab/>111</text:p>
          <text:p text:style-name="P36"><text:a xlink:type="simple" xlink:href="#__RefHeading__251687_329830452" text:style-name="Index_20_Link" text:visited-style-name="Index_20_Link">InfoByValue</text:a><text:tab/>111</text:p>
          <text:p text:style-name="P36"><text:soft-page-break/><text:a xlink:type="simple" xlink:href="#__RefHeading__251689_329830452" text:style-name="Index_20_Link" text:visited-style-name="Index_20_Link">InfoByName</text:a><text:tab/>112</text:p>
          <text:p text:style-name="P25"><text:a xlink:type="simple" xlink:href="#__RefHeading__40907_803968142" text:style-name="Index_20_Link" text:visited-style-name="Index_20_Link">ELTarget</text:a><text:tab/>113</text:p>
          <text:p text:style-name="P36"><text:a xlink:type="simple" xlink:href="#__RefHeading__40879_803968142" text:style-name="Index_20_Link" text:visited-style-name="Index_20_Link">InterfaceVersion</text:a><text:tab/>113</text:p>
          <text:p text:style-name="P36"><text:a xlink:type="simple" xlink:href="#__RefHeading__40881_803968142" text:style-name="Index_20_Link" text:visited-style-name="Index_20_Link">IsFullTarget</text:a><text:tab/>113</text:p>
          <text:p text:style-name="P36"><text:a xlink:type="simple" xlink:href="#__RefHeading__40883_803968142" text:style-name="Index_20_Link" text:visited-style-name="Index_20_Link">GetVersion</text:a><text:tab/>114</text:p>
          <text:p text:style-name="P36"><text:a xlink:type="simple" xlink:href="#__RefHeading__40885_803968142" text:style-name="Index_20_Link" text:visited-style-name="Index_20_Link">GetName</text:a><text:tab/>115</text:p>
          <text:p text:style-name="P36"><text:a xlink:type="simple" xlink:href="#__RefHeading__40887_803968142" text:style-name="Index_20_Link" text:visited-style-name="Index_20_Link">GetModifiableItem</text:a><text:tab/>115</text:p>
          <text:p text:style-name="P36"><text:a xlink:type="simple" xlink:href="#__RefHeading__40889_803968142" text:style-name="Index_20_Link" text:visited-style-name="Index_20_Link">SetModifiableItem</text:a><text:tab/>115</text:p>
          <text:p text:style-name="P36"><text:a xlink:type="simple" xlink:href="#__RefHeading__40891_803968142" text:style-name="Index_20_Link" text:visited-style-name="Index_20_Link">GetHarnessPin</text:a><text:tab/>115</text:p>
          <text:p text:style-name="P36"><text:a xlink:type="simple" xlink:href="#__RefHeading__40893_803968142" text:style-name="Index_20_Link" text:visited-style-name="Index_20_Link">Commit</text:a><text:tab/>116</text:p>
          <text:p text:style-name="P36"><text:a xlink:type="simple" xlink:href="#__RefHeading__40895_803968142" text:style-name="Index_20_Link" text:visited-style-name="Index_20_Link">EAL_stop</text:a><text:tab/>116</text:p>
          <text:p text:style-name="P36"><text:a xlink:type="simple" xlink:href="#__RefHeading__40897_803968142" text:style-name="Index_20_Link" text:visited-style-name="Index_20_Link">EAL_start</text:a><text:tab/>116</text:p>
          <text:p text:style-name="P36"><text:a xlink:type="simple" xlink:href="#__RefHeading__40899_803968142" text:style-name="Index_20_Link" text:visited-style-name="Index_20_Link">Validate</text:a><text:tab/>116</text:p>
          <text:p text:style-name="P36"><text:a xlink:type="simple" xlink:href="#__RefHeading__40901_803968142" text:style-name="Index_20_Link" text:visited-style-name="Index_20_Link">GetNameFromChannel</text:a><text:tab/>116</text:p>
          <text:p text:style-name="P36"><text:a xlink:type="simple" xlink:href="#__RefHeading__40903_803968142" text:style-name="Index_20_Link" text:visited-style-name="Index_20_Link">GetChannelFromName</text:a><text:tab/>117</text:p>
          <text:p text:style-name="P36"><text:a xlink:type="simple" xlink:href="#__RefHeading__40905_803968142" text:style-name="Index_20_Link" text:visited-style-name="Index_20_Link">Connected</text:a><text:tab/>118</text:p>
          <text:p text:style-name="P36"><text:a xlink:type="simple" xlink:href="#__RefHeading__41808_329830452" text:style-name="Index_20_Link" text:visited-style-name="Index_20_Link">Password</text:a><text:tab/>119</text:p>
          <text:p text:style-name="P36"><text:a xlink:type="simple" xlink:href="#__RefHeading__299339_329830452" text:style-name="Index_20_Link" text:visited-style-name="Index_20_Link">CANSniffer</text:a><text:tab/>119</text:p>
          <text:p text:style-name="P36"><text:a xlink:type="simple" xlink:href="#__RefHeading__41812_329830452" text:style-name="Index_20_Link" text:visited-style-name="Index_20_Link">InfoList</text:a><text:tab/>120</text:p>
          <text:p text:style-name="P25"><text:a xlink:type="simple" xlink:href="#__RefHeading__40922_803968142" text:style-name="Index_20_Link" text:visited-style-name="Index_20_Link">ELConfiguration</text:a><text:tab/>121</text:p>
          <text:p text:style-name="P36"><text:a xlink:type="simple" xlink:href="#__RefHeading__40924_803968142" text:style-name="Index_20_Link" text:visited-style-name="Index_20_Link">ItemCount</text:a><text:tab/>121</text:p>
          <text:p text:style-name="P36"><text:a xlink:type="simple" xlink:href="#__RefHeading__40926_803968142" text:style-name="Index_20_Link" text:visited-style-name="Index_20_Link">Item</text:a><text:tab/>121</text:p>
          <text:p text:style-name="P25"><text:a xlink:type="simple" xlink:href="#__RefHeading__41900_803968142" text:style-name="Index_20_Link" text:visited-style-name="Index_20_Link">ELLayoutManager</text:a><text:tab/>123</text:p>
          <text:p text:style-name="P36"><text:a xlink:type="simple" xlink:href="#__RefHeading__41874_803968142" text:style-name="Index_20_Link" text:visited-style-name="Index_20_Link">PageAdded</text:a><text:tab/>123</text:p>
          <text:p text:style-name="P36"><text:a xlink:type="simple" xlink:href="#__RefHeading__41876_803968142" text:style-name="Index_20_Link" text:visited-style-name="Index_20_Link">PageRemoved</text:a><text:tab/>123</text:p>
          <text:p text:style-name="P36"><text:a xlink:type="simple" xlink:href="#__RefHeading__41878_803968142" text:style-name="Index_20_Link" text:visited-style-name="Index_20_Link">PageChanged</text:a><text:tab/>123</text:p>
          <text:p text:style-name="P36"><text:a xlink:type="simple" xlink:href="#__RefHeading__41880_803968142" text:style-name="Index_20_Link" text:visited-style-name="Index_20_Link">PageNameChanged</text:a><text:tab/>123</text:p>
          <text:p text:style-name="P36"><text:a xlink:type="simple" xlink:href="#__RefHeading__41882_803968142" text:style-name="Index_20_Link" text:visited-style-name="Index_20_Link">PageSwap</text:a><text:tab/>124</text:p>
          <text:p text:style-name="P36"><text:a xlink:type="simple" xlink:href="#__RefHeading__41884_803968142" text:style-name="Index_20_Link" text:visited-style-name="Index_20_Link">PageMoved</text:a><text:tab/>124</text:p>
          <text:p text:style-name="P36"><text:a xlink:type="simple" xlink:href="#__RefHeading__41886_803968142" text:style-name="Index_20_Link" text:visited-style-name="Index_20_Link">PageSaved</text:a><text:tab/>124</text:p>
          <text:p text:style-name="P36"><text:a xlink:type="simple" xlink:href="#__RefHeading__41888_803968142" text:style-name="Index_20_Link" text:visited-style-name="Index_20_Link">VisiblePageChanged</text:a><text:tab/>124</text:p>
          <text:p text:style-name="P36"><text:a xlink:type="simple" xlink:href="#__RefHeading__41890_803968142" text:style-name="Index_20_Link" text:visited-style-name="Index_20_Link">LayoutChanged</text:a><text:tab/>124</text:p>
          <text:p text:style-name="P36"><text:a xlink:type="simple" xlink:href="#__RefHeading__41892_803968142" text:style-name="Index_20_Link" text:visited-style-name="Index_20_Link">LayoutSaved</text:a><text:tab/>125</text:p>
          <text:p text:style-name="P25"><text:a xlink:type="simple" xlink:href="#__RefHeading__42880_803968142" text:style-name="Index_20_Link" text:visited-style-name="Index_20_Link">ELHook</text:a><text:tab/>126</text:p>
          <text:p text:style-name="P36"><text:a xlink:type="simple" xlink:href="#__RefHeading__42882_803968142" text:style-name="Index_20_Link" text:visited-style-name="Index_20_Link">BeforeCall</text:a><text:tab/>126</text:p>
          <text:p text:style-name="P36"><text:a xlink:type="simple" xlink:href="#__RefHeading__42884_803968142" text:style-name="Index_20_Link" text:visited-style-name="Index_20_Link">AfterCall</text:a><text:tab/>126</text:p>
          <text:p text:style-name="P25"><text:a xlink:type="simple" xlink:href="#__RefHeading__48198_803968142" text:style-name="Index_20_Link" text:visited-style-name="Index_20_Link">ELLayout</text:a><text:tab/>127</text:p>
          <text:p text:style-name="P36"><text:a xlink:type="simple" xlink:href="#__RefHeading__48128_803968142" text:style-name="Index_20_Link" text:visited-style-name="Index_20_Link">InterfaceVersion</text:a><text:tab/>127</text:p>
          <text:p text:style-name="P36"><text:a xlink:type="simple" xlink:href="#__RefHeading__48130_803968142" text:style-name="Index_20_Link" text:visited-style-name="Index_20_Link">Open</text:a><text:tab/>128</text:p>
          <text:p text:style-name="P36"><text:a xlink:type="simple" xlink:href="#__RefHeading__48132_803968142" text:style-name="Index_20_Link" text:visited-style-name="Index_20_Link">Append</text:a><text:tab/>128</text:p>
          <text:p text:style-name="P36"><text:a xlink:type="simple" xlink:href="#__RefHeading__48134_803968142" text:style-name="Index_20_Link" text:visited-style-name="Index_20_Link">Save</text:a><text:tab/>129</text:p>
          <text:p text:style-name="P36"><text:a xlink:type="simple" xlink:href="#__RefHeading__48136_803968142" text:style-name="Index_20_Link" text:visited-style-name="Index_20_Link">SavePages</text:a><text:tab/>130</text:p>
          <text:p text:style-name="P36"><text:a xlink:type="simple" xlink:href="#__RefHeading__48138_803968142" text:style-name="Index_20_Link" text:visited-style-name="Index_20_Link">EnterModalSection</text:a><text:tab/>130</text:p>
          <text:p text:style-name="P36"><text:a xlink:type="simple" xlink:href="#__RefHeading__48140_803968142" text:style-name="Index_20_Link" text:visited-style-name="Index_20_Link">LeaveModalSection</text:a><text:tab/>131</text:p>
          <text:p text:style-name="P36"><text:a xlink:type="simple" xlink:href="#__RefHeading__48142_803968142" text:style-name="Index_20_Link" text:visited-style-name="Index_20_Link">RegisterWindow</text:a><text:tab/>131</text:p>
          <text:p text:style-name="P36"><text:soft-page-break/><text:a xlink:type="simple" xlink:href="#__RefHeading__48144_803968142" text:style-name="Index_20_Link" text:visited-style-name="Index_20_Link">UnregisterWindow</text:a><text:tab/>132</text:p>
          <text:p text:style-name="P36"><text:a xlink:type="simple" xlink:href="#__RefHeading__48146_803968142" text:style-name="Index_20_Link" text:visited-style-name="Index_20_Link">PinWindow</text:a><text:tab/>132</text:p>
          <text:p text:style-name="P36"><text:a xlink:type="simple" xlink:href="#__RefHeading__48148_803968142" text:style-name="Index_20_Link" text:visited-style-name="Index_20_Link">WindowMoveStart</text:a><text:tab/>133</text:p>
          <text:p text:style-name="P36"><text:a xlink:type="simple" xlink:href="#__RefHeading__48150_803968142" text:style-name="Index_20_Link" text:visited-style-name="Index_20_Link">WindowMoving</text:a><text:tab/>133</text:p>
          <text:p text:style-name="P36"><text:a xlink:type="simple" xlink:href="#__RefHeading__48152_803968142" text:style-name="Index_20_Link" text:visited-style-name="Index_20_Link">WindowMoveEnd</text:a><text:tab/>134</text:p>
          <text:p text:style-name="P36"><text:a xlink:type="simple" xlink:href="#__RefHeading__48154_803968142" text:style-name="Index_20_Link" text:visited-style-name="Index_20_Link">WindowClosed</text:a><text:tab/>134</text:p>
          <text:p text:style-name="P36"><text:a xlink:type="simple" xlink:href="#__RefHeading__48156_803968142" text:style-name="Index_20_Link" text:visited-style-name="Index_20_Link">UpdateSystemMenu</text:a><text:tab/>135</text:p>
          <text:p text:style-name="P36"><text:a xlink:type="simple" xlink:href="#__RefHeading__48158_803968142" text:style-name="Index_20_Link" text:visited-style-name="Index_20_Link">RegisterControl</text:a><text:tab/>135</text:p>
          <text:p text:style-name="P36"><text:a xlink:type="simple" xlink:href="#__RefHeading__48160_803968142" text:style-name="Index_20_Link" text:visited-style-name="Index_20_Link">UnregisterControl</text:a><text:tab/>136</text:p>
          <text:p text:style-name="P36"><text:a xlink:type="simple" xlink:href="#__RefHeading__48162_803968142" text:style-name="Index_20_Link" text:visited-style-name="Index_20_Link">DuplicateControl</text:a><text:tab/>137</text:p>
          <text:p text:style-name="P36"><text:a xlink:type="simple" xlink:href="#__RefHeading__48164_803968142" text:style-name="Index_20_Link" text:visited-style-name="Index_20_Link">RegisterManager</text:a><text:tab/>137</text:p>
          <text:p text:style-name="P36"><text:a xlink:type="simple" xlink:href="#__RefHeading__48166_803968142" text:style-name="Index_20_Link" text:visited-style-name="Index_20_Link">UnregisterManager</text:a><text:tab/>138</text:p>
          <text:p text:style-name="P36"><text:a xlink:type="simple" xlink:href="#__RefHeading__48168_803968142" text:style-name="Index_20_Link" text:visited-style-name="Index_20_Link">Clear</text:a><text:tab/>138</text:p>
          <text:p text:style-name="P36"><text:a xlink:type="simple" xlink:href="#__RefHeading__48170_803968142" text:style-name="Index_20_Link" text:visited-style-name="Index_20_Link">PageCount</text:a><text:tab/>139</text:p>
          <text:p text:style-name="P36"><text:a xlink:type="simple" xlink:href="#__RefHeading__48172_803968142" text:style-name="Index_20_Link" text:visited-style-name="Index_20_Link">GetPageName</text:a><text:tab/>139</text:p>
          <text:p text:style-name="P36"><text:a xlink:type="simple" xlink:href="#__RefHeading__48174_803968142" text:style-name="Index_20_Link" text:visited-style-name="Index_20_Link">SetPageName</text:a><text:tab/>139</text:p>
          <text:p text:style-name="P36"><text:a xlink:type="simple" xlink:href="#__RefHeading__48176_803968142" text:style-name="Index_20_Link" text:visited-style-name="Index_20_Link">PageIndex</text:a><text:tab/>139</text:p>
          <text:p text:style-name="P36"><text:a xlink:type="simple" xlink:href="#__RefHeading__48178_803968142" text:style-name="Index_20_Link" text:visited-style-name="Index_20_Link">VisiblePageIndex</text:a><text:tab/>140</text:p>
          <text:p text:style-name="P36"><text:a xlink:type="simple" xlink:href="#__RefHeading__48180_803968142" text:style-name="Index_20_Link" text:visited-style-name="Index_20_Link">GotoPage</text:a><text:tab/>140</text:p>
          <text:p text:style-name="P36"><text:a xlink:type="simple" xlink:href="#__RefHeading__48182_803968142" text:style-name="Index_20_Link" text:visited-style-name="Index_20_Link">NewPage</text:a><text:tab/>141</text:p>
          <text:p text:style-name="P36"><text:a xlink:type="simple" xlink:href="#__RefHeading__48184_803968142" text:style-name="Index_20_Link" text:visited-style-name="Index_20_Link">DeletePage</text:a><text:tab/>141</text:p>
          <text:p text:style-name="P36"><text:a xlink:type="simple" xlink:href="#__RefHeading__48186_803968142" text:style-name="Index_20_Link" text:visited-style-name="Index_20_Link">MovePage</text:a><text:tab/>142</text:p>
          <text:p text:style-name="P36"><text:a xlink:type="simple" xlink:href="#__RefHeading__48188_803968142" text:style-name="Index_20_Link" text:visited-style-name="Index_20_Link">SwapPages</text:a><text:tab/>143</text:p>
          <text:p text:style-name="P36"><text:a xlink:type="simple" xlink:href="#__RefHeading__48190_803968142" text:style-name="Index_20_Link" text:visited-style-name="Index_20_Link">ThemeColors</text:a><text:tab/>143</text:p>
          <text:p text:style-name="P36"><text:a xlink:type="simple" xlink:href="#__RefHeading__48192_803968142" text:style-name="Index_20_Link" text:visited-style-name="Index_20_Link">ResetTheme</text:a><text:tab/>144</text:p>
          <text:p text:style-name="P36"><text:a xlink:type="simple" xlink:href="#__RefHeading__48194_803968142" text:style-name="Index_20_Link" text:visited-style-name="Index_20_Link">ApplyTheme</text:a><text:tab/>144</text:p>
          <text:p text:style-name="P36"><text:a xlink:type="simple" xlink:href="#__RefHeading__48196_803968142" text:style-name="Index_20_Link" text:visited-style-name="Index_20_Link">LoadTheme</text:a><text:tab/>144</text:p>
          <text:p text:style-name="P25"><text:a xlink:type="simple" xlink:href="#__RefHeading__53614_803968142" text:style-name="Index_20_Link" text:visited-style-name="Index_20_Link">ELDialogs</text:a><text:tab/>146</text:p>
          <text:p text:style-name="P36"><text:a xlink:type="simple" xlink:href="#__RefHeading__44938_803968142" text:style-name="Index_20_Link" text:visited-style-name="Index_20_Link">InterfaceVersion</text:a><text:tab/>146</text:p>
          <text:p text:style-name="P36"><text:a xlink:type="simple" xlink:href="#__RefHeading__44940_803968142" text:style-name="Index_20_Link" text:visited-style-name="Index_20_Link">DisplayChannelList</text:a><text:tab/>146</text:p>
          <text:p text:style-name="P36"><text:a xlink:type="simple" xlink:href="#__RefHeading__44942_803968142" text:style-name="Index_20_Link" text:visited-style-name="Index_20_Link">DisplayFormatting</text:a><text:tab/>147</text:p>
          <text:p text:style-name="P36"><text:a xlink:type="simple" xlink:href="#__RefHeading__44944_803968142" text:style-name="Index_20_Link" text:visited-style-name="Index_20_Link">DisplayNumberFormat</text:a><text:tab/>148</text:p>
          <text:p text:style-name="P36"><text:a xlink:type="simple" xlink:href="#__RefHeading__44946_803968142" text:style-name="Index_20_Link" text:visited-style-name="Index_20_Link">DisplayColorGradient</text:a><text:tab/>149</text:p>
          <text:p text:style-name="P36"><text:a xlink:type="simple" xlink:href="#__RefHeading__44948_803968142" text:style-name="Index_20_Link" text:visited-style-name="Index_20_Link">DisplayColor</text:a><text:tab/>149</text:p>
          <text:p text:style-name="P36"><text:a xlink:type="simple" xlink:href="#__RefHeading__44950_803968142" text:style-name="Index_20_Link" text:visited-style-name="Index_20_Link">DisplayChannelProperties</text:a><text:tab/>150</text:p>
          <text:p text:style-name="P25"><text:a xlink:type="simple" xlink:href="#__RefHeading__53612_803968142" text:style-name="Index_20_Link" text:visited-style-name="Index_20_Link">ELUnitConverter</text:a><text:tab/>152</text:p>
          <text:p text:style-name="P36"><text:a xlink:type="simple" xlink:href="#__RefHeading__44902_803968142" text:style-name="Index_20_Link" text:visited-style-name="Index_20_Link">InterfaceVersion</text:a><text:tab/>152</text:p>
          <text:p text:style-name="P36"><text:a xlink:type="simple" xlink:href="#__RefHeading__44904_803968142" text:style-name="Index_20_Link" text:visited-style-name="Index_20_Link">AddConversion</text:a><text:tab/>152</text:p>
          <text:p text:style-name="P36"><text:a xlink:type="simple" xlink:href="#__RefHeading__44906_803968142" text:style-name="Index_20_Link" text:visited-style-name="Index_20_Link">AddGenericConversion</text:a><text:tab/>153</text:p>
          <text:p text:style-name="P36"><text:a xlink:type="simple" xlink:href="#__RefHeading__44908_803968142" text:style-name="Index_20_Link" text:visited-style-name="Index_20_Link">GetGroupIndex</text:a><text:tab/>154</text:p>
          <text:p text:style-name="P36"><text:a xlink:type="simple" xlink:href="#__RefHeading__44910_803968142" text:style-name="Index_20_Link" text:visited-style-name="Index_20_Link">GetGroupName</text:a><text:tab/>155</text:p>
          <text:p text:style-name="P36"><text:a xlink:type="simple" xlink:href="#__RefHeading__44912_803968142" text:style-name="Index_20_Link" text:visited-style-name="Index_20_Link">GetUnitIndex</text:a><text:tab/>156</text:p>
          <text:p text:style-name="P36"><text:a xlink:type="simple" xlink:href="#__RefHeading__44914_803968142" text:style-name="Index_20_Link" text:visited-style-name="Index_20_Link">GetUnitName</text:a><text:tab/>156</text:p>
          <text:p text:style-name="P36"><text:a xlink:type="simple" xlink:href="#__RefHeading__44916_803968142" text:style-name="Index_20_Link" text:visited-style-name="Index_20_Link">GetGroupNameFromUnit</text:a><text:tab/>157</text:p>
          <text:p text:style-name="P36"><text:a xlink:type="simple" xlink:href="#__RefHeading__44918_803968142" text:style-name="Index_20_Link" text:visited-style-name="Index_20_Link">GetGroupIndexFromUnit</text:a><text:tab/>158</text:p>
          <text:p text:style-name="P36"><text:soft-page-break/><text:a xlink:type="simple" xlink:href="#__RefHeading__44920_803968142" text:style-name="Index_20_Link" text:visited-style-name="Index_20_Link">SetConversion</text:a><text:tab/>159</text:p>
          <text:p text:style-name="P36"><text:a xlink:type="simple" xlink:href="#__RefHeading__44922_803968142" text:style-name="Index_20_Link" text:visited-style-name="Index_20_Link">ClearConversion</text:a><text:tab/>159</text:p>
          <text:p text:style-name="P36"><text:a xlink:type="simple" xlink:href="#__RefHeading__44924_803968142" text:style-name="Index_20_Link" text:visited-style-name="Index_20_Link">GetAllUnits</text:a><text:tab/>160</text:p>
          <text:p text:style-name="P36"><text:a xlink:type="simple" xlink:href="#__RefHeading__44926_803968142" text:style-name="Index_20_Link" text:visited-style-name="Index_20_Link">GetAllCompatibleUnits</text:a><text:tab/>161</text:p>
          <text:p text:style-name="P36"><text:a xlink:type="simple" xlink:href="#__RefHeading__44928_803968142" text:style-name="Index_20_Link" text:visited-style-name="Index_20_Link">EvaluateConversion</text:a><text:tab/>161</text:p>
          <text:p text:style-name="P36"><text:a xlink:type="simple" xlink:href="#__RefHeading__44930_803968142" text:style-name="Index_20_Link" text:visited-style-name="Index_20_Link">GetConversion</text:a><text:tab/>162</text:p>
          <text:p text:style-name="P36"><text:a xlink:type="simple" xlink:href="#__RefHeading__44932_803968142" text:style-name="Index_20_Link" text:visited-style-name="Index_20_Link">SetGroupConversion</text:a><text:tab/>163</text:p>
          <text:p text:style-name="P36"><text:a xlink:type="simple" xlink:href="#__RefHeading__44934_803968142" text:style-name="Index_20_Link" text:visited-style-name="Index_20_Link">ClearGroupConversion</text:a><text:tab/>163</text:p>
          <text:p text:style-name="P36"><text:a xlink:type="simple" xlink:href="#__RefHeading__44936_803968142" text:style-name="Index_20_Link" text:visited-style-name="Index_20_Link">GetGroupConversion</text:a><text:tab/>164</text:p>
          <text:p text:style-name="P25"><text:a xlink:type="simple" xlink:href="#__RefHeading__49551_803968142" text:style-name="Index_20_Link" text:visited-style-name="Index_20_Link">ELHost</text:a><text:tab/>165</text:p>
          <text:p text:style-name="P36"><text:a xlink:type="simple" xlink:href="#__RefHeading__94197_803968142" text:style-name="Index_20_Link" text:visited-style-name="Index_20_Link">InterfaceVersion</text:a><text:tab/>166</text:p>
          <text:p text:style-name="P36"><text:a xlink:type="simple" xlink:href="#__RefHeading__94199_803968142" text:style-name="Index_20_Link" text:visited-style-name="Index_20_Link">Versions</text:a><text:tab/>166</text:p>
          <text:p text:style-name="P36"><text:a xlink:type="simple" xlink:href="#__RefHeading__56829_803968142" text:style-name="Index_20_Link" text:visited-style-name="Index_20_Link">Target</text:a><text:tab/>166</text:p>
          <text:p text:style-name="P36"><text:a xlink:type="simple" xlink:href="#__RefHeading__96158_803968142" text:style-name="Index_20_Link" text:visited-style-name="Index_20_Link">FullTarget</text:a><text:tab/>167</text:p>
          <text:p text:style-name="P36"><text:a xlink:type="simple" xlink:href="#__RefHeading__61998_803968142" text:style-name="Index_20_Link" text:visited-style-name="Index_20_Link">Layout</text:a><text:tab/>167</text:p>
          <text:p text:style-name="P36"><text:a xlink:type="simple" xlink:href="#__RefHeading__96160_803968142" text:style-name="Index_20_Link" text:visited-style-name="Index_20_Link">Dialogs</text:a><text:tab/>167</text:p>
          <text:p text:style-name="P36"><text:a xlink:type="simple" xlink:href="#__RefHeading__96162_803968142" text:style-name="Index_20_Link" text:visited-style-name="Index_20_Link">LogInfo</text:a><text:tab/>167</text:p>
          <text:p text:style-name="P36"><text:a xlink:type="simple" xlink:href="#__RefHeading__96164_803968142" text:style-name="Index_20_Link" text:visited-style-name="Index_20_Link">HostInfo</text:a><text:tab/>167</text:p>
          <text:p text:style-name="P36"><text:a xlink:type="simple" xlink:href="#__RefHeading__94192_803968142" text:style-name="Index_20_Link" text:visited-style-name="Index_20_Link">OpenConfiguration</text:a><text:tab/>168</text:p>
          <text:p text:style-name="P36"><text:a xlink:type="simple" xlink:href="#__RefHeading__90331_803968142" text:style-name="Index_20_Link" text:visited-style-name="Index_20_Link">CloseConfiguration</text:a><text:tab/>169</text:p>
          <text:p text:style-name="P36"><text:a xlink:type="simple" xlink:href="#__RefHeading__96166_803968142" text:style-name="Index_20_Link" text:visited-style-name="Index_20_Link">GetHWND</text:a><text:tab/>170</text:p>
          <text:p text:style-name="P36"><text:a xlink:type="simple" xlink:href="#__RefHeading__96168_803968142" text:style-name="Index_20_Link" text:visited-style-name="Index_20_Link">RegisterHotkey</text:a><text:tab/>170</text:p>
          <text:p text:style-name="P36"><text:a xlink:type="simple" xlink:href="#__RefHeading__96170_803968142" text:style-name="Index_20_Link" text:visited-style-name="Index_20_Link">RegisterHotkeyWithFunction</text:a><text:tab/>171</text:p>
          <text:p text:style-name="P36"><text:a xlink:type="simple" xlink:href="#__RefHeading__96172_803968142" text:style-name="Index_20_Link" text:visited-style-name="Index_20_Link">HandleKeyPressed</text:a><text:tab/>171</text:p>
          <text:p text:style-name="P36"><text:a xlink:type="simple" xlink:href="#__RefHeading__96174_803968142" text:style-name="Index_20_Link" text:visited-style-name="Index_20_Link">D3DData</text:a><text:tab/>172</text:p>
          <text:p text:style-name="P36"><text:a xlink:type="simple" xlink:href="#__RefHeading__96176_803968142" text:style-name="Index_20_Link" text:visited-style-name="Index_20_Link">D3DDeviceLost</text:a><text:tab/>172</text:p>
          <text:p text:style-name="P36"><text:a xlink:type="simple" xlink:href="#__RefHeading__96178_803968142" text:style-name="Index_20_Link" text:visited-style-name="Index_20_Link">LoadD3DMesh</text:a><text:tab/>173</text:p>
          <text:p text:style-name="P36"><text:a xlink:type="simple" xlink:href="#__RefHeading__96180_803968142" text:style-name="Index_20_Link" text:visited-style-name="Index_20_Link">LoadD3DTexture</text:a><text:tab/>173</text:p>
          <text:p text:style-name="P36"><text:a xlink:type="simple" xlink:href="#__RefHeading__96182_803968142" text:style-name="Index_20_Link" text:visited-style-name="Index_20_Link">CreateD3DTextMesh</text:a><text:tab/>174</text:p>
          <text:p text:style-name="P36"><text:a xlink:type="simple" xlink:href="#__RefHeading__96184_803968142" text:style-name="Index_20_Link" text:visited-style-name="Index_20_Link">RegisterChannels</text:a><text:tab/>175</text:p>
          <text:p text:style-name="P36"><text:a xlink:type="simple" xlink:href="#__RefHeading__96186_803968142" text:style-name="Index_20_Link" text:visited-style-name="Index_20_Link">UnregisterChannels</text:a><text:tab/>175</text:p>
          <text:p text:style-name="P36"><text:a xlink:type="simple" xlink:href="#__RefHeading__96188_803968142" text:style-name="Index_20_Link" text:visited-style-name="Index_20_Link">RegisterGroup</text:a><text:tab/>175</text:p>
          <text:p text:style-name="P36"><text:a xlink:type="simple" xlink:href="#__RefHeading__96190_803968142" text:style-name="Index_20_Link" text:visited-style-name="Index_20_Link">UnregisterGroup</text:a><text:tab/>176</text:p>
          <text:p text:style-name="P36"><text:a xlink:type="simple" xlink:href="#__RefHeading__90325_803968142" text:style-name="Index_20_Link" text:visited-style-name="Index_20_Link">OptionChanged</text:a><text:tab/>176</text:p>
          <text:p text:style-name="P36"><text:a xlink:type="simple" xlink:href="#__RefHeading__90327_803968142" text:style-name="Index_20_Link" text:visited-style-name="Index_20_Link">OptionValue</text:a><text:tab/>177</text:p>
          <text:p text:style-name="P36"><text:a xlink:type="simple" xlink:href="#__RefHeading__96192_803968142" text:style-name="Index_20_Link" text:visited-style-name="Index_20_Link">StartLogging</text:a><text:tab/>178</text:p>
          <text:p text:style-name="P36"><text:a xlink:type="simple" xlink:href="#__RefHeading__96194_803968142" text:style-name="Index_20_Link" text:visited-style-name="Index_20_Link">StopLogging</text:a><text:tab/>178</text:p>
          <text:p text:style-name="P36"><text:a xlink:type="simple" xlink:href="#__RefHeading__96196_803968142" text:style-name="Index_20_Link" text:visited-style-name="Index_20_Link">LogChannels</text:a><text:tab/>178</text:p>
          <text:p text:style-name="P36"><text:a xlink:type="simple" xlink:href="#__RefHeading__96198_803968142" text:style-name="Index_20_Link" text:visited-style-name="Index_20_Link">SetLogDisplayRange</text:a><text:tab/>179</text:p>
          <text:p text:style-name="P36"><text:a xlink:type="simple" xlink:href="#__RefHeading__96200_803968142" text:style-name="Index_20_Link" text:visited-style-name="Index_20_Link">SetLogCursor</text:a><text:tab/>179</text:p>
          <text:p text:style-name="P36"><text:a xlink:type="simple" xlink:href="#__RefHeading__96202_803968142" text:style-name="Index_20_Link" text:visited-style-name="Index_20_Link">HandleSystemMenu</text:a><text:tab/>180</text:p>
          <text:p text:style-name="P36"><text:a xlink:type="simple" xlink:href="#__RefHeading__96204_803968142" text:style-name="Index_20_Link" text:visited-style-name="Index_20_Link">SetChannels</text:a><text:tab/>181</text:p>
          <text:p text:style-name="P36"><text:a xlink:type="simple" xlink:href="#__RefHeading__96206_803968142" text:style-name="Index_20_Link" text:visited-style-name="Index_20_Link">ModifyChannel</text:a><text:tab/>181</text:p>
          <text:p text:style-name="P36"><text:a xlink:type="simple" xlink:href="#__RefHeading__96208_803968142" text:style-name="Index_20_Link" text:visited-style-name="Index_20_Link">ExpandTable</text:a><text:tab/>182</text:p>
          <text:p text:style-name="P36"><text:a xlink:type="simple" xlink:href="#__RefHeading__96210_803968142" text:style-name="Index_20_Link" text:visited-style-name="Index_20_Link">ShrinkTable</text:a><text:tab/>183</text:p>
          <text:p text:style-name="P36"><text:soft-page-break/><text:a xlink:type="simple" xlink:href="#__RefHeading__96212_803968142" text:style-name="Index_20_Link" text:visited-style-name="Index_20_Link">ApplyMathExpression</text:a><text:tab/>184</text:p>
          <text:p text:style-name="P36"><text:a xlink:type="simple" xlink:href="#__RefHeading__96214_803968142" text:style-name="Index_20_Link" text:visited-style-name="Index_20_Link">WriteChannel</text:a><text:tab/>186</text:p>
          <text:p text:style-name="P36"><text:a xlink:type="simple" xlink:href="#__RefHeading__96216_803968142" text:style-name="Index_20_Link" text:visited-style-name="Index_20_Link">SetSelection</text:a><text:tab/>187</text:p>
          <text:p text:style-name="P36"><text:a xlink:type="simple" xlink:href="#__RefHeading__96218_803968142" text:style-name="Index_20_Link" text:visited-style-name="Index_20_Link">SetFollowECU</text:a><text:tab/>188</text:p>
          <text:p text:style-name="P36"><text:a xlink:type="simple" xlink:href="#__RefHeading__96220_803968142" text:style-name="Index_20_Link" text:visited-style-name="Index_20_Link">GetChannelInfo</text:a><text:tab/>188</text:p>
          <text:p text:style-name="P36"><text:a xlink:type="simple" xlink:href="#__RefHeading__96222_803968142" text:style-name="Index_20_Link" text:visited-style-name="Index_20_Link">AllocateChannelInfo</text:a><text:tab/>189</text:p>
          <text:p text:style-name="P36"><text:a xlink:type="simple" xlink:href="#__RefHeading__96224_803968142" text:style-name="Index_20_Link" text:visited-style-name="Index_20_Link">FreeChannelInfo</text:a><text:tab/>190</text:p>
          <text:p text:style-name="P36"><text:a xlink:type="simple" xlink:href="#__RefHeading__96226_803968142" text:style-name="Index_20_Link" text:visited-style-name="Index_20_Link">ErrorMessage</text:a><text:tab/>191</text:p>
          <text:p text:style-name="P36"><text:a xlink:type="simple" xlink:href="#__RefHeading__96228_803968142" text:style-name="Index_20_Link" text:visited-style-name="Index_20_Link">AddVirtualChannel</text:a><text:tab/>191</text:p>
          <text:p text:style-name="P36"><text:a xlink:type="simple" xlink:href="#__RefHeading__96230_803968142" text:style-name="Index_20_Link" text:visited-style-name="Index_20_Link">ReRegisterChannels</text:a><text:tab/>192</text:p>
          <text:p text:style-name="P36"><text:a xlink:type="simple" xlink:href="#__RefHeading__96232_803968142" text:style-name="Index_20_Link" text:visited-style-name="Index_20_Link">SetChannelsEx</text:a><text:tab/>193</text:p>
          <text:p text:style-name="P36"><text:a xlink:type="simple" xlink:href="#__RefHeading__96234_803968142" text:style-name="Index_20_Link" text:visited-style-name="Index_20_Link">ModifyChannelEx</text:a><text:tab/>193</text:p>
          <text:p text:style-name="P36"><text:a xlink:type="simple" xlink:href="#__RefHeading__96236_803968142" text:style-name="Index_20_Link" text:visited-style-name="Index_20_Link">UnitConverter</text:a><text:tab/>195</text:p>
          <text:p text:style-name="P36"><text:a xlink:type="simple" xlink:href="#__RefHeading__96238_803968142" text:style-name="Index_20_Link" text:visited-style-name="Index_20_Link">AdjustUnitInName</text:a><text:tab/>195</text:p>
          <text:p text:style-name="P36"><text:a xlink:type="simple" xlink:href="#__RefHeading__96240_803968142" text:style-name="Index_20_Link" text:visited-style-name="Index_20_Link">ClearVirtualChannels</text:a><text:tab/>196</text:p>
          <text:p text:style-name="P36"><text:a xlink:type="simple" xlink:href="#__RefHeading__96242_803968142" text:style-name="Index_20_Link" text:visited-style-name="Index_20_Link">RegisterChannelsWithName</text:a><text:tab/>196</text:p>
          <text:p text:style-name="P36"><text:a xlink:type="simple" xlink:href="#__RefHeading__96244_803968142" text:style-name="Index_20_Link" text:visited-style-name="Index_20_Link">UnregisterChannelsWithName</text:a><text:tab/>197</text:p>
          <text:p text:style-name="P30"><text:a xlink:type="simple" xlink:href="#__RefHeading__191971_803968142" text:style-name="Index_20_Link" text:visited-style-name="Index_20_Link">Channels</text:a><text:tab/>199</text:p>
          <text:p text:style-name="P30"><text:a xlink:type="simple" xlink:href="#__RefHeading__34332_803968142" text:style-name="Index_20_Link" text:visited-style-name="Index_20_Link">Control Window Concept</text:a><text:tab/>200</text:p>
          <text:p text:style-name="P30"><text:a xlink:type="simple" xlink:href="#__RefHeading__300523_803968142" text:style-name="Index_20_Link" text:visited-style-name="Index_20_Link">Application Options</text:a><text:tab/>202</text:p>
          <text:p text:style-name="P30"><text:a xlink:type="simple" xlink:href="#__RefHeading__53618_803968142" text:style-name="Index_20_Link" text:visited-style-name="Index_20_Link">Plugin Menu Syntax</text:a><text:tab/>205</text:p>
          <text:p text:style-name="P30"><text:a xlink:type="simple" xlink:href="#__RefHeading__53610_803968142" text:style-name="Index_20_Link" text:visited-style-name="Index_20_Link">Standard Controls</text:a><text:tab/>206</text:p>
          <text:p text:style-name="P30"><text:a xlink:type="simple" xlink:href="#__RefHeading__276079_803968142" text:style-name="Index_20_Link" text:visited-style-name="Index_20_Link">Virtual Channels</text:a><text:tab/>207</text:p>
          <text:p text:style-name="P30"><text:a xlink:type="simple" xlink:href="#__RefHeading__339365_803968142" text:style-name="Index_20_Link" text:visited-style-name="Index_20_Link">Hotkeys</text:a><text:tab/>208</text:p>
          <text:p text:style-name="P30"><text:a xlink:type="simple" xlink:href="#__RefHeading__367507_803968142" text:style-name="Index_20_Link" text:visited-style-name="Index_20_Link">Expressions</text:a><text:tab/>209</text:p>
          <text:p text:style-name="P30"><text:a xlink:type="simple" xlink:href="#__RefHeading__375997_803968142" text:style-name="Index_20_Link" text:visited-style-name="Index_20_Link">Units</text:a><text:tab/>210</text:p>
        </text:index-body>
      </text:table-of-content>
      <text:p text:style-name="P7"/>
      <text:h text:style-name="P33" text:outline-level="1"><text:bookmark-start text:name="__RefHeading__422804_803968142"/>Revisions<text:bookmark-end text:name="__RefHeading__422804_803968142"/></text:h>
      <text:p text:style-name="code"><text:tab/>96_5_1 – Jason Merzlak – Initial changes that were made to version 5, this being <text:tab/> <text:s text:c="29"/><text:tab/><text:tab/><text:tab/><text:tab/> <text:s text:c="4"/>the new base.</text:p>
      <text:p text:style-name="code"><text:tab/>96_5_2 – Jason Merzlak – Additions to newer interfaces regarding CAN Sniffer and <text:tab/><text:tab/><text:tab/><text:tab/><text:tab/> <text:s text:c="4"/>target information.</text:p>
      <text:p text:style-name="code"><text:tab/></text:p>
      <text:p text:style-name="code"/>
      <text:h text:style-name="P27" text:outline-level="2"><text:bookmark-start text:name="__RefHeading__422806_803968142"/>Changes<text:bookmark-end text:name="__RefHeading__422806_803968142"/></text:h>
      <text:p text:style-name="Text_20_body"><text:tab/><text:span text:style-name="codetext"><text:span text:style-name="T49">EL_DOCKABLE_VERSION</text:span></text:span><text:span text:style-name="codetext"> 4 → 5</text:span></text:p>
      <text:p text:style-name="Text_20_body"><text:tab/>Removed all <text:span text:style-name="codetext">*ByIndex</text:span> functions that were a part of <text:span text:style-name="T35"><text:bookmark-ref text:reference-format="text" text:ref-name="__RefHeading__38347_803968142">ELControl</text:bookmark-ref></text:span> from version 1 to 4. <text:s/>These are <text:tab/>not needed as the host no longer uses an index in functions. <text:s/>The actual <text:span text:style-name="T35"><text:bookmark-ref text:reference-format="text" text:ref-name="__RefHeading__32315_803968142">ELChannelInfo</text:bookmark-ref></text:span> pointer <text:tab/>is used.</text:p>
      <text:p text:style-name="Text_20_body"><text:tab/>Added <text:span text:style-name="codetext"><text:span text:style-name="T35"><text:bookmark-ref text:reference-format="text" text:ref-name="__RefHeading__40907_803968142">ELTarget</text:bookmark-ref></text:span></text:span> interface. <text:s/>This interface is used to handle all the old plugin functions. <text:s/>The <text:tab/>return types have failed, and to keep it more generic, <text:span text:style-name="codetext">void *</text:span> is used instead of specific type. <text:s/><text:tab/>This is done to allow for growth to new types if needed without needing to add a large set of <text:tab/>Get/Set functions.</text:p>
      <text:p text:style-name="Text_20_body"><text:tab/>Added <text:span text:style-name="T35"><text:bookmark-ref text:reference-format="text" text:ref-name="__RefHeading__40922_803968142">ELConfiguration</text:bookmark-ref></text:span> support. <text:s/>This allows the opening/closing of a configuration/session <text:tab/>file to be accessed like it was a target. <text:s/>Helpful if needing data without needing to <text:tab/>disconnect/reconnect loop.</text:p>
      <text:p text:style-name="Text_20_body"><text:tab/>Added <text:span text:style-name="T35"><text:bookmark-ref text:reference-format="text" text:ref-name="__RefHeading__53612_803968142">ELUnitConverter</text:bookmark-ref></text:span> support. <text:s/>This allows to define units and conversions to the host that <text:tab/>allows for the host to display different information depending on what unit is expected. <text:s/>See <text:tab/><text:span text:style-name="codetext"><text:bookmark-ref text:reference-format="text" text:ref-name="__RefHeading__375997_803968142">Units</text:bookmark-ref></text:span> for more information.</text:p>
      <text:p text:style-name="Text_20_body"><text:tab/>Removed all functions from <text:span text:style-name="T35"><text:bookmark-ref text:reference-format="text" text:ref-name="__RefHeading__49551_803968142">ELHost</text:bookmark-ref></text:span> that were part of the old plugin style (which still exist). <text:s/><text:tab/>These functions were moved to <text:span text:style-name="codetext"><text:span text:style-name="T35"><text:bookmark-ref text:reference-format="text" text:ref-name="__RefHeading__40907_803968142">ELTarget</text:bookmark-ref></text:span></text:span> and its children. <text:s/>The <text:span text:style-name="codetext"><text:bookmark-ref text:reference-format="text" text:ref-name="__RefHeading__40903_803968142">GetChannelFromName</text:bookmark-ref></text:span> and <text:tab/><text:span text:style-name="codetext"><text:bookmark-ref text:reference-format="text" text:ref-name="__RefHeading__40901_803968142">GetNameFromChannel</text:bookmark-ref></text:span> functions were moved to <text:span text:style-name="T35"><text:bookmark-ref text:reference-format="text" text:ref-name="__RefHeading__40907_803968142">ELTarget</text:bookmark-ref></text:span> as well.</text:p>
      <text:p text:style-name="Text_20_body"><text:tab/>Added a channel group concept/interface. <text:s/>This is a way to have multiple channels. <text:s/>An <text:tab/><text:span text:style-name="codetext"><text:span text:style-name="T35"><text:bookmark-ref text:reference-format="text" text:ref-name="__RefHeading__38347_803968142">ELControl</text:bookmark-ref></text:span></text:span> inherits from the interface. <text:s/>This allows the plugin to have a set of channels that are <text:tab/>not being displayed while still getting notifications of changes.</text:p>
      <text:p text:style-name="Text_20_body"><text:tab/>The return types for many existing functions were changed to be a <text:span text:style-name="T35">UINT</text:span>. <text:s/>This allows for more <text:tab/>uniform return codes. <text:s/>The <text:span text:style-name="codetext"><text:span text:style-name="T49">DS</text:span></text:span><text:span text:style-name="codetext">*</text:span> definitions in <text:span text:style-name="T65">el_plugin_api.h</text:span> are the possible return values.</text:p>
      <text:p text:style-name="Text_20_body"><text:tab/><text:span text:style-name="codetext">ELControlSysMenuSupport</text:span> structure was removed, and replaced with a bitmask field/options <text:tab/><text:span text:style-name="codetext"><text:span text:style-name="T35"><text:bookmark-ref text:reference-format="text" text:ref-name="__RefHeading__32767_803968142">SYSMENUSUPPORT</text:bookmark-ref></text:span></text:span>.</text:p>
      <text:p text:style-name="Text_20_body"><text:tab/>The <text:span text:style-name="T35"><text:bookmark-ref text:reference-format="text" text:ref-name="__RefHeading__38347_803968142">ELControl</text:bookmark-ref></text:span><text:span text:style-name="codetext">::</text:span><text:span text:style-name="codetext"><text:bookmark-ref text:reference-format="text" text:ref-name="__RefHeading__53616_803968142">Render</text:bookmark-ref></text:span> function was moved to <text:span text:style-name="T35"><text:bookmark-ref text:reference-format="text" text:ref-name="__RefHeading__36879_803968142">ELChannelGroup</text:bookmark-ref></text:span><text:span text:style-name="codetext">::</text:span><text:span text:style-name="codetext"><text:bookmark-ref text:reference-format="text" text:ref-name="__RefHeading__37553_803968142">Update</text:bookmark-ref></text:span>. <text:s/>The same concept is <text:tab/>used, as for an actual <text:span text:style-name="codetext"><text:span text:style-name="T35"><text:bookmark-ref text:reference-format="text" text:ref-name="__RefHeading__38347_803968142">ELControl</text:bookmark-ref></text:span></text:span> this is a Render but also allows groups of channels to be <text:tab/>updated when they are not attached to a control. <text:s/>Some further rules exist that are explained <text:tab/>below.</text:p>
      <text:p text:style-name="Text_20_body"><text:tab/>Removed the requirement of <text:span text:style-name="codetext"><text:span text:style-name="T35"><text:bookmark-ref text:reference-format="text" text:ref-name="__RefHeading__38347_803968142">ELControl</text:bookmark-ref></text:span></text:span> to be a parameter to some of the <text:span text:style-name="codetext"><text:span text:style-name="T35"><text:bookmark-ref text:reference-format="text" text:ref-name="__RefHeading__49551_803968142">ELHost</text:bookmark-ref></text:span></text:span> functions that <text:tab/>required the parameter.</text:p>
      <text:p text:style-name="Text_20_body"><text:tab/>Removed the individual functions of <text:span text:style-name="codetext">TableSelectionChanged</text:span>, <text:span text:style-name="codetext">NumberFormattingChanged</text:span>, and <text:tab/><text:span text:style-name="codetext">ColorGradientChanged</text:span> from <text:span text:style-name="codetext"><text:span text:style-name="T35"><text:bookmark-ref text:reference-format="text" text:ref-name="__RefHeading__38347_803968142">ELControl</text:bookmark-ref></text:span></text:span> and <text:span text:style-name="codetext"><text:span text:style-name="T35"><text:bookmark-ref text:reference-format="text" text:ref-name="__RefHeading__36879_803968142">ELChannelGroup</text:bookmark-ref></text:span></text:span>. <text:s/>These are now a part of <text:tab/><text:span text:style-name="codetext">ChannelModified</text:span>, where a selector is used to tell what part of the channel has been modified.</text:p>
      <text:h text:style-name="P33" text:outline-level="1"><text:bookmark-start text:name="__RefHeading__422808_803968142"/>Introduction<text:bookmark-end text:name="__RefHeading__422808_803968142"/></text:h>
      <text:p text:style-name="Text_20_body"><text:tab/>A plugin is a way to add extended support to an existing host. <text:s/>The new support can be in the form of target information, or entirely GUI related while allowing better functionality to making, overwriting, the standard controls needed by the host or the standard layout control used by the host. <text:s/>In a few more versions, it will be possible for the plugin to control everything GUI related with regards to the host, and this can be from how the controls look, to how 'standard' dialogs and the main host window look. </text:p>
      <text:p text:style-name="Text_20_body"><text:tab/>The targets that the host can connect usually have models attached. <text:s/>Being able to build a plugin that can work for a specific model, where all channels are known with a simple query to a Model ID item is essential in making a full fledged plugin. <text:s/>However, having to know the model before hand does not yield enough functionality to make a better plugin. <text:s/>What about adding features that are ignorant about the underlying model? <text:s/>Or, what about custom layouts? <text:s/>This API allows for far more control over what the host can do then in previous versions.</text:p>
      <text:p text:style-name="Text_20_body"><text:tab/>The initial plugin only allowed for target communication, and this is limited. <text:s/>The plugin did allow for crude menu control, but to get anything done a user would need to pick the menu option to get the ball rolling. <text:s/>Version 4 of the API was aimed to fix that problem and, for the functionality added, was a very large increase, however the amount of control was muddled and it seemed each function had its own return types that may have different meanings.</text:p>
      <text:p text:style-name="Text_20_body"><text:tab/>API version 5, and onward, is a continuation of allowing more functionality in a more uniform approach. <text:s/>This involves using interfaces and those functions that exist there is a uniform pattern on return values. <text:s/>New access to controlling the layout, and new interfaces allow for a plugin to register if they wish to receive notifications about certain changes in the host or layout. <text:s/>It basically boils down to version 5 allowing the ability to blindly call functions and have a better assumption that checking against <text:span text:style-name="codetext"><text:span text:style-name="T49">DS_SUCCESS</text:span></text:span> would yield the expected result. <text:s/>Also, the interfaces were changed to be more future proof, this is done by having each interface, supplied by the host, have its own version. <text:s/>A plugin will always be able to talk to older interfaces, as long as the plugin supplies the expected version of interfaces that the host requires.</text:p>
      <text:p text:style-name="Text_20_body"><text:tab/>This document has some functionality when viewed in a PDF viewer. <text:s/>The majority of those API specific items that reside in this document are anchored to their definitions. <text:s/>This anchor, or reference, allows the reader to quick jump to the definition which should allow for faster viewing of the most important aspects of the API. </text:p>
      <text:h text:style-name="Heading_20_1" text:outline-level="1"/>
      <text:h text:style-name="P33" text:outline-level="1"><text:bookmark-start text:name="__RefHeading__781781_803968142"/>Style Guide<text:bookmark-end text:name="__RefHeading__781781_803968142"/></text:h>
      <text:p text:style-name="Text_20_body"><text:tab/>This document contains certain styles with regards to different information. <text:s/>Here is a list of what to expect.</text:p>
      <text:p text:style-name="Text_20_body"><text:tab/><text:span text:style-name="T65">Files</text:span></text:p>
      <text:p text:style-name="Text_20_body"><text:tab/><text:tab/>These are generally files that exist on the hard drive, or are expected to eventually exist <text:tab/><text:tab/><text:tab/>on the hard drive.</text:p>
      <text:p text:style-name="code"><text:tab/><text:span text:style-name="T35">UserTypes</text:span></text:p>
      <text:p text:style-name="code"><text:tab/><text:span text:style-name="T35">USERTYPEDEFS</text:span></text:p>
      <text:p text:style-name="Text_20_body"><text:tab/><text:tab/>In either camel case, for structures/interfaces. <text:s/>Or all capitals for enumerations, typedefs, <text:s/><text:tab/><text:tab/>or macros.</text:p>
      <text:p text:style-name="code"><text:tab/><text:span text:style-name="T7">keywords</text:span></text:p>
      <text:p text:style-name="Text_20_body"><text:tab/><text:tab/>The words that are considered special in c++</text:p>
      <text:p text:style-name="code"><text:tab/><text:span text:style-name="T49">MACROS</text:span></text:p>
      <text:p text:style-name="Text_20_body"><text:tab/><text:tab/>The names of macros that are associated to a value. </text:p>
      <text:p text:style-name="code"><text:tab/><text:span text:style-name="T41">"Strings"</text:span></text:p>
      <text:p text:style-name="Text_20_body"><text:tab/><text:tab/>Used in examples.</text:p>
      <text:p text:style-name="code"><text:tab/><text:span text:style-name="T53">// Comments</text:span></text:p>
      <text:p text:style-name="Text_20_body"><text:tab/><text:tab/>Used in examples.</text:p>
      <text:p text:style-name="code"><text:tab/>Functions</text:p>
      <text:p text:style-name="Text_20_body"><text:tab/><text:tab/>Used for determining functions, normal code, or other code 'like' entries.</text:p>
      <text:p text:style-name="Text_20_body"/>
      <text:h text:style-name="P33" text:outline-level="1"><text:bookmark-start text:name="__RefHeading__422810_803968142"/>Plugin<text:bookmark-end text:name="__RefHeading__422810_803968142"/></text:h>
      <text:p text:style-name="Text_20_body"><text:tab/> Unlike older styles of the plugin, plugins now are all encompassing. <text:s/>The header file that this document pertains is <text:span text:style-name="T65">el_plugin_api.h</text:span>. <text:s/>The API is setup to only 'add to the bottom' of structures/interfaces. <text:s/>This allows for older interfaces to work (from plugin to host) when newer versions are given.</text:p>
      <text:p text:style-name="Text_20_body"><text:tab/>The file, and API, is interface heavy, but; interfaces have different version requirements depending on who is supplying the interface. <text:s/>All interfaces supplied by the host have a query style function to determine its version. <text:s/>It is up to the plugin to support the supplied version, where as all other structures and interfaces supplied by the plugin need to be of the dockable version supplied by the host during initialization. <text:s/>Basically, if the host version of a particular interface is newer than one supplied by the plugin, everything will work as expected. <text:s/>This is due to the plugin not attempting to call any functions that it could not have known about.</text:p>
      <text:p text:style-name="Text_20_body"><text:tab/>There is a further requirement, and that is; if using an <text:span text:style-name="codetext"><text:span text:style-name="T35"><text:bookmark-ref text:reference-format="text" text:ref-name="__RefHeading__40907_803968142">ELTarget</text:bookmark-ref></text:span></text:span> interface, the interface version must be less than or equal to the version supplied by the host, <text:span text:style-name="T49">BUT</text:span> the <text:span text:style-name="codetext"><text:span text:style-name="T49"><text:reference-ref text:reference-format="text" text:ref-name="ENGINELAB_MODIFY_DLL_VERSION">ENGINELAB_MODIFY_DLL_VERSION</text:reference-ref></text:span></text:span> must match that which is given by the host. <text:s/>This is due to communication to the target, as the host needs to follow the same rules it holds plugins to the same standards.</text:p>
      <text:p text:style-name="Text_20_body"><text:tab/>This file holds some defines that are used by DirectX, the SDK used by the host is march2008. <text:s/>The includes d3d9.h and d3dx9.h need to be supplied. <text:s/>If using a version of visual studio or a windows sdk for 8+, the directx is already a part of the windows API. <text:s/>However, d3dx9.h is still needed as it holds the c++ definitions.</text:p>
      <text:p text:style-name="Text_20_body"><text:tab/>The <text:span text:style-name="T65">el_plugin_api.h</text:span> holds a number of definitions that are used by the API, however you can restrict which version to support. <text:s/>The <text:span text:style-name="codetext"><text:span text:style-name="T49"><text:reference-ref text:reference-format="text" text:ref-name="EL_DOCKABLE_VERSION">EL_DOCKABLE_VERSION</text:reference-ref></text:span></text:span> stated in the file is the version the api was built for, but be predefining <text:span text:style-name="codetext"><text:span text:style-name="T49"><text:reference-ref text:reference-format="text" text:ref-name="EL_DOCKABLE_VERSION">EL_DOCKABLE_VERSION</text:reference-ref></text:span></text:span> to a version less than the default will restrict the compiler to only include those items/functions/members/structs that exist for the given version. <text:s/>Helpful if building for an older host.</text:p>
      <text:p text:style-name="Text_20_body"><text:tab/>Throughout this document are examples of how code should be called, and how it might look on the plugin side. <text:s/>The examples for plugin side code make the assumption that the plugin is building a <text:span text:style-name="codetext">Text</text:span> control. <text:s/>The basic structure of this class in <text:span text:style-name="codetext">C++</text:span>, assuming MFC:</text:p>
      <text:p text:style-name="code"><text:span text:style-name="T7">class</text:span> TextWindow : <text:span text:style-name="T7">public</text:span> CDialog, <text:span text:style-name="T7">public</text:span> <text:span text:style-name="T35"><text:bookmark-ref text:reference-format="text" text:ref-name="__RefHeading__35564_803968142">ELControlWindow</text:bookmark-ref></text:span>, <text:span text:style-name="T7">public</text:span> <text:span text:style-name="T35"><text:bookmark-ref text:reference-format="text" text:ref-name="__RefHeading__38347_803968142">ELControl</text:bookmark-ref></text:span> {</text:p>
      <text:p text:style-name="code"><text:span text:style-name="T7">public</text:span>:</text:p>
      <text:p text:style-name="code"><text:s text:c="2"/><text:span text:style-name="T53">// Some basic definitions.</text:span></text:p>
      <text:p text:style-name="code"><text:s text:c="2"/><text:span text:style-name="T53">// ...</text:span></text:p>
      <text:p text:style-name="code"><text:s text:c="2"/><text:span text:style-name="T53">// </text:span><text:span text:style-name="T53"><text:bookmark-ref text:reference-format="text" text:ref-name="__RefHeading__35564_803968142">ELControlWindow</text:bookmark-ref></text:span><text:span text:style-name="T53"> functions.</text:span></text:p>
      <text:p text:style-name="code"><text:s text:c="2"/><text:span text:style-name="T53">// ...</text:span></text:p>
      <text:p text:style-name="code"><text:s text:c="2"/><text:span text:style-name="T53">// </text:span><text:span text:style-name="T53"><text:bookmark-ref text:reference-format="text" text:ref-name="__RefHeading__38347_803968142">ELControl</text:bookmark-ref></text:span><text:span text:style-name="T53"> functions.</text:span></text:p>
      <text:p text:style-name="code"><text:span text:style-name="T7">private</text:span>:</text:p>
      <text:p text:style-name="code"><text:s text:c="2"/>std::vector&lt;<text:span text:style-name="T35">p</text:span><text:span text:style-name="T35"><text:bookmark-ref text:reference-format="text" text:ref-name="__RefHeading__32315_803968142">ELChannelInfo</text:bookmark-ref></text:span>&gt; channels;</text:p>
      <text:p text:style-name="code">};</text:p>
      <text:p text:style-name="Text_20_body"><text:tab/>Where the global variables are assumed to be:</text:p>
      <text:p text:style-name="code"><text:span text:style-name="T36">p</text:span><text:span text:style-name="T36"><text:bookmark-ref text:reference-format="text" text:ref-name="__RefHeading__49551_803968142">ELHost</text:bookmark-ref></text:span><text:span text:style-name="T50"> dll_host = </text:span><text:span text:style-name="T51">NULL</text:span><text:span text:style-name="T50">;</text:span></text:p>
      <text:p text:style-name="code"><text:span text:style-name="T36">p</text:span><text:span text:style-name="T36"><text:bookmark-ref text:reference-format="text" text:ref-name="__RefHeading__96248_803968142">EL3DData</text:bookmark-ref></text:span><text:span text:style-name="T50"> dll_3d = </text:span><text:span text:style-name="T51">NULL</text:span><text:span text:style-name="T50">;</text:span></text:p>
      <text:p text:style-name="code"><text:span text:style-name="T36">p</text:span><text:span text:style-name="T36"><text:bookmark-ref text:reference-format="text" text:ref-name="__RefHeading__53614_803968142">ELDialogs</text:bookmark-ref></text:span><text:span text:style-name="T50"> dll_dlgs = </text:span><text:span text:style-name="T51">NULL</text:span><text:span text:style-name="T50">;</text:span></text:p>
      <text:p text:style-name="code"><text:span text:style-name="T8">const</text:span><text:span text:style-name="T50"> </text:span><text:span text:style-name="T36"><text:bookmark-ref text:reference-format="text" text:ref-name="__RefHeading__96246_803968142">ELLogInfo</text:bookmark-ref></text:span><text:span text:style-name="T50"> *dll_linfo = </text:span><text:span text:style-name="T51">NULL</text:span><text:span text:style-name="T50">;</text:span></text:p>
      <text:p text:style-name="code"><text:soft-page-break/><text:span text:style-name="T8">const</text:span><text:span text:style-name="T50"> </text:span><text:span text:style-name="T36"><text:bookmark-ref text:reference-format="text" text:ref-name="__RefHeading__32037_803968142">ELGenericFunctionTable</text:bookmark-ref></text:span><text:span text:style-name="T50"> *dll_gen = </text:span><text:span text:style-name="T51">NULL</text:span><text:span text:style-name="T50">;</text:span></text:p>
      <text:p text:style-name="code"><text:span text:style-name="T8">const</text:span><text:span text:style-name="T50"> </text:span><text:span text:style-name="T36"><text:bookmark-ref text:reference-format="text" text:ref-name="__RefHeading__32311_803968142">ELThemeColors</text:bookmark-ref></text:span><text:span text:style-name="T50"> *dll_theme = </text:span><text:span text:style-name="T51">NULL</text:span><text:span text:style-name="T50">;</text:span></text:p>
      <text:p text:style-name="code"><text:span text:style-name="T8">const</text:span><text:span text:style-name="T50"> </text:span><text:span text:style-name="T36"><text:bookmark-ref text:reference-format="text" text:ref-name="__RefHeading__33721_803968142">ELHostInfo</text:bookmark-ref></text:span><text:span text:style-name="T50"> *dll_hinfo = </text:span><text:span text:style-name="T51">NULL</text:span><text:span text:style-name="T50">;</text:span></text:p>
      <text:p text:style-name="code"><text:span text:style-name="T36">p</text:span><text:span text:style-name="T36"><text:bookmark-ref text:reference-format="text" text:ref-name="__RefHeading__48198_803968142">ELLayout</text:bookmark-ref></text:span><text:span text:style-name="T50"> dll_layout = </text:span><text:span text:style-name="T51">NULL</text:span><text:span text:style-name="T50">;</text:span></text:p>
      <text:p text:style-name="code"><text:span text:style-name="T36">p</text:span><text:span text:style-name="T36"><text:bookmark-ref text:reference-format="text" text:ref-name="__RefHeading__53612_803968142">ELUnitConverter</text:bookmark-ref></text:span><text:span text:style-name="T50"> dll_uc = </text:span><text:span text:style-name="T51">NULL</text:span><text:span text:style-name="T50">;</text:span></text:p>
      <text:h text:style-name="P26" text:outline-level="2"/>
      <text:h text:style-name="P28" text:outline-level="2"><text:bookmark-start text:name="__RefHeading__781783_803968142"/>Threads and API<text:bookmark-end text:name="__RefHeading__781783_803968142"/></text:h>
      <text:p text:style-name="P19"><text:tab/>When it comes to threads, the API is not well suited. <text:s/>The general thought when making the API was that all calls, except directly to target, would be made in the same context as the thread that created the plugin. <text:s/>Going forward the API will become more thread aware. <text:s/>Until then, remember:</text:p>
      <text:p text:style-name="P19"><text:tab/>Attempt to use the API calls in the same thread that created your plugin.</text:p>
      <text:p text:style-name="P19"><text:tab/>Attempt not to do anything GUI related outside of the context of the initializing thread. <text:s/><text:tab/>Windows does not like worker threads touching GUI elements.</text:p>
      <text:p text:style-name="Text_20_body"><text:span text:style-name="T50"><text:tab/>Freely use </text:span><text:span text:style-name="codetext"><text:span text:style-name="T36"><text:bookmark-ref text:reference-format="text" text:ref-name="__RefHeading__40907_803968142">ELTarget</text:bookmark-ref></text:span></text:span><text:span text:style-name="T50"> in any thread, as the communication to the hardware is thread aware and <text:tab/>generally safe.</text:span></text:p>
      <text:p text:style-name="Text_20_body"><text:span text:style-name="T50"><text:tab/>Be careful when using </text:span><text:span text:style-name="codetext"><text:span text:style-name="T36"><text:bookmark-ref text:reference-format="text" text:ref-name="__RefHeading__40922_803968142">ELConfiguration</text:bookmark-ref></text:span></text:span><text:span text:style-name="T50">. <text:s/>As each instance yields its own in memory copy of the <text:tab/>configuration file, one thread may </text:span><text:span text:style-name="codetext"><text:span text:style-name="T50"><text:bookmark-ref text:reference-format="text" text:ref-name="__RefHeading__40893_803968142">Commit</text:bookmark-ref></text:span></text:span><text:span text:style-name="T50"> its changes, thus overwriting any possible changes <text:tab/>that were </text:span><text:span text:style-name="codetext"><text:span text:style-name="T50"><text:bookmark-ref text:reference-format="text" text:ref-name="__RefHeading__40893_803968142">Commit</text:bookmark-ref></text:span></text:span><text:span text:style-name="T50"> in a different thread.</text:span></text:p>
      <text:p text:style-name="P19"><text:tab/>API calls will become more thread safe on a needed basis. <text:s/>Eventually the API will be fully aware and return different error if the calling thread is in the wrong context.</text:p>
      <text:h text:style-name="P27" text:outline-level="2"><text:bookmark-start text:name="__RefHeading__422812_803968142"/>Definitions<text:bookmark-end text:name="__RefHeading__422812_803968142"/></text:h>
      <text:p text:style-name="code"><text:tab/><text:reference-mark-start text:name="ENGINELAB_MODIFY_DLL_VERSION"/><text:span text:style-name="T49">ENGINELAB_MODIFY_DLL_VERSION</text:span><text:reference-mark-end text:name="ENGINELAB_MODIFY_DLL_VERSION"/></text:p>
      <text:p text:style-name="Text_20_body"><text:tab/><text:tab/>This definition determines what version of communication is supported. <text:s/>This version is <text:tab/><text:tab/>used for all the transfer structs used between the host and the hardware/simulator. <text:s/>The <text:tab/><text:tab/><text:tab/>actual API does not care, but the value is enforced to ensure that communication to the <text:tab/><text:tab/><text:tab/>hardware is correct.</text:p>
      <text:p text:style-name="code"><text:tab/><text:reference-mark-start text:name="EL_DOCKABLE_VERSION"/><text:span text:style-name="T49">EL_DOCKABLE_VERSION</text:span><text:reference-mark-end text:name="EL_DOCKABLE_VERSION"/></text:p>
      <text:p text:style-name="Text_20_body"><text:tab/><text:tab/><text:span text:style-name="T66">This is the actual version of the API that needs to be supported by the plugin. <text:s/>The <text:tab/><text:tab/><text:tab/>interfaces that are returned by the host have their own versions, so the plugin can decide. <text:s/><text:tab/><text:tab/>However, the host expects everything supplied by the plugin to be in this version. <text:s/>This <text:tab/><text:tab/><text:tab/>includes the structures, and interfaces that the plugin uses.</text:span></text:p>
      <text:p text:style-name="code"><text:span text:style-name="T66"><text:tab/></text:span><text:reference-mark-start text:name="EL_TARGET_VERSION"/><text:span text:style-name="T67">EL_TARGET_VERSION</text:span><text:reference-mark-end text:name="EL_TARGET_VERSION"/></text:p>
      <text:p text:style-name="Text_20_body"><text:span text:style-name="T66"><text:tab/><text:tab/>The version of the </text:span><text:span text:style-name="T35"><text:bookmark-ref text:reference-format="text" text:ref-name="__RefHeading__40907_803968142">ELTarget</text:bookmark-ref></text:span><text:span text:style-name="T66"> interface supported by the file. <text:s/>The actual version the host <text:tab/><text:tab/><text:tab/>is using may differ.</text:span></text:p>
      <text:p text:style-name="code"><text:span text:style-name="T66"><text:tab/></text:span><text:reference-mark-start text:name="EL_FULL_TARGET_VERSION"/><text:span text:style-name="T67">EL_FULL_TARGET_VERSION</text:span><text:reference-mark-end text:name="EL_FULL_TARGET_VERSION"/></text:p>
      <text:p text:style-name="Text_20_body"><text:span text:style-name="T66"><text:tab/><text:tab/>The version of the </text:span><text:span text:style-name="T35">ELFullTarget</text:span><text:span text:style-name="T66"> interface supported by the file. <text:s/>The actual version the <text:tab/><text:tab/><text:tab/>host is using may differ.</text:span></text:p>
      <text:p text:style-name="code"><text:span text:style-name="T66"><text:tab/></text:span><text:reference-mark-start text:name="EL_CONFIGURATION_VERSION"/><text:span text:style-name="T67">EL_CONFIGURATION_VERSION</text:span><text:reference-mark-end text:name="EL_CONFIGURATION_VERSION"/></text:p>
      <text:p text:style-name="Text_20_body"><text:span text:style-name="T66"><text:tab/><text:tab/>The version of the </text:span><text:span text:style-name="T35"><text:bookmark-ref text:reference-format="text" text:ref-name="__RefHeading__40922_803968142">ELConfiguration</text:bookmark-ref></text:span><text:span text:style-name="T66"> interface supported by the file. <text:s/>The actual version <text:tab/><text:tab/><text:tab/>the host is using may differ.</text:span></text:p>
      <text:p text:style-name="code"><text:span text:style-name="T66"><text:tab/></text:span><text:reference-mark-start text:name="EL_LAYOUT_VERSION"/><text:span text:style-name="T67">EL_LAYOUT_VERSION</text:span><text:reference-mark-end text:name="EL_LAYOUT_VERSION"/></text:p>
      <text:p text:style-name="Text_20_body"><text:span text:style-name="T66"><text:tab/><text:tab/>The version of the </text:span><text:span text:style-name="T35"><text:bookmark-ref text:reference-format="text" text:ref-name="__RefHeading__48198_803968142">ELLayout</text:bookmark-ref></text:span><text:span text:style-name="T66"> interface supported by the file. <text:s/>The actual version the host <text:tab/><text:tab/><text:tab/>is using may differ.</text:span></text:p>
      <text:p text:style-name="code"><text:span text:style-name="T66"><text:tab/></text:span><text:reference-mark-start text:name="EL_GENERIC_FUNCTION_VERSION"/><text:span text:style-name="T67">EL_GENERIC_FUNCTION_VERSION</text:span><text:reference-mark-end text:name="EL_GENERIC_FUNCTION_VERSION"/></text:p>
      <text:p text:style-name="Text_20_body"><text:span text:style-name="T66"><text:tab/><text:tab/>The version of </text:span><text:span text:style-name="T35"><text:bookmark-ref text:reference-format="text" text:ref-name="__RefHeading__32037_803968142">ELGenericFunctionTable</text:bookmark-ref></text:span><text:span text:style-name="T66"> supported by the file. <text:s/>The actual version the <text:tab/><text:tab/><text:tab/>host is using may differ.</text:span></text:p>
      <text:p text:style-name="code"><text:span text:style-name="T66"><text:tab/></text:span><text:reference-mark-start text:name="EL_DIALOGS_VERSION"/><text:span text:style-name="T67">EL_DIALOGS_VERSION</text:span><text:reference-mark-end text:name="EL_DIALOGS_VERSION"/></text:p>
      <text:p text:style-name="Text_20_body"><text:span text:style-name="T66"><text:tab/><text:tab/>The version of the </text:span><text:span text:style-name="T35"><text:bookmark-ref text:reference-format="text" text:ref-name="__RefHeading__53614_803968142">ELDialogs</text:bookmark-ref></text:span><text:span text:style-name="T66"> interface supported by the file. <text:s/>The actual version the host <text:tab/><text:tab/>is using may differ.</text:span></text:p>
      <text:p text:style-name="code"><text:span text:style-name="T66"><text:tab/></text:span><text:reference-mark-start text:name="EL_UNIT_CONVERTER_VERSION"/><text:span text:style-name="T67">EL_UNIT_CONVERTER_VERSION</text:span><text:reference-mark-end text:name="EL_UNIT_CONVERTER_VERSION"/></text:p>
      <text:p text:style-name="Text_20_body"><text:span text:style-name="T66"><text:tab/><text:tab/>The version of the </text:span><text:span text:style-name="T35"><text:bookmark-ref text:reference-format="text" text:ref-name="__RefHeading__53612_803968142">ELUnitConverter</text:bookmark-ref></text:span><text:span text:style-name="T66"> interface supported by the file. <text:s/>The actual version <text:tab/><text:tab/><text:tab/>the host is using may differ.</text:span></text:p>
      <text:p text:style-name="code"><text:span text:style-name="T66"><text:tab/></text:span><text:reference-mark-start text:name="EL_HOST_VERSION"/><text:span text:style-name="T67">EL_HOST_VERSION</text:span><text:reference-mark-end text:name="EL_HOST_VERSION"/></text:p>
      <text:p text:style-name="Text_20_body"><text:span text:style-name="T66"><text:tab/><text:tab/>The version of the </text:span><text:span text:style-name="T35"><text:bookmark-ref text:reference-format="text" text:ref-name="__RefHeading__49551_803968142">ELHost</text:bookmark-ref></text:span><text:span text:style-name="T66"> interface supported by the file. <text:s/>The actual version the host is <text:tab/><text:tab/><text:tab/>using may differ.</text:span></text:p>
      <text:p text:style-name="code"><text:span text:style-name="T66"><text:tab/></text:span><text:reference-mark-start text:name="EL_LAYOUT_TAB_CONTROL_HEIGHT"/><text:span text:style-name="T67">EL_LAYOUT_TAB_CONTROL_HEIGHT</text:span><text:reference-mark-end text:name="EL_LAYOUT_TAB_CONTROL_HEIGHT"/></text:p>
      <text:p text:style-name="P18"><text:tab/><text:tab/>The maximum height the tab control can be in the host. <text:s/>Only important if overwriting <text:tab/><text:tab/><text:tab/>the default tab control with a plugin defined version.</text:p>
      <text:p text:style-name="code"><text:span text:style-name="T66"><text:tab/></text:span><text:reference-mark-start text:name="EL_LAYOUT_SHRINK_SIZE"/><text:span text:style-name="T67">EL_LAYOUT_SHRINK_SIZE</text:span><text:reference-mark-end text:name="EL_LAYOUT_SHRINK_SIZE"/></text:p>
      <text:p text:style-name="Text_20_body"><text:span text:style-name="T66"><text:tab/><text:tab/>The minimum size an </text:span><text:span text:style-name="T35"><text:bookmark-ref text:reference-format="text" text:ref-name="__RefHeading__36214_803968142">ELLayoutWindow</text:bookmark-ref></text:span><text:span text:style-name="T66"> will be when considered shrunk. </text:span></text:p>
      <text:p text:style-name="code"><text:span text:style-name="T66"><text:tab/></text:span><text:reference-mark-start text:name="EL_MINIMUM_CONTROL_WINDOW_WIDTH"/><text:span text:style-name="T67">EL_MINIMUM_CONTROL_WINDOW_WIDTH</text:span><text:reference-mark-end text:name="EL_MINIMUM_CONTROL_WINDOW_WIDTH"/></text:p>
      <text:p text:style-name="Text_20_body"><text:soft-page-break/><text:span text:style-name="T66"><text:tab/><text:tab/>The minimum width of an </text:span><text:span text:style-name="T35"><text:bookmark-ref text:reference-format="text" text:ref-name="__RefHeading__35564_803968142">ELControlWindow</text:bookmark-ref></text:span><text:span text:style-name="T66">.</text:span></text:p>
      <text:p text:style-name="code"><text:span text:style-name="T66"><text:tab/></text:span><text:reference-mark-start text:name="EL_MINIMUM_CONTROL_WINDOW_HEIGHT"/><text:span text:style-name="T67">EL_MINIMUM_CONTROL_WINDOW_HEIGHT</text:span><text:reference-mark-end text:name="EL_MINIMUM_CONTROL_WINDOW_HEIGHT"/></text:p>
      <text:p text:style-name="Text_20_body"><text:span text:style-name="T66"><text:tab/><text:tab/>The minimum height of an </text:span><text:span text:style-name="T35"><text:bookmark-ref text:reference-format="text" text:ref-name="__RefHeading__35564_803968142">ELControlWindow</text:bookmark-ref></text:span><text:span text:style-name="T66">.</text:span></text:p>
      <text:p text:style-name="code"><text:span text:style-name="T66"><text:tab/></text:span><text:reference-mark-start text:name="EL_MAIN_WINDOW_MIN_WIDTH"/><text:span text:style-name="T67">EL_MAIN_WINDOW_MIN_WIDTH</text:span><text:reference-mark-end text:name="EL_MAIN_WINDOW_MIN_WIDTH"/></text:p>
      <text:p text:style-name="Text_20_body"><text:span text:style-name="T66"><text:tab/><text:tab/>The minimum width that the host window is allowed. <text:s/>Once supported, this will matter <text:tab/><text:tab/><text:tab/>for the </text:span><text:span text:style-name="T35">ELHostWindow</text:span><text:span text:style-name="T66">.</text:span></text:p>
      <text:p text:style-name="code"><text:span text:style-name="T66"><text:tab/></text:span><text:reference-mark-start text:name="EL_MAX_LAYOUT_PAGES"/><text:span text:style-name="T67">EL_MAX_LAYOUT_PAGES</text:span><text:reference-mark-end text:name="EL_MAX_LAYOUT_PAGES"/></text:p>
      <text:p text:style-name="P18"><text:tab/><text:tab/>The maximum number of layout pages supported by the host.</text:p>
      <text:p text:style-name="code"><text:span text:style-name="T66"><text:tab/></text:span><text:reference-mark-start text:name="EL_NUMBER_THEME_GRADIENTS"/><text:span text:style-name="T66">EL_NUMBER_THEME_GRADIENTS</text:span><text:reference-mark-end text:name="EL_NUMBER_THEME_GRADIENTS"/></text:p>
      <text:p text:style-name="Text_20_body"><text:span text:style-name="T66"><text:tab/><text:tab/>The number of </text:span><text:span text:style-name="codetext"><text:span text:style-name="T35"><text:bookmark-ref text:reference-format="text" text:ref-name="__RefHeading__32077_803968142">ELColorTriple</text:bookmark-ref></text:span></text:span><text:span text:style-name="T66"> that are supported in the theme.</text:span></text:p>
      <text:h text:style-name="P22" text:outline-level="3"><text:bookmark-start text:name="__RefHeading__422814_803968142"/>Status Codes<text:bookmark-end text:name="__RefHeading__422814_803968142"/></text:h>
      <text:p text:style-name="Text_20_body"><text:tab/>These status codes are returned by most of the functions in the defined interfaces, those functions that return different values are explicitly stated in their definitions below. <text:s/></text:p>
      <text:p text:style-name="code"><text:tab/><text:reference-mark-start text:name="DS_TRUE"/><text:reference-mark-start text:name="DS_SUCCESS"/><text:span text:style-name="T49">DS_SUCCESS</text:span><text:reference-mark-end text:name="DS_SUCCESS"/><text:reference-mark-end text:name="DS_TRUE"/></text:p>
      <text:p text:style-name="code"><text:tab/><text:span text:style-name="T49">DS_TRUE</text:span></text:p>
      <text:p text:style-name="Text_20_body"><text:tab/><text:tab/>These codes are generally returned to mean the action was successful or the prompt <text:tab/><text:tab/><text:tab/>returned in the affirmative.</text:p>
      <text:p text:style-name="code"><text:tab/><text:reference-mark-start text:name="DS_FAILURE"/><text:reference-mark-start text:name="DS_FALSE"/><text:span text:style-name="T49">DS_FAILURE</text:span><text:reference-mark-end text:name="DS_FALSE"/><text:reference-mark-end text:name="DS_FAILURE"/></text:p>
      <text:p text:style-name="code"><text:tab/><text:span text:style-name="T49">DS_FALSE</text:span></text:p>
      <text:p text:style-name="Text_20_body"><text:tab/><text:tab/>These codes are generally returned to mean the action failed, or the prompt returned in <text:tab/><text:tab/><text:tab/>the negative.</text:p>
      <text:p text:style-name="code"><text:tab/><text:reference-mark-start text:name="DS_REGISTERED"/><text:reference-mark-start text:name="DS_EXISTS"/><text:span text:style-name="T49">DS_REGISTERED</text:span><text:reference-mark-end text:name="DS_EXISTS"/><text:reference-mark-end text:name="DS_REGISTERED"/></text:p>
      <text:p text:style-name="code"><text:tab/><text:span text:style-name="T49">DS_EXISTS</text:span></text:p>
      <text:p text:style-name="Text_20_body"><text:tab/><text:tab/>These codes are generally returned to mean a matching item currently exists, or could <text:tab/><text:tab/><text:tab/>not register due to existence. <text:s/>These codes meaning either success or failure depends on <text:tab/><text:tab/><text:tab/>the call from which it was returned. <text:s/>The functions will define what they consider the <text:tab/><text:tab/><text:tab/>value to mean.</text:p>
      <text:p text:style-name="code"><text:tab/><text:reference-mark-start text:name="DS_INVALID_HOST_CONTEXT"/><text:reference-mark-start text:name="DS_INVALID_CONTEXT"/><text:span text:style-name="T49">DS_INVALID_HOST_CONTEXT</text:span><text:reference-mark-end text:name="DS_INVALID_CONTEXT"/><text:reference-mark-end text:name="DS_INVALID_HOST_CONTEXT"/></text:p>
      <text:p text:style-name="code"><text:span text:style-name="T61"><text:tab/></text:span><text:span text:style-name="T49">DS_INVALID_CONTEXT</text:span></text:p>
      <text:p text:style-name="Text_20_body"><text:tab/><text:tab/>This status is returned when a context does not exist in the eyes of the host. <text:s/>Mostly <text:tab/><text:tab/><text:tab/>deprecate but may still be used. <text:s/>This return can generally be interpreted as a fatal error <text:tab/><text:tab/><text:tab/>as the programmer did not pass in the correct context.</text:p>
      <text:p text:style-name="code"><text:tab/><text:reference-mark-start text:name="DS_INVALID_ARGUMENT"/><text:span text:style-name="T49">DS_INVALID_ARGUMENT</text:span><text:reference-mark-end text:name="DS_INVALID_ARGUMENT"/></text:p>
      <text:p text:style-name="Text_20_body"><text:tab/><text:tab/>This status is returned if any of the parameters are invalid for the function. <text:s/>This will <text:tab/><text:tab/><text:tab/>generally occur when passing in <text:span text:style-name="codetext"><text:span text:style-name="T49">NULL</text:span></text:span> instead of a valid pointer, or if the pointer given is <text:tab/><text:tab/>not appropriate (eg: passing a <text:span text:style-name="codetext"><text:span text:style-name="T35"><text:bookmark-ref text:reference-format="text" text:ref-name="__RefHeading__33755_803968142">ELWindow</text:bookmark-ref></text:span></text:span> pointer that is not the window attached to a <text:tab/><text:tab/><text:tab/>given <text:span text:style-name="codetext"><text:span text:style-name="T35"><text:bookmark-ref text:reference-format="text" text:ref-name="__RefHeading__38347_803968142">ELControl</text:bookmark-ref></text:span></text:span> pointer.)</text:p>
      <text:p text:style-name="code"><text:tab/><text:reference-mark-start text:name="DS_NOT_REGISTERED"/><text:reference-mark-start text:name="DS_DOES_NOT_EXIST"/><text:span text:style-name="T49">DS_NOT_REGISTERED</text:span><text:reference-mark-end text:name="DS_DOES_NOT_EXIST"/><text:reference-mark-end text:name="DS_NOT_REGISTERED"/></text:p>
      <text:p text:style-name="code"><text:tab/><text:span text:style-name="T49">DS_DOES_NOT_EXIST</text:span></text:p>
      <text:p text:style-name="Text_20_body"><text:tab/><text:tab/>These codes are returned to mean that an item does not exist, or if a part of the item has <text:tab/><text:tab/><text:tab/>not been registered. <text:s/>Attempting to unregister a window that was never registered is an <text:tab/><text:tab/><text:tab/>example of where this would be returned.</text:p>
      <text:p text:style-name="code"><text:tab/><text:reference-mark-start text:name="DS_NO_MEM"/><text:span text:style-name="T49">DS_NO_MEM</text:span><text:reference-mark-end text:name="DS_NO_MEM"/></text:p>
      <text:p text:style-name="Text_20_body"><text:tab/><text:tab/>This is returned when the host has ran out of memory to hold information required with <text:tab/><text:tab/><text:tab/>regards to windows and controls.</text:p>
      <text:p text:style-name="code"><text:tab/><text:reference-mark-start text:name="DS_ACTIVE_CONTROLS"/><text:span text:style-name="T49">DS_ACTIVE_CONTROLS</text:span><text:reference-mark-end text:name="DS_ACTIVE_CONTROLS"/></text:p>
      <text:p text:style-name="Text_20_body"><text:tab/><text:tab/>This is returned when attempting to unregister a window where controls attached to the <text:tab/><text:tab/><text:tab/>window have not yet been unregistered.</text:p>
      <text:p text:style-name="code"><text:tab/><text:reference-mark-start text:name="DS_WINDOW_NOT_REGISTERED"/><text:span text:style-name="T49">DS_WINDOW_NOT_REGISTERED</text:span><text:reference-mark-end text:name="DS_WINDOW_NOT_REGISTERED"/></text:p>
      <text:p text:style-name="Text_20_body"><text:tab/><text:tab/>This is returned when trying to inform the host of certain state changes for a window <text:tab/><text:tab/><text:tab/>that has never been registered. <text:s/>Also possible when a control is stating changes when the <text:tab/><text:tab/>control has never been registered.</text:p>
      <text:p text:style-name="code"><text:soft-page-break/><text:tab/><text:reference-mark-start text:name="DS_FILE_NOT_FOUND"/><text:span text:style-name="T49">DS_FILE_NOT_FOUND</text:span><text:reference-mark-end text:name="DS_FILE_NOT_FOUND"/></text:p>
      <text:p text:style-name="Text_20_body"><text:tab/><text:tab/>This is returned when the function is attempting to open a file and the file does not exist <text:tab/><text:tab/><text:tab/>or could not be open due to incorrect permissions.</text:p>
      <text:p text:style-name="code"><text:tab/><text:reference-mark-start text:name="DS_FILE_UPDATE_FAILED"/><text:span text:style-name="T49">DS_FILE_UPDATE_FAILED</text:span><text:reference-mark-end text:name="DS_FILE_UPDATE_FAILED"/></text:p>
      <text:p text:style-name="Text_20_body"><text:tab/><text:tab/>When opening a configuration file, this is returned if the file needed to be updated and <text:tab/><text:tab/><text:tab/>the update failed to produce a corrected file.</text:p>
      <text:p text:style-name="code"><text:tab/><text:reference-mark-start text:name="DS_FILE_INVALID"/><text:span text:style-name="T49">DS_FILE_INVALID</text:span><text:reference-mark-end text:name="DS_FILE_INVALID"/></text:p>
      <text:p text:style-name="Text_20_body"><text:tab/><text:tab/>The file is not of the correct format for the operation being attempted. <text:s/>Eg: The file is not <text:tab/><text:tab/>a valid layout file, configuration file, conversion file, or possible pak file.</text:p>
      <text:p text:style-name="code"><text:tab/><text:reference-mark-start text:name="DS_NOT_SUPPORTED"/><text:span text:style-name="T49">DS_NOT_SUPPORTED</text:span><text:reference-mark-end text:name="DS_NOT_SUPPORTED"/></text:p>
      <text:p text:style-name="Text_20_body"><text:tab/><text:tab/>This is returned if an operation is not supported by the host. <text:s/>This is always returned <text:tab/><text:tab/><text:tab/>prior to any checks. <text:s/>So to test for support, call a function with invalid parameters and <text:tab/><text:tab/><text:tab/>the function is supported if anything but this value is returned.</text:p>
      <text:p text:style-name="code"><text:tab/><text:reference-mark-start text:name="DS_UNSUPPORTED_VERSION"/><text:span text:style-name="T49">DS_UNSUPPORTED_VERSION</text:span><text:reference-mark-end text:name="DS_UNSUPPORTED_VERSION"/></text:p>
      <text:p text:style-name="Text_20_body"><text:tab/><text:tab/>Returned if the version of a passed in interface is not supported by the host. <text:s/>Also a <text:tab/><text:tab/><text:tab/>possible return value when initialization of the plugin has concluded.</text:p>
      <text:p text:style-name="code"><text:tab/><text:reference-mark-start text:name="DS_NO_CONNECTION"/><text:span text:style-name="T49">DS_NO_CONNECTION</text:span><text:reference-mark-end text:name="DS_NO_CONNECTION"/></text:p>
      <text:p text:style-name="Text_20_body"><text:tab/><text:tab/>Returned if the host is not currently connected to a target.</text:p>
      <text:p text:style-name="code"><text:tab/><text:reference-mark-start text:name="DS_NOT_CONTROL_WINDOW"/><text:span text:style-name="T49">DS_NOT_CONTROL_WINDOW</text:span><text:reference-mark-end text:name="DS_NOT_CONTROL_WINDOW"/></text:p>
      <text:p text:style-name="Text_20_body"><text:tab/><text:tab/>Returned if the passed in <text:span text:style-name="T35"><text:bookmark-ref text:reference-format="text" text:ref-name="__RefHeading__33755_803968142">ELWindow</text:bookmark-ref></text:span> is not an actual <text:span text:style-name="T35"><text:bookmark-ref text:reference-format="text" text:ref-name="__RefHeading__35564_803968142">ELControlWindow</text:bookmark-ref></text:span>. <text:s/>Mainly used <text:tab/><text:tab/><text:tab/>when registering the window.</text:p>
      <text:p text:style-name="code"><text:tab/><text:reference-mark-start text:name="DS_INVALID_EXPRESSION"/><text:span text:style-name="T49">DS_INVALID_EXPRESSION</text:span><text:reference-mark-end text:name="DS_INVALID_EXPRESSION"/></text:p>
      <text:p text:style-name="Text_20_body"><text:tab/><text:tab/>Returned if a math expression being used is incorrect in format or syntax.</text:p>
      <text:p text:style-name="code"><text:tab/><text:reference-mark-start text:name="DS_USER_CANCELED"/><text:span text:style-name="T49">DS_USER_CANCELED</text:span><text:reference-mark-end text:name="DS_USER_CANCELED"/></text:p>
      <text:p text:style-name="Text_20_body"><text:tab/><text:tab/>Returned if a popup window was needed and the user canceled. <text:s/>This implies that no <text:tab/><text:tab/><text:tab/>changes occurred.</text:p>
      <text:p text:style-name="code"><text:tab/><text:reference-mark-start text:name="DS_INVALID_RESULT"/><text:span text:style-name="T49">DS_INVALID_RESULT</text:span><text:reference-mark-end text:name="DS_INVALID_RESULT"/></text:p>
      <text:p text:style-name="Text_20_body"><text:tab/><text:tab/>Returned if a value returned by an expression yields an infinite or NaN value.</text:p>
      <text:p text:style-name="code"><text:tab/><text:reference-mark-start text:name="DS_UNDOCKED"/><text:span text:style-name="T49">DS_UNDOCKED</text:span><text:reference-mark-end text:name="DS_UNDOCKED"/></text:p>
      <text:p text:style-name="Text_20_body"><text:tab/><text:tab/>Returned if the window is currently undocked. <text:s/>Generally returned when attempting to <text:tab/><text:tab/><text:tab/>undock a window that is already considered undocked.</text:p>
      <text:p text:style-name="code"><text:tab/><text:reference-mark-start text:name="DS_PINNED"/><text:span text:style-name="T49">DS_PINNED</text:span><text:reference-mark-end text:name="DS_PINNED"/></text:p>
      <text:p text:style-name="Text_20_body"><text:tab/><text:tab/>Returned if the window is currently pinned. <text:s/>Generally returned when attempting to pin <text:tab/><text:tab/><text:tab/>a window that is already considered pinned.</text:p>
      <text:p text:style-name="code"><text:tab/><text:reference-mark-start text:name="DS_BUSY"/><text:span text:style-name="T49">DS_BUSY</text:span><text:reference-mark-end text:name="DS_BUSY"/></text:p>
      <text:p text:style-name="Text_20_body"><text:tab/><text:tab/>Returned if the current operation cannot be completed. <text:s/>Generally, when the host needs <text:tab/><text:tab/><text:tab/>to notify a set of windows/controls/managers, any call that would change the number of <text:tab/><text:tab/><text:tab/>either is locked out until completion.</text:p>
      <text:p text:style-name="code"><text:tab/><text:reference-mark-start text:name="DS_NO_CHANNELS"/><text:span text:style-name="T49">DS_NO_CHANNELS</text:span><text:reference-mark-end text:name="DS_NO_CHANNELS"/></text:p>
      <text:p text:style-name="Text_20_body"><text:tab/><text:tab/>Returned if a group being passed in has no channels attached when channels are <text:tab/><text:tab/><text:tab/><text:tab/>required.</text:p>
      <text:p text:style-name="code"><text:tab/><text:reference-mark-start text:name="DS_EMPTY_CHANNEL"/><text:span text:style-name="T49">DS_EMPTY_CHANNEL</text:span><text:reference-mark-end text:name="DS_EMPTY_CHANNEL"/></text:p>
      <text:p text:style-name="Text_20_body"><text:soft-page-break/><text:tab/><text:tab/>Returned if a channel being used is empty in terms of a name of actual number.</text:p>
      <text:p text:style-name="code"><text:tab/><text:reference-mark-start text:name="DS_INVALID_CHANNEL"/><text:span text:style-name="T49">DS_INVALID_CHANNEL</text:span><text:reference-mark-end text:name="DS_INVALID_CHANNEL"/></text:p>
      <text:p text:style-name="Text_20_body"><text:tab/><text:tab/>Returned if a channel being used does not exist in the host or current target.</text:p>
      <text:p text:style-name="code"><text:tab/><text:reference-mark-start text:name="DS_CONTROL_REGISTERED"/><text:span text:style-name="T49">DS_CONTROL_REGISTERED</text:span><text:reference-mark-end text:name="DS_CONTROL_REGISTERED"/></text:p>
      <text:p text:style-name="Text_20_body"><text:tab/><text:tab/>Returned when trying to register a control that has already been registered.</text:p>
      <text:p text:style-name="code"><text:tab/><text:reference-mark-start text:name="DS_CONTROL_NOT_REGISTERED"/><text:span text:style-name="T49">DS_CONTROL_NOT_REGISTERED</text:span><text:reference-mark-end text:name="DS_CONTROL_NOT_REGISTERED"/></text:p>
      <text:p text:style-name="Text_20_body"><text:tab/><text:tab/>Returned when trying to unregister a control that has yet to be registered.</text:p>
      <text:p text:style-name="code"><text:tab/><text:reference-mark-start text:name="DS_NOT_LAYOUT_WINDOW"/><text:span text:style-name="T49">DS_NOT_LAYOUT_WINDOW</text:span><text:reference-mark-end text:name="DS_NOT_LAYOUT_WINDOW"/></text:p>
      <text:p text:style-name="Text_20_body"><text:tab/><text:tab/>Returned when a layout window is expected and the given <text:span text:style-name="T35"><text:bookmark-ref text:reference-format="text" text:ref-name="__RefHeading__33755_803968142">ELWindow</text:bookmark-ref></text:span> is not a legal <text:tab/><text:tab/><text:tab/>layout window.</text:p>
      <text:p text:style-name="code"><text:tab/><text:reference-mark-start text:name="DS_MANAGER_REGISTERED"/><text:span text:style-name="T49">DS_MANAGER_REGISTERED</text:span><text:reference-mark-end text:name="DS_MANAGER_REGISTERED"/></text:p>
      <text:p text:style-name="Text_20_body"><text:tab/><text:tab/>Returned when trying to register an <text:span text:style-name="T35"><text:bookmark-ref text:reference-format="text" text:ref-name="__RefHeading__41900_803968142">ELLayoutManager</text:bookmark-ref></text:span> when it has been previously <text:tab/><text:tab/><text:tab/>registered.</text:p>
      <text:p text:style-name="code"><text:tab/><text:reference-mark-start text:name="DS_MANAGER_NOT_REGISTERED"/><text:span text:style-name="T49">DS_MANAGER_NOT_REGISTERED</text:span><text:reference-mark-end text:name="DS_MANAGER_NOT_REGISTERED"/></text:p>
      <text:p text:style-name="Text_20_body"><text:tab/><text:tab/>Returned when trying to unregister an <text:span text:style-name="T35"><text:bookmark-ref text:reference-format="text" text:ref-name="__RefHeading__41900_803968142">ELLayoutManager</text:bookmark-ref></text:span> when it has yet to be registered.</text:p>
      <text:p text:style-name="code"><text:tab/><text:reference-mark-start text:name="DS_NOT_IMPLEMENTED"/><text:span text:style-name="T49">DS_NOT_IMPLEMENTED</text:span><text:reference-mark-end text:name="DS_NOT_IMPLEMENTED"/></text:p>
      <text:p text:style-name="Text_20_body"><text:tab/><text:tab/>Returned when given function has not yet been implemented in the given version of the <text:tab/><text:tab/><text:tab/>host. <text:s/>The function will return nothing else in this case.</text:p>
      <text:p text:style-name="code"><text:tab/><text:reference-mark-start text:name="DS_INVALID_INPUT"/><text:span text:style-name="T49">DS_INVALID_INPUT</text:span><text:reference-mark-end text:name="DS_INVALID_INPUT"/></text:p>
      <text:p text:style-name="Text_20_body"><text:tab/><text:tab/>Returned when trying to create an external channel where an input is required but <text:tab/><text:tab/><text:tab/>invalid.</text:p>
      <text:p text:style-name="code"><text:tab/><text:reference-mark-start text:name="DS_LOGGING"/><text:span text:style-name="T49">DS_LOGGING</text:span><text:reference-mark-end text:name="DS_LOGGING"/></text:p>
      <text:p text:style-name="Text_20_body"><text:tab/><text:tab/>Returned when the host is currently in logging mode and an attempt was made to set the <text:tab/><text:tab/>state to logging or to change the internal state.</text:p>
      <text:p text:style-name="code"><text:tab/><text:reference-mark-start text:name="DS_INVALID_BUFFER"/><text:span text:style-name="T49">DS_INVALID_BUFFER</text:span><text:reference-mark-end text:name="DS_INVALID_BUFFER"/></text:p>
      <text:p text:style-name="Text_20_body"><text:tab/><text:tab/>Returned when using an <text:span text:style-name="codetext">ELGenericBuffer</text:span> incorrectly.</text:p>
      <text:p text:style-name="code"><text:tab/><text:reference-mark-start text:name="DS_BAD_STATE"/><text:span text:style-name="T49">DS_BAD_STATE</text:span><text:reference-mark-end text:name="DS_BAD_STATE"/></text:p>
      <text:p text:style-name="Text_20_body"><text:tab/><text:tab/>Returned if trying to add channels while the target is running or when trying to stop/run <text:tab/><text:tab/><text:tab/>a target while it is already in a stop/run state.</text:p>
      <text:p text:style-name="code"><text:tab/><text:reference-mark-start text:name="DS_ITEM_NOT_FOUND"/><text:span text:style-name="T49">DS_ITEM_NOT_FOUND</text:span><text:reference-mark-end text:name="DS_ITEM_NOT_FOUND"/></text:p>
      <text:p text:style-name="Text_20_body"><text:tab/><text:tab/>Returned if the channel name given does not match up with a name of a channel on the <text:tab/><text:tab/><text:tab/>target.</text:p>
      <text:p text:style-name="code"><text:tab/><text:reference-mark-start text:name="DS_MODIFY_ITEM_NOT_FOUND"/><text:span text:style-name="T49">DS_MODIFY_ITEM_NOT_FOUND</text:span><text:reference-mark-end text:name="DS_MODIFY_ITEM_NOT_FOUND"/></text:p>
      <text:p text:style-name="Text_20_body"><text:tab/><text:tab/>Returned when trying to modify an item that does not exist in the target.</text:p>
      <text:h text:style-name="P22" text:outline-level="3"><text:bookmark-start text:name="__RefHeading__278782_803968142"/>System Menu<text:bookmark-end text:name="__RefHeading__278782_803968142"/></text:h>
      <text:p text:style-name="Text_20_body"><text:tab/>The system menu is the menu that displays on a window when a user presses <text:span text:style-name="codetext">ATL + SPACE</text:span> or right clicks on the title bar for the window. <text:s/>The values listed here are those that are reserved for host use. <text:s/>The host will add these options to the system menu when created for those controls following the <text:span text:style-name="codetext"><text:bookmark-ref text:reference-format="text" text:ref-name="__RefHeading__34332_803968142">Control Window Concept</text:bookmark-ref></text:span>. <text:s/>Any other control may setup their system menu and use these values, but the formatting and look are only controlled by the host for those following the <text:span text:style-name="codetext"><text:bookmark-ref text:reference-format="text" text:ref-name="__RefHeading__34332_803968142">Control Window Concept</text:bookmark-ref></text:span>. <text:s/>For the host to truly handle these options, the control shall call the <text:span text:style-name="codetext"><text:span text:style-name="T35"><text:bookmark-ref text:reference-format="text" text:ref-name="__RefHeading__49551_803968142">ELHost</text:bookmark-ref></text:span></text:span><text:span text:style-name="codetext">::</text:span><text:span text:style-name="codetext"><text:bookmark-ref text:reference-format="text" text:ref-name="__RefHeading__96202_803968142">HandleSystemMenu</text:bookmark-ref></text:span> function inside the controls handler for <text:span text:style-name="codetext"><text:span text:style-name="T49">WM_SYSCOMMAND</text:span></text:span>.</text:p>
      <text:p text:style-name="code"><text:tab/><text:reference-mark-start text:name="EL_SC_SHOW_PROPERTIES"/><text:span text:style-name="T49">EL_SC_SHOW_PROPERTIES</text:span><text:reference-mark-end text:name="EL_SC_SHOW_PROPERTIES"/></text:p>
      <text:p text:style-name="Text_20_body"><text:tab/><text:tab/>This option is used to display the properties stated in the control. <text:s/>The host will call <text:tab/><text:tab/><text:tab/><text:span text:style-name="codetext"><text:span text:style-name="T35"><text:bookmark-ref text:reference-format="text" text:ref-name="__RefHeading__38347_803968142">ELControl</text:bookmark-ref></text:span></text:span><text:span text:style-name="codetext">::</text:span><text:span text:style-name="codetext"><text:bookmark-ref text:reference-format="text" text:ref-name="__RefHeading__53620_803968142">ShowPropertiesDlg</text:bookmark-ref></text:span> for the control that had this option picked.</text:p>
      <text:p text:style-name="code"><text:tab/><text:reference-mark-start text:name="EL_SC_SHOW_CHANNEL_LIST"/><text:span text:style-name="T49">EL_SC_SHOW_CHANNEL_LIST</text:span><text:reference-mark-end text:name="EL_SC_SHOW_CHANNEL_LIST"/></text:p>
      <text:p text:style-name="Text_20_body"><text:tab/><text:tab/>This option is used to bring up the channel select window of the host. <text:s/>This essentially <text:tab/><text:tab/><text:tab/>sets the channels a control uses following the restrictions given. <text:s/>The type of channels <text:tab/><text:tab/><text:tab/>allowed is followed as well as the number of channels. <text:s/></text:p>
      <text:p text:style-name="code"><text:tab/><text:reference-mark-start text:name="EL_SC_SHOW_TABLE_CONVERSION"/><text:span text:style-name="T49">EL_SC_SHOW_TABLE_CONVERSION</text:span><text:reference-mark-end text:name="EL_SC_SHOW_TABLE_CONVERSION"/></text:p>
      <text:p text:style-name="Text_20_body"><text:tab/><text:tab/>This option is used to bring up the channel select window of the host. <text:s/>This is used when <text:tab/><text:tab/>picking a conversion channel for the table to use for its main contents. <text:s/>This is different <text:tab/><text:tab/><text:tab/>from the normal channel select as it allows only one selection that may be a conversion <text:tab/><text:tab/><text:tab/>channel taking the table as an input, or the table itself. <text:s/></text:p>
      <text:p text:style-name="code"><text:tab/><text:reference-mark-start text:name="EL_SC_SHOW_XAXIS_CONVERSION"/><text:span text:style-name="T49">EL_SC_SHOW_XAXIS_CONVERSION</text:span><text:reference-mark-end text:name="EL_SC_SHOW_XAXIS_CONVERSION"/></text:p>
      <text:p text:style-name="Text_20_body"><text:tab/><text:tab/>This option is used to bring up the channel select window of the host. <text:s/>This is used when <text:tab/><text:tab/>picking a conversion channel for the table to use for its x-axis. <text:s/>This is different from the <text:tab/><text:tab/>normal channel select as it allows for only one selection that may be a conversion <text:tab/><text:tab/><text:tab/>channel taking the x-axis as an input, or the x-axis channel itself. <text:s/></text:p>
      <text:p text:style-name="code"><text:tab/><text:reference-mark-start text:name="EL_SC_SHOW_YAXIS_CONVERSION"/><text:span text:style-name="T49">EL_SC_SHOW_YAXIS_CONVERSION</text:span><text:reference-mark-end text:name="EL_SC_SHOW_YAXIS_CONVERSION"/></text:p>
      <text:p text:style-name="Text_20_body"><text:tab/><text:tab/>This option is used to bring up the channel select window of the host. <text:s/>This is used when <text:tab/><text:tab/>picking a conversion channel for the table to use for its y-axis (2D Tables only). <text:s/>This is <text:tab/><text:tab/><text:tab/>different from the normal channel select as it allows for only one selection that may be <text:tab/><text:tab/><text:tab/>the conversion channel taking the y-axis as an input, or the y-axis channel itself. <text:s/></text:p>
      <text:p text:style-name="code"><text:tab/><text:reference-mark-start text:name="EL_SC_SHOW_NUMBER_FORMAT_OPTIONS"/><text:span text:style-name="T49">EL_SC_SHOW_NUMBER_FORMAT_OPTIONS</text:span><text:reference-mark-end text:name="EL_SC_SHOW_NUMBER_FORMAT_OPTIONS"/></text:p>
      <text:p text:style-name="Text_20_body"><text:tab/><text:tab/>This option is used to bring up the number formatting window of the host. <text:s/>The <text:tab/><text:tab/><text:tab/><text:tab/>formatting is set to the channel given for the calling control, or for all matching <text:tab/><text:tab/><text:tab/><text:tab/>channels. <text:s/>The channel being used is the active parameter of <text:span text:style-name="codetext"><text:span text:style-name="T35"><text:bookmark-ref text:reference-format="text" text:ref-name="__RefHeading__49551_803968142">ELHost</text:bookmark-ref></text:span></text:span><text:span text:style-name="codetext">::</text:span><text:span text:style-name="codetext"><text:bookmark-ref text:reference-format="text" text:ref-name="__RefHeading__96202_803968142">HandleSystemMenu</text:bookmark-ref></text:span>. <text:s/></text:p>
      <text:p text:style-name="code"><text:tab/><text:reference-mark-start text:name="EL_SC_SHOW_COLOR_OPTIONS"/><text:span text:style-name="T49">EL_SC_SHOW_COLOR_OPTIONS</text:span><text:reference-mark-end text:name="EL_SC_SHOW_COLOR_OPTIONS"/></text:p>
      <text:p text:style-name="Text_20_body"><text:tab/><text:tab/>This option is used to bring up the color options window of the host. <text:s/>The color option is <text:tab/><text:tab/>set to the channel given for the calling control, or for all matching channels. <text:s/>The <text:tab/><text:tab/><text:tab/>channel being used is the active parameter of <text:span text:style-name="codetext"><text:span text:style-name="T35"><text:bookmark-ref text:reference-format="text" text:ref-name="__RefHeading__49551_803968142">ELHost</text:bookmark-ref></text:span></text:span><text:span text:style-name="codetext">::</text:span><text:span text:style-name="codetext"><text:bookmark-ref text:reference-format="text" text:ref-name="__RefHeading__96202_803968142">HandleSystemMenu</text:bookmark-ref></text:span>. <text:s/></text:p>
      <text:p text:style-name="code"><text:tab/><text:reference-mark-start text:name="EL_SC_DUPLICATE_CONTROL"/><text:span text:style-name="T49">EL_SC_DUPLICATE_CONTROL</text:span><text:reference-mark-end text:name="EL_SC_DUPLICATE_CONTROL"/></text:p>
      <text:p text:style-name="Text_20_body"><text:tab/><text:tab/>This will cause the control to be duplicated, generally takes advantage of saving to a <text:tab/><text:tab/><text:tab/>temporary memory layout and loading that same temporary layout. <text:s/>This option only <text:tab/><text:tab/><text:tab/>works if the control has <text:span text:style-name="codetext"><text:bookmark-ref text:reference-format="text" text:ref-name="__RefHeading__33735_803968142">IsSavable</text:bookmark-ref></text:span> set to <text:span text:style-name="codetext"><text:span text:style-name="T49">TRUE</text:span></text:span>. <text:s/>The duplicated control will start out as <text:tab/><text:soft-page-break/><text:tab/><text:tab/>undocked, meaning not currently a member of any page in a layout.</text:p>
      <text:p text:style-name="code"><text:tab/><text:reference-mark-start text:name="EL_SC_CHANNEL_PROPERTIES"/><text:span text:style-name="T49">EL_SC_CHANNEL_PROPERTIES</text:span><text:reference-mark-end text:name="EL_SC_CHANNEL_PROPERTIES"/></text:p>
      <text:p text:style-name="Text_20_body"><text:tab/><text:tab/>Added in version 4, this menu option is used to bring up the channel properties of the <text:tab/><text:tab/><text:tab/>active channel on a control. <text:s/>This option is only supported by those hosts that allow <text:tab/><text:tab/><text:tab/>model building or editing.</text:p>
      <text:p text:style-name="code"><text:tab/><text:reference-mark-start text:name="EL_SC_LOG_CHANNEL"/><text:span text:style-name="T49">EL_SC_LOG_CHANNEL</text:span><text:reference-mark-end text:name="EL_SC_LOG_CHANNEL"/></text:p>
      <text:p text:style-name="Text_20_body"><text:tab/><text:tab/>Added in version 5, this menu option is used to set the active channel of a control to be <text:tab/><text:tab/><text:tab/>logged by the host. <text:s/>Currently the host logs all channels that exist in all controls, but in <text:tab/><text:tab/><text:tab/>the future the user may be able to decide to manually select channels to be logged.</text:p>
      <text:p text:style-name="code"><text:tab/><text:reference-mark-start text:name="EL_SC_PLUGIN_START"/><text:span text:style-name="T49">EL_SC_PLUGIN_START</text:span><text:reference-mark-end text:name="EL_SC_PLUGIN_START"/></text:p>
      <text:p text:style-name="code"><text:span text:style-name="T49"><text:tab/><text:tab/></text:span><text:span text:style-name="T61">0x1000</text:span></text:p>
      <text:p text:style-name="Text_20_body"><text:tab/><text:tab/>This definition is a way to access the lowest value a plugin dll should use when adding <text:tab/><text:tab/><text:tab/>its own options to the system menu. <text:s/>This is to lower the chance of a plugin choosing the <text:tab/><text:tab/>same value that is reserved by the host and will generally not have the same meaning.</text:p>
      <text:h text:style-name="Heading_20_3" text:outline-level="3"><text:bookmark-start text:name="__RefHeading__422816_803968142"/>Log<text:bookmark-end text:name="__RefHeading__422816_803968142"/></text:h>
      <text:p text:style-name="code"><text:tab/><text:reference-mark-start text:name="LOG_NUM_TIMESTEPS"/><text:span text:style-name="T49">LOG_NUM_TIMESTEPS</text:span><text:reference-mark-end text:name="LOG_NUM_TIMESTEPS"/></text:p>
      <text:p text:style-name="Text_20_body"><text:tab/><text:tab/>This is the number of steps that are visible, or given, in an <text:span text:style-name="T35"><text:bookmark-ref text:reference-format="text" text:ref-name="__RefHeading__32319_803968142">ELChannelLogData</text:bookmark-ref></text:span> structure. <text:s/><text:tab/><text:tab/><text:tab/>This define may not be of the correct value, so use <text:span text:style-name="T35"><text:bookmark-ref text:reference-format="text" text:ref-name="__RefHeading__32319_803968142">ELChannelLogData</text:bookmark-ref></text:span><text:span text:style-name="codetext">::size</text:span> as it will <text:tab/><text:tab/><text:tab/>hold the correct value. <text:s/>A view of any log data only yields the peaks and valleys supplied <text:tab/><text:tab/>in an array of steps. <text:s/>This allows for faster rendering while keeping the information <text:tab/><text:tab/><text:tab/>correct.</text:p>
      <text:p text:style-name="code"><text:tab/><text:reference-mark-start text:name="LOG_MAX_TIMESTAMP"/><text:span text:style-name="T49">LOG_MAX_TIMESTAMP</text:span><text:reference-mark-end text:name="LOG_MAX_TIMESTAMP"/></text:p>
      <text:p text:style-name="Text_20_body"><text:tab/><text:tab/>This is the largest time any log may hold. <text:s/>Always means the end of the log.</text:p>
      <text:h text:style-name="P27" text:outline-level="2"><text:bookmark-start text:name="__RefHeading__422818_803968142"/>Type Definitions<text:bookmark-end text:name="__RefHeading__422818_803968142"/></text:h>
      <text:p text:style-name="Text_20_body"><text:tab/>The following have some types that may not be considered normal. <text:s/>Below is a list of the type and its equivalent normal. The size in bytes is given due to every structure/function required can only accept the correct number of bytes. <text:s/>Any offset difference may not break usage, but may cause incorrect information being passed around. <text:s/>For the sake of the API, all pointers (be they to values or functions) are to be 4 bytes in size. <text:s/>If a type is not supported as a pointer, using a <text:span text:style-name="T7">void</text:span> <text:span text:style-name="T45">*</text:span> in its place will yield the same result. <text:s/>A byte is considered to be 8 bits in length. </text:p>
      <text:p text:style-name="code"><text:tab/><text:span text:style-name="T7">int</text:span> – 4 bytes – An integer</text:p>
      <text:p text:style-name="code"><text:tab/><text:span text:style-name="T7">long</text:span> – 4 bytes – An integer</text:p>
      <text:p text:style-name="code"><text:tab/><text:span text:style-name="T7">unsigned short</text:span> – 2 bytes – A positive integer.</text:p>
      <text:p text:style-name="code"><text:tab/><text:span text:style-name="T7">unsigned</text:span> <text:span text:style-name="T7">long</text:span> – 4 bytes – A positive integer.</text:p>
      <text:p text:style-name="code"><text:tab/><text:span text:style-name="T7">unsigned</text:span> <text:span text:style-name="T7">int</text:span> – 4 bytes – A positive integer.</text:p>
      <text:p text:style-name="code"><text:tab/><text:span text:style-name="T7">long</text:span><text:span text:style-name="T23"> </text:span><text:span text:style-name="T7">long</text:span> – 8 bytes – An integer.</text:p>
      <text:p text:style-name="code"><text:tab/><text:span text:style-name="T12">float</text:span> – 4 bytes – A real.</text:p>
      <text:p text:style-name="code"><text:tab/><text:span text:style-name="T12">char</text:span> – 1 byte – Generally an ASCII value (letter, number, punctuation).</text:p>
      <text:p text:style-name="code"><text:tab/><text:span text:style-name="T41">BOOL</text:span> – <text:span text:style-name="T7">int</text:span> – A boolean. <text:s/>Accepted values <text:span text:style-name="T49">TRUE</text:span> (1) or <text:span text:style-name="T49">FALSE</text:span> (0).</text:p>
      <text:p text:style-name="code"><text:tab/><text:span text:style-name="T35">DWORD</text:span> – <text:span text:style-name="T7">unsigned</text:span> <text:span text:style-name="T7">long</text:span> – A positive value. Meaning varies depending on use.</text:p>
      <text:p text:style-name="code"><text:tab/><text:span text:style-name="T35">UINT</text:span> – <text:span text:style-name="T7">unsigned</text:span> <text:span text:style-name="T7">int</text:span> – A positive value. <text:s/>Meaning varies depending on use.</text:p>
      <text:p text:style-name="code"><text:tab/><text:span text:style-name="T35">WORD</text:span> – <text:span text:style-name="T7">unsigned short</text:span> – A positive value. Meaning varies depending on use.</text:p>
      <text:p text:style-name="code"><text:tab/><text:span text:style-name="T35">BYTE</text:span> – <text:span text:style-name="T7">unsigned char</text:span> – A positive value. <text:s/>Meaning varies depending on use.</text:p>
      <text:p text:style-name="code"><text:tab/><text:span text:style-name="T35">COLORREF</text:span> – <text:span text:style-name="T7">unsigned</text:span> <text:span text:style-name="T7">long</text:span> – A positive value. <text:s/>Holds color information.</text:p>
      <text:p text:style-name="code"><text:tab/><text:span text:style-name="T35">HWND</text:span> – <text:span text:style-name="T7">int *</text:span> – A handle controlled by Windows OS.</text:p>
      <text:p text:style-name="code"><text:tab/><text:span text:style-name="T35"><text:bookmark-ref text:reference-format="text" text:ref-name="__RefHeading__32759_803968142">INFOSELECT</text:bookmark-ref></text:span> – <text:span text:style-name="T35">DWORD</text:span></text:p>
      <text:p text:style-name="code"><text:tab/><text:span text:style-name="T35"><text:bookmark-ref text:reference-format="text" text:ref-name="__RefHeading__32323_803968142">CHANNELTYPE</text:bookmark-ref></text:span> – <text:span text:style-name="T35">DWORD</text:span></text:p>
      <text:p text:style-name="code"><text:tab/><text:span text:style-name="T35"><text:bookmark-ref text:reference-format="text" text:ref-name="__RefHeading__32321_803968142">CHANNELFLAGS</text:bookmark-ref></text:span> – <text:span text:style-name="T35">DWORD</text:span></text:p>
      <text:p text:style-name="code"><text:tab/><text:span text:style-name="T35"><text:bookmark-ref text:reference-format="text" text:ref-name="__RefHeading__32761_803968142">ELWINDOWTYPE</text:bookmark-ref></text:span> – <text:span text:style-name="T35">UINT</text:span></text:p>
      <text:p text:style-name="code"><text:tab/><text:span text:style-name="T35"><text:bookmark-ref text:reference-format="text" text:ref-name="__RefHeading__32763_803968142">HOSTSTATE</text:bookmark-ref></text:span> – <text:span text:style-name="T35">DWORD</text:span></text:p>
      <text:p text:style-name="code"><text:tab/><text:span text:style-name="T35"><text:bookmark-ref text:reference-format="text" text:ref-name="__RefHeading__32765_803968142">MODIFYOPTION</text:bookmark-ref></text:span> – <text:span text:style-name="T35">DWORD</text:span></text:p>
      <text:p text:style-name="code"><text:tab/><text:span text:style-name="T35"><text:bookmark-ref text:reference-format="text" text:ref-name="__RefHeading__32327_803968142">SELECTFLAGS</text:bookmark-ref></text:span> – <text:span text:style-name="T35">DWORD</text:span></text:p>
      <text:p text:style-name="code"><text:tab/><text:span text:style-name="T35"><text:bookmark-ref text:reference-format="text" text:ref-name="__RefHeading__32767_803968142">SYSMENUSUPPORT</text:bookmark-ref></text:span> – <text:span text:style-name="T35">DWORD</text:span></text:p>
      <text:p text:style-name="code"><text:tab/><text:span text:style-name="T35"><text:bookmark-ref text:reference-format="text" text:ref-name="__RefHeading__32333_803968142">HOOKTYPE</text:bookmark-ref></text:span> – <text:span text:style-name="T35">DWORD</text:span></text:p>
      <text:p text:style-name="code"><text:tab/><text:span text:style-name="T35"><text:bookmark-ref text:reference-format="text" text:ref-name="__RefHeading__32769_803968142">LAYOUTDELETEOPTION</text:bookmark-ref></text:span> – <text:span text:style-name="T35">DWORD</text:span></text:p>
      <text:p text:style-name="code"><text:tab/><text:span text:style-name="T35"><text:bookmark-ref text:reference-format="text" text:ref-name="__RefHeading__32771_803968142">LAYOUTCLEAROPTION</text:bookmark-ref></text:span> – <text:span text:style-name="T35">DWORD</text:span></text:p>
      <text:p text:style-name="code"><text:tab/><text:span text:style-name="T35"><text:bookmark-ref text:reference-format="text" text:ref-name="__RefHeading__32773_803968142">LAYOUTSAVEOPTION</text:bookmark-ref></text:span> – <text:span text:style-name="T35">DWORD</text:span></text:p>
      <text:p text:style-name="code"><text:tab/><text:span text:style-name="T35"><text:bookmark-ref text:reference-format="text" text:ref-name="__RefHeading__32775_803968142">FORMATTINGOPTION</text:bookmark-ref></text:span> – <text:span text:style-name="T35">DWORD</text:span></text:p>
      <text:p text:style-name="code"><text:tab/><text:span text:style-name="T35"><text:bookmark-ref text:reference-format="text" text:ref-name="__RefHeading__32777_803968142">CONVERSIONOPERATOR</text:bookmark-ref></text:span> – <text:span text:style-name="T35">UINT</text:span></text:p>
      <text:p text:style-name="code"><text:tab/><text:span text:style-name="T35"><text:bookmark-ref text:reference-format="text" text:ref-name="__RefHeading__32779_803968142">VIRTUALCHANNELTYPE</text:bookmark-ref></text:span> - <text:span text:style-name="T35">UINT</text:span></text:p>
      <text:p text:style-name="code"><text:tab/><text:span text:style-name="T35"><text:bookmark-ref text:reference-format="text" text:ref-name="__RefHeading__32331_803968142">LAYOUTWINDOWPOS</text:bookmark-ref></text:span> – <text:span text:style-name="T35">UINT</text:span></text:p>
      <text:p text:style-name="code"><text:tab/><text:span text:style-name="T35"><text:bookmark-ref text:reference-format="text" text:ref-name="__RefHeading__32343_803968142">PLUGINSTATUS</text:bookmark-ref></text:span> - <text:span text:style-name="T35">DWORD</text:span></text:p>
      <text:p text:style-name="code"><text:tab/><text:span text:style-name="T35"><text:bookmark-ref text:reference-format="text" text:ref-name="__RefHeading__32307_803968142">NUMBERFORMAT</text:bookmark-ref></text:span> – <text:span text:style-name="T35">UINT</text:span></text:p>
      <text:p text:style-name="code"><text:tab/><text:span text:style-name="T35"><text:bookmark-ref text:reference-format="text" text:ref-name="__RefHeading__32757_803968142">LOGTIMESTAMP</text:bookmark-ref></text:span> – <text:span text:style-name="T7">long</text:span><text:span text:style-name="T23"> </text:span><text:span text:style-name="T7">long</text:span></text:p>
      <text:p text:style-name="code"><text:tab/><text:span text:style-name="T35"><text:bookmark-ref text:reference-format="text" text:ref-name="__RefHeading__77140_329830452">CAMCRANKOPTION</text:bookmark-ref></text:span> – <text:span text:style-name="T35">UINT</text:span></text:p>
      <text:p text:style-name="code"><text:tab/><text:span text:style-name="T35"><text:bookmark-ref text:reference-format="text" text:ref-name="__RefHeading__77142_329830452">DELETEITEMOPTION</text:bookmark-ref></text:span> – <text:span text:style-name="T35">UINT</text:span></text:p>
      <text:p text:style-name="code"><text:tab/><text:span text:style-name="T35"><text:bookmark-ref text:reference-format="text" text:ref-name="__RefHeading__77144_329830452">CANCHANNEL</text:bookmark-ref></text:span> – <text:span text:style-name="T35">UINT</text:span></text:p>
      <text:p text:style-name="code"><text:tab/><text:span text:style-name="T35"><text:bookmark-ref text:reference-format="text" text:ref-name="__RefHeading__77146_329830452">TARGETINFO</text:bookmark-ref></text:span> – <text:span text:style-name="T35">UINT</text:span></text:p>
      <text:p text:style-name="code"><text:tab/></text:p>
      <text:p text:style-name="code"/>
      <text:h text:style-name="Heading_20_3" text:outline-level="3"/>
      <text:h text:style-name="P22" text:outline-level="3"><text:bookmark-start text:name="__RefHeading__32759_803968142"/>INFOSELECT<text:bookmark-end text:name="__RefHeading__32759_803968142"/></text:h>
      <text:p text:style-name="code"><text:span text:style-name="T35"><text:bookmark-ref text:reference-format="text" text:ref-name="__RefHeading__32759_803968142">INFOSELECT</text:bookmark-ref></text:span> – <text:span text:style-name="T35">DWORD</text:span> – <text:span text:style-name="T7">unsigned</text:span> <text:span text:style-name="T7">long</text:span> – 4 bytes – 32 bits</text:p>
      <text:p text:style-name="code"/>
      <text:p text:style-name="Text_20_body"><text:tab/>This is used when needing to determine what <text:span text:style-name="T35"><text:bookmark-ref text:reference-format="text" text:ref-name="__RefHeading__32317_803968142">ELChannelCommonInfo</text:bookmark-ref></text:span> inside a <text:span text:style-name="T35"><text:bookmark-ref text:reference-format="text" text:ref-name="__RefHeading__32315_803968142">ELChannelInfo</text:bookmark-ref></text:span> that will be used. <text:s/>The values are setup to be used as a mask, so the value may be one or more of the following possible values. <text:s/>A function will specify if it is expected to only have a single value.</text:p>
      <text:p text:style-name="Text_20_body"><text:tab/>Possible Values:</text:p>
      <text:p text:style-name="code"><text:tab/><text:reference-mark-start text:name="INFOSELECT_NONE"/><text:span text:style-name="T49">INFOSELECT_NONE</text:span><text:reference-mark-end text:name="INFOSELECT_NONE"/> – 0</text:p>
      <text:p text:style-name="Text_20_body"><text:tab/><text:tab/>Used when the selection does not matter.</text:p>
      <text:p text:style-name="code"><text:tab/><text:reference-mark-start text:name="INFOSELECT_PRIMARY"/><text:span text:style-name="T57">INFOSELECT_PRIMARY</text:span><text:reference-mark-end text:name="INFOSELECT_PRIMARY"/> – <text:span text:style-name="T49">1</text:span></text:p>
      <text:p text:style-name="Text_20_body"><text:span text:style-name="T49"><text:tab/><text:tab/></text:span>Means to use the primary <text:span text:style-name="codetext"><text:span text:style-name="T35"><text:bookmark-ref text:reference-format="text" text:ref-name="__RefHeading__32317_803968142">ELChannelCommonInfo</text:bookmark-ref></text:span></text:span>.</text:p>
      <text:p text:style-name="code"><text:tab/><text:reference-mark-start text:name="INFOSELECT_X_AXIS"/><text:span text:style-name="T57">INFOSELECT_X_AXIS</text:span><text:reference-mark-end text:name="INFOSELECT_X_AXIS"/> – <text:span text:style-name="T49">2</text:span></text:p>
      <text:p text:style-name="Text_20_body"><text:span text:style-name="T49"><text:tab/><text:tab/></text:span>Means to use the x_axis <text:span text:style-name="codetext"><text:span text:style-name="T35"><text:bookmark-ref text:reference-format="text" text:ref-name="__RefHeading__32317_803968142">ELChannelCommonInfo</text:bookmark-ref></text:span></text:span>.</text:p>
      <text:p text:style-name="code"><text:tab/><text:reference-mark-start text:name="INFOSELECT_Y_AXIS"/><text:span text:style-name="T57">INFOSELECT_Y_AXIS</text:span><text:reference-mark-end text:name="INFOSELECT_Y_AXIS"/> – <text:span text:style-name="T49">4</text:span></text:p>
      <text:p text:style-name="Text_20_body"><text:span text:style-name="T49"><text:tab/><text:tab/></text:span>Means to use the y_axis <text:span text:style-name="codetext"><text:span text:style-name="T35"><text:bookmark-ref text:reference-format="text" text:ref-name="__RefHeading__32317_803968142">ELChannelCommonInfo</text:bookmark-ref></text:span></text:span>.</text:p>
      <text:p text:style-name="code"><text:tab/><text:reference-mark-start text:name="INFOSELECT_ALL"/><text:span text:style-name="T49">INFOSELECT_ALL</text:span><text:reference-mark-end text:name="INFOSELECT_ALL"/> – 0xFFFFFFFF</text:p>
      <text:p text:style-name="Text_20_body"><text:tab/><text:tab/>Means that all parts have been affected.</text:p>
      <text:h text:style-name="P22" text:outline-level="3"><text:bookmark-start text:name="__RefHeading__32323_803968142"/>CHANNELTYPE<text:bookmark-end text:name="__RefHeading__32323_803968142"/></text:h>
      <text:p text:style-name="code"><text:span text:style-name="T35"><text:bookmark-ref text:reference-format="text" text:ref-name="__RefHeading__32323_803968142">CHANNELTYPE</text:bookmark-ref></text:span> – <text:span text:style-name="T35">DWORD</text:span> – <text:span text:style-name="T7">unsigned</text:span> <text:span text:style-name="T7">long</text:span> – 4 bytes – 32 bits</text:p>
      <text:p text:style-name="code"/>
      <text:p text:style-name="Text_20_body"><text:tab/>This is used to determine the type of channels as well as the filter on what channels may exist on a control. <text:s/>The values are setup to be used as a mask, so the value may be one or more of the following possible values. <text:s/>Note: <text:s/>A plugin may set the filter type for the controls, but only the host shall ever set the type field in <text:span text:style-name="T35"><text:bookmark-ref text:reference-format="text" text:ref-name="__RefHeading__32315_803968142">ELChannelInfo</text:bookmark-ref></text:span>.</text:p>
      <text:p text:style-name="Text_20_body"><text:tab/>Possible Values:</text:p>
      <text:p text:style-name="code"><text:tab/><text:reference-mark-start text:name="CHANNELTYPE_SIMPLE"/><text:span text:style-name="T57">CHANNELTYPE_SIMPLE</text:span><text:reference-mark-end text:name="CHANNELTYPE_SIMPLE"/> – 0x00000001</text:p>
      <text:p text:style-name="Text_20_body"><text:tab/><text:tab/>A channel that only has access to primary <text:span text:style-name="codetext"><text:span text:style-name="T35"><text:bookmark-ref text:reference-format="text" text:ref-name="__RefHeading__32317_803968142">ELChannelCommonInfo</text:bookmark-ref></text:span></text:span>.</text:p>
      <text:p text:style-name="code"><text:tab/><text:reference-mark-start text:name="CHANNELTYPE_1DTABLE"/><text:span text:style-name="T57">CHANNELTYPE_1DTABLE</text:span><text:reference-mark-end text:name="CHANNELTYPE_1DTABLE"/> – 0x00000002</text:p>
      <text:p text:style-name="Text_20_body"><text:tab/><text:tab/>A channel that has access to primary and x_axis <text:span text:style-name="codetext"><text:span text:style-name="T35"><text:bookmark-ref text:reference-format="text" text:ref-name="__RefHeading__32317_803968142">ELChannelCommonInfo</text:bookmark-ref></text:span></text:span>.</text:p>
      <text:p text:style-name="code"><text:tab/><text:reference-mark-start text:name="CHANNELTYPE_2DTABLE"/><text:span text:style-name="T57">CHANNELTYPE_2DTABLE</text:span><text:reference-mark-end text:name="CHANNELTYPE_2DTABLE"/> – 0x00000004</text:p>
      <text:p text:style-name="Text_20_body"><text:tab/><text:tab/>A channel that has access to primary, x_axis, and y_axis <text:span text:style-name="codetext"><text:span text:style-name="T35"><text:bookmark-ref text:reference-format="text" text:ref-name="__RefHeading__32317_803968142">ELChannelCommonInfo</text:bookmark-ref></text:span></text:span>.</text:p>
      <text:p text:style-name="code"><text:tab/><text:reference-mark-start text:name="CHANNELTYPE_ALL_NONVIRTUAL"/><text:span text:style-name="T57">CHANNELTYPE_ALL_NONVIRTUAL</text:span><text:reference-mark-end text:name="CHANNELTYPE_ALL_NONVIRTUAL"/> – 0x0000FFFF</text:p>
      <text:p text:style-name="Text_20_body"><text:tab/><text:tab/>Any channel of the preceding type. (Generally used as a filter.)</text:p>
      <text:p text:style-name="code"><text:tab/><text:reference-mark-start text:name="CHANNELTYPE_VIRTUAL"/><text:span text:style-name="T57">CHANNELTYPE_VIRTUAL</text:span><text:reference-mark-end text:name="CHANNELTYPE_VIRTUAL"/> – 0x00010000</text:p>
      <text:p text:style-name="Text_20_body"><text:tab/><text:tab/>The channel is a host channel, meaning a virtual or conversion channel.</text:p>
      <text:p text:style-name="code"><text:tab/><text:reference-mark-start text:name="CHANNELTYPE_ALL"/><text:span text:style-name="T57">CHANNELTYPE_ALL</text:span><text:reference-mark-end text:name="CHANNELTYPE_ALL"/> – 0x00FFFFFF</text:p>
      <text:p text:style-name="Text_20_body"><text:tab/><text:tab/>Used as a filter, any channel of the preceding type.</text:p>
      <text:p text:style-name="code"><text:tab/><text:reference-mark-start text:name="CHANNELTYPE_HIDDEN"/><text:span text:style-name="T57">CHANNELTYPE_HIDDEN</text:span><text:reference-mark-end text:name="CHANNELTYPE_HIDDEN"/> – 0x01000000</text:p>
      <text:p text:style-name="Text_20_body"><text:tab/><text:tab/>Allows the collection of those channels that are hidden.</text:p>
      <text:p text:style-name="code"><text:tab/><text:reference-mark-start text:name="CHANNELTYPE_ALL_WITH_HIDDEN"/><text:span text:style-name="T57">CHANNELTYPE_ALL_WITH_HIDDEN</text:span><text:reference-mark-end text:name="CHANNELTYPE_ALL_WITH_HIDDEN"/> – 0xFFFFFFFF</text:p>
      <text:p text:style-name="Text_20_body"><text:tab/><text:tab/>Used as a filter, any data from the preceding types.</text:p>
      <text:h text:style-name="P22" text:outline-level="3"><text:bookmark-start text:name="__RefHeading__32321_803968142"/>CHANNELFLAGS<text:bookmark-end text:name="__RefHeading__32321_803968142"/></text:h>
      <text:p text:style-name="code"><text:span text:style-name="T35"><text:bookmark-ref text:reference-format="text" text:ref-name="__RefHeading__32321_803968142">CHANNELFLAGS</text:bookmark-ref></text:span> – <text:span text:style-name="T35">DWORD</text:span> – <text:span text:style-name="T7">unsigned</text:span> <text:span text:style-name="T7">long</text:span> – 4 bytes – 32 bits</text:p>
      <text:p text:style-name="code"/>
      <text:p text:style-name="Text_20_body"><text:tab/>The flags are used to hold certain information about a channel with regards to how it is viewed by the host. <text:s text:c="2"/>With the field being a bit mask, zero or more of the flags may be set for any given channel. <text:s/>Referenced by <text:span text:style-name="T35"><text:bookmark-ref text:reference-format="text" text:ref-name="__RefHeading__49551_803968142">ELHost</text:bookmark-ref></text:span><text:span text:style-name="codetext">::</text:span><text:span text:style-name="codetext"><text:bookmark-ref text:reference-format="text" text:ref-name="__RefHeading__96218_803968142">SetFollowECU</text:bookmark-ref></text:span>.</text:p>
      <text:p text:style-name="Text_20_body"><text:tab/>Possible Values:</text:p>
      <text:p text:style-name="code"><text:tab/><text:reference-mark-start text:name="CHANNELFLAGS_NONE"/><text:span text:style-name="T49">CHANNELFLAGS_NONE</text:span><text:reference-mark-end text:name="CHANNELFLAGS_NONE"/></text:p>
      <text:p text:style-name="Text_20_body"><text:tab/><text:tab/>No special meaning is currently attached to the channel.</text:p>
      <text:p text:style-name="code"><text:tab/><text:reference-mark-start text:name="CHANNELFLAGS_VALID"/><text:span text:style-name="T49">CHANNELFLAGS_VALID</text:span><text:reference-mark-end text:name="CHANNELFLAGS_VALID"/></text:p>
      <text:p text:style-name="Text_20_body"><text:tab/><text:tab/>The channel is currently considered valid by the host. <text:s/>Generally, the channel points to <text:tab/><text:tab/><text:tab/>an actual channel on the target (or external channel living in the host). <text:s/>Changing any <text:tab/><text:tab/><text:tab/>part of the channel, unless changed by the host, will cause this value to state a lie.</text:p>
      <text:p text:style-name="code"><text:tab/><text:reference-mark-start text:name="CHANNELFLAGS_FOLLOW_ECU"/><text:span text:style-name="T49">CHANNELFLAGS_FOLLOW_ECU</text:span><text:reference-mark-end text:name="CHANNELFLAGS_FOLLOW_ECU"/></text:p>
      <text:p text:style-name="Text_20_body"><text:tab/><text:tab/>The channel, generally a Table channel, has been set to follow ecu. <text:s/>This means that a <text:tab/><text:tab/><text:tab/>table or graph displaying the data should display a selection around the current value.</text:p>
      <text:p text:style-name="code"><text:tab/><text:reference-mark-start text:name="CHANNELFLAGS_INTERPOLATED"/><text:span text:style-name="T49">CHANNELFLAGS_INTERPOLATED</text:span><text:reference-mark-end text:name="CHANNELFLAGS_INTERPOLATED"/></text:p>
      <text:p text:style-name="Text_20_body"><text:tab/><text:tab/>The channel, generally a Table channel, is set for interpolation. <text:s/>This means that a table <text:tab/><text:tab/><text:tab/>or graph display the data should interpolate between axis points to display a smoother <text:tab/><text:tab/><text:tab/>graph rather than a staircase.</text:p>
      <text:p text:style-name="code"><text:tab/><text:reference-mark-start text:name="CHANNELFLAGS_LOGGED"/><text:span text:style-name="T49">CHANNELFLAGS_LOGGED</text:span><text:reference-mark-end text:name="CHANNELFLAGS_LOGGED"/></text:p>
      <text:p text:style-name="Text_20_body"><text:tab/><text:tab/>The channel has been marked to be logged in the host (not the target). <text:s/>As all channels <text:tab/><text:tab/><text:tab/>are logged as long as they exist in a control, this flag may or may not be present. <text:s/>Will be <text:tab/><text:tab/>adjusted once manual logging is allowed.</text:p>
      <text:p text:style-name="code"><text:tab/><text:reference-mark-start text:name="CHANNELFLAGS_CONVERTED"/><text:span text:style-name="T49">CHANNELFLAGS_CONVERTED</text:span><text:reference-mark-end text:name="CHANNELFLAGS_CONVERTED"/></text:p>
      <text:p text:style-name="Text_20_body"><text:tab/><text:tab/>The channel is being converted by the host. <text:s/>The conversion applied is stated in the <text:tab/><text:tab/><text:tab/><text:span text:style-name="T35"><text:bookmark-ref text:reference-format="text" text:ref-name="__RefHeading__32317_803968142">ELChannelCommonInfo</text:bookmark-ref></text:span> under the unit member. <text:s/>This flags is redundant and not generally <text:tab/><text:tab/><text:tab/>required if properly assuming that the unit for the channel is always stated in the unit <text:tab/><text:tab/><text:tab/>member of <text:span text:style-name="T35"><text:bookmark-ref text:reference-format="text" text:ref-name="__RefHeading__32317_803968142">ELChannelCommonInfo</text:bookmark-ref></text:span>.</text:p>
      <text:h text:style-name="P22" text:outline-level="3"><text:bookmark-start text:name="__RefHeading__32761_803968142"/>ELWINDOWTYPE<text:bookmark-end text:name="__RefHeading__32761_803968142"/></text:h>
      <text:p text:style-name="code"><text:span text:style-name="T35"><text:bookmark-ref text:reference-format="text" text:ref-name="__RefHeading__32761_803968142">ELWINDOWTYPE</text:bookmark-ref></text:span> – <text:span text:style-name="T35">UINT</text:span> – <text:span text:style-name="T7">unsigned</text:span> <text:span text:style-name="T7">int</text:span> – 4 bytes – 32 bits</text:p>
      <text:p text:style-name="code"/>
      <text:p text:style-name="Text_20_body"><text:tab/>This holds the possible type of an <text:span text:style-name="T35"><text:bookmark-ref text:reference-format="text" text:ref-name="__RefHeading__33755_803968142">ELWindow</text:bookmark-ref></text:span>. <text:s/>The type determines if it is safe to cast a given <text:span text:style-name="T35"><text:bookmark-ref text:reference-format="text" text:ref-name="__RefHeading__33755_803968142">ELWindow</text:bookmark-ref></text:span> to its more specific counterpart. <text:s/>Only returned/used by the <text:span text:style-name="T35"><text:bookmark-ref text:reference-format="text" text:ref-name="__RefHeading__33755_803968142">ELWindow</text:bookmark-ref></text:span><text:span text:style-name="T45">::</text:span><text:span text:style-name="T45"><text:bookmark-ref text:reference-format="text" text:ref-name="__RefHeading__33727_803968142">Type</text:bookmark-ref></text:span> function.</text:p>
      <text:p text:style-name="Text_20_body"><text:tab/>Possible Values:</text:p>
      <text:p text:style-name="code"><text:tab/><text:reference-mark-start text:name="ELWINDOWTYPE_NORMAL"/><text:span text:style-name="T49">ELWINDOWTYPE_NORMAL</text:span><text:reference-mark-end text:name="ELWINDOWTYPE_NORMAL"/> – 0</text:p>
      <text:p text:style-name="Text_20_body"><text:tab/><text:tab/>Means the given <text:span text:style-name="T35"><text:bookmark-ref text:reference-format="text" text:ref-name="__RefHeading__33755_803968142">ELWindow</text:bookmark-ref></text:span> is only an <text:span text:style-name="T35"><text:bookmark-ref text:reference-format="text" text:ref-name="__RefHeading__33755_803968142">ELWindow</text:bookmark-ref></text:span>, no more specific type exists.</text:p>
      <text:p text:style-name="code"><text:tab/><text:reference-mark-start text:name="ELWINDOWTYPE_CONTROL"/><text:span text:style-name="T49">ELWINDOWTYPE_CONTROL</text:span><text:reference-mark-end text:name="ELWINDOWTYPE_CONTROL"/> – 1</text:p>
      <text:p text:style-name="Text_20_body"><text:tab/><text:tab/>Means the given <text:span text:style-name="T35"><text:bookmark-ref text:reference-format="text" text:ref-name="__RefHeading__33755_803968142">ELWindow</text:bookmark-ref></text:span> is actually an <text:span text:style-name="T35"><text:bookmark-ref text:reference-format="text" text:ref-name="__RefHeading__35564_803968142">ELControlWindow</text:bookmark-ref></text:span> and may be treated as such.</text:p>
      <text:p text:style-name="code"><text:tab/><text:reference-mark-start text:name="ELWINDOWTYPE_LAYOUT"/><text:span text:style-name="T49">ELWINDOWTYPE_LAYOUT</text:span><text:reference-mark-end text:name="ELWINDOWTYPE_LAYOUT"/> – 2</text:p>
      <text:p text:style-name="Text_20_body"><text:tab/><text:tab/>Means the given <text:span text:style-name="T35"><text:bookmark-ref text:reference-format="text" text:ref-name="__RefHeading__33755_803968142">ELWindow</text:bookmark-ref></text:span> is actually an <text:span text:style-name="T35"><text:bookmark-ref text:reference-format="text" text:ref-name="__RefHeading__36214_803968142">ELLayoutWindow</text:bookmark-ref></text:span> and may be treated as such.</text:p>
      <text:h text:style-name="P22" text:outline-level="3"><text:bookmark-start text:name="__RefHeading__32763_803968142"/>HOSTSTATE<text:bookmark-end text:name="__RefHeading__32763_803968142"/></text:h>
      <text:p text:style-name="code"><text:span text:style-name="T35"><text:bookmark-ref text:reference-format="text" text:ref-name="__RefHeading__32763_803968142">HOSTSTATE</text:bookmark-ref></text:span> – <text:span text:style-name="T35">DWORD</text:span><text:span text:style-name="T7"> – unsigned long</text:span> – 4 bytes – 32 bits</text:p>
      <text:p text:style-name="code"/>
      <text:p text:style-name="Text_20_body"><text:tab/>Used to hold possible values when a given state, according to the host, has changed. <text:s/>Useful when determining if a connection occurred or logging starts. <text:s/>Only used as a parameter for the <text:span text:style-name="T35"><text:bookmark-ref text:reference-format="text" text:ref-name="__RefHeading__33755_803968142">ELWindow</text:bookmark-ref></text:span><text:span text:style-name="T45">::</text:span><text:span text:style-name="T45"><text:bookmark-ref text:reference-format="text" text:ref-name="__RefHeading__33753_803968142">HostStateChanged</text:bookmark-ref></text:span> function.</text:p>
      <text:p text:style-name="Text_20_body"><text:tab/>Possible Values:</text:p>
      <text:p text:style-name="code"><text:tab/><text:reference-mark-start text:name="HOSTSTATE_NONE"/><text:span text:style-name="T49">HOSTSTATE_NONE</text:span><text:reference-mark-end text:name="HOSTSTATE_NONE"/> – 0x00000000</text:p>
      <text:p text:style-name="Text_20_body"><text:tab/><text:tab/>Nothing to report. <text:s/>No changes have occurred in state, basically a default base state.</text:p>
      <text:p text:style-name="code"><text:tab/><text:reference-mark-start text:name="HOSTSTATE_CONNECTION"/><text:span text:style-name="T49">HOSTSTATE_CONNECTION</text:span><text:reference-mark-end text:name="HOSTSTATE_CONNECTION"/> – 0x00000001</text:p>
      <text:p text:style-name="Text_20_body"><text:tab/><text:tab/>The host has connected, or disconnected, from a target. <text:s/>The connection state has <text:tab/><text:tab/><text:tab/>toggled.</text:p>
      <text:p text:style-name="code"><text:tab/><text:reference-mark-start text:name="HOSTSTATE_PC_LOGGING"/><text:span text:style-name="T49">HOSTSTATE_PC_LOGGING</text:span><text:reference-mark-end text:name="HOSTSTATE_PC_LOGGING"/> – 0x00000002</text:p>
      <text:p text:style-name="Text_20_body"><text:tab/><text:tab/>The host has started, or stopped, logging. <text:s/>The logging state has toggled.</text:p>
      <text:p text:style-name="code"><text:tab/><text:reference-mark-start text:name="HOSTSTATE_TARGET_LOGGING"/><text:span text:style-name="T49">HOSTSTATE_TARGET_LOGGING</text:span><text:reference-mark-end text:name="HOSTSTATE_TARGET_LOGGING"/> – 0x00000004</text:p>
      <text:p text:style-name="Text_20_body"><text:tab/><text:tab/>The target, according to the host, has started, or stopped, logging. <text:s/>The target logging <text:tab/><text:tab/><text:tab/>state has toggled.</text:p>
      <text:p text:style-name="code"><text:tab/><text:reference-mark-start text:name="HOSTSTATE_TARGET_STATE"/><text:span text:style-name="T49">HOSTSTATE_TARGET_STATE</text:span><text:reference-mark-end text:name="HOSTSTATE_TARGET_STATE"/> – 0x00000008</text:p>
      <text:p text:style-name="Text_20_body"><text:tab/><text:tab/>The target, according to the host, has either started or stopping running its internal <text:tab/><text:tab/><text:tab/>model. <text:s/>The target running state has toggled.</text:p>
      <text:p text:style-name="code"><text:tab/><text:reference-mark-start text:name="HOSTSTATE_ALL"/><text:span text:style-name="T49">HOSTSTATE_ALL</text:span><text:reference-mark-end text:name="HOSTSTATE_ALL"/> – 0xFFFFFFFF</text:p>
      <text:p text:style-name="Text_20_body"><text:tab/><text:tab/>All states are considered toggled. <text:s/>This mainly occurs when first being created.</text:p>
      <text:h text:style-name="P22" text:outline-level="3"><text:bookmark-start text:name="__RefHeading__32765_803968142"/>MODIFYOPTION<text:bookmark-end text:name="__RefHeading__32765_803968142"/></text:h>
      <text:p text:style-name="code"><text:span text:style-name="T35"><text:bookmark-ref text:reference-format="text" text:ref-name="__RefHeading__32765_803968142">MODIFYOPTION</text:bookmark-ref></text:span> – <text:span text:style-name="T35">UINT</text:span> – <text:span text:style-name="T7">unsigned</text:span> <text:span text:style-name="T7">int</text:span> – 4 bytes – 32 bits</text:p>
      <text:p text:style-name="code"/>
      <text:p text:style-name="Text_20_body"><text:tab/>Used to inform an <text:span text:style-name="T35"><text:bookmark-ref text:reference-format="text" text:ref-name="__RefHeading__36879_803968142">ELChannelGroup</text:bookmark-ref></text:span> that one of its channels has changed. <text:s/>The options specify what part of the channel has changed. <text:s/>Used only as a parameter to the <text:span text:style-name="T35"><text:bookmark-ref text:reference-format="text" text:ref-name="__RefHeading__36879_803968142">ELChannelGroup</text:bookmark-ref></text:span><text:span text:style-name="T45">::</text:span><text:span text:style-name="T45"><text:bookmark-ref text:reference-format="text" text:ref-name="__RefHeading__37569_803968142">ChannelModified</text:bookmark-ref></text:span> function.</text:p>
      <text:p text:style-name="Text_20_body"><text:tab/>Possible Values:</text:p>
      <text:p text:style-name="code"><text:tab/><text:reference-mark-start text:name="MODIFYOPTION_DATA"/><text:span text:style-name="T49">MODIFYOPTION_DATA</text:span><text:reference-mark-end text:name="MODIFYOPTION_DATA"/> – 0</text:p>
      <text:p text:style-name="Text_20_body"><text:tab/><text:tab/>The underlying data of the channel has changed. <text:s/>This may be cell data, if a table, or any <text:tab/><text:tab/>other data that is not explicit when called. <text:s/>Generally, the channel may be considered <text:tab/><text:tab/><text:tab/>dirty.</text:p>
      <text:p text:style-name="code"><text:tab/><text:reference-mark-start text:name="MODIFYOPTION_SELECTION"/><text:span text:style-name="T49">MODIFYOPTION_SELECTION</text:span><text:reference-mark-end text:name="MODIFYOPTION_SELECTION"/> – 1</text:p>
      <text:p text:style-name="Text_20_body"><text:tab/><text:tab/>The selection box of the channel has changed. <text:s/>This allows windows displaying <text:tab/><text:tab/><text:tab/><text:tab/>tables/graphs to adjust their selection box. <text:s/>Keeps all GUI elements uniform if followed <text:tab/><text:tab/><text:tab/>correctly. <text:s/>The channel is still considered clean.</text:p>
      <text:p text:style-name="code"><text:tab/><text:reference-mark-start text:name="MODIFYOPTION_FOLLOWECU"/><text:span text:style-name="T49">MODIFYOPTION_FOLLOWECU</text:span><text:reference-mark-end text:name="MODIFYOPTION_FOLLOWECU"/> – 2</text:p>
      <text:p text:style-name="Text_20_body"><text:tab/><text:tab/>The channel has been marked to follow ecu. <text:s/>Meaning that a control should ignore the <text:tab/><text:tab/><text:tab/>selection box specified in the channel and have the selection follow the current values of <text:tab/><text:tab/>the channel. <text:s/>The channel is still considered clean.</text:p>
      <text:p text:style-name="code"><text:tab/><text:reference-mark-start text:name="MODIFYOPTION_FORMATTING"/><text:span text:style-name="T49">MODIFYOPTION_FORMATTING</text:span><text:reference-mark-end text:name="MODIFYOPTION_FORMATTING"/> – 3</text:p>
      <text:p text:style-name="Text_20_body"><text:tab/><text:tab/>The format in which to display the actual channel data has changed. <text:s/>The channel may <text:tab/><text:tab/><text:tab/>be considered dirty.</text:p>
      <text:p text:style-name="code"><text:tab/><text:reference-mark-start text:name="MODIFYOPTION_COLOR"/><text:span text:style-name="T49">MODIFYOPTION_COLOR</text:span><text:reference-mark-end text:name="MODIFYOPTION_COLOR"/> – 4</text:p>
      <text:p text:style-name="Text_20_body"><text:tab/><text:tab/>The colors used to display the channel has changed. <text:s/>Or the ranges for the color <text:tab/><text:tab/><text:tab/><text:tab/>gradients have changed. <text:s/>Basically the user changed the theme. <text:s/>The channel may be <text:tab/><text:tab/><text:tab/>considered dirty.</text:p>
      <text:p text:style-name="code"><text:tab/><text:reference-mark-start text:name="MODIFYOPTION_VALIDITY"/><text:span text:style-name="T49">MODIFYOPTION_VALIDITY</text:span><text:reference-mark-end text:name="MODIFYOPTION_VALIDITY"/> – 5</text:p>
      <text:p text:style-name="Text_20_body"><text:tab/><text:tab/>The channel has become invalid or valid depending. <text:s/>The channel needs to be considered <text:tab/><text:tab/>dirty and all data as bad. <text:s/>Ties in with <text:span text:style-name="T46"><text:reference-ref text:reference-format="text" text:ref-name="CHANNELFLAGS_VALID">CHANNELFLAGS_VALID</text:reference-ref></text:span> if for the primary channel.</text:p>
      <text:p text:style-name="code"><text:tab/><text:reference-mark-start text:name="MODIFYOPTION_LOGGED"/><text:span text:style-name="T49">MODIFYOPTION_LOGGED</text:span><text:reference-mark-end text:name="MODIFYOPTION_LOGGED"/> – 6</text:p>
      <text:p text:style-name="Text_20_body"><text:tab/><text:tab/>The channel has been set, or unset, from logging. <text:s/>The channel may be considered dirty <text:tab/><text:tab/><text:tab/>if the group displays log data. <text:s/>Ties in with <text:span text:style-name="T46"><text:reference-ref text:reference-format="text" text:ref-name="CHANNELFLAGS_LOGGED">CHANNELFLAGS_LOGGED</text:reference-ref></text:span> if for the primary <text:tab/><text:tab/><text:tab/>channel.</text:p>
      <text:p text:style-name="code"><text:tab/><text:reference-mark-start text:name="MODIFYOPTION_UNIT"/><text:span text:style-name="T49">MODIFYOPTION_UNIT</text:span><text:reference-mark-end text:name="MODIFYOPTION_UNIT"/> – 7</text:p>
      <text:p text:style-name="Text_20_body"><text:tab/><text:tab/>The channel has been set to display a different unit then what is considered its base, or <text:tab/><text:tab/><text:tab/>normal, unit. <text:s/>The channel may be considered dirty. <text:s/>The values retrieved or stored in the <text:tab/><text:tab/>channel will be in the new unit.</text:p>
      <text:p text:style-name="code"><text:tab/><text:reference-mark-start text:name="MODIFYOPTION_LOG_DATA"/><text:span text:style-name="T49">MODIFYOPTION_LOG_DATA</text:span><text:reference-mark-end text:name="MODIFYOPTION_LOG_DATA"/> – 8</text:p>
      <text:p text:style-name="Text_20_body"><text:tab/><text:tab/>Deprecate. <text:s/>The channel has had its log data information reset. <text:s/>The channel is <text:tab/><text:tab/><text:tab/><text:tab/>considered dirty if attempting to view log data.</text:p>
      <text:h text:style-name="P22" text:outline-level="3"><text:bookmark-start text:name="__RefHeading__32327_803968142"/>SELECTFLAGS<text:bookmark-end text:name="__RefHeading__32327_803968142"/></text:h>
      <text:p text:style-name="code"><text:span text:style-name="T35"><text:bookmark-ref text:reference-format="text" text:ref-name="__RefHeading__32327_803968142">SELECTFLAGS</text:bookmark-ref></text:span> – <text:span text:style-name="T35">DWORD</text:span> – <text:span text:style-name="T7">unsigned</text:span> <text:span text:style-name="T7">long</text:span> – 4 bytes – 32 bits</text:p>
      <text:p text:style-name="code"/>
      <text:p text:style-name="Text_20_body"><text:tab/>A way to inform the host to display the channel list differently. <text:s/>Only used as a member of the <text:span text:style-name="T35"><text:bookmark-ref text:reference-format="text" text:ref-name="__RefHeading__32357_803968142">ELChannelSelectInfo</text:bookmark-ref></text:span> structure. <text:s/>The values that follow only have meaning when multiple selections are allowed.</text:p>
      <text:p text:style-name="Text_20_body"><text:tab/>Possible Values:</text:p>
      <text:p text:style-name="code"><text:tab/><text:reference-mark-start text:name="SELECTFLAGS_NONE"/><text:span text:style-name="T49">SELECTFLAGS_NONE</text:span><text:reference-mark-end text:name="SELECTFLAGS_NONE"/> – 0x00000000</text:p>
      <text:p text:style-name="Text_20_body"><text:tab/><text:tab/>Default display. <text:s/>The default way to display the channel list will be used by the host. <text:s/><text:tab/><text:tab/><text:tab/>The default may change without notice.</text:p>
      <text:p text:style-name="code"><text:tab/><text:reference-mark-start text:name="SELECTFLAGS_CHECKBOXES"/><text:span text:style-name="T49">SELECTFLAGS_CHECKBOXES</text:span><text:reference-mark-end text:name="SELECTFLAGS_CHECKBOXES"/> – 0x00000001</text:p>
      <text:p text:style-name="Text_20_body"><text:tab/><text:tab/>Displays multiple selection via checkbox interface rather than a selected list interface.</text:p>
      <text:p text:style-name="code"><text:tab/><text:reference-mark-start text:name="SELECTFLAGS_UNIQUE"/><text:span text:style-name="T49">SELECTFLAGS_UNIQUE</text:span><text:reference-mark-end text:name="SELECTFLAGS_UNIQUE"/> – 0x00000002</text:p>
      <text:p text:style-name="Text_20_body"><text:tab/><text:tab/>Informs the host to ensure that only a unique selection is picked. <text:s/>Only matters when not <text:tab/><text:tab/>using checkboxes as checkboxes imply uniqueness.</text:p>
      <text:p text:style-name="code"><text:tab/><text:reference-mark-start text:name="SELECTFLAGS_CSV_ALLOWED"/><text:span text:style-name="T49">SELECTFLAGS_CSV_ALLOWED</text:span><text:reference-mark-end text:name="SELECTFLAGS_CSV_ALLOWED"/> – 0x00000004</text:p>
      <text:p text:style-name="Text_20_body"><text:tab/><text:tab/>Informs the host to allow for the loading/appending/saving/clearing of a csv list file. <text:s/><text:tab/><text:tab/><text:tab/>Useful in selecting a preset list of channels.</text:p>
      <text:h text:style-name="P22" text:outline-level="3"><text:bookmark-start text:name="__RefHeading__32767_803968142"/>SYSMENUSUPPORT<text:bookmark-end text:name="__RefHeading__32767_803968142"/></text:h>
      <text:p text:style-name="code"><text:span text:style-name="T35"><text:bookmark-ref text:reference-format="text" text:ref-name="__RefHeading__32767_803968142">SYSMENUSUPPORT</text:bookmark-ref></text:span> – <text:span text:style-name="T35">DWORD</text:span> – <text:span text:style-name="T7">unsigned</text:span> <text:span text:style-name="T7">long</text:span> – 4 bytes – 32 bits</text:p>
      <text:p text:style-name="code"/>
      <text:p text:style-name="Text_20_body"><text:tab/>A bit map to inform the host what the windows system menu should display. <text:s/>The host uses certain knowledge to determine what to display, for example if the control displays multiple channels, all system menu options that expect a single channel are not displayed. <text:s/>Only used with <text:span text:style-name="T35"><text:bookmark-ref text:reference-format="text" text:ref-name="__RefHeading__38347_803968142">ELControl</text:bookmark-ref></text:span><text:span text:style-name="T45">::</text:span><text:span text:style-name="T45"><text:bookmark-ref text:reference-format="text" text:ref-name="__RefHeading__53622_803968142">SysMenuSupport</text:bookmark-ref></text:span>. <text:s/>Generally with a <text:span text:style-name="T35"><text:bookmark-ref text:reference-format="text" text:ref-name="__RefHeading__35564_803968142">ELControlWindow</text:bookmark-ref></text:span>.</text:p>
      <text:p text:style-name="Text_20_body"><text:tab/>Possible Values:</text:p>
      <text:p text:style-name="code"><text:tab/><text:reference-mark-start text:name="SYSMENUSUPPORT_PROPERTIES"/><text:span text:style-name="T49">SYSMENUSUPPORT_PROPERTIES</text:span><text:reference-mark-end text:name="SYSMENUSUPPORT_PROPERTIES"/> – 0x00000001</text:p>
      <text:p text:style-name="Text_20_body"><text:tab/><text:tab/>Informs the host that the system menu for the control should display a properties option. <text:s/><text:tab/><text:tab/>Meaning that the control can properly handle an <text:span text:style-name="T35"><text:bookmark-ref text:reference-format="text" text:ref-name="__RefHeading__38347_803968142">ELControl</text:bookmark-ref></text:span><text:span text:style-name="T45">::</text:span><text:span text:style-name="T45"><text:bookmark-ref text:reference-format="text" text:ref-name="__RefHeading__53620_803968142">ShowPropertiesDlg</text:bookmark-ref></text:span> call.</text:p>
      <text:p text:style-name="code"><text:tab/><text:reference-mark-start text:name="SYSMENUSUPPORT_SELECT_CHANNEL"/><text:span text:style-name="T49">SYSMENUSUPPORT_SELECT_CHANNEL</text:span><text:reference-mark-end text:name="SYSMENUSUPPORT_SELECT_CHANNEL"/> – 0x00000002</text:p>
      <text:p text:style-name="Text_20_body"><text:tab/><text:tab/>Informs the host that the system menu for the control should display a Select Channel <text:tab/><text:tab/><text:tab/>option. <text:s/>If this option is not specified, it is taken to mean that the channel selection is <text:tab/><text:tab/><text:tab/>handled externally (eg: not directly by the host).</text:p>
      <text:p text:style-name="code"><text:tab/><text:reference-mark-start text:name="SYSMENUSUPPORT_TABLE_CONVERSION"/><text:span text:style-name="T49">SYSMENUSUPPORT_TABLE_CONVERSION</text:span><text:reference-mark-end text:name="SYSMENUSUPPORT_TABLE_CONVERSION"/> – 0x00000004</text:p>
      <text:p text:style-name="code"><text:tab/><text:reference-mark-start text:name="SYSMENUSUPPORT_XAXIS_CONVERSION"/><text:span text:style-name="T49">SYSMENUSUPPORT_XAXIS_CONVERSION</text:span><text:reference-mark-end text:name="SYSMENUSUPPORT_XAXIS_CONVERSION"/> – 0x00000008</text:p>
      <text:p text:style-name="code"><text:tab/><text:reference-mark-start text:name="SYSMENUSUPPORT_YAXIS_CONVERSION"/><text:span text:style-name="T49">SYSMENUSUPPORT_YAXIS_CONVERSION</text:span><text:reference-mark-end text:name="SYSMENUSUPPORT_YAXIS_CONVERSION"/> – 0x00000010</text:p>
      <text:p text:style-name="Text_20_body"><text:tab/><text:tab/>Informs the host that the system menu for the control should display an option for <text:tab/><text:tab/><text:tab/>changing the conversion channel of the control. <text:s/>Only matters if the control is displaying <text:tab/><text:tab/>tables/graphs, as conversion channels are not set to work with anything else.</text:p>
      <text:p text:style-name="code"><text:tab/><text:reference-mark-start text:name="SYSMENUSUPPORT_NUMBER_OPTIONS"/><text:span text:style-name="T49">SYSMENUSUPPORT_NUMBER_OPTIONS</text:span><text:reference-mark-end text:name="SYSMENUSUPPORT_NUMBER_OPTIONS"/> – 0x00000020</text:p>
      <text:p text:style-name="Text_20_body"><text:tab/><text:tab/>Informs the host that the control allows for direct manipulation of the number formatting <text:tab/><text:tab/>for its channel. <text:s/></text:p>
      <text:p text:style-name="code"><text:tab/><text:reference-mark-start text:name="SYSMENUSUPPORT_COLOR_OPTIONS"/><text:span text:style-name="T49">SYSMENUSUPPORT_COLOR_OPTIONS</text:span><text:reference-mark-end text:name="SYSMENUSUPPORT_COLOR_OPTIONS"/> – 0x00000040</text:p>
      <text:p text:style-name="Text_20_body"><text:tab/><text:tab/>Informs the host that the control allows for direct manipulation of the colors for its <text:tab/><text:tab/><text:tab/>channel.</text:p>
      <text:p text:style-name="code"><text:tab/><text:reference-mark-start text:name="SYSMENUSUPPORT_DISPLAYS_LOG"/><text:span text:style-name="T49">SYSMENUSUPPORT_DISPLAYS_LOG</text:span><text:reference-mark-end text:name="SYSMENUSUPPORT_DISPLAYS_LOG"/> – 0x40000000</text:p>
      <text:p text:style-name="Text_20_body"><text:tab/><text:tab/>A flag. <text:s/>Does not directly effect the system menu. <text:s/>Informs the host that the control <text:tab/><text:tab/><text:tab/>displays log data, and not just output values.</text:p>
      <text:p text:style-name="code"><text:tab/><text:reference-mark-start text:name="SYSMENUSUPPORT_DISPLAYS_MULTIPLE"/><text:span text:style-name="T49">SYSMENUSUPPORT_DISPLAYS_MULTIPLE</text:span><text:reference-mark-end text:name="SYSMENUSUPPORT_DISPLAYS_MULTIPLE"/> – 0x80000000</text:p>
      <text:p text:style-name="Text_20_body"><text:tab/><text:tab/>A flag. <text:s/>Does not directly effect the system menu. <text:s/>Informs the host that the control <text:tab/><text:tab/><text:tab/>displays multiple channels, instead of only one channel. <text:s/>The host will remove, not <text:tab/><text:tab/><text:tab/>display, all those options that are for single channels only; like formatting, conversions, <text:tab/><text:tab/><text:tab/>colors.</text:p>
      <text:h text:style-name="P22" text:outline-level="3"><text:bookmark-start text:name="__RefHeading__32333_803968142"/>HOOKTYPE<text:bookmark-end text:name="__RefHeading__32333_803968142"/></text:h>
      <text:p text:style-name="code"><text:span text:style-name="T35"><text:bookmark-ref text:reference-format="text" text:ref-name="__RefHeading__32333_803968142">HOOKTYPE</text:bookmark-ref></text:span> – <text:span text:style-name="T35">DWORD</text:span> – <text:span text:style-name="T7">unsigned</text:span> <text:span text:style-name="T7">long</text:span> – 4 bytes – 32 bits</text:p>
      <text:p text:style-name="code"/>
      <text:p text:style-name="Text_20_body"><text:tab/>The values are used when a registered hook call is performed. <text:s/>Mainly, used by a host window to update certain information in the before/after calls to particular functions. <text:s/>Used only in conjunction with <text:span text:style-name="T35"><text:bookmark-ref text:reference-format="text" text:ref-name="__RefHeading__42880_803968142">ELHook</text:bookmark-ref></text:span> related calls (eg: Registering/unregistering, Before/After). <text:s/>Hooks are handled as or'd <text:s/>in the host, as such a hook can be registered multiple times for different types.</text:p>
      <text:p text:style-name="Text_20_body"><text:tab/>Possible Values:</text:p>
      <text:p text:style-name="code"><text:tab/><text:reference-mark-start text:name="HOOKTYPE_NONE"/><text:span text:style-name="T49">HOOKTYPE_NONE</text:span><text:reference-mark-end text:name="HOOKTYPE_NONE"/> – 0x00000000</text:p>
      <text:p text:style-name="Text_20_body"><text:tab/><text:tab/>Nothing. <text:s/>Can also be used to clear previously set notifications.</text:p>
      <text:p text:style-name="code"><text:tab/><text:reference-mark-start text:name="HOOKTYPE_THEME_RESET"/><text:span text:style-name="T49">HOOKTYPE_THEME_RESET</text:span><text:reference-mark-end text:name="HOOKTYPE_THEME_RESET"/> – 0x00000001</text:p>
      <text:p text:style-name="Text_20_body"><text:tab/><text:tab/>The theme is about to be reset, or has just been reset.</text:p>
      <text:p text:style-name="code"><text:tab/><text:reference-mark-start text:name="HOOKTYPE_THEME_APPLY"/><text:span text:style-name="T49">HOOKTYPE_THEME_APPLY</text:span><text:reference-mark-end text:name="HOOKTYPE_THEME_APPLY"/> – 0x00000002</text:p>
      <text:p text:style-name="Text_20_body"><text:tab/><text:tab/>The theme is about to be applied to all windows, or has just been applied to all windows.</text:p>
      <text:p text:style-name="code"><text:tab/><text:reference-mark-start text:name="HOOKTYPE_THEME"/><text:span text:style-name="T49">HOOKTYPE_THEME</text:span><text:reference-mark-end text:name="HOOKTYPE_THEME"/> – 0x00000003</text:p>
      <text:p text:style-name="Text_20_body"><text:tab/><text:tab/>Used when registering/unregistering. <text:s/>Apply for all theme notifications.</text:p>
      <text:p text:style-name="code"><text:tab/><text:reference-mark-start text:name="HOOKTYPE_LAYOUT_OPEN"/><text:span text:style-name="T49">HOOKTYPE_LAYOUT_OPEN</text:span><text:reference-mark-end text:name="HOOKTYPE_LAYOUT_OPEN"/> – 0x00000004</text:p>
      <text:p text:style-name="Text_20_body"><text:tab/><text:tab/>A new layout is about to be, or has been, opened.</text:p>
      <text:p text:style-name="code"><text:tab/><text:reference-mark-start text:name="HOOKTYPE_LAYOUT_APPEND"/><text:span text:style-name="T49">HOOKTYPE_LAYOUT_APPEND</text:span><text:reference-mark-end text:name="HOOKTYPE_LAYOUT_APPEND"/> – 0x00000008</text:p>
      <text:p text:style-name="Text_20_body"><text:tab/><text:tab/>A layout is about to be, or has been, appended to the current layout.</text:p>
      <text:p text:style-name="code"><text:tab/><text:reference-mark-start text:name="HOOKTYPE_LAYOUT_CLEAR"/><text:span text:style-name="T49">HOOKTYPE_LAYOUT_CLEAR</text:span><text:reference-mark-end text:name="HOOKTYPE_LAYOUT_CLEAR"/> – 0x00000010</text:p>
      <text:p text:style-name="Text_20_body"><text:tab/><text:tab/>The layout is about to be, or has been, cleared.</text:p>
      <text:p text:style-name="code"><text:tab/><text:reference-mark-start text:name="HOOKTYPE_LAYOUT_SAVE"/><text:span text:style-name="T49">HOOKTYPE_LAYOUT_SAVE</text:span><text:reference-mark-end text:name="HOOKTYPE_LAYOUT_SAVE"/> – 0x00000020</text:p>
      <text:p text:style-name="Text_20_body"><text:tab/><text:tab/>The layout is about to be, or has been, saved.</text:p>
      <text:p text:style-name="code"><text:tab/><text:reference-mark-start text:name="HOOKTYPE_LAYOUT"/><text:span text:style-name="T49">HOOKTYPE_LAYOUT</text:span><text:reference-mark-end text:name="HOOKTYPE_LAYOUT"/> – 0x0000003C</text:p>
      <text:p text:style-name="Text_20_body"><text:tab/><text:tab/>Used when registering/unregistering. <text:s/>Apply for all layout notifications.</text:p>
      <text:p text:style-name="code"><text:tab/><text:reference-mark-start text:name="HOOKTYPE_VIRTUAL_CLEAR"/><text:span text:style-name="T49">HOOKTYPE_VIRTUAL_CLEAR</text:span><text:reference-mark-end text:name="HOOKTYPE_VIRTUAL_CLEAR"/> – 0x00000040</text:p>
      <text:p text:style-name="Text_20_body"><text:tab/><text:tab/>The virtual channels are about to be, or have been, cleared.</text:p>
      <text:p text:style-name="code"><text:tab/><text:reference-mark-start text:name="HOOKTYPE_VIRTUAL_ADD"/><text:span text:style-name="T49">HOOKTYPE_VIRTUAL_ADD</text:span><text:reference-mark-end text:name="HOOKTYPE_VIRTUAL_ADD"/> – 0x00000080</text:p>
      <text:p text:style-name="Text_20_body"><text:tab/><text:tab/>A virtual channel is about to be, or has been, added.</text:p>
      <text:p text:style-name="code"><text:tab/><text:reference-mark-start text:name="HOOKTYPE_VIRTUAL_MODIFIED"/><text:span text:style-name="T49">HOOKTYPE_VIRTUAL_MODIFIED</text:span><text:reference-mark-end text:name="HOOKTYPE_VIRTUAL_MODIFIED"/> – 0x00000100</text:p>
      <text:p text:style-name="Text_20_body"><text:tab/><text:tab/>A virtual channel is about to be, or has been, modified.<text:tab/></text:p>
      <text:p text:style-name="code"><text:tab/><text:reference-mark-start text:name="HOOKTYPE_VIRTUAL"/><text:span text:style-name="T49">HOOKTYPE_VIRTUAL</text:span><text:reference-mark-end text:name="HOOKTYPE_VIRTUAL"/> – 0x000001C0</text:p>
      <text:p text:style-name="Text_20_body"><text:tab/><text:tab/>Used when registering/unregistering. <text:s/>Apply for all virtual channel notifications.</text:p>
      <text:p text:style-name="code"><text:tab/><text:reference-mark-start text:name="HOOKTYPE_ALL"/><text:span text:style-name="T49">HOOKTYPE_ALL</text:span><text:reference-mark-end text:name="HOOKTYPE_ALL"/> – 0xFFFFFFFF</text:p>
      <text:p text:style-name="Text_20_body"><text:tab/><text:tab/>Used when registering/unregistering. <text:s/>Apply for all hook notifications.</text:p>
      <text:h text:style-name="P22" text:outline-level="3"><text:bookmark-start text:name="__RefHeading__32769_803968142"/>LAYOUTDELETEOPTION<text:bookmark-end text:name="__RefHeading__32769_803968142"/></text:h>
      <text:p text:style-name="code"><text:span text:style-name="T35"><text:bookmark-ref text:reference-format="text" text:ref-name="__RefHeading__32769_803968142">LAYOUTDELETEOPTION</text:bookmark-ref></text:span> – <text:span text:style-name="T35">DWORD</text:span> – <text:span text:style-name="T7">unsigned</text:span> <text:span text:style-name="T7">long</text:span> – 4 bytes – 32 bits</text:p>
      <text:p text:style-name="code"/>
      <text:p text:style-name="Text_20_body"><text:tab/>This is used to determine what part of the layout to delete. <text:s/>This is page based, so no theme or virtual data can be deleted. <text:s/>However, it is possible to delete a page while keeping the windows that existed on the page.</text:p>
      <text:p text:style-name="Text_20_body"><text:tab/>Possible Value:</text:p>
      <text:p text:style-name="code"><text:tab/><text:reference-mark-start text:name="LAYOUTDELETEOPTION_WINDOWS"/><text:span text:style-name="T49">LAYOUTDELETEOPTION_WINDOWS</text:span><text:reference-mark-end text:name="LAYOUTDELETEOPTION_WINDOWS"/> – 0x00000001</text:p>
      <text:p text:style-name="Text_20_body"><text:tab/><text:tab/>State to remove all the windows docked on a given page.</text:p>
      <text:p text:style-name="code"><text:tab/><text:reference-mark-start text:name="LAYOUTDELETEOPTION_PAGE"/><text:span text:style-name="T49">LAYOUTDELETEOPTION_PAGE</text:span><text:reference-mark-end text:name="LAYOUTDELETEOPTION_PAGE"/> – 0x00000008</text:p>
      <text:p text:style-name="Text_20_body"><text:tab/><text:tab/>State to remove the page. <text:s/>This can be set alone, where the windows will become <text:tab/><text:tab/><text:tab/>undocked in the layout.</text:p>
      <text:p text:style-name="code"><text:tab/><text:reference-mark-start text:name="LAYOUTDELETEOPTION_ALL"/><text:span text:style-name="T49">LAYOUTDELETEOPTION_ALL</text:span><text:reference-mark-end text:name="LAYOUTDELETEOPTION_ALL"/> – 0xFFFFFFFF</text:p>
      <text:p text:style-name="Text_20_body"><text:tab/><text:tab/>State to remove the page and the windows and any other possible future parts of the <text:tab/><text:tab/><text:tab/>page.</text:p>
      <text:h text:style-name="P22" text:outline-level="3"><text:bookmark-start text:name="__RefHeading__32771_803968142"/>LAYOUTCLEAROPTION<text:bookmark-end text:name="__RefHeading__32771_803968142"/></text:h>
      <text:p text:style-name="code"><text:span text:style-name="T35"><text:bookmark-ref text:reference-format="text" text:ref-name="__RefHeading__32771_803968142">LAYOUTCLEAROPTION</text:bookmark-ref></text:span> – <text:span text:style-name="T35">DWORD</text:span> – <text:span text:style-name="T7">unsigned</text:span> <text:span text:style-name="T7">long</text:span> – 4 bytes – 32 bits</text:p>
      <text:p text:style-name="code"/>
      <text:p text:style-name="Text_20_body"><text:tab/>This is used to specify which part of the layout to clear, or return to a default state. <text:s/>If to clear the layout of all pages, this will also remove all the current windows.</text:p>
      <text:p text:style-name="Text_20_body"><text:tab/>Possible Values:</text:p>
      <text:p text:style-name="code"><text:tab/><text:reference-mark-start text:name="LAYOUTCLEAROPTION_WINDOWS"/><text:span text:style-name="T49">LAYOUTCLEAROPTION_WINDOWS</text:span><text:reference-mark-end text:name="LAYOUTCLEAROPTION_WINDOWS"/> – 0x00000001</text:p>
      <text:p text:style-name="Text_20_body"><text:tab/><text:tab/>State to clear the windows of the layout. <text:s/>This will not affect the pages of the layout that <text:tab/><text:tab/>exist, instead the pages will just become empty.</text:p>
      <text:p text:style-name="code"><text:tab/><text:reference-mark-start text:name="LAYOUTCLEAROPTION_VIRTUAL"/><text:span text:style-name="T49">LAYOUTCLEAROPTION_VIRTUAL</text:span><text:reference-mark-end text:name="LAYOUTCLEAROPTION_VIRTUAL"/> – 0x00000002</text:p>
      <text:p text:style-name="Text_20_body"><text:tab/><text:tab/>State to clear (remove) the host of all virtual channels.</text:p>
      <text:p text:style-name="code"><text:tab/><text:reference-mark-start text:name="LAYOUTCLEAROPTION_THEME"/><text:span text:style-name="T49">LAYOUTCLEAROPTION_THEME</text:span><text:reference-mark-end text:name="LAYOUTCLEAROPTION_THEME"/> – 0x00000004</text:p>
      <text:p text:style-name="Text_20_body"><text:tab/><text:tab/>State to reset the hosts theme data back to a default value.</text:p>
      <text:p text:style-name="code"><text:tab/><text:reference-mark-start text:name="LAYOUTCLEAROPTION_PAGES"/><text:span text:style-name="T49">LAYOUTCLEAROPTION_PAGES</text:span><text:reference-mark-end text:name="LAYOUTCLEAROPTION_PAGES"/> – 0x00000009</text:p>
      <text:p text:style-name="Text_20_body"><text:tab/><text:tab/>State to clear all the pages. <text:s/>The value is set in a way that clearing all the pages also <text:tab/><text:tab/><text:tab/>clears all the windows. <text:s/>Once the pages have been cleared and default number of empty <text:tab/><text:tab/><text:tab/>pages will take its place. <text:s/>The default number is settable in the Application Options.</text:p>
      <text:p text:style-name="code"><text:s/><text:tab/><text:reference-mark-start text:name="LAYOUTCLEAROPTION_RESET"/><text:span text:style-name="T49">LAYOUTCLEAROPTION_RESET</text:span><text:reference-mark-end text:name="LAYOUTCLEAROPTION_RESET"/> – 0x10000009</text:p>
      <text:p text:style-name="Text_20_body"><text:tab/><text:tab/>State to clear all the pages and reset the layout back to default. <text:s/>Meaning a given number <text:tab/><text:tab/>of blank pages will be created.</text:p>
      <text:p text:style-name="code"><text:tab/><text:reference-mark-start text:name="LAYOUTCLEAROPTION_ALL"/><text:span text:style-name="T49">LAYOUTCLEAROPTION_ALL</text:span><text:reference-mark-end text:name="LAYOUTCLEAROPTION_ALL"/> – 0xFFFFFFFF</text:p>
      <text:p text:style-name="Text_20_body"><text:tab/><text:tab/>State to clear all current and future parts of the layout, and to reset to a default setting.</text:p>
      <text:h text:style-name="P22" text:outline-level="3"><text:bookmark-start text:name="__RefHeading__32773_803968142"/>LAYOUTSAVEOPTION<text:bookmark-end text:name="__RefHeading__32773_803968142"/></text:h>
      <text:p text:style-name="code"><text:span text:style-name="T35"><text:bookmark-ref text:reference-format="text" text:ref-name="__RefHeading__32773_803968142">LAYOUTSAVEOPTION</text:bookmark-ref></text:span> – <text:span text:style-name="T35">DWORD</text:span> – <text:span text:style-name="T7">unsigned</text:span> <text:span text:style-name="T7">long</text:span> – 4 bytes – 32 bits</text:p>
      <text:p text:style-name="code"/>
      <text:p text:style-name="Text_20_body"><text:tab/>This is used to hold the options to be done when saving a layout. <text:s/>In general, when saving a layout all windows that are savable are written to the layout file. <text:s/>These options allow the inclusion of other specifics. <text:s/>Used by: <text:span text:style-name="T35"><text:bookmark-ref text:reference-format="text" text:ref-name="__RefHeading__48198_803968142">ELLayout</text:bookmark-ref></text:span><text:span text:style-name="codetext">::</text:span><text:span text:style-name="codetext"><text:bookmark-ref text:reference-format="text" text:ref-name="__RefHeading__48134_803968142">Save</text:bookmark-ref></text:span> and <text:span text:style-name="T35"><text:bookmark-ref text:reference-format="text" text:ref-name="__RefHeading__48198_803968142">ELLayout</text:bookmark-ref></text:span><text:span text:style-name="codetext">::</text:span><text:span text:style-name="codetext"><text:bookmark-ref text:reference-format="text" text:ref-name="__RefHeading__48136_803968142">SavePages</text:bookmark-ref></text:span>.</text:p>
      <text:p text:style-name="Text_20_body"><text:tab/>Possible Values:</text:p>
      <text:p text:style-name="code"><text:tab/><text:reference-mark-start text:name="LAYOUTSAVEOPTION_OVERWRITE"/><text:span text:style-name="T49">LAYOUTSAVEOPTION_OVERWRITE</text:span><text:reference-mark-end text:name="LAYOUTSAVEOPTION_OVERWRITE"/> – 0x00000001</text:p>
      <text:p text:style-name="Text_20_body"><text:tab/><text:tab/>State to overwrite the file if it already exists. <text:s/>In general, the host will just fail if a file <text:tab/><text:tab/><text:tab/>exists when saving unless specified otherwise.</text:p>
      <text:p text:style-name="code"><text:tab/><text:reference-mark-start text:name="LAYOUTSAVEOPTION_VIRTUAL"/><text:span text:style-name="T49">LAYOUTSAVEOPTION_VIRTUAL</text:span><text:reference-mark-end text:name="LAYOUTSAVEOPTION_VIRTUAL"/> – 0x00000002</text:p>
      <text:p text:style-name="Text_20_body"><text:tab/><text:tab/>State to include the hosts virtual channels when saving a layout.</text:p>
      <text:p text:style-name="code"><text:tab/><text:reference-mark-start text:name="LAYOUTSAVEOPTION_THEME"/><text:span text:style-name="T49">LAYOUTSAVEOPTION_THEME</text:span><text:reference-mark-end text:name="LAYOUTSAVEOPTION_THEME"/> – 0x00000004</text:p>
      <text:p text:style-name="Text_20_body"><text:tab/><text:tab/>State to include the hosts theme data when saving a layout.</text:p>
      <text:p text:style-name="code"><text:tab/><text:reference-mark-start text:name="LAYOUTSAVEOPTION_ALL"/><text:span text:style-name="T49">LAYOUTSAVEOPTION_ALL</text:span><text:reference-mark-end text:name="LAYOUTSAVEOPTION_ALL"/> – 0xFFFFFFFF</text:p>
      <text:p text:style-name="Text_20_body"><text:tab/><text:tab/>This allows all information, and any future information, to be saved to a layout.</text:p>
      <text:h text:style-name="P22" text:outline-level="3"><text:bookmark-start text:name="__RefHeading__32775_803968142"/>FORMATTINGOPTION<text:bookmark-end text:name="__RefHeading__32775_803968142"/></text:h>
      <text:p text:style-name="code"><text:span text:style-name="T35"><text:bookmark-ref text:reference-format="text" text:ref-name="__RefHeading__32775_803968142">FORMATTINGOPTION</text:bookmark-ref></text:span> – <text:span text:style-name="T35">DWORD</text:span> – <text:span text:style-name="T7">unsigned</text:span> <text:span text:style-name="T7">long</text:span> – 4 bytes – 32 bits</text:p>
      <text:p text:style-name="code"/>
      <text:p text:style-name="Text_20_body"><text:tab/>When wanting formatting window when using <text:span text:style-name="T35"><text:bookmark-ref text:reference-format="text" text:ref-name="__RefHeading__53614_803968142">ELDialogs</text:bookmark-ref></text:span><text:span text:style-name="T45">::</text:span><text:span text:style-name="T45"><text:bookmark-ref text:reference-format="text" text:ref-name="__RefHeading__44942_803968142">DisplayFormatting</text:bookmark-ref></text:span>, this option determines what is viewed in the window.</text:p>
      <text:p text:style-name="Text_20_body"><text:tab/>Possible Values:</text:p>
      <text:p text:style-name="code"><text:tab/><text:reference-mark-start text:name="FORMATTINGOPTION_COLOR"/><text:span text:style-name="T49">FORMATTINGOPTION_COLOR</text:span><text:reference-mark-end text:name="FORMATTINGOPTION_COLOR"/> – 0x00000001</text:p>
      <text:p text:style-name="Text_20_body"><text:tab/><text:tab/>The window to be displayed is only for color information.</text:p>
      <text:p text:style-name="code"><text:tab/><text:reference-mark-start text:name="FORMATTINGOPTION_NUMBER"/><text:span text:style-name="T49">FORMATTINGOPTION_NUMBER</text:span><text:reference-mark-end text:name="FORMATTINGOPTION_NUMBER"/> – 0x00000002</text:p>
      <text:p text:style-name="Text_20_body"><text:tab/><text:tab/>The window to be displayed is only for number formatting information.</text:p>
      <text:p text:style-name="code"><text:tab/><text:reference-mark-start text:name="FORMATTINGOPTION_ALL"/><text:span text:style-name="T49">FORMATTINGOPTION_ALL</text:span><text:reference-mark-end text:name="FORMATTINGOPTION_ALL"/> – 0xFFFFFFFF</text:p>
      <text:p text:style-name="Text_20_body"><text:tab/><text:tab/>The window will display all possible formatting information. <text:s/>Currently not supported, <text:tab/><text:tab/><text:tab/>but here for future growth.</text:p>
      <text:h text:style-name="P22" text:outline-level="3"><text:bookmark-start text:name="__RefHeading__32777_803968142"/>CONVERSIONOPERATOR<text:bookmark-end text:name="__RefHeading__32777_803968142"/></text:h>
      <text:p text:style-name="code"><text:span text:style-name="T35"><text:bookmark-ref text:reference-format="text" text:ref-name="__RefHeading__32777_803968142">CONVERSIONOPERATOR</text:bookmark-ref></text:span> – <text:span text:style-name="T35">UINT</text:span> – <text:span text:style-name="T7">unsigned</text:span> <text:span text:style-name="T7">int</text:span> – 4 bytes – 32 bits</text:p>
      <text:p text:style-name="code"/>
      <text:p text:style-name="Text_20_body"><text:tab/>The operator to use when creating/updating unit information. <text:s/>Used in <text:span text:style-name="T35"><text:bookmark-ref text:reference-format="text" text:ref-name="__RefHeading__53612_803968142">ELUnitConverter</text:bookmark-ref></text:span><text:span text:style-name="T45">::</text:span><text:span text:style-name="T45"><text:bookmark-ref text:reference-format="text" text:ref-name="__RefHeading__44904_803968142">AddConversion</text:bookmark-ref></text:span>.</text:p>
      <text:p text:style-name="Text_20_body"><text:tab/>Possible Values:</text:p>
      <text:p text:style-name="code"><text:tab/><text:reference-mark-start text:name="CONVERSIONOPERATOR_GENERIC"/><text:span text:style-name="T49">CONVERSIONOPERATOR_GENERIC</text:span><text:reference-mark-end text:name="CONVERSIONOPERATOR_GENERIC"/> – 0</text:p>
      <text:p text:style-name="Text_20_body"><text:tab/><text:tab/>The unit converter is using an expression for the forward and reverse computation. <text:s/>Due <text:tab/><text:tab/>to the different nature, this value shall not be passed into <text:tab/><text:tab/><text:tab/><text:tab/><text:tab/><text:tab/><text:tab/><text:span text:style-name="T35"><text:bookmark-ref text:reference-format="text" text:ref-name="__RefHeading__53612_803968142">ELUnitConverter</text:bookmark-ref></text:span><text:span text:style-name="T45">::</text:span><text:span text:style-name="T45"><text:bookmark-ref text:reference-format="text" text:ref-name="__RefHeading__44904_803968142">AddConversion</text:bookmark-ref></text:span>, as a function called <text:tab/><text:tab/><text:tab/><text:tab/><text:tab/><text:tab/><text:tab/><text:span text:style-name="T35"><text:bookmark-ref text:reference-format="text" text:ref-name="__RefHeading__53612_803968142">ELUnitConverter</text:bookmark-ref></text:span><text:span text:style-name="T45">::</text:span><text:span text:style-name="T45"><text:bookmark-ref text:reference-format="text" text:ref-name="__RefHeading__44906_803968142">AddGenericConversion</text:bookmark-ref></text:span> shall be used.</text:p>
      <text:p text:style-name="code"><text:tab/><text:reference-mark-start text:name="CONVERSIONOPERATOR_ADD"/><text:span text:style-name="T49">CONVERSIONOPERATOR_ADD</text:span><text:reference-mark-end text:name="CONVERSIONOPERATOR_ADD"/> – 1</text:p>
      <text:p text:style-name="Text_20_body"><text:tab/><text:tab/>The units forward and reverse are in terms of an addition.</text:p>
      <text:p text:style-name="code"><text:tab/><text:reference-mark-start text:name="CONVERSIONOPERATOR_SUBTRACT"/><text:span text:style-name="T49">CONVERSIONOPERATOR_SUBTRACT</text:span><text:reference-mark-end text:name="CONVERSIONOPERATOR_SUBTRACT"/> – 2</text:p>
      <text:p text:style-name="Text_20_body"><text:tab/><text:tab/>The units forward and reverse are in terms of an subtraction.</text:p>
      <text:p text:style-name="code"><text:tab/><text:reference-mark-start text:name="CONVERSIONOPERATOR_MULTIPLY"/><text:span text:style-name="T49">CONVERSIONOPERATOR_MULTIPLY</text:span><text:reference-mark-end text:name="CONVERSIONOPERATOR_MULTIPLY"/> – 3</text:p>
      <text:p text:style-name="Text_20_body"><text:tab/><text:tab/>The units forward and reverse are in terms of a multiplier.</text:p>
      <text:p text:style-name="code"><text:tab/><text:reference-mark-start text:name="CONVERSIONOPERATOR_DIVIDE"/><text:span text:style-name="T49">CONVERSIONOPERATOR_DIVIDE</text:span><text:reference-mark-end text:name="CONVERSIONOPERATOR_DIVIDE"/> – 4</text:p>
      <text:p text:style-name="Text_20_body"><text:tab/><text:tab/>The units forward and reverse are in terms of a divisor.</text:p>
      <text:h text:style-name="P22" text:outline-level="3"><text:bookmark-start text:name="__RefHeading__32779_803968142"/>VIRTUALCHANNELTYPE<text:bookmark-end text:name="__RefHeading__32779_803968142"/></text:h>
      <text:p text:style-name="code"><text:span text:style-name="T35"><text:bookmark-ref text:reference-format="text" text:ref-name="__RefHeading__32779_803968142">VIRTUALCHANNELTYPE</text:bookmark-ref></text:span> – <text:span text:style-name="T35">UINT</text:span> – <text:span text:style-name="T7">unsigned</text:span> <text:span text:style-name="T7">int</text:span> – 4 bytes – 32 bits</text:p>
      <text:p text:style-name="code"/>
      <text:p text:style-name="Text_20_body"><text:tab/>Specifies the type of virtual channel that is to be created. <text:s/>Only used by <text:span text:style-name="T35"><text:bookmark-ref text:reference-format="text" text:ref-name="__RefHeading__49551_803968142">ELHost</text:bookmark-ref></text:span><text:span text:style-name="T45">::</text:span><text:span text:style-name="T45"><text:bookmark-ref text:reference-format="text" text:ref-name="__RefHeading__96228_803968142">AddVirtualChannel</text:bookmark-ref></text:span>. </text:p>
      <text:p text:style-name="Text_20_body"><text:tab/>Possible Values:</text:p>
      <text:p text:style-name="code"><text:tab/><text:reference-mark-start text:name="VIRTUALCHANNELTYPE_VIRTUAL"/><text:span text:style-name="T49">VIRTUALCHANNELTYPE_VIRTUAL</text:span><text:reference-mark-end text:name="VIRTUALCHANNELTYPE_VIRTUAL"/> – 1</text:p>
      <text:p text:style-name="Text_20_body"><text:tab/><text:tab/>A basic virtual channel that has a value from the result of a given expression on zero or <text:tab/><text:tab/><text:tab/>more of its inputs.</text:p>
      <text:p text:style-name="code"><text:tab/><text:reference-mark-start text:name="VIRTUALCHANNELTYPE_CONVERSION"/><text:span text:style-name="T49">VIRTUALCHANNELTYPE_CONVERSION</text:span><text:reference-mark-end text:name="VIRTUALCHANNELTYPE_CONVERSION"/> – 2</text:p>
      <text:p text:style-name="Text_20_body"><text:tab/><text:tab/>A conversion channel that is used by tables. <text:s/>Two expressions exist one for the forward <text:tab/><text:tab/><text:tab/>and one for the reverse. <text:s/>Is not the same as a generic unit channel.</text:p>
      <text:h text:style-name="P22" text:outline-level="3"><text:bookmark-start text:name="__RefHeading__32331_803968142"/>LAYOUTWINDOWPOS<text:bookmark-end text:name="__RefHeading__32331_803968142"/></text:h>
      <text:p text:style-name="code"><text:span text:style-name="T35"><text:bookmark-ref text:reference-format="text" text:ref-name="__RefHeading__32331_803968142">LAYOUTWINDOWPOS</text:bookmark-ref></text:span> – <text:span text:style-name="T35">DWORD</text:span> – <text:span text:style-name="T7">unsigned</text:span> <text:span text:style-name="T7">long</text:span> – 4 bytes – 32 bits</text:p>
      <text:p text:style-name="code"/>
      <text:p text:style-name="Text_20_body"><text:tab/>Specifies where an auto loaded window is in terms of layout. <text:s/>A <text:span text:style-name="T35"><text:bookmark-ref text:reference-format="text" text:ref-name="__RefHeading__36214_803968142">ELLayoutWindow</text:bookmark-ref></text:span> that specifies this position is locked. <text:s/>The tab control seen in the host is an example of an autoloaded window with a top position. <text:s/>A window is either a top/bottom or a right/left, so the same internal value is used for the resulting pairs.</text:p>
      <text:p text:style-name="Text_20_body"><text:tab/>Possible Values:</text:p>
      <text:p text:style-name="code"><text:tab/><text:reference-mark-start text:name="LAYOUTWINDOWPOS_TOP"/><text:span text:style-name="T49">LAYOUTWINDOWPOS_TOP</text:span><text:reference-mark-end text:name="LAYOUTWINDOWPOS_TOP"/></text:p>
      <text:p text:style-name="code"><text:tab/><text:reference-mark-start text:name="LAYOUTWINDOWPOS_LEFT"/><text:span text:style-name="T49">LAYOUTWINDOWPOS_LEFT</text:span><text:reference-mark-end text:name="LAYOUTWINDOWPOS_LEFT"/> – 0</text:p>
      <text:p text:style-name="Text_20_body"><text:tab/><text:tab/>The window will be locked inside the host at the top (below menu) or the left of the <text:tab/><text:tab/><text:tab/>displayable area.</text:p>
      <text:p text:style-name="code"><text:tab/><text:reference-mark-start text:name="LAYOUTWINDOWPOS_BOTTOM"/><text:span text:style-name="T49">LAYOUTWINDOWPOS_BOTTOM</text:span><text:reference-mark-end text:name="LAYOUTWINDOWPOS_BOTTOM"/></text:p>
      <text:p text:style-name="code"><text:tab/><text:reference-mark-start text:name="LAYOUTWINDOWPOS_RIGHT"/><text:span text:style-name="T49">LAYOUTWINDOWPOS_RIGHT</text:span><text:reference-mark-end text:name="LAYOUTWINDOWPOS_RIGHT"/> – 1</text:p>
      <text:p text:style-name="Text_20_body"><text:tab/><text:tab/>The window will be locked inside the host at the bottom or the right of the displayable <text:tab/><text:tab/><text:tab/>area.</text:p>
      <text:h text:style-name="P22" text:outline-level="3"><text:bookmark-start text:name="__RefHeading__32343_803968142"/>PLUGINSTATUS<text:bookmark-end text:name="__RefHeading__32343_803968142"/></text:h>
      <text:p text:style-name="code"><text:span text:style-name="T35"><text:bookmark-ref text:reference-format="text" text:ref-name="__RefHeading__32343_803968142">PLUGINSTATUS</text:bookmark-ref></text:span> – <text:span text:style-name="T35">DWORD</text:span> – <text:span text:style-name="T7">unsigned</text:span> <text:span text:style-name="T7">long</text:span> – 4 bytes – 32 bits</text:p>
      <text:p text:style-name="code"/>
      <text:p text:style-name="Text_20_body"><text:tab/>The status returned after initialization of the plugin has occurred. <text:s/>Only used when the host calls the exported function <text:span text:style-name="T45"><text:bookmark-ref text:reference-format="text" text:ref-name="__RefHeading__32345_803968142">InitializeDockablePlugInFinished</text:bookmark-ref></text:span>. <text:s/>The values may use a basic status.</text:p>
      <text:p text:style-name="Text_20_body"><text:tab/>Possible Values:</text:p>
      <text:p text:style-name="code"><text:tab/><text:reference-mark-start text:name="PLUGINSTATUS_SUCCESS"/><text:span text:style-name="T49">PLUGINSTATUS_SUCCESS</text:span><text:reference-mark-end text:name="PLUGINSTATUS_SUCCESS"/> – <text:span text:style-name="T49"><text:reference-ref text:reference-format="text" text:ref-name="DS_SUCCESS">DS_SUCCESS</text:reference-ref></text:span></text:p>
      <text:p text:style-name="Text_20_body"><text:tab/><text:tab/>The host found no errors when loading and considers the plugin valid. <text:s/>The plugin may <text:tab/><text:tab/><text:tab/>assume that it will be used.</text:p>
      <text:p text:style-name="code"><text:tab/><text:reference-mark-start text:name="PLUGINSTATUS_FAILURE"/><text:span text:style-name="T49">PLUGINSTATUS_FAILURE</text:span><text:reference-mark-end text:name="PLUGINSTATUS_FAILURE"/> – <text:span text:style-name="T49"><text:reference-ref text:reference-format="text" text:ref-name="DS_FAILURE">DS_FAILURE</text:reference-ref></text:span></text:p>
      <text:p text:style-name="Text_20_body"><text:tab/><text:tab/>The host found errors, like invalid or incompatible versions. <text:s/>The plugin will be <text:tab/><text:tab/><text:tab/><text:tab/>unloaded and no further communication will occur.</text:p>
      <text:h text:style-name="P22" text:outline-level="3"><text:bookmark-start text:name="__RefHeading__32307_803968142"/>NUMBERFORMAT<text:bookmark-end text:name="__RefHeading__32307_803968142"/></text:h>
      <text:p text:style-name="code"><text:span text:style-name="T35"><text:bookmark-ref text:reference-format="text" text:ref-name="__RefHeading__32307_803968142">NUMBERFORMAT</text:bookmark-ref></text:span> – <text:span text:style-name="T35">UINT</text:span> – <text:span text:style-name="T7">unsigned</text:span> <text:span text:style-name="T7">int</text:span> – 4 bytes – 32 bits</text:p>
      <text:p text:style-name="code"/>
      <text:p text:style-name="Text_20_body"><text:tab/>This is used for the format field of <text:span text:style-name="T35"><text:bookmark-ref text:reference-format="text" text:ref-name="__RefHeading__32081_803968142">ELNumberFormat</text:bookmark-ref></text:span>. <text:s/>The value determines how a <text:span text:style-name="T7">float</text:span> will look as a string when using the <text:span text:style-name="T35"><text:bookmark-ref text:reference-format="text" text:ref-name="__RefHeading__32037_803968142">ELGenericFunctionTable</text:bookmark-ref></text:span><text:span text:style-name="codetext">::</text:span><text:span text:style-name="codetext"><text:bookmark-ref text:reference-format="text" text:ref-name="__RefHeading__32059_803968142">Print</text:bookmark-ref></text:span> function.</text:p>
      <text:p text:style-name="Text_20_body"><text:tab/>May be one of the following values. <text:s/><text:span text:style-name="T46">NUMBERFORMAT_NORMAL</text:span> is default in case the value is out of range.</text:p>
      <text:p text:style-name="Text_20_body"><text:tab/>Possible Values:</text:p>
      <text:p text:style-name="code"><text:tab/><text:reference-mark-start text:name="NUMBERFORMAT_NORMAL"/><text:span text:style-name="T57">NUMBERFORMAT_NORMAL</text:span><text:reference-mark-end text:name="NUMBERFORMAT_NORMAL"/> – 0</text:p>
      <text:p text:style-name="Text_20_body"><text:tab/><text:tab/>This is the normal/default formatting equivalent to <text:span text:style-name="codetext">%g</text:span> used in <text:span text:style-name="codetext">printf</text:span>.</text:p>
      <text:p text:style-name="code"><text:tab/><text:reference-mark-start text:name="NUMBERFORMAT_FIXED"/><text:span text:style-name="T57">NUMBERFORMAT_FIXED</text:span><text:reference-mark-end text:name="NUMBERFORMAT_FIXED"/> – 1</text:p>
      <text:p text:style-name="Text_20_body"><text:tab/><text:tab/>This is for fixed formatting, equivalent to <text:span text:style-name="codetext">%f</text:span> used in <text:span text:style-name="codetext">printf</text:span>.</text:p>
      <text:p text:style-name="code"><text:tab/><text:reference-mark-start text:name="NUMBERFORMAT_SCIENTIFIC"/><text:span text:style-name="T57">NUMBERFORMAT_SCIENTIFIC</text:span><text:reference-mark-end text:name="NUMBERFORMAT_SCIENTIFIC"/><text:span text:style-name="T56"> </text:span>– 2</text:p>
      <text:p text:style-name="Text_20_body"><text:tab/><text:tab/>This is for scientific formatting (eg: <text:span text:style-name="codetext">1e10</text:span>), equivalent to <text:span text:style-name="codetext">%e</text:span> used in <text:span text:style-name="codetext">printf</text:span>.</text:p>
      <text:h text:style-name="P22" text:outline-level="3"><text:bookmark-start text:name="__RefHeading__32757_803968142"/>LOGTIMESTAMP<text:bookmark-end text:name="__RefHeading__32757_803968142"/></text:h>
      <text:p text:style-name="code"><text:span text:style-name="T35"><text:bookmark-ref text:reference-format="text" text:ref-name="__RefHeading__32757_803968142">LOGTIMESTAMP</text:bookmark-ref></text:span> – <text:span text:style-name="T7">long</text:span><text:span text:style-name="T23"> </text:span><text:span text:style-name="T7">long</text:span> – 8 bytes – 64 bits</text:p>
      <text:p text:style-name="code"/>
      <text:p text:style-name="Text_20_body"><text:tab/>This is used to hold information about a currently loaded log file. <text:s/>The information is generally for read only. <text:s/>The values range from 0 to <text:span text:style-name="codetext"><text:span text:style-name="T57"><text:reference-ref text:reference-format="text" text:ref-name="LOG_MAX_TIMESTAMP">LOG_MAX_TIMESTAMP</text:reference-ref></text:span></text:span>, where 0 always indicates the beginning of a log file, and <text:span text:style-name="codetext"><text:span text:style-name="T57">LOG_MAX_TIMESTAMP</text:span></text:span> always indicates the end of a log file.</text:p>
      <text:p text:style-name="Text_20_body"><text:tab/>Possible Values:</text:p>
      <text:p text:style-name="code"><text:tab/><text:span text:style-name="T57"><text:reference-ref text:reference-format="text" text:ref-name="LOG_MAX_TIMESTAMP">LOG_MAX_TIMESTAMP</text:reference-ref></text:span> – 0x7FFFFFFFFFFFFFFF</text:p>
      <text:p text:style-name="Text_20_body"><text:tab/><text:tab/>The largest possible value accepted for timestamps. <text:s/>Essentially, this always indicates <text:tab/><text:tab/><text:tab/>the end of the log.</text:p>
      <text:h text:style-name="P22" text:outline-level="3"><text:bookmark-start text:name="__RefHeading__77140_329830452"/>CAMCRANKOPTION<text:bookmark-end text:name="__RefHeading__77140_329830452"/></text:h>
      <text:p text:style-name="code"><text:span text:style-name="T35"><text:bookmark-ref text:reference-format="text" text:ref-name="__RefHeading__77140_329830452">CAMCRANKOPTION</text:bookmark-ref></text:span> – <text:span text:style-name="T35">UINT</text:span> – <text:span text:style-name="T7">unsigned</text:span> <text:span text:style-name="T7">int</text:span> – 4 bytes – 32 bits</text:p>
      <text:p text:style-name="code"/>
      <text:p text:style-name="Text_20_body"><text:tab/>This is used as a value to determine if a given cam or crank info is used.</text:p>
      <text:p text:style-name="Text_20_body"><text:tab/>Possible Values:</text:p>
      <text:p text:style-name="code"><text:tab/><text:reference-mark-start text:name="CAMCRANKOPTION_HIDDEN"/><text:span text:style-name="T49">CAMCRANKOPTION_HIDDEN</text:span><text:reference-mark-end text:name="CAMCRANKOPTION_HIDDEN"/></text:p>
      <text:p text:style-name="Text_20_body"><text:tab/><text:tab/>This means that the given info is not used, and should not be displayed</text:p>
      <text:p text:style-name="code"><text:tab/><text:reference-mark-start text:name="CAMCRANKOPTION_USER"/><text:span text:style-name="T49">CAMCRANKOPTION_USER</text:span><text:reference-mark-end text:name="CAMCRANKOPTION_USER"/></text:p>
      <text:p text:style-name="Text_20_body"><text:tab/><text:tab/>This means that the information (number of teeth) is expected to be changed by the end <text:tab/><text:tab/><text:tab/>user.</text:p>
      <text:p text:style-name="code"><text:tab/><text:reference-mark-start text:name="CAMCRANKOPTION_AUTO"/><text:span text:style-name="T49">CAMCRANKOPTION_AUTO</text:span><text:reference-mark-end text:name="CAMCRANKOPTION_AUTO"/></text:p>
      <text:p text:style-name="Text_20_body"><text:tab/><text:tab/>This means that the information for the given cam or crank is set in stone and may not <text:tab/><text:tab/><text:tab/>be changed.</text:p>
      <text:h text:style-name="P22" text:outline-level="3"><text:bookmark-start text:name="__RefHeading__77142_329830452"/>DELETEITEMOPTION<text:bookmark-end text:name="__RefHeading__77142_329830452"/></text:h>
      <text:p text:style-name="code"><text:span text:style-name="T35"><text:bookmark-ref text:reference-format="text" text:ref-name="__RefHeading__77142_329830452">DELETEITEMOPTION</text:bookmark-ref></text:span> – <text:span text:style-name="T35">UINT</text:span> – <text:span text:style-name="T7">unsigned</text:span> <text:span text:style-name="T7">int</text:span> – 4 bytes – 32 bits</text:p>
      <text:p text:style-name="code"/>
      <text:p text:style-name="Text_20_body"><text:tab/>This is used to determine how to handle the removal of a given item from the model.</text:p>
      <text:p text:style-name="Text_20_body"><text:tab/>Possible Values:</text:p>
      <text:p text:style-name="code"><text:tab/><text:reference-mark-start text:name="DELETEITEMOPTION_NONE"/><text:span text:style-name="T49">DELETEITEMOPTION_NONE</text:span><text:reference-mark-end text:name="DELETEITEMOPTION_NONE"/></text:p>
      <text:p text:style-name="Text_20_body"><text:tab/><text:tab/>Just a normal delete, default behavior.</text:p>
      <text:p text:style-name="code"><text:tab/><text:reference-mark-start text:name="DELETEITEMOPTION_INVALIDATE_PARENTS"/><text:span text:style-name="T49">DELETEITEMOPTION_INVALIDATE_PARENTS</text:span><text:reference-mark-end text:name="DELETEITEMOPTION_INVALIDATE_PARENTS"/></text:p>
      <text:p text:style-name="Text_20_body"><text:tab/><text:tab/>Deleting the item will cause all its parents to have invalid inputs where the item use to <text:tab/><text:tab/><text:tab/>exist.</text:p>
      <text:p text:style-name="code"><text:tab/><text:reference-mark-start text:name="DELETEITEMOPTION_GENERATE_CONSTANTS"/><text:span text:style-name="T49">DELETEITEMOPTION_GENERATE_CONSTANTS</text:span><text:reference-mark-end text:name="DELETEITEMOPTION_GENERATE_CONSTANTS"/></text:p>
      <text:p text:style-name="Text_20_body"><text:tab/><text:tab/>Deleting the item will cause all references to the item to be turned to constants, where <text:tab/><text:tab/><text:tab/>the constant value is the items last known output value.</text:p>
      <text:p text:style-name="code"><text:tab/><text:reference-mark-start text:name="DELETEITEMOPTION_GENERATE_EXTERNS"/><text:span text:style-name="T49">DELETEITEMOPTION_GENERATE_EXTERNS</text:span><text:reference-mark-end text:name="DELETEITEMOPTION_GENERATE_EXTERNS"/></text:p>
      <text:p text:style-name="Text_20_body"><text:tab/><text:tab/>Deleting the item will cause an extern to be generated with the same name, all references <text:tab/><text:tab/>to the item will now reference the extern.</text:p>
      <text:p text:style-name="code"><text:tab/><text:reference-mark-start text:name="DELETEITEMOPTION_DO_NOT_DELETE_EXTERNS"/><text:span text:style-name="T49">DELETEITEMOPTION_DO_NOT_DELETE_EXTERNS</text:span><text:reference-mark-end text:name="DELETEITEMOPTION_DO_NOT_DELETE_EXTERNS"/></text:p>
      <text:p text:style-name="Text_20_body"><text:tab/><text:tab/>Deleting the item where it has the last reference to an extern will not cause the extern to <text:tab/><text:tab/><text:tab/>be removed.</text:p>
      <text:h text:style-name="P22" text:outline-level="3"><text:bookmark-start text:name="__RefHeading__77144_329830452"/>CANCHANNEL<text:bookmark-end text:name="__RefHeading__77144_329830452"/></text:h>
      <text:p text:style-name="code"><text:span text:style-name="T35"><text:bookmark-ref text:reference-format="text" text:ref-name="__RefHeading__77144_329830452">CANCHANNEL</text:bookmark-ref></text:span> – <text:span text:style-name="T35">UINT</text:span> – <text:span text:style-name="T7">unsigned</text:span> <text:span text:style-name="T7">int</text:span> – 4 bytes – 32 bits</text:p>
      <text:p text:style-name="code"/>
      <text:p text:style-name="Text_20_body"><text:tab/>This is used as a selector when needing to pick a can channel to operate on.</text:p>
      <text:p text:style-name="code"><text:tab/><text:reference-mark-start text:name="CANCHANNEL_A"/><text:span text:style-name="T49">CANCHANNEL_A</text:span><text:reference-mark-end text:name="CANCHANNEL_A"/></text:p>
      <text:p text:style-name="Text_20_body"><text:tab/><text:tab/>This just maps to the A channel of the targets can interface.</text:p>
      <text:p text:style-name="code"><text:tab/><text:reference-mark-start text:name="CANCHANNEL_B"/><text:span text:style-name="T49">CANCHANNEL_B</text:span><text:reference-mark-end text:name="CANCHANNEL_B"/></text:p>
      <text:p text:style-name="Text_20_body"><text:tab/><text:tab/>This just maps to the B channel of the targets can interface.</text:p>
      <text:h text:style-name="P22" text:outline-level="3"><text:bookmark-start text:name="__RefHeading__77146_329830452"/>TARGETINFO<text:bookmark-end text:name="__RefHeading__77146_329830452"/></text:h>
      <text:p text:style-name="code"><text:span text:style-name="T35"><text:bookmark-ref text:reference-format="text" text:ref-name="__RefHeading__77146_329830452">TARGETINFO</text:bookmark-ref></text:span> – <text:span text:style-name="T35">UINT</text:span> – <text:span text:style-name="T7">unsigned</text:span> <text:span text:style-name="T7">int</text:span> – 4 bytes – 32 bits</text:p>
      <text:p text:style-name="code"/>
      <text:p text:style-name="Text_20_body"><text:tab/>This is used to select which info on the target is supported.</text:p>
      <text:p text:style-name="code"><text:tab/><text:reference-mark-start text:name="TARGETINFO_TIMING_TYPES"/><text:span text:style-name="T49">TARGETINFO_TIMING_TYPES</text:span><text:reference-mark-end text:name="TARGETINFO_TIMING_TYPES"/></text:p>
      <text:p text:style-name="Text_20_body"><text:tab/><text:tab/>This selects timing types supported by the target.</text:p>
      <text:p text:style-name="code"><text:tab/><text:reference-mark-start text:name="TARGETINFO_EDGE_TRIGGERS"/><text:span text:style-name="T49">TARGETINFO_EDGE_TRIGGERS</text:span><text:reference-mark-end text:name="TARGETINFO_EDGE_TRIGGERS"/></text:p>
      <text:p text:style-name="Text_20_body"><text:tab/><text:tab/>This selects the edge triggers supported by the target.</text:p>
      <text:p text:style-name="code"><text:tab/><text:reference-mark-start text:name="TARGETINFO_ENGINE_CYCLES"/><text:span text:style-name="T49">TARGETINFO_ENGINE_CYCLES</text:span><text:reference-mark-end text:name="TARGETINFO_ENGINE_CYCLES"/></text:p>
      <text:p text:style-name="Text_20_body"><text:tab/><text:tab/>This selects the cycle types supported by the target.</text:p>
      <text:p text:style-name="code"><text:tab/><text:reference-mark-start text:name="TARGETINFO_INJECTOR_TYPES"/><text:span text:style-name="T49">TARGETINFO_INJECTOR_TYPES</text:span><text:reference-mark-end text:name="TARGETINFO_INJECTOR_TYPES"/></text:p>
      <text:p text:style-name="Text_20_body"><text:tab/><text:tab/>This selects the injector types used by the <text:span text:style-name="codetext">ELEngineDescriptorItem</text:span>.</text:p>
      <text:p text:style-name="code"><text:tab/><text:reference-mark-start text:name="TARGETINFO_HARNESS_PIN_MODES"/><text:span text:style-name="T49">TARGETINFO_HARNESS_PIN_MODES</text:span><text:reference-mark-end text:name="TARGETINFO_HARNESS_PIN_MODES"/></text:p>
      <text:p text:style-name="Text_20_body"><text:tab/><text:tab/>This selects the harness pin modes used by the <text:span text:style-name="codetext">ELHardwareIOItem</text:span>.</text:p>
      <text:p text:style-name="code"><text:tab/><text:reference-mark-start text:name="TARGETINFO_CPU_PIN_MODES"/><text:span text:style-name="T49">TARGETINFO_CPU_PIN_MODES</text:span><text:reference-mark-end text:name="TARGETINFO_CPU_PIN_MODES"/></text:p>
      <text:p text:style-name="Text_20_body"><text:tab/><text:tab/>This selects the cpu pin modes used by the <text:span text:style-name="codetext">ELHardwareIOItem</text:span>.</text:p>
      <text:p text:style-name="code"><text:tab/><text:reference-mark-start text:name="TARGETINFO_TIMER_MODES"/><text:span text:style-name="T49">TARGETINFO_TIMER_MODES</text:span><text:reference-mark-end text:name="TARGETINFO_TIMER_MODES"/></text:p>
      <text:p text:style-name="Text_20_body"><text:tab/><text:tab/>This selects the timer modes used by the <text:span text:style-name="codetext">ELTimerItem</text:span>.</text:p>
      <text:p text:style-name="code"><text:tab/><text:reference-mark-start text:name="TARGETINFO_UNIT_CONVERSIONS"/><text:span text:style-name="T49">TARGETINFO_UNIT_CONVERSIONS</text:span><text:reference-mark-end text:name="TARGETINFO_UNIT_CONVERSIONS"/></text:p>
      <text:p text:style-name="Text_20_body"><text:tab/><text:tab/>This selects the unit conversions used by the <text:span text:style-name="codetext">ELUnitConversionItem</text:span>.</text:p>
      <text:p text:style-name="code"><text:tab/><text:reference-mark-start text:name="TARGETINFO_SYNC_RESPONSES"/><text:span text:style-name="T49">TARGETINFO_SYNC_RESPONSES</text:span><text:reference-mark-end text:name="TARGETINFO_SYNC_RESPONSES"/></text:p>
      <text:p text:style-name="Text_20_body"><text:tab/><text:tab/>This selects the sync responses used by the <text:span text:style-name="codetext">ELEngineDescriptorItem</text:span>.</text:p>
      <text:p text:style-name="code"><text:tab/><text:reference-mark-start text:name="TARGETINFO_THERMISTOR_OUTPUT_TYPES"/><text:span text:style-name="T49">TARGETINFO_THERMISTOR_OUTPUT_TYPES</text:span><text:reference-mark-end text:name="TARGETINFO_THERMISTOR_OUTPUT_TYPES"/></text:p>
      <text:p text:style-name="Text_20_body"><text:tab/><text:tab/>This selects the output types used by the <text:span text:style-name="codetext">ELThermistorItem</text:span>.</text:p>
      <text:p text:style-name="code"><text:tab/><text:reference-mark-start text:name="TARGETINFO_FIXED_TABLE_TYPES"/><text:span text:style-name="T49">TARGETINFO_FIXED_TABLE_TYPES</text:span><text:reference-mark-end text:name="TARGETINFO_FIXED_TABLE_TYPES"/></text:p>
      <text:p text:style-name="Text_20_body"><text:tab/><text:tab/>This selects the table types used by the <text:span text:style-name="codetext">ELFixedTableItem</text:span>.</text:p>
      <text:p text:style-name="code"><text:tab/><text:reference-mark-start text:name="TARGETINFO_SIMPLE_CAN_FORMAT_TYPES"/><text:span text:style-name="T49">TARGETINFO_SIMPLE_CAN_FORMAT_TYPES</text:span><text:reference-mark-end text:name="TARGETINFO_SIMPLE_CAN_FORMAT_TYPES"/></text:p>
      <text:p text:style-name="Text_20_body"><text:tab/><text:tab/>This selects the format types used by the <text:span text:style-name="codetext">ELCANSimpleItem</text:span>.</text:p>
      <text:p text:style-name="code"><text:tab/><text:reference-mark-start text:name="TARGETINFO_CAN_ENDIANESS"/><text:span text:style-name="T49">TARGETINFO_CAN_ENDIANESS</text:span><text:reference-mark-end text:name="TARGETINFO_CAN_ENDIANESS"/></text:p>
      <text:p text:style-name="Text_20_body"><text:tab/><text:tab/>This selects the possible endianess supported by the <text:span text:style-name="codetext">ELCANPacketItem</text:span>, and other related <text:tab/><text:tab/><text:tab/>CAN items.</text:p>
      <text:p text:style-name="code"><text:tab/><text:reference-mark-start text:name="TARGETINFO_CAN_ID_FORMAT"/><text:span text:style-name="T49">TARGETINFO_CAN_ID_FORMAT</text:span><text:reference-mark-end text:name="TARGETINFO_CAN_ID_FORMAT"/></text:p>
      <text:p text:style-name="Text_20_body"><text:tab/><text:tab/>This selects the possible id formats supported by the <text:span text:style-name="codetext">ELCANPacketItem</text:span>, and other related <text:tab/><text:tab/><text:tab/>CAN items.</text:p>
      <text:p text:style-name="code"><text:tab/><text:reference-mark-start text:name="TARGETINFO_MATH_TOKENS"/><text:span text:style-name="T49">TARGETINFO_MATH_TOKENS</text:span><text:reference-mark-end text:name="TARGETINFO_MATH_TOKENS"/></text:p>
      <text:p text:style-name="Text_20_body"><text:tab/><text:tab/>This selects the tokens used by the target for the <text:span text:style-name="codetext">ELMathItem</text:span> and the <text:span text:style-name="codetext">ELIfElseItem</text:span>.</text:p>
      <text:h text:style-name="P27" text:outline-level="2"><text:bookmark-start text:name="__RefHeading__425904_803968142"/>Exported Functions<text:bookmark-end text:name="__RefHeading__425904_803968142"/></text:h>
      <text:p text:style-name="Text_20_body"><text:tab/>The following functions are used by the host during the initialization stage or as a way to inform the plugin in a generic fashion. <text:s/>The majority of these functions are required to exist before the host will accept the plugin. <text:s/>The following are the required functions to make the most basic of plugins:</text:p>
      <text:p text:style-name="code"><text:tab/><text:bookmark-ref text:reference-format="text" text:ref-name="__RefHeading__32339_803968142">InitializeDockablePlugIn</text:bookmark-ref></text:p>
      <text:p text:style-name="code"><text:tab/><text:bookmark-ref text:reference-format="text" text:ref-name="__RefHeading__32345_803968142">InitializeDockablePlugInFinished</text:bookmark-ref></text:p>
      <text:p text:style-name="code"><text:tab/><text:bookmark-ref text:reference-format="text" text:ref-name="__RefHeading__32341_803968142">GetPlugInMenuString</text:bookmark-ref></text:p>
      <text:p text:style-name="code"><text:tab/><text:bookmark-ref text:reference-format="text" text:ref-name="__RefHeading__32347_803968142">MenuClicked</text:bookmark-ref></text:p>
      <text:p text:style-name="code"><text:tab/><text:bookmark-ref text:reference-format="text" text:ref-name="__RefHeading__32349_803968142">GetPlugInName</text:bookmark-ref></text:p>
      <text:p text:style-name="code"><text:tab/><text:bookmark-ref text:reference-format="text" text:ref-name="__RefHeading__32351_803968142">TargetConnected</text:bookmark-ref></text:p>
      <text:p text:style-name="code"><text:tab/><text:bookmark-ref text:reference-format="text" text:ref-name="__RefHeading__32353_803968142">TargetDisconnected</text:bookmark-ref></text:p>
      <text:p text:style-name="code"><text:tab/><text:bookmark-ref text:reference-format="text" text:ref-name="__RefHeading__32355_803968142">HostReady</text:bookmark-ref></text:p>
      <text:p text:style-name="code"/>
      <text:p text:style-name="Text_20_body">The remaining functions are allowed, but not required.</text:p>
      <text:h text:style-name="Heading_20_3" text:outline-level="3"><text:bookmark-start text:name="__RefHeading__32339_803968142"/>InitializeDockablePlugIn<text:bookmark-end text:name="__RefHeading__32339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const</text:span> <text:span text:style-name="T35">p</text:span><text:span text:style-name="T35"><text:bookmark-ref text:reference-format="text" text:ref-name="__RefHeading__32329_803968142">ELVersions</text:bookmark-ref></text:span> <text:bookmark-ref text:reference-format="text" text:ref-name="__RefHeading__32339_803968142">InitializeDockablePlugIn</text:bookmark-ref>(<text:span text:style-name="T7">const</text:span> <text:span text:style-name="T35">p</text:span><text:span text:style-name="T35"><text:bookmark-ref text:reference-format="text" text:ref-name="__RefHeading__32329_803968142">ELVersions</text:bookmark-ref></text:span> versions,</text:p>
      <text:p text:style-name="code"><text:span text:style-name="T35"><text:s text:c="43"/>p</text:span><text:span text:style-name="T35"><text:bookmark-ref text:reference-format="text" text:ref-name="__RefHeading__49551_803968142">ELHost</text:bookmark-ref></text:span> host,</text:p>
      <text:p text:style-name="code"><text:span text:style-name="T7"><text:s text:c="43"/>const</text:span> <text:span text:style-name="T35">p</text:span><text:span text:style-name="T35"><text:bookmark-ref text:reference-format="text" text:ref-name="__RefHeading__32037_803968142">ELGenericFunctionTable</text:bookmark-ref></text:span> functions);</text:p>
      <text:p text:style-name="code"/>
      <text:p text:style-name="Text_20_body"><text:tab/>This function is only called once from the host. <text:s/>This is a way for the host to determine and allow the plugin a chance to pre-initialize certain requirements. <text:s/>An example would be to set global pointers to certain interfaces that are required, or to set support for the versions supported by the host.</text:p>
      <text:p text:style-name="Text_20_body"><text:tab/>Parameters:</text:p>
      <text:p text:style-name="Text_20_body"><text:tab/><text:span text:style-name="T47">versions</text:span></text:p>
      <text:p text:style-name="Text_20_body"><text:span text:style-name="T47"><text:tab/><text:tab/></text:span>The versions of interfaces, dockability, and target communication supported by the host.</text:p>
      <text:p text:style-name="Text_20_body"><text:tab/><text:span text:style-name="T45">host</text:span></text:p>
      <text:p text:style-name="Text_20_body"><text:span text:style-name="T45"><text:tab/><text:tab/></text:span>The interface to the actual host. <text:s/>Only one exists. <text:s/>The pointer lives for the entire <text:tab/><text:tab/><text:tab/>application lifetime. <text:s/>Best practice is to store for later use.</text:p>
      <text:p text:style-name="Text_20_body"><text:tab/><text:span text:style-name="T45">functions</text:span></text:p>
      <text:p text:style-name="Text_20_body"><text:span text:style-name="T45"><text:tab/><text:tab/></text:span>A table of generic functions used to allocate certain structures, and/or call certain <text:tab/><text:tab/><text:tab/>functions that have no real dependency. <text:s/>Only one table exists, best practice is to store <text:tab/><text:tab/><text:tab/>for later use.</text:p>
      <text:p text:style-name="Text_20_body"/>
      <text:p text:style-name="Text_20_body"><text:tab/>Returns:</text:p>
      <text:p text:style-name="Text_20_body"><text:tab/>A valid pointer to an <text:span text:style-name="T35"><text:bookmark-ref text:reference-format="text" text:ref-name="__RefHeading__32329_803968142">ELVersions</text:bookmark-ref></text:span> structure. <text:s/>This structure is to hold the versions supported <text:s/>by <text:tab/>the plugin. <text:s/>As the host only accepts plugins that support the exact versions, common practice is <text:tab/>to use <text:span text:style-name="T45">versions</text:span> as the return value.</text:p>
      <text:p text:style-name="Text_20_body"/>
      <text:p text:style-name="code"><text:soft-page-break/><text:s text:c="2"/>example: c/c++</text:p>
      <text:p text:style-name="code"><text:s text:c="2"/><text:span text:style-name="T7">const</text:span> <text:span text:style-name="T35">p</text:span><text:span text:style-name="T35"><text:bookmark-ref text:reference-format="text" text:ref-name="__RefHeading__32329_803968142">ELVersions</text:bookmark-ref></text:span> <text:bookmark-ref text:reference-format="text" text:ref-name="__RefHeading__32339_803968142">InitializeDockablePlugIn</text:bookmark-ref>(<text:span text:style-name="T7">const</text:span> <text:span text:style-name="T35">p</text:span><text:span text:style-name="T35"><text:bookmark-ref text:reference-format="text" text:ref-name="__RefHeading__32329_803968142">ELVersions</text:bookmark-ref></text:span> versions,</text:p>
      <text:p text:style-name="code"><text:span text:style-name="T35"><text:s text:c="45"/>p</text:span><text:span text:style-name="T35"><text:bookmark-ref text:reference-format="text" text:ref-name="__RefHeading__49551_803968142">ELHost</text:bookmark-ref></text:span> host,</text:p>
      <text:p text:style-name="code"><text:span text:style-name="T7"><text:s text:c="45"/>const</text:span> <text:span text:style-name="T35">p</text:span><text:span text:style-name="T35"><text:bookmark-ref text:reference-format="text" text:ref-name="__RefHeading__32037_803968142">ELGenericFunctionTable</text:bookmark-ref></text:span> functions) {</text:p>
      <text:p text:style-name="code"><text:s text:c="5"/><text:span text:style-name="T53">// Assume the versions are the same, or we do not care about versions.</text:span></text:p>
      <text:p text:style-name="code"><text:s text:c="5"/>dll_host = host;</text:p>
      <text:p text:style-name="code"><text:s text:c="5"/>dll_3d = host-&gt;<text:bookmark-ref text:reference-format="text" text:ref-name="__RefHeading__96174_803968142">D3DData</text:bookmark-ref>();</text:p>
      <text:p text:style-name="code"><text:s text:c="5"/>dll_dlgs = host-&gt;<text:bookmark-ref text:reference-format="text" text:ref-name="__RefHeading__96160_803968142">Dialogs</text:bookmark-ref>();</text:p>
      <text:p text:style-name="code"><text:s text:c="5"/>dll_linfo = host-&gt;<text:bookmark-ref text:reference-format="text" text:ref-name="__RefHeading__96162_803968142">LogInfo</text:bookmark-ref>();</text:p>
      <text:p text:style-name="code"><text:s text:c="5"/>dll_gen = functions;</text:p>
      <text:p text:style-name="code"><text:s text:c="5"/>dll_layout = host-&gt;<text:bookmark-ref text:reference-format="text" text:ref-name="__RefHeading__61998_803968142">Layout</text:bookmark-ref>();</text:p>
      <text:p text:style-name="code"><text:s text:c="5"/>dll_hinfo = host-&gt;<text:bookmark-ref text:reference-format="text" text:ref-name="__RefHeading__96164_803968142">HostInfo</text:bookmark-ref>();</text:p>
      <text:p text:style-name="code"><text:s text:c="5"/>dll_theme = dll_layout-&gt;<text:bookmark-ref text:reference-format="text" text:ref-name="__RefHeading__48190_803968142">ThemeColors</text:bookmark-ref>();</text:p>
      <text:p text:style-name="code"><text:s text:c="5"/>dll_uc = host-&gt;<text:bookmark-ref text:reference-format="text" text:ref-name="__RefHeading__96236_803968142">UnitConverter</text:bookmark-ref>();</text:p>
      <text:p text:style-name="code"><text:s text:c="5"/><text:span text:style-name="T7">return</text:span> versions;</text:p>
      <text:p text:style-name="code"><text:s text:c="2"/>}</text:p>
      <text:h text:style-name="Heading_20_3" text:outline-level="3"><text:bookmark-start text:name="__RefHeading__32345_803968142"/>InitializeDockablePlugInFinished<text:bookmark-end text:name="__RefHeading__32345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45_803968142">InitializeDockablePlugInFinished</text:bookmark-ref>(<text:span text:style-name="T35"><text:bookmark-ref text:reference-format="text" text:ref-name="__RefHeading__32343_803968142">PLUGINSTATUS</text:bookmark-ref></text:span> status,</text:p>
      <text:p text:style-name="code"><text:span text:style-name="T35"><text:s text:c="38"/>UINT</text:span> *plugin_ids,</text:p>
      <text:p text:style-name="code"><text:span text:style-name="T35"><text:s text:c="38"/>UINT</text:span> *menu_ids,</text:p>
      <text:p text:style-name="code"><text:span text:style-name="T35"><text:s text:c="38"/>UINT</text:span> id_count);</text:p>
      <text:p text:style-name="code"/>
      <text:p text:style-name="Text_20_body"><text:tab/>This function is called once the host has finished any required initialization calls to the plugin. <text:s/>When called, the plugin is informed of acceptance by the host. <text:s/>Keep in mind, that a plugin can be rejected without further reasoning. <text:s/>This is the best place to finish a lot of the initialization required by the plugin, or to clean up any previously made portions based on the given status.</text:p>
      <text:p text:style-name="Text_20_body"><text:tab/>Parameters:</text:p>
      <text:p text:style-name="code"><text:tab/>status</text:p>
      <text:p text:style-name="Text_20_body"><text:tab/><text:tab/>The status of the host/plugin relationship, generally a success or failure. <text:s/>See <text:tab/><text:tab/><text:tab/><text:tab/><text:span text:style-name="T35"><text:bookmark-ref text:reference-format="text" text:ref-name="__RefHeading__32343_803968142">PLUGINSTATUS</text:bookmark-ref></text:span>.</text:p>
      <text:p text:style-name="code"><text:tab/>plugin_ids</text:p>
      <text:p text:style-name="Text_20_body"><text:tab/><text:tab/>The translated ids of menu options, to what the host knows them as. <text:s/>Useful if wanting <text:tab/><text:tab/><text:tab/>to create host style hotkeys that map to menu options.</text:p>
      <text:p text:style-name="code"><text:tab/>menu_ids</text:p>
      <text:p text:style-name="Text_20_body"><text:tab/><text:tab/>A list of ids that were supplied by the plugin for menu options.</text:p>
      <text:p text:style-name="code"><text:tab/>id_count</text:p>
      <text:p text:style-name="Text_20_body"><text:tab/><text:tab/>The number of ids that exists in <text:span text:style-name="T45">plugin_ids</text:span>. <text:s/>The same count holds true for <text:span text:style-name="T45">menu_ids</text:span>, as <text:tab/><text:tab/>both are equal in length.</text:p>
      <text:p text:style-name="code"><text:s text:c="2"/>example: c/c++</text:p>
      <text:p text:style-name="code"><text:s text:c="2"/><text:span text:style-name="T7">void</text:span> <text:bookmark-ref text:reference-format="text" text:ref-name="__RefHeading__32345_803968142">InitializeDockablePlugInFinished</text:bookmark-ref>(<text:span text:style-name="T35"><text:bookmark-ref text:reference-format="text" text:ref-name="__RefHeading__32343_803968142">PLUGINSTATUS</text:bookmark-ref></text:span> status,</text:p>
      <text:p text:style-name="code"><text:s text:c="40"/><text:span text:style-name="T35">UINT</text:span> *plugin_ids,</text:p>
      <text:p text:style-name="code"><text:s text:c="40"/><text:span text:style-name="T35">UINT</text:span> *menu_ids,</text:p>
      <text:p text:style-name="code"><text:s text:c="40"/><text:span text:style-name="T35">UINT</text:span> id_count) {</text:p>
      <text:p text:style-name="code"><text:s text:c="4"/><text:span text:style-name="T7">if</text:span> ( status == <text:span text:style-name="T49"><text:reference-ref text:reference-format="text" text:ref-name="PLUGINSTATUS_FAILURE">PLUGINSTATUS_FAILURE</text:reference-ref></text:span> ) {</text:p>
      <text:p text:style-name="code"><text:s text:c="7"/><text:span text:style-name="T53">// Will be unloaded shortly, clear any previous initializations.</text:span></text:p>
      <text:p text:style-name="code"><text:s text:c="4"/>}</text:p>
      <text:p text:style-name="code"><text:soft-page-break/><text:s text:c="4"/><text:span text:style-name="T7">else</text:span> {</text:p>
      <text:p text:style-name="code"><text:s text:c="6"/><text:span text:style-name="T53">// Assume success. <text:s/>Register hotkeys, other initialization.</text:span></text:p>
      <text:p text:style-name="code"><text:s text:c="4"/>}</text:p>
      <text:p text:style-name="code"><text:s text:c="2"/>}</text:p>
      <text:h text:style-name="Heading_20_3" text:outline-level="3"><text:bookmark-start text:name="__RefHeading__32341_803968142"/>GetPlugInMenuString<text:bookmark-end text:name="__RefHeading__32341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41_803968142">GetPlugInMenuString</text:bookmark-ref>(<text:span text:style-name="T7">char</text:span> **menu_string,</text:p>
      <text:p text:style-name="code"><text:span text:style-name="T35"><text:s text:c="25"/>UINT</text:span> *length);</text:p>
      <text:p text:style-name="Text_20_body"><text:tab/>This function is how the plugin tells the host how its menu should look. <text:s/>The menu is located underneath Plug Ins or Wizards, or generally the menu just left of Help in which ever host is being used. <text:s/>See <text:span text:style-name="T45"><text:bookmark-ref text:reference-format="text" text:ref-name="__RefHeading__53618_803968142">Plugin Menu Syntax</text:bookmark-ref></text:span> on how the string should look. <text:s/>To not have a menu, or accurately a sub menu, set <text:span text:style-name="T45">length</text:span> to be 0, or <text:span text:style-name="T45">menu_string</text:span> to be <text:span text:style-name="T46">NULL</text:span>.</text:p>
      <text:p text:style-name="Text_20_body"><text:tab/>Parameters:</text:p>
      <text:p text:style-name="code"><text:tab/>menu_string</text:p>
      <text:p text:style-name="Text_20_body"><text:tab/><text:tab/>The actual string used to define the menu. <text:s/>Must be a valid definition within the length <text:tab/><text:tab/><text:tab/>given.</text:p>
      <text:p text:style-name="code"><text:tab/>length</text:p>
      <text:p text:style-name="Text_20_body"><text:tab/><text:tab/>The number of characters that exist in the menu string. <text:s/>The string must be of valid <text:tab/><text:tab/><text:tab/>syntax for this number of characters.</text:p>
      <text:p text:style-name="code"><text:s text:c="2"/>example: c/c++</text:p>
      <text:p text:style-name="code"><text:s text:c="2"/><text:span text:style-name="T7">char</text:span> dll_menu[] = <text:span text:style-name="T41">"Menu { \"dummy\"=1; }"</text:span>;</text:p>
      <text:p text:style-name="code"><text:s text:c="2"/><text:span text:style-name="T7">void</text:span> <text:bookmark-ref text:reference-format="text" text:ref-name="__RefHeading__32341_803968142">GetPlugInMenuString</text:bookmark-ref>(<text:span text:style-name="T7">char</text:span> **menu_string, <text:span text:style-name="T35">UINT</text:span> *length) {</text:p>
      <text:p text:style-name="code"><text:s text:c="4"/><text:span text:style-name="T53">// If no menu</text:span></text:p>
      <text:p text:style-name="code"><text:s text:c="4"/>*menu_string = <text:span text:style-name="T49">NULL</text:span>;</text:p>
      <text:p text:style-name="code"><text:s text:c="4"/>*length = 0;</text:p>
      <text:p text:style-name="code"><text:s text:c="4"/><text:span text:style-name="T53">// If menu</text:span></text:p>
      <text:p text:style-name="code"><text:s text:c="4"/>*menu_string = dll_menu;</text:p>
      <text:p text:style-name="code"><text:s text:c="4"/>*length = <text:span text:style-name="T7">sizeof</text:span>(dll_menu);</text:p>
      <text:p text:style-name="code"><text:s text:c="2"/>}</text:p>
      <text:h text:style-name="Heading_20_3" text:outline-level="3"><text:bookmark-start text:name="__RefHeading__32347_803968142"/>MenuClicked<text:bookmark-end text:name="__RefHeading__32347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47_803968142">MenuClicked</text:bookmark-ref>(<text:span text:style-name="T35">WORD</text:span> menu_id);</text:p>
      <text:p text:style-name="code"/>
      <text:p text:style-name="Text_20_body"><text:tab/>This function is called by the host when a menu option is clicked that is associated with the plugin. <text:s/>See <text:span text:style-name="codetext"><text:bookmark-ref text:reference-format="text" text:ref-name="__RefHeading__53618_803968142">Plugin Menu Syntax</text:bookmark-ref></text:span> for correlation between the menu string and this function. </text:p>
      <text:p text:style-name="Text_20_body"><text:tab/>Parameters:</text:p>
      <text:p text:style-name="code"><text:tab/><text:span text:style-name="T45">menu_id</text:span></text:p>
      <text:p text:style-name="Text_20_body"><text:tab/><text:tab/>The id of the menu option given in the string. <text:s/>This is not a translated id, but rather the <text:tab/><text:tab/><text:tab/>raw version supplied.</text:p>
      <text:p text:style-name="code"><text:s text:c="2"/>example: c/c++</text:p>
      <text:p text:style-name="code"><text:s text:c="2"/><text:span text:style-name="T7">void</text:span> <text:bookmark-ref text:reference-format="text" text:ref-name="__RefHeading__32347_803968142">MenuClicked</text:bookmark-ref>(<text:span text:style-name="T35">WORD</text:span> menu_id) {</text:p>
      <text:p text:style-name="code"><text:s text:c="4"/><text:span text:style-name="T7">switch</text:span> (menu_id) {</text:p>
      <text:p text:style-name="code"><text:s text:c="6"/><text:span text:style-name="T7">case</text:span> 1:</text:p>
      <text:p text:style-name="code"><text:s text:c="8"/><text:span text:style-name="T53">// Do the dummy stuff.</text:span></text:p>
      <text:p text:style-name="code"><text:soft-page-break/><text:s text:c="8"/><text:span text:style-name="T7">break</text:span>;</text:p>
      <text:p text:style-name="code"><text:s text:c="6"/>…</text:p>
      <text:p text:style-name="code"><text:s text:c="4"/>}</text:p>
      <text:p text:style-name="code"><text:s text:c="2"/>}</text:p>
      <text:h text:style-name="Heading_20_3" text:outline-level="3"><text:bookmark-start text:name="__RefHeading__32349_803968142"/>GetPlugInName<text:bookmark-end text:name="__RefHeading__32349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49_803968142">GetPlugInName</text:bookmark-ref>(<text:span text:style-name="T7">char</text:span> **plugin_name,</text:p>
      <text:p text:style-name="code"><text:span text:style-name="T35"><text:s text:c="19"/>UINT</text:span> *length);</text:p>
      <text:p text:style-name="code"/>
      <text:p text:style-name="Text_20_body"><text:tab/>This function is used by the host to get the name of the plugin. <text:s/>The name acts as the parent menu name for the plugin. <text:s/>Some names have special meaning, and adjusts how the host treats the plugin.</text:p>
      <text:p text:style-name="Text_20_body"><text:tab/>Parameters:</text:p>
      <text:p text:style-name="Text_20_body"><text:tab/><text:span text:style-name="T45">plugin_name</text:span></text:p>
      <text:p text:style-name="Text_20_body"><text:tab/><text:tab/>The name of the plugin. <text:s/>Setting to :nomenu will result in the host not displaying a menu <text:tab/><text:tab/>for the plugin, regardless what is used in <text:span text:style-name="T45"><text:bookmark-ref text:reference-format="text" text:ref-name="__RefHeading__32341_803968142">GetPlugInMenuString</text:bookmark-ref></text:span>.</text:p>
      <text:p text:style-name="code"><text:tab/>length</text:p>
      <text:p text:style-name="Text_20_body"><text:tab/><text:tab/>The number of characters that exist in the given name.</text:p>
      <text:p text:style-name="code"><text:s text:c="2"/>example: c/c++</text:p>
      <text:p text:style-name="code"><text:s text:c="2"/><text:span text:style-name="T12">char</text:span> dll_name_menu[] = <text:span text:style-name="T41">"My Dll"</text:span>;</text:p>
      <text:p text:style-name="code"><text:s text:c="2"/><text:span text:style-name="T12">char</text:span> dll_name_nomenu[] = <text:span text:style-name="T41">":nomenu"</text:span>;</text:p>
      <text:p text:style-name="code"><text:s text:c="2"/><text:span text:style-name="T7">void</text:span> <text:bookmark-ref text:reference-format="text" text:ref-name="__RefHeading__32349_803968142">GetPlugInName</text:bookmark-ref>(<text:span text:style-name="T12">char</text:span> **plugin_name, <text:span text:style-name="T35">UINT</text:span> *length) {</text:p>
      <text:p text:style-name="code"><text:s text:c="4"/><text:span text:style-name="T53">// Assuming we want a menu.</text:span></text:p>
      <text:p text:style-name="code"><text:s text:c="4"/>*plugin_name = dll_name_menu;</text:p>
      <text:p text:style-name="code"><text:s text:c="4"/>*length = <text:span text:style-name="T7">sizeof</text:span>(dll_name_menu);</text:p>
      <text:p text:style-name="code"><text:s text:c="4"/><text:span text:style-name="T53">// Assuming no menu is wanted.</text:span></text:p>
      <text:p text:style-name="code"><text:s text:c="4"/>*plugin_name = dll_name_nomenu;</text:p>
      <text:p text:style-name="code"><text:s text:c="4"/>*length = <text:span text:style-name="T7">sizeof</text:span>(dll_name_nomenu);</text:p>
      <text:p text:style-name="code"><text:s text:c="2"/>}</text:p>
      <text:h text:style-name="Heading_20_3" text:outline-level="3"><text:bookmark-start text:name="__RefHeading__32351_803968142"/>TargetConnected<text:bookmark-end text:name="__RefHeading__32351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51_803968142">TargetConnected</text:bookmark-ref>(<text:span text:style-name="T35">p</text:span><text:span text:style-name="T35"><text:bookmark-ref text:reference-format="text" text:ref-name="__RefHeading__40907_803968142">ELTarget</text:bookmark-ref></text:span> target);</text:p>
      <text:p text:style-name="code"/>
      <text:p text:style-name="Text_20_body"><text:tab/>This function is a notification function, that is called by the host when ever a given target has connected. <text:s/>The target passed in may be hardware, simulator, or any other target related medium. <text:s/>Currently, only one target is supported by the host.</text:p>
      <text:p text:style-name="Text_20_body"><text:tab/>Parameters:</text:p>
      <text:p text:style-name="code"><text:tab/><text:span text:style-name="codetext">target</text:span></text:p>
      <text:p text:style-name="Text_20_body"><text:tab/><text:tab/>The actual interface for the target that was connected. </text:p>
      <text:p text:style-name="code"><text:s text:c="2"/>example: c/c++</text:p>
      <text:p text:style-name="code"><text:s text:c="2"/><text:span text:style-name="T7">void</text:span> <text:bookmark-ref text:reference-format="text" text:ref-name="__RefHeading__32351_803968142">TargetConnected</text:bookmark-ref>(<text:span text:style-name="T35">p</text:span><text:span text:style-name="T35"><text:bookmark-ref text:reference-format="text" text:ref-name="__RefHeading__40907_803968142">ELTarget</text:bookmark-ref></text:span> target) {</text:p>
      <text:p text:style-name="code"><text:s text:c="4"/><text:span text:style-name="T53">// We connected, a good time to get information for all channels that are known to us.</text:span></text:p>
      <text:p text:style-name="code"><text:s text:c="2"/>}</text:p>
      <text:h text:style-name="Heading_20_3" text:outline-level="3"><text:bookmark-start text:name="__RefHeading__32353_803968142"/><text:soft-page-break/>TargetDisconnected<text:bookmark-end text:name="__RefHeading__32353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53_803968142">TargetDisconnected</text:bookmark-ref>(<text:span text:style-name="T35">p</text:span><text:span text:style-name="T35"><text:bookmark-ref text:reference-format="text" text:ref-name="__RefHeading__40907_803968142">ELTarget</text:bookmark-ref></text:span> target);</text:p>
      <text:p text:style-name="code"/>
      <text:p text:style-name="Text_20_body"><text:tab/>This function is a notification function, that is called by the host when ever a given target has disconnected. <text:s/>The target passed in may be hardware, simulator, or any other target related medium. <text:s/>Currently, only one target is supported by the host.</text:p>
      <text:p text:style-name="Text_20_body"><text:tab/>Parameters:</text:p>
      <text:p text:style-name="code"><text:tab/>target</text:p>
      <text:p text:style-name="Text_20_body"><text:tab/><text:tab/>The actual interface for the target that was disconnected.</text:p>
      <text:p text:style-name="code"><text:s text:c="2"/>example: c/c++</text:p>
      <text:p text:style-name="code"><text:s text:c="2"/><text:span text:style-name="T7">void</text:span> <text:bookmark-ref text:reference-format="text" text:ref-name="__RefHeading__32353_803968142">TargetDisconnected</text:bookmark-ref>(<text:span text:style-name="T35">p</text:span><text:span text:style-name="T35"><text:bookmark-ref text:reference-format="text" text:ref-name="__RefHeading__40907_803968142">ELTarget</text:bookmark-ref></text:span> target) {</text:p>
      <text:p text:style-name="code"><text:s text:c="4"/><text:span text:style-name="T53">// We disconnected, a good time to clean up previous memory from former connected call.</text:span></text:p>
      <text:p text:style-name="code"><text:s text:c="2"/>}</text:p>
      <text:h text:style-name="Heading_20_3" text:outline-level="3"><text:bookmark-start text:name="__RefHeading__32355_803968142"/>HostReady<text:bookmark-end text:name="__RefHeading__32355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void</text:span> <text:bookmark-ref text:reference-format="text" text:ref-name="__RefHeading__32355_803968142">HostReady</text:bookmark-ref>(<text:span text:style-name="T35">p</text:span><text:span text:style-name="T35"><text:bookmark-ref text:reference-format="text" text:ref-name="__RefHeading__49551_803968142">ELHost</text:bookmark-ref></text:span> host,</text:p>
      <text:p text:style-name="code"><text:span text:style-name="T35"><text:s text:c="15"/>p</text:span><text:span text:style-name="T35"><text:bookmark-ref text:reference-format="text" text:ref-name="__RefHeading__48198_803968142">ELLayout</text:bookmark-ref></text:span> layout);</text:p>
      <text:p text:style-name="code"/>
      <text:p text:style-name="Text_20_body"><text:tab/>This function is called by the host to inform the plugin that it is now safe to create any external windows, or any other related feature that may be required. <text:s/>Until the time of this call, the host is still initializing.</text:p>
      <text:p text:style-name="Text_20_body"><text:tab/>This function is only called in the same thread context of the <text:span text:style-name="T45"><text:bookmark-ref text:reference-format="text" text:ref-name="__RefHeading__32339_803968142">InitializeDockablePlugIn</text:bookmark-ref></text:span> call.</text:p>
      <text:p text:style-name="code"><text:tab/><text:span text:style-name="T45">host</text:span></text:p>
      <text:p text:style-name="Text_20_body"><text:span text:style-name="T45"><text:tab/><text:tab/></text:span>A pointer to the actual host that may be used. <text:s/>This is the same host seen during <text:tab/><text:tab/><text:tab/><text:tab/>initialization, but is included to allow for quicker usage if needed.</text:p>
      <text:p text:style-name="code"><text:tab/><text:span text:style-name="T45">layout</text:span></text:p>
      <text:p text:style-name="Text_20_body"><text:span text:style-name="T45"><text:tab/><text:tab/></text:span>A pointer to the layout being used by the host. <text:s/>Only one layout exists, but is included <text:tab/><text:tab/><text:tab/>to allow for quicker usage if needed.</text:p>
      <text:p text:style-name="code"><text:s text:c="2"/>example: c/c++</text:p>
      <text:p text:style-name="code"><text:s text:c="2"/><text:span text:style-name="T7">void</text:span> <text:bookmark-ref text:reference-format="text" text:ref-name="__RefHeading__32355_803968142">HostReady</text:bookmark-ref>(<text:span text:style-name="T35">p</text:span><text:span text:style-name="T35"><text:bookmark-ref text:reference-format="text" text:ref-name="__RefHeading__49551_803968142">ELHost</text:bookmark-ref></text:span> host, <text:span text:style-name="T35">p</text:span><text:span text:style-name="T35"><text:bookmark-ref text:reference-format="text" text:ref-name="__RefHeading__48198_803968142">ELLayout</text:bookmark-ref></text:span> layout) {</text:p>
      <text:p text:style-name="code"><text:s text:c="4"/><text:span text:style-name="T53">// Set the layout incase we did not set it earlier.</text:span></text:p>
      <text:p text:style-name="code"><text:s text:c="4"/>dll_layout = layout;</text:p>
      <text:p text:style-name="code"><text:s text:c="4"/><text:span text:style-name="T53">// Host is ready, safe to display a window, or other GUI related stuff.</text:span></text:p>
      <text:p text:style-name="code"><text:s text:c="2"/>}</text:p>
      <text:h text:style-name="Heading_20_3" text:outline-level="3"><text:bookmark-start text:name="__RefHeading__426616_803968142"/>UpgradeHook<text:bookmark-end text:name="__RefHeading__426616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7">int</text:span> <text:bookmark-ref text:reference-format="text" text:ref-name="__RefHeading__426616_803968142">UpgradeHook</text:bookmark-ref>(<text:span text:style-name="T7">int</text:span> status,</text:p>
      <text:p text:style-name="code"><text:span text:style-name="T7"><text:s text:c="16"/>void</text:span> *context);</text:p>
      <text:p text:style-name="code"/>
      <text:p text:style-name="P16"><text:tab/>This function is not required to exist or be exported. <text:s/>The host will call this function to test for support. <text:s/>Support for such upgrade or import hooks will be rejected if the hook is already set. <text:s/>The expected return values depends on the status value being passed in. <text:s/>This function gives a chance for <text:soft-page-break/>the plugin to get information on channels to hold and properly convert for when the associated after call occurs.</text:p>
      <text:p text:style-name="Text_20_body"><text:span text:style-name="T16"><text:tab/></text:span><text:span text:style-name="codetext">status </text:span><text:span text:style-name="T16">– This shall be one of the following values:</text:span></text:p>
      <text:p text:style-name="code"><text:span text:style-name="T16"><text:tab/><text:tab/></text:span><text:span text:style-name="T17">UHC_HOOK_NOT_GRANTED</text:span></text:p>
      <text:p text:style-name="P16"><text:tab/><text:tab/><text:tab/>Hook support found by the plugin and has been rejected by the host.</text:p>
      <text:p text:style-name="code"><text:span text:style-name="T16"><text:tab/><text:tab/></text:span><text:span text:style-name="T17">UHC_AFTER_NOT_CALLED</text:span></text:p>
      <text:p text:style-name="P16"><text:tab/><text:tab/><text:tab/>A before (import/upgrade) call occurred but was failed, or some other host <text:tab/><text:tab/><text:tab/><text:tab/>error/issue occurred causing the after to not be called.</text:p>
      <text:p text:style-name="code"><text:span text:style-name="T16"><text:tab/><text:tab/></text:span><text:span text:style-name="T17">UHC_HOOK_SUPPORTED</text:span></text:p>
      <text:p text:style-name="P16"><text:tab/><text:tab/><text:tab/>A query from the host to the plugin to check if the plugin wants ownership of <text:tab/><text:tab/><text:tab/><text:tab/>upgrade support.</text:p>
      <text:p text:style-name="code"><text:span text:style-name="T16"><text:tab/><text:tab/></text:span><text:span text:style-name="T17">UHC_BEFORE_UPGRADE</text:span></text:p>
      <text:p text:style-name="P16"><text:tab/><text:tab/><text:tab/>A statement informing the plugin that the host is about to perform a firmware <text:tab/><text:tab/><text:tab/><text:tab/>upgrade.</text:p>
      <text:p text:style-name="code"><text:span text:style-name="T16"><text:tab/><text:tab/></text:span><text:span text:style-name="T17">UHC_AFTER_UPGRADE</text:span></text:p>
      <text:p text:style-name="P16"><text:tab/><text:tab/><text:tab/>A statement informing the plugin that the host has completed a firmware <text:tab/><text:tab/><text:tab/><text:tab/><text:tab/>upgrade.</text:p>
      <text:p text:style-name="code"><text:span text:style-name="T16"><text:tab/><text:tab/></text:span><text:span text:style-name="T17">UHC_BEFORE_IMPORT</text:span></text:p>
      <text:p text:style-name="P16"><text:tab/><text:tab/><text:tab/>A statement informing the plugin that the host is about to import a calibration, <text:tab/><text:tab/><text:tab/><text:tab/>session, or configuration file.</text:p>
      <text:p text:style-name="code"><text:span text:style-name="T16"><text:tab/><text:tab/></text:span><text:span text:style-name="T17">UHC_AFTER_IMPORT</text:span></text:p>
      <text:p text:style-name="P16"><text:tab/><text:tab/><text:tab/>A statement informing the plugin that the import of a <text:s/>calibration, session, or <text:tab/><text:tab/><text:tab/><text:tab/>configuration file has completed.</text:p>
      <text:p text:style-name="P10"><text:tab/>context</text:p>
      <text:p text:style-name="Text_20_body"><text:span text:style-name="T16"><text:tab/><text:tab/>One of the </text:span><text:span text:style-name="codetext">Before/After*Options</text:span><text:span text:style-name="T16"> structures (see below), depending on what status. <text:s/><text:tab/><text:tab/><text:tab/>May be </text:span><text:span text:style-name="codetext"><text:span text:style-name="T49">NULL</text:span></text:span><text:span text:style-name="T16">.</text:span></text:p>
      <text:h text:style-name="Heading_20_3" text:outline-level="3"><text:bookmark-start text:name="__RefHeading__191973_803968142"/>SupportedControls<text:bookmark-end text:name="__RefHeading__191973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35">p</text:span><text:span text:style-name="T35"><text:bookmark-ref text:reference-format="text" text:ref-name="__RefHeading__32337_803968142">ELControlInfo</text:bookmark-ref></text:span> <text:bookmark-ref text:reference-format="text" text:ref-name="__RefHeading__191973_803968142">SupportedControls</text:bookmark-ref>(<text:span text:style-name="T7">void</text:span>);</text:p>
      <text:p text:style-name="code"/>
      <text:p text:style-name="Text_20_body"><text:tab/>This function is not required. <text:s/></text:p>
      <text:p text:style-name="Text_20_body"><text:tab/>This function is a way for the plugin to inform the host of what controls are supported. <text:s/>The host has some basic built in controls that can be overwritten, and each control supplied needs to have a creation function that yields a proper <text:span text:style-name="codetext"><text:span text:style-name="T35"><text:bookmark-ref text:reference-format="text" text:ref-name="__RefHeading__35564_803968142">ELControlWindow</text:bookmark-ref></text:span></text:span>.</text:p>
      <text:p text:style-name="Text_20_body"><text:tab/>The supported controls are name based, and depending on when the plugin is loaded, the plugin may not have owner ship. <text:s/>Meaning, if two plugins are loaded that handle a GenericControl, only the second style will be used by the host.</text:p>
      <text:p text:style-name="Text_20_body"><text:tab/>The host contains a special control window called :dummy that is used when a layout contains a control that no plugin supports.</text:p>
      <text:p text:style-name="Text_20_body"><text:soft-page-break/><text:tab/>The controls being supported are also savable/loadable from a layout file.</text:p>
      <text:p text:style-name="Text_20_body"><text:tab/>Returns:</text:p>
      <text:p text:style-name="Text_20_body"><text:tab/><text:span text:style-name="codetext"><text:span text:style-name="T49">NULL</text:span></text:span> – No controls are supported by the plugin.</text:p>
      <text:p text:style-name="Text_20_body"><text:tab/><text:span text:style-name="codetext"><text:span text:style-name="T35">p</text:span></text:span><text:span text:style-name="codetext"><text:span text:style-name="T35"><text:bookmark-ref text:reference-format="text" text:ref-name="__RefHeading__32337_803968142">ELControlInfo</text:bookmark-ref></text:span></text:span> – The following controls, until an invalid, are supported.</text:p>
      <text:p text:style-name="code"><text:s text:c="2"/>example: c/c++</text:p>
      <text:p text:style-name="code"><text:s text:c="2"/><text:span text:style-name="T35"><text:bookmark-ref text:reference-format="text" text:ref-name="__RefHeading__32337_803968142">ELControlInfo</text:bookmark-ref></text:span> dll_supported_controls[] = {</text:p>
      <text:p text:style-name="code"><text:s text:c="4"/>{<text:span text:style-name="T41">"Text"</text:span>, CreateControl&lt;TextWindow&gt;},</text:p>
      <text:p text:style-name="code"><text:s text:c="4"/>{<text:span text:style-name="T49">NULL</text:span>, <text:span text:style-name="T49">NULL</text:span>}</text:p>
      <text:p text:style-name="code"><text:s text:c="2"/>};</text:p>
      <text:p text:style-name="code"><text:s text:c="2"/><text:span text:style-name="T35">p</text:span><text:span text:style-name="T35"><text:bookmark-ref text:reference-format="text" text:ref-name="__RefHeading__32337_803968142">ELControlInfo</text:bookmark-ref></text:span> <text:bookmark-ref text:reference-format="text" text:ref-name="__RefHeading__191973_803968142">SupportedControls</text:bookmark-ref>() {</text:p>
      <text:p text:style-name="code"><text:s text:c="4"/><text:span text:style-name="T53">// Assuming control(s) are supported.</text:span></text:p>
      <text:p text:style-name="code"><text:s text:c="4"/><text:span text:style-name="T7">return</text:span> dll_supported_controls;</text:p>
      <text:p text:style-name="code"><text:s text:c="2"/>}</text:p>
      <text:p text:style-name="Text_20_body"><text:tab/></text:p>
      <text:h text:style-name="Heading_20_3" text:outline-level="3"><text:bookmark-start text:name="__RefHeading__426618_803968142"/>SavableWindows<text:bookmark-end text:name="__RefHeading__426618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35">p</text:span><text:span text:style-name="T35"><text:bookmark-ref text:reference-format="text" text:ref-name="__RefHeading__32045_803968142">ELWindowInfo</text:bookmark-ref></text:span> <text:bookmark-ref text:reference-format="text" text:ref-name="__RefHeading__426618_803968142">SavableWindows</text:bookmark-ref>(<text:span text:style-name="T7">void</text:span>);</text:p>
      <text:p text:style-name="code"/>
      <text:p text:style-name="Text_20_body"><text:tab/>This function is not required.</text:p>
      <text:p text:style-name="Text_20_body"><text:tab/>This function is used to tell the host what windows are supported by the plugin. <text:s/>This does not mean, windows that are temporary but rather those windows that are meant to be saved to/loaded from a layout file.</text:p>
      <text:p text:style-name="Text_20_body"><text:tab/>The windows supported are name based, and may be overwritten by support from another plugin. <text:s/>This depends which plugin was loaded first.</text:p>
      <text:p text:style-name="Text_20_body"><text:tab/>A creation function must be supplied for all supported windows, where the function yields a valid <text:span text:style-name="codetext"><text:span text:style-name="T35"><text:bookmark-ref text:reference-format="text" text:ref-name="__RefHeading__33755_803968142">ELWindow</text:bookmark-ref></text:span></text:span>.</text:p>
      <text:p text:style-name="Text_20_body"><text:tab/>The host contains a special window named :dummy that is used when a layout contains a window that no plugin supports.</text:p>
      <text:p text:style-name="Text_20_body"><text:tab/>Returns:</text:p>
      <text:p text:style-name="Text_20_body"><text:tab/><text:span text:style-name="codetext"><text:span text:style-name="T49">NULL</text:span></text:span> – No savable windows are a part of the plugin.</text:p>
      <text:p text:style-name="Text_20_body"><text:tab/><text:span text:style-name="codetext"><text:span text:style-name="T35">p</text:span></text:span><text:span text:style-name="codetext"><text:span text:style-name="T35"><text:bookmark-ref text:reference-format="text" text:ref-name="__RefHeading__32045_803968142">ELWindowInfo</text:bookmark-ref></text:span></text:span> – The following windows, until an invalid, are supported.</text:p>
      <text:p text:style-name="code"><text:s text:c="2"/>example: c/c++</text:p>
      <text:p text:style-name="code"><text:s text:c="2"/><text:span text:style-name="T35">p</text:span><text:span text:style-name="T35"><text:bookmark-ref text:reference-format="text" text:ref-name="__RefHeading__32045_803968142">ELWindowInfo</text:bookmark-ref></text:span> dll_supported_windows[] = {</text:p>
      <text:p text:style-name="code"><text:s text:c="4"/>{<text:span text:style-name="T41">"My Window"</text:span>, CreateWindow},</text:p>
      <text:p text:style-name="code"><text:s text:c="4"/>{<text:span text:style-name="T49">NULL</text:span>, <text:span text:style-name="T49">NULL</text:span>}</text:p>
      <text:p text:style-name="code"><text:s text:c="2"/>};</text:p>
      <text:p text:style-name="code"><text:s text:c="2"/><text:span text:style-name="T35">p</text:span><text:span text:style-name="T35"><text:bookmark-ref text:reference-format="text" text:ref-name="__RefHeading__32045_803968142">ELWindowInfo</text:bookmark-ref></text:span> <text:bookmark-ref text:reference-format="text" text:ref-name="__RefHeading__426618_803968142">SavableWindows</text:bookmark-ref>() {</text:p>
      <text:p text:style-name="code"><text:s text:c="4"/><text:span text:style-name="T53">// Assuming we support savable windows.</text:span></text:p>
      <text:p text:style-name="code"><text:s text:c="4"/><text:span text:style-name="T7">return</text:span> dll_supported_windows;</text:p>
      <text:p text:style-name="code"><text:s text:c="2"/>}</text:p>
      <text:p text:style-name="Text_20_body"/>
      <text:h text:style-name="Heading_20_3" text:outline-level="3"><text:bookmark-start text:name="__RefHeading__426620_803968142"/><text:soft-page-break/>LayoutControls<text:bookmark-end text:name="__RefHeading__426620_803968142"/></text:h>
      <text:p text:style-name="P13"><text:span text:style-name="T5">extern</text:span><text:span text:style-name="T16"> </text:span><text:span text:style-name="T40">"C"</text:span><text:span text:style-name="T16"> __</text:span><text:span text:style-name="T5">declspec</text:span><text:span text:style-name="T16">(</text:span><text:span text:style-name="T6">dllexport</text:span><text:span text:style-name="T16">)</text:span></text:p>
      <text:p text:style-name="code"><text:span text:style-name="T35">p</text:span><text:span text:style-name="T35"><text:bookmark-ref text:reference-format="text" text:ref-name="__RefHeading__32335_803968142">ELLayoutInfo</text:bookmark-ref></text:span> <text:bookmark-ref text:reference-format="text" text:ref-name="__RefHeading__426620_803968142">LayoutControls</text:bookmark-ref>(<text:span text:style-name="T7">void</text:span>);</text:p>
      <text:p text:style-name="code"/>
      <text:p text:style-name="Text_20_body"><text:tab/>This function is not required.</text:p>
      <text:p text:style-name="Text_20_body"><text:tab/>This function is a way for a plugin to specify auto loaded windows. <text:s/>An example of a window would be the tab control seen in the host.</text:p>
      <text:p text:style-name="Text_20_body"><text:tab/>The windows specified by this must be a valid <text:span text:style-name="codetext"><text:span text:style-name="T35"><text:bookmark-ref text:reference-format="text" text:ref-name="__RefHeading__36214_803968142">ELLayoutWindow</text:bookmark-ref></text:span></text:span>. <text:s/>Restrictions apply as, the windows created are pinned to the host window, and do not move (but may shrink/expand) from their initial location.</text:p>
      <text:p text:style-name="Text_20_body"><text:tab/>Returns:</text:p>
      <text:p text:style-name="Text_20_body"><text:tab/><text:span text:style-name="codetext"><text:span text:style-name="T49">NULL</text:span></text:span> – The plugin does not support any such layout windows.</text:p>
      <text:p text:style-name="Text_20_body"><text:tab/><text:span text:style-name="codetext"><text:span text:style-name="T35">p</text:span></text:span><text:span text:style-name="codetext"><text:span text:style-name="T35"><text:bookmark-ref text:reference-format="text" text:ref-name="__RefHeading__32335_803968142">ELLayoutInfo</text:bookmark-ref></text:span></text:span> – The following windows, until an invalid, are supported.</text:p>
      <text:p text:style-name="code"><text:s text:c="2"/>example: c/c++</text:p>
      <text:p text:style-name="code"><text:span text:style-name="T68"><text:s text:c="2"/></text:span><text:span text:style-name="T35"><text:bookmark-ref text:reference-format="text" text:ref-name="__RefHeading__32335_803968142">ELLayoutInfo</text:bookmark-ref></text:span><text:span text:style-name="T68"> dll_layout_windows[] = {</text:span></text:p>
      <text:p text:style-name="code"><text:span text:style-name="T68"><text:s text:c="4"/>{</text:span><text:span text:style-name="T40">"tab"</text:span><text:span text:style-name="T16">, CreateTab},</text:span></text:p>
      <text:p text:style-name="code"><text:s text:c="4"/>{<text:span text:style-name="T49">NULL</text:span>, <text:span text:style-name="T49">NULL</text:span>}</text:p>
      <text:p text:style-name="code"><text:s text:c="2"/>};</text:p>
      <text:p text:style-name="code"><text:s text:c="2"/><text:span text:style-name="T35">p</text:span><text:span text:style-name="T35"><text:bookmark-ref text:reference-format="text" text:ref-name="__RefHeading__32335_803968142">ELLayoutInfo</text:bookmark-ref></text:span> <text:bookmark-ref text:reference-format="text" text:ref-name="__RefHeading__426620_803968142">LayoutControls</text:bookmark-ref>() {</text:p>
      <text:p text:style-name="code"><text:s text:c="4"/><text:span text:style-name="T53">// Assuming we support layout windows.</text:span></text:p>
      <text:p text:style-name="code"><text:s text:c="4"/><text:span text:style-name="T7">return</text:span> dll_layout_windows;</text:p>
      <text:p text:style-name="code"><text:s text:c="2"/>}</text:p>
      <text:h text:style-name="P29" text:outline-level="2"><text:bookmark-start text:name="__RefHeading__426506_803968142"/>UpgradeHook Structures<text:bookmark-end text:name="__RefHeading__426506_803968142"/></text:h>
      <text:p text:style-name="P16"><text:tab/>The following structures are used as the context parameter of the UpgradeHook call. <text:s/>The structures hold information that is useful for any given stage. <text:s/>For the most part the before and after structures are the same, but are considered different to allow for future expansion with minimal changes.</text:p>
      <text:h text:style-name="P21" text:outline-level="3"><text:bookmark-start text:name="__RefHeading__426622_803968142"/>BeforeUpgradeOptions<text:bookmark-end text:name="__RefHeading__426622_803968142"/></text:h>
      <text:p text:style-name="P12"><text:span text:style-name="T5">typedef</text:span><text:span text:style-name="T16"> </text:span><text:span text:style-name="T5">struct</text:span><text:span text:style-name="T16"> </text:span><text:span text:style-name="T39"><text:bookmark-ref text:reference-format="text" text:ref-name="__RefHeading__426622_803968142">BeforeUpgradeOptions</text:bookmark-ref></text:span><text:span text:style-name="T16"> {</text:span></text:p>
      <text:p text:style-name="P12"><text:span text:style-name="T16"><text:s text:c="2"/></text:span><text:span text:style-name="T5">int</text:span><text:span text:style-name="T16"> password_exists;</text:span></text:p>
      <text:p text:style-name="P12"><text:span text:style-name="T16"><text:s text:c="2"/></text:span><text:span text:style-name="T5">int</text:span><text:span text:style-name="T16"> keep_calibration_data;</text:span></text:p>
      <text:p text:style-name="P12">} <text:span text:style-name="T39"><text:bookmark-ref text:reference-format="text" text:ref-name="__RefHeading__426622_803968142">BeforeUpgradeOptions</text:bookmark-ref></text:span>, *<text:span text:style-name="T39">p</text:span><text:span text:style-name="T39"><text:bookmark-ref text:reference-format="text" text:ref-name="__RefHeading__426622_803968142">BeforeUpgradeOptions</text:bookmark-ref></text:span>;</text:p>
      <text:p text:style-name="P12"/>
      <text:p text:style-name="Text_20_body"><text:tab/>This structure is used before an upgrade occurs. <text:s/>The same call, may return abort or failure which will result in the after call not occurring. <text:s text:c="2"/>The currently connected target holds the 'old' information.</text:p>
      <text:p text:style-name="code"><text:tab/>password_exists</text:p>
      <text:p text:style-name="Text_20_body"><text:tab/><text:tab/>A value of 0, or 1; <text:s/>Where 1 means that the connected target currently has password <text:tab/><text:tab/><text:tab/>information installed.</text:p>
      <text:p text:style-name="code"><text:tab/>keep_calibration_data</text:p>
      <text:p text:style-name="Text_20_body"><text:tab/><text:tab/>A value of 0, or 1; <text:s/>Where 1 means that the upgraded target wants the old <text:tab/><text:tab/><text:tab/><text:tab/><text:tab/>calibration/session information to exist in the new model.</text:p>
      <text:h text:style-name="Heading_20_3" text:outline-level="3"><text:bookmark-start text:name="__RefHeading__426624_803968142"/>AfterUpgradeOptions<text:bookmark-end text:name="__RefHeading__426624_803968142"/></text:h>
      <text:p text:style-name="P12"><text:span text:style-name="T5">typedef</text:span><text:span text:style-name="T16"> </text:span><text:span text:style-name="T5">struct</text:span><text:span text:style-name="T16"> </text:span><text:span text:style-name="T39"><text:bookmark-ref text:reference-format="text" text:ref-name="__RefHeading__426624_803968142">AfterUpgradeOptions</text:bookmark-ref></text:span><text:span text:style-name="T16"> {</text:span></text:p>
      <text:p text:style-name="P12"><text:span text:style-name="T16"><text:s text:c="2"/></text:span><text:span text:style-name="T5">int</text:span><text:span text:style-name="T16"> password_exists;</text:span></text:p>
      <text:p text:style-name="P12"><text:span text:style-name="T16"><text:s text:c="2"/></text:span><text:span text:style-name="T5">int</text:span><text:span text:style-name="T16"> keep_calibration_data;</text:span></text:p>
      <text:p text:style-name="P12">} <text:span text:style-name="T39"><text:bookmark-ref text:reference-format="text" text:ref-name="__RefHeading__426624_803968142">AfterUpgradeOptions</text:bookmark-ref></text:span>, *<text:span text:style-name="T39">p</text:span><text:span text:style-name="T39"><text:bookmark-ref text:reference-format="text" text:ref-name="__RefHeading__426624_803968142">AfterUpgradeOptions</text:bookmark-ref></text:span>;</text:p>
      <text:p text:style-name="P12"/>
      <text:p text:style-name="Text_20_body"><text:tab/>This structure is used after an upgrade has occurred. <text:s/>Passing along the same information as the Before as to limit the need to copy, and to display possible changes that might have occurred between. <text:s/>The currently connected target holds the upgraded information. <text:s/>Getting information for the same channel in the Before may yield different values.</text:p>
      <text:p text:style-name="code"><text:tab/>password_exists</text:p>
      <text:p text:style-name="Text_20_body"><text:tab/><text:tab/>A value of 0, or 1; <text:s/>Where 1 means the connected target has password information.</text:p>
      <text:p text:style-name="code"><text:tab/>keep_calibration_data</text:p>
      <text:p text:style-name="Text_20_body"><text:tab/><text:tab/>A value of 0, or 1; <text:s/>Where 1 means that the old calibration data is to be converted and <text:tab/><text:tab/><text:tab/>placed on the new target.</text:p>
      <text:h text:style-name="Heading_20_3" text:outline-level="3"><text:bookmark-start text:name="__RefHeading__426626_803968142"/>BeforeImportOptions<text:bookmark-end text:name="__RefHeading__426626_803968142"/></text:h>
      <text:p text:style-name="P12"><text:span text:style-name="T5">typedef</text:span><text:span text:style-name="T16"> </text:span><text:span text:style-name="T5">struct</text:span><text:span text:style-name="T16"> </text:span><text:span text:style-name="T39"><text:bookmark-ref text:reference-format="text" text:ref-name="__RefHeading__426626_803968142">BeforeImportOptions</text:bookmark-ref></text:span><text:span text:style-name="T16"> {</text:span></text:p>
      <text:p text:style-name="P12"><text:span text:style-name="T16"><text:s text:c="2"/></text:span><text:span text:style-name="T5">const</text:span><text:span text:style-name="T16"> </text:span><text:span text:style-name="T5">char</text:span><text:span text:style-name="T16"> *filepath;</text:span></text:p>
      <text:p text:style-name="P12">} <text:span text:style-name="T39"><text:bookmark-ref text:reference-format="text" text:ref-name="__RefHeading__426626_803968142">BeforeImportOptions</text:bookmark-ref></text:span>, *<text:span text:style-name="T39">p</text:span><text:span text:style-name="T39"><text:bookmark-ref text:reference-format="text" text:ref-name="__RefHeading__426626_803968142">BeforeImportOptions</text:bookmark-ref></text:span>;</text:p>
      <text:p text:style-name="P12"/>
      <text:p text:style-name="Text_20_body"><text:soft-page-break/><text:tab/>This structure is used before an import has occurred. <text:s/>The current target is connected and holds the information prior to the importation of data.</text:p>
      <text:p text:style-name="code"><text:tab/>filepath</text:p>
      <text:p text:style-name="Text_20_body"><text:tab/><text:tab/>The path to the file that is to be imported.</text:p>
      <text:h text:style-name="Heading_20_3" text:outline-level="3"><text:bookmark-start text:name="__RefHeading__426628_803968142"/>AfterImportOptions<text:bookmark-end text:name="__RefHeading__426628_803968142"/></text:h>
      <text:p text:style-name="P12"><text:span text:style-name="T5">typedef</text:span><text:span text:style-name="T16"> </text:span><text:span text:style-name="T5">struct</text:span><text:span text:style-name="T16"> </text:span><text:span text:style-name="T39"><text:bookmark-ref text:reference-format="text" text:ref-name="__RefHeading__426628_803968142">AfterImportOptions</text:bookmark-ref></text:span><text:span text:style-name="T16"> {</text:span></text:p>
      <text:p text:style-name="P12"><text:span text:style-name="T16"><text:s text:c="2"/></text:span><text:span text:style-name="T5">const</text:span><text:span text:style-name="T16"> </text:span><text:span text:style-name="T5">char</text:span><text:span text:style-name="T16"> *filepath;</text:span></text:p>
      <text:p text:style-name="P12">} <text:span text:style-name="T39"><text:bookmark-ref text:reference-format="text" text:ref-name="__RefHeading__426628_803968142">AfterImportOptions</text:bookmark-ref></text:span>, *<text:span text:style-name="T39">p</text:span><text:span text:style-name="T39"><text:bookmark-ref text:reference-format="text" text:ref-name="__RefHeading__426628_803968142">AfterImportOptions</text:bookmark-ref></text:span>;</text:p>
      <text:p text:style-name="P12"/>
      <text:p text:style-name="Text_20_body"><text:tab/>This structure is used after an import has occurred. <text:s/>The current target is connected and holds the information that existed in the file.</text:p>
      <text:p text:style-name="code"><text:tab/>filepath</text:p>
      <text:p text:style-name="Text_20_body"><text:tab/><text:tab/>The path to the file that has been imported.</text:p>
      <text:h text:style-name="Heading_20_3" text:outline-level="3"/>
      <text:h text:style-name="P27" text:outline-level="2"><text:bookmark-start text:name="__RefHeading__426508_803968142"/>Required Structures<text:bookmark-end text:name="__RefHeading__426508_803968142"/></text:h>
      <text:h text:style-name="Heading_20_3" text:outline-level="3"><text:bookmark-start text:name="__RefHeading__61994_803968142"/>MSG<text:bookmark-end text:name="__RefHeading__61994_803968142"/></text:h>
      <text:p text:style-name="P12"><text:span text:style-name="T5">typedef</text:span><text:span text:style-name="T16"> </text:span><text:span text:style-name="T5">struct</text:span><text:span text:style-name="T16"> </text:span><text:span text:style-name="T39">MSG</text:span><text:span text:style-name="T16"> {</text:span></text:p>
      <text:p text:style-name="P12"><text:s text:c="2"/><text:span text:style-name="T39">HWND</text:span> <text:s/>hwnd;</text:p>
      <text:p text:style-name="P12"><text:s text:c="2"/><text:span text:style-name="T40">UINT</text:span> <text:s/>message;</text:p>
      <text:p text:style-name="P12"><text:span text:style-name="T16"><text:s text:c="2"/></text:span><text:span text:style-name="T40">UINT <text:s/></text:span><text:span text:style-name="T16">wParam;</text:span></text:p>
      <text:p text:style-name="P12"><text:span text:style-name="T16"><text:s text:c="2"/></text:span><text:span text:style-name="T5">long</text:span><text:span text:style-name="T16"> <text:s/>lParam;</text:span></text:p>
      <text:p text:style-name="P12"><text:s text:c="2"/><text:span text:style-name="T39">DWORD</text:span> time;</text:p>
      <text:p text:style-name="P12"><text:s text:c="2"/><text:span text:style-name="T5">long</text:span> <text:s/>x;</text:p>
      <text:p text:style-name="P12"><text:s text:c="2"/><text:span text:style-name="T5">long</text:span> <text:s/>y;</text:p>
      <text:p text:style-name="P12">} <text:span text:style-name="T39">MSG</text:span>, *<text:span text:style-name="T39">PMSG</text:span>, *<text:span text:style-name="T39">pMSG</text:span>;</text:p>
      <text:p text:style-name="Text_20_body"/>
      <text:p text:style-name="Text_20_body"><text:tab/>This structure is generally supplied by windows, only here for if/when the main host becomes multiplatform.</text:p>
      <text:h text:style-name="Heading_20_3" text:outline-level="3"><text:bookmark-start text:name="__RefHeading__33757_803968142"/>RECT<text:bookmark-end text:name="__RefHeading__33757_803968142"/></text:h>
      <text:p text:style-name="P12"><text:span text:style-name="T5">typedef</text:span><text:span text:style-name="T16"> </text:span><text:span text:style-name="T5">struct</text:span><text:span text:style-name="T16"> </text:span><text:span text:style-name="T39">RECT</text:span><text:span text:style-name="T16"> {</text:span></text:p>
      <text:p text:style-name="P12"><text:span text:style-name="T16"><text:s text:c="2"/></text:span><text:span text:style-name="T5">long</text:span><text:span text:style-name="T16"> left;</text:span></text:p>
      <text:p text:style-name="P12"><text:span text:style-name="T16"><text:s text:c="2"/></text:span><text:span text:style-name="T5">long</text:span><text:span text:style-name="T16"> top;</text:span></text:p>
      <text:p text:style-name="P12"><text:span text:style-name="T16"><text:s text:c="2"/></text:span><text:span text:style-name="T5">long</text:span><text:span text:style-name="T16"> right;</text:span></text:p>
      <text:p text:style-name="P12"><text:span text:style-name="T16"><text:s text:c="2"/></text:span><text:span text:style-name="T5">long</text:span><text:span text:style-name="T16"> bottom;</text:span></text:p>
      <text:p text:style-name="P12">} <text:span text:style-name="T39">RECT</text:span>, *<text:span text:style-name="T39">PRECT</text:span>, *<text:span text:style-name="T39">pRECT</text:span>;</text:p>
      <text:p text:style-name="P12"/>
      <text:p text:style-name="Text_20_body"><text:tab/>This structure is generally supplied by Windows, only here for if/when the main host becomes multiplatform. <text:s/>Great when needing a bounding box of some sort.</text:p>
      <text:h text:style-name="Heading_20_3" text:outline-level="3"><text:bookmark-start text:name="__RefHeading__32033_803968142"/>ELString<text:bookmark-end text:name="__RefHeading__32033_803968142"/></text:h>
      <text:p text:style-name="P12"><text:span text:style-name="T5">typedef</text:span><text:span text:style-name="T16"> </text:span><text:span text:style-name="T5">struct</text:span><text:span text:style-name="T16"> </text:span><text:span text:style-name="T40"><text:bookmark-ref text:reference-format="text" text:ref-name="__RefHeading__32033_803968142">ELString</text:bookmark-ref></text:span><text:span text:style-name="T16"> {</text:span></text:p>
      <text:p text:style-name="P12"><text:span text:style-name="T16"><text:s text:c="2"/></text:span><text:span text:style-name="T11">const</text:span><text:span text:style-name="T16"> </text:span><text:span text:style-name="T39">UINT</text:span><text:span text:style-name="T16"> capacity;</text:span></text:p>
      <text:p text:style-name="P12"><text:span text:style-name="T16"><text:s text:c="2"/></text:span><text:span text:style-name="T39">UINT</text:span><text:span text:style-name="T16"> size;</text:span></text:p>
      <text:p text:style-name="P12"><text:span text:style-name="T16"><text:s text:c="2"/></text:span><text:span text:style-name="T39">UINT</text:span><text:span text:style-name="T16"> length;</text:span></text:p>
      <text:p text:style-name="P12"><text:span text:style-name="T16"><text:s text:c="2"/></text:span><text:span text:style-name="T11">union</text:span><text:span text:style-name="T16"> {</text:span></text:p>
      <text:p text:style-name="P12"><text:span text:style-name="T16"><text:s text:c="4"/></text:span><text:span text:style-name="T11">const</text:span><text:span text:style-name="T16"> </text:span><text:span text:style-name="T11">char</text:span><text:span text:style-name="T16"> *str;</text:span></text:p>
      <text:p text:style-name="P12"><text:span text:style-name="T16"><text:s text:c="4"/></text:span><text:span text:style-name="T11">const</text:span><text:span text:style-name="T16"> </text:span><text:span text:style-name="T11">wchar_t</text:span><text:span text:style-name="T16"> *wstr;</text:span></text:p>
      <text:p text:style-name="P9"><text:s text:c="2"/>};</text:p>
      <text:p text:style-name="P12">} <text:span text:style-name="T40"><text:bookmark-ref text:reference-format="text" text:ref-name="__RefHeading__32033_803968142">ELString</text:bookmark-ref></text:span>, *<text:span text:style-name="T40">p</text:span><text:span text:style-name="T40"><text:bookmark-ref text:reference-format="text" text:ref-name="__RefHeading__32033_803968142">ELString</text:bookmark-ref></text:span>;</text:p>
      <text:p text:style-name="Text_20_body"/>
      <text:p text:style-name="Text_20_body"><text:tab/>This structure is how most strings are passed around from the plugin to the host or from the host to the plugin. <text:s/>The host defines this structure and allows for the strings to be resized, however due to the no-no about dll boundaries and allocations, only change the string using one of the supplied functions in <text:span text:style-name="codetext"><text:span text:style-name="T35"><text:bookmark-ref text:reference-format="text" text:ref-name="__RefHeading__32037_803968142">ELGenericFunctionTable</text:bookmark-ref></text:span></text:span>. </text:p>
      <text:p text:style-name="Text_20_body"><text:tab/>It is possible to overwrite the string held inside by copying over what is currently stored. <text:s/>If doing this method, be sure the number of bytes does not exceed one less than the capacity.</text:p>
      <text:p text:style-name="Text_20_body"><text:soft-page-break/><text:tab/>Notes:</text:p>
      <text:p text:style-name="Text_20_body"><text:tab/><text:tab/>Wide string, or unicode strings, are supported by this structure, however the host does not currently take advantage of unicode.</text:p>
      <text:p text:style-name="code"><text:tab/>capacity</text:p>
      <text:p text:style-name="Text_20_body"><text:tab/><text:tab/>The number of bytes the string can contain before a resize is required. <text:s/>May be 0.</text:p>
      <text:p text:style-name="code"><text:tab/>size</text:p>
      <text:p text:style-name="Text_20_body"><text:tab/><text:tab/>The number of bytes the string currently contains. <text:s/>May be 0.</text:p>
      <text:p text:style-name="code"><text:tab/>length</text:p>
      <text:p text:style-name="Text_20_body"><text:tab/><text:tab/>The number of characters (not bytes) currently in the string. <text:s/>May be 0, and may be less <text:tab/><text:tab/><text:tab/>than size.</text:p>
      <text:p text:style-name="code"><text:tab/>str</text:p>
      <text:p text:style-name="Text_20_body"><text:tab/><text:tab/>A pointer to the actual string, in ascii format.</text:p>
      <text:p text:style-name="code"><text:tab/>wstr</text:p>
      <text:p text:style-name="Text_20_body"><text:tab/><text:tab/>A pointer to the actual string, in wide or unicode format. </text:p>
      <text:h text:style-name="Heading_20_3" text:outline-level="3"><text:bookmark-start text:name="__RefHeading__32035_803968142"/>ELStringArray<text:bookmark-end text:name="__RefHeading__32035_803968142"/></text:h>
      <text:p text:style-name="code"><text:span text:style-name="T12">typedef</text:span><text:span text:style-name="T28"> </text:span><text:span text:style-name="T12">struct</text:span> <text:span text:style-name="T35"><text:bookmark-ref text:reference-format="text" text:ref-name="__RefHeading__32035_803968142">ELStringArray</text:bookmark-ref></text:span> {</text:p>
      <text:p text:style-name="code"><text:s text:c="2"/><text:span text:style-name="T7">const</text:span> <text:span text:style-name="T41">BOOL</text:span> owns_elements;</text:p>
      <text:p text:style-name="code"><text:s text:c="2"/><text:span text:style-name="T7">const</text:span> <text:span text:style-name="T35">UINT</text:span> capacity;</text:p>
      <text:p text:style-name="code"><text:s text:c="2"/><text:span text:style-name="T35">UINT</text:span> count;</text:p>
      <text:p text:style-name="code"><text:s text:c="2"/><text:span text:style-name="T35">p</text:span><text:span text:style-name="T35"><text:bookmark-ref text:reference-format="text" text:ref-name="__RefHeading__32033_803968142">ELString</text:bookmark-ref></text:span> *elements;</text:p>
      <text:p text:style-name="code">} <text:span text:style-name="T35"><text:bookmark-ref text:reference-format="text" text:ref-name="__RefHeading__32035_803968142">ELStringArray</text:bookmark-ref></text:span>, *<text:span text:style-name="T35">p</text:span><text:span text:style-name="T35"><text:bookmark-ref text:reference-format="text" text:ref-name="__RefHeading__32035_803968142">ELStringArray</text:bookmark-ref></text:span>;</text:p>
      <text:p text:style-name="code"/>
      <text:p text:style-name="Text_20_body"><text:tab/>This structure is a container for multiple strings. <text:s/>When an array of strings is required, returning the string array is a better option. <text:s/>The host owns the array and, if set, the array will own the strings it holds. <text:s/>This means that if the array owns its elements, then freeing the array will also free up the memory taken by the strings held within.</text:p>
      <text:p text:style-name="code"><text:tab/>owns_elements</text:p>
      <text:p text:style-name="Text_20_body"><text:tab/><text:tab/>The array owns the strings held inside. <text:s/>If set, when freeing the array the strings will also <text:tab/><text:tab/>be freed.</text:p>
      <text:p text:style-name="code"><text:tab/>capacity</text:p>
      <text:p text:style-name="Text_20_body"><text:tab/><text:tab/>The number of strings that the array can hold until a resize is required.</text:p>
      <text:p text:style-name="code"><text:tab/>count</text:p>
      <text:p text:style-name="Text_20_body"><text:tab/><text:tab/>The number of strings currently held inside the array.</text:p>
      <text:p text:style-name="code"><text:tab/>elements</text:p>
      <text:p text:style-name="Text_20_body"><text:tab/><text:tab/>The actual strings being held. <text:s/>Access using index, such that <text:span text:style-name="codetext">elements[0]</text:span> points to the <text:tab/><text:tab/><text:tab/>first string, and <text:span text:style-name="codetext">elements[count-1]</text:span> points to the last string.</text:p>
      <text:h text:style-name="Heading_20_3" text:outline-level="3"><text:bookmark-start text:name="__RefHeading__32075_803968142"/>ELArray<text:bookmark-end text:name="__RefHeading__32075_803968142"/></text:h>
      <text:p text:style-name="code"><text:span text:style-name="T7">typedef</text:span> <text:span text:style-name="T7">struct</text:span> <text:span text:style-name="T35"><text:bookmark-ref text:reference-format="text" text:ref-name="__RefHeading__32075_803968142">ELArray</text:bookmark-ref></text:span> {</text:p>
      <text:p text:style-name="code"><text:s text:c="2"/><text:span text:style-name="T7">const</text:span> <text:span text:style-name="T35">UINT</text:span> capacity;</text:p>
      <text:p text:style-name="code"><text:s text:c="2"/><text:span text:style-name="T35">UINT</text:span> count;</text:p>
      <text:p text:style-name="code"><text:soft-page-break/><text:s text:c="2"/><text:span text:style-name="T35">UINT</text:span> *elements;</text:p>
      <text:p text:style-name="code">} <text:span text:style-name="T35"><text:bookmark-ref text:reference-format="text" text:ref-name="__RefHeading__32075_803968142">ELArray</text:bookmark-ref></text:span>, *<text:span text:style-name="T35">p</text:span><text:span text:style-name="T35"><text:bookmark-ref text:reference-format="text" text:ref-name="__RefHeading__32075_803968142">ELArray</text:bookmark-ref></text:span>;</text:p>
      <text:p text:style-name="code"/>
      <text:p text:style-name="Text_20_body"><text:tab/>This structure holds an array of positive integers. <text:s/>Use may vary depending on what is needed. <text:s/>To adjust the array, it is advised to use those functions in <text:span text:style-name="codetext"><text:span text:style-name="T35"><text:bookmark-ref text:reference-format="text" text:ref-name="__RefHeading__32037_803968142">ELGenericFunctionTable</text:bookmark-ref></text:span></text:span>.</text:p>
      <text:p text:style-name="Text_20_body"><text:tab/>The elements inside the array may be changed without using a function as long as no change is made past one less than the capacity.</text:p>
      <text:p text:style-name="code"><text:tab/>capacity</text:p>
      <text:p text:style-name="Text_20_body"><text:tab/><text:tab/>The number of positive integers that may be held before a resize is required.</text:p>
      <text:p text:style-name="code"><text:tab/>count</text:p>
      <text:p text:style-name="Text_20_body"><text:tab/><text:tab/>The number of positive integers currently held in the array.</text:p>
      <text:p text:style-name="code"><text:tab/>elements</text:p>
      <text:p text:style-name="Text_20_body"><text:tab/><text:tab/>A pointer to the actual elements. <text:s/>Access using index, such that <text:span text:style-name="codetext">elements[0]</text:span> is the first <text:tab/><text:tab/><text:tab/>value being held, and <text:span text:style-name="codetext">elements[count-1]</text:span> is the last value being held.</text:p>
      <text:h text:style-name="Heading_20_3" text:outline-level="3"><text:bookmark-start text:name="__RefHeading__96246_803968142"/>ELLogInfo<text:bookmark-end text:name="__RefHeading__96246_803968142"/></text:h>
      <text:p text:style-name="P12"><text:span text:style-name="T5">typedef</text:span><text:span text:style-name="T16"> </text:span><text:span text:style-name="T5">struct</text:span><text:span text:style-name="T16"> </text:span><text:span text:style-name="T40"><text:bookmark-ref text:reference-format="text" text:ref-name="__RefHeading__96246_803968142">ELLogInfo</text:bookmark-ref></text:span><text:span text:style-name="T16"> {</text:span></text:p>
      <text:p text:style-name="P12"><text:span text:style-name="T16"><text:s text:c="2"/></text:span><text:span text:style-name="T5">const</text:span><text:span text:style-name="T16"> </text:span><text:span text:style-name="T39"><text:bookmark-ref text:reference-format="text" text:ref-name="__RefHeading__32757_803968142">LOGTIMESTAMP</text:bookmark-ref></text:span><text:span text:style-name="T16"> max_length;</text:span></text:p>
      <text:p text:style-name="P12"><text:span text:style-name="T16"><text:s text:c="2"/></text:span><text:span text:style-name="T39"><text:bookmark-ref text:reference-format="text" text:ref-name="__RefHeading__32757_803968142">LOGTIMESTAMP</text:bookmark-ref></text:span><text:span text:style-name="T16"> length;</text:span></text:p>
      <text:p text:style-name="P12"><text:span text:style-name="T16"><text:s text:c="2"/></text:span><text:span text:style-name="T39"><text:bookmark-ref text:reference-format="text" text:ref-name="__RefHeading__32757_803968142">LOGTIMESTAMP</text:bookmark-ref></text:span><text:span text:style-name="T16"> display_start_time;</text:span></text:p>
      <text:p text:style-name="P12"><text:span text:style-name="T16"><text:s text:c="2"/></text:span><text:span text:style-name="T39"><text:bookmark-ref text:reference-format="text" text:ref-name="__RefHeading__32757_803968142">LOGTIMESTAMP</text:bookmark-ref></text:span><text:span text:style-name="T16"> display_end_time;</text:span></text:p>
      <text:p text:style-name="P12"><text:span text:style-name="T16"><text:s text:c="2"/></text:span><text:span text:style-name="T39"><text:bookmark-ref text:reference-format="text" text:ref-name="__RefHeading__32757_803968142">LOGTIMESTAMP</text:bookmark-ref></text:span><text:span text:style-name="T16"> display_cursor;</text:span></text:p>
      <text:p text:style-name="P12">} <text:span text:style-name="T40"><text:bookmark-ref text:reference-format="text" text:ref-name="__RefHeading__96246_803968142">ELLogInfo</text:bookmark-ref></text:span>, *<text:span text:style-name="T40">p</text:span><text:span text:style-name="T40"><text:bookmark-ref text:reference-format="text" text:ref-name="__RefHeading__96246_803968142">ELLogInfo</text:bookmark-ref></text:span>;</text:p>
      <text:p text:style-name="P12"/>
      <text:p text:style-name="Text_20_body"><text:tab/>This structure holds information about the current log that is loaded in the host. <text:s/>The start and end times will change as the user moves around in the log. <text:s text:c="2"/>The host only holds one structure of this type, as such it is not possible to view a different portion of the log than what is given.</text:p>
      <text:p text:style-name="code"><text:tab/>max_length</text:p>
      <text:p text:style-name="Text_20_body"><text:tab/><text:tab/>The maximum length that any log may be, in terms of time. <text:s/>A very large value, <text:tab/><text:tab/><text:tab/><text:tab/>generally holds the same value as <text:span text:style-name="codetext"><text:span text:style-name="T49"><text:reference-ref text:reference-format="text" text:ref-name="LOG_MAX_TIMESTAMP">LOG_MAX_TIMESTAMP</text:reference-ref></text:span></text:span>.</text:p>
      <text:p text:style-name="code"><text:tab/>length</text:p>
      <text:p text:style-name="Text_20_body"><text:tab/><text:tab/>The current length (in time) of the loaded log. <text:s/>If logging is currently active, this value <text:tab/><text:tab/><text:tab/>will differ between <text:span text:style-name="T35"><text:bookmark-ref text:reference-format="text" text:ref-name="__RefHeading__38347_803968142">ELControl</text:bookmark-ref></text:span><text:span text:style-name="codetext">::</text:span><text:span text:style-name="codetext"><text:bookmark-ref text:reference-format="text" text:ref-name="__RefHeading__53616_803968142">Render</text:bookmark-ref></text:span> or <text:span text:style-name="T35"><text:bookmark-ref text:reference-format="text" text:ref-name="__RefHeading__36879_803968142">ELChannelGroup</text:bookmark-ref></text:span><text:span text:style-name="codetext">::</text:span><text:span text:style-name="codetext"><text:bookmark-ref text:reference-format="text" text:ref-name="__RefHeading__37553_803968142">Update</text:bookmark-ref></text:span> calls.</text:p>
      <text:p text:style-name="code"><text:tab/>display_start_time</text:p>
      <text:p text:style-name="Text_20_body"><text:tab/><text:tab/>The start time of the currently viewed portion of the log.</text:p>
      <text:p text:style-name="code"><text:tab/>display_end_time</text:p>
      <text:p text:style-name="Text_20_body"><text:tab/><text:tab/>The end time of the currently viewed portion of the log.</text:p>
      <text:p text:style-name="code"><text:tab/>display_cursor</text:p>
      <text:p text:style-name="Text_20_body"><text:tab/><text:tab/>The exact time that is currently being used to affect channel values. <text:s/>If this value is <text:tab/><text:tab/><text:tab/>greater than <text:span text:style-name="codetext">length</text:span>, the data is to be considered live.</text:p>
      <text:h text:style-name="Heading_20_3" text:outline-level="3"><text:bookmark-start text:name="__RefHeading__32077_803968142"/>ELColorTriple<text:bookmark-end text:name="__RefHeading__32077_803968142"/></text:h>
      <text:p text:style-name="P12"><text:span text:style-name="T5">typedef</text:span><text:span text:style-name="T16"> </text:span><text:span text:style-name="T5">struct</text:span><text:span text:style-name="T16"> </text:span><text:span text:style-name="T40"><text:bookmark-ref text:reference-format="text" text:ref-name="__RefHeading__32077_803968142">ELColorTriple</text:bookmark-ref></text:span><text:span text:style-name="T16"> {</text:span></text:p>
      <text:p text:style-name="P12"><text:soft-page-break/><text:s text:c="2"/><text:span text:style-name="T39">COLORREF</text:span> low;</text:p>
      <text:p text:style-name="P12"><text:s text:c="2"/><text:span text:style-name="T39">COLORREF</text:span> mid;</text:p>
      <text:p text:style-name="P12"><text:s text:c="2"/><text:span text:style-name="T39">COLORREF</text:span> high;</text:p>
      <text:p text:style-name="P12">} <text:span text:style-name="T40"><text:bookmark-ref text:reference-format="text" text:ref-name="__RefHeading__32077_803968142">ELColorTriple</text:bookmark-ref></text:span>, *<text:span text:style-name="T40">p</text:span><text:span text:style-name="T40"><text:bookmark-ref text:reference-format="text" text:ref-name="__RefHeading__32077_803968142">ELColorTriple</text:bookmark-ref></text:span>;</text:p>
      <text:p text:style-name="P12"/>
      <text:p text:style-name="Text_20_body"><text:tab/>This structure holds the three colors used for a gradient. <text:s/>The colors may be the same, and as only the colors exist in this structure, it is allowed to be used for many different ranges.</text:p>
      <text:p text:style-name="code"><text:tab/>low</text:p>
      <text:p text:style-name="Text_20_body"><text:tab/><text:tab/>The color that is considered the low end of the gradient. <text:s/>The color that exists for values <text:tab/><text:tab/><text:tab/>less that <text:span text:style-name="T35"><text:bookmark-ref text:reference-format="text" text:ref-name="__RefHeading__32079_803968142">ELColorGradient</text:bookmark-ref></text:span><text:span text:style-name="codetext">::low_start</text:span>.</text:p>
      <text:p text:style-name="code"><text:tab/>mid</text:p>
      <text:p text:style-name="Text_20_body"><text:tab/><text:tab/>The color that is the middle area of the grid. <text:s/>The color that exists for values between <text:tab/><text:tab/><text:tab/><text:span text:style-name="T35"><text:bookmark-ref text:reference-format="text" text:ref-name="__RefHeading__32079_803968142">ELColorGradient</text:bookmark-ref></text:span><text:span text:style-name="codetext">::low_end</text:span> and <text:span text:style-name="T35"><text:bookmark-ref text:reference-format="text" text:ref-name="__RefHeading__32079_803968142">ELColorGradient</text:bookmark-ref></text:span><text:span text:style-name="codetext">::high_start</text:span>.</text:p>
      <text:p text:style-name="code"><text:tab/>high</text:p>
      <text:p text:style-name="Text_20_body"><text:tab/><text:tab/>The color that is considered the high end of the gradient. <text:s/>The color that exists for values <text:tab/><text:tab/>greater than <text:span text:style-name="codetext"><text:span text:style-name="T41"><text:bookmark-ref text:reference-format="text" text:ref-name="__RefHeading__32079_803968142">ELColorGradient</text:bookmark-ref></text:span></text:span><text:span text:style-name="codetext">::high_end</text:span>.</text:p>
      <text:h text:style-name="Heading_20_3" text:outline-level="3"><text:bookmark-start text:name="__RefHeading__32311_803968142"/>ELThemeColors<text:bookmark-end text:name="__RefHeading__32311_803968142"/></text:h>
      <text:p text:style-name="code"><text:span text:style-name="T12">typedef</text:span><text:span text:style-name="T28"> </text:span><text:span text:style-name="T12">struct</text:span><text:span text:style-name="T28"> </text:span><text:span text:style-name="T41"><text:bookmark-ref text:reference-format="text" text:ref-name="__RefHeading__32311_803968142">ELThemeColors</text:bookmark-ref></text:span><text:span text:style-name="T28"> {</text:span></text:p>
      <text:p text:style-name="P12"><text:s text:c="2"/><text:span text:style-name="T39">COLORREF</text:span> background_color;</text:p>
      <text:p text:style-name="P12"><text:s text:c="2"/><text:span text:style-name="T39">COLORREF</text:span> text_color_primary;</text:p>
      <text:p text:style-name="P12"><text:s text:c="2"/><text:span text:style-name="T39">COLORREF</text:span> text_light_color;</text:p>
      <text:p text:style-name="P12"><text:s text:c="2"/><text:span text:style-name="T39">COLORREF</text:span> text_dark_color;</text:p>
      <text:p text:style-name="P12"><text:s text:c="2"/><text:span text:style-name="T39">COLORREF</text:span> grid_lines_color;</text:p>
      <text:p text:style-name="P12"><text:s text:c="2"/><text:span text:style-name="T39">COLORREF</text:span> indicator_color;</text:p>
      <text:p text:style-name="P12"><text:s text:c="2"/><text:span text:style-name="T39">COLORREF</text:span> modified_color;</text:p>
      <text:p text:style-name="P12"><text:s text:c="2"/><text:span text:style-name="T40"><text:bookmark-ref text:reference-format="text" text:ref-name="__RefHeading__32077_803968142">ELColorTriple</text:bookmark-ref></text:span> gradient_colors[<text:span text:style-name="T49"><text:reference-ref text:reference-format="text" text:ref-name="EL_NUMBER_THEME_GRADIENTS">EL_NUMBER_THEME_GRADIENTS</text:reference-ref></text:span>];</text:p>
      <text:p text:style-name="P12">} <text:span text:style-name="T40"><text:bookmark-ref text:reference-format="text" text:ref-name="__RefHeading__32311_803968142">ELThemeColors</text:bookmark-ref></text:span>, *<text:span text:style-name="T40">p</text:span><text:span text:style-name="T40"><text:bookmark-ref text:reference-format="text" text:ref-name="__RefHeading__32311_803968142">ELThemeColors</text:bookmark-ref></text:span>;</text:p>
      <text:p text:style-name="P12"/>
      <text:p text:style-name="Text_20_body"><text:tab/>This structure holds the theme information used by the host. <text:s/>Allowing for windows used by the plugin to follow the theme information is a cornerstone on having the system look uniform based on the users wants.</text:p>
      <text:p text:style-name="Text_20_body"><text:tab/>There exists only one of these structures in the host.</text:p>
      <text:p text:style-name="code"><text:tab/>background_color</text:p>
      <text:p text:style-name="Text_20_body"><text:tab/><text:tab/>The color that the background of a window should follow or use.</text:p>
      <text:p text:style-name="code"><text:tab/>text_color_primary</text:p>
      <text:p text:style-name="Text_20_body"><text:tab/><text:tab/>The color of the text that is either equal to <text:span text:style-name="codetext">text_light_color</text:span> or <text:span text:style-name="codetext">text_dark_color</text:span> <text:tab/><text:tab/><text:tab/>depending on the brightness of the given <text:span text:style-name="codetext">background_color</text:span>.</text:p>
      <text:p text:style-name="code"><text:tab/>text_light_color</text:p>
      <text:p text:style-name="Text_20_body"><text:tab/><text:tab/>The color text should be if <text:span text:style-name="codetext">background_color</text:span> is considered bright.</text:p>
      <text:p text:style-name="code"><text:tab/>text_dark_color</text:p>
      <text:p text:style-name="Text_20_body"><text:tab/><text:tab/>The color text should be if <text:span text:style-name="codetext">background_color</text:span> is considered dark.</text:p>
      <text:p text:style-name="code"><text:tab/>grid_lines_color</text:p>
      <text:p text:style-name="Text_20_body"><text:tab/><text:tab/>The color grid lines should be when displaying entities that have grids, or grid like <text:tab/><text:soft-page-break/><text:tab/><text:tab/>aspects. <text:s/>Like the grid used by the 3D/2DGraph or of the Plot control.</text:p>
      <text:p text:style-name="code"><text:tab/>indicator_color</text:p>
      <text:p text:style-name="Text_20_body"><text:tab/><text:tab/>The color an indicator should be when displaying such feedback. <text:s/>The indicator may be <text:tab/><text:tab/><text:tab/>like the cursor on the Plot control, or like the cross-hairs used on the 3D/2D Graph and <text:tab/><text:tab/><text:tab/>1D/2D Table.</text:p>
      <text:p text:style-name="code"><text:tab/>modified_color</text:p>
      <text:p text:style-name="Text_20_body"><text:tab/><text:tab/>The color to display to indicate that a value differs from what current exists. <text:s/>When <text:tab/><text:tab/><text:tab/>connected to a target, this color may be used to display uncommitted changes on tables <text:tab/><text:tab/><text:tab/>and graphs.</text:p>
      <text:p text:style-name="code"><text:tab/>gradient_colors</text:p>
      <text:p text:style-name="Text_20_body"><text:tab/><text:tab/>A array of gradients that is considered the theme. <text:s/>Basically an array of predefined <text:tab/><text:tab/><text:tab/>gradients that can be used by any channel/control/window.</text:p>
      <text:h text:style-name="Heading_20_3" text:outline-level="3"><text:bookmark-start text:name="__RefHeading__32079_803968142"/>ELColorGradient<text:bookmark-end text:name="__RefHeading__32079_803968142"/></text:h>
      <text:p text:style-name="P12"><text:span text:style-name="T5">typedef</text:span><text:span text:style-name="T16"> </text:span><text:span text:style-name="T5">struct</text:span><text:span text:style-name="T16"> </text:span><text:span text:style-name="T40"><text:bookmark-ref text:reference-format="text" text:ref-name="__RefHeading__32079_803968142">ELColorGradient</text:bookmark-ref></text:span><text:span text:style-name="T16"> {</text:span></text:p>
      <text:p text:style-name="P12"><text:span text:style-name="T16"><text:s text:c="2"/></text:span><text:span text:style-name="T5">float</text:span><text:span text:style-name="T16"> low_start;</text:span></text:p>
      <text:p text:style-name="P12"><text:span text:style-name="T16"><text:s text:c="2"/></text:span><text:span text:style-name="T5">float</text:span><text:span text:style-name="T16"> low_end;</text:span></text:p>
      <text:p text:style-name="P12"><text:span text:style-name="T16"><text:s text:c="2"/></text:span><text:span text:style-name="T5">float</text:span><text:span text:style-name="T16"> high_start;</text:span></text:p>
      <text:p text:style-name="P12"><text:span text:style-name="T16"><text:s text:c="2"/></text:span><text:span text:style-name="T5">float</text:span><text:span text:style-name="T16"> high_end;</text:span></text:p>
      <text:p text:style-name="P12">} <text:span text:style-name="T40"><text:bookmark-ref text:reference-format="text" text:ref-name="__RefHeading__32079_803968142">ELColorGradient</text:bookmark-ref></text:span>, *<text:span text:style-name="T40">p</text:span><text:span text:style-name="T40"><text:bookmark-ref text:reference-format="text" text:ref-name="__RefHeading__32079_803968142">ELColorGradient</text:bookmark-ref></text:span>;</text:p>
      <text:p text:style-name="P12"/>
      <text:p text:style-name="Text_20_body"><text:tab/>This structure holds the actual values to use when getting a color by value using a <text:span text:style-name="codetext"><text:span text:style-name="T35"><text:bookmark-ref text:reference-format="text" text:ref-name="__RefHeading__32077_803968142">ELColorTriple</text:bookmark-ref></text:span></text:span>.</text:p>
      <text:p text:style-name="code"><text:tab/>low_start</text:p>
      <text:p text:style-name="Text_20_body"><text:tab/><text:tab/>The value that begins the initial gradient from <text:span text:style-name="T35"><text:bookmark-ref text:reference-format="text" text:ref-name="__RefHeading__32077_803968142">ELColorTriple</text:bookmark-ref></text:span><text:span text:style-name="codetext">::low</text:span> to <text:tab/><text:tab/><text:tab/><text:tab/><text:tab/><text:span text:style-name="T35"><text:bookmark-ref text:reference-format="text" text:ref-name="__RefHeading__32077_803968142">ELColorTriple</text:bookmark-ref></text:span><text:span text:style-name="codetext">::mid</text:span>. <text:s/>Values less than this number are considered a solid <text:tab/><text:tab/><text:tab/><text:tab/><text:tab/><text:span text:style-name="T35"><text:bookmark-ref text:reference-format="text" text:ref-name="__RefHeading__32077_803968142">ELColorTriple</text:bookmark-ref></text:span><text:span text:style-name="codetext">::low</text:span> color.</text:p>
      <text:p text:style-name="code"><text:tab/>low_end</text:p>
      <text:p text:style-name="Text_20_body"><text:tab/><text:tab/>The value that ends the initial gradient. <text:s/>Values between this number and high_start are <text:tab/><text:tab/><text:tab/>considered solid <text:span text:style-name="T35"><text:bookmark-ref text:reference-format="text" text:ref-name="__RefHeading__32077_803968142">ELColorTriple</text:bookmark-ref></text:span><text:span text:style-name="codetext">::mid</text:span> color.</text:p>
      <text:p text:style-name="code"><text:tab/>high_start</text:p>
      <text:p text:style-name="Text_20_body"><text:tab/><text:tab/>The value that begins the secondary gradient from <text:span text:style-name="T35"><text:bookmark-ref text:reference-format="text" text:ref-name="__RefHeading__32077_803968142">ELColorTriple</text:bookmark-ref></text:span><text:span text:style-name="codetext">::mid</text:span> to <text:tab/><text:tab/><text:tab/><text:tab/><text:span text:style-name="T35"><text:bookmark-ref text:reference-format="text" text:ref-name="__RefHeading__32077_803968142">ELColorTriple</text:bookmark-ref></text:span><text:span text:style-name="codetext">::high</text:span>.</text:p>
      <text:p text:style-name="code"><text:tab/>high_end</text:p>
      <text:p text:style-name="Text_20_body"><text:tab/><text:tab/>The value that ends the secondary gradient. <text:s/>Values greater than this number are <text:tab/><text:tab/><text:tab/><text:tab/>considered solid <text:span text:style-name="T35"><text:bookmark-ref text:reference-format="text" text:ref-name="__RefHeading__32077_803968142">ELColorTriple</text:bookmark-ref></text:span><text:span text:style-name="codetext">::high</text:span> colors.</text:p>
      <text:h text:style-name="Heading_20_3" text:outline-level="3"><text:bookmark-start text:name="__RefHeading__32081_803968142"/>ELNumberFormat<text:bookmark-end text:name="__RefHeading__32081_803968142"/></text:h>
      <text:p text:style-name="P12"><text:span text:style-name="T5">typedef</text:span><text:span text:style-name="T16"> </text:span><text:span text:style-name="T5">struct</text:span><text:span text:style-name="T16"> </text:span><text:span text:style-name="T40"><text:bookmark-ref text:reference-format="text" text:ref-name="__RefHeading__32081_803968142">ELNumberFormat</text:bookmark-ref></text:span><text:span text:style-name="T16"> {</text:span></text:p>
      <text:p text:style-name="P12"><text:s text:c="2"/><text:span text:style-name="T39"><text:bookmark-ref text:reference-format="text" text:ref-name="__RefHeading__32307_803968142">NUMBERFORMAT</text:bookmark-ref></text:span> format;</text:p>
      <text:p text:style-name="P12"><text:s text:c="2"/><text:span text:style-name="T40">UINT</text:span> precision;</text:p>
      <text:p text:style-name="P12"><text:s text:c="2"/><text:span text:style-name="T40">BOOL</text:span> show_sign;</text:p>
      <text:p text:style-name="P12">} <text:span text:style-name="T40"><text:bookmark-ref text:reference-format="text" text:ref-name="__RefHeading__32081_803968142">ELNumberFormat</text:bookmark-ref></text:span>, *<text:span text:style-name="T40">p</text:span><text:span text:style-name="T40"><text:bookmark-ref text:reference-format="text" text:ref-name="__RefHeading__32081_803968142">ELNumberFormat</text:bookmark-ref></text:span>;</text:p>
      <text:p text:style-name="P12"/>
      <text:p text:style-name="Text_20_body"><text:soft-page-break/><text:tab/>This structure holds the style, or format, of how values are to be displayed. <text:s/>As the host works only in 32 bit floating point values, these values roughly correspond to a <text:span text:style-name="codetext">printf</text:span> (c call) equivalent.</text:p>
      <text:p text:style-name="code"><text:tab/>format</text:p>
      <text:p text:style-name="Text_20_body"><text:tab/><text:tab/>One of the possible values defined for <text:span text:style-name="codetext"><text:span text:style-name="T35"><text:bookmark-ref text:reference-format="text" text:ref-name="__RefHeading__32307_803968142">NUMBERFORMAT</text:bookmark-ref></text:span></text:span>. <text:s/>Determines what style is used <text:tab/><text:tab/><text:tab/>when displaying the value, default rounding, no rounding, scientific etc.</text:p>
      <text:p text:style-name="code"><text:tab/>precision</text:p>
      <text:p text:style-name="Text_20_body"><text:tab/><text:tab/>Determines how many numbers after the decimal point are displayed, regardless of <text:tab/><text:tab/><text:tab/>rounding or significant figures.</text:p>
      <text:p text:style-name="code"><text:tab/>show_sign</text:p>
      <text:p text:style-name="Text_20_body"><text:tab/><text:tab/>Used for positive values, if set to <text:span text:style-name="codetext"><text:span text:style-name="T49">TRUE</text:span></text:span> then positive values will be preceded with a + <text:tab/><text:tab/><text:tab/>sign.</text:p>
      <text:h text:style-name="Heading_20_3" text:outline-level="3"><text:bookmark-start text:name="__RefHeading__32083_803968142"/>ELCellInfo<text:bookmark-end text:name="__RefHeading__32083_803968142"/></text:h>
      <text:p text:style-name="code"><text:span text:style-name="T12">typedef</text:span><text:span text:style-name="T28"> </text:span><text:span text:style-name="T12">struct</text:span><text:span text:style-name="T28"> </text:span><text:span text:style-name="T41"><text:bookmark-ref text:reference-format="text" text:ref-name="__RefHeading__32083_803968142">ELCellInfo</text:bookmark-ref></text:span><text:span text:style-name="T28"> {</text:span></text:p>
      <text:p text:style-name="P12"><text:s text:c="2"/><text:span text:style-name="T40">UINT</text:span> size;</text:p>
      <text:p text:style-name="P12"><text:s text:c="2"/><text:span text:style-name="T40">UINT</text:span> max_size;</text:p>
      <text:p text:style-name="P12"><text:span text:style-name="T16"><text:s text:c="2"/></text:span><text:span text:style-name="T5">float</text:span><text:span text:style-name="T16"> *data;</text:span></text:p>
      <text:p text:style-name="P12"><text:span text:style-name="T16"><text:s text:c="2"/></text:span><text:span text:style-name="T5">float</text:span><text:span text:style-name="T16"> *base;</text:span></text:p>
      <text:p text:style-name="P12">} <text:span text:style-name="T40"><text:bookmark-ref text:reference-format="text" text:ref-name="__RefHeading__32083_803968142">ELCellInfo</text:bookmark-ref></text:span>, *<text:span text:style-name="T40">p</text:span><text:span text:style-name="T40"><text:bookmark-ref text:reference-format="text" text:ref-name="__RefHeading__32083_803968142">ELCellInfo</text:bookmark-ref></text:span>;</text:p>
      <text:p text:style-name="P12"/>
      <text:p text:style-name="Text_20_body"><text:tab/>This structure holds information for cell data with regards to a table. <text:s/>The primary channel will hold the cell data for the table, while the x_axis or y_axis channel will hold the cell data for the axis.</text:p>
      <text:p text:style-name="Text_20_body"><text:tab/>This structure is created and maintained by the host, the plugin may change the data as long as the adjustment is made within the range of 0 to <text:span text:style-name="codetext">size</text:span>.</text:p>
      <text:p text:style-name="code"><text:tab/><text:span text:style-name="codetext">size</text:span></text:p>
      <text:p text:style-name="Text_20_body"><text:span text:style-name="codetext"><text:tab/><text:tab/></text:span>The number of elements that are used in <text:span text:style-name="codetext">data</text:span> or <text:span text:style-name="codetext">base</text:span>.</text:p>
      <text:p text:style-name="code"><text:tab/><text:span text:style-name="codetext">max_size</text:span></text:p>
      <text:p text:style-name="Text_20_body"><text:span text:style-name="codetext"><text:tab/><text:tab/></text:span>The maximum size of <text:span text:style-name="codetext">data</text:span> or <text:span text:style-name="codetext">base</text:span>. <text:s/>When <text:span text:style-name="codetext">max_size</text:span> does not equal <text:span text:style-name="codetext">size</text:span>, there is no <text:tab/> <text:tab/><text:tab/>room to expand the given table.</text:p>
      <text:p text:style-name="code"><text:tab/><text:span text:style-name="codetext">data</text:span></text:p>
      <text:p text:style-name="Text_20_body"><text:span text:style-name="codetext"><text:tab/><text:tab/></text:span>The start of an array holding the data for the table or axis. <text:s/>May be <text:span text:style-name="codetext"><text:span text:style-name="T49">NULL</text:span></text:span> when size is 0.</text:p>
      <text:p text:style-name="code"><text:tab/><text:span text:style-name="codetext">base</text:span></text:p>
      <text:p text:style-name="Text_20_body"><text:span text:style-name="codetext"><text:tab/><text:tab/></text:span>The start of an array holding the original data for the table or axis. <text:s/>By comparing the <text:tab/><text:tab/><text:tab/>base index to the same relative index in data will yield if the table or axis has had <text:tab/><text:tab/><text:tab/>modifications made.</text:p>
      <text:h text:style-name="Heading_20_3" text:outline-level="3"><text:bookmark-start text:name="__RefHeading__32313_803968142"/>ELChannelFormattingInfo<text:bookmark-end text:name="__RefHeading__32313_803968142"/></text:h>
      <text:p text:style-name="P12"><text:span text:style-name="T5">typedef</text:span><text:span text:style-name="T16"> </text:span><text:span text:style-name="T5">struct</text:span><text:span text:style-name="T16"> </text:span><text:span text:style-name="T40"><text:bookmark-ref text:reference-format="text" text:ref-name="__RefHeading__32313_803968142">ELChannelFormattingInfo</text:bookmark-ref></text:span><text:span text:style-name="T16"> {</text:span></text:p>
      <text:p text:style-name="P12"><text:s text:c="2"/><text:span text:style-name="T40"><text:bookmark-ref text:reference-format="text" text:ref-name="__RefHeading__32081_803968142">ELNumberFormat</text:bookmark-ref></text:span> number_format;</text:p>
      <text:p text:style-name="P12"><text:s text:c="2"/><text:span text:style-name="T40"><text:bookmark-ref text:reference-format="text" text:ref-name="__RefHeading__32079_803968142">ELColorGradient</text:bookmark-ref></text:span> color_gradient;</text:p>
      <text:p text:style-name="P12"><text:s text:c="2"/><text:span text:style-name="T40">UINT</text:span> color_triple_index;</text:p>
      <text:p text:style-name="P12">} <text:span text:style-name="T40"><text:bookmark-ref text:reference-format="text" text:ref-name="__RefHeading__32313_803968142">ELChannelFormattingInfo</text:bookmark-ref></text:span>, *<text:span text:style-name="T40">p</text:span><text:span text:style-name="T40"><text:bookmark-ref text:reference-format="text" text:ref-name="__RefHeading__32313_803968142">ELChannelFormattingInfo</text:bookmark-ref></text:span>;</text:p>
      <text:p text:style-name="P12"/>
      <text:p text:style-name="Text_20_body"><text:soft-page-break/><text:tab/>This structure holds the basic formatting and color information (gradient and ranges) that are owned by a channel.</text:p>
      <text:p text:style-name="code"><text:tab/>number_format</text:p>
      <text:p text:style-name="Text_20_body"><text:tab/><text:tab/>The formatting that the channel uses with regards to displaying values.</text:p>
      <text:p text:style-name="code"><text:tab/>color_gradient</text:p>
      <text:p text:style-name="Text_20_body"><text:tab/><text:tab/>The ranges applied to the channel used when determining a color based on a given <text:tab/><text:tab/><text:tab/>value.</text:p>
      <text:p text:style-name="code"><text:tab/>color_triple_index</text:p>
      <text:p text:style-name="Text_20_body"><text:tab/><text:tab/>An index to the <text:span text:style-name="T35"><text:bookmark-ref text:reference-format="text" text:ref-name="__RefHeading__32311_803968142">ELThemeColors</text:bookmark-ref></text:span><text:span text:style-name="codetext">::gradient_colors</text:span> array. <text:s/>This will be the colors used <text:tab/><text:tab/><text:tab/>when needed.</text:p>
      <text:h text:style-name="Heading_20_3" text:outline-level="3"><text:bookmark-start text:name="__RefHeading__32317_803968142"/>ELChannelCommonInfo<text:bookmark-end text:name="__RefHeading__32317_803968142"/></text:h>
      <text:p text:style-name="P12"><text:span text:style-name="T5">typedef</text:span><text:span text:style-name="T16"> </text:span><text:span text:style-name="T5">struct</text:span><text:span text:style-name="T16"> </text:span><text:span text:style-name="T40"><text:bookmark-ref text:reference-format="text" text:ref-name="__RefHeading__32317_803968142">ELChannelCommonInfo</text:bookmark-ref></text:span><text:span text:style-name="T16"> {</text:span></text:p>
      <text:p text:style-name="P12"><text:s text:c="2"/><text:span text:style-name="T39">WORD</text:span> channel;</text:p>
      <text:p text:style-name="P12"><text:s text:c="2"/><text:span text:style-name="T39">WORD</text:span> dummy;</text:p>
      <text:p text:style-name="P12"><text:s text:c="2"/><text:span text:style-name="T39">UINT</text:span> base_unit;</text:p>
      <text:p text:style-name="P12"><text:s text:c="2"/><text:span text:style-name="T39">UINT</text:span> unit;</text:p>
      <text:p text:style-name="P12"><text:s text:c="2"/><text:span text:style-name="T40"><text:bookmark-ref text:reference-format="text" text:ref-name="__RefHeading__32033_803968142">ELString</text:bookmark-ref></text:span> name;</text:p>
      <text:p text:style-name="P12"><text:span text:style-name="T16"><text:s text:c="2"/></text:span><text:span text:style-name="T5">const</text:span><text:span text:style-name="T16"> </text:span><text:span text:style-name="T5">float</text:span><text:span text:style-name="T16"> *value;</text:span></text:p>
      <text:p text:style-name="P12"><text:s text:c="2"/><text:span text:style-name="T40"><text:bookmark-ref text:reference-format="text" text:ref-name="__RefHeading__32083_803968142">ELCellInfo</text:bookmark-ref></text:span> cells;</text:p>
      <text:p text:style-name="P12"><text:s text:c="2"/><text:span text:style-name="T40"><text:bookmark-ref text:reference-format="text" text:ref-name="__RefHeading__32313_803968142">ELChannelFormattingInfo</text:bookmark-ref></text:span> info;</text:p>
      <text:p text:style-name="P12">} <text:span text:style-name="T40"><text:bookmark-ref text:reference-format="text" text:ref-name="__RefHeading__32317_803968142">ELChannelCommonInfo</text:bookmark-ref></text:span>, *<text:span text:style-name="T40">p</text:span><text:span text:style-name="T40"><text:bookmark-ref text:reference-format="text" text:ref-name="__RefHeading__32317_803968142">ELChannelCommonInfo</text:bookmark-ref></text:span>;</text:p>
      <text:p text:style-name="P12"/>
      <text:p text:style-name="Text_20_body"><text:tab/>This structure holds the basic information of a channel. <text:s/>When a part of <text:span text:style-name="codetext"><text:span text:style-name="T35"><text:bookmark-ref text:reference-format="text" text:ref-name="__RefHeading__32315_803968142">ELChannelInfo</text:bookmark-ref></text:span></text:span>, this is either the <text:span text:style-name="codetext">primary</text:span> (actual channel) or the <text:span text:style-name="codetext">x_axis</text:span>/<text:span text:style-name="codetext">y_axis</text:span> (secondary channels).</text:p>
      <text:p text:style-name="Text_20_body"><text:tab/>The actual value pointed to by value is an already translated, or converted, value based on the units. <text:s/>If a conversion has been applied, the value in cells will also contain already translated values. <text:s/>However, the ranges for the color gradients are unconverted, and only hold the value in base_unit form. <text:s/>This allows for easier saving/loading of channel information from/to layout files.</text:p>
      <text:p text:style-name="code"><text:tab/>channel</text:p>
      <text:p text:style-name="Text_20_body"><text:tab/><text:tab/>The channel number used by the host. <text:s/>This value shall not be adjusted by a plugin, and <text:tab/><text:tab/><text:tab/>is only to be maintained by the host.</text:p>
      <text:p text:style-name="code"><text:tab/>dummy</text:p>
      <text:p text:style-name="Text_20_body"><text:tab/><text:tab/>Just a value to force alignment. <text:s/>Does nothing for now.</text:p>
      <text:p text:style-name="code"><text:tab/>base_unit</text:p>
      <text:p text:style-name="Text_20_body"><text:tab/><text:tab/>The unit (see <text:span text:style-name="codetext"><text:span text:style-name="T35"><text:bookmark-ref text:reference-format="text" text:ref-name="__RefHeading__53612_803968142">ELUnitConverter</text:bookmark-ref></text:span></text:span>) that the channel is normally. <text:s/>A value of 0 means no unit <text:tab/><text:tab/>exists for the channel. <text:s/>May match unit, meaning no conversion is being applied.</text:p>
      <text:p text:style-name="code"><text:tab/>unit</text:p>
      <text:p text:style-name="Text_20_body"><text:tab/><text:tab/>The unit (see <text:span text:style-name="codetext"><text:span text:style-name="T35"><text:bookmark-ref text:reference-format="text" text:ref-name="__RefHeading__53612_803968142">ELUnitConverter</text:bookmark-ref></text:span></text:span>) that the channel is being displayed. <text:s/>May be the same as <text:tab/><text:tab/><text:span text:style-name="codetext">base_unit</text:span>.</text:p>
      <text:p text:style-name="code"><text:tab/>name</text:p>
      <text:p text:style-name="Text_20_body"><text:tab/><text:tab/>The name of the channel. <text:s/>As no target supports unicode characters, the name shall <text:tab/><text:tab/><text:tab/>always be in standard ASCII 7bit format.</text:p>
      <text:p text:style-name="code"><text:soft-page-break/><text:tab/>value</text:p>
      <text:p text:style-name="Text_20_body"><text:tab/><text:tab/>A pointer to memory where the actual value of the channel resides. <text:s/>The memory <text:tab/><text:tab/><text:tab/>location holds the converted value if a unit conversion is applied. <text:s/>To get the <text:tab/><text:tab/><text:tab/><text:tab/>unconverted value, an actual target request is required.</text:p>
      <text:p text:style-name="code"><text:tab/>cells</text:p>
      <text:p text:style-name="Text_20_body"><text:tab/><text:tab/>If the channel is a table, depending on which part of a channel this info exists for this <text:tab/><text:tab/><text:tab/>will hold either the primary, x_axis, or y_axis table cell data.</text:p>
      <text:p text:style-name="code"><text:tab/>info</text:p>
      <text:p text:style-name="Text_20_body"><text:tab/><text:tab/>The basic formatting information for this channel. <text:s/>Holding the correct display<text:tab/><text:tab/><text:tab/><text:tab/>information for numeric values, and color information based off a given value.</text:p>
      <text:h text:style-name="Heading_20_3" text:outline-level="3"><text:bookmark-start text:name="__RefHeading__32319_803968142"/>ELChannelLogData<text:bookmark-end text:name="__RefHeading__32319_803968142"/></text:h>
      <text:p text:style-name="P12"><text:span text:style-name="T5">typedef</text:span><text:span text:style-name="T16"> </text:span><text:span text:style-name="T5">struct</text:span><text:span text:style-name="T16"> </text:span><text:span text:style-name="T40"><text:bookmark-ref text:reference-format="text" text:ref-name="__RefHeading__32319_803968142">ELChannelLogData</text:bookmark-ref></text:span><text:span text:style-name="T16"> {</text:span></text:p>
      <text:p text:style-name="P12"><text:s text:c="2"/><text:span text:style-name="T40">UINT</text:span> size;</text:p>
      <text:p text:style-name="P12"><text:span text:style-name="T16"><text:s text:c="2"/></text:span><text:span text:style-name="T5">const</text:span><text:span text:style-name="T16"> </text:span><text:span text:style-name="T5">float</text:span><text:span text:style-name="T16"> *min_array;</text:span></text:p>
      <text:p text:style-name="P12"><text:span text:style-name="T16"><text:s text:c="2"/></text:span><text:span text:style-name="T5">const</text:span><text:span text:style-name="T16"> </text:span><text:span text:style-name="T5">float</text:span><text:span text:style-name="T16"> *max_array;</text:span></text:p>
      <text:p text:style-name="P12">} <text:span text:style-name="T40"><text:bookmark-ref text:reference-format="text" text:ref-name="__RefHeading__32319_803968142">ELChannelLogData</text:bookmark-ref></text:span>, *<text:span text:style-name="T40">p</text:span><text:span text:style-name="T40"><text:bookmark-ref text:reference-format="text" text:ref-name="__RefHeading__32319_803968142">ELChannelLogData</text:bookmark-ref></text:span>;</text:p>
      <text:p text:style-name="P12"/>
      <text:p text:style-name="Text_20_body"><text:tab/>This structure holds log information pertaining to a specific channel. <text:s/>The channel needs to exist in the log, or be a virtual channel that has all of its inputs in the log. <text:s/>Both the min and max arrays point to a structure that contains size worth of values. <text:s text:c="2"/>If any of these members are invalid, meaning 0 or <text:span text:style-name="codetext"><text:span text:style-name="T49">NULL</text:span></text:span>, then there does not exist any log information for the channel.</text:p>
      <text:p text:style-name="Text_20_body"><text:tab/>This is for display reasons only, as such not the entire number of samples from a given start time to end time of the log will be present. <text:s/>However, the host tries to ensure that all the peaks and valleys of the given range will still be visible. <text:s/>This allows for the data to be displayed for the range while still being visibly accurate.</text:p>
      <text:p text:style-name="Text_20_body"><text:tab/>The values in the log are <text:span text:style-name="T49">ALWAYS</text:span> unconverted. <text:s/>The host does not waste processing of displayable log data based on what units are expected to be displayed. <text:s/>This works for the plot control, as it is percentage based, and the percentage does not change between an unconverted value and converted value.</text:p>
      <text:p text:style-name="code"><text:tab/>size</text:p>
      <text:p text:style-name="Text_20_body"><text:tab/><text:tab/>The number of elements that exist in <text:span text:style-name="codetext">min_array</text:span> and <text:span text:style-name="codetext">max_array</text:span>. <text:s/>May be 0 when no log <text:tab/><text:tab/><text:tab/>data exists for the channel.</text:p>
      <text:p text:style-name="code"><text:tab/>min_array</text:p>
      <text:p text:style-name="Text_20_body"><text:tab/><text:tab/>The array that holds all the valleys of the given range. <text:s/>There are <text:span text:style-name="codetext">size</text:span> number of <text:tab/><text:tab/><text:tab/>elements that are considered valid. <text:s/>May be <text:span text:style-name="codetext"><text:span text:style-name="T49">NULL</text:span></text:span> when no log data exists for the channel.</text:p>
      <text:p text:style-name="code"><text:tab/>max_array</text:p>
      <text:p text:style-name="Text_20_body"><text:tab/><text:tab/>The array that holds all the peaks of the given range. <text:s/>There are <text:span text:style-name="codetext">size</text:span> number of elements <text:tab/><text:tab/>that are considered valid. <text:s/>May be <text:span text:style-name="codetext"><text:span text:style-name="T49">NULL</text:span></text:span> when no log data exists for the channel.</text:p>
      <text:h text:style-name="Heading_20_3" text:outline-level="3"><text:bookmark-start text:name="__RefHeading__32315_803968142"/>ELChannelInfo<text:bookmark-end text:name="__RefHeading__32315_803968142"/></text:h>
      <text:p text:style-name="P12"><text:span text:style-name="T5">typedef</text:span><text:span text:style-name="T16"> </text:span><text:span text:style-name="T5">struct</text:span><text:span text:style-name="T16"> </text:span><text:span text:style-name="T40"><text:bookmark-ref text:reference-format="text" text:ref-name="__RefHeading__32315_803968142">ELChannelInfo</text:bookmark-ref></text:span><text:span text:style-name="T16"> {</text:span></text:p>
      <text:p text:style-name="P12"><text:s text:c="2"/><text:span text:style-name="T39"><text:bookmark-ref text:reference-format="text" text:ref-name="__RefHeading__32323_803968142">CHANNELTYPE</text:bookmark-ref></text:span> type;</text:p>
      <text:p text:style-name="P12"><text:soft-page-break/><text:s text:c="2"/><text:span text:style-name="T39"><text:bookmark-ref text:reference-format="text" text:ref-name="__RefHeading__32321_803968142">CHANNELFLAGS</text:bookmark-ref></text:span> flags;</text:p>
      <text:p text:style-name="P12"><text:s text:c="2"/><text:span text:style-name="T40"><text:bookmark-ref text:reference-format="text" text:ref-name="__RefHeading__32317_803968142">ELChannelCommonInfo</text:bookmark-ref></text:span> primary;</text:p>
      <text:p text:style-name="P12"><text:s text:c="2"/><text:span text:style-name="T40"><text:bookmark-ref text:reference-format="text" text:ref-name="__RefHeading__32319_803968142">ELChannelLogData</text:bookmark-ref></text:span> log;</text:p>
      <text:p text:style-name="P12"><text:span text:style-name="T16"><text:s text:c="2"/></text:span><text:span text:style-name="T5">float</text:span><text:span text:style-name="T16"> initial_value;</text:span></text:p>
      <text:p text:style-name="P12"><text:span text:style-name="T16"><text:s text:c="2"/></text:span><text:span text:style-name="T5">float</text:span><text:span text:style-name="T16"> base_initial_value;</text:span></text:p>
      <text:p text:style-name="P12"><text:s text:c="2"/><text:span text:style-name="T39"><text:bookmark-ref text:reference-format="text" text:ref-name="__RefHeading__33757_803968142">RECT</text:bookmark-ref></text:span> selection;</text:p>
      <text:p text:style-name="P12"><text:s text:c="2"/><text:span text:style-name="T40"><text:bookmark-ref text:reference-format="text" text:ref-name="__RefHeading__32317_803968142">ELChannelCommonInfo</text:bookmark-ref></text:span> x_axis;</text:p>
      <text:p text:style-name="P12"><text:s text:c="2"/><text:span text:style-name="T40"><text:bookmark-ref text:reference-format="text" text:ref-name="__RefHeading__32317_803968142">ELChannelCommonInfo</text:bookmark-ref></text:span> y_axis;</text:p>
      <text:p text:style-name="P12">} <text:span text:style-name="T40"><text:bookmark-ref text:reference-format="text" text:ref-name="__RefHeading__32315_803968142">ELChannelInfo</text:bookmark-ref></text:span>, *<text:span text:style-name="T40">p</text:span><text:span text:style-name="T40"><text:bookmark-ref text:reference-format="text" text:ref-name="__RefHeading__32315_803968142">ELChannelInfo</text:bookmark-ref></text:span>;</text:p>
      <text:p text:style-name="P12"/>
      <text:p text:style-name="Text_20_body"><text:tab/>This structure is an actual channel as given by the host for display reasons. <text:s/>A channel does not have to exist, and all data held within is changed only by the host. <text:s/>The plugin may indirectly influence changes when calling certain functions in the host.</text:p>
      <text:p text:style-name="Text_20_body"><text:tab/>For the majority of channels, the x_axis and y_axis values will not be set, as these only exist for table channels. <text:s/>When a channel becomes registered inside the host, the values of this structure are filled in to the most current/valid settings.</text:p>
      <text:p text:style-name="Text_20_body"><text:tab/>See <text:span text:style-name="codetext"><text:bookmark-ref text:reference-format="text" text:ref-name="__RefHeading__191971_803968142">Channels</text:bookmark-ref></text:span> for more information about channels as understood by the host.</text:p>
      <text:p text:style-name="code"><text:tab/>type</text:p>
      <text:p text:style-name="Text_20_body"><text:tab/><text:tab/>The bitmask stating what type of controls may display this channel, while also stating <text:tab/><text:tab/><text:tab/>what type of table is the channel.</text:p>
      <text:p text:style-name="code"><text:tab/>flags</text:p>
      <text:p text:style-name="Text_20_body"><text:tab/><text:tab/>The bitmask that holds zero or more states of the channel.</text:p>
      <text:p text:style-name="code"><text:tab/>primary</text:p>
      <text:p text:style-name="Text_20_body"><text:tab/><text:tab/>The common information that exists for the primary channel. <text:s/>This is also the settings <text:tab/><text:tab/><text:tab/>for what channel this structure is considered.</text:p>
      <text:p text:style-name="code"><text:tab/>log</text:p>
      <text:p text:style-name="Text_20_body"><text:tab/><text:tab/>The log data that is attached to this channel (if any).</text:p>
      <text:p text:style-name="code"><text:tab/>initial_value</text:p>
      <text:p text:style-name="Text_20_body"><text:tab/><text:tab/>The initial_value of the channel as it exists on the target.</text:p>
      <text:p text:style-name="code"><text:tab/>base_initial_value</text:p>
      <text:p text:style-name="Text_20_body"><text:tab/><text:tab/>The initial_value of the channel as it existed on the target when the target powered on.</text:p>
      <text:p text:style-name="code"><text:tab/>selection</text:p>
      <text:p text:style-name="Text_20_body"><text:tab/><text:tab/>A bounding box, that holds the selection of a table or graph. <text:s/>Can be extended for other <text:tab/><text:tab/><text:tab/>channels in the future.</text:p>
      <text:p text:style-name="code"><text:tab/>x_axis</text:p>
      <text:p text:style-name="Text_20_body"><text:tab/><text:tab/>Only filled in, and considered valid, if the channel is of a <text:span text:style-name="codetext"><text:span text:style-name="T49"><text:reference-ref text:reference-format="text" text:ref-name="CHANNELTYPE_2DTABLE">CHANNELTYPE_2DTABLE</text:reference-ref></text:span></text:span> or <text:tab/><text:tab/><text:tab/><text:span text:style-name="codetext"><text:span text:style-name="T49"><text:reference-ref text:reference-format="text" text:ref-name="CHANNELTYPE_1DTABLE">CHANNELTYPE_1DTABLE</text:reference-ref></text:span></text:span>.</text:p>
      <text:p text:style-name="code"><text:tab/>y_axis</text:p>
      <text:p text:style-name="Text_20_body"><text:tab/><text:tab/>Only filled in, and considered valid, if the channel is of a <text:span text:style-name="codetext"><text:span text:style-name="T49"><text:reference-ref text:reference-format="text" text:ref-name="CHANNELTYPE_2DTABLE">CHANNELTYPE_2DTABLE</text:reference-ref></text:span></text:span>.</text:p>
      <text:h text:style-name="Heading_20_3" text:outline-level="3"><text:bookmark-start text:name="__RefHeading__96248_803968142"/>EL3DData<text:bookmark-end text:name="__RefHeading__96248_803968142"/></text:h>
      <text:p text:style-name="P12"><text:span text:style-name="T5">typedef</text:span><text:span text:style-name="T16"> </text:span><text:span text:style-name="T5">struct</text:span><text:span text:style-name="T16"> </text:span><text:span text:style-name="T40"><text:bookmark-ref text:reference-format="text" text:ref-name="__RefHeading__96248_803968142">EL3DData</text:bookmark-ref></text:span><text:span text:style-name="T16"> {</text:span></text:p>
      <text:p text:style-name="P12"><text:s text:c="2"/><text:span text:style-name="T40">LPDIRECT3D9</text:span> d3d;</text:p>
      <text:p text:style-name="P12"><text:soft-page-break/><text:s text:c="2"/><text:span text:style-name="T40">LPDIRECT3DDEVICE9</text:span> device;</text:p>
      <text:p text:style-name="P12"><text:s text:c="2"/><text:span text:style-name="T40">D3DPRESENT_PARAMETERS</text:span> pp;</text:p>
      <text:p text:style-name="P12"><text:s text:c="2"/><text:span text:style-name="T40">D3DCAPS9</text:span> caps;</text:p>
      <text:p text:style-name="P12"><text:s text:c="2"/><text:span text:style-name="T40">LPD3DXMESH</text:span> font_char_meshes[256];</text:p>
      <text:p text:style-name="P12"><text:s text:c="2"/><text:span text:style-name="T40">ABCFLOAT</text:span> font_char_ABC_data[256];</text:p>
      <text:p text:style-name="P12">} <text:span text:style-name="T40"><text:bookmark-ref text:reference-format="text" text:ref-name="__RefHeading__96248_803968142">EL3DData</text:bookmark-ref></text:span>, *<text:span text:style-name="T40">p</text:span><text:span text:style-name="T40"><text:bookmark-ref text:reference-format="text" text:ref-name="__RefHeading__96248_803968142">EL3DData</text:bookmark-ref></text:span>;</text:p>
      <text:p text:style-name="P12"/>
      <text:p text:style-name="Text_20_body"><text:tab/>This structure holds information for displaying/using actual 3D devices to display controls. <text:s/>This is not required to be used when used 3D elements, but the host and its internal controls/windows take advantage to conserve memory.</text:p>
      <text:h text:style-name="Heading_20_3" text:outline-level="3"><text:bookmark-start text:name="__RefHeading__33721_803968142"/>ELHostInfo<text:bookmark-end text:name="__RefHeading__33721_803968142"/></text:h>
      <text:p text:style-name="P12"><text:span text:style-name="T5">typedef</text:span><text:span text:style-name="T16"> </text:span><text:span text:style-name="T5">struct</text:span><text:span text:style-name="T16"> </text:span><text:span text:style-name="T40"><text:bookmark-ref text:reference-format="text" text:ref-name="__RefHeading__33721_803968142">ELHostInfo</text:bookmark-ref></text:span><text:span text:style-name="T16"> {</text:span></text:p>
      <text:p text:style-name="P12"><text:s text:c="2"/><text:span text:style-name="T40">BOOL</text:span> connected;</text:p>
      <text:p text:style-name="P12"><text:s text:c="2"/><text:span text:style-name="T40">BOOL</text:span> running;</text:p>
      <text:p text:style-name="P12"><text:s text:c="2"/><text:span text:style-name="T40">BOOL</text:span> logging;</text:p>
      <text:p text:style-name="P12"><text:s text:c="2"/><text:span text:style-name="T40">BOOL</text:span> target_logging;</text:p>
      <text:p text:style-name="P12"><text:s text:c="2"/><text:span text:style-name="T40"><text:bookmark-ref text:reference-format="text" text:ref-name="__RefHeading__32033_803968142">ELString</text:bookmark-ref></text:span> initial_directory;</text:p>
      <text:p text:style-name="P12"><text:s text:c="2"/><text:span text:style-name="T40"><text:bookmark-ref text:reference-format="text" text:ref-name="__RefHeading__32033_803968142">ELString</text:bookmark-ref></text:span> executable_directory;</text:p>
      <text:p text:style-name="P12"><text:s text:c="2"/><text:span text:style-name="T40"><text:bookmark-ref text:reference-format="text" text:ref-name="__RefHeading__32033_803968142">ELString</text:bookmark-ref></text:span> documents_directory;</text:p>
      <text:p text:style-name="P12">} <text:span text:style-name="T40"><text:bookmark-ref text:reference-format="text" text:ref-name="__RefHeading__33721_803968142">ELHostInfo</text:bookmark-ref></text:span>, *<text:span text:style-name="T40">p</text:span><text:span text:style-name="T40"><text:bookmark-ref text:reference-format="text" text:ref-name="__RefHeading__33721_803968142">ELHostInfo</text:bookmark-ref></text:span>;</text:p>
      <text:p text:style-name="P12"/>
      <text:p text:style-name="Text_20_body"><text:tab/>This structure holds the state of the host. <text:s/>Only one <text:s/>of these structures exist in the host, so all pointers to this structure yielded by the host are the same. <text:s/>Changes to the state will cause notifications to occur to all registered <text:span text:style-name="codetext"><text:span text:style-name="T35"><text:bookmark-ref text:reference-format="text" text:ref-name="__RefHeading__33755_803968142">ELWindow</text:bookmark-ref></text:span></text:span> entities.</text:p>
      <text:p text:style-name="Text_20_body"><text:tab/>The values of this structure are only refreshed when a target is connected/disconnected and on every 5<text:span text:style-name="T69">th</text:span> render cycle. <text:s/>This may be adjusted later, but for now the values may be wrong when checking outside of the notification call.</text:p>
      <text:p text:style-name="code"><text:tab/>connected</text:p>
      <text:p text:style-name="Text_20_body"><text:tab/><text:tab/>The state of the host and a target. <text:s/><text:span text:style-name="codetext"><text:span text:style-name="T49">TRUE</text:span></text:span> if the host is considered connected to a target, <text:tab/><text:tab/><text:tab/><text:span text:style-name="codetext"><text:span text:style-name="T49">FALSE</text:span></text:span> otherwise.</text:p>
      <text:p text:style-name="code"><text:tab/>running</text:p>
      <text:p text:style-name="Text_20_body"><text:tab/><text:tab/>The model state of the target. <text:s/><text:span text:style-name="codetext"><text:span text:style-name="T49">TRUE</text:span></text:span> if the target is currently processing its model in a <text:tab/><text:tab/><text:tab/>normal sequence, <text:span text:style-name="codetext"><text:span text:style-name="T49">FALSE</text:span></text:span> if the model is considered stopped by the target.</text:p>
      <text:p text:style-name="code"><text:tab/>logging</text:p>
      <text:p text:style-name="Text_20_body"><text:tab/><text:tab/>The PC logging state as known by the host. <text:s/><text:span text:style-name="codetext"><text:span text:style-name="T49">TRUE</text:span></text:span> if the host is connected to a target and <text:tab/><text:tab/><text:tab/>logging all channels that are currently registered, <text:span text:style-name="codetext"><text:span text:style-name="T49">FALSE</text:span></text:span> otherwise. <text:s/>A <text:span text:style-name="codetext"><text:span text:style-name="T49">FALSE</text:span></text:span> may exist <text:tab/><text:tab/><text:tab/>even when a log exists; Such a log is considered static.</text:p>
      <text:p text:style-name="code"><text:tab/>target_logging</text:p>
      <text:p text:style-name="Text_20_body"><text:tab/><text:tab/>The USB logging state of the target. <text:s/><text:span text:style-name="codetext"><text:span text:style-name="T49">TRUE</text:span></text:span> if the target is currently logging to a USB <text:tab/><text:tab/><text:tab/>drive, <text:span text:style-name="codetext"><text:span text:style-name="T49">FALSE</text:span></text:span> otherwise. <text:s/>Due to the refresh cycle, it is possible that a <text:span text:style-name="codetext"><text:span text:style-name="T49">TRUE</text:span></text:span> value will exist <text:tab/><text:tab/>when logging has already stopped.</text:p>
      <text:p text:style-name="code"><text:tab/>initial_directory</text:p>
      <text:p text:style-name="Text_20_body"><text:tab/><text:tab/>The full path to where the executable of the host started.</text:p>
      <text:p text:style-name="code"><text:tab/>executable_directory</text:p>
      <text:p text:style-name="Text_20_body"><text:soft-page-break/><text:tab/><text:tab/>The full path to where the executable exists in the computer.</text:p>
      <text:p text:style-name="code"><text:tab/>documents_directory</text:p>
      <text:p text:style-name="Text_20_body"><text:tab/><text:tab/>The full path to where the users My Documents exists on the computer.</text:p>
      <text:h text:style-name="Heading_20_3" text:outline-level="3"><text:bookmark-start text:name="__RefHeading__32329_803968142"/>ELVersions<text:bookmark-end text:name="__RefHeading__32329_803968142"/></text:h>
      <text:p text:style-name="code"><text:span text:style-name="T12">typedef</text:span><text:span text:style-name="T28"> </text:span><text:span text:style-name="T12">struct</text:span> <text:span text:style-name="T41"><text:bookmark-ref text:reference-format="text" text:ref-name="__RefHeading__32329_803968142">ELVersions</text:bookmark-ref></text:span> {</text:p>
      <text:p text:style-name="code"><text:s text:c="2"/><text:span text:style-name="T35">DWORD</text:span> plugin;</text:p>
      <text:p text:style-name="code"><text:s text:c="2"/><text:span text:style-name="T35">DWORD</text:span> dockable;</text:p>
      <text:p text:style-name="code"><text:s text:c="2"/><text:span text:style-name="T35">DWORD</text:span> target;</text:p>
      <text:p text:style-name="code"><text:s text:c="2"/><text:span text:style-name="T35">DWORD</text:span> full_target;</text:p>
      <text:p text:style-name="code"><text:s text:c="2"/><text:span text:style-name="T35">DWORD</text:span> configuration;</text:p>
      <text:p text:style-name="code"><text:s text:c="2"/><text:span text:style-name="T35">DWORD</text:span> layout;</text:p>
      <text:p text:style-name="code"><text:s text:c="2"/><text:span text:style-name="T35">DWORD</text:span> generic_table;</text:p>
      <text:p text:style-name="code"><text:s text:c="2"/><text:span text:style-name="T35">DWORD</text:span> dialogs;</text:p>
      <text:p text:style-name="code"><text:s text:c="2"/><text:span text:style-name="T35">DWORD</text:span> host;</text:p>
      <text:p text:style-name="code"><text:s text:c="2"/><text:span text:style-name="T35">DWORD</text:span> unit_converter;</text:p>
      <text:p text:style-name="code"><text:s text:c="2"/><text:span text:style-name="T35">DWORD</text:span> device;</text:p>
      <text:p text:style-name="code"><text:s text:c="2"/><text:span text:style-name="T35">DWORD</text:span> device_list;</text:p>
      <text:p text:style-name="code">} <text:span text:style-name="T41"><text:bookmark-ref text:reference-format="text" text:ref-name="__RefHeading__32329_803968142">ELVersions</text:bookmark-ref></text:span>, *<text:span text:style-name="T41">p</text:span><text:span text:style-name="T41"><text:bookmark-ref text:reference-format="text" text:ref-name="__RefHeading__32329_803968142">ELVersions</text:bookmark-ref></text:span>;</text:p>
      <text:p text:style-name="code"/>
      <text:p text:style-name="Text_20_body"><text:tab/>This structure holds all the versions that are supported by the host. <text:s/>It is initially passed to the plugin when initializing, from there the host expects a similar structure to be returned from the plugin. <text:s/>The versions need to match in both the host and the plugin in order for the plugin to be considered valid. <text:s/>For the purposes of versions, the host may be considered the version <text:span text:style-name="codetext">plugin.dockable</text:span> (eg: 96.5) where it supports interfaces that are at or below the respective values.</text:p>
      <text:p text:style-name="code"><text:tab/>plugin</text:p>
      <text:p text:style-name="Text_20_body"><text:tab/><text:tab/>The communication version that the host knows, which also implies which versions of <text:tab/><text:tab/><text:tab/>the targets that may be connected. <text:s/>This also states what versions of the <text:span text:style-name="codetext">Configuraton*</text:span> <text:tab/><text:tab/><text:tab/>structures are expected. <text:s/>Only matters if wanting to communicate with the target from a <text:tab/><text:tab/><text:tab/>plugin.</text:p>
      <text:p text:style-name="code"><text:tab/>dockable</text:p>
      <text:p text:style-name="Text_20_body"><text:tab/><text:tab/>Version of the structures, and interfaces that are to be supplied by the plugin. <text:s/>This is the <text:tab/><text:tab/>raw API version.</text:p>
      <text:p text:style-name="code"><text:tab/>target</text:p>
      <text:p text:style-name="Text_20_body"><text:tab/><text:tab/>Version of the <text:span text:style-name="codetext"><text:span text:style-name="T35"><text:bookmark-ref text:reference-format="text" text:ref-name="__RefHeading__40907_803968142">ELTarget</text:bookmark-ref></text:span></text:span> interface.</text:p>
      <text:p text:style-name="code"><text:tab/>full_target</text:p>
      <text:p text:style-name="Text_20_body"><text:tab/><text:tab/>Version of the <text:span text:style-name="codetext"><text:span text:style-name="T35">ELFullTarget</text:span></text:span> interface. <text:s/>As <text:span text:style-name="codetext"><text:span text:style-name="T35">ELFullTarget</text:span></text:span> inherits from <text:span text:style-name="codetext"><text:span text:style-name="T35"><text:bookmark-ref text:reference-format="text" text:ref-name="__RefHeading__40907_803968142">ELTarget</text:bookmark-ref></text:span></text:span>, the <text:tab/><text:tab/><text:tab/><text:span text:style-name="codetext">target</text:span> version is also relevant.</text:p>
      <text:p text:style-name="code"><text:tab/>configuration</text:p>
      <text:p text:style-name="Text_20_body"><text:tab/><text:tab/>Version of the <text:span text:style-name="codetext"><text:span text:style-name="T35"><text:bookmark-ref text:reference-format="text" text:ref-name="__RefHeading__40922_803968142">ELConfiguration</text:bookmark-ref></text:span></text:span> interface. <text:s/>As <text:span text:style-name="codetext"><text:span text:style-name="T35"><text:bookmark-ref text:reference-format="text" text:ref-name="__RefHeading__40922_803968142">ELConfiguration</text:bookmark-ref></text:span></text:span> inherits from <text:span text:style-name="codetext"><text:span text:style-name="T35"><text:bookmark-ref text:reference-format="text" text:ref-name="__RefHeading__40907_803968142">ELTarget</text:bookmark-ref></text:span></text:span>, <text:tab/><text:tab/><text:tab/>the <text:span text:style-name="codetext">target</text:span> version is also relevant.</text:p>
      <text:p text:style-name="code"><text:tab/>layout</text:p>
      <text:p text:style-name="Text_20_body"><text:tab/><text:tab/>Version of the <text:span text:style-name="codetext"><text:span text:style-name="T35"><text:bookmark-ref text:reference-format="text" text:ref-name="__RefHeading__48198_803968142">ELLayout</text:bookmark-ref></text:span></text:span> interface.</text:p>
      <text:p text:style-name="code"><text:tab/>generic_table</text:p>
      <text:p text:style-name="Text_20_body"><text:tab/><text:tab/>Version of the <text:span text:style-name="codetext"><text:span text:style-name="T35"><text:bookmark-ref text:reference-format="text" text:ref-name="__RefHeading__32037_803968142">ELGenericFunctionTable</text:bookmark-ref></text:span></text:span>.</text:p>
      <text:p text:style-name="code"><text:soft-page-break/><text:tab/>dialogs</text:p>
      <text:p text:style-name="Text_20_body"><text:tab/><text:tab/>Version of the <text:span text:style-name="codetext"><text:span text:style-name="T35"><text:bookmark-ref text:reference-format="text" text:ref-name="__RefHeading__53614_803968142">ELDialogs</text:bookmark-ref></text:span></text:span> interface.</text:p>
      <text:p text:style-name="code"><text:tab/>host</text:p>
      <text:p text:style-name="Text_20_body"><text:tab/><text:tab/>Version of the <text:span text:style-name="codetext"><text:span text:style-name="T35"><text:bookmark-ref text:reference-format="text" text:ref-name="__RefHeading__49551_803968142">ELHost</text:bookmark-ref></text:span></text:span> interface.</text:p>
      <text:p text:style-name="code"><text:tab/>unit_converter</text:p>
      <text:p text:style-name="Text_20_body"><text:tab/><text:tab/>Version of the <text:span text:style-name="codetext"><text:span text:style-name="T35"><text:bookmark-ref text:reference-format="text" text:ref-name="__RefHeading__53612_803968142">ELUnitConverter</text:bookmark-ref></text:span></text:span> interface.</text:p>
      <text:h text:style-name="Heading_20_3" text:outline-level="3"><text:bookmark-start text:name="__RefHeading__32357_803968142"/>ELChannelSelectInfo<text:bookmark-end text:name="__RefHeading__32357_803968142"/></text:h>
      <text:p text:style-name="code"><text:span text:style-name="T7">typedef</text:span> <text:span text:style-name="T7">struct</text:span> <text:span text:style-name="T35"><text:bookmark-ref text:reference-format="text" text:ref-name="__RefHeading__32357_803968142">ELChannelSelectInfo</text:bookmark-ref></text:span> {</text:p>
      <text:p text:style-name="code"><text:s text:c="2"/><text:span text:style-name="T35"><text:bookmark-ref text:reference-format="text" text:ref-name="__RefHeading__32323_803968142">CHANNELTYPE</text:bookmark-ref></text:span> types_allowed;</text:p>
      <text:p text:style-name="code"><text:s text:c="2"/><text:span text:style-name="T35">UINT</text:span> min_allowed;</text:p>
      <text:p text:style-name="code"><text:s text:c="2"/><text:span text:style-name="T35">UINT</text:span> max_allowed;</text:p>
      <text:p text:style-name="code"><text:s text:c="2"/><text:span text:style-name="T35"><text:bookmark-ref text:reference-format="text" text:ref-name="__RefHeading__32327_803968142">SELECTFLAGS</text:bookmark-ref></text:span> flags;</text:p>
      <text:p text:style-name="code">} <text:span text:style-name="T35"><text:bookmark-ref text:reference-format="text" text:ref-name="__RefHeading__32357_803968142">ELChannelSelectInfo</text:bookmark-ref></text:span>, *<text:span text:style-name="T35">p</text:span><text:span text:style-name="T35"><text:bookmark-ref text:reference-format="text" text:ref-name="__RefHeading__32357_803968142">ELChannelSelectInfo</text:bookmark-ref></text:span>;</text:p>
      <text:p text:style-name="code"/>
      <text:p text:style-name="Text_20_body"><text:tab/>This structure is how the plugin can determine how the channel select window will look when a user is picking channels for the control. <text:s/>Only has meaning with an <text:span text:style-name="codetext"><text:span text:style-name="T35"><text:bookmark-ref text:reference-format="text" text:ref-name="__RefHeading__38347_803968142">ELControl</text:bookmark-ref></text:span></text:span>. </text:p>
      <text:p text:style-name="code"><text:tab/>types_allowed</text:p>
      <text:p text:style-name="Text_20_body"><text:tab/><text:tab/>The bitmask that determines what type of channels will be listed.</text:p>
      <text:p text:style-name="code"><text:tab/>min_allowed</text:p>
      <text:p text:style-name="Text_20_body"><text:tab/><text:tab/>The smallest allowed number of channels that need to be selected.</text:p>
      <text:p text:style-name="code"><text:tab/>max_allowed</text:p>
      <text:p text:style-name="Text_20_body"><text:tab/><text:tab/>The largest allowed number of channels that can be selected.</text:p>
      <text:p text:style-name="code"><text:tab/>flags</text:p>
      <text:p text:style-name="Text_20_body"><text:tab/><text:tab/>These flags determine the look of the window, also to determine if loading/saving <text:tab/><text:tab/><text:tab/>selections to a file will be allowed.</text:p>
      <text:h text:style-name="Heading_20_3" text:outline-level="3"><text:bookmark-start text:name="__RefHeading__40916_803968142"/>ELTargetVersion<text:bookmark-end text:name="__RefHeading__40916_803968142"/></text:h>
      <text:p text:style-name="code"><text:span text:style-name="T7">typedef</text:span> <text:span text:style-name="T7">struct</text:span> <text:span text:style-name="T35"><text:bookmark-ref text:reference-format="text" text:ref-name="__RefHeading__40916_803968142">ELTargetVersion</text:bookmark-ref></text:span> {</text:p>
      <text:p text:style-name="code"><text:s text:c="2"/><text:span text:style-name="T35">DWORD</text:span> major;</text:p>
      <text:p text:style-name="code"><text:s text:c="2"/><text:span text:style-name="T35">DWORD</text:span> minor;</text:p>
      <text:p text:style-name="code">} <text:span text:style-name="T35"><text:bookmark-ref text:reference-format="text" text:ref-name="__RefHeading__40916_803968142">ELTargetVersion</text:bookmark-ref></text:span>, *<text:span text:style-name="T35">p</text:span><text:span text:style-name="T35"><text:bookmark-ref text:reference-format="text" text:ref-name="__RefHeading__40916_803968142">ELTargetVersion</text:bookmark-ref></text:span>;</text:p>
      <text:p text:style-name="code"/>
      <text:p text:style-name="Text_20_body"><text:tab/>This structure holds the versions of the connected target, or more so, the version of the target connected to a given <text:span text:style-name="codetext"><text:span text:style-name="T35"><text:bookmark-ref text:reference-format="text" text:ref-name="__RefHeading__40907_803968142">ELTarget</text:bookmark-ref></text:span></text:span> interface.</text:p>
      <text:p text:style-name="code"><text:tab/>major</text:p>
      <text:p text:style-name="Text_20_body"><text:tab/><text:tab/>The major version of the target. <text:s/>For host cases, and targets that can talk to the host, this <text:tab/><text:tab/><text:tab/>is also the communication version. <text:s/>It is safe to expect this value to match the <text:tab/><text:tab/><text:tab/><text:tab/><text:span text:style-name="T35"><text:bookmark-ref text:reference-format="text" text:ref-name="__RefHeading__32329_803968142">ELVersions</text:bookmark-ref></text:span><text:span text:style-name="codetext">::plugin</text:span> value.</text:p>
      <text:p text:style-name="code"><text:tab/>minor</text:p>
      <text:p text:style-name="Text_20_body"><text:tab/><text:tab/>The minor version of the target. <text:s/>This is a build version, as such; when little things get <text:tab/><text:tab/><text:tab/>added in between major version updates, this is how a plugin (or the host) can determine <text:tab/><text:tab/>what is currently allowed.</text:p>
      <text:h text:style-name="Heading_20_3" text:outline-level="3"><text:bookmark-start text:name="__RefHeading__32337_803968142"/><text:soft-page-break/>ELControlInfo<text:bookmark-end text:name="__RefHeading__32337_803968142"/></text:h>
      <text:p text:style-name="P12"><text:span text:style-name="T5">typedef</text:span><text:span text:style-name="T16"> </text:span><text:span text:style-name="T5">struct</text:span><text:span text:style-name="T16"> </text:span><text:span text:style-name="T40"><text:bookmark-ref text:reference-format="text" text:ref-name="__RefHeading__32337_803968142">ELControlInfo</text:bookmark-ref></text:span><text:span text:style-name="T16"> {</text:span></text:p>
      <text:p text:style-name="P12"><text:span text:style-name="T16"><text:s text:c="2"/></text:span><text:span text:style-name="T5">const</text:span><text:span text:style-name="T16"> </text:span><text:span text:style-name="T5">char</text:span><text:span text:style-name="T16"> *name;</text:span></text:p>
      <text:p text:style-name="P12"><text:s text:c="2"/><text:span text:style-name="T40">p</text:span><text:span text:style-name="T40"><text:bookmark-ref text:reference-format="text" text:ref-name="__RefHeading__35564_803968142">ELControlWindow</text:bookmark-ref></text:span> (*Create)(<text:span text:style-name="T11">void</text:span>);</text:p>
      <text:p text:style-name="P12">} <text:span text:style-name="T40"><text:bookmark-ref text:reference-format="text" text:ref-name="__RefHeading__32337_803968142">ELControlInfo</text:bookmark-ref></text:span>, *<text:span text:style-name="T40">p</text:span><text:span text:style-name="T40"><text:bookmark-ref text:reference-format="text" text:ref-name="__RefHeading__32337_803968142">ELControlInfo</text:bookmark-ref></text:span>;</text:p>
      <text:p text:style-name="P12"/>
      <text:p text:style-name="Text_20_body"><text:tab/>This structure is used to hold information about supported controls. <text:s/>A plugin can have its own control windows, where the name will appear on the Add Control menu in the host.</text:p>
      <text:p text:style-name="Text_20_body"><text:tab/>The plugin may overwrite the base controls of the host. <text:s/>See <text:span text:style-name="codetext"><text:bookmark-ref text:reference-format="text" text:ref-name="__RefHeading__53610_803968142">Standard Controls</text:bookmark-ref></text:span> for the names that can be used to overwrite.</text:p>
      <text:p text:style-name="code"><text:tab/>name</text:p>
      <text:p text:style-name="Text_20_body"><text:tab/><text:tab/>The ASCII name of the control to use. <text:s/>If another plugin gets loaded with the same <text:tab/><text:tab/><text:tab/>name, its creation function will be used instead.</text:p>
      <text:p text:style-name="code"><text:tab/>Create</text:p>
      <text:p text:style-name="Text_20_body"><text:tab/><text:tab/>The creation function that will generate a valid <text:span text:style-name="codetext"><text:span text:style-name="T35"><text:bookmark-ref text:reference-format="text" text:ref-name="__RefHeading__35564_803968142">ELControlWindow</text:bookmark-ref></text:span></text:span> of the type given by <text:tab/><text:tab/><text:tab/><text:span text:style-name="codetext">name</text:span>.</text:p>
      <text:h text:style-name="Heading_20_3" text:outline-level="3"><text:bookmark-start text:name="__RefHeading__32045_803968142"/>ELWindowInfo<text:bookmark-end text:name="__RefHeading__32045_803968142"/></text:h>
      <text:p text:style-name="P12"><text:span text:style-name="T5">typedef</text:span><text:span text:style-name="T16"> </text:span><text:span text:style-name="T5">struct</text:span><text:span text:style-name="T16"> </text:span><text:span text:style-name="T40"><text:bookmark-ref text:reference-format="text" text:ref-name="__RefHeading__32045_803968142">ELWindowInfo</text:bookmark-ref></text:span><text:span text:style-name="T16"> {</text:span></text:p>
      <text:p text:style-name="P12"><text:span text:style-name="T16"><text:s text:c="2"/></text:span><text:span text:style-name="T5">const</text:span><text:span text:style-name="T16"> </text:span><text:span text:style-name="T5">char</text:span><text:span text:style-name="T16"> *name;</text:span></text:p>
      <text:p text:style-name="P12"><text:s text:c="2"/><text:span text:style-name="T40">p</text:span><text:span text:style-name="T40"><text:bookmark-ref text:reference-format="text" text:ref-name="__RefHeading__33755_803968142">ELWindow</text:bookmark-ref></text:span> (*Create)(<text:span text:style-name="T39">HWND</text:span>);</text:p>
      <text:p text:style-name="P9">} <text:span text:style-name="T33"><text:bookmark-ref text:reference-format="text" text:ref-name="__RefHeading__32045_803968142">ELWindowInfo</text:bookmark-ref></text:span>, *<text:span text:style-name="T33">p</text:span><text:span text:style-name="T33"><text:bookmark-ref text:reference-format="text" text:ref-name="__RefHeading__32045_803968142">ELWindowInfo</text:bookmark-ref></text:span>;</text:p>
      <text:p text:style-name="P9"/>
      <text:p text:style-name="Text_20_body"><text:tab/>This structure is used to hold information about savable windows. <text:s/>A plugin can have windows that are part of the layout, however in order for that window to be saved in a layout file, the window must be named and exist in this list.</text:p>
      <text:p text:style-name="Text_20_body"><text:tab/>If the window is meant to be a control, <text:span text:style-name="T49">DO NOT</text:span> place the name in both the savable list and the control list.</text:p>
      <text:p text:style-name="code"><text:tab/>name</text:p>
      <text:p text:style-name="Text_20_body"><text:tab/><text:tab/>The ASCII name of the window. <text:s/>If another plugin gets loaded with the same name, its <text:tab/><text:tab/><text:tab/>creation function will be used instead.</text:p>
      <text:p text:style-name="code"><text:tab/>Create</text:p>
      <text:p text:style-name="Text_20_body"><text:tab/><text:tab/>The creation function that will generate a valid <text:span text:style-name="codetext"><text:span text:style-name="T35"><text:bookmark-ref text:reference-format="text" text:ref-name="__RefHeading__33755_803968142">ELWindow</text:bookmark-ref></text:span></text:span> of the type given by name.</text:p>
      <text:h text:style-name="Heading_20_3" text:outline-level="3"><text:bookmark-start text:name="__RefHeading__32335_803968142"/>ELLayoutInfo<text:bookmark-end text:name="__RefHeading__32335_803968142"/></text:h>
      <text:p text:style-name="code"><text:span text:style-name="T7">typedef</text:span> <text:span text:style-name="T7">struct</text:span> <text:span text:style-name="T35"><text:bookmark-ref text:reference-format="text" text:ref-name="__RefHeading__32335_803968142">ELLayoutInfo</text:bookmark-ref></text:span> {</text:p>
      <text:p text:style-name="code"><text:s text:c="2"/><text:span text:style-name="T7">const</text:span> <text:span text:style-name="T7">char</text:span> *name;</text:p>
      <text:p text:style-name="code"><text:s text:c="2"/><text:span text:style-name="T35">p</text:span><text:span text:style-name="T35"><text:bookmark-ref text:reference-format="text" text:ref-name="__RefHeading__36214_803968142">ELLayoutWindow</text:bookmark-ref></text:span> (*Create)(<text:span text:style-name="T35">HWND</text:span>, <text:span text:style-name="T35"><text:bookmark-ref text:reference-format="text" text:ref-name="__RefHeading__32331_803968142">LAYOUTWINDOWPOS</text:bookmark-ref></text:span>);</text:p>
      <text:p text:style-name="code">} <text:span text:style-name="T35"><text:bookmark-ref text:reference-format="text" text:ref-name="__RefHeading__32335_803968142">ELLayoutInfo</text:bookmark-ref></text:span>, *<text:span text:style-name="T35">p</text:span><text:span text:style-name="T35"><text:bookmark-ref text:reference-format="text" text:ref-name="__RefHeading__32335_803968142">ELLayoutInfo</text:bookmark-ref></text:span>;</text:p>
      <text:p text:style-name="code"/>
      <text:p text:style-name="Text_20_body"><text:tab/>This structure is used to hold information about auto-loaded windows. <text:s/>Some such windows are layout based, and are created and attached to the host during the hosts initialization stage. <text:s/>The attached windows are not movable, but can be shrunk or expanded depending on need.</text:p>
      <text:p text:style-name="Text_20_body"><text:soft-page-break/><text:tab/>The only auto-loaded window the host has as default is the tab control, seen below the menu bar in the host window. <text:s/>See <text:span text:style-name="codetext"><text:bookmark-ref text:reference-format="text" text:ref-name="__RefHeading__53610_803968142">Standard Controls</text:bookmark-ref></text:span> for more information.</text:p>
      <text:p text:style-name="code"><text:tab/>name</text:p>
      <text:p text:style-name="Text_20_body"><text:tab/><text:tab/>The ASCII name of the window. <text:s/>If another plugin gets loaded with the same name, its <text:tab/><text:tab/><text:tab/>creation function will be used instead.</text:p>
      <text:p text:style-name="code"><text:tab/>Create</text:p>
      <text:p text:style-name="Text_20_body"><text:tab/><text:tab/>The creation function that shall generate a valid <text:span text:style-name="codetext"><text:span text:style-name="T35"><text:bookmark-ref text:reference-format="text" text:ref-name="__RefHeading__36214_803968142">ELLayoutWindow</text:bookmark-ref></text:span></text:span> of the type given by <text:tab/><text:tab/><text:tab/>name. </text:p>
      <text:h text:style-name="P27" text:outline-level="2"><text:bookmark-start text:name="__RefHeading__426510_803968142"/>Supported Interfaces<text:bookmark-end text:name="__RefHeading__426510_803968142"/></text:h>
      <text:h text:style-name="Heading_20_3" text:outline-level="3"><text:bookmark-start text:name="__RefHeading__32037_803968142"/>ELGenericFunctionTable<text:bookmark-end text:name="__RefHeading__32037_803968142"/></text:h>
      <text:p text:style-name="Text_20_body"><text:tab/>This function table holds all the helper functions that may be needed by the plugin. <text:s/>It yields allocations and frees for some EL standard structures, thus allowing only the host to own the memory. <text:s/>Also holds some helper functions to get the correct display look/value based off a given formatting.</text:p>
      <text:p text:style-name="Text_20_body"><text:tab/>Unlike its sibling interfaces, the methods here may be call often and in tight loops. <text:s/>So the removal of double look up increases the overall performance of the host.</text:p>
      <text:p text:style-name="code"><text:span text:style-name="T7">typedef</text:span> <text:span text:style-name="T7">struct</text:span> <text:span text:style-name="T35"><text:bookmark-ref text:reference-format="text" text:ref-name="__RefHeading__32037_803968142">ELGenericFunctionTable</text:bookmark-ref></text:span> {</text:p>
      <text:p text:style-name="code"><text:s text:c="2"/><text:span text:style-name="T35">DWORD</text:span> version;</text:p>
      <text:p text:style-name="code"><text:s text:c="2"/><text:span text:style-name="T35">UINT</text:span> (*<text:bookmark-ref text:reference-format="text" text:ref-name="__RefHeading__32001_803968142">AllocateString</text:bookmark-ref>)(<text:span text:style-name="T7">const</text:span> <text:span text:style-name="T7">char</text:span> *, <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32041_803968142">CopyString</text:bookmark-ref>)(<text:span text:style-name="T35">p</text:span><text:span text:style-name="T35"><text:bookmark-ref text:reference-format="text" text:ref-name="__RefHeading__32033_803968142">ELString</text:bookmark-ref></text:span>, <text:span text:style-name="T7">const</text:span> <text:span text:style-name="T35">p</text:span><text:span text:style-name="T35"><text:bookmark-ref text:reference-format="text" text:ref-name="__RefHeading__32033_803968142">ELString</text:bookmark-ref></text:span>);</text:p>
      <text:p text:style-name="code"><text:s text:c="2"/><text:span text:style-name="T35">UINT</text:span> (*<text:bookmark-ref text:reference-format="text" text:ref-name="__RefHeading__32039_803968142">SetString</text:bookmark-ref>)(<text:span text:style-name="T35">p</text:span><text:span text:style-name="T35"><text:bookmark-ref text:reference-format="text" text:ref-name="__RefHeading__32033_803968142">ELString</text:bookmark-ref></text:span>, <text:span text:style-name="T7">const</text:span> <text:span text:style-name="T7">char</text:span> *, <text:span text:style-name="T35">UINT</text:span>);</text:p>
      <text:p text:style-name="code"><text:s text:c="2"/><text:span text:style-name="T7">int</text:span> (*<text:bookmark-ref text:reference-format="text" text:ref-name="__RefHeading__32005_803968142">CompareString</text:bookmark-ref>)(<text:span text:style-name="T7">const</text:span> <text:span text:style-name="T35">p</text:span><text:span text:style-name="T35"><text:bookmark-ref text:reference-format="text" text:ref-name="__RefHeading__32033_803968142">ELString</text:bookmark-ref></text:span>, <text:span text:style-name="T7">const</text:span> <text:span text:style-name="T35">p</text:span><text:span text:style-name="T35"><text:bookmark-ref text:reference-format="text" text:ref-name="__RefHeading__32033_803968142">ELString</text:bookmark-ref></text:span>);</text:p>
      <text:p text:style-name="code"><text:s text:c="2"/><text:span text:style-name="T7">void</text:span> (*<text:bookmark-ref text:reference-format="text" text:ref-name="__RefHeading__32003_803968142">FreeString</text:bookmark-ref>)(<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32047_803968142">AllocateStringArray</text:bookmark-ref>)(<text:span text:style-name="T35">UINT</text:span>, <text:span text:style-name="T41">BOOL</text:span>, <text:span text:style-name="T35">p</text:span><text:span text:style-name="T35"><text:bookmark-ref text:reference-format="text" text:ref-name="__RefHeading__32035_803968142">ELStringArray</text:bookmark-ref></text:span> *);</text:p>
      <text:p text:style-name="code"><text:s text:c="2"/><text:span text:style-name="T35">UINT</text:span> (*<text:bookmark-ref text:reference-format="text" text:ref-name="__RefHeading__32049_803968142">ResizeStringArray</text:bookmark-ref>)(<text:span text:style-name="T35">UINT</text:span>, <text:span text:style-name="T35">p</text:span><text:span text:style-name="T35"><text:bookmark-ref text:reference-format="text" text:ref-name="__RefHeading__32035_803968142">ELStringArray</text:bookmark-ref></text:span> *);</text:p>
      <text:p text:style-name="code"><text:s text:c="2"/><text:span text:style-name="T7">void</text:span> (*<text:bookmark-ref text:reference-format="text" text:ref-name="__RefHeading__32051_803968142">FreeStringArray</text:bookmark-ref>)(<text:span text:style-name="T35">p</text:span><text:span text:style-name="T35"><text:bookmark-ref text:reference-format="text" text:ref-name="__RefHeading__32035_803968142">ELStringArray</text:bookmark-ref></text:span> *);</text:p>
      <text:p text:style-name="code"><text:s text:c="2"/><text:span text:style-name="T35">UINT</text:span> (*<text:bookmark-ref text:reference-format="text" text:ref-name="__RefHeading__32053_803968142">AllocateCellInfo</text:bookmark-ref>)(<text:span text:style-name="T35">UINT</text:span>, <text:span text:style-name="T35">p</text:span><text:span text:style-name="T35"><text:bookmark-ref text:reference-format="text" text:ref-name="__RefHeading__32083_803968142">ELCellInfo</text:bookmark-ref></text:span> *);</text:p>
      <text:p text:style-name="code"><text:s text:c="2"/><text:span text:style-name="T35">UINT</text:span> (*<text:bookmark-ref text:reference-format="text" text:ref-name="__RefHeading__32055_803968142">CopyCellInfo</text:bookmark-ref>)(<text:span text:style-name="T35">p</text:span><text:span text:style-name="T35"><text:bookmark-ref text:reference-format="text" text:ref-name="__RefHeading__32083_803968142">ELCellInfo</text:bookmark-ref></text:span>, <text:span text:style-name="T7">const</text:span> <text:span text:style-name="T35">p</text:span><text:span text:style-name="T35"><text:bookmark-ref text:reference-format="text" text:ref-name="__RefHeading__32083_803968142">ELCellInfo</text:bookmark-ref></text:span>);</text:p>
      <text:p text:style-name="code"><text:s text:c="2"/><text:span text:style-name="T35">UINT</text:span> (*<text:bookmark-ref text:reference-format="text" text:ref-name="__RefHeading__32043_803968142">SetCellInfo</text:bookmark-ref>)(<text:span text:style-name="T35">p</text:span><text:span text:style-name="T35"><text:bookmark-ref text:reference-format="text" text:ref-name="__RefHeading__32083_803968142">ELCellInfo</text:bookmark-ref></text:span>, <text:span text:style-name="T7">const</text:span> <text:span text:style-name="T7">float</text:span> *, <text:span text:style-name="T35">UINT</text:span>);</text:p>
      <text:p text:style-name="code"><text:s text:c="2"/><text:span text:style-name="T7">void</text:span> (*<text:bookmark-ref text:reference-format="text" text:ref-name="__RefHeading__32057_803968142">FreeCellInfo</text:bookmark-ref>)(<text:span text:style-name="T35">p</text:span><text:span text:style-name="T35"><text:bookmark-ref text:reference-format="text" text:ref-name="__RefHeading__32083_803968142">ELCellInfo</text:bookmark-ref></text:span> *);</text:p>
      <text:p text:style-name="code"><text:s text:c="2"/><text:span text:style-name="T35">UINT</text:span> (*<text:bookmark-ref text:reference-format="text" text:ref-name="__RefHeading__32059_803968142">Print</text:bookmark-ref>)(<text:span text:style-name="T35">p</text:span><text:span text:style-name="T35"><text:bookmark-ref text:reference-format="text" text:ref-name="__RefHeading__32081_803968142">ELNumberFormat</text:bookmark-ref></text:span>, <text:span text:style-name="T7">float</text:span>, <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32061_803968142">Scan</text:bookmark-ref>)(<text:span text:style-name="T7">const</text:span> <text:span text:style-name="T7">char</text:span> *, <text:span text:style-name="T7">float</text:span> *);</text:p>
      <text:p text:style-name="code"><text:s text:c="2"/><text:span text:style-name="T35">UINT</text:span> (*<text:bookmark-ref text:reference-format="text" text:ref-name="__RefHeading__32063_803968142">ColorAt</text:bookmark-ref>)(<text:span text:style-name="T7">const</text:span> <text:span text:style-name="T35">p</text:span><text:span text:style-name="T35"><text:bookmark-ref text:reference-format="text" text:ref-name="__RefHeading__32079_803968142">ELColorGradient</text:bookmark-ref></text:span>, <text:span text:style-name="T7">const</text:span> <text:span text:style-name="T35">p</text:span><text:span text:style-name="T35"><text:bookmark-ref text:reference-format="text" text:ref-name="__RefHeading__32077_803968142">ELColorTriple</text:bookmark-ref></text:span>, <text:span text:style-name="T7">float</text:span>, <text:span text:style-name="T35">COLORREF</text:span> *);</text:p>
      <text:p text:style-name="code"><text:s text:c="2"/><text:span text:style-name="T35">UINT</text:span> (*<text:bookmark-ref text:reference-format="text" text:ref-name="__RefHeading__32065_803968142">AllocateArray</text:bookmark-ref>)(<text:span text:style-name="T35">UINT</text:span>, <text:span text:style-name="T35">p</text:span><text:span text:style-name="T35"><text:bookmark-ref text:reference-format="text" text:ref-name="__RefHeading__32075_803968142">ELArray</text:bookmark-ref></text:span> *);</text:p>
      <text:p text:style-name="code"><text:s text:c="2"/><text:span text:style-name="T35">UINT</text:span> (*<text:bookmark-ref text:reference-format="text" text:ref-name="__RefHeading__32067_803968142">ResizeArray</text:bookmark-ref>)(<text:span text:style-name="T35">UINT</text:span>, <text:span text:style-name="T35">p</text:span><text:span text:style-name="T35"><text:bookmark-ref text:reference-format="text" text:ref-name="__RefHeading__32075_803968142">ELArray</text:bookmark-ref></text:span> *);</text:p>
      <text:p text:style-name="code"><text:s text:c="2"/><text:span text:style-name="T7">void</text:span> (*<text:bookmark-ref text:reference-format="text" text:ref-name="__RefHeading__32069_803968142">FreeArray</text:bookmark-ref>)(<text:span text:style-name="T35">p</text:span><text:span text:style-name="T35"><text:bookmark-ref text:reference-format="text" text:ref-name="__RefHeading__32075_803968142">ELArray</text:bookmark-ref></text:span> *);</text:p>
      <text:p text:style-name="code"><text:s text:c="2"/><text:span text:style-name="T35">UINT</text:span> (*<text:bookmark-ref text:reference-format="text" text:ref-name="__RefHeading__32071_803968142">RegisterHook</text:bookmark-ref>)(<text:span text:style-name="T35"><text:bookmark-ref text:reference-format="text" text:ref-name="__RefHeading__32333_803968142">HOOKTYPE</text:bookmark-ref></text:span>, <text:span text:style-name="T35">p</text:span><text:span text:style-name="T35"><text:bookmark-ref text:reference-format="text" text:ref-name="__RefHeading__42880_803968142">ELHook</text:bookmark-ref></text:span>);</text:p>
      <text:p text:style-name="code"><text:s text:c="2"/><text:span text:style-name="T35">UINT</text:span> (*<text:bookmark-ref text:reference-format="text" text:ref-name="__RefHeading__32073_803968142">UnregisterHook</text:bookmark-ref>)(<text:span text:style-name="T35"><text:bookmark-ref text:reference-format="text" text:ref-name="__RefHeading__32333_803968142">HOOKTYPE</text:bookmark-ref></text:span>, <text:span text:style-name="T35">p</text:span><text:span text:style-name="T35"><text:bookmark-ref text:reference-format="text" text:ref-name="__RefHeading__42880_803968142">ELHook</text:bookmark-ref></text:span>);</text:p>
      <text:p text:style-name="code">} <text:span text:style-name="T35"><text:bookmark-ref text:reference-format="text" text:ref-name="__RefHeading__32037_803968142">ELGenericFunctionTable</text:bookmark-ref></text:span>, *<text:span text:style-name="T35">p</text:span><text:span text:style-name="T35"><text:bookmark-ref text:reference-format="text" text:ref-name="__RefHeading__32037_803968142">ELGenericFunctionTable</text:bookmark-ref></text:span>;</text:p>
      <text:p text:style-name="code"/>
      <text:p text:style-name="code"><text:tab/>version</text:p>
      <text:p text:style-name="Text_20_body"><text:tab/><text:tab/>The 'interface' version of this table.</text:p>
      <text:h text:style-name="Heading_20_4" text:outline-level="4"><text:bookmark-start text:name="__RefHeading__32001_803968142"/>AllocateString<text:bookmark-end text:name="__RefHeading__32001_803968142"/></text:h>
      <text:p text:style-name="code">c/c++: <text:span text:style-name="T35">UINT</text:span> <text:bookmark-ref text:reference-format="text" text:ref-name="__RefHeading__32001_803968142">AllocateString</text:bookmark-ref>(<text:span text:style-name="T7">const</text:span> <text:span text:style-name="T7">char</text:span> *value,</text:p>
      <text:p text:style-name="code"><text:span text:style-name="T35"><text:s text:c="27"/>p</text:span><text:span text:style-name="T35"><text:bookmark-ref text:reference-format="text" text:ref-name="__RefHeading__32033_803968142">ELString</text:bookmark-ref></text:span> *out_string);</text:p>
      <text:p text:style-name="Text_20_body"><text:span text:style-name="T16"><text:tab/></text:span><text:span text:style-name="codetext"><text:span text:style-name="T50">value</text:span></text:span><text:span text:style-name="T16"> – The initial value of the string to allocate.</text:span></text:p>
      <text:p text:style-name="Text_20_body"><text:span text:style-name="T16"><text:tab/></text:span><text:span text:style-name="codetext">out_tring</text:span><text:span text:style-name="T16"> – The pointer that will be set to the newly allocated string.</text:span></text:p>
      <text:p text:style-name="Text_20_body"><text:span text:style-name="T16"><text:tab/>This shall be called to get access to a new </text:span><text:span text:style-name="codetext"><text:span text:style-name="T41"><text:bookmark-ref text:reference-format="text" text:ref-name="__RefHeading__32033_803968142">ELString</text:bookmark-ref></text:span></text:span><text:span text:style-name="T16">. <text:s/>As the </text:span><text:span text:style-name="codetext"><text:span text:style-name="T41"><text:bookmark-ref text:reference-format="text" text:ref-name="__RefHeading__32033_803968142">ELString</text:bookmark-ref></text:span></text:span><text:span text:style-name="T16"> allocates its own memory based off needs, the host handles access. <text:s/>This shall always be called (directly or indirectly) prior to a </text:span><text:span text:style-name="codetext"><text:bookmark-ref text:reference-format="text" text:ref-name="__RefHeading__32003_803968142">FreeString</text:bookmark-ref></text:span><text:span text:style-name="T16"> call.</text:span></text:p>
      <text:p text:style-name="P16"><text:tab/>Note:</text:p>
      <text:p text:style-name="Text_20_body"><text:span text:style-name="T16"><text:tab/><text:tab/>The </text:span><text:span text:style-name="codetext">value</text:span><text:span text:style-name="T16"> parameter may be </text:span><text:span text:style-name="codetext"><text:span text:style-name="T49">NULL</text:span></text:span><text:span text:style-name="T16"> which will just allocate an empty string. <text:s/>However, if <text:tab/></text:span><text:soft-page-break/><text:span text:style-name="T16"><text:tab/><text:tab/></text:span><text:span text:style-name="codetext">value</text:span><text:span text:style-name="T16"> is not </text:span><text:span text:style-name="codetext"><text:span text:style-name="T49">NULL</text:span></text:span><text:span text:style-name="T16"> then </text:span><text:span text:style-name="codetext">out_string</text:span><text:span text:style-name="T16"> will hold a copy of </text:span><text:span text:style-name="codetext">value</text:span><text:span text:style-name="T16"> after allocation.</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any of the parameters are invalid. <text:s/>Eg: </text:span><text:span text:style-name="codetext">out_tring</text:span><text:span text:style-name="T16"> is </text:span><text:span text:style-name="codetext"><text:span text:style-name="T49">NULL</text:span></text:span><text:span text:style-name="T16"> or if the </text:span><text:span text:style-name="codetext">*out_string </text:span><text:span text:style-name="T16">is not <text:tab/><text:tab/><text:tab/></text:span><text:span text:style-name="codetext"><text:span text:style-name="T49">NULL</text:span></text:span><text:span text:style-name="T16">.</text:span></text:p>
      <text:p text:style-name="code"><text:span text:style-name="T16"><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16">If the host could not allocate a new string due to low memory.</text:span></text:p>
      <text:p text:style-name="code"><text:span text:style-name="T16"><text:tab/></text:span><text:span text:style-name="codetext"><text:span text:style-name="T49"><text:reference-ref text:reference-format="text" text:ref-name="DS_FAILURE">DS_FAILURE</text:reference-ref></text:span></text:span></text:p>
      <text:p text:style-name="Text_20_body"><text:span text:style-name="codetext"><text:span text:style-name="T49"><text:tab/><text:tab/></text:span></text:span><text:span text:style-name="T16">If any unhandled/unknown error occurred.</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string was allocated successfully.</text:span></text:p>
      <text:p text:style-name="P10"><text:s text:c="2"/>example: c++</text:p>
      <text:p text:style-name="P10"><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P10"><text:s text:c="2"/><text:span text:style-name="T10">void</text:span> foo() {</text:p>
      <text:p text:style-name="P10"><text:s text:c="4"/>assert(dll_gen-&gt;<text:bookmark-ref text:reference-format="text" text:ref-name="__RefHeading__32001_803968142">AllocateString</text:bookmark-ref>(<text:span text:style-name="T44">"String"</text:span>, <text:span text:style-name="T49">NULL</text:span>) == <text:span text:style-name="T49"><text:reference-ref text:reference-format="text" text:ref-name="DS_INVALID_ARGUMENT">DS_INVALID_ARGUMENT</text:reference-ref></text:span>);</text:p>
      <text:p text:style-name="P10"><text:s text:c="4"/><text:span text:style-name="T38">p</text:span><text:span text:style-name="T38"><text:bookmark-ref text:reference-format="text" text:ref-name="__RefHeading__32033_803968142">ELString</text:bookmark-ref></text:span> tmp = <text:span text:style-name="T49">NULL</text:span>;</text:p>
      <text:p text:style-name="P10"><text:s text:c="4"/><text:span text:style-name="T54">// Assuming no memory issues.</text:span></text:p>
      <text:p text:style-name="P10"><text:s text:c="4"/>assert(dll_gen-&gt;<text:bookmark-ref text:reference-format="text" text:ref-name="__RefHeading__32001_803968142">AllocateString</text:bookmark-ref>(<text:span text:style-name="T44">"String"</text:span>, &amp;tmp) == <text:span text:style-name="T49"><text:reference-ref text:reference-format="text" text:ref-name="DS_SUCCESS">DS_SUCCESS</text:reference-ref></text:span>);</text:p>
      <text:p text:style-name="P10"><text:s text:c="4"/><text:span text:style-name="T54">// Trying to reallocate.</text:span></text:p>
      <text:p text:style-name="P10"><text:s text:c="4"/>assert(dll_gen-&gt;<text:bookmark-ref text:reference-format="text" text:ref-name="__RefHeading__32001_803968142">AllocateString</text:bookmark-ref>(<text:span text:style-name="T44">"String"</text:span>, &amp;tmp) == <text:span text:style-name="T49"><text:reference-ref text:reference-format="text" text:ref-name="DS_INVALID_ARGUMENT">DS_INVALID_ARGUMENT</text:reference-ref></text:span>);</text:p>
      <text:p text:style-name="P10"><text:s text:c="4"/>dll_tbl-&gt;<text:bookmark-ref text:reference-format="text" text:ref-name="__RefHeading__32003_803968142">FreeString</text:bookmark-ref>(&amp;tmp);</text:p>
      <text:p text:style-name="P10"><text:s text:c="4"/><text:span text:style-name="T54">// Assuming no memory.</text:span></text:p>
      <text:p text:style-name="P10"><text:s text:c="4"/>assert(dll_gen-&gt;<text:bookmark-ref text:reference-format="text" text:ref-name="__RefHeading__32001_803968142">AllocateString</text:bookmark-ref>(<text:span text:style-name="T44">"String"</text:span>, &amp;tmp) == <text:span text:style-name="T49"><text:reference-ref text:reference-format="text" text:ref-name="DS_NO_MEM">DS_NO_MEM</text:reference-ref></text:span>);</text:p>
      <text:p text:style-name="P10"><text:s text:c="2"/>}</text:p>
      <text:h text:style-name="Heading_20_4" text:outline-level="4"><text:bookmark-start text:name="__RefHeading__32041_803968142"/>CopyString<text:bookmark-end text:name="__RefHeading__32041_803968142"/></text:h>
      <text:p text:style-name="code">c/c++: <text:span text:style-name="T35">UINT</text:span> <text:bookmark-ref text:reference-format="text" text:ref-name="__RefHeading__32041_803968142">CopyString</text:bookmark-ref>(<text:span text:style-name="T35">p</text:span><text:span text:style-name="T35"><text:bookmark-ref text:reference-format="text" text:ref-name="__RefHeading__32033_803968142">ELString</text:bookmark-ref></text:span> dest,</text:p>
      <text:p text:style-name="code"><text:span text:style-name="T7"><text:s text:c="23"/>const</text:span> <text:span text:style-name="T35">p</text:span><text:span text:style-name="T35"><text:bookmark-ref text:reference-format="text" text:ref-name="__RefHeading__32033_803968142">ELString</text:bookmark-ref></text:span> src);</text:p>
      <text:p text:style-name="Text_20_body"><text:span text:style-name="T16"><text:tab/></text:span><text:span text:style-name="codetext">dest</text:span><text:span text:style-name="T16"> – The destination string of the copy.</text:span></text:p>
      <text:p text:style-name="Text_20_body"><text:span text:style-name="T16"><text:tab/></text:span><text:span text:style-name="codetext">src</text:span><text:span text:style-name="T16"> – The string being copied.</text:span></text:p>
      <text:p text:style-name="Text_20_body"><text:span text:style-name="T16"><text:tab/>This will copy one string to another. <text:s/>This works like </text:span><text:span text:style-name="codetext"><text:bookmark-ref text:reference-format="text" text:ref-name="__RefHeading__32039_803968142">SetString</text:bookmark-ref></text:span><text:span text:style-name="T16"> but allows two </text:span><text:span text:style-name="codetext"><text:span text:style-name="T41"><text:bookmark-ref text:reference-format="text" text:ref-name="__RefHeading__32033_803968142">ELString</text:bookmark-ref></text:span></text:span><text:span text:style-name="T16"> pointers point to the same string without issue. <text:s/>If any failure occurs, the contents that were originally in dest will not have been changed.</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text:span text:style-name="codetext">dest</text:span> being <text:span text:style-name="codetext"><text:span text:style-name="T49">NULL</text:span></text:span> and/or <text:span text:style-name="codetext">src</text:span> <text:tab/> <text:tab/> <text:s text:c="37"/><text:tab/><text:tab/>being <text:span text:style-name="codetext"><text:span text:style-name="T49">NULL</text:span></text:span>.</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ext:span text:style-name="codetext">dest</text:span> needed to be resized to fit <text:span text:style-name="codetext">src</text:span>, and the resize failed.</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ny other unhandled/unknown error occurred.</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ext:span text:style-name="codetext">dest</text:span> now contains a copy of the contents of <text:span text:style-name="codetext"><text:span text:style-name="T61">src</text:span></text:span>.</text:p>
      <text:p text:style-name="P10"><text:soft-page-break/><text:s text:c="2"/>example: c++</text:p>
      <text:p text:style-name="P10"><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Lets allocate a couple strings.</text:span></text:p>
      <text:p text:style-name="code"><text:span text:style-name="T16"><text:s text:c="4"/></text:span><text:span text:style-name="T41">p</text:span><text:span text:style-name="T41"><text:bookmark-ref text:reference-format="text" text:ref-name="__RefHeading__32033_803968142">ELString</text:bookmark-ref></text:span><text:span text:style-name="T16"> s1 = </text:span><text:span text:style-name="T17">NULL</text:span><text:span text:style-name="T16">;</text:span></text:p>
      <text:p text:style-name="code"><text:span text:style-name="T16"><text:s text:c="4"/></text:span><text:span text:style-name="T41">p</text:span><text:span text:style-name="T41"><text:bookmark-ref text:reference-format="text" text:ref-name="__RefHeading__32033_803968142">ELString</text:bookmark-ref></text:span><text:span text:style-name="T16"> s2 = </text:span><text:span text:style-name="T17">NULL</text:span><text:span text:style-name="T16">;</text:span></text:p>
      <text:p text:style-name="code"><text:span text:style-name="T16"><text:s text:c="4"/></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17">NULL</text:span><text:span text:style-name="T16">, &amp;s1) == </text:span><text:span text:style-name="T17"><text:reference-ref text:reference-format="text" text:ref-name="DS_SUCCESS">DS_SUCCESS</text:reference-ref></text:span><text:span text:style-name="T16"> ) {</text:span></text:p>
      <text:p text:style-name="code"><text:span text:style-name="T16"><text:s text:c="6"/></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41">"SomeString"</text:span><text:span text:style-name="T16">, &amp;s2) == </text:span><text:span text:style-name="T17"><text:reference-ref text:reference-format="text" text:ref-name="DS_SUCCESS">DS_SUCCESS</text:reference-ref></text:span><text:span text:style-name="T16"> ) {</text:span></text:p>
      <text:p text:style-name="code"><text:span text:style-name="T16"><text:s text:c="8"/></text:span><text:span text:style-name="T12">if</text:span><text:span text:style-name="T16"> ( dll_gen-&gt;</text:span><text:span text:style-name="T16"><text:bookmark-ref text:reference-format="text" text:ref-name="__RefHeading__32041_803968142">CopyString</text:bookmark-ref></text:span><text:span text:style-name="T16">(s1, s2) == </text:span><text:span text:style-name="T17"><text:reference-ref text:reference-format="text" text:ref-name="DS_SUCCESS">DS_SUCCESS</text:reference-ref></text:span><text:span text:style-name="T16"> ) {</text:span></text:p>
      <text:p text:style-name="code"><text:span text:style-name="T16"><text:s text:c="10"/>assert(strcmp(s1-&gt;str, </text:span><text:span text:style-name="T41">"SomeString"</text:span><text:span text:style-name="T16">) == 0);</text:span></text:p>
      <text:p text:style-name="P10"><text:s text:c="8"/>}</text:p>
      <text:p text:style-name="code"><text:span text:style-name="T16"><text:s text:c="8"/></text:span><text:span text:style-name="T53">// Same string being copied always successful.</text:span></text:p>
      <text:p text:style-name="P10"><text:s text:c="8"/>assert(dll_gen-&gt;<text:bookmark-ref text:reference-format="text" text:ref-name="__RefHeading__32041_803968142">CopyString</text:bookmark-ref>(s2, s2) == <text:span text:style-name="T49"><text:reference-ref text:reference-format="text" text:ref-name="DS_SUCCESS">DS_SUCCESS</text:reference-ref></text:span>);</text:p>
      <text:p text:style-name="P10"><text:s text:c="8"/>assert(dll_gen-&gt;<text:bookmark-ref text:reference-format="text" text:ref-name="__RefHeading__32041_803968142">CopyString</text:bookmark-ref>(<text:span text:style-name="T49">NULL</text:span>, s2) == <text:span text:style-name="T49"><text:reference-ref text:reference-format="text" text:ref-name="DS_INVALID_ARGUMENT">DS_INVALID_ARGUMENT</text:reference-ref></text:span>);</text:p>
      <text:p text:style-name="P10"><text:s text:c="8"/>assert(dll_gen-&gt;<text:bookmark-ref text:reference-format="text" text:ref-name="__RefHeading__32041_803968142">CopyString</text:bookmark-ref>(s1, <text:span text:style-name="T49">NULL</text:span>) == <text:span text:style-name="T49"><text:reference-ref text:reference-format="text" text:ref-name="DS_INVALID_ARGUMENT">DS_INVALID_ARGUMENT</text:reference-ref></text:span>);</text:p>
      <text:p text:style-name="P10"><text:s text:c="8"/>assert(dll_gen-&gt;<text:bookmark-ref text:reference-format="text" text:ref-name="__RefHeading__32041_803968142">CopyString</text:bookmark-ref>(<text:span text:style-name="T49">NULL</text:span>, <text:span text:style-name="T49">NULL</text:span>) == <text:span text:style-name="T49"><text:reference-ref text:reference-format="text" text:ref-name="DS_INVALID_ARGUMENT">DS_INVALID_ARGUMENT</text:reference-ref></text:span>);</text:p>
      <text:p text:style-name="P10"><text:s text:c="8"/></text:p>
      <text:p text:style-name="P10"><text:s text:c="8"/><text:span text:style-name="T14">if</text:span> ( dll_gen-&gt;<text:bookmark-ref text:reference-format="text" text:ref-name="__RefHeading__32039_803968142">SetString</text:bookmark-ref>(s2, <text:span text:style-name="T44">"SomeLargerString"</text:span>) == <text:span text:style-name="T49"><text:reference-ref text:reference-format="text" text:ref-name="DS_SUCCESS">DS_SUCCESS</text:reference-ref></text:span> ) {</text:p>
      <text:p text:style-name="P10"><text:s text:c="10"/><text:span text:style-name="T54">// Assuming no host memory.</text:span></text:p>
      <text:p text:style-name="P10"><text:s text:c="10"/><text:span text:style-name="T14">if</text:span> ( dll_gen-&gt;<text:bookmark-ref text:reference-format="text" text:ref-name="__RefHeading__32041_803968142">CopyString</text:bookmark-ref>(s1, s2) == <text:span text:style-name="T49"><text:reference-ref text:reference-format="text" text:ref-name="DS_NO_MEM">DS_NO_MEM</text:reference-ref></text:span> ) {</text:p>
      <text:p text:style-name="P10"><text:s text:c="12"/><text:span text:style-name="T54">// The original value in s1 should not have changed.</text:span></text:p>
      <text:p text:style-name="P10"><text:s text:c="12"/>assert(strcmp(s1-&gt;str, <text:span text:style-name="T44">"SomeString"</text:span>) == 0);</text:p>
      <text:p text:style-name="P10"><text:s text:c="10"/>}</text:p>
      <text:p text:style-name="P10"><text:s text:c="8"/>}</text:p>
      <text:p text:style-name="P10"><text:s text:c="6"/>}</text:p>
      <text:p text:style-name="P10"><text:s text:c="4"/>}</text:p>
      <text:p text:style-name="code"><text:span text:style-name="T16"><text:s text:c="4"/></text:span><text:span text:style-name="T53">// Set the strings free.</text:span></text:p>
      <text:p text:style-name="P10"><text:s text:c="4"/>dll_gen-&gt;<text:bookmark-ref text:reference-format="text" text:ref-name="__RefHeading__32003_803968142">FreeString</text:bookmark-ref>(&amp;s2);</text:p>
      <text:p text:style-name="P10"><text:s text:c="4"/>dll_gen-&gt;<text:bookmark-ref text:reference-format="text" text:ref-name="__RefHeading__32003_803968142">FreeString</text:bookmark-ref>(&amp;s1);</text:p>
      <text:p text:style-name="P10"><text:s text:c="2"/>}</text:p>
      <text:h text:style-name="Heading_20_4" text:outline-level="4"><text:bookmark-start text:name="__RefHeading__32039_803968142"/>SetString<text:bookmark-end text:name="__RefHeading__32039_803968142"/></text:h>
      <text:p text:style-name="code">c/c++: <text:span text:style-name="T35">UINT</text:span> <text:bookmark-ref text:reference-format="text" text:ref-name="__RefHeading__32039_803968142">SetString</text:bookmark-ref>(<text:span text:style-name="T35">p</text:span><text:span text:style-name="T35"><text:bookmark-ref text:reference-format="text" text:ref-name="__RefHeading__32033_803968142">ELString</text:bookmark-ref></text:span> dest,</text:p>
      <text:p text:style-name="code"><text:span text:style-name="T7"><text:s text:c="22"/>const</text:span> <text:span text:style-name="T7">char</text:span> *value,</text:p>
      <text:p text:style-name="code"><text:span text:style-name="T35"><text:s text:c="22"/>UINT</text:span> value_length);</text:p>
      <text:p text:style-name="Text_20_body"><text:span text:style-name="T16"><text:tab/></text:span><text:span text:style-name="codetext">dest</text:span><text:span text:style-name="T16"> – The string being changed.</text:span></text:p>
      <text:p text:style-name="Text_20_body"><text:span text:style-name="T16"><text:tab/></text:span><text:span text:style-name="codetext">value</text:span><text:span text:style-name="T16"> – The value to store in </text:span><text:span text:style-name="codetext">dest</text:span><text:span text:style-name="T16">.</text:span></text:p>
      <text:p text:style-name="Text_20_body"><text:span text:style-name="T16"><text:tab/></text:span><text:span text:style-name="codetext">value_length</text:span><text:span text:style-name="T16"> – The length of </text:span><text:span text:style-name="codetext">value</text:span><text:span text:style-name="T16">.</text:span></text:p>
      <text:p text:style-name="Text_20_body"><text:span text:style-name="T16"><text:tab/>This function is used to change the value stored in the given string. <text:s/>This function is only required if the value being set would change the size (read: capacity) of the string. <text:s/>See </text:span><text:span text:style-name="T35"><text:bookmark-ref text:reference-format="text" text:ref-name="__RefHeading__32033_803968142">ELString</text:bookmark-ref></text:span><text:span text:style-name="T16"> for more information.</text:span></text:p>
      <text:p text:style-name="P16"><text:tab/>Notes:</text:p>
      <text:p text:style-name="Text_20_body"><text:span text:style-name="T16"><text:tab/><text:tab/>If </text:span><text:span text:style-name="codetext">value_length</text:span><text:span text:style-name="T16"> is </text:span><text:span text:style-name="codetext">(</text:span><text:span text:style-name="codetext"><text:span text:style-name="T35">UINT</text:span></text:span><text:span text:style-name="codetext">)-1</text:span><text:span text:style-name="T16">, then value will be copied up until a </text:span><text:span text:style-name="codetext"><text:span text:style-name="T49">NULL</text:span></text:span><text:span text:style-name="T16"> terminator is found.</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text:span text:style-name="codetext">dest</text:span> being <text:span text:style-name="codetext"><text:span text:style-name="T49">NULL</text:span></text:span>.</text:p>
      <text:p text:style-name="code"><text:soft-page-break/><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ext:span text:style-name="codetext">dest</text:span> needed to be resized to fit <text:span text:style-name="codetext">value</text:span> and the allocation failed. <text:s/>The contents of <text:span text:style-name="codetext">dest</text:span> is <text:tab/><text:tab/>not modified if this is returned.</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ny other unhandled/unknown error occurrs.</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ext:span text:style-name="codetext">value</text:span> points to the same memory location as <text:span text:style-name="codetext">dest-&gt;str</text:span> or if setting <text:span text:style-name="codetext">dest</text:span> to <text:s/><text:span text:style-name="codetext">value</text:span> was <text:tab/><text:tab/>successful.</text:p>
      <text:p text:style-name="P10"><text:s text:c="2"/>example: c++</text:p>
      <text:p text:style-name="P10"><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32033_803968142">ELString</text:bookmark-ref></text:span><text:span text:style-name="T16"> tmp = </text:span><text:span text:style-name="T17">NULL</text:span><text:span text:style-name="T16">;</text:span></text:p>
      <text:p text:style-name="code"><text:span text:style-name="T16"><text:s text:c="4"/></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17">NULL</text:span><text:span text:style-name="T16">, &amp;tmp) == </text:span><text:span text:style-name="T17"><text:reference-ref text:reference-format="text" text:ref-name="DS_SUCCESS">DS_SUCCESS</text:reference-ref></text:span><text:span text:style-name="T16"> ) {</text:span></text:p>
      <text:p text:style-name="code"><text:span text:style-name="T16"><text:s text:c="6"/>assert(dll_gen-&gt;</text:span><text:span text:style-name="T16"><text:bookmark-ref text:reference-format="text" text:ref-name="__RefHeading__32039_803968142">SetString</text:bookmark-ref></text:span><text:span text:style-name="T16">(</text:span><text:span text:style-name="T17">NULL</text:span><text:span text:style-name="T16">, </text:span><text:span text:style-name="T41">"s1"</text:span><text:span text:style-name="T16">, (</text:span><text:span text:style-name="T35">UINT</text:span><text:span text:style-name="T16">)-1) == </text:span><text:span text:style-name="T17"><text:reference-ref text:reference-format="text" text:ref-name="DS_INVALID_ARGUMENT">DS_INVALID_ARGUMENT</text:reference-ref></text:span><text:span text:style-name="T16">);</text:span></text:p>
      <text:p text:style-name="code"><text:span text:style-name="T16"><text:s text:c="6"/>assert(dll_gen-&gt;</text:span><text:span text:style-name="T16"><text:bookmark-ref text:reference-format="text" text:ref-name="__RefHeading__32039_803968142">SetString</text:bookmark-ref></text:span><text:span text:style-name="T16">(tmp, </text:span><text:span text:style-name="T17">NULL</text:span><text:span text:style-name="T16">, 0) == </text:span><text:span text:style-name="T17"><text:reference-ref text:reference-format="text" text:ref-name="DS_SUCCESS">DS_SUCCESS</text:reference-ref></text:span><text:span text:style-name="T16">);</text:span></text:p>
      <text:p text:style-name="P10"/>
      <text:p text:style-name="code"><text:span text:style-name="T16"><text:s text:c="6"/></text:span><text:span text:style-name="T12">if</text:span><text:span text:style-name="T16"> ( dll_gen-&gt;</text:span><text:span text:style-name="T16"><text:bookmark-ref text:reference-format="text" text:ref-name="__RefHeading__32039_803968142">SetString</text:bookmark-ref></text:span><text:span text:style-name="T16">(tmp, </text:span><text:span text:style-name="T41">"s1"</text:span><text:span text:style-name="T16">, (</text:span><text:span text:style-name="T35">UINT</text:span><text:span text:style-name="T16">)-1) == </text:span><text:span text:style-name="T17"><text:reference-ref text:reference-format="text" text:ref-name="DS_SUCCESS">DS_SUCCESS</text:reference-ref></text:span><text:span text:style-name="T16"> ) {</text:span></text:p>
      <text:p text:style-name="code"><text:span text:style-name="T16"><text:s text:c="8"/>assert(strcmp(tmp-&gt;str, </text:span><text:span text:style-name="T41">"s1"</text:span><text:span text:style-name="T16">) == 0);</text:span></text:p>
      <text:p text:style-name="P10"><text:s text:c="6"/>}</text:p>
      <text:p text:style-name="P10"/>
      <text:p text:style-name="code"><text:span text:style-name="T16"><text:s text:c="6"/></text:span><text:span text:style-name="T53">// Assuming the host has no more memory.</text:span></text:p>
      <text:p text:style-name="code"><text:span text:style-name="T16"><text:s text:c="6"/></text:span><text:span text:style-name="T12">if</text:span><text:span text:style-name="T16"> ( dll_gen-&gt;</text:span><text:span text:style-name="T16"><text:bookmark-ref text:reference-format="text" text:ref-name="__RefHeading__32039_803968142">SetString</text:bookmark-ref></text:span><text:span text:style-name="T16">(tmp, </text:span><text:span text:style-name="T41">"longstring"</text:span><text:span text:style-name="T16">, (</text:span><text:span text:style-name="T35">UINT</text:span><text:span text:style-name="T16">)-1) == </text:span><text:span text:style-name="T17"><text:reference-ref text:reference-format="text" text:ref-name="DS_NO_MEM">DS_NO_MEM</text:reference-ref></text:span><text:span text:style-name="T16"> ) {</text:span></text:p>
      <text:p text:style-name="code"><text:span text:style-name="T16"><text:s text:c="8"/></text:span><text:span text:style-name="T53">// The string should not have changed.</text:span></text:p>
      <text:p text:style-name="code"><text:span text:style-name="T16"><text:s text:c="8"/>assert(strcmp(tmp-&gt;str, </text:span><text:span text:style-name="T41">"s1"</text:span><text:span text:style-name="T16">) == 0);</text:span></text:p>
      <text:p text:style-name="P10"><text:s text:c="6"/>}</text:p>
      <text:p text:style-name="P10"><text:s text:c="4"/>}</text:p>
      <text:p text:style-name="P10"><text:s text:c="4"/>dll_gen-&gt;<text:bookmark-ref text:reference-format="text" text:ref-name="__RefHeading__32003_803968142">FreeString</text:bookmark-ref>(&amp;tmp);</text:p>
      <text:p text:style-name="P10"><text:s text:c="2"/>}</text:p>
      <text:h text:style-name="Heading_20_4" text:outline-level="4"><text:bookmark-start text:name="__RefHeading__32005_803968142"/>CompareString<text:bookmark-end text:name="__RefHeading__32005_803968142"/></text:h>
      <text:p text:style-name="code">c/c++: <text:span text:style-name="T7">int</text:span> <text:bookmark-ref text:reference-format="text" text:ref-name="__RefHeading__32005_803968142">CompareString</text:bookmark-ref>(<text:span text:style-name="T7">const</text:span> <text:span text:style-name="T35">p</text:span><text:span text:style-name="T35"><text:bookmark-ref text:reference-format="text" text:ref-name="__RefHeading__32033_803968142">ELString</text:bookmark-ref></text:span> str1,</text:p>
      <text:p text:style-name="code"><text:span text:style-name="T7"><text:s text:c="25"/>const</text:span> <text:span text:style-name="T35">p</text:span><text:span text:style-name="T35"><text:bookmark-ref text:reference-format="text" text:ref-name="__RefHeading__32033_803968142">ELString</text:bookmark-ref></text:span> str2);</text:p>
      <text:p text:style-name="Text_20_body"><text:span text:style-name="T16"><text:tab/></text:span><text:span text:style-name="codetext">str1</text:span><text:span text:style-name="T16"> – The string being compared.</text:span></text:p>
      <text:p text:style-name="Text_20_body"><text:span text:style-name="T16"><text:tab/></text:span><text:span text:style-name="codetext">str2</text:span><text:span text:style-name="T16"> – The string being compared against.</text:span></text:p>
      <text:p text:style-name="Text_20_body"><text:span text:style-name="T16"><text:tab/>This function acts much like the C library </text:span><text:span text:style-name="codetext">strcmp</text:span><text:span text:style-name="T16">, returning the values much the same way based off parameters. <text:s/>Passing a </text:span><text:span text:style-name="codetext"><text:span text:style-name="T49">NULL</text:span></text:span><text:span text:style-name="T16"> as any of the strings will force that string to be treated as empty for comparisons sake.</text:span></text:p>
      <text:p text:style-name="P16"><text:tab/>Returns:</text:p>
      <text:p text:style-name="P10"><text:tab/>1</text:p>
      <text:p text:style-name="Text_20_body"><text:span text:style-name="T16"><text:tab/><text:tab/>If </text:span><text:span text:style-name="codetext">str1</text:span><text:span text:style-name="T16"> is greater than </text:span><text:span text:style-name="codetext">str2</text:span><text:span text:style-name="T16">.</text:span></text:p>
      <text:p text:style-name="P10"><text:tab/>0 </text:p>
      <text:p text:style-name="Text_20_body"><text:span text:style-name="T16"><text:tab/><text:tab/>If </text:span><text:span text:style-name="codetext">str1</text:span><text:span text:style-name="T16"> is equal to </text:span><text:span text:style-name="codetext">str2</text:span><text:span text:style-name="T16">.</text:span></text:p>
      <text:p text:style-name="P10"><text:tab/>-1</text:p>
      <text:p text:style-name="Text_20_body"><text:span text:style-name="T16"><text:tab/><text:tab/>If </text:span><text:span text:style-name="codetext">str1</text:span><text:span text:style-name="T16"> is less than </text:span><text:span text:style-name="codetext">str2</text:span><text:span text:style-name="T16">. </text:span></text:p>
      <text:p text:style-name="P10"><text:s text:c="2"/>example: c++</text:p>
      <text:p text:style-name="P10"><text:soft-page-break/><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32033_803968142">ELString</text:bookmark-ref></text:span><text:span text:style-name="T16"> s1 = </text:span><text:span text:style-name="T17">NULL</text:span><text:span text:style-name="T16">;</text:span></text:p>
      <text:p text:style-name="code"><text:span text:style-name="T16"><text:s text:c="4"/></text:span><text:span text:style-name="T41">p</text:span><text:span text:style-name="T41"><text:bookmark-ref text:reference-format="text" text:ref-name="__RefHeading__32033_803968142">ELString</text:bookmark-ref></text:span><text:span text:style-name="T16"> s2 = </text:span><text:span text:style-name="T17">NULL</text:span><text:span text:style-name="T16">;</text:span></text:p>
      <text:p text:style-name="code"><text:span text:style-name="T16"><text:s text:c="4"/></text:span><text:span text:style-name="T41">p</text:span><text:span text:style-name="T41"><text:bookmark-ref text:reference-format="text" text:ref-name="__RefHeading__32033_803968142">ELString</text:bookmark-ref></text:span><text:span text:style-name="T16"> s3 = </text:span><text:span text:style-name="T17">NULL</text:span><text:span text:style-name="T16">;</text:span></text:p>
      <text:p text:style-name="code"><text:span text:style-name="T16"><text:s text:c="4"/></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41">"A"</text:span><text:span text:style-name="T16">, &amp;s1) == </text:span><text:span text:style-name="T17"><text:reference-ref text:reference-format="text" text:ref-name="DS_SUCCESS">DS_SUCCESS</text:reference-ref></text:span><text:span text:style-name="T16"> ) {</text:span></text:p>
      <text:p text:style-name="code"><text:span text:style-name="T16"><text:s text:c="6"/></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41">"B"</text:span><text:span text:style-name="T16">, &amp;s2) == </text:span><text:span text:style-name="T17"><text:reference-ref text:reference-format="text" text:ref-name="DS_SUCCESS">DS_SUCCESS</text:reference-ref></text:span><text:span text:style-name="T16"> ) {</text:span></text:p>
      <text:p text:style-name="code"><text:span text:style-name="T16"><text:s text:c="8"/></text:span><text:span text:style-name="T12">if</text:span><text:span text:style-name="T16"> ( dll_gen-&gt;</text:span><text:span text:style-name="T16"><text:bookmark-ref text:reference-format="text" text:ref-name="__RefHeading__32001_803968142">AllocateString</text:bookmark-ref></text:span><text:span text:style-name="T16">(</text:span><text:span text:style-name="T41">"A"</text:span><text:span text:style-name="T16">, &amp;s3) == </text:span><text:span text:style-name="T17"><text:reference-ref text:reference-format="text" text:ref-name="DS_SUCCESS">DS_SUCCESS</text:reference-ref></text:span><text:span text:style-name="T16"> ) {</text:span></text:p>
      <text:p text:style-name="P10"><text:s text:c="10"/>assert(dll_gen-&gt;<text:bookmark-ref text:reference-format="text" text:ref-name="__RefHeading__32005_803968142">CompareString</text:bookmark-ref>(s1, s2) == -1);</text:p>
      <text:p text:style-name="P10"><text:s text:c="10"/>assert(dll_gen-&gt;<text:bookmark-ref text:reference-format="text" text:ref-name="__RefHeading__32005_803968142">CompareString</text:bookmark-ref>(s2, s1) == 1);</text:p>
      <text:p text:style-name="P10"><text:s text:c="10"/>assert(dll_gen-&gt;<text:bookmark-ref text:reference-format="text" text:ref-name="__RefHeading__32005_803968142">CompareString</text:bookmark-ref>(s1, s3) == 0);</text:p>
      <text:p text:style-name="P10"><text:s text:c="10"/>assert(dll_gen-&gt;<text:bookmark-ref text:reference-format="text" text:ref-name="__RefHeading__32005_803968142">CompareString</text:bookmark-ref>(s1, <text:span text:style-name="T49">NULL</text:span>) == 1);</text:p>
      <text:p text:style-name="P10"><text:s text:c="10"/>assert(dll_gen-&gt;<text:bookmark-ref text:reference-format="text" text:ref-name="__RefHeading__32005_803968142">CompareString</text:bookmark-ref>(<text:span text:style-name="T49">NULL</text:span>, s1) == -1);</text:p>
      <text:p text:style-name="P10"><text:s text:c="10"/>assert(dll_gen-&gt;<text:bookmark-ref text:reference-format="text" text:ref-name="__RefHeading__32005_803968142">CompareString</text:bookmark-ref>(<text:span text:style-name="T49">NULL</text:span>, <text:span text:style-name="T49">NULL</text:span>) == 0);</text:p>
      <text:p text:style-name="P10"><text:s text:c="10"/>assert(dll_gen-&gt;<text:bookmark-ref text:reference-format="text" text:ref-name="__RefHeading__32005_803968142">CompareString</text:bookmark-ref>(s1, s1) == 0);</text:p>
      <text:p text:style-name="P10"><text:s text:c="8"/>}</text:p>
      <text:p text:style-name="P10"><text:s text:c="6"/>}</text:p>
      <text:p text:style-name="P10"><text:s text:c="4"/>}</text:p>
      <text:p text:style-name="P10"><text:s text:c="4"/>dll_gen-&gt;<text:bookmark-ref text:reference-format="text" text:ref-name="__RefHeading__32003_803968142">FreeString</text:bookmark-ref>(&amp;s3);</text:p>
      <text:p text:style-name="P10"><text:s text:c="4"/>dll_gen-&gt;<text:bookmark-ref text:reference-format="text" text:ref-name="__RefHeading__32003_803968142">FreeString</text:bookmark-ref>(&amp;s2);</text:p>
      <text:p text:style-name="P10"><text:s text:c="4"/>dll_gen-&gt;<text:bookmark-ref text:reference-format="text" text:ref-name="__RefHeading__32003_803968142">FreeString</text:bookmark-ref>(&amp;s1);</text:p>
      <text:p text:style-name="P10"><text:s text:c="2"/>}</text:p>
      <text:h text:style-name="Heading_20_4" text:outline-level="4"><text:bookmark-start text:name="__RefHeading__32003_803968142"/>FreeString<text:bookmark-end text:name="__RefHeading__32003_803968142"/></text:h>
      <text:p text:style-name="code">c/c++: <text:span text:style-name="T7">void</text:span> <text:bookmark-ref text:reference-format="text" text:ref-name="__RefHeading__32003_803968142">FreeString</text:bookmark-ref>(<text:span text:style-name="T35">p</text:span><text:span text:style-name="T35"><text:bookmark-ref text:reference-format="text" text:ref-name="__RefHeading__32033_803968142">ELString</text:bookmark-ref></text:span> *string);</text:p>
      <text:p text:style-name="Text_20_body"><text:span text:style-name="T16"><text:tab/></text:span><text:span text:style-name="codetext">string</text:span><text:span text:style-name="T16"> – A string previously allocated with </text:span><text:span text:style-name="codetext"><text:bookmark-ref text:reference-format="text" text:ref-name="__RefHeading__32001_803968142">AllocateString</text:bookmark-ref></text:span><text:span text:style-name="T16"> – May be </text:span><text:span text:style-name="codetext"><text:span text:style-name="T49">NULL</text:span></text:span><text:span text:style-name="T16">.</text:span></text:p>
      <text:p text:style-name="Text_20_body"><text:span text:style-name="T16"><text:tab/>This is a companion function for </text:span><text:span text:style-name="codetext"><text:bookmark-ref text:reference-format="text" text:ref-name="__RefHeading__32001_803968142">AllocateString</text:bookmark-ref></text:span><text:span text:style-name="T16">. <text:s/>After completion with a previously valid string, </text:span><text:span text:style-name="codetext">string</text:span><text:span text:style-name="T16"> shall be set to </text:span><text:span text:style-name="codetext"><text:span text:style-name="T49">NULL</text:span></text:span><text:span text:style-name="T16">.</text:span></text:p>
      <text:p text:style-name="P10"><text:s text:c="2"/>example: c++</text:p>
      <text:p text:style-name="P10"><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32033_803968142">ELString</text:bookmark-ref></text:span><text:span text:style-name="T16"> tmp = </text:span><text:span text:style-name="T17">NULL</text:span><text:span text:style-name="T16">;</text:span></text:p>
      <text:p text:style-name="code"><text:span text:style-name="T16"><text:s text:c="4"/>if ( dll_gen-&gt;</text:span><text:span text:style-name="T16"><text:bookmark-ref text:reference-format="text" text:ref-name="__RefHeading__32001_803968142">AllocateString</text:bookmark-ref></text:span><text:span text:style-name="T16">(</text:span><text:span text:style-name="T41">"Hello World!"</text:span><text:span text:style-name="T16">, &amp;tmp) == </text:span><text:span text:style-name="T17"><text:reference-ref text:reference-format="text" text:ref-name="DS_SUCCESS">DS_SUCCESS</text:reference-ref></text:span><text:span text:style-name="T16"> ) {</text:span></text:p>
      <text:p text:style-name="P10"><text:s text:c="6"/>dll_gen-&gt;<text:bookmark-ref text:reference-format="text" text:ref-name="__RefHeading__32003_803968142">FreeString</text:bookmark-ref>(&amp;tmp);</text:p>
      <text:p text:style-name="code"><text:span text:style-name="T16"><text:s text:c="6"/>assert(tmp == </text:span><text:span text:style-name="T17">NULL</text:span><text:span text:style-name="T16">);</text:span></text:p>
      <text:p text:style-name="P10"><text:s text:c="4"/>}</text:p>
      <text:p text:style-name="P10"/>
      <text:p text:style-name="code"><text:span text:style-name="T16"><text:s text:c="4"/></text:span><text:span text:style-name="T53">// These are also safe.</text:span></text:p>
      <text:p text:style-name="code"><text:span text:style-name="T16"><text:s text:c="4"/>dll_gen-&gt;</text:span><text:span text:style-name="T16"><text:bookmark-ref text:reference-format="text" text:ref-name="__RefHeading__32003_803968142">FreeString</text:bookmark-ref></text:span><text:span text:style-name="T16">(</text:span><text:span text:style-name="T17">NULL</text:span><text:span text:style-name="T16">);</text:span></text:p>
      <text:p text:style-name="P10"><text:s text:c="4"/>dll_gen-&gt;<text:bookmark-ref text:reference-format="text" text:ref-name="__RefHeading__32003_803968142">FreeString</text:bookmark-ref>(&amp;tmp);</text:p>
      <text:p text:style-name="P10"><text:s text:c="2"/>}</text:p>
      <text:h text:style-name="Heading_20_4" text:outline-level="4"><text:bookmark-start text:name="__RefHeading__32047_803968142"/>AllocateStringArray<text:bookmark-end text:name="__RefHeading__32047_803968142"/></text:h>
      <text:p text:style-name="code">c/c++: <text:span text:style-name="T35">UINT</text:span> <text:bookmark-ref text:reference-format="text" text:ref-name="__RefHeading__32047_803968142">AllocateStringArray</text:bookmark-ref>(<text:span text:style-name="T35">UINT</text:span> count,</text:p>
      <text:p text:style-name="code"><text:s text:c="32"/><text:span text:style-name="T41">BOOL</text:span> own,</text:p>
      <text:p text:style-name="code"><text:s text:c="32"/><text:span text:style-name="T35">p</text:span><text:span text:style-name="T35"><text:bookmark-ref text:reference-format="text" text:ref-name="__RefHeading__32035_803968142">ELStringArray</text:bookmark-ref></text:span> *out_array);</text:p>
      <text:p text:style-name="Text_20_body"><text:tab/><text:span text:style-name="codetext">count</text:span> – The number of pointers to <text:span text:style-name="codetext"><text:span text:style-name="T41"><text:bookmark-ref text:reference-format="text" text:ref-name="__RefHeading__32033_803968142">ELString</text:bookmark-ref></text:span></text:span> that are to exist.</text:p>
      <text:p text:style-name="Text_20_body"><text:tab/><text:span text:style-name="codetext">own</text:span> – Determines if the array will own the <text:span text:style-name="codetext"><text:span text:style-name="T41"><text:bookmark-ref text:reference-format="text" text:ref-name="__RefHeading__32033_803968142">ELString</text:bookmark-ref></text:span></text:span> held within.</text:p>
      <text:p text:style-name="Text_20_body"><text:tab/><text:span text:style-name="codetext">out_array</text:span> – The memory location to store the resultant array.</text:p>
      <text:p text:style-name="Text_20_body"><text:soft-page-break/><text:tab/>This method allows to pass around <text:span text:style-name="codetext"><text:span text:style-name="T41"><text:bookmark-ref text:reference-format="text" text:ref-name="__RefHeading__32033_803968142">ELString</text:bookmark-ref></text:span></text:span> as a group when needed. <text:s/>The allocated array will only hold pointers to <text:span text:style-name="codetext"><text:span text:style-name="T41"><text:bookmark-ref text:reference-format="text" text:ref-name="__RefHeading__32033_803968142">ELString</text:bookmark-ref></text:span></text:span>, however if ownership is set to <text:span text:style-name="codetext"><text:span text:style-name="T49">TRUE</text:span></text:span> when a new string is needed in the array the memory for <text:span text:style-name="codetext"><text:span text:style-name="T41"><text:bookmark-ref text:reference-format="text" text:ref-name="__RefHeading__32033_803968142">ELString</text:bookmark-ref></text:span></text:span> will be allocated. <text:s text:c="2"/>Setting ownership to <text:span text:style-name="codetext"><text:span text:style-name="T49">FALSE</text:span></text:span> is a good way to remove channels from an <text:span text:style-name="codetext"><text:span text:style-name="T35"><text:bookmark-ref text:reference-format="text" text:ref-name="__RefHeading__36879_803968142">ELChannelGroup</text:bookmark-ref></text:span></text:span> when using <text:span text:style-name="codetext"><text:bookmark-ref text:reference-format="text" text:ref-name="__RefHeading__96232_803968142">SetChannelsEx</text:bookmark-ref></text:span>. <text:s/>This works because the channels are already allocated and exist.</text:p>
      <text:p text:style-name="Text_20_body"><text:tab/>After the call, if successful, the array will have a capacity of count but will be empty.</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out_array</text:span> is <text:span text:style-name="codetext"><text:span text:style-name="T49">NULL</text:span></text:span> or if <text:span text:style-name="codetext">out_array</text:span> ownership does not match <text:span text:style-name="codetext">own</text:span>.</text:p>
      <text:p text:style-name="code"><text:tab/><text:span text:style-name="T49"><text:reference-ref text:reference-format="text" text:ref-name="DS_NO_MEM">DS_NO_MEM</text:reference-ref></text:span></text:p>
      <text:p text:style-name="Text_20_body"><text:tab/><text:tab/>If allocation failed due to low memory.</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If the array was allocated successfully to hold at most count <text:span text:style-name="codetext"><text:span text:style-name="T41"><text:bookmark-ref text:reference-format="text" text:ref-name="__RefHeading__32033_803968142">ELString</text:bookmark-ref></text:span></text:span> pointers.</text:p>
      <text:p text:style-name="P10"><text:s text:c="2"/>example: c++</text:p>
      <text:p text:style-name="P10"><text:s text:c="2"/><text:span text:style-name="T10">extern</text:span> <text:span text:style-name="T10">const</text:span> <text:span text:style-name="T38">p</text:span><text:span text:style-name="T38"><text:bookmark-ref text:reference-format="text" text:ref-name="__RefHeading__32037_803968142">ELGenericFunctionTable</text:bookmark-ref></text:span> dll_ge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35">p</text:span><text:span text:style-name="T35"><text:bookmark-ref text:reference-format="text" text:ref-name="__RefHeading__32035_803968142">ELStringArray</text:bookmark-ref></text:span><text:span text:style-name="T16"> arr = </text:span><text:span text:style-name="T17">NULL</text:span><text:span text:style-name="T16">;</text:span></text:p>
      <text:p text:style-name="code"><text:span text:style-name="T16"><text:s text:c="4"/></text:span><text:span text:style-name="T35">UINT</text:span><text:span text:style-name="T16"> count = mygroup-&gt;</text:span><text:span text:style-name="T16"><text:bookmark-ref text:reference-format="text" text:ref-name="__RefHeading__37561_803968142">ChannelCount</text:bookmark-ref></text:span><text:span text:style-name="T16">();</text:span></text:p>
      <text:p text:style-name="code"><text:span text:style-name="T16"><text:s text:c="4"/></text:span><text:span text:style-name="T7">if</text:span><text:span text:style-name="T16"> ( dll_gen-&gt;</text:span><text:span text:style-name="T16"><text:bookmark-ref text:reference-format="text" text:ref-name="__RefHeading__32047_803968142">AllocateStringArray</text:bookmark-ref></text:span><text:span text:style-name="T16">(count, </text:span><text:span text:style-name="T17">FALSE</text:span><text:span text:style-name="T16">, &amp;arr) == </text:span><text:span text:style-name="T17">DS_SUCCESS</text:span><text:span text:style-name="T16"> ) {</text:span></text:p>
      <text:p text:style-name="P10"><text:s text:c="6"/>assert(arr-&gt;capacity == count);</text:p>
      <text:p text:style-name="code"><text:span text:style-name="T16"><text:s text:c="6"/>assert(arr-&gt;owns_elements == </text:span><text:span text:style-name="T17">FALSE</text:span><text:span text:style-name="T16">);</text:span></text:p>
      <text:p text:style-name="P10"><text:s text:c="6"/>assert(arr-&gt;count == 0);</text:p>
      <text:p text:style-name="code"><text:span text:style-name="T16"><text:s text:c="6"/></text:span><text:span text:style-name="T53">// Remove every other channel.</text:span></text:p>
      <text:p text:style-name="code"><text:span text:style-name="T16"><text:s text:c="6"/></text:span><text:span text:style-name="T7">for</text:span><text:span text:style-name="T16"> (</text:span><text:span text:style-name="T35">UINT</text:span><text:span text:style-name="T16"> i = 0; i &lt; count; i += 2, arr-&gt;count++) {</text:span></text:p>
      <text:p text:style-name="code"><text:span text:style-name="T16"><text:s text:c="8"/>arr-&gt;elements[arr-&gt;count] = &amp;mygroup-&gt;</text:span><text:span text:style-name="T16"><text:bookmark-ref text:reference-format="text" text:ref-name="__RefHeading__37563_803968142">Channel</text:bookmark-ref></text:span><text:span text:style-name="T16">(i)-&gt;primary.name;</text:span></text:p>
      <text:p text:style-name="P10"><text:s text:c="6"/>}</text:p>
      <text:p text:style-name="code"><text:span text:style-name="T16"><text:s text:c="6"/>dll_host-&gt;</text:span><text:span text:style-name="T16"><text:bookmark-ref text:reference-format="text" text:ref-name="__RefHeading__96232_803968142">SetChannelsEx</text:bookmark-ref></text:span><text:span text:style-name="T16">(mygroup, arr);</text:span></text:p>
      <text:p text:style-name="P10"><text:s text:c="4"/>}</text:p>
      <text:p text:style-name="code"><text:span text:style-name="T16"><text:s text:c="4"/>dll_gen-&gt;</text:span><text:span text:style-name="T16"><text:bookmark-ref text:reference-format="text" text:ref-name="__RefHeading__32051_803968142">FreeStringArray</text:bookmark-ref></text:span><text:span text:style-name="T16">(&amp;arr);</text:span></text:p>
      <text:p text:style-name="P10"><text:s text:c="2"/>}</text:p>
      <text:p text:style-name="Text_20_body"><text:s text:c="2"/></text:p>
      <text:h text:style-name="Heading_20_4" text:outline-level="4"><text:bookmark-start text:name="__RefHeading__32049_803968142"/>ResizeStringArray<text:bookmark-end text:name="__RefHeading__32049_803968142"/></text:h>
      <text:p text:style-name="code">c/c++: <text:span text:style-name="T35">UINT</text:span> <text:bookmark-ref text:reference-format="text" text:ref-name="__RefHeading__32049_803968142">ResizeStringArray</text:bookmark-ref>(<text:span text:style-name="T35">UINT</text:span> count,</text:p>
      <text:p text:style-name="code"><text:span text:style-name="T35"><text:s text:c="30"/>p</text:span><text:span text:style-name="T35"><text:bookmark-ref text:reference-format="text" text:ref-name="__RefHeading__32035_803968142">ELStringArray</text:bookmark-ref></text:span> *string_array);</text:p>
      <text:h text:style-name="Heading_20_4" text:outline-level="4"><text:bookmark-start text:name="__RefHeading__32051_803968142"/>FreeStringArray<text:bookmark-end text:name="__RefHeading__32051_803968142"/></text:h>
      <text:p text:style-name="code">c/c++: <text:span text:style-name="T7">void</text:span> <text:bookmark-ref text:reference-format="text" text:ref-name="__RefHeading__32051_803968142">FreeStringArray</text:bookmark-ref>(<text:span text:style-name="T35">p</text:span><text:span text:style-name="T35"><text:bookmark-ref text:reference-format="text" text:ref-name="__RefHeading__32035_803968142">ELStringArray</text:bookmark-ref></text:span> *string_array);</text:p>
      <text:h text:style-name="Heading_20_4" text:outline-level="4"><text:bookmark-start text:name="__RefHeading__32053_803968142"/>AllocateCellInfo<text:bookmark-end text:name="__RefHeading__32053_803968142"/></text:h>
      <text:p text:style-name="code">c/c++: <text:span text:style-name="T35">UINT</text:span> <text:bookmark-ref text:reference-format="text" text:ref-name="__RefHeading__32053_803968142">AllocateCellInfo</text:bookmark-ref>(<text:span text:style-name="T35">UINT</text:span> cell_count,</text:p>
      <text:p text:style-name="code"><text:span text:style-name="T35"><text:s text:c="29"/>p</text:span><text:span text:style-name="T35"><text:bookmark-ref text:reference-format="text" text:ref-name="__RefHeading__32083_803968142">ELCellInfo</text:bookmark-ref></text:span> *cells);</text:p>
      <text:h text:style-name="Heading_20_4" text:outline-level="4"><text:bookmark-start text:name="__RefHeading__32055_803968142"/><text:soft-page-break/>CopyCellInfo<text:bookmark-end text:name="__RefHeading__32055_803968142"/></text:h>
      <text:p text:style-name="code">c/c++: <text:span text:style-name="T35">UINT</text:span> <text:bookmark-ref text:reference-format="text" text:ref-name="__RefHeading__32055_803968142">CopyCellInfo</text:bookmark-ref>(<text:span text:style-name="T35">p</text:span><text:span text:style-name="T35"><text:bookmark-ref text:reference-format="text" text:ref-name="__RefHeading__32083_803968142">ELCellInfo</text:bookmark-ref></text:span> dest,</text:p>
      <text:p text:style-name="code"><text:span text:style-name="T7"><text:s text:c="25"/>const</text:span> <text:span text:style-name="T35">p</text:span><text:span text:style-name="T35"><text:bookmark-ref text:reference-format="text" text:ref-name="__RefHeading__32083_803968142">ELCellInfo</text:bookmark-ref></text:span> src);</text:p>
      <text:h text:style-name="Heading_20_4" text:outline-level="4"><text:bookmark-start text:name="__RefHeading__32043_803968142"/>SetCellInfo<text:bookmark-end text:name="__RefHeading__32043_803968142"/></text:h>
      <text:p text:style-name="code">c/c++: <text:span text:style-name="T35">UINT</text:span> <text:bookmark-ref text:reference-format="text" text:ref-name="__RefHeading__32043_803968142">SetCellInfo</text:bookmark-ref>(<text:span text:style-name="T35">p</text:span><text:span text:style-name="T35"><text:bookmark-ref text:reference-format="text" text:ref-name="__RefHeading__32083_803968142">ELCellInfo</text:bookmark-ref></text:span> cells,</text:p>
      <text:p text:style-name="code"><text:span text:style-name="T7"><text:s text:c="24"/>const</text:span> <text:span text:style-name="T12">float</text:span> *float_array,</text:p>
      <text:p text:style-name="code"><text:span text:style-name="T35"><text:s text:c="24"/>UINT</text:span> array_length);</text:p>
      <text:h text:style-name="Heading_20_4" text:outline-level="4"><text:bookmark-start text:name="__RefHeading__32057_803968142"/>FreeCellInfo<text:bookmark-end text:name="__RefHeading__32057_803968142"/></text:h>
      <text:p text:style-name="code">c/c++: <text:span text:style-name="T7">void</text:span> <text:bookmark-ref text:reference-format="text" text:ref-name="__RefHeading__32057_803968142">FreeCellInfo</text:bookmark-ref>(<text:span text:style-name="T35">p</text:span><text:span text:style-name="T35"><text:bookmark-ref text:reference-format="text" text:ref-name="__RefHeading__32083_803968142">ELCellInfo</text:bookmark-ref></text:span> *cells);</text:p>
      <text:h text:style-name="Heading_20_4" text:outline-level="4"><text:bookmark-start text:name="__RefHeading__32059_803968142"/>Print<text:bookmark-end text:name="__RefHeading__32059_803968142"/></text:h>
      <text:p text:style-name="code">c/c++: <text:span text:style-name="T35">UINT</text:span> <text:bookmark-ref text:reference-format="text" text:ref-name="__RefHeading__32059_803968142">Print</text:bookmark-ref>(<text:span text:style-name="T35">p</text:span><text:span text:style-name="T35"><text:bookmark-ref text:reference-format="text" text:ref-name="__RefHeading__32081_803968142">ELNumberFormat</text:bookmark-ref></text:span> format,</text:p>
      <text:p text:style-name="code"><text:span text:style-name="T12"><text:s text:c="18"/>float</text:span> value,</text:p>
      <text:p text:style-name="code"><text:span text:style-name="T35"><text:s text:c="18"/>p</text:span><text:span text:style-name="T35"><text:bookmark-ref text:reference-format="text" text:ref-name="__RefHeading__32033_803968142">ELString</text:bookmark-ref></text:span> *out_string);</text:p>
      <text:p text:style-name="Text_20_body"><text:span text:style-name="T16"><text:tab/></text:span><text:span text:style-name="codetext">format</text:span><text:span text:style-name="T16"> – Pointer to the number formatting information to use.</text:span></text:p>
      <text:p text:style-name="Text_20_body"><text:span text:style-name="T16"><text:tab/></text:span><text:span text:style-name="codetext">value</text:span><text:span text:style-name="T16"> – The real that is to be converted to text.</text:span></text:p>
      <text:p text:style-name="Text_20_body"><text:span text:style-name="T16"><text:tab/></text:span><text:span text:style-name="codetext">out_tring</text:span><text:span text:style-name="T16"> – Pointer to the string that is to hold the text.</text:span></text:p>
      <text:p text:style-name="Text_20_body"><text:span text:style-name="T16"><text:tab/>This function exists for the sole purpose of allowing all text to be uniform in look. <text:s/>This function along with </text:span><text:span text:style-name="codetext">Scan</text:span><text:span text:style-name="T16"> can be used to read in text and output text in a uniform style. <text:s/>The parameter </text:span><text:span text:style-name="codetext">string</text:span><text:span text:style-name="T16"> shall be allocated to point to a new </text:span><text:span text:style-name="codetext"><text:span text:style-name="T41"><text:bookmark-ref text:reference-format="text" text:ref-name="__RefHeading__32033_803968142">ELString</text:bookmark-ref></text:span></text:span><text:span text:style-name="T16"> if the base pointer has not already been allocated.</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text:span text:style-name="codetext">format</text:span> being <text:span text:style-name="codetext"><text:span text:style-name="T49">NULL</text:span></text:span> or <text:span text:style-name="codetext">string</text:span> being <text:span text:style-name="codetext"><text:span text:style-name="T49">NULL</text:span></text:span>.</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ext:span text:style-name="codetext">string</text:span> passed in needed an allocation or resize and failed due to low memory.</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ny unhandled/unknown error occurred. <text:s/>This is a rare but possible return.</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he string representation of <text:span text:style-name="codetext">value</text:span> was generated and stored in <text:span text:style-name="codetext">string</text:span>.</text:p>
      <text:p text:style-name="P10"><text:s text:c="2"/>example: c++</text:p>
      <text:p text:style-name="code"><text:span text:style-name="T16"><text:s text:c="2"/></text:span><text:span text:style-name="T7">extern</text:span><text:span text:style-name="T16"> </text:span><text:span text:style-name="T7">const</text:span><text:span text:style-name="T16"> </text:span><text:span text:style-name="T35">p</text:span><text:span text:style-name="T35"><text:bookmark-ref text:reference-format="text" text:ref-name="__RefHeading__32037_803968142">ELGenericFunctionTable</text:bookmark-ref></text:span><text:span text:style-name="T16"> dll_gen;</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32033_803968142">ELString</text:bookmark-ref></text:span><text:span text:style-name="T16"> tmp = </text:span><text:span text:style-name="T17">NULL</text:span><text:span text:style-name="T16">;</text:span></text:p>
      <text:p text:style-name="code"><text:span text:style-name="T16"><text:s text:c="4"/></text:span><text:span text:style-name="T12">float</text:span><text:span text:style-name="T16"> val = 0.0f;</text:span></text:p>
      <text:p text:style-name="code"><text:span text:style-name="T16"><text:s text:c="4"/>assert(dll_gen-&gt;</text:span><text:span text:style-name="T16"><text:bookmark-ref text:reference-format="text" text:ref-name="__RefHeading__32059_803968142">Print</text:bookmark-ref></text:span><text:span text:style-name="T16">(</text:span><text:span text:style-name="T17">NULL</text:span><text:span text:style-name="T16">, val, &amp;tmp) == </text:span><text:span text:style-name="T17"><text:reference-ref text:reference-format="text" text:ref-name="DS_INVALID_ARGUMENT">DS_INVALID_ARGUMENT</text:reference-ref></text:span><text:span text:style-name="T16">);</text:span></text:p>
      <text:p text:style-name="code"><text:span text:style-name="T16"><text:s text:c="4"/>assert(dll_gen-&gt;</text:span><text:span text:style-name="T16"><text:bookmark-ref text:reference-format="text" text:ref-name="__RefHeading__32059_803968142">Print</text:bookmark-ref></text:span><text:span text:style-name="T16">(&amp;myformatting, val,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text:span><text:span text:style-name="T12">if</text:span><text:span text:style-name="T16"> ( dll_gen-&gt;</text:span><text:span text:style-name="T16"><text:bookmark-ref text:reference-format="text" text:ref-name="__RefHeading__32059_803968142">Print</text:bookmark-ref></text:span><text:span text:style-name="T16">(&amp;myformatting, val, &amp;tmp) == </text:span><text:span text:style-name="T17"><text:reference-ref text:reference-format="text" text:ref-name="DS_SUCCESS">DS_SUCCESS</text:reference-ref></text:span><text:span text:style-name="T16"> ) {</text:span></text:p>
      <text:p text:style-name="P10"><text:s text:c="6"/>std::cout &lt;&lt; tmp-&gt;str &lt;&lt; std::endl;</text:p>
      <text:p text:style-name="code"><text:span text:style-name="T16"><text:s text:c="6"/></text:span><text:span text:style-name="T12">while</text:span><text:span text:style-name="T16"> ( val &lt; 10.0f ) {</text:span></text:p>
      <text:p text:style-name="P10"><text:s text:c="8"/>val += 1.0f;</text:p>
      <text:p text:style-name="code"><text:span text:style-name="T16"><text:s text:c="8"/></text:span><text:span text:style-name="T53">// Notice, we can trust the return value because tmp was</text:span></text:p>
      <text:p text:style-name="code"><text:span text:style-name="T16"><text:s text:c="8"/></text:span><text:span text:style-name="T53">// allocated in the condition if above.</text:span></text:p>
      <text:p text:style-name="P10"><text:s text:c="8"/>assert(dll_gen-&gt;<text:bookmark-ref text:reference-format="text" text:ref-name="__RefHeading__32059_803968142">Print</text:bookmark-ref>(&amp;myformatting, val, &amp;tmp) == <text:span text:style-name="T49"><text:reference-ref text:reference-format="text" text:ref-name="DS_SUCCESS">DS_SUCCESS</text:reference-ref></text:span>);</text:p>
      <text:p text:style-name="P10"><text:soft-page-break/><text:s text:c="8"/>std::cout &lt;&lt; tmp-&gt;str &lt;&lt; std::endl;</text:p>
      <text:p text:style-name="P10"><text:s text:c="6"/>}</text:p>
      <text:p text:style-name="P10"><text:s text:c="4"/>}</text:p>
      <text:p text:style-name="code"><text:span text:style-name="T16"><text:s text:c="4"/></text:span><text:span text:style-name="T53">// Done with tmp, set it free. Freeing a NULL ELString is allowed and safe.</text:span></text:p>
      <text:p text:style-name="P10"><text:s text:c="4"/>dll_gen-&gt;<text:bookmark-ref text:reference-format="text" text:ref-name="__RefHeading__32003_803968142">FreeString</text:bookmark-ref>(&amp;tmp);</text:p>
      <text:p text:style-name="P10"><text:s text:c="4"/>assert(tmp == <text:span text:style-name="T49">NULL</text:span>);</text:p>
      <text:p text:style-name="P10"><text:s text:c="4"/><text:span text:style-name="T54">// Assuming the host ran out of memroy.</text:span></text:p>
      <text:p text:style-name="P10"><text:s text:c="4"/>assert(dll_gen-&gt;Print(&amp;myformatting, val, &amp;tmp) == <text:span text:style-name="T49"><text:reference-ref text:reference-format="text" text:ref-name="DS_NO_MEM">DS_NO_MEM</text:reference-ref></text:span>);<text:line-break/> <text:s/>}</text:p>
      <text:h text:style-name="Heading_20_4" text:outline-level="4"><text:bookmark-start text:name="__RefHeading__32061_803968142"/>Scan<text:bookmark-end text:name="__RefHeading__32061_803968142"/></text:h>
      <text:p text:style-name="code">c/c++: <text:span text:style-name="T35">UINT</text:span> <text:bookmark-ref text:reference-format="text" text:ref-name="__RefHeading__32061_803968142">Scan</text:bookmark-ref>(<text:span text:style-name="T7">const</text:span> <text:span text:style-name="T7">char</text:span> *string,</text:p>
      <text:p text:style-name="code"><text:span text:style-name="T12"><text:s text:c="17"/>float</text:span> *out_value);</text:p>
      <text:p text:style-name="Text_20_body"><text:span text:style-name="T16"><text:tab/></text:span><text:span text:style-name="codetext">string</text:span><text:span text:style-name="T16"> – The string being converted to a real.</text:span></text:p>
      <text:p text:style-name="Text_20_body"><text:span text:style-name="T16"><text:tab/></text:span><text:span text:style-name="codetext">out_value</text:span><text:span text:style-name="T16"> – The float that will hold the result of the string to real conversion.</text:span></text:p>
      <text:p text:style-name="Text_20_body"><text:span text:style-name="T16"><text:tab/>This will convert the given string to a float. <text:s/>This handles all the cases (strings) that are returned by the </text:span><text:span text:style-name="codetext"><text:bookmark-ref text:reference-format="text" text:ref-name="__RefHeading__32059_803968142">Print</text:bookmark-ref></text:span><text:span text:style-name="T16"> function. <text:s/>The strings </text:span><text:span text:style-name="T35">"+infinity"</text:span><text:span text:style-name="T16">, </text:span><text:span text:style-name="T35">"-infinity"</text:span><text:span text:style-name="T16"> and </text:span><text:span text:style-name="T35">"NAN"</text:span><text:span text:style-name="T41"> </text:span><text:span text:style-name="T16">result in the float representation of those values.</text:span></text:p>
      <text:p text:style-name="P16"><text:tab/>Note:</text:p>
      <text:p text:style-name="Text_20_body"><text:span text:style-name="T16"><text:tab/><text:tab/>A value of 0.0f will be returned if </text:span><text:span text:style-name="codetext">string</text:span><text:span text:style-name="T16"> is empty.</text:span></text:p>
      <text:p text:style-name="P16"><text:tab/><text:tab/>The float value returned may not be precise due to rounding errors and other limitations <text:tab/><text:tab/><text:tab/>of a 32bit floating point value.</text:p>
      <text:p text:style-name="P16"><text:tab/>Returns:</text:p>
      <text:p text:style-name="code"><text:tab/><text:span text:style-name="T49"><text:reference-ref text:reference-format="text" text:ref-name="DS_INVALID_ARGUMENT">DS_INVALID_ARGUMENT</text:reference-ref></text:span></text:p>
      <text:p text:style-name="P16"><text:tab/><text:tab/>If string is <text:span text:style-name="codetext"><text:span text:style-name="T49">NULL</text:span></text:span> or out_value is <text:span text:style-name="codetext"><text:span text:style-name="T49">NULL</text:span></text:span>.</text:p>
      <text:p text:style-name="code"><text:tab/><text:span text:style-name="T49"><text:reference-ref text:reference-format="text" text:ref-name="DS_SUCCESS">DS_SUCCESS</text:reference-ref></text:span></text:p>
      <text:p text:style-name="P16"><text:tab/><text:tab/>If the string was converted to a real.</text:p>
      <text:p text:style-name="code"><text:span text:style-name="codetext"><text:s text:c="2"/>example: c++</text:span></text:p>
      <text:p text:style-name="code"><text:span text:style-name="T16"><text:s text:c="2"/></text:span><text:span text:style-name="T7">extern</text:span><text:span text:style-name="T16"> </text:span><text:span text:style-name="T7">const</text:span><text:span text:style-name="T16"> </text:span><text:span text:style-name="T35">p</text:span><text:span text:style-name="T35"><text:bookmark-ref text:reference-format="text" text:ref-name="__RefHeading__32037_803968142">ELGenericFunctionTable</text:bookmark-ref></text:span><text:span text:style-name="T16"> dll_gen;</text:span></text:p>
      <text:p text:style-name="code"><text:span text:style-name="codetext"><text:s text:c="2"/></text:span><text:span text:style-name="codetext"><text:span text:style-name="T12">void</text:span></text:span><text:span text:style-name="codetext"> foo(</text:span><text:span text:style-name="codetext"><text:span text:style-name="T12">void</text:span></text:span><text:span text:style-name="codetext">) {</text:span></text:p>
      <text:p text:style-name="code"><text:span text:style-name="codetext"><text:s text:c="4"/></text:span><text:span text:style-name="codetext"><text:span text:style-name="T41">p</text:span></text:span><text:span text:style-name="codetext"><text:span text:style-name="T41"><text:bookmark-ref text:reference-format="text" text:ref-name="__RefHeading__32033_803968142">ELString</text:bookmark-ref></text:span></text:span><text:span text:style-name="codetext"> tmp = </text:span><text:span text:style-name="codetext"><text:span text:style-name="T49">NULL</text:span></text:span><text:span text:style-name="codetext">;</text:span></text:p>
      <text:p text:style-name="code"><text:span text:style-name="codetext"><text:s text:c="4"/></text:span><text:span text:style-name="codetext"><text:span text:style-name="T12">float</text:span></text:span><text:span text:style-name="codetext"> value = 0.0f;</text:span></text:p>
      <text:p text:style-name="code"><text:span text:style-name="codetext"><text:s text:c="4"/>if ( dll_gen-&gt;</text:span><text:span text:style-name="codetext"><text:bookmark-ref text:reference-format="text" text:ref-name="__RefHeading__32059_803968142">Print</text:bookmark-ref></text:span><text:span text:style-name="codetext">(&amp;myformatting, 1.0f, &amp;tmp) == </text:span><text:span text:style-name="codetext"><text:span text:style-name="T49"><text:reference-ref text:reference-format="text" text:ref-name="DS_SUCCESS">DS_SUCCESS</text:reference-ref></text:span></text:span><text:span text:style-name="codetext"> ) {</text:span></text:p>
      <text:p text:style-name="code"><text:span text:style-name="codetext"><text:s text:c="6"/></text:span><text:span text:style-name="codetext"><text:span text:style-name="T53">// For examples sake, we assume 1.0f can be accurately stored in a float.</text:span></text:span></text:p>
      <text:p text:style-name="code"><text:span text:style-name="codetext"><text:s text:c="6"/>assert(((dll_gen-&gt;</text:span><text:span text:style-name="codetext"><text:bookmark-ref text:reference-format="text" text:ref-name="__RefHeading__32061_803968142">Scan</text:bookmark-ref></text:span><text:span text:style-name="codetext">(tmp-&gt;str, &amp;value) == </text:span><text:span text:style-name="codetext"><text:span text:style-name="T49"><text:reference-ref text:reference-format="text" text:ref-name="DS_SUCCESS">DS_SUCCESS</text:reference-ref></text:span></text:span><text:span text:style-name="codetext">), value == 1.0f));</text:span></text:p>
      <text:p text:style-name="code"><text:span text:style-name="codetext"><text:s text:c="4"/>}</text:span></text:p>
      <text:p text:style-name="code"><text:span text:style-name="codetext"><text:s text:c="4"/>dll_gen-&gt;</text:span><text:span text:style-name="codetext"><text:bookmark-ref text:reference-format="text" text:ref-name="__RefHeading__32003_803968142">FreeString</text:bookmark-ref></text:span><text:span text:style-name="codetext">(&amp;tmp);</text:span></text:p>
      <text:p text:style-name="code"><text:span text:style-name="codetext"><text:s text:c="2"/>}</text:span></text:p>
      <text:h text:style-name="Heading_20_4" text:outline-level="4"><text:bookmark-start text:name="__RefHeading__32063_803968142"/>ColorAt<text:bookmark-end text:name="__RefHeading__32063_803968142"/></text:h>
      <text:p text:style-name="code">c/c++: <text:span text:style-name="T35">UINT</text:span> <text:bookmark-ref text:reference-format="text" text:ref-name="__RefHeading__32063_803968142">ColorAt</text:bookmark-ref>(<text:span text:style-name="T7">const</text:span> <text:span text:style-name="T35">p</text:span><text:span text:style-name="T35"><text:bookmark-ref text:reference-format="text" text:ref-name="__RefHeading__32079_803968142">ELColorGradient</text:bookmark-ref></text:span> gradient,</text:p>
      <text:p text:style-name="code"><text:span text:style-name="T7"><text:s text:c="20"/>const</text:span> <text:span text:style-name="T35">p</text:span><text:span text:style-name="T35"><text:bookmark-ref text:reference-format="text" text:ref-name="__RefHeading__32077_803968142">ELColorTriple</text:bookmark-ref></text:span> triple,</text:p>
      <text:p text:style-name="code"><text:span text:style-name="T12"><text:s text:c="20"/>float</text:span> value,</text:p>
      <text:p text:style-name="code"><text:span text:style-name="T35"><text:s text:c="20"/>COLORREF</text:span> *out_color);</text:p>
      <text:p text:style-name="Text_20_body"><text:span text:style-name="T16"><text:tab/></text:span><text:span text:style-name="codetext">gradient</text:span><text:span text:style-name="T16"> – The color gradient values to use.</text:span></text:p>
      <text:p text:style-name="Text_20_body"><text:soft-page-break/><text:span text:style-name="T16"><text:tab/></text:span><text:span text:style-name="codetext">triple</text:span><text:span text:style-name="T16"> – The colors to use.</text:span></text:p>
      <text:p text:style-name="Text_20_body"><text:span text:style-name="T16"><text:tab/></text:span><text:span text:style-name="codetext">value</text:span><text:span text:style-name="T16"> – The float value that is to be converted to a color.</text:span></text:p>
      <text:p text:style-name="Text_20_body"><text:span text:style-name="T16"><text:tab/></text:span><text:span text:style-name="codetext">out_color</text:span><text:span text:style-name="T16"> – The resulting color for the given gradient, triple, and value.</text:span></text:p>
      <text:p text:style-name="P16"><text:tab/>This is a helper function provided so that all controls/windows retrieve the color for a given value in a uniform fashio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Eg: <text:span text:style-name="codetext"><text:span text:style-name="T49">NULL</text:span></text:span></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he color for the given value was set successfully.</text:p>
      <text:p text:style-name="P10"><text:s text:c="2"/>example: c++</text:p>
      <text:p text:style-name="code"><text:span text:style-name="T16"><text:s text:c="2"/></text:span><text:span text:style-name="T7">extern</text:span><text:span text:style-name="T16"> </text:span><text:span text:style-name="T7">const</text:span><text:span text:style-name="T16"> </text:span><text:span text:style-name="T35">p</text:span><text:span text:style-name="T35"><text:bookmark-ref text:reference-format="text" text:ref-name="__RefHeading__32037_803968142">ELGenericFunctionTable</text:bookmark-ref></text:span><text:span text:style-name="T16"> dll_gen;</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Want the color for the given channel. (primary)</text:span></text:p>
      <text:p text:style-name="code"><text:span text:style-name="T16"><text:s text:c="4"/></text:span><text:span text:style-name="T41">COLORREF</text:span><text:span text:style-name="T16"> color = 0;</text:span></text:p>
      <text:p text:style-name="code"><text:span text:style-name="T16"><text:s text:c="4"/></text:span><text:span text:style-name="T41">p</text:span><text:span text:style-name="T41"><text:bookmark-ref text:reference-format="text" text:ref-name="__RefHeading__32313_803968142">ELChannelFormattingInfo</text:bookmark-ref></text:span><text:span text:style-name="T16"> info = &amp;channel-&gt;primary.info;</text:span></text:p>
      <text:p text:style-name="code"><text:span text:style-name="T16"><text:s text:c="4"/></text:span><text:span text:style-name="T41">p</text:span><text:span text:style-name="T41"><text:bookmark-ref text:reference-format="text" text:ref-name="__RefHeading__32079_803968142">ELColorGradient</text:bookmark-ref></text:span><text:span text:style-name="T16"> gradient = &amp;info-&gt;color_gradient;</text:span></text:p>
      <text:p text:style-name="code"><text:span text:style-name="T16"><text:s text:c="4"/></text:span><text:span text:style-name="T41">p</text:span><text:span text:style-name="T41"><text:bookmark-ref text:reference-format="text" text:ref-name="__RefHeading__32077_803968142">ELColorTriple</text:bookmark-ref></text:span><text:span text:style-name="T16"> triple = &amp;theme-&gt;gradient_colors[info-&gt;color_triple_index];</text:span></text:p>
      <text:p text:style-name="code"><text:span text:style-name="T16"><text:s text:c="4"/></text:span><text:span text:style-name="T12">float</text:span><text:span text:style-name="T16"> value = *channel-&gt;primary.value;</text:span></text:p>
      <text:p text:style-name="code"><text:span text:style-name="T16"><text:s text:c="4"/>assert(dll_gen-&gt;</text:span><text:span text:style-name="T16"><text:bookmark-ref text:reference-format="text" text:ref-name="__RefHeading__32063_803968142">ColorAt</text:bookmark-ref></text:span><text:span text:style-name="T16">(</text:span><text:span text:style-name="T17">NULL</text:span><text:span text:style-name="T16">, </text:span><text:span text:style-name="T17">NULL</text:span><text:span text:style-name="T16">, value,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l_gen-&gt;</text:span><text:span text:style-name="T16"><text:bookmark-ref text:reference-format="text" text:ref-name="__RefHeading__32063_803968142">ColorAt</text:bookmark-ref></text:span><text:span text:style-name="T16">(</text:span><text:span text:style-name="T17">NULL</text:span><text:span text:style-name="T16">, </text:span><text:span text:style-name="T17">NULL</text:span><text:span text:style-name="T16">, value, &amp;color) == </text:span><text:span text:style-name="T17"><text:reference-ref text:reference-format="text" text:ref-name="DS_INVALID_ARGUMENT">DS_INVALID_ARGUMENT</text:reference-ref></text:span><text:span text:style-name="T16">);</text:span></text:p>
      <text:p text:style-name="code"><text:span text:style-name="T16"><text:s text:c="4"/>assert(dll_gen-&gt;</text:span><text:span text:style-name="T16"><text:bookmark-ref text:reference-format="text" text:ref-name="__RefHeading__32063_803968142">ColorAt</text:bookmark-ref></text:span><text:span text:style-name="T16">(</text:span><text:span text:style-name="T17">NULL</text:span><text:span text:style-name="T16">, triple, value, &amp;color) == </text:span><text:span text:style-name="T17"><text:reference-ref text:reference-format="text" text:ref-name="DS_INVALID_ARGUMENT">DS_INVALID_ARGUMENT</text:reference-ref></text:span><text:span text:style-name="T16">);</text:span></text:p>
      <text:p text:style-name="code"><text:span text:style-name="T16"><text:s text:c="4"/>assert(dll_gen-&gt;</text:span><text:span text:style-name="T16"><text:bookmark-ref text:reference-format="text" text:ref-name="__RefHeading__32063_803968142">ColorAt</text:bookmark-ref></text:span><text:span text:style-name="T16">(primary, triple, value, &amp;color) == </text:span><text:span text:style-name="T17"><text:reference-ref text:reference-format="text" text:ref-name="DS_SUCCESS">DS_SUCCESS</text:reference-ref></text:span><text:span text:style-name="T16">);</text:span></text:p>
      <text:p text:style-name="P10"><text:s text:c="2"/>}</text:p>
      <text:h text:style-name="Heading_20_4" text:outline-level="4"><text:bookmark-start text:name="__RefHeading__32065_803968142"/>AllocateArray<text:bookmark-end text:name="__RefHeading__32065_803968142"/></text:h>
      <text:p text:style-name="code">c/c++: <text:span text:style-name="T35">UINT</text:span> <text:bookmark-ref text:reference-format="text" text:ref-name="__RefHeading__32065_803968142">AllocateArray</text:bookmark-ref>(<text:span text:style-name="T35">UINT</text:span> count,</text:p>
      <text:p text:style-name="code"><text:span text:style-name="T35"><text:s text:c="26"/>p</text:span><text:span text:style-name="T35"><text:bookmark-ref text:reference-format="text" text:ref-name="__RefHeading__32075_803968142">ELArray</text:bookmark-ref></text:span> *out_array);</text:p>
      <text:h text:style-name="Heading_20_4" text:outline-level="4"><text:bookmark-start text:name="__RefHeading__32067_803968142"/>ResizeArray<text:bookmark-end text:name="__RefHeading__32067_803968142"/></text:h>
      <text:p text:style-name="code">c/c++: <text:span text:style-name="T35">UINT</text:span> <text:bookmark-ref text:reference-format="text" text:ref-name="__RefHeading__32067_803968142">ResizeArray</text:bookmark-ref>(<text:span text:style-name="T35">UINT</text:span> count,</text:p>
      <text:p text:style-name="code"><text:span text:style-name="T35"><text:s text:c="24"/>p</text:span><text:span text:style-name="T35"><text:bookmark-ref text:reference-format="text" text:ref-name="__RefHeading__32075_803968142">ELArray</text:bookmark-ref></text:span> *out_array);</text:p>
      <text:h text:style-name="Heading_20_4" text:outline-level="4"><text:bookmark-start text:name="__RefHeading__32069_803968142"/>FreeArray<text:bookmark-end text:name="__RefHeading__32069_803968142"/></text:h>
      <text:p text:style-name="code">c/c++: <text:span text:style-name="T7">void</text:span> <text:bookmark-ref text:reference-format="text" text:ref-name="__RefHeading__32069_803968142">FreeArray</text:bookmark-ref>(<text:span text:style-name="T35">p</text:span><text:span text:style-name="T35"><text:bookmark-ref text:reference-format="text" text:ref-name="__RefHeading__32075_803968142">ELArray</text:bookmark-ref></text:span> *arr);</text:p>
      <text:h text:style-name="Heading_20_4" text:outline-level="4"><text:bookmark-start text:name="__RefHeading__32071_803968142"/>RegisterHook<text:bookmark-end text:name="__RefHeading__32071_803968142"/></text:h>
      <text:p text:style-name="code">c/c++: <text:span text:style-name="T35">UINT</text:span> <text:bookmark-ref text:reference-format="text" text:ref-name="__RefHeading__32071_803968142">RegisterHook</text:bookmark-ref>(<text:span text:style-name="T35"><text:bookmark-ref text:reference-format="text" text:ref-name="__RefHeading__32333_803968142">HOOKTYPE</text:bookmark-ref></text:span> for_type,</text:p>
      <text:p text:style-name="code"><text:span text:style-name="T35"><text:s text:c="25"/>p</text:span><text:span text:style-name="T35"><text:bookmark-ref text:reference-format="text" text:ref-name="__RefHeading__42880_803968142">ELHook</text:bookmark-ref></text:span> hook);</text:p>
      <text:h text:style-name="Heading_20_4" text:outline-level="4"><text:bookmark-start text:name="__RefHeading__32073_803968142"/>UnregisterHook<text:bookmark-end text:name="__RefHeading__32073_803968142"/></text:h>
      <text:p text:style-name="code">c/c++: <text:span text:style-name="T35">UINT</text:span> <text:bookmark-ref text:reference-format="text" text:ref-name="__RefHeading__32073_803968142">UnregisterHook</text:bookmark-ref>(<text:span text:style-name="T35"><text:bookmark-ref text:reference-format="text" text:ref-name="__RefHeading__32333_803968142">HOOKTYPE</text:bookmark-ref></text:span> from_type,</text:p>
      <text:p text:style-name="code"><text:span text:style-name="T35"><text:s text:c="27"/>p</text:span><text:span text:style-name="T35"><text:bookmark-ref text:reference-format="text" text:ref-name="__RefHeading__42880_803968142">ELHook</text:bookmark-ref></text:span> hook);</text:p>
      <text:h text:style-name="P22" text:outline-level="3"><text:bookmark-start text:name="__RefHeading__33755_803968142"/>ELWindow<text:bookmark-end text:name="__RefHeading__33755_803968142"/></text:h>
      <text:p text:style-name="Text_20_body"><text:tab/>This interface is required for a window of any type to be dockable to the host. <text:s/>The window must be registered to the layout using <text:span text:style-name="T35"><text:bookmark-ref text:reference-format="text" text:ref-name="__RefHeading__48198_803968142">ELLayout</text:bookmark-ref></text:span><text:span text:style-name="T45">::</text:span><text:span text:style-name="T45"><text:bookmark-ref text:reference-format="text" text:ref-name="__RefHeading__48142_803968142">RegisterWindow</text:bookmark-ref></text:span><text:span text:style-name="T45">(</text:span><text:span text:style-name="T35">p</text:span><text:span text:style-name="T35"><text:bookmark-ref text:reference-format="text" text:ref-name="__RefHeading__33755_803968142">ELWindow</text:bookmark-ref></text:span><text:span text:style-name="T45">);</text:span> prior to making any calls. <text:s/>The window is also required to maintain its own state. <text:s/></text:p>
      <text:p text:style-name="P12"><text:span text:style-name="T5">interface</text:span><text:span text:style-name="T16"> </text:span><text:span text:style-name="T40"><text:bookmark-ref text:reference-format="text" text:ref-name="__RefHeading__33755_803968142">ELWindow</text:bookmark-ref></text:span><text:span text:style-name="T16"> {</text:span></text:p>
      <text:p text:style-name="P12"><text:span text:style-name="T16"><text:s text:c="2"/></text:span><text:span text:style-name="T40">p</text:span><text:span text:style-name="T40"><text:bookmark-ref text:reference-format="text" text:ref-name="__RefHeading__49551_803968142">ELHost</text:bookmark-ref></text:span><text:span text:style-name="T16"> </text:span><text:span text:style-name="T16"><text:bookmark-ref text:reference-format="text" text:ref-name="__RefHeading__33725_803968142">Host</text:bookmark-ref></text:span><text:span text:style-name="T16">(</text:span><text:span text:style-name="T5">void</text:span><text:span text:style-name="T16">);</text:span></text:p>
      <text:p text:style-name="P12"><text:span text:style-name="T16"><text:s text:c="2"/></text:span><text:span text:style-name="T39"><text:bookmark-ref text:reference-format="text" text:ref-name="__RefHeading__32761_803968142">ELWINDOWTYPE</text:bookmark-ref></text:span><text:span text:style-name="T16"> </text:span><text:span text:style-name="T16"><text:bookmark-ref text:reference-format="text" text:ref-name="__RefHeading__33727_803968142">Type</text:bookmark-ref></text:span><text:span text:style-name="T16">(</text:span><text:span text:style-name="T11">void</text:span><text:span text:style-name="T16">);</text:span></text:p>
      <text:p text:style-name="P12"><text:span text:style-name="T16"><text:s text:c="2"/></text:span><text:span text:style-name="T11">void</text:span><text:span text:style-name="T16"> </text:span><text:span text:style-name="T16"><text:bookmark-ref text:reference-format="text" text:ref-name="__RefHeading__33729_803968142">Destroy</text:bookmark-ref></text:span><text:span text:style-name="T16">(</text:span><text:span text:style-name="T11">void</text:span><text:span text:style-name="T16">);</text:span></text:p>
      <text:p text:style-name="P12"><text:span text:style-name="T16"><text:s text:c="2"/></text:span><text:span text:style-name="T39">HWND</text:span><text:span text:style-name="T16"> </text:span><text:span text:style-name="T16"><text:bookmark-ref text:reference-format="text" text:ref-name="__RefHeading__33731_803968142">GetHWND</text:bookmark-ref></text:span><text:span text:style-name="T16">(</text:span><text:span text:style-name="T5">void</text:span><text:span text:style-name="T16">);</text:span></text:p>
      <text:p text:style-name="P12"><text:span text:style-name="T16"><text:s text:c="2"/></text:span><text:span text:style-name="T40">BOOL</text:span><text:span text:style-name="T16"> </text:span><text:span text:style-name="T16"><text:bookmark-ref text:reference-format="text" text:ref-name="__RefHeading__33733_803968142">CanResize</text:bookmark-ref></text:span><text:span text:style-name="T16">(</text:span><text:span text:style-name="T39"><text:bookmark-ref text:reference-format="text" text:ref-name="__RefHeading__33757_803968142">RECT</text:bookmark-ref></text:span><text:span text:style-name="T16"> *);</text:span></text:p>
      <text:p text:style-name="P12"><text:span text:style-name="T16"><text:s text:c="2"/></text:span><text:span text:style-name="T40">BOOL</text:span><text:span text:style-name="T16"> </text:span><text:span text:style-name="T16"><text:bookmark-ref text:reference-format="text" text:ref-name="__RefHeading__33735_803968142">IsSavable</text:bookmark-ref></text:span><text:span text:style-name="T16">(</text:span><text:span text:style-name="T5">void</text:span><text:span text:style-name="T16">);</text:span></text:p>
      <text:p text:style-name="P12"><text:span text:style-name="T16"><text:s text:c="2"/></text:span><text:span text:style-name="T5">void</text:span><text:span text:style-name="T16"> </text:span><text:span text:style-name="T16"><text:bookmark-ref text:reference-format="text" text:ref-name="__RefHeading__33737_803968142">BeginModal</text:bookmark-ref></text:span><text:span text:style-name="T16">(</text:span><text:span text:style-name="T5">void</text:span><text:span text:style-name="T16">);</text:span></text:p>
      <text:p text:style-name="P12"><text:span text:style-name="T16"><text:s text:c="2"/></text:span><text:span text:style-name="T5">void</text:span><text:span text:style-name="T16"> </text:span><text:span text:style-name="T16"><text:bookmark-ref text:reference-format="text" text:ref-name="__RefHeading__33739_803968142">EndModal</text:bookmark-ref></text:span><text:span text:style-name="T16">(</text:span><text:span text:style-name="T5">void</text:span><text:span text:style-name="T16">);</text:span></text:p>
      <text:p text:style-name="P12"><text:span text:style-name="T16"><text:s text:c="2"/></text:span><text:span text:style-name="T5">const</text:span><text:span text:style-name="T16"> </text:span><text:span text:style-name="T5">char</text:span><text:span text:style-name="T16"> *</text:span><text:span text:style-name="T16"><text:bookmark-ref text:reference-format="text" text:ref-name="__RefHeading__33741_803968142">TypeName</text:bookmark-ref></text:span><text:span text:style-name="T16">(</text:span><text:span text:style-name="T5">void</text:span><text:span text:style-name="T16">);</text:span></text:p>
      <text:p text:style-name="P12"><text:span text:style-name="T16"><text:s text:c="2"/></text:span><text:span text:style-name="T5">void</text:span><text:span text:style-name="T16"> </text:span><text:span text:style-name="T16"><text:bookmark-ref text:reference-format="text" text:ref-name="__RefHeading__33743_803968142">LoadSettingsFromString</text:bookmark-ref></text:span><text:span text:style-name="T16">(</text:span><text:span text:style-name="T5">const</text:span><text:span text:style-name="T16"> </text:span><text:span text:style-name="T5">char</text:span><text:span text:style-name="T16"> *);</text:span></text:p>
      <text:p text:style-name="P12"><text:span text:style-name="T16"><text:s text:c="2"/></text:span><text:span text:style-name="T40">p</text:span><text:span text:style-name="T40"><text:bookmark-ref text:reference-format="text" text:ref-name="__RefHeading__32033_803968142">ELString</text:bookmark-ref></text:span><text:span text:style-name="T16"> </text:span><text:span text:style-name="T16"><text:bookmark-ref text:reference-format="text" text:ref-name="__RefHeading__33745_803968142">SaveSettingsToString</text:bookmark-ref></text:span><text:span text:style-name="T16">(</text:span><text:span text:style-name="T5">void</text:span><text:span text:style-name="T16">);</text:span></text:p>
      <text:p text:style-name="P12"><text:span text:style-name="T16"><text:s text:c="2"/></text:span><text:span text:style-name="T11">void</text:span><text:span text:style-name="T16"> </text:span><text:span text:style-name="T16"><text:bookmark-ref text:reference-format="text" text:ref-name="__RefHeading__33747_803968142">GetStrings</text:bookmark-ref></text:span><text:span text:style-name="T16">(</text:span><text:span text:style-name="T39">p</text:span><text:span text:style-name="T39"><text:bookmark-ref text:reference-format="text" text:ref-name="__RefHeading__32035_803968142">ELStringArray</text:bookmark-ref></text:span><text:span text:style-name="T16"> *, </text:span><text:span text:style-name="T40">BOOL</text:span><text:span text:style-name="T16"> *);</text:span></text:p>
      <text:p text:style-name="P12"><text:span text:style-name="T16"><text:s text:c="2"/></text:span><text:span text:style-name="T11">void</text:span><text:span text:style-name="T16"> </text:span><text:span text:style-name="T16"><text:bookmark-ref text:reference-format="text" text:ref-name="__RefHeading__33749_803968142">SetStrings</text:bookmark-ref></text:span><text:span text:style-name="T16">(</text:span><text:span text:style-name="T39">p</text:span><text:span text:style-name="T39"><text:bookmark-ref text:reference-format="text" text:ref-name="__RefHeading__32035_803968142">ELStringArray</text:bookmark-ref></text:span><text:span text:style-name="T16">);</text:span></text:p>
      <text:p text:style-name="P12"><text:span text:style-name="T16"><text:s text:c="2"/></text:span><text:span text:style-name="T5">void</text:span><text:span text:style-name="T16"> </text:span><text:span text:style-name="T16"><text:bookmark-ref text:reference-format="text" text:ref-name="__RefHeading__33751_803968142">ThemeChanged</text:bookmark-ref></text:span><text:span text:style-name="T16">(</text:span><text:span text:style-name="T5">const</text:span><text:span text:style-name="T16"> </text:span><text:span text:style-name="T40">p</text:span><text:span text:style-name="T40"><text:bookmark-ref text:reference-format="text" text:ref-name="__RefHeading__32311_803968142">ELThemeColors</text:bookmark-ref></text:span><text:span text:style-name="T16">);</text:span></text:p>
      <text:p text:style-name="P12"><text:span text:style-name="T16"><text:s text:c="2"/></text:span><text:span text:style-name="T5">void</text:span><text:span text:style-name="T16"> </text:span><text:span text:style-name="T16"><text:bookmark-ref text:reference-format="text" text:ref-name="__RefHeading__33753_803968142">HostStateChanged</text:bookmark-ref></text:span><text:span text:style-name="T16">(</text:span><text:span text:style-name="T5">const</text:span><text:span text:style-name="T16"> </text:span><text:span text:style-name="T40">p</text:span><text:span text:style-name="T40"><text:bookmark-ref text:reference-format="text" text:ref-name="__RefHeading__33721_803968142">ELHostInfo</text:bookmark-ref></text:span><text:span text:style-name="T16">, </text:span><text:span text:style-name="T39"><text:bookmark-ref text:reference-format="text" text:ref-name="__RefHeading__32763_803968142">HOSTSTATE</text:bookmark-ref></text:span><text:span text:style-name="T16">);</text:span></text:p>
      <text:p text:style-name="P12"><text:span text:style-name="T16"><text:s text:c="2"/></text:span><text:span text:style-name="T5">void</text:span><text:span text:style-name="T16"> </text:span><text:span text:style-name="T16"><text:bookmark-ref text:reference-format="text" text:ref-name="__RefHeading__33723_803968142">ApplicationOptionsChanged</text:bookmark-ref></text:span><text:span text:style-name="T16">(</text:span><text:span text:style-name="T5">void</text:span><text:span text:style-name="T16">);</text:span></text:p>
      <text:p text:style-name="P12">};</text:p>
      <text:p text:style-name="P12"><text:span text:style-name="T5">typedef</text:span><text:span text:style-name="T16"> </text:span><text:span text:style-name="T40"><text:bookmark-ref text:reference-format="text" text:ref-name="__RefHeading__33755_803968142">ELWindow</text:bookmark-ref></text:span><text:span text:style-name="T16"> *</text:span><text:span text:style-name="T40">p</text:span><text:span text:style-name="T40"><text:bookmark-ref text:reference-format="text" text:ref-name="__RefHeading__33755_803968142">ELWindow</text:bookmark-ref></text:span><text:span text:style-name="T16">;</text:span></text:p>
      <text:h text:style-name="Heading_20_4" text:outline-level="4"><text:bookmark-start text:name="__RefHeading__33725_803968142"/>Host<text:bookmark-end text:name="__RefHeading__33725_803968142"/></text:h>
      <text:p text:style-name="code"><text:span text:style-name="T28">C++: </text:span><text:span text:style-name="T41">p</text:span><text:span text:style-name="T41"><text:bookmark-ref text:reference-format="text" text:ref-name="__RefHeading__49551_803968142">ELHost</text:bookmark-ref></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25_803968142">Host</text:bookmark-ref></text:span><text:span text:style-name="T28">(</text:span><text:span text:style-name="T12">void</text:span><text:span text:style-name="T28">);</text:span></text:p>
      <text:p text:style-name="P9"/>
      <text:p text:style-name="P16"><text:tab/>Called by the host to validate if the window has the correct host information.</text:p>
      <text:p text:style-name="Text_20_body"><text:span text:style-name="T16"><text:tab/>Shall return the pointer to the same </text:span><text:span text:style-name="T35"><text:bookmark-ref text:reference-format="text" text:ref-name="__RefHeading__49551_803968142">ELHost</text:bookmark-ref></text:span><text:span text:style-name="T16"> given in </text:span><text:span text:style-name="T23"><text:bookmark-ref text:reference-format="text" text:ref-name="__RefHeading__32339_803968142">InitializeDockablePlugIn</text:bookmark-ref></text:span><text:span text:style-name="T16">.</text:span></text:p>
      <text:p text:style-name="P10"><text:s text:c="2"/>example: c++</text:p>
      <text:p text:style-name="code"><text:span text:style-name="T16"><text:s text:c="2"/></text:span><text:span text:style-name="T41">p</text:span><text:span text:style-name="T41"><text:bookmark-ref text:reference-format="text" text:ref-name="__RefHeading__49551_803968142">ELHost</text:bookmark-ref></text:span><text:span text:style-name="T16"> TextWindow::</text:span><text:span text:style-name="T16"><text:bookmark-ref text:reference-format="text" text:ref-name="__RefHeading__33725_803968142">Host</text:bookmark-ref></text:span><text:span text:style-name="T16">(</text:span><text:span text:style-name="T12">void</text:span><text:span text:style-name="T16">) { </text:span><text:span text:style-name="T12">return</text:span><text:span text:style-name="T16"> dll_host; }</text:span></text:p>
      <text:h text:style-name="P32" text:outline-level="4"><text:bookmark-start text:name="__RefHeading__33727_803968142"/>Type<text:bookmark-end text:name="__RefHeading__33727_803968142"/></text:h>
      <text:p text:style-name="code"><text:span text:style-name="T16">C++: </text:span><text:span text:style-name="T35"><text:bookmark-ref text:reference-format="text" text:ref-name="__RefHeading__32761_803968142">ELWINDOWTYPE</text:bookmark-ref></text:span><text:span text:style-name="T16"> </text:span><text:span text:style-name="T35"><text:bookmark-ref text:reference-format="text" text:ref-name="__RefHeading__33755_803968142">ELWindow</text:bookmark-ref></text:span><text:span text:style-name="T28">::</text:span><text:span text:style-name="T28"><text:bookmark-ref text:reference-format="text" text:ref-name="__RefHeading__33727_803968142">Type</text:bookmark-ref></text:span><text:span text:style-name="T16">(</text:span><text:span text:style-name="T7">void</text:span><text:span text:style-name="T16">);</text:span></text:p>
      <text:p text:style-name="P10"/>
      <text:p text:style-name="Text_20_body"><text:span text:style-name="T16"><text:tab/>Used to get the type of </text:span><text:span text:style-name="codetext"><text:span text:style-name="T35"><text:bookmark-ref text:reference-format="text" text:ref-name="__RefHeading__33755_803968142">ELWindow</text:bookmark-ref></text:span></text:span><text:span text:style-name="T16">. <text:s/>The type returned informs the host which specialization can be applied safely. <text:s/>The type also determine by what rules the host should treat the window.</text:span></text:p>
      <text:p text:style-name="P16"><text:tab/>This function shall return:</text:p>
      <text:p text:style-name="code"><text:span text:style-name="T16"><text:tab/></text:span><text:span text:style-name="T17"><text:reference-ref text:reference-format="text" text:ref-name="ELWINDOWTYPE_CONTROL">ELWINDOWTYPE_CONTROL</text:reference-ref></text:span></text:p>
      <text:p text:style-name="Text_20_body"><text:span text:style-name="T16"><text:tab/><text:tab/>If the </text:span><text:span text:style-name="codetext"><text:span text:style-name="T35"><text:bookmark-ref text:reference-format="text" text:ref-name="__RefHeading__33755_803968142">ELWindow</text:bookmark-ref></text:span></text:span><text:span text:style-name="T16"> is an </text:span><text:span text:style-name="codetext"><text:span text:style-name="T35"><text:bookmark-ref text:reference-format="text" text:ref-name="__RefHeading__35564_803968142">ELControlWindow</text:bookmark-ref></text:span></text:span><text:span text:style-name="T16">.</text:span></text:p>
      <text:p text:style-name="code"><text:span text:style-name="T16"><text:tab/></text:span><text:span text:style-name="T17"><text:reference-ref text:reference-format="text" text:ref-name="ELWINDOWTYPE_LAYOUT">ELWINDOWTYPE_LAYOUT</text:reference-ref></text:span></text:p>
      <text:p text:style-name="Text_20_body"><text:span text:style-name="T16"><text:tab/><text:tab/>If the </text:span><text:span text:style-name="codetext"><text:span text:style-name="T35"><text:bookmark-ref text:reference-format="text" text:ref-name="__RefHeading__33755_803968142">ELWindow</text:bookmark-ref></text:span></text:span><text:span text:style-name="T16"> is an </text:span><text:span text:style-name="codetext"><text:span text:style-name="T35"><text:bookmark-ref text:reference-format="text" text:ref-name="__RefHeading__36214_803968142">ELLayoutWindow</text:bookmark-ref></text:span></text:span><text:span text:style-name="T16">.</text:span></text:p>
      <text:p text:style-name="code"><text:span text:style-name="T16"><text:tab/></text:span><text:span text:style-name="T17"><text:reference-ref text:reference-format="text" text:ref-name="ELWINDOWTYPE_NORMAL">ELWINDOWTYPE_NORMAL</text:reference-ref></text:span></text:p>
      <text:p text:style-name="Text_20_body"><text:span text:style-name="T16"><text:tab/><text:tab/>If the </text:span><text:span text:style-name="codetext"><text:span text:style-name="T35"><text:bookmark-ref text:reference-format="text" text:ref-name="__RefHeading__33755_803968142">ELWindow</text:bookmark-ref></text:span></text:span><text:span text:style-name="T16"> is only to be treated as an </text:span><text:span text:style-name="codetext"><text:span text:style-name="T35"><text:bookmark-ref text:reference-format="text" text:ref-name="__RefHeading__33755_803968142">ELWindow</text:bookmark-ref></text:span></text:span><text:span text:style-name="T16">, ignoring any specialized class.</text:span></text:p>
      <text:p text:style-name="P10"><text:s text:c="2"/>example: c++</text:p>
      <text:p text:style-name="code"><text:soft-page-break/><text:span text:style-name="T16"><text:s text:c="2"/></text:span><text:span text:style-name="T35"><text:bookmark-ref text:reference-format="text" text:ref-name="__RefHeading__32761_803968142">ELWINDOWTYPE</text:bookmark-ref></text:span><text:span text:style-name="T16"> TextWindow::</text:span><text:span text:style-name="T28"><text:bookmark-ref text:reference-format="text" text:ref-name="__RefHeading__33727_803968142">Type</text:bookmark-ref></text:span><text:span text:style-name="T16">() { </text:span><text:span text:style-name="T7">return</text:span><text:span text:style-name="T16"> </text:span><text:span text:style-name="T17"><text:reference-ref text:reference-format="text" text:ref-name="ELWINDOWTYPE_CONTROL">ELWINDOWTYPE_CONTROL</text:reference-ref></text:span><text:span text:style-name="T16">; }</text:span></text:p>
      <text:h text:style-name="P32" text:outline-level="4"><text:bookmark-start text:name="__RefHeading__33729_803968142"/>Destroy<text:bookmark-end text:name="__RefHeading__33729_803968142"/></text:h>
      <text:p text:style-name="code"><text:span text:style-name="T16">C++: </text:span><text:span text:style-name="T7">void</text:span><text:span text:style-name="T16"> </text:span><text:span text:style-name="T35"><text:bookmark-ref text:reference-format="text" text:ref-name="__RefHeading__33755_803968142">ELWindow</text:bookmark-ref></text:span><text:span text:style-name="T28">::</text:span><text:span text:style-name="T28"><text:bookmark-ref text:reference-format="text" text:ref-name="__RefHeading__33729_803968142">Destroy</text:bookmark-ref></text:span><text:span text:style-name="T16">(</text:span><text:span text:style-name="T7">void</text:span><text:span text:style-name="T16">);</text:span></text:p>
      <text:p text:style-name="P10"/>
      <text:p text:style-name="Text_20_body"><text:span text:style-name="T16"><text:tab/>This function is meant to fully remove the window from memory. <text:s/>This includes the underlying </text:span><text:span text:style-name="T35">HWND</text:span><text:span text:style-name="T16">, if valid, and the memory used to hold the </text:span><text:span text:style-name="T35"><text:bookmark-ref text:reference-format="text" text:ref-name="__RefHeading__33755_803968142">ELWindow</text:bookmark-ref></text:span><text:span text:style-name="T16">. <text:s/>Nothing should remain after this call as the host expects this full removal to succeed.</text:span></text:p>
      <text:p text:style-name="P10"><text:s text:c="2"/>example: c++</text:p>
      <text:p text:style-name="code"><text:span text:style-name="T16"><text:s text:c="2"/></text:span><text:span text:style-name="T7">void</text:span><text:span text:style-name="T16"> TextWindow::</text:span><text:span text:style-name="T16"><text:bookmark-ref text:reference-format="text" text:ref-name="__RefHeading__33729_803968142">Destroy</text:bookmark-ref></text:span><text:span text:style-name="T16">() {</text:span></text:p>
      <text:p text:style-name="code"><text:span text:style-name="T16"><text:s text:c="4"/></text:span><text:span text:style-name="T53">// Infom the host the window is closing.</text:span></text:p>
      <text:p text:style-name="code"><text:span text:style-name="T16"><text:s text:c="4"/>dll_layout-&gt;</text:span><text:span text:style-name="T16"><text:bookmark-ref text:reference-format="text" text:ref-name="__RefHeading__48154_803968142">WindowClosed</text:bookmark-ref></text:span><text:span text:style-name="T16">(</text:span><text:span text:style-name="T7">static_cast</text:span><text:span text:style-name="T16">&lt;</text:span><text:span text:style-name="T35">pELWindow</text:span><text:span text:style-name="T16">&gt;(</text:span><text:span text:style-name="T7">this</text:span><text:span text:style-name="T16">));</text:span></text:p>
      <text:p text:style-name="code"><text:span text:style-name="T16"><text:s text:c="4"/></text:span><text:span text:style-name="T7">if</text:span><text:span text:style-name="T16"> ( ::IsWindow(</text:span><text:span text:style-name="T16"><text:bookmark-ref text:reference-format="text" text:ref-name="__RefHeading__33731_803968142">GetHWND</text:bookmark-ref></text:span><text:span text:style-name="T16">()) ) {</text:span></text:p>
      <text:p text:style-name="code"><text:span text:style-name="T16"><text:s text:c="6"/></text:span><text:span text:style-name="T53">// This will eventually cause this function to be called again</text:span></text:p>
      <text:p text:style-name="code"><text:span text:style-name="T16"><text:s text:c="6"/></text:span><text:span text:style-name="T53">// where the HWND is no longer valid.</text:span></text:p>
      <text:p text:style-name="P10"><text:s text:c="6"/>DestroyWindow();</text:p>
      <text:p text:style-name="P10"><text:s text:c="4"/>}</text:p>
      <text:p text:style-name="code"><text:span text:style-name="T16"><text:s text:c="4"/></text:span><text:span text:style-name="T7">else</text:span><text:span text:style-name="T16"> {</text:span></text:p>
      <text:p text:style-name="code"><text:span text:style-name="T16"><text:s text:c="6"/></text:span><text:span text:style-name="T53">// Self cleanup, safe to do here as nothing else shall call this window.</text:span></text:p>
      <text:p text:style-name="code"><text:span text:style-name="T16"><text:s text:c="6"/></text:span><text:span text:style-name="T7">delete</text:span><text:span text:style-name="T16"> </text:span><text:span text:style-name="T7">this</text:span><text:span text:style-name="T16">;</text:span></text:p>
      <text:p text:style-name="P10"><text:s text:c="4"/>}</text:p>
      <text:p text:style-name="P10"><text:s text:c="2"/>}</text:p>
      <text:h text:style-name="Heading_20_4" text:outline-level="4"><text:bookmark-start text:name="__RefHeading__33731_803968142"/>GetHWND<text:bookmark-end text:name="__RefHeading__33731_803968142"/></text:h>
      <text:p text:style-name="code"><text:span text:style-name="T23">C++: </text:span><text:span text:style-name="T35">HWND</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31_803968142">GetHWND</text:bookmark-ref></text:span><text:span text:style-name="T28">(</text:span><text:span text:style-name="T12">void</text:span><text:span text:style-name="T28">);</text:span></text:p>
      <text:p text:style-name="P9"/>
      <text:p text:style-name="P16"><text:tab/>Called by the host to get the Windows OS handle of the window.</text:p>
      <text:p text:style-name="Text_20_body"><text:span text:style-name="T16"><text:tab/>Shall return a valid Windows OS handle. <text:s/>Shall not be </text:span><text:span text:style-name="T25">NULL</text:span><text:span text:style-name="T16"> and shall be unique from any other handle from any other unique window.</text:span></text:p>
      <text:p text:style-name="P10"><text:s text:c="2"/>example: c++</text:p>
      <text:p text:style-name="code"><text:span text:style-name="T16"><text:s text:c="2"/></text:span><text:span text:style-name="T55">// MFC: Assuming mywindow is also a CWnd.</text:span></text:p>
      <text:p text:style-name="code"><text:span text:style-name="T16"><text:s text:c="2"/></text:span><text:span text:style-name="T35">HWND</text:span><text:span text:style-name="T16"> TextWindow::</text:span><text:span text:style-name="T16"><text:bookmark-ref text:reference-format="text" text:ref-name="__RefHeading__33731_803968142">GetHWND</text:bookmark-ref></text:span><text:span text:style-name="T16">(</text:span><text:span text:style-name="T12">void</text:span><text:span text:style-name="T16">) { </text:span><text:span text:style-name="T12">return</text:span><text:span text:style-name="T16"> GetSafeHwnd(); }</text:span></text:p>
      <text:h text:style-name="Heading_20_4" text:outline-level="4"><text:bookmark-start text:name="__RefHeading__33733_803968142"/>CanResize<text:bookmark-end text:name="__RefHeading__33733_803968142"/></text:h>
      <text:p text:style-name="code"><text:span text:style-name="T28">C++: </text:span><text:span text:style-name="T41">BOOL</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33_803968142">CanResize</text:bookmark-ref></text:span><text:span text:style-name="T28">(</text:span><text:span text:style-name="T35"><text:bookmark-ref text:reference-format="text" text:ref-name="__RefHeading__33757_803968142">RECT</text:bookmark-ref></text:span><text:span text:style-name="T28"> *rect);</text:span></text:p>
      <text:p text:style-name="Text_20_body"><text:span text:style-name="T16"><text:tab/></text:span><text:span text:style-name="T23">rect</text:span><text:span text:style-name="T16"> – Shall not be </text:span><text:span text:style-name="T25">NULL</text:span><text:span text:style-name="T16">, but may be a very small box. – Strong guarantee.</text:span></text:p>
      <text:p text:style-name="P16"><text:tab/>Called by the host when determining if the window can fit inside the given box. </text:p>
      <text:p text:style-name="Text_20_body"><text:span text:style-name="T16"><text:tab/>Shall return </text:span><text:span text:style-name="T25">TRUE</text:span><text:span text:style-name="T16"> if the window will fit inside, </text:span><text:span text:style-name="T25">FALSE</text:span><text:span text:style-name="T16"> otherwise. <text:s/>Warning: Always returning </text:span><text:span text:style-name="T25">FALSE</text:span><text:span text:style-name="T16"> will force the window to never dock to the layout.</text:span></text:p>
      <text:p text:style-name="P10"><text:s text:c="2"/>example: c++</text:p>
      <text:p text:style-name="code"><text:span text:style-name="T16"><text:s text:c="2"/></text:span><text:span text:style-name="T41">BOOL</text:span><text:span text:style-name="T16"> TextWindow::</text:span><text:span text:style-name="T16"><text:bookmark-ref text:reference-format="text" text:ref-name="__RefHeading__33733_803968142">CanResize</text:bookmark-ref></text:span><text:span text:style-name="T16">(</text:span><text:span text:style-name="T35"><text:bookmark-ref text:reference-format="text" text:ref-name="__RefHeading__33757_803968142">RECT</text:bookmark-ref></text:span><text:span text:style-name="T16"> *rect) {</text:span></text:p>
      <text:p text:style-name="code"><text:span text:style-name="T16"><text:s text:c="4"/></text:span><text:span text:style-name="T55">// Only if the rect is larger than a 10x10 box.</text:span></text:p>
      <text:p text:style-name="code"><text:span text:style-name="T16"><text:s text:c="4"/></text:span><text:span text:style-name="T12">return</text:span><text:span text:style-name="T16"> (rect-&gt;right – rect-&gt;left) &gt; 10 &amp;&amp;</text:span></text:p>
      <text:p text:style-name="P10"><text:s text:c="11"/>(rect-&gt;bottom – rect-&gt;top) &gt; 10;</text:p>
      <text:p text:style-name="P10"><text:s text:c="2"/>}</text:p>
      <text:h text:style-name="Heading_20_4" text:outline-level="4"><text:bookmark-start text:name="__RefHeading__33735_803968142"/><text:soft-page-break/>IsSavable<text:bookmark-end text:name="__RefHeading__33735_803968142"/></text:h>
      <text:p text:style-name="code"><text:span text:style-name="T28">C++: </text:span><text:span text:style-name="T41">BOOL</text:span><text:span text:style-name="T28"> </text:span><text:span text:style-name="T35"><text:bookmark-ref text:reference-format="text" text:ref-name="__RefHeading__33755_803968142">ELWindow</text:bookmark-ref></text:span><text:span text:style-name="T28">::IsSavable(</text:span><text:span text:style-name="T12">void</text:span><text:span text:style-name="T28">);</text:span></text:p>
      <text:p text:style-name="P9"/>
      <text:p text:style-name="P16"><text:tab/>Called by the host to check if the window can be saved to a layout file.</text:p>
      <text:p text:style-name="Text_20_body"><text:span text:style-name="T16"><text:tab/>Shall return </text:span><text:span text:style-name="T25">TRUE</text:span><text:span text:style-name="T16"> if the window is savable, </text:span><text:span text:style-name="T25">FALSE</text:span><text:span text:style-name="T16"> otherwise. <text:s/>Note: Returning </text:span><text:span text:style-name="T25">FALSE</text:span><text:span text:style-name="T16"> will also stop the window from being duplicated.</text:span></text:p>
      <text:p text:style-name="Text_20_body"><text:span text:style-name="T16"><text:tab/>If the window follows the </text:span><text:span text:style-name="codetext"><text:bookmark-ref text:reference-format="text" text:ref-name="__RefHeading__34332_803968142">Control Window Concept</text:bookmark-ref></text:span><text:span text:style-name="T16"> (see below) this function shall only return </text:span><text:span text:style-name="T25">TRUE</text:span><text:span text:style-name="T16">.</text:span></text:p>
      <text:p text:style-name="P10"><text:s text:c="2"/>example: c++</text:p>
      <text:p text:style-name="code"><text:span text:style-name="T16"><text:s text:c="2"/></text:span><text:span text:style-name="T41">BOOL</text:span><text:span text:style-name="T16"> TextWindow::</text:span><text:span text:style-name="T16"><text:bookmark-ref text:reference-format="text" text:ref-name="__RefHeading__33735_803968142">IsSavable</text:bookmark-ref></text:span><text:span text:style-name="T16">(</text:span><text:span text:style-name="T12">void</text:span><text:span text:style-name="T16">) {</text:span></text:p>
      <text:p text:style-name="code"><text:span text:style-name="T16"><text:s text:c="4"/></text:span><text:span text:style-name="T55">// If following </text:span><text:span text:style-name="T55"><text:bookmark-ref text:reference-format="text" text:ref-name="__RefHeading__34332_803968142">Control Window Concept</text:bookmark-ref></text:span><text:span text:style-name="T55">, must return TRUE.</text:span></text:p>
      <text:p text:style-name="code"><text:span text:style-name="T16"><text:s text:c="4"/></text:span><text:span text:style-name="T12">return</text:span><text:span text:style-name="T16"> </text:span><text:span text:style-name="T17">TRUE</text:span><text:span text:style-name="T16">;</text:span></text:p>
      <text:p text:style-name="code"><text:span text:style-name="T16"><text:s text:c="4"/></text:span><text:span text:style-name="T55">// If not following </text:span><text:span text:style-name="T55"><text:bookmark-ref text:reference-format="text" text:ref-name="__RefHeading__34332_803968142">Control Window Concept</text:bookmark-ref></text:span><text:span text:style-name="T55">, but want in the layout file. Return TRUE.</text:span></text:p>
      <text:p text:style-name="code"><text:span text:style-name="T16"><text:s text:c="4"/></text:span><text:span text:style-name="T55">// If not following </text:span><text:span text:style-name="T55"><text:bookmark-ref text:reference-format="text" text:ref-name="__RefHeading__34332_803968142">Control Window Concept</text:bookmark-ref></text:span><text:span text:style-name="T55">, not want in the layout file. Return FALSE</text:span></text:p>
      <text:p text:style-name="P10"><text:s text:c="2"/>}</text:p>
      <text:h text:style-name="Heading_20_4" text:outline-level="4"><text:bookmark-start text:name="__RefHeading__33737_803968142"/>BeginModal<text:bookmark-end text:name="__RefHeading__33737_803968142"/></text:h>
      <text:p text:style-name="code"><text:span text:style-name="T28">C++: </text:span><text:span text:style-name="T12">void</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37_803968142">BeginModal</text:bookmark-ref></text:span><text:span text:style-name="T28">(</text:span><text:span text:style-name="T12">void</text:span><text:span text:style-name="T28">);</text:span></text:p>
      <text:p text:style-name="P9"/>
      <text:p text:style-name="Text_20_body"><text:span text:style-name="T16"><text:tab/>Called when the window should become modal. <text:s/>Generally when a window must appear that needs to be modal (eg: a </text:span><text:span text:style-name="T23">MessageBox</text:span><text:span text:style-name="T16"> or some other state changing window). <text:s/>This is meant to be </text:span><text:span text:style-name="T16">temporary, as it is followed by an </text:span><text:span text:style-name="T23"><text:bookmark-ref text:reference-format="text" text:ref-name="__RefHeading__33739_803968142">EndModal</text:bookmark-ref></text:span><text:span text:style-name="T16"> after the window that makes the restriction closes.</text:span></text:p>
      <text:p text:style-name="P10"><text:s text:c="2"/>example: c++</text:p>
      <text:p text:style-name="code"><text:span text:style-name="T16"><text:s text:c="2"/></text:span><text:span text:style-name="T12">void</text:span><text:span text:style-name="T16"> TextWindow::</text:span><text:span text:style-name="T16"><text:bookmark-ref text:reference-format="text" text:ref-name="__RefHeading__33737_803968142">BeginModal</text:bookmark-ref></text:span><text:span text:style-name="T16">(</text:span><text:span text:style-name="T12">void</text:span><text:span text:style-name="T16">) {</text:span></text:p>
      <text:p text:style-name="code"><text:span text:style-name="T16"><text:s text:c="4"/></text:span><text:span text:style-name="T55">// Basically we just disable the main window (and any children).</text:span></text:p>
      <text:p text:style-name="P10"><text:s text:c="4"/>::EnableWindow(<text:bookmark-ref text:reference-format="text" text:ref-name="__RefHeading__33731_803968142">GetHWND</text:bookmark-ref>(), <text:span text:style-name="T49">FALSE</text:span>);</text:p>
      <text:p text:style-name="P10"><text:s text:c="2"/>}</text:p>
      <text:h text:style-name="Heading_20_4" text:outline-level="4"><text:bookmark-start text:name="__RefHeading__33739_803968142"/>EndModal<text:bookmark-end text:name="__RefHeading__33739_803968142"/></text:h>
      <text:p text:style-name="code"><text:span text:style-name="T28">C++: </text:span><text:span text:style-name="T12">void</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39_803968142">EndModal</text:bookmark-ref></text:span><text:span text:style-name="T28">(</text:span><text:span text:style-name="T12">void</text:span><text:span text:style-name="T28">);</text:span></text:p>
      <text:p text:style-name="P9"/>
      <text:p text:style-name="Text_20_body"><text:span text:style-name="T16"><text:tab/>Called after a </text:span><text:span text:style-name="T23"><text:bookmark-ref text:reference-format="text" text:ref-name="__RefHeading__33737_803968142">BeginModal</text:bookmark-ref></text:span><text:span text:style-name="T16"> call as a notification for the window to go back to a modeless state.</text:span></text:p>
      <text:p text:style-name="P10"><text:s text:c="2"/>example: c++</text:p>
      <text:p text:style-name="code"><text:span text:style-name="T16"><text:s text:c="2"/></text:span><text:span text:style-name="T12">void</text:span><text:span text:style-name="T16"> TextWindow::</text:span><text:span text:style-name="T16"><text:bookmark-ref text:reference-format="text" text:ref-name="__RefHeading__33739_803968142">EndModal</text:bookmark-ref></text:span><text:span text:style-name="T16">(</text:span><text:span text:style-name="T12">void</text:span><text:span text:style-name="T16">) {</text:span></text:p>
      <text:p text:style-name="code"><text:span text:style-name="T16"><text:s text:c="4"/></text:span><text:span text:style-name="T55">// Basically we just re-enable the main window (and any children).</text:span></text:p>
      <text:p text:style-name="P10"><text:s text:c="4"/>::EnableWindow(<text:bookmark-ref text:reference-format="text" text:ref-name="__RefHeading__33731_803968142">GetHWND</text:bookmark-ref>(), <text:span text:style-name="T49">TRUE</text:span>);</text:p>
      <text:p text:style-name="P10"><text:s text:c="2"/>}</text:p>
      <text:h text:style-name="Heading_20_4" text:outline-level="4"><text:bookmark-start text:name="__RefHeading__33741_803968142"/>TypeName<text:bookmark-end text:name="__RefHeading__33741_803968142"/></text:h>
      <text:p text:style-name="code"><text:span text:style-name="T28">C++: </text:span><text:span text:style-name="T12">const</text:span><text:span text:style-name="T28"> </text:span><text:span text:style-name="T12">char</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41_803968142">TypeName</text:bookmark-ref></text:span><text:span text:style-name="T28">(</text:span><text:span text:style-name="T12">void</text:span><text:span text:style-name="T28">);</text:span></text:p>
      <text:p text:style-name="P9"/>
      <text:p text:style-name="Text_20_body"><text:span text:style-name="T16"><text:tab/>Called by a host when the name (not title) of an </text:span><text:span text:style-name="T35"><text:bookmark-ref text:reference-format="text" text:ref-name="__RefHeading__33755_803968142">ELWindow</text:bookmark-ref></text:span><text:span text:style-name="T16"> is required.</text:span></text:p>
      <text:p text:style-name="Text_20_body"><text:span text:style-name="T16"><text:tab/>Shall return a valid, zero terminated, string of the name used by the window. <text:s/>This may be </text:span><text:span text:style-name="T16">different than the title bar text. <text:s/>The name returned is what shall be stored in the type field of </text:span><text:span text:style-name="T23">&lt;window&gt;...&lt;/window&gt;</text:span><text:span text:style-name="T16"> or </text:span><text:span text:style-name="T23">&lt;control&gt;...&lt;/control&gt;</text:span><text:span text:style-name="T16"> tags of a layout file.</text:span></text:p>
      <text:p text:style-name="P10"><text:soft-page-break/><text:s text:c="2"/>example: c++</text:p>
      <text:p text:style-name="code"><text:span text:style-name="T16"><text:s text:c="2"/></text:span><text:span text:style-name="T12">const</text:span><text:span text:style-name="T28"> </text:span><text:span text:style-name="T12">char</text:span><text:span text:style-name="T16"> *TextWindow::</text:span><text:span text:style-name="T16"><text:bookmark-ref text:reference-format="text" text:ref-name="__RefHeading__33741_803968142">TypeName</text:bookmark-ref></text:span><text:span text:style-name="T16">(</text:span><text:span text:style-name="T12">void</text:span><text:span text:style-name="T16">) { </text:span><text:span text:style-name="T12">return</text:span><text:span text:style-name="T16"> </text:span><text:span text:style-name="T41">"Text"</text:span><text:span text:style-name="T16">; }</text:span></text:p>
      <text:p text:style-name="code"><text:span text:style-name="T16"><text:s text:c="2"/></text:span><text:span text:style-name="T53">// Assuming mywindow just wants to be different.</text:span></text:p>
      <text:p text:style-name="code"><text:span text:style-name="T16"><text:s text:c="2"/></text:span><text:span text:style-name="T12">const</text:span><text:span text:style-name="T28"> </text:span><text:span text:style-name="T12">char</text:span><text:span text:style-name="T16"> *mywindow::</text:span><text:span text:style-name="T16"><text:bookmark-ref text:reference-format="text" text:ref-name="__RefHeading__33741_803968142">TypeName</text:bookmark-ref></text:span><text:span text:style-name="T16">(</text:span><text:span text:style-name="T12">void</text:span><text:span text:style-name="T16">) { </text:span><text:span text:style-name="T12">return</text:span><text:span text:style-name="T16"> </text:span><text:span text:style-name="T41">"MyOwnWindow"</text:span><text:span text:style-name="T16">; }</text:span></text:p>
      <text:h text:style-name="Heading_20_4" text:outline-level="4"><text:bookmark-start text:name="__RefHeading__33743_803968142"/>LoadSettingsFromString<text:bookmark-end text:name="__RefHeading__33743_803968142"/></text:h>
      <text:p text:style-name="P12"><text:span text:style-name="T16">C++: </text:span><text:span text:style-name="T5">void</text:span><text:span text:style-name="T16"> </text:span><text:span text:style-name="T39"><text:bookmark-ref text:reference-format="text" text:ref-name="__RefHeading__33755_803968142">ELWindow</text:bookmark-ref></text:span><text:span text:style-name="T16">::</text:span><text:span text:style-name="T16"><text:bookmark-ref text:reference-format="text" text:ref-name="__RefHeading__33743_803968142">LoadSettingsFromString</text:bookmark-ref></text:span><text:span text:style-name="T16">(</text:span><text:span text:style-name="T5">const</text:span><text:span text:style-name="T16"> </text:span><text:span text:style-name="T5">char</text:span><text:span text:style-name="T16"> *settings);</text:span></text:p>
      <text:p text:style-name="Text_20_body"><text:span text:style-name="T16"><text:tab/></text:span><text:span text:style-name="T23">settings</text:span><text:span text:style-name="T16"> – Shall not be </text:span><text:span text:style-name="T25">NULL</text:span><text:span text:style-name="T16">, but may be a zero length string. – Strong guarantee.</text:span></text:p>
      <text:p text:style-name="Text_20_body"><text:span text:style-name="T16"><text:tab/>Called after a window has been created. <text:s/>Will hold the same settings that was returned by the last call from </text:span><text:span text:style-name="T23"><text:bookmark-ref text:reference-format="text" text:ref-name="__RefHeading__33745_803968142">SaveSettingsToString</text:bookmark-ref></text:span><text:span text:style-name="T29">. <text:s/>The settings being invalid shall not cause errors.</text:span></text:p>
      <text:p text:style-name="Text_20_body"><text:span text:style-name="T29"><text:tab/>Best practice is to handle this function incase of an older layout being loaded, but have the same functionality in </text:span><text:span text:style-name="codetext"><text:bookmark-ref text:reference-format="text" text:ref-name="__RefHeading__33749_803968142">SetStrings</text:bookmark-ref></text:span><text:span text:style-name="T29"> to handle newer layouts.</text:span></text:p>
      <text:p text:style-name="P8"><text:s text:c="2"/>example: c++</text:p>
      <text:p text:style-name="P13"><text:span text:style-name="T16"><text:s text:c="2"/></text:span><text:span text:style-name="T5">#include</text:span><text:span text:style-name="T16"> &lt;sstream&gt;</text:span></text:p>
      <text:p text:style-name="P13"><text:span text:style-name="T16"><text:s text:c="2"/></text:span><text:span text:style-name="T5">void</text:span><text:span text:style-name="T16"> TextWindow::</text:span><text:span text:style-name="T16"><text:bookmark-ref text:reference-format="text" text:ref-name="__RefHeading__33743_803968142">LoadSettingsFromString</text:bookmark-ref></text:span><text:span text:style-name="T16">(</text:span><text:span text:style-name="T5">const</text:span><text:span text:style-name="T16"> </text:span><text:span text:style-name="T5">char</text:span><text:span text:style-name="T16"> *settings) {</text:span></text:p>
      <text:p text:style-name="P13"><text:span text:style-name="T16"><text:s text:c="4"/></text:span><text:span text:style-name="T52">// Incase loaded from an older layout file.</text:span></text:p>
      <text:p text:style-name="P8"><text:s text:c="4"/>assert(settings != <text:span text:style-name="T49">NULL</text:span>);</text:p>
      <text:p text:style-name="P13"><text:span text:style-name="T16"><text:s text:c="4"/></text:span><text:span text:style-name="T5">bool</text:span><text:span text:style-name="T16"> initial_value = </text:span><text:span text:style-name="T5">false</text:span><text:span text:style-name="T16">;</text:span></text:p>
      <text:p text:style-name="P8"><text:s text:c="4"/>std::istringstream iss(settings) ;</text:p>
      <text:p text:style-name="P8"><text:s text:c="4"/>iss &gt;&gt; std::boolalpha &gt;&gt; initial_value;</text:p>
      <text:p text:style-name="P8"><text:s text:c="2"/>}</text:p>
      <text:h text:style-name="Heading_20_4" text:outline-level="4"><text:bookmark-start text:name="__RefHeading__33745_803968142"/>SaveSettingsToString<text:bookmark-end text:name="__RefHeading__33745_803968142"/></text:h>
      <text:p text:style-name="code"><text:span text:style-name="T28">C++: </text:span><text:span text:style-name="T41">p</text:span><text:span text:style-name="T41"><text:bookmark-ref text:reference-format="text" text:ref-name="__RefHeading__32033_803968142">ELString</text:bookmark-ref></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45_803968142">SaveSettingsToString</text:bookmark-ref></text:span><text:span text:style-name="T28">(</text:span><text:span text:style-name="T12">void</text:span><text:span text:style-name="T28">);</text:span></text:p>
      <text:p text:style-name="P9"/>
      <text:p text:style-name="P16"><text:tab/>Called when saving a layout or duplicating the window. <text:s/>The settings being requested/saved are to be defined by the window.</text:p>
      <text:p text:style-name="Text_20_body"><text:span text:style-name="T16"><text:tab/>This function shall return a pointer to a newly allocated fully defined </text:span><text:span text:style-name="T35"><text:bookmark-ref text:reference-format="text" text:ref-name="__RefHeading__32033_803968142">ELString</text:bookmark-ref></text:span><text:span text:style-name="T16"> or </text:span><text:span text:style-name="T25">NULL</text:span><text:span text:style-name="T16">. <text:s/>The returned </text:span><text:span text:style-name="T35"><text:bookmark-ref text:reference-format="text" text:ref-name="__RefHeading__32033_803968142">ELString</text:bookmark-ref></text:span><text:span text:style-name="T16"> shall be freed by the calling host. <text:s/></text:span></text:p>
      <text:p text:style-name="Text_20_body"><text:span text:style-name="T16"><text:tab/>This function is used to store information in the settings of the windows layout information. <text:s/>Prefered to only use this function for when older layouts are loaded. <text:s/>Best practice is to handle loading of setting in </text:span><text:span text:style-name="codetext"><text:bookmark-ref text:reference-format="text" text:ref-name="__RefHeading__33743_803968142">LoadSettingsFromString</text:bookmark-ref></text:span><text:span text:style-name="T16">, but only handle </text:span><text:span text:style-name="codetext"><text:bookmark-ref text:reference-format="text" text:ref-name="__RefHeading__33747_803968142">GetStrings</text:bookmark-ref></text:span><text:span text:style-name="T16"> for saving.</text:span></text:p>
      <text:p text:style-name="P10"><text:s text:c="2"/>example: c++</text:p>
      <text:p text:style-name="code"><text:span text:style-name="T16"><text:s text:c="2"/></text:span><text:span text:style-name="T41">p</text:span><text:span text:style-name="T41"><text:bookmark-ref text:reference-format="text" text:ref-name="__RefHeading__32033_803968142">ELString</text:bookmark-ref></text:span><text:span text:style-name="T16"> TextWindow::</text:span><text:span text:style-name="T16"><text:bookmark-ref text:reference-format="text" text:ref-name="__RefHeading__33745_803968142">SaveSettingsToString</text:bookmark-ref></text:span><text:span text:style-name="T16">(</text:span><text:span text:style-name="T12">void</text:span><text:span text:style-name="T16">) { </text:span><text:span text:style-name="T12">return</text:span><text:span text:style-name="T16"> </text:span><text:span text:style-name="T17">NULL</text:span><text:span text:style-name="T16">; </text:span><text:span text:style-name="T55">/* Ignore */</text:span><text:span text:style-name="T16"> }</text:span></text:p>
      <text:p text:style-name="P10"/>
      <text:p text:style-name="code"><text:span text:style-name="T16"><text:s text:c="2"/></text:span><text:span text:style-name="T41">p</text:span><text:span text:style-name="T41"><text:bookmark-ref text:reference-format="text" text:ref-name="__RefHeading__32033_803968142">ELString</text:bookmark-ref></text:span><text:span text:style-name="T16"> mywindow::</text:span><text:span text:style-name="T16"><text:bookmark-ref text:reference-format="text" text:ref-name="__RefHeading__33745_803968142">SaveSettingsToString</text:bookmark-ref></text:span><text:span text:style-name="T16">(</text:span><text:span text:style-name="T12">void</text:span><text:span text:style-name="T16">) {</text:span></text:p>
      <text:p text:style-name="code"><text:span text:style-name="T16"><text:s text:c="4"/></text:span><text:span text:style-name="T55">// Assuming mywindow overwrites the standard Text control.</text:span></text:p>
      <text:p text:style-name="code"><text:span text:style-name="T16"><text:s text:c="4"/></text:span><text:span text:style-name="T7">bool</text:span><text:span text:style-name="T23"> initial_value = </text:span><text:span text:style-name="T7">false</text:span><text:span text:style-name="T23">;</text:span></text:p>
      <text:p text:style-name="P10"><text:s text:c="4"/>std::ostringstream oss;</text:p>
      <text:p text:style-name="P10"><text:s text:c="4"/>oss &lt;&lt; std::boolalpha &lt;&lt; initial_value;</text:p>
      <text:p text:style-name="P10"><text:s text:c="4"/><text:span text:style-name="T44">p</text:span><text:span text:style-name="T44"><text:bookmark-ref text:reference-format="text" text:ref-name="__RefHeading__32033_803968142">ELString</text:bookmark-ref></text:span> s = NULL;</text:p>
      <text:p text:style-name="P10"><text:s text:c="4"/>dll_gen-&gt;<text:bookmark-ref text:reference-format="text" text:ref-name="__RefHeading__32001_803968142">AllocateString</text:bookmark-ref>(oss.str().c_str(), &amp;s);</text:p>
      <text:p text:style-name="code"><text:span text:style-name="T16"><text:s text:c="4"/></text:span><text:span text:style-name="T12">return</text:span><text:span text:style-name="T16"> s;</text:span></text:p>
      <text:p text:style-name="P10"><text:s text:c="2"/>}</text:p>
      <text:h text:style-name="Heading_20_4" text:outline-level="4"><text:bookmark-start text:name="__RefHeading__33747_803968142"/>GetStrings<text:bookmark-end text:name="__RefHeading__33747_803968142"/></text:h>
      <text:p text:style-name="code">C++: <text:span text:style-name="T7">void</text:span> <text:span text:style-name="T35"><text:bookmark-ref text:reference-format="text" text:ref-name="__RefHeading__33755_803968142">ELWindow</text:bookmark-ref></text:span><text:span text:style-name="T28">::</text:span><text:span text:style-name="T28"><text:bookmark-ref text:reference-format="text" text:ref-name="__RefHeading__33747_803968142">GetStrings</text:bookmark-ref></text:span>(<text:span text:style-name="T35">p</text:span><text:span text:style-name="T35"><text:bookmark-ref text:reference-format="text" text:ref-name="__RefHeading__32035_803968142">ELStringArray</text:bookmark-ref></text:span> *strings, <text:span text:style-name="T41">BOOL</text:span> *release);</text:p>
      <text:p text:style-name="Text_20_body"><text:soft-page-break/><text:tab/><text:span text:style-name="codetext">strings</text:span> – The array to be set.</text:p>
      <text:p text:style-name="Text_20_body"><text:tab/><text:span text:style-name="codetext">release</text:span> – Telling the caller that the resultant array needs to be freed.</text:p>
      <text:p text:style-name="Text_20_body"><text:tab/>This function is used to get string information for a window that is to be saved to a layout.</text:p>
      <text:p text:style-name="Text_20_body"><text:tab/>The strings to be saved shall always be in pairs, so the resultant array should never be an odd number count.</text:p>
      <text:p text:style-name="Text_20_body"><text:tab/>The array follows, name, value, name2, value2, …, nameN, valueN.</text:p>
      <text:p text:style-name="Text_20_body"><text:tab/>If settings release, the array will be freed by the caller. <text:s/>Setting release to <text:span text:style-name="codetext"><text:span text:style-name="T49">FALSE</text:span></text:span> is a better practice as it allows for a control or window to have one instance of the array that can be used multiple times without needing to resize as often.</text:p>
      <text:p text:style-name="code"><text:s text:c="2"/>example: c++</text:p>
      <text:p text:style-name="code"><text:s text:c="2"/><text:span text:style-name="T7">extern</text:span> <text:span text:style-name="T35">p</text:span><text:span text:style-name="T35"><text:bookmark-ref text:reference-format="text" text:ref-name="__RefHeading__32035_803968142">ELStringArray</text:bookmark-ref></text:span> sa;</text:p>
      <text:p text:style-name="code"><text:s text:c="2"/><text:span text:style-name="T7">void</text:span> TextWindow::<text:bookmark-ref text:reference-format="text" text:ref-name="__RefHeading__33747_803968142">GetStrings</text:bookmark-ref>(<text:span text:style-name="T35">p</text:span><text:span text:style-name="T35"><text:bookmark-ref text:reference-format="text" text:ref-name="__RefHeading__32035_803968142">ELStringArray</text:bookmark-ref></text:span> *s, <text:span text:style-name="T41">BOOL</text:span> *release) {</text:p>
      <text:p text:style-name="code"><text:s text:c="4"/>std::ostringstream oss;</text:p>
      <text:p text:style-name="code"><text:s text:c="4"/>oss &lt;&lt; std::boolalpha &lt;&lt; initial_value;</text:p>
      <text:p text:style-name="code"><text:s text:c="4"/><text:span text:style-name="T53">// Assuming we are using our own global array.</text:span></text:p>
      <text:p text:style-name="code"><text:s text:c="4"/>*release = <text:span text:style-name="T49">FALSE</text:span>;</text:p>
      <text:p text:style-name="code"><text:s text:c="4"/>*s = sa;</text:p>
      <text:p text:style-name="code"><text:s text:c="4"/><text:span text:style-name="T53">// Do an allocation anyways, as a resize will occur if needed.</text:span></text:p>
      <text:p text:style-name="code"><text:s text:c="4"/>if ( dll_gen-&gt;<text:bookmark-ref text:reference-format="text" text:ref-name="__RefHeading__32047_803968142">AllocateStringArray</text:bookmark-ref>(&amp;sa, 2, <text:span text:style-name="T49">TRUE</text:span>) != <text:span text:style-name="T49"><text:reference-ref text:reference-format="text" text:ref-name="DS_SUCCESS">DS_SUCCESS</text:reference-ref></text:span> ) { <text:span text:style-name="T7">return</text:span>; }</text:p>
      <text:p text:style-name="code"><text:s text:c="4"/>dll_gen-&gt;<text:bookmark-ref text:reference-format="text" text:ref-name="__RefHeading__32039_803968142">SetString</text:bookmark-ref>(&amp;sa-&gt;elements[0], <text:span text:style-name="T41">"initial_value"</text:span>, (UINT)-1);</text:p>
      <text:p text:style-name="code"><text:s text:c="4"/>dll_gen-&gt;<text:bookmark-ref text:reference-format="text" text:ref-name="__RefHeading__32039_803968142">SetString</text:bookmark-ref>(&amp;sa-&gt;elements[1], oss.str().c_str()<text:span text:style-name="T66"> </text:span>, (UINT)-1);</text:p>
      <text:p text:style-name="code"><text:s text:c="4"/>sa-&gt;count = 2;</text:p>
      <text:p text:style-name="code"><text:s text:c="4"/><text:span text:style-name="T7">return</text:span>;</text:p>
      <text:p text:style-name="code"><text:s text:c="4"/><text:span text:style-name="T53">// Assuming, we are allocating a new array.</text:span></text:p>
      <text:p text:style-name="code"><text:s text:c="4"/>*release = <text:span text:style-name="T49">TRUE</text:span>;</text:p>
      <text:p text:style-name="code"><text:s text:c="4"/><text:span text:style-name="T35">p</text:span><text:span text:style-name="T35"><text:bookmark-ref text:reference-format="text" text:ref-name="__RefHeading__32035_803968142">ELStringArray</text:bookmark-ref></text:span> tmp = <text:span text:style-name="T49">NULL</text:span>;</text:p>
      <text:p text:style-name="code"><text:s text:c="4"/><text:span text:style-name="T7">if</text:span> ( dll_gen-&gt;<text:bookmark-ref text:reference-format="text" text:ref-name="__RefHeading__32047_803968142">AllocateStringArray</text:bookmark-ref>(&amp;tmp, 2, <text:span text:style-name="T49">TRUE</text:span>) != <text:span text:style-name="T49"><text:reference-ref text:reference-format="text" text:ref-name="DS_SUCCESS">DS_SUCCESS</text:reference-ref></text:span> ) { <text:span text:style-name="T7">return</text:span>; }</text:p>
      <text:p text:style-name="code"><text:s text:c="4"/>*s = tmp;</text:p>
      <text:p text:style-name="code"><text:s text:c="4"/>dll_gen-&gt;<text:bookmark-ref text:reference-format="text" text:ref-name="__RefHeading__32039_803968142">SetString</text:bookmark-ref>(&amp;tmp-&gt;elements[0], <text:span text:style-name="T41">"initial_value"</text:span>, (UINT)-1);</text:p>
      <text:p text:style-name="code"><text:s text:c="4"/>dll_gen-&gt;<text:bookmark-ref text:reference-format="text" text:ref-name="__RefHeading__32039_803968142">SetString</text:bookmark-ref>(&amp;tmp-&gt;elements[1], oss.str().c_str(), (UINT)-1);</text:p>
      <text:p text:style-name="code"><text:s text:c="4"/>tmp-&gt;count = 2;</text:p>
      <text:p text:style-name="code"><text:s text:c="2"/>}</text:p>
      <text:h text:style-name="Heading_20_4" text:outline-level="4"><text:bookmark-start text:name="__RefHeading__33749_803968142"/>SetStrings<text:bookmark-end text:name="__RefHeading__33749_803968142"/></text:h>
      <text:p text:style-name="code">C++: <text:span text:style-name="T7">void</text:span> <text:span text:style-name="T35"><text:bookmark-ref text:reference-format="text" text:ref-name="__RefHeading__33755_803968142">ELWindow</text:bookmark-ref></text:span><text:span text:style-name="T28">::</text:span><text:span text:style-name="T28"><text:bookmark-ref text:reference-format="text" text:ref-name="__RefHeading__33749_803968142">SetStrings</text:bookmark-ref></text:span>(<text:span text:style-name="T35">p</text:span><text:span text:style-name="T35"><text:bookmark-ref text:reference-format="text" text:ref-name="__RefHeading__32035_803968142">ELStringArray</text:bookmark-ref></text:span> strings);</text:p>
      <text:p text:style-name="Text_20_body"><text:tab/>strings – The strings obtained from the layout when loaded.</text:p>
      <text:p text:style-name="Text_20_body"><text:tab/>This function is called by the host when loading a layout, and informing the newly created window of the settings being applied.</text:p>
      <text:p text:style-name="Text_20_body"><text:tab/>The array will only hold an even number of strings, may be 0, where the array is; name, value, name1, value1, …, nameN, valueN.</text:p>
      <text:p text:style-name="Text_20_body"><text:tab/>The array being passed in will be freed by the caller after the function returns. <text:s/>Be sure to make copies of the data if expected to exist.</text:p>
      <text:p text:style-name="code"><text:s text:c="2"/>example: c++</text:p>
      <text:p text:style-name="code"><text:s text:c="2"/><text:span text:style-name="T7">void</text:span> TextWindow::<text:bookmark-ref text:reference-format="text" text:ref-name="__RefHeading__33749_803968142">SetStrings</text:bookmark-ref>(<text:span text:style-name="T35">p</text:span><text:span text:style-name="T35"><text:bookmark-ref text:reference-format="text" text:ref-name="__RefHeading__32035_803968142">ELStringArray</text:bookmark-ref></text:span> s) {</text:p>
      <text:p text:style-name="code"><text:s text:c="4"/><text:span text:style-name="T7">for</text:span> (size_t i = 0; i &lt; s-&gt;count; i += 2) {</text:p>
      <text:p text:style-name="code"><text:soft-page-break/><text:s text:c="6"/><text:span text:style-name="T41">p</text:span><text:span text:style-name="T41"><text:bookmark-ref text:reference-format="text" text:ref-name="__RefHeading__32033_803968142">ELString</text:bookmark-ref></text:span> name = s-&gt;elements[i];</text:p>
      <text:p text:style-name="code"><text:s text:c="6"/><text:span text:style-name="T41">p</text:span><text:span text:style-name="T41"><text:bookmark-ref text:reference-format="text" text:ref-name="__RefHeading__32033_803968142">ELString</text:bookmark-ref></text:span> value = s-&gt;elements[i+1];</text:p>
      <text:p text:style-name="code"><text:s text:c="6"/><text:span text:style-name="T7">if</text:span> ( !name || !value || name-&gt;length == 0 ) { <text:span text:style-name="T7">continue</text:span>; }</text:p>
      <text:p text:style-name="code"><text:s text:c="6"/><text:span text:style-name="T7">if</text:span> ( strcmp(name-&gt;str, <text:span text:style-name="T41">"initial_value"</text:span>) == 0 ) {</text:p>
      <text:p text:style-name="code"><text:s text:c="8"/>initial_value = strcmp(value-&gt;str, <text:span text:style-name="T41">"true"</text:span>) == 0;</text:p>
      <text:p text:style-name="code"><text:s text:c="6"/>}</text:p>
      <text:p text:style-name="code"><text:s text:c="4"/>}</text:p>
      <text:p text:style-name="code"><text:s text:c="2"/>}</text:p>
      <text:h text:style-name="Heading_20_4" text:outline-level="4"><text:bookmark-start text:name="__RefHeading__33751_803968142"/>ThemeChanged<text:bookmark-end text:name="__RefHeading__33751_803968142"/></text:h>
      <text:p text:style-name="P12"><text:span text:style-name="T16">C++: </text:span><text:span text:style-name="T5">void</text:span><text:span text:style-name="T16"> </text:span><text:span text:style-name="T39"><text:bookmark-ref text:reference-format="text" text:ref-name="__RefHeading__33755_803968142">ELWindow</text:bookmark-ref></text:span><text:span text:style-name="T16">::</text:span><text:span text:style-name="T16"><text:bookmark-ref text:reference-format="text" text:ref-name="__RefHeading__33751_803968142">ThemeChanged</text:bookmark-ref></text:span><text:span text:style-name="T16">(</text:span><text:span text:style-name="T5">const</text:span><text:span text:style-name="T16"> </text:span><text:span text:style-name="T40">p</text:span><text:span text:style-name="T40"><text:bookmark-ref text:reference-format="text" text:ref-name="__RefHeading__32311_803968142">ELThemeColors</text:bookmark-ref></text:span><text:span text:style-name="T16"> theme);</text:span></text:p>
      <text:p text:style-name="Text_20_body"><text:span text:style-name="T16"><text:tab/></text:span><text:span text:style-name="T23">theme</text:span><text:span text:style-name="T16"> – Shall not be </text:span><text:span text:style-name="T24">NULL</text:span><text:span text:style-name="T16"> and shall point to the current correct data. – Strong guarantee.</text:span></text:p>
      <text:p text:style-name="P16"><text:tab/>Called by the host whenever any of the color/display data has been changed in the theme.</text:p>
      <text:p text:style-name="Text_20_body"><text:span text:style-name="T16"><text:tab/>For information purposes only. <text:s/>The theme colors are passed in, just in case the window/control does not grab a pointer using </text:span><text:span text:style-name="T35"><text:bookmark-ref text:reference-format="text" text:ref-name="__RefHeading__48198_803968142">ELLayout</text:bookmark-ref></text:span><text:span text:style-name="T23">::</text:span><text:span text:style-name="T23"><text:bookmark-ref text:reference-format="text" text:ref-name="__RefHeading__48190_803968142">ThemeColors</text:bookmark-ref></text:span><text:span text:style-name="T23">();</text:span></text:p>
      <text:p text:style-name="P10"><text:s text:c="2"/>example: c++</text:p>
      <text:p text:style-name="code"><text:span text:style-name="T16"><text:s text:c="2"/></text:span><text:span text:style-name="T12">void</text:span><text:span text:style-name="T16"> TextWindow::</text:span><text:span text:style-name="T16"><text:bookmark-ref text:reference-format="text" text:ref-name="__RefHeading__33751_803968142">ThemeChanged</text:bookmark-ref></text:span><text:span text:style-name="T16">(</text:span><text:span text:style-name="T12">const</text:span><text:span text:style-name="T28"> </text:span><text:span text:style-name="T41">p</text:span><text:span text:style-name="T41"><text:bookmark-ref text:reference-format="text" text:ref-name="__RefHeading__32311_803968142">ELThemeColors</text:bookmark-ref></text:span><text:span text:style-name="T28"> theme</text:span><text:span text:style-name="T16">) {</text:span></text:p>
      <text:p text:style-name="code"><text:span text:style-name="T16"><text:s text:c="4"/></text:span><text:span text:style-name="T55">// Do not want to recompute every render, only once per theme change.</text:span></text:p>
      <text:p text:style-name="P10"><text:s text:c="4"/>invalid_bg_clr = GetSysColor(COLOR_WINDOW);</text:p>
      <text:p text:style-name="code"><text:span text:style-name="T16"><text:s text:c="4"/></text:span><text:span text:style-name="T7">if</text:span><text:span text:style-name="T16"> ( brightness(invalid_bg_clr) &lt; 0.5f ) {</text:span></text:p>
      <text:p text:style-name="P10"><text:s text:c="6"/>invalid_text_clr = theme-&gt;text_light_color;</text:p>
      <text:p text:style-name="P10"><text:s text:c="4"/>}</text:p>
      <text:p text:style-name="code"><text:span text:style-name="T16"><text:s text:c="4"/></text:span><text:span text:style-name="T7">else</text:span><text:span text:style-name="T16"> {</text:span></text:p>
      <text:p text:style-name="P10"><text:s text:c="6"/>invalid_text_clr = theme-&gt;text_dark_color;</text:p>
      <text:p text:style-name="P10"><text:s text:c="4"/>}</text:p>
      <text:p text:style-name="code"><text:span text:style-name="T16"><text:s text:c="4"/></text:span><text:span text:style-name="T55">// Used as a general update.</text:span></text:p>
      <text:p text:style-name="code"><text:span text:style-name="T16"><text:s text:c="4"/></text:span><text:span text:style-name="T16"><text:bookmark-ref text:reference-format="text" text:ref-name="__RefHeading__37567_803968142">ChannelsChanged</text:bookmark-ref></text:span><text:span text:style-name="T16">();</text:span></text:p>
      <text:p text:style-name="P10"><text:s text:c="2"/>}</text:p>
      <text:p text:style-name="P10"/>
      <text:p text:style-name="code"><text:span text:style-name="T16"><text:s text:c="2"/></text:span><text:span text:style-name="T12">void</text:span><text:span text:style-name="T16"> mywindow::</text:span><text:span text:style-name="T16"><text:bookmark-ref text:reference-format="text" text:ref-name="__RefHeading__33751_803968142">ThemeChanged</text:bookmark-ref></text:span><text:span text:style-name="T16">(</text:span><text:span text:style-name="T12">const</text:span><text:span text:style-name="T28"> </text:span><text:span text:style-name="T41">p</text:span><text:span text:style-name="T41"><text:bookmark-ref text:reference-format="text" text:ref-name="__RefHeading__32311_803968142">ELThemeColors</text:bookmark-ref></text:span><text:span text:style-name="T28"> theme</text:span><text:span text:style-name="T16">) {</text:span></text:p>
      <text:p text:style-name="code"><text:span text:style-name="T16"><text:s text:c="4"/></text:span><text:span text:style-name="T55">// Let us tell all our channels that stuff changed. <text:s/>Assuming we are also a control.</text:span></text:p>
      <text:p text:style-name="code"><text:span text:style-name="T16"><text:s text:c="4"/></text:span><text:span text:style-name="T12">for</text:span><text:span text:style-name="T16"> (</text:span><text:span text:style-name="T40">UINT</text:span><text:span text:style-name="T16"> i = 0; i &lt; </text:span><text:span text:style-name="T16"><text:bookmark-ref text:reference-format="text" text:ref-name="__RefHeading__37561_803968142">ChannelCount</text:bookmark-ref></text:span><text:span text:style-name="T16">(); ++i) {</text:span></text:p>
      <text:p text:style-name="code"><text:span text:style-name="T16"><text:s text:c="6"/></text:span><text:span text:style-name="T16"><text:bookmark-ref text:reference-format="text" text:ref-name="__RefHeading__37569_803968142">ChannelModified</text:bookmark-ref></text:span><text:span text:style-name="T16">(</text:span><text:span text:style-name="T17"><text:reference-ref text:reference-format="text" text:ref-name="MODIFYOPTION_COLOR">MODIFYOPTION_COLOR</text:reference-ref></text:span><text:span text:style-name="T16">, channels[i], </text:span><text:span text:style-name="T17"><text:reference-ref text:reference-format="text" text:ref-name="INFOSELECT_PRIMARY">INFOSELECT_PRIMARY</text:reference-ref></text:span><text:span text:style-name="T16">);</text:span></text:p>
      <text:p text:style-name="P10"><text:s text:c="4"/>}</text:p>
      <text:p text:style-name="P10"><text:s text:c="2"/>}</text:p>
      <text:h text:style-name="Heading_20_4" text:outline-level="4"><text:bookmark-start text:name="__RefHeading__33753_803968142"/>HostStateChanged<text:bookmark-end text:name="__RefHeading__33753_803968142"/></text:h>
      <text:p text:style-name="code"><text:span text:style-name="T28">C++: </text:span><text:span text:style-name="T12">void</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53_803968142">HostStateChanged</text:bookmark-ref></text:span><text:span text:style-name="T28">(</text:span><text:span text:style-name="T12">const</text:span><text:span text:style-name="T28"> </text:span><text:span text:style-name="T41">p</text:span><text:span text:style-name="T41"><text:bookmark-ref text:reference-format="text" text:ref-name="__RefHeading__33721_803968142">ELHostInfo</text:bookmark-ref></text:span><text:span text:style-name="T28"> host);</text:span></text:p>
      <text:p text:style-name="Text_20_body"><text:span text:style-name="T28"><text:tab/></text:span><text:span text:style-name="T23">host</text:span><text:span text:style-name="T30"> – Shall not be </text:span><text:span text:style-name="T25">NULL</text:span><text:span text:style-name="T30"> and shall point to the current correct data. – Strong guarantee.</text:span></text:p>
      <text:p text:style-name="P16"><text:tab/>Called whenever the state of the host has changed. <text:s/>Most common reason is when the host connects/disconnects from a target.</text:p>
      <text:p text:style-name="Text_20_body"><text:span text:style-name="T16"><text:tab/>For information purposes only. <text:s/>Host info is passed in, just in case the window/control does not grab a pointer using </text:span><text:span text:style-name="T35"><text:bookmark-ref text:reference-format="text" text:ref-name="__RefHeading__49551_803968142">ELHost</text:bookmark-ref></text:span><text:span text:style-name="T23">::</text:span><text:span text:style-name="T23"><text:bookmark-ref text:reference-format="text" text:ref-name="__RefHeading__96164_803968142">HostInfo</text:bookmark-ref></text:span><text:span text:style-name="T23">();</text:span></text:p>
      <text:p text:style-name="P8"><text:s text:c="2"/>example: c++</text:p>
      <text:p text:style-name="code"><text:span text:style-name="T23"><text:s text:c="2"/></text:span><text:span text:style-name="T7">void</text:span><text:span text:style-name="T23"> TextWindow::</text:span><text:span text:style-name="T23"><text:bookmark-ref text:reference-format="text" text:ref-name="__RefHeading__33753_803968142">HostStateChanged</text:bookmark-ref></text:span><text:span text:style-name="T23">(</text:span><text:span text:style-name="T7">const</text:span><text:span text:style-name="T23"> </text:span><text:span text:style-name="T35">p</text:span><text:span text:style-name="T35"><text:bookmark-ref text:reference-format="text" text:ref-name="__RefHeading__33721_803968142">ELHostInfo</text:bookmark-ref></text:span><text:span text:style-name="T23"> host) {</text:span></text:p>
      <text:p text:style-name="code"><text:span text:style-name="T23"><text:s text:c="4"/></text:span><text:span text:style-name="T55">// Just update display.</text:span></text:p>
      <text:p text:style-name="code"><text:span text:style-name="T23"><text:s text:c="4"/></text:span><text:span text:style-name="T23"><text:bookmark-ref text:reference-format="text" text:ref-name="__RefHeading__37567_803968142">ChannelsChanged</text:bookmark-ref></text:span><text:span text:style-name="T23">();</text:span></text:p>
      <text:p text:style-name="P8"><text:s text:c="2"/>}</text:p>
      <text:p text:style-name="P8"><text:soft-page-break/></text:p>
      <text:p text:style-name="code"><text:span text:style-name="T23"><text:s text:c="2"/></text:span><text:span text:style-name="T7">void</text:span><text:span text:style-name="T23"> mywindow::</text:span><text:span text:style-name="T23"><text:bookmark-ref text:reference-format="text" text:ref-name="__RefHeading__33753_803968142">HostStateChanged</text:bookmark-ref></text:span><text:span text:style-name="T23">(</text:span><text:span text:style-name="T7">const</text:span><text:span text:style-name="T23"> </text:span><text:span text:style-name="T35">p</text:span><text:span text:style-name="T35"><text:bookmark-ref text:reference-format="text" text:ref-name="__RefHeading__33721_803968142">ELHostInfo</text:bookmark-ref></text:span><text:span text:style-name="T23"> host) {</text:span></text:p>
      <text:p text:style-name="P8"><text:s text:c="4"/>::InvalidateRect(<text:bookmark-ref text:reference-format="text" text:ref-name="__RefHeading__33731_803968142">GetHWND</text:bookmark-ref>(), <text:span text:style-name="T49">NULL</text:span>, <text:span text:style-name="T49">TRUE</text:span>);</text:p>
      <text:p text:style-name="code"><text:span text:style-name="T23"><text:s text:c="4"/></text:span><text:span text:style-name="T7">if</text:span><text:span text:style-name="T23"> ( !host-&gt;connected ) {</text:span></text:p>
      <text:p text:style-name="P8"><text:s text:c="6"/>::SetWindowText(<text:bookmark-ref text:reference-format="text" text:ref-name="__RefHeading__33731_803968142">GetHWND</text:bookmark-ref>(), <text:span text:style-name="T33">"Not connected"</text:span>);</text:p>
      <text:p text:style-name="code"><text:span text:style-name="T23"><text:s text:c="6"/></text:span><text:span text:style-name="T7">return</text:span><text:span text:style-name="T23">;</text:span></text:p>
      <text:p text:style-name="P8"><text:s text:c="4"/>}</text:p>
      <text:p text:style-name="code"><text:span text:style-name="T23"><text:s text:c="4"/></text:span><text:span text:style-name="T55">// Lets tell our channels that things have changed.</text:span></text:p>
      <text:p text:style-name="P8"><text:s text:c="4"/><text:bookmark-ref text:reference-format="text" text:ref-name="__RefHeading__37567_803968142">ChannelsChanged</text:bookmark-ref>();</text:p>
      <text:p text:style-name="P8"><text:s text:c="2"/>}</text:p>
      <text:h text:style-name="Heading_20_4" text:outline-level="4"><text:bookmark-start text:name="__RefHeading__33723_803968142"/>ApplicationOptionsChanged<text:bookmark-end text:name="__RefHeading__33723_803968142"/></text:h>
      <text:p text:style-name="code"><text:span text:style-name="T28">C++: </text:span><text:span text:style-name="T12">void</text:span><text:span text:style-name="T28"> </text:span><text:span text:style-name="T35"><text:bookmark-ref text:reference-format="text" text:ref-name="__RefHeading__33755_803968142">ELWindow</text:bookmark-ref></text:span><text:span text:style-name="T28">::</text:span><text:span text:style-name="T28"><text:bookmark-ref text:reference-format="text" text:ref-name="__RefHeading__33723_803968142">ApplicationOptionsChanged</text:bookmark-ref></text:span><text:span text:style-name="T28">(</text:span><text:span text:style-name="T12">void</text:span><text:span text:style-name="T28">);</text:span></text:p>
      <text:p text:style-name="P9"/>
      <text:p text:style-name="P16"><text:tab/>Called whenever the options/preferences of the host have changed. <text:s/>Shall only be called once per change (not once per option changed). <text:s/>See <text:span text:style-name="codetext"><text:bookmark-ref text:reference-format="text" text:ref-name="__RefHeading__300523_803968142">Application Options</text:bookmark-ref></text:span> for a list of possible options.</text:p>
      <text:p text:style-name="Text_20_body"><text:span text:style-name="T16"><text:tab/>This function allows the only valid context in which the function </text:span><text:span text:style-name="T35"><text:bookmark-ref text:reference-format="text" text:ref-name="__RefHeading__49551_803968142">ELHost</text:bookmark-ref></text:span><text:span text:style-name="codetext">::</text:span><text:span text:style-name="codetext"><text:bookmark-ref text:reference-format="text" text:ref-name="__RefHeading__90325_803968142">OptionChanged</text:bookmark-ref></text:span><text:span text:style-name="T16"> may be called.</text:span></text:p>
      <text:p text:style-name="P9"><text:s text:c="2"/>example: c++</text:p>
      <text:p text:style-name="P12"><text:span text:style-name="T16"><text:s text:c="2"/></text:span><text:span text:style-name="T5">void</text:span><text:span text:style-name="T16"> TextWindow::</text:span><text:span text:style-name="T16"><text:bookmark-ref text:reference-format="text" text:ref-name="__RefHeading__33723_803968142">ApplicationOptionsChanged</text:bookmark-ref></text:span><text:span text:style-name="T16">(</text:span><text:span text:style-name="T5">void</text:span><text:span text:style-name="T16">) {</text:span></text:p>
      <text:p text:style-name="P12"><text:span text:style-name="T16"><text:s text:c="4"/></text:span><text:span text:style-name="T5">const</text:span><text:span text:style-name="T16"> </text:span><text:span text:style-name="T5">char</text:span><text:span text:style-name="T16"> *value = </text:span><text:span text:style-name="T17">NULL</text:span><text:span text:style-name="T16">;</text:span></text:p>
      <text:p text:style-name="P12"><text:span text:style-name="T16"><text:s text:c="4"/></text:span><text:span text:style-name="T11">if</text:span><text:span text:style-name="T16"> ( (value = dll_host-&gt;</text:span><text:span text:style-name="T16"><text:bookmark-ref text:reference-format="text" text:ref-name="__RefHeading__90325_803968142">OptionChanged</text:bookmark-ref></text:span><text:span text:style-name="T16">(</text:span><text:span text:style-name="T40">"control_window_font_name"</text:span><text:span text:style-name="T16">)) != </text:span><text:span text:style-name="T17">NULL</text:span><text:span text:style-name="T16"> ) {</text:span></text:p>
      <text:p text:style-name="P12"><text:span text:style-name="T16"><text:s text:c="6"/></text:span><text:span text:style-name="T52">// Do something, knowing that the control_window_font_name has changed</text:span><text:span text:style-name="T18">.</text:span></text:p>
      <text:p text:style-name="P9"><text:s text:c="6"/>RepositionControls();</text:p>
      <text:p text:style-name="P9"><text:s text:c="4"/>}</text:p>
      <text:p text:style-name="P9"><text:s text:c="2"/>}</text:p>
      <text:h text:style-name="P22" text:outline-level="3"><text:bookmark-start text:name="__RefHeading__35564_803968142"/>ELControlWindow<text:bookmark-end text:name="__RefHeading__35564_803968142"/></text:h>
      <text:p text:style-name="Text_20_body"><text:tab/>This is a specialized interface that inherits from <text:span text:style-name="codetext"><text:span text:style-name="T35"><text:bookmark-ref text:reference-format="text" text:ref-name="__RefHeading__33755_803968142">ELWindow</text:bookmark-ref></text:span></text:span>. <text:s/>This window type is used for controls, the most common window that is displayed in the host. <text:s/>There are some restrictions when creating/using this type of window. <text:s/>See <text:span text:style-name="codetext"><text:bookmark-ref text:reference-format="text" text:ref-name="__RefHeading__34332_803968142">Control Window Concept</text:bookmark-ref></text:span> for further information.</text:p>
      <text:p text:style-name="Text_20_body"><text:tab/>As this is a child of <text:span text:style-name="codetext"><text:span text:style-name="T35"><text:bookmark-ref text:reference-format="text" text:ref-name="__RefHeading__33755_803968142">ELWindow</text:bookmark-ref></text:span></text:span>, only those functions that are unique are covered.</text:p>
      <text:p text:style-name="Text_20_body"><text:tab/>This interface shall return <text:span text:style-name="codetext"><text:span text:style-name="T49"><text:reference-ref text:reference-format="text" text:ref-name="ELWINDOWTYPE_CONTROL">ELWINDOWTYPE_CONTROL</text:reference-ref></text:span></text:span><text:span text:style-name="codetext"><text:span text:style-name="T49"> </text:span></text:span>for <text:span text:style-name="codetext"><text:bookmark-ref text:reference-format="text" text:ref-name="__RefHeading__33727_803968142">Type</text:bookmark-ref></text:span>.</text:p>
      <text:p text:style-name="Text_20_body"><text:tab/>This interface shall return <text:span text:style-name="codetext"><text:span text:style-name="T49">TRUE</text:span></text:span> for <text:span text:style-name="codetext"><text:bookmark-ref text:reference-format="text" text:ref-name="__RefHeading__33735_803968142">IsSavable</text:bookmark-ref></text:span></text:p>
      <text:p text:style-name="code"><text:span text:style-name="T7">interface</text:span> <text:span text:style-name="T35"><text:bookmark-ref text:reference-format="text" text:ref-name="__RefHeading__35564_803968142">ELControlWindow</text:bookmark-ref></text:span> : <text:span text:style-name="T35"><text:bookmark-ref text:reference-format="text" text:ref-name="__RefHeading__33755_803968142">ELWindow</text:bookmark-ref></text:span> {</text:p>
      <text:p text:style-name="code"><text:s text:c="2"/><text:span text:style-name="T53">// </text:span><text:span text:style-name="T53"><text:bookmark-ref text:reference-format="text" text:ref-name="__RefHeading__33755_803968142">ELWindow</text:bookmark-ref></text:span><text:span text:style-name="T53"> functions ...</text:span></text:p>
      <text:p text:style-name="code"><text:s text:c="2"/><text:span text:style-name="T35">p</text:span><text:span text:style-name="T35"><text:bookmark-ref text:reference-format="text" text:ref-name="__RefHeading__38347_803968142">ELControl</text:bookmark-ref></text:span> <text:bookmark-ref text:reference-format="text" text:ref-name="__RefHeading__35558_803968142">Control</text:bookmark-ref>(<text:span text:style-name="T7">void</text:span>);</text:p>
      <text:p text:style-name="code"><text:s text:c="2"/><text:span text:style-name="T7">void</text:span> <text:bookmark-ref text:reference-format="text" text:ref-name="__RefHeading__35560_803968142">DestroyHWND</text:bookmark-ref>(<text:span text:style-name="T7">void</text:span>);</text:p>
      <text:p text:style-name="code"><text:s text:c="2"/><text:span text:style-name="T35">HWND</text:span> <text:bookmark-ref text:reference-format="text" text:ref-name="__RefHeading__35562_803968142">CreateHWND</text:bookmark-ref>(<text:span text:style-name="T35">HWND</text:span>);</text:p>
      <text:p text:style-name="code">};</text:p>
      <text:p text:style-name="code"><text:span text:style-name="T7">typedef</text:span> <text:span text:style-name="T35"><text:bookmark-ref text:reference-format="text" text:ref-name="__RefHeading__35564_803968142">ELControlWindow</text:bookmark-ref></text:span> *<text:span text:style-name="T35">p</text:span><text:span text:style-name="T35"><text:bookmark-ref text:reference-format="text" text:ref-name="__RefHeading__35564_803968142">ELControlWindow</text:bookmark-ref></text:span>;</text:p>
      <text:h text:style-name="Heading_20_4" text:outline-level="4"><text:bookmark-start text:name="__RefHeading__35558_803968142"/>Control<text:bookmark-end text:name="__RefHeading__35558_803968142"/></text:h>
      <text:p text:style-name="code">C++: <text:span text:style-name="T35">p</text:span><text:span text:style-name="T35"><text:bookmark-ref text:reference-format="text" text:ref-name="__RefHeading__38347_803968142">ELControl</text:bookmark-ref></text:span> <text:span text:style-name="T35"><text:bookmark-ref text:reference-format="text" text:ref-name="__RefHeading__35564_803968142">ELControlWindow</text:bookmark-ref></text:span>::<text:bookmark-ref text:reference-format="text" text:ref-name="__RefHeading__35558_803968142">Control</text:bookmark-ref>(<text:span text:style-name="T7">void</text:span>);</text:p>
      <text:p text:style-name="code"/>
      <text:p text:style-name="Text_20_body"><text:tab/>This function is called to get the <text:span text:style-name="codetext"><text:span text:style-name="T35"><text:bookmark-ref text:reference-format="text" text:ref-name="__RefHeading__38347_803968142">ELControl</text:bookmark-ref></text:span></text:span> used by the window. <text:s/>An <text:span text:style-name="codetext"><text:span text:style-name="T35"><text:bookmark-ref text:reference-format="text" text:ref-name="__RefHeading__35564_803968142">ELControlWindow</text:bookmark-ref></text:span></text:span> expects one, and only one, control to exist. <text:s/>This control holds the channels and proper notifications that are needed to be considered a valid control, as seen by the host..</text:p>
      <text:p text:style-name="code"><text:s text:c="2"/>example: c++</text:p>
      <text:p text:style-name="code"><text:s text:c="2"/><text:span text:style-name="T35">p</text:span><text:span text:style-name="T35"><text:bookmark-ref text:reference-format="text" text:ref-name="__RefHeading__38347_803968142">ELControl</text:bookmark-ref></text:span> TextWindow::<text:bookmark-ref text:reference-format="text" text:ref-name="__RefHeading__35558_803968142">Control</text:bookmark-ref>() { <text:span text:style-name="T7">return</text:span> <text:span text:style-name="T7">static_cast</text:span>&lt;<text:span text:style-name="T35">p</text:span><text:span text:style-name="T35"><text:bookmark-ref text:reference-format="text" text:ref-name="__RefHeading__38347_803968142">ELControl</text:bookmark-ref></text:span>&gt;(<text:span text:style-name="T7">this</text:span>); }</text:p>
      <text:h text:style-name="Heading_20_4" text:outline-level="4"><text:bookmark-start text:name="__RefHeading__35560_803968142"/>DestroyHWND<text:bookmark-end text:name="__RefHeading__35560_803968142"/></text:h>
      <text:p text:style-name="code">C++: <text:span text:style-name="T7">void</text:span> <text:span text:style-name="T35"><text:bookmark-ref text:reference-format="text" text:ref-name="__RefHeading__35564_803968142">ELControlWindow</text:bookmark-ref></text:span>::<text:bookmark-ref text:reference-format="text" text:ref-name="__RefHeading__35560_803968142">DestroyHWND</text:bookmark-ref>(<text:span text:style-name="T7">void</text:span>);</text:p>
      <text:p text:style-name="code"/>
      <text:p text:style-name="Text_20_body"><text:tab/>This function is meant to destroy only the <text:span text:style-name="T35">HWND</text:span> that is a part of the window. <text:s/>The host attempts to keep Windows resource allocations low; to do this, the host tells all <text:span text:style-name="T35"><text:bookmark-ref text:reference-format="text" text:ref-name="__RefHeading__35564_803968142">ELControlWindow</text:bookmark-ref></text:span> that are not visible to destroy only their underlying <text:span text:style-name="T35">HWND</text:span>.</text:p>
      <text:p text:style-name="Text_20_body"><text:tab/>The host will call <text:span text:style-name="codetext"><text:bookmark-ref text:reference-format="text" text:ref-name="__RefHeading__35562_803968142">CreateHWND</text:bookmark-ref></text:span> when the window is needed again.</text:p>
      <text:p text:style-name="code"><text:s text:c="2"/>example: c++</text:p>
      <text:p text:style-name="code"><text:s text:c="2"/><text:span text:style-name="T7">void</text:span> TextWindow::<text:bookmark-ref text:reference-format="text" text:ref-name="__RefHeading__35560_803968142">DestroyHWND</text:bookmark-ref>() {</text:p>
      <text:p text:style-name="code"><text:s text:c="4"/><text:span text:style-name="T53">// If the underlying HWND is not valid it is already considered destroyed.</text:span></text:p>
      <text:p text:style-name="code"><text:s text:c="4"/><text:span text:style-name="T7">if</text:span> ( !::IsWindow(<text:bookmark-ref text:reference-format="text" text:ref-name="__RefHeading__33731_803968142">GetHWND</text:bookmark-ref>()) ) { <text:span text:style-name="T7">return</text:span>; }</text:p>
      <text:p text:style-name="code"><text:s text:c="4"/>keep_elwindow = <text:span text:style-name="T7">true</text:span>;</text:p>
      <text:p text:style-name="code"><text:s text:c="4"/>DestroyWindow();</text:p>
      <text:p text:style-name="code"><text:s text:c="2"/>}</text:p>
      <text:h text:style-name="Heading_20_4" text:outline-level="4"><text:bookmark-start text:name="__RefHeading__35562_803968142"/>CreateHWND<text:bookmark-end text:name="__RefHeading__35562_803968142"/></text:h>
      <text:p text:style-name="code">C++: <text:span text:style-name="T35">HWND</text:span> <text:span text:style-name="T35"><text:bookmark-ref text:reference-format="text" text:ref-name="__RefHeading__35564_803968142">ELControlWindow</text:bookmark-ref></text:span>::<text:bookmark-ref text:reference-format="text" text:ref-name="__RefHeading__35562_803968142">CreateHWND</text:bookmark-ref>(<text:span text:style-name="T35">HWND</text:span> parent);</text:p>
      <text:p text:style-name="code"/>
      <text:p text:style-name="Text_20_body"><text:tab/>This function is meant to create only the <text:span text:style-name="T35">HWND</text:span> for the window. <text:s/>The host uses this to create the <text:span text:style-name="T35">HWND</text:span> to allow for display when the control is meant to be visible. <text:s/>Generally, when the page that the <text:soft-page-break/>control was on become visible.</text:p>
      <text:p text:style-name="code"><text:s text:c="2"/>example: c++</text:p>
      <text:p text:style-name="code"><text:s text:c="2"/><text:span text:style-name="T35">HWND</text:span> TextWindow::<text:bookmark-ref text:reference-format="text" text:ref-name="__RefHeading__35562_803968142">CreateHWND</text:bookmark-ref>(<text:span text:style-name="T35">HWND</text:span> parent) {</text:p>
      <text:p text:style-name="code"><text:s text:c="4"/><text:span text:style-name="T7">if</text:span> ( ::IsWindow(<text:bookmark-ref text:reference-format="text" text:ref-name="__RefHeading__33731_803968142">GetHWND</text:bookmark-ref>()) ||</text:p>
      <text:p text:style-name="code"><text:s text:c="9"/>CDialog::Create(<text:span text:style-name="T49">IDD_TEXT_CONTROL</text:span>, CWnd::FromHandle(parent)) == <text:span text:style-name="T49">TRUE</text:span> ) {</text:p>
      <text:p text:style-name="code"><text:s text:c="6"/><text:span text:style-name="T7">return</text:span> <text:bookmark-ref text:reference-format="text" text:ref-name="__RefHeading__33731_803968142">GetHWND</text:bookmark-ref>();</text:p>
      <text:p text:style-name="code"><text:s text:c="4"/>}</text:p>
      <text:p text:style-name="code"><text:s text:c="4"/><text:span text:style-name="T7">return</text:span> <text:span text:style-name="T49">NULL</text:span>;</text:p>
      <text:p text:style-name="code"><text:s text:c="2"/>}</text:p>
      <text:h text:style-name="P22" text:outline-level="3"><text:bookmark-start text:name="__RefHeading__36214_803968142"/>ELLayoutWindow<text:bookmark-end text:name="__RefHeading__36214_803968142"/></text:h>
      <text:p text:style-name="Text_20_body"><text:tab/>This interface is a specialization of <text:span text:style-name="codetext"><text:span text:style-name="T35"><text:bookmark-ref text:reference-format="text" text:ref-name="__RefHeading__33755_803968142">ELWindow</text:bookmark-ref></text:span></text:span>. <text:s/>The windows created of this type are generally auto-loaded by the host during initialization, and are attached to the host window in such a way that they may not move, but may shrink and expand when needed. <text:s/>The tab control under the menu in the host is an example.</text:p>
      <text:p text:style-name="Text_20_body"><text:tab/>As this is a child of <text:span text:style-name="codetext"><text:span text:style-name="T35"><text:bookmark-ref text:reference-format="text" text:ref-name="__RefHeading__33755_803968142">ELWindow</text:bookmark-ref></text:span></text:span>, only those functions that are unique are covered.</text:p>
      <text:p text:style-name="Text_20_body"><text:tab/>This interface shall return <text:span text:style-name="codetext"><text:span text:style-name="T49"><text:reference-ref text:reference-format="text" text:ref-name="ELWINDOWTYPE_LAYOUT">ELWINDOWTYPE_LAYOUT</text:reference-ref></text:span></text:span> for <text:span text:style-name="codetext"><text:bookmark-ref text:reference-format="text" text:ref-name="__RefHeading__33727_803968142">Type</text:bookmark-ref></text:span>.</text:p>
      <text:p text:style-name="Text_20_body"><text:tab/>This interface shall return <text:span text:style-name="codetext"><text:span text:style-name="T49">TRUE</text:span></text:span> for <text:span text:style-name="codetext"><text:bookmark-ref text:reference-format="text" text:ref-name="__RefHeading__33733_803968142">CanResize</text:bookmark-ref></text:span> regardless of the <text:span text:style-name="codetext"><text:span text:style-name="T35"><text:bookmark-ref text:reference-format="text" text:ref-name="__RefHeading__33757_803968142">RECT</text:bookmark-ref></text:span></text:span> value.</text:p>
      <text:p text:style-name="Text_20_body"><text:tab/>This interface shall return <text:span text:style-name="codetext"><text:span text:style-name="T49">FALSE</text:span></text:span> for <text:span text:style-name="codetext"><text:bookmark-ref text:reference-format="text" text:ref-name="__RefHeading__33735_803968142">IsSavable</text:bookmark-ref></text:span>.</text:p>
      <text:p text:style-name="Text_20_body"><text:tab/>This interface shall return <text:span text:style-name="codetext"><text:span text:style-name="T41">"layout_window"</text:span></text:span> for <text:span text:style-name="codetext"><text:bookmark-ref text:reference-format="text" text:ref-name="__RefHeading__33741_803968142">TypeName</text:bookmark-ref></text:span>.</text:p>
      <text:p text:style-name="code"><text:span text:style-name="T7">interface</text:span> <text:span text:style-name="T35"><text:bookmark-ref text:reference-format="text" text:ref-name="__RefHeading__36214_803968142">ELLayoutWindow</text:bookmark-ref></text:span> : <text:span text:style-name="T35"><text:bookmark-ref text:reference-format="text" text:ref-name="__RefHeading__33755_803968142">ELWindow</text:bookmark-ref></text:span> {</text:p>
      <text:p text:style-name="code"><text:s text:c="2"/><text:span text:style-name="T53">// </text:span><text:span text:style-name="T53"><text:bookmark-ref text:reference-format="text" text:ref-name="__RefHeading__33755_803968142">ELWindow</text:bookmark-ref></text:span><text:span text:style-name="T53"> functions ...</text:span></text:p>
      <text:p text:style-name="code"><text:s text:c="2"/><text:span text:style-name="T35">p</text:span><text:span text:style-name="T35"><text:bookmark-ref text:reference-format="text" text:ref-name="__RefHeading__41900_803968142">ELLayoutManager</text:bookmark-ref></text:span> <text:bookmark-ref text:reference-format="text" text:ref-name="__RefHeading__55224_803968142">LayoutManager</text:bookmark-ref>(<text:span text:style-name="T7">void</text:span>);</text:p>
      <text:p text:style-name="code"><text:s text:c="2"/><text:span text:style-name="T7">void</text:span> <text:bookmark-ref text:reference-format="text" text:ref-name="__RefHeading__55220_803968142">Shrink</text:bookmark-ref>(<text:span text:style-name="T7">void</text:span>);</text:p>
      <text:p text:style-name="code"><text:s text:c="2"/><text:span text:style-name="T7">void</text:span> <text:bookmark-ref text:reference-format="text" text:ref-name="__RefHeading__55222_803968142">Expand</text:bookmark-ref>(<text:span text:style-name="T7">void</text:span>);</text:p>
      <text:p text:style-name="code">};</text:p>
      <text:p text:style-name="code"><text:span text:style-name="T7">typedef</text:span> <text:span text:style-name="T35"><text:bookmark-ref text:reference-format="text" text:ref-name="__RefHeading__36214_803968142">ELLayoutWindow</text:bookmark-ref></text:span> *<text:span text:style-name="T35">p</text:span><text:span text:style-name="T35"><text:bookmark-ref text:reference-format="text" text:ref-name="__RefHeading__36214_803968142">ELLayoutWindow</text:bookmark-ref></text:span>;</text:p>
      <text:h text:style-name="Heading_20_4" text:outline-level="4"><text:bookmark-start text:name="__RefHeading__55224_803968142"/>LayoutManager<text:bookmark-end text:name="__RefHeading__55224_803968142"/></text:h>
      <text:p text:style-name="code">C++: <text:span text:style-name="T35">p</text:span><text:span text:style-name="T35"><text:bookmark-ref text:reference-format="text" text:ref-name="__RefHeading__41900_803968142">ELLayoutManager</text:bookmark-ref></text:span> <text:span text:style-name="T35"><text:bookmark-ref text:reference-format="text" text:ref-name="__RefHeading__36214_803968142">ELLayoutWindow</text:bookmark-ref></text:span>::<text:bookmark-ref text:reference-format="text" text:ref-name="__RefHeading__55224_803968142">LayoutManager</text:bookmark-ref>(<text:span text:style-name="T7">void</text:span>);</text:p>
      <text:p text:style-name="code"/>
      <text:p text:style-name="Text_20_body"><text:tab/>This function is used when the host requires the underyling manager for the window. <text:s/>Due to the layout window acting like an auto load window, this may return <text:span text:style-name="codetext"><text:span text:style-name="T49">NULL</text:span></text:span>.</text:p>
      <text:p text:style-name="code"><text:s text:c="2"/>example: c++</text:p>
      <text:p text:style-name="code"><text:s text:c="2"/><text:span text:style-name="T35">p</text:span><text:span text:style-name="T35"><text:bookmark-ref text:reference-format="text" text:ref-name="__RefHeading__41900_803968142">ELLayoutManager</text:bookmark-ref></text:span> mywindow::<text:bookmark-ref text:reference-format="text" text:ref-name="__RefHeading__55224_803968142">LayoutManager</text:bookmark-ref>() {</text:p>
      <text:p text:style-name="code"><text:s text:c="4"/><text:span text:style-name="T53">// This window wants to be notified about layout changes.</text:span></text:p>
      <text:p text:style-name="code"><text:s text:c="4"/><text:span text:style-name="T7">return</text:span> mymanager;</text:p>
      <text:p text:style-name="code"><text:s text:c="4"/><text:span text:style-name="T53">// This window is just for auto loaded windows and does not care.</text:span></text:p>
      <text:p text:style-name="code"><text:s text:c="4"/><text:span text:style-name="T7">return</text:span> <text:span text:style-name="T49">NULL</text:span>;</text:p>
      <text:p text:style-name="code"><text:s text:c="2"/>}</text:p>
      <text:h text:style-name="Heading_20_4" text:outline-level="4"><text:bookmark-start text:name="__RefHeading__55220_803968142"/>Shrink<text:bookmark-end text:name="__RefHeading__55220_803968142"/></text:h>
      <text:p text:style-name="code">C++: <text:span text:style-name="T7">void</text:span> <text:span text:style-name="T35"><text:bookmark-ref text:reference-format="text" text:ref-name="__RefHeading__36214_803968142">ELLayoutWindow</text:bookmark-ref></text:span>::<text:bookmark-ref text:reference-format="text" text:ref-name="__RefHeading__55220_803968142">Shrink</text:bookmark-ref>(<text:span text:style-name="T7">void</text:span>);</text:p>
      <text:p text:style-name="code"/>
      <text:p text:style-name="Text_20_body"><text:tab/>This function is called by the host to tell a window to shrink. <text:s/>This call gives the window a chance to display differently based off the size (width or height depending on location) alllowed. <text:s/>Possibly a chance to make the window act like a button, when clicked the window will expand back to previous size.</text:p>
      <text:p text:style-name="Text_20_body"><text:tab/>The window is to store current size prior to shrinking, as the host does not hold on to that information.</text:p>
      <text:p text:style-name="Text_20_body"><text:tab/>This function is not currently called by the host. <text:s/>Meant for future features.</text:p>
      <text:h text:style-name="Heading_20_4" text:outline-level="4"><text:bookmark-start text:name="__RefHeading__55222_803968142"/><text:soft-page-break/>Expand<text:bookmark-end text:name="__RefHeading__55222_803968142"/></text:h>
      <text:p text:style-name="code">C++: <text:span text:style-name="T7">void</text:span> <text:span text:style-name="T35"><text:bookmark-ref text:reference-format="text" text:ref-name="__RefHeading__36214_803968142">ELLayoutWindow</text:bookmark-ref></text:span>::<text:bookmark-ref text:reference-format="text" text:ref-name="__RefHeading__55222_803968142">Expand</text:bookmark-ref>(<text:span text:style-name="T7">void</text:span>);</text:p>
      <text:p text:style-name="code"/>
      <text:p text:style-name="Text_20_body"><text:tab/>This function is called by the host to tell a window to expand. <text:s/>Generally, once supported, the host will only call this when the window is in a shrunken state.</text:p>
      <text:p text:style-name="Text_20_body"><text:tab/>The window should revert back to the last full size prior to being shrunk after this call.</text:p>
      <text:p text:style-name="Text_20_body"><text:tab/>This function is not currently called by the host. <text:s/>Meant for future features.</text:p>
      <text:h text:style-name="P22" text:outline-level="3"><text:bookmark-start text:name="__RefHeading__36879_803968142"/>ELChannelGroup<text:bookmark-end text:name="__RefHeading__36879_803968142"/></text:h>
      <text:p text:style-name="Text_20_body"><text:tab/>This interface holds a group of channels. <text:s/>As the host only works with groups of channels when registering and unregistering information to capture, this is a very important interface. <text:s/>Generally a group of channels will consist of a specific type of channel, having this ability allows for like channels to be combined as needed. <text:s/>For a general purpose group, having the type allowed be <text:span text:style-name="codetext"><text:span text:style-name="T49"><text:reference-ref text:reference-format="text" text:ref-name="CHANNELTYPE_ALL">CHANNELTYPE_ALL</text:reference-ref></text:span></text:span> will allow for all channels to be included in the group.</text:p>
      <text:p text:style-name="code"><text:span text:style-name="T5">interface</text:span> <text:span text:style-name="T35"><text:bookmark-ref text:reference-format="text" text:ref-name="__RefHeading__36879_803968142">ELChannelGroup</text:bookmark-ref></text:span> {</text:p>
      <text:p text:style-name="code"><text:s text:c="2"/><text:span text:style-name="T5">void</text:span> <text:bookmark-ref text:reference-format="text" text:ref-name="__RefHeading__37553_803968142">Update</text:bookmark-ref>(<text:span text:style-name="T5">void</text:span>);</text:p>
      <text:p text:style-name="code"><text:s text:c="2"/><text:span text:style-name="T40">UINT</text:span> <text:bookmark-ref text:reference-format="text" text:ref-name="__RefHeading__37557_803968142">AddChannel</text:bookmark-ref>(<text:span text:style-name="T40">p</text:span><text:span text:style-name="T40"><text:bookmark-ref text:reference-format="text" text:ref-name="__RefHeading__32315_803968142">ELChannelInfo</text:bookmark-ref></text:span>);</text:p>
      <text:p text:style-name="code"><text:s text:c="2"/><text:span text:style-name="T5">void</text:span> <text:bookmark-ref text:reference-format="text" text:ref-name="__RefHeading__37559_803968142">RemoveChannel</text:bookmark-ref>(<text:span text:style-name="T40">p</text:span><text:span text:style-name="T40"><text:bookmark-ref text:reference-format="text" text:ref-name="__RefHeading__32315_803968142">ELChannelInfo</text:bookmark-ref></text:span>);</text:p>
      <text:p text:style-name="code"><text:s text:c="2"/><text:span text:style-name="T40">UINT</text:span> <text:bookmark-ref text:reference-format="text" text:ref-name="__RefHeading__37561_803968142">ChannelCount</text:bookmark-ref>(<text:span text:style-name="T5">void</text:span>);</text:p>
      <text:p text:style-name="code"><text:s text:c="2"/><text:span text:style-name="T40">p</text:span><text:span text:style-name="T40"><text:bookmark-ref text:reference-format="text" text:ref-name="__RefHeading__32315_803968142">ELChannelInfo</text:bookmark-ref></text:span> <text:bookmark-ref text:reference-format="text" text:ref-name="__RefHeading__37563_803968142">Channel</text:bookmark-ref>(<text:span text:style-name="T40">UINT</text:span>);</text:p>
      <text:p text:style-name="code"><text:s text:c="2"/><text:span text:style-name="T41">BOOL</text:span> <text:bookmark-ref text:reference-format="text" text:ref-name="__RefHeading__37565_803968142">ChannelIndex</text:bookmark-ref>(<text:span text:style-name="T35">p</text:span><text:span text:style-name="T35"><text:bookmark-ref text:reference-format="text" text:ref-name="__RefHeading__32315_803968142">ELChannelInfo</text:bookmark-ref></text:span>, <text:span text:style-name="T35">UINT</text:span> *);</text:p>
      <text:p text:style-name="code"><text:s text:c="2"/><text:span text:style-name="T5">void</text:span> <text:bookmark-ref text:reference-format="text" text:ref-name="__RefHeading__37567_803968142">ChannelsChanged</text:bookmark-ref>(<text:span text:style-name="T5">void</text:span>);</text:p>
      <text:p text:style-name="code"><text:s text:c="2"/><text:span text:style-name="T5">void</text:span> <text:bookmark-ref text:reference-format="text" text:ref-name="__RefHeading__37569_803968142">ChannelModified</text:bookmark-ref>(<text:span text:style-name="T35"><text:bookmark-ref text:reference-format="text" text:ref-name="__RefHeading__32765_803968142">MODIFYOPTION</text:bookmark-ref></text:span>, <text:span text:style-name="T40">p</text:span><text:span text:style-name="T40"><text:bookmark-ref text:reference-format="text" text:ref-name="__RefHeading__32315_803968142">ELChannelInfo</text:bookmark-ref></text:span>, <text:span text:style-name="T35"><text:bookmark-ref text:reference-format="text" text:ref-name="__RefHeading__32759_803968142">INFOSELECT</text:bookmark-ref></text:span>);</text:p>
      <text:p text:style-name="code"><text:s text:c="2"/><text:span text:style-name="T7">const</text:span> <text:span text:style-name="T35">p</text:span><text:span text:style-name="T35"><text:bookmark-ref text:reference-format="text" text:ref-name="__RefHeading__32357_803968142">ELChannelSelectInfo</text:bookmark-ref></text:span> <text:bookmark-ref text:reference-format="text" text:ref-name="__RefHeading__55218_803968142">Info</text:bookmark-ref>(<text:span text:style-name="T7">void</text:span>);</text:p>
      <text:p text:style-name="code">};</text:p>
      <text:p text:style-name="code"><text:span text:style-name="T5">typedef</text:span> <text:span text:style-name="T35"><text:bookmark-ref text:reference-format="text" text:ref-name="__RefHeading__36879_803968142">ELChannelGroup</text:bookmark-ref></text:span> *<text:span text:style-name="T40">p</text:span><text:span text:style-name="T35"><text:bookmark-ref text:reference-format="text" text:ref-name="__RefHeading__36879_803968142">ELChannelGroup</text:bookmark-ref></text:span>;</text:p>
      <text:h text:style-name="Heading_20_4" text:outline-level="4"><text:bookmark-start text:name="__RefHeading__37553_803968142"/>Update<text:bookmark-end text:name="__RefHeading__37553_803968142"/></text:h>
      <text:p text:style-name="code">C++: <text:span text:style-name="T5">void</text:span> <text:span text:style-name="T35"><text:bookmark-ref text:reference-format="text" text:ref-name="__RefHeading__36879_803968142">ELChannelGroup</text:bookmark-ref></text:span>::<text:bookmark-ref text:reference-format="text" text:ref-name="__RefHeading__37553_803968142">Update</text:bookmark-ref>(<text:span text:style-name="T5">void</text:span>);</text:p>
      <text:p text:style-name="code"/>
      <text:p text:style-name="Text_20_body"><text:tab/>This function is called at a certain interval by the host; typically every 15ms depending on settings. <text:s/>The host will only call this for those groups that have been registered. <text:s/>As this is also a base interface for other groups, this call may have further restrictions which will be detailed in the interface if differed.</text:p>
      <text:p text:style-name="code"><text:s text:c="2"/>example: c++</text:p>
      <text:p text:style-name="code"><text:s text:c="2"/><text:span text:style-name="T53">// Do nothing, the Text control does not handle backgroun processing.</text:span></text:p>
      <text:p text:style-name="code"><text:s text:c="2"/><text:span text:style-name="T5">void</text:span> TextWindow::<text:bookmark-ref text:reference-format="text" text:ref-name="__RefHeading__37553_803968142">Update</text:bookmark-ref>(<text:span text:style-name="T5">void</text:span>) { }</text:p>
      <text:p text:style-name="code"/>
      <text:p text:style-name="code"><text:s text:c="2"/>std::vector&lt;<text:span text:style-name="T40">p</text:span><text:span text:style-name="T40"><text:bookmark-ref text:reference-format="text" text:ref-name="__RefHeading__32315_803968142">ELChannelInfo</text:bookmark-ref></text:span>&gt; mygroup::channels;</text:p>
      <text:p text:style-name="code"><text:s text:c="2"/><text:span text:style-name="T5">void</text:span> mygroup::<text:bookmark-ref text:reference-format="text" text:ref-name="__RefHeading__37553_803968142">Update</text:bookmark-ref>(<text:span text:style-name="T5">void</text:span>) {</text:p>
      <text:p text:style-name="code"><text:s text:c="4"/><text:span text:style-name="T53">// All our channels are considered up to date.</text:span></text:p>
      <text:p text:style-name="code"><text:s text:c="4"/><text:span text:style-name="T7">for</text:span> (size_t i = 0; i &lt; channels.size(); ++i) {</text:p>
      <text:p text:style-name="code"><text:s text:c="6"/><text:span text:style-name="T7">if</text:span> ( channels[i]-&gt;valid ) {</text:p>
      <text:p text:style-name="code"><text:s text:c="8"/>DoSomething(channels[i]);</text:p>
      <text:p text:style-name="code"><text:s text:c="6"/>}</text:p>
      <text:p text:style-name="code"><text:s text:c="4"/>}</text:p>
      <text:p text:style-name="code"><text:s text:c="2"/>}</text:p>
      <text:p text:style-name="code"><text:s text:c="2"/><text:span text:style-name="T53">// Example of host function.</text:span></text:p>
      <text:p text:style-name="code"><text:s text:c="2"/>std::vector&lt;<text:span text:style-name="T40">p</text:span><text:span text:style-name="T40"><text:bookmark-ref text:reference-format="text" text:ref-name="__RefHeading__36879_803968142">ELChannelGroup</text:bookmark-ref></text:span>&gt; thehost::groups;</text:p>
      <text:p text:style-name="code"><text:s text:c="2"/><text:span text:style-name="T40">UINT</text:span> thehost::time_passed = 0;</text:p>
      <text:p text:style-name="code"><text:s text:c="2"/><text:span text:style-name="T5">void</text:span> thehost::foo(<text:span text:style-name="T5">void</text:span>) {</text:p>
      <text:p text:style-name="code"><text:s text:c="4"/><text:span text:style-name="T7">if</text:span> ( time_passed &gt; 15 ) {</text:p>
      <text:p text:style-name="code"><text:s text:c="6"/><text:span text:style-name="T7">for</text:span> (size_t i = 0; i &lt; groups.size(); ++i) {</text:p>
      <text:p text:style-name="code"><text:s text:c="8"/>groups[i]-&gt;<text:bookmark-ref text:reference-format="text" text:ref-name="__RefHeading__37553_803968142">Update</text:bookmark-ref>();</text:p>
      <text:p text:style-name="code"><text:s text:c="6"/>}</text:p>
      <text:p text:style-name="code"><text:s text:c="6"/>time_passed = 0;</text:p>
      <text:p text:style-name="code"><text:s text:c="4"/>}</text:p>
      <text:p text:style-name="code"><text:soft-page-break/><text:s text:c="4"/><text:span text:style-name="T53">// ...</text:span></text:p>
      <text:p text:style-name="code"><text:s text:c="2"/>}</text:p>
      <text:h text:style-name="Heading_20_4" text:outline-level="4"><text:bookmark-start text:name="__RefHeading__37557_803968142"/>AddChannel<text:bookmark-end text:name="__RefHeading__37557_803968142"/></text:h>
      <text:p text:style-name="code">C++: <text:span text:style-name="T40">UINT</text:span> <text:span text:style-name="T35"><text:bookmark-ref text:reference-format="text" text:ref-name="__RefHeading__36879_803968142">ELChannelGroup</text:bookmark-ref></text:span>::<text:bookmark-ref text:reference-format="text" text:ref-name="__RefHeading__37557_803968142">AddChannel</text:bookmark-ref>(<text:span text:style-name="T40">p</text:span><text:span text:style-name="T40"><text:bookmark-ref text:reference-format="text" text:ref-name="__RefHeading__32315_803968142">ELChannelInfo</text:bookmark-ref></text:span> channel);</text:p>
      <text:p text:style-name="Text_20_body"><text:span text:style-name="T16"><text:tab/></text:span><text:span text:style-name="codetext">channel</text:span><text:span text:style-name="T16"> – Shall be a newly allocated channel.</text:span></text:p>
      <text:p text:style-name="P16"><text:tab/>This is called by the host when adding a new channel to the group. <text:s/>The group shall accept all adds without failure, or minimal failure. <text:s/>Only used by the host if the host is to maintain the contents of the group. <text:s/>A control may contain many channels while only displaying one channel at a time.</text:p>
      <text:p text:style-name="P16"><text:tab/>See <text:span text:style-name="codetext"><text:bookmark-ref text:reference-format="text" text:ref-name="__RefHeading__96204_803968142">SetChannels</text:bookmark-ref></text:span> or <text:span text:style-name="codetext"><text:bookmark-ref text:reference-format="text" text:ref-name="__RefHeading__96232_803968142">SetChannelsEx</text:bookmark-ref></text:span>.</text:p>
      <text:p text:style-name="P16"><text:tab/>This function shall return the index of the newly added channel. <text:s/>If the channel could not be added; the function shall return a <text:span text:style-name="codetext">(</text:span><text:span text:style-name="codetext"><text:span text:style-name="T40">UINT</text:span></text:span><text:span text:style-name="codetext">)-1</text:span>.</text:p>
      <text:p text:style-name="P10"><text:s text:c="2"/>example: c++</text:p>
      <text:p text:style-name="code"><text:span text:style-name="T16"><text:s text:c="2"/></text:span><text:span text:style-name="codetext"><text:span text:style-name="T40">UINT</text:span></text:span><text:span text:style-name="T16"> TextWindow::</text:span><text:span text:style-name="T16"><text:bookmark-ref text:reference-format="text" text:ref-name="__RefHeading__37557_803968142">AddChannel</text:bookmark-ref></text:span><text:span text:style-name="T16">(</text:span><text:span text:style-name="T41">p</text:span><text:span text:style-name="T41"><text:bookmark-ref text:reference-format="text" text:ref-name="__RefHeading__32315_803968142">ELChannelInfo</text:bookmark-ref></text:span><text:span text:style-name="T16"> channel) {</text:span></text:p>
      <text:p text:style-name="code"><text:span text:style-name="T16"><text:s text:c="4"/></text:span><text:span text:style-name="T53">// Check to see if we already added this channel. <text:s/>Should not happen,</text:span></text:p>
      <text:p text:style-name="code"><text:span text:style-name="T16"><text:s text:c="4"/></text:span><text:span text:style-name="T53">// but doesn't hurt to check.</text:span></text:p>
      <text:p text:style-name="P14"><text:s text:c="4"/>// The Text control accepts many channels, but only displays one channel at a time.</text:p>
      <text:p text:style-name="code"><text:span text:style-name="T16"><text:s text:c="4"/></text:span><text:span text:style-name="T12">for</text:span><text:span text:style-name="T16"> (size_t i = 0; i &lt; channels.size(); ++i) {</text:span></text:p>
      <text:p text:style-name="code"><text:span text:style-name="T16"><text:s text:c="6"/></text:span><text:span text:style-name="T12">if</text:span><text:span text:style-name="T16"> ( channels[i] == channel ) { </text:span><text:span text:style-name="T12">return</text:span><text:span text:style-name="T16"> </text:span><text:span text:style-name="T17">i</text:span><text:span text:style-name="T16">; }</text:span></text:p>
      <text:p text:style-name="P10"><text:s text:c="4"/>}</text:p>
      <text:p text:style-name="code"><text:span text:style-name="T16"><text:s text:c="4"/></text:span><text:span text:style-name="T12">try</text:span><text:span text:style-name="T16"> {</text:span></text:p>
      <text:p text:style-name="P10"><text:s text:c="6"/>channels.push_back(channel);</text:p>
      <text:p text:style-name="code"><text:span text:style-name="T16"><text:s text:c="6"/></text:span><text:span text:style-name="T12">return</text:span><text:span text:style-name="T16"> channels.size()-1;</text:span></text:p>
      <text:p text:style-name="P10"><text:s text:c="4"/>}</text:p>
      <text:p text:style-name="code"><text:span text:style-name="T16"><text:s text:c="4"/></text:span><text:span text:style-name="T12">catch</text:span><text:span text:style-name="T16"> (...) {}</text:span></text:p>
      <text:p text:style-name="code"><text:span text:style-name="T16"><text:s text:c="4"/></text:span><text:span text:style-name="T12">return</text:span><text:span text:style-name="T16"> (</text:span><text:span text:style-name="codetext"><text:span text:style-name="T40">UINT</text:span></text:span><text:span text:style-name="T16">)-1;</text:span></text:p>
      <text:p text:style-name="P10"><text:s text:c="2"/>}</text:p>
      <text:h text:style-name="Heading_20_4" text:outline-level="4"><text:bookmark-start text:name="__RefHeading__37559_803968142"/>RemoveChannel<text:bookmark-end text:name="__RefHeading__37559_803968142"/></text:h>
      <text:p text:style-name="code">C++: <text:span text:style-name="T5">void</text:span> <text:span text:style-name="T35"><text:bookmark-ref text:reference-format="text" text:ref-name="__RefHeading__36879_803968142">ELChannelGroup</text:bookmark-ref></text:span>::<text:bookmark-ref text:reference-format="text" text:ref-name="__RefHeading__37559_803968142">RemoveChannel</text:bookmark-ref>(<text:span text:style-name="T40">p</text:span><text:span text:style-name="T40"><text:bookmark-ref text:reference-format="text" text:ref-name="__RefHeading__32315_803968142">ELChannelInfo</text:bookmark-ref></text:span> channel);</text:p>
      <text:p text:style-name="Text_20_body"><text:span text:style-name="T16"><text:tab/></text:span><text:span text:style-name="codetext">channel</text:span><text:span text:style-name="T16"> – Shall be a channel that exists in the group.</text:span></text:p>
      <text:p text:style-name="P16"><text:tab/>This is called when a channel is to be removed from a group. <text:s/>Only used by the host if the host is to maintain the contents of a group. <text:s/>If by chance the group contains the same channel pointer twice in its list, only remove the first occurance, another remove call should occur to remove the next matching channel.</text:p>
      <text:p text:style-name="P10"><text:s text:c="2"/>example: c++</text:p>
      <text:p text:style-name="code"><text:span text:style-name="T16"><text:s text:c="2"/></text:span><text:span text:style-name="T12">void</text:span><text:span text:style-name="T16"> TextWindow::</text:span><text:span text:style-name="T16"><text:bookmark-ref text:reference-format="text" text:ref-name="__RefHeading__37559_803968142">RemoveChannel</text:bookmark-ref></text:span><text:span text:style-name="T16">(</text:span><text:span text:style-name="T41">p</text:span><text:span text:style-name="T41"><text:bookmark-ref text:reference-format="text" text:ref-name="__RefHeading__32315_803968142">ELChannelInfo</text:bookmark-ref></text:span><text:span text:style-name="T16"> channel) {</text:span></text:p>
      <text:p text:style-name="P10"><text:s text:c="4"/>channels.remove(std::find(channels.begin(), channels.end(), channel)); <text:s text:c="3"/></text:p>
      <text:p text:style-name="P10"><text:s text:c="2"/>}</text:p>
      <text:p text:style-name="code"><text:span text:style-name="T16"><text:s text:c="2"/></text:span><text:span text:style-name="T53">// Example host function.</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2">p</text:span><text:span text:style-name="T42"><text:bookmark-ref text:reference-format="text" text:ref-name="__RefHeading__32315_803968142">ELChannelInfo</text:bookmark-ref></text:span><text:span text:style-name="T16"> channel = </text:span><text:span text:style-name="T17">NULL</text:span><text:span text:style-name="T16">;</text:span></text:p>
      <text:p text:style-name="code"><text:span text:style-name="T16"><text:s text:c="4"/></text:span><text:span text:style-name="T53">// Remove all channels.</text:span></text:p>
      <text:p text:style-name="code"><text:span text:style-name="T16"><text:s text:c="4"/></text:span><text:span text:style-name="T12">while</text:span><text:span text:style-name="T16"> ( (channel = group-&gt;</text:span><text:span text:style-name="T16"><text:bookmark-ref text:reference-format="text" text:ref-name="__RefHeading__37563_803968142">Channel</text:bookmark-ref></text:span><text:span text:style-name="T16">(0)) != </text:span><text:span text:style-name="T17">NULL</text:span><text:span text:style-name="T16"> ) {</text:span></text:p>
      <text:p text:style-name="code"><text:span text:style-name="T16"><text:s text:c="6"/></text:span><text:span text:style-name="T53">// Removing the first channel.</text:span></text:p>
      <text:p text:style-name="P10"><text:s text:c="6"/>group-&gt;<text:bookmark-ref text:reference-format="text" text:ref-name="__RefHeading__37559_803968142">RemoveChannel</text:bookmark-ref>(channel); <text:s text:c="5"/></text:p>
      <text:p text:style-name="P10"><text:s text:c="6"/><text:bookmark-ref text:reference-format="text" text:ref-name="__RefHeading__96224_803968142">FreeChannelInfo</text:bookmark-ref>(&amp;channel);</text:p>
      <text:p text:style-name="P10"><text:soft-page-break/><text:s text:c="4"/>}</text:p>
      <text:p text:style-name="P10"><text:s text:c="4"/>assert(group-&gt;<text:bookmark-ref text:reference-format="text" text:ref-name="__RefHeading__37561_803968142">ChannelCount</text:bookmark-ref>() == 0);</text:p>
      <text:p text:style-name="P10"><text:s text:c="2"/>}</text:p>
      <text:h text:style-name="Heading_20_4" text:outline-level="4"><text:bookmark-start text:name="__RefHeading__37561_803968142"/>ChannelCount<text:bookmark-end text:name="__RefHeading__37561_803968142"/></text:h>
      <text:p text:style-name="code">C++: <text:span text:style-name="T40">UINT</text:span> <text:span text:style-name="T35"><text:bookmark-ref text:reference-format="text" text:ref-name="__RefHeading__36879_803968142">ELChannelGroup</text:bookmark-ref></text:span>::<text:bookmark-ref text:reference-format="text" text:ref-name="__RefHeading__37561_803968142">ChannelCount</text:bookmark-ref>(<text:span text:style-name="T5">void</text:span>);</text:p>
      <text:p text:style-name="code"/>
      <text:p text:style-name="P16"><text:tab/>When called, this shall return the number of channels that reside in the control. <text:s/>Shall always be <text:s/>greater than or equal to zero.</text:p>
      <text:p text:style-name="P10"><text:s text:c="2"/>example: c++</text:p>
      <text:p text:style-name="code"><text:span text:style-name="T16"><text:s text:c="2"/></text:span><text:span text:style-name="T41">UINT</text:span><text:span text:style-name="T16"> TextWindow::</text:span><text:span text:style-name="T16"><text:bookmark-ref text:reference-format="text" text:ref-name="__RefHeading__37561_803968142">ChannelCount</text:bookmark-ref></text:span><text:span text:style-name="T16">(</text:span><text:span text:style-name="T12">void</text:span><text:span text:style-name="T16">) { </text:span><text:span text:style-name="T12">return</text:span><text:span text:style-name="T16"> (</text:span><text:span text:style-name="T41">UINT</text:span><text:span text:style-name="T16">)channels.size(); }</text:span></text:p>
      <text:h text:style-name="Heading_20_4" text:outline-level="4"><text:bookmark-start text:name="__RefHeading__37563_803968142"/>Channel<text:bookmark-end text:name="__RefHeading__37563_803968142"/></text:h>
      <text:p text:style-name="code">C++: <text:span text:style-name="T40">p</text:span><text:span text:style-name="T40"><text:bookmark-ref text:reference-format="text" text:ref-name="__RefHeading__32315_803968142">ELChannelInfo</text:bookmark-ref></text:span> <text:span text:style-name="T35"><text:bookmark-ref text:reference-format="text" text:ref-name="__RefHeading__36879_803968142">ELChannelGroup</text:bookmark-ref></text:span>::<text:bookmark-ref text:reference-format="text" text:ref-name="__RefHeading__37563_803968142">Channel</text:bookmark-ref>(<text:span text:style-name="T40">UINT</text:span> index);</text:p>
      <text:p text:style-name="Text_20_body"><text:span text:style-name="T16"><text:tab/></text:span><text:span text:style-name="codetext">index</text:span><text:span text:style-name="T16"> – Shall be a value between 0 and </text:span><text:span text:style-name="codetext"><text:bookmark-ref text:reference-format="text" text:ref-name="__RefHeading__37561_803968142">ChannelCount</text:bookmark-ref></text:span><text:span text:style-name="codetext">() - 1</text:span><text:span text:style-name="T16"> – Strong guarantee.</text:span></text:p>
      <text:p text:style-name="Text_20_body"><text:span text:style-name="T16"><text:tab/>When called, this shall return a pointer to the channel information located at the given </text:span><text:span text:style-name="codetext">index</text:span><text:span text:style-name="T16">. <text:s/>If the </text:span><text:span text:style-name="codetext">index</text:span><text:span text:style-name="T16"> is invalid, the return value shall be </text:span><text:span text:style-name="codetext"><text:span text:style-name="T49">NULL</text:span></text:span><text:span text:style-name="T16">.</text:span></text:p>
      <text:p text:style-name="P10"><text:s text:c="2"/>example: c++</text:p>
      <text:p text:style-name="code"><text:span text:style-name="T16"><text:s text:c="2"/></text:span><text:span text:style-name="T41">p</text:span><text:span text:style-name="T41"><text:bookmark-ref text:reference-format="text" text:ref-name="__RefHeading__32315_803968142">ELChannelInfo</text:bookmark-ref></text:span><text:span text:style-name="T16"> TextWindow::</text:span><text:span text:style-name="T16"><text:bookmark-ref text:reference-format="text" text:ref-name="__RefHeading__37563_803968142">Channel</text:bookmark-ref></text:span><text:span text:style-name="T16">(</text:span><text:span text:style-name="T41">UINT</text:span><text:span text:style-name="T16"> index) {</text:span></text:p>
      <text:p text:style-name="code"><text:span text:style-name="T16"><text:s text:c="4"/></text:span><text:span text:style-name="T12">if</text:span><text:span text:style-name="T16"> ( index &lt; </text:span><text:span text:style-name="T16"><text:bookmark-ref text:reference-format="text" text:ref-name="__RefHeading__37561_803968142">ChannelCount</text:bookmark-ref></text:span><text:span text:style-name="T16">() ) { </text:span><text:span text:style-name="T12">return</text:span><text:span text:style-name="T16"> channels[index]; }</text:span></text:p>
      <text:p text:style-name="code"><text:span text:style-name="T16"><text:s text:c="4"/></text:span><text:span text:style-name="T12">return</text:span><text:span text:style-name="T16"> </text:span><text:span text:style-name="T17">NULL</text:span><text:span text:style-name="T16">;</text:span></text:p>
      <text:p text:style-name="P10"><text:s text:c="2"/>}</text:p>
      <text:h text:style-name="Heading_20_4" text:outline-level="4"><text:bookmark-start text:name="__RefHeading__37565_803968142"/>ChannelIndex<text:bookmark-end text:name="__RefHeading__37565_803968142"/></text:h>
      <text:p text:style-name="code">C++: <text:span text:style-name="T41">BOOL</text:span> <text:span text:style-name="T35"><text:bookmark-ref text:reference-format="text" text:ref-name="__RefHeading__36879_803968142">ELChannelGroup</text:bookmark-ref></text:span>::<text:bookmark-ref text:reference-format="text" text:ref-name="__RefHeading__37565_803968142">ChannelIndex</text:bookmark-ref>(<text:span text:style-name="T35">p</text:span><text:span text:style-name="T35"><text:bookmark-ref text:reference-format="text" text:ref-name="__RefHeading__32315_803968142">ELChannelInfo</text:bookmark-ref></text:span> channel,</text:p>
      <text:p text:style-name="code"><text:s text:c="39"/><text:span text:style-name="T41">UINT</text:span> *out_index);</text:p>
      <text:p text:style-name="Text_20_body"><text:tab/><text:span text:style-name="codetext">channel</text:span> – The channel that the host is requesting the index.</text:p>
      <text:p text:style-name="Text_20_body"><text:tab/><text:span text:style-name="codetext">out_index</text:span> – The memory where to store the corresponding channels index.</text:p>
      <text:p text:style-name="Text_20_body"><text:tab/>This function is called by the host when an index is required for a given channel. <text:s/>Baring any unknown changes, the channel passed in is expected to exist in the group.</text:p>
      <text:p text:style-name="Text_20_body"><text:tab/>This function shall return <text:span text:style-name="codetext"><text:span text:style-name="T49">TRUE</text:span></text:span> if the channel exists and the index is set correctly; <text:span text:style-name="codetext"><text:span text:style-name="T49">FALSE</text:span></text:span> otherwise.</text:p>
      <text:p text:style-name="P10"><text:s text:c="2"/>example: c++</text:p>
      <text:p text:style-name="code"><text:span text:style-name="T16"><text:s text:c="2"/></text:span><text:span text:style-name="T41">BOOL</text:span><text:span text:style-name="T16"> TextWindow::</text:span><text:span text:style-name="T16"><text:bookmark-ref text:reference-format="text" text:ref-name="__RefHeading__37565_803968142">ChannelIndex</text:bookmark-ref></text:span><text:span text:style-name="T16">(</text:span><text:span text:style-name="T35">p</text:span><text:span text:style-name="T35"><text:bookmark-ref text:reference-format="text" text:ref-name="__RefHeading__32315_803968142">ELChannelInfo</text:bookmark-ref></text:span><text:span text:style-name="T16"> channel, </text:span><text:span text:style-name="T41">UINT</text:span><text:span text:style-name="T16"> *out_index) {</text:span></text:p>
      <text:p text:style-name="code"><text:span text:style-name="T16"><text:s text:c="4"/></text:span><text:span text:style-name="T12">for</text:span><text:span text:style-name="T16"> (size_t i = 0; i &lt; channels.size(); ++i) {</text:span></text:p>
      <text:p text:style-name="code"><text:span text:style-name="T16"><text:s text:c="6"/></text:span><text:span text:style-name="T12">if</text:span><text:span text:style-name="T16"> ( channels[i] == channel ) {</text:span></text:p>
      <text:p text:style-name="code"><text:span text:style-name="T16"><text:s text:c="8"/>*out_index = (</text:span><text:span text:style-name="T41">UINT</text:span><text:span text:style-name="T16">)i;</text:span></text:p>
      <text:p text:style-name="code"><text:span text:style-name="T16"><text:s text:c="8"/></text:span><text:span text:style-name="T12">return</text:span><text:span text:style-name="T16"> </text:span><text:span text:style-name="T17">TRUE</text:span><text:span text:style-name="T16">;</text:span></text:p>
      <text:p text:style-name="P10"><text:s text:c="6"/>}</text:p>
      <text:p text:style-name="P10"><text:s text:c="4"/>}</text:p>
      <text:p text:style-name="code"><text:span text:style-name="T16"><text:s text:c="4"/></text:span><text:span text:style-name="T12">return</text:span><text:span text:style-name="T16"> </text:span><text:span text:style-name="T17">FALSE</text:span><text:span text:style-name="T16">;</text:span></text:p>
      <text:p text:style-name="P10"><text:s text:c="2"/>}</text:p>
      <text:h text:style-name="Heading_20_4" text:outline-level="4"><text:bookmark-start text:name="__RefHeading__37567_803968142"/>ChannelsChanged<text:bookmark-end text:name="__RefHeading__37567_803968142"/></text:h>
      <text:p text:style-name="code">C++: <text:span text:style-name="T5">void</text:span> <text:span text:style-name="T35"><text:bookmark-ref text:reference-format="text" text:ref-name="__RefHeading__36879_803968142">ELChannelGroup</text:bookmark-ref></text:span>::<text:bookmark-ref text:reference-format="text" text:ref-name="__RefHeading__37567_803968142">ChannelsChanged</text:bookmark-ref>(<text:span text:style-name="T5">void</text:span>);</text:p>
      <text:p text:style-name="code"/>
      <text:p text:style-name="Text_20_body"><text:soft-page-break/><text:tab/>This function is called by the host when ever the channels that are held by the group have been changed. <text:s/>Generally called with a <text:span text:style-name="codetext"><text:bookmark-ref text:reference-format="text" text:ref-name="__RefHeading__96204_803968142">SetChannels</text:bookmark-ref></text:span> or <text:span text:style-name="codetext"><text:bookmark-ref text:reference-format="text" text:ref-name="__RefHeading__96232_803968142">SetChannelsEx</text:bookmark-ref></text:span> has been called. <text:s/>Also, when a group needed to reregister the channels due to certain data/unit changes, this notification will be called.</text:p>
      <text:p text:style-name="Text_20_body"><text:tab/>This call gives the group a chance to update certain GUI information if needed. <text:s/>Typically the built in controls for the host use this method to change the title bar of the control window, when visible.</text:p>
      <text:p text:style-name="P10"><text:s text:c="2"/>example: c++</text:p>
      <text:p text:style-name="code"><text:span text:style-name="T16"><text:s text:c="2"/></text:span><text:span text:style-name="T12">void</text:span><text:span text:style-name="T16"> TextWindow::</text:span><text:span text:style-name="T16"><text:bookmark-ref text:reference-format="text" text:ref-name="__RefHeading__37567_803968142">ChannelsChanged</text:bookmark-ref></text:span><text:span text:style-name="T16">() {</text:span></text:p>
      <text:p text:style-name="code"><text:span text:style-name="T16"><text:s text:c="4"/>if ( host-&gt;</text:span><text:span text:style-name="T16"><text:bookmark-ref text:reference-format="text" text:ref-name="__RefHeading__96164_803968142">HostInfo</text:bookmark-ref></text:span><text:span text:style-name="T16">()-&gt;connected != </text:span><text:span text:style-name="T17">TRUE</text:span><text:span text:style-name="T16"> ) {</text:span></text:p>
      <text:p text:style-name="code"><text:span text:style-name="T16"><text:s text:c="6"/>::SetWindowText(</text:span><text:span text:style-name="T16"><text:bookmark-ref text:reference-format="text" text:ref-name="__RefHeading__292327_803968142">Window</text:bookmark-ref></text:span><text:span text:style-name="T16">()-&gt;</text:span><text:span text:style-name="T16"><text:bookmark-ref text:reference-format="text" text:ref-name="__RefHeading__33731_803968142">GetHWND</text:bookmark-ref></text:span><text:span text:style-name="T16">(), </text:span><text:span text:style-name="T41">"Not connected"</text:span><text:span text:style-name="T16">);</text:span></text:p>
      <text:p text:style-name="code"><text:span text:style-name="T16"><text:s text:c="6"/></text:span><text:span text:style-name="T12">return</text:span><text:span text:style-name="T16">;</text:span></text:p>
      <text:p text:style-name="P10"><text:s text:c="4"/>}</text:p>
      <text:p text:style-name="P10"><text:line-break/> <text:s text:c="3"/>if ( channels.empty() ) {</text:p>
      <text:p text:style-name="code"><text:span text:style-name="T16"><text:s text:c="6"/>::SetWindowText(</text:span><text:span text:style-name="T16"><text:bookmark-ref text:reference-format="text" text:ref-name="__RefHeading__292327_803968142">Window</text:bookmark-ref></text:span><text:span text:style-name="T16">()-&gt;</text:span><text:span text:style-name="T16"><text:bookmark-ref text:reference-format="text" text:ref-name="__RefHeading__33731_803968142">GetHWND</text:bookmark-ref></text:span><text:span text:style-name="T16">(), </text:span><text:span text:style-name="T41">"No channel"</text:span><text:span text:style-name="T16">);</text:span></text:p>
      <text:p text:style-name="code"><text:span text:style-name="T16"><text:s text:c="6"/></text:span><text:span text:style-name="T12">return</text:span><text:span text:style-name="T16">;</text:span></text:p>
      <text:p text:style-name="P10"><text:s text:c="4"/>}</text:p>
      <text:p text:style-name="P10"/>
      <text:p text:style-name="code"><text:span text:style-name="T16"><text:s text:c="4"/></text:span><text:span text:style-name="T35">p</text:span><text:span text:style-name="T35"><text:bookmark-ref text:reference-format="text" text:ref-name="__RefHeading__32315_803968142">ELChannelInfo</text:bookmark-ref></text:span><text:span text:style-name="T16"> info = </text:span><text:span text:style-name="T16"><text:bookmark-ref text:reference-format="text" text:ref-name="__RefHeading__177319_803968142">ActiveChannel</text:bookmark-ref></text:span><text:span text:style-name="T16">();</text:span></text:p>
      <text:p text:style-name="P10"><text:s text:c="4"/>if ( !info || (info-&gt;type &amp; selinfo-&gt;types_allowed) != info-&gt;type || </text:p>
      <text:p text:style-name="code"><text:span text:style-name="T16"><text:s text:c="9"/>(info-&gt;flags &amp; </text:span><text:span text:style-name="T17"><text:reference-ref text:reference-format="text" text:ref-name="CHANNELFLAGS_VALID">CHANNELFLAGS_VALID</text:reference-ref></text:span><text:span text:style-name="T16">) != </text:span><text:span text:style-name="T17"><text:reference-ref text:reference-format="text" text:ref-name="CHANNELFLAGS_VALID">CHANNELFLAGS_VALID</text:reference-ref></text:span><text:span text:style-name="T16"> ) {</text:span></text:p>
      <text:p text:style-name="code"><text:span text:style-name="T16"><text:s text:c="6"/>::SetWindowText(</text:span><text:span text:style-name="T16"><text:bookmark-ref text:reference-format="text" text:ref-name="__RefHeading__292327_803968142">Window</text:bookmark-ref></text:span><text:span text:style-name="T16">()-&gt;</text:span><text:span text:style-name="T16"><text:bookmark-ref text:reference-format="text" text:ref-name="__RefHeading__33731_803968142">GetHWND</text:bookmark-ref></text:span><text:span text:style-name="T16">(), </text:span><text:span text:style-name="T41">"Invalid channel"</text:span><text:span text:style-name="T16">);</text:span></text:p>
      <text:p text:style-name="code"><text:span text:style-name="T16"><text:s text:c="6"/></text:span><text:span text:style-name="T12">return</text:span><text:span text:style-name="T16">;</text:span></text:p>
      <text:p text:style-name="P10"><text:s text:c="4"/>}</text:p>
      <text:p text:style-name="P10"/>
      <text:p text:style-name="code"><text:span text:style-name="T16"><text:s text:c="4"/>::SetWindowText(</text:span><text:span text:style-name="T16"><text:bookmark-ref text:reference-format="text" text:ref-name="__RefHeading__292327_803968142">Window</text:bookmark-ref></text:span><text:span text:style-name="T16">()-&gt;</text:span><text:span text:style-name="T16"><text:bookmark-ref text:reference-format="text" text:ref-name="__RefHeading__33731_803968142">GetHWND</text:bookmark-ref></text:span><text:span text:style-name="T16">(), info-&gt;primary.name.str);</text:span></text:p>
      <text:p text:style-name="P10"><text:s text:c="2"/>}</text:p>
      <text:h text:style-name="Heading_20_4" text:outline-level="4"><text:bookmark-start text:name="__RefHeading__37569_803968142"/>ChannelModified<text:bookmark-end text:name="__RefHeading__37569_803968142"/></text:h>
      <text:p text:style-name="code">C++: <text:span text:style-name="T5">void</text:span> <text:span text:style-name="T35"><text:bookmark-ref text:reference-format="text" text:ref-name="__RefHeading__36879_803968142">ELChannelGroup</text:bookmark-ref></text:span>::<text:bookmark-ref text:reference-format="text" text:ref-name="__RefHeading__37569_803968142">ChannelModified</text:bookmark-ref>(<text:span text:style-name="T35"><text:bookmark-ref text:reference-format="text" text:ref-name="__RefHeading__32765_803968142">MODIFYOPTION</text:bookmark-ref></text:span><text:span text:style-name="T35"> </text:span>option,</text:p>
      <text:p text:style-name="code"><text:span text:style-name="T40"><text:s text:c="42"/>p</text:span><text:span text:style-name="T40"><text:bookmark-ref text:reference-format="text" text:ref-name="__RefHeading__32315_803968142">ELChannelInfo</text:bookmark-ref></text:span><text:span text:style-name="T40"> </text:span>channel,</text:p>
      <text:p text:style-name="code"><text:span text:style-name="T35"><text:s text:c="42"/></text:span><text:span text:style-name="T35"><text:bookmark-ref text:reference-format="text" text:ref-name="__RefHeading__32759_803968142">INFOSELECT</text:bookmark-ref></text:span> which);</text:p>
      <text:p text:style-name="Text_20_body"><text:tab/><text:span text:style-name="codetext">option</text:span> – One of the possible options that caused the modify call.</text:p>
      <text:p text:style-name="Text_20_body"><text:tab/><text:span text:style-name="codetext">channel</text:span> – The channel that has been modified.</text:p>
      <text:p text:style-name="Text_20_body"><text:tab/><text:span text:style-name="codetext">which</text:span> – The part of the channel that had the modification applied.</text:p>
      <text:p text:style-name="Text_20_body"><text:tab/>This function is called to notify the group that a channel has had modifications applied. <text:s/>See <text:span text:style-name="codetext"><text:span text:style-name="T35"><text:bookmark-ref text:reference-format="text" text:ref-name="__RefHeading__32765_803968142">MODIFYOPTION</text:bookmark-ref></text:span></text:span> for more information about the types of modifications that may occur. <text:s/>For a general <text:span text:style-name="codetext"><text:span text:style-name="T40"><text:bookmark-ref text:reference-format="text" text:ref-name="__RefHeading__36879_803968142">ELChannelGroup</text:bookmark-ref></text:span></text:span>, all but <text:span text:style-name="codetext"><text:span text:style-name="T49"><text:reference-ref text:reference-format="text" text:ref-name="MODIFYOPTION_DATA">MODIFYOPTION_DATA</text:reference-ref></text:span></text:span> will usually be ignored as the others are for display purposes. <text:s/>As this function should not take much time and may be called multiple times in between <text:span text:style-name="codetext"><text:bookmark-ref text:reference-format="text" text:ref-name="__RefHeading__37553_803968142">Update</text:bookmark-ref></text:span>/<text:span text:style-name="codetext"><text:bookmark-ref text:reference-format="text" text:ref-name="__RefHeading__53616_803968142">Render</text:bookmark-ref></text:span> calls, setting flags to do work in the <text:span text:style-name="codetext"><text:bookmark-ref text:reference-format="text" text:ref-name="__RefHeading__37553_803968142">Update</text:bookmark-ref></text:span> or <text:span text:style-name="codetext">Render</text:span> is the suggested practice.</text:p>
      <text:p text:style-name="code"><text:s text:c="2"/>example: c++</text:p>
      <text:p text:style-name="code"><text:s text:c="2"/><text:span text:style-name="T5">void</text:span> TextWindow::<text:bookmark-ref text:reference-format="text" text:ref-name="__RefHeading__37569_803968142">ChannelModified</text:bookmark-ref>(<text:span text:style-name="T35"><text:bookmark-ref text:reference-format="text" text:ref-name="__RefHeading__32765_803968142">MODIFYOPTION</text:bookmark-ref></text:span> option,</text:p>
      <text:p text:style-name="code"><text:s text:c="34"/><text:span text:style-name="T40">p</text:span><text:span text:style-name="T40"><text:bookmark-ref text:reference-format="text" text:ref-name="__RefHeading__32315_803968142">ELChannelInfo</text:bookmark-ref></text:span> channel,</text:p>
      <text:p text:style-name="code"><text:s text:c="34"/><text:span text:style-name="T35"><text:bookmark-ref text:reference-format="text" text:ref-name="__RefHeading__32759_803968142">INFOSELECT</text:bookmark-ref></text:span> which) {</text:p>
      <text:p text:style-name="code"><text:s text:c="4"/><text:span text:style-name="T5">switch</text:span> (option) {</text:p>
      <text:p text:style-name="code"><text:s text:c="6"/><text:span text:style-name="T5">case</text:span> <text:span text:style-name="T49"><text:reference-ref text:reference-format="text" text:ref-name="MODIFYOPTION_SELECTION">MODIFYOPTION_SELECTION</text:reference-ref></text:span>: <text:span text:style-name="T53">// Fall through</text:span></text:p>
      <text:p text:style-name="code"><text:s text:c="6"/><text:span text:style-name="T5">case</text:span> <text:span text:style-name="T49"><text:reference-ref text:reference-format="text" text:ref-name="MODIFYOPTION_FOLLOWECU">MODIFYOPTION_FOLLOWECU</text:reference-ref></text:span>: <text:span text:style-name="T53">// Fall through</text:span></text:p>
      <text:p text:style-name="code"><text:s text:c="6"/><text:span text:style-name="T5">case</text:span> <text:span text:style-name="T49"><text:reference-ref text:reference-format="text" text:ref-name="MODIFYOPTION_FORMATTING">MODIFYOPTION_FORMATTING</text:reference-ref></text:span>: <text:span text:style-name="T53">// Fall through</text:span></text:p>
      <text:p text:style-name="code"><text:s text:c="6"/><text:span text:style-name="T5">case</text:span> <text:span text:style-name="T49"><text:reference-ref text:reference-format="text" text:ref-name="MODIFYOPTION_COLOR">MODIFYOPTION_COLOR</text:reference-ref></text:span>: <text:span text:style-name="T5">break</text:span>; <text:span text:style-name="T53">// Text control does not care.</text:span></text:p>
      <text:p text:style-name="code"><text:soft-page-break/></text:p>
      <text:p text:style-name="code"><text:s text:c="6"/><text:span text:style-name="T5">case</text:span> <text:span text:style-name="T49"><text:reference-ref text:reference-format="text" text:ref-name="MODIFYOPTION_DATA">MODIFYOPTION_DATA</text:reference-ref></text:span>: <text:span text:style-name="T53">// Fall through</text:span></text:p>
      <text:p text:style-name="code"><text:s text:c="6"/><text:span text:style-name="T5">case</text:span> <text:reference-ref text:reference-format="text" text:ref-name="MODIFYOPTION_VALIDITY">MODIFYOPTION_VALIDITY</text:reference-ref>: <text:span text:style-name="T53">// Fall through</text:span></text:p>
      <text:p text:style-name="code"><text:s text:c="6"/><text:span text:style-name="T5">case</text:span> <text:reference-ref text:reference-format="text" text:ref-name="MODIFYOPTION_UNIT">MODIFYOPTION_UNIT</text:reference-ref>: <text:span text:style-name="T53">// Fall through</text:span></text:p>
      <text:p text:style-name="code"><text:s text:c="6"/><text:span text:style-name="T5">case</text:span> <text:reference-ref text:reference-format="text" text:ref-name="MODIFYOPTION_LOGGED">MODIFYOPTION_LOGGED</text:reference-ref>:</text:p>
      <text:p text:style-name="code"><text:s text:c="8"/>if ( channel == <text:bookmark-ref text:reference-format="text" text:ref-name="__RefHeading__177319_803968142">ActiveChannel</text:bookmark-ref>() ) {</text:p>
      <text:p text:style-name="code"><text:s text:c="10"/><text:span text:style-name="T53">// Only care if the active/displayed channel was modified.</text:span></text:p>
      <text:p text:style-name="code"><text:s text:c="10"/><text:bookmark-ref text:reference-format="text" text:ref-name="__RefHeading__37567_803968142">ChannelsChanged</text:bookmark-ref>();</text:p>
      <text:p text:style-name="code"><text:s text:c="8"/>}</text:p>
      <text:p text:style-name="code"><text:s text:c="8"/><text:span text:style-name="T5">break</text:span>;</text:p>
      <text:p text:style-name="code"><text:s text:c="4"/>};</text:p>
      <text:p text:style-name="code"><text:s text:c="2"/>}</text:p>
      <text:h text:style-name="Heading_20_4" text:outline-level="4"><text:bookmark-start text:name="__RefHeading__55218_803968142"/>Info<text:bookmark-end text:name="__RefHeading__55218_803968142"/></text:h>
      <text:p text:style-name="code">C++: <text:span text:style-name="T7">const</text:span> <text:span text:style-name="T35">p</text:span><text:span text:style-name="T35"><text:bookmark-ref text:reference-format="text" text:ref-name="__RefHeading__32357_803968142">ELChannelSelectInfo</text:bookmark-ref></text:span> <text:span text:style-name="T35"><text:bookmark-ref text:reference-format="text" text:ref-name="__RefHeading__36879_803968142">ELChannelGroup</text:bookmark-ref></text:span>::<text:bookmark-ref text:reference-format="text" text:ref-name="__RefHeading__55218_803968142">Info</text:bookmark-ref>(<text:span text:style-name="T7">void</text:span>);</text:p>
      <text:p text:style-name="code"/>
      <text:p text:style-name="Text_20_body"><text:tab/>This function is called by the host when certain information is required. <text:s/>See <text:span text:style-name="T35"><text:bookmark-ref text:reference-format="text" text:ref-name="__RefHeading__32357_803968142">ELChannelSelectInfo</text:bookmark-ref></text:span> for the possible information.</text:p>
      <text:p text:style-name="Text_20_body"><text:tab/>This function shall return a valid pointer to an <text:span text:style-name="T35"><text:bookmark-ref text:reference-format="text" text:ref-name="__RefHeading__32357_803968142">ELChannelSelectInfo</text:bookmark-ref></text:span> structure.</text:p>
      <text:p text:style-name="Text_20_body"><text:tab/>When displaying a channel list, this call is how the channel list looks when it comes to selecting channels.</text:p>
      <text:p text:style-name="code"><text:s text:c="2"/>example: c++</text:p>
      <text:p text:style-name="code"><text:s text:c="2"/><text:span text:style-name="T35"><text:bookmark-ref text:reference-format="text" text:ref-name="__RefHeading__32357_803968142">ELChannelSelectInfo</text:bookmark-ref></text:span> TextWindow::selinfo = {<text:reference-ref text:reference-format="text" text:ref-name="CHANNELTYPE_ALL">CHANNELTYPE_ALL</text:reference-ref>, 1, 1, <text:reference-ref text:reference-format="text" text:ref-name="SELECTFLAGS_NONE">SELECTFLAGS_NONE</text:reference-ref>};</text:p>
      <text:p text:style-name="code"><text:s text:c="2"/><text:span text:style-name="T7">const</text:span> <text:span text:style-name="T35">p</text:span><text:span text:style-name="T35"><text:bookmark-ref text:reference-format="text" text:ref-name="__RefHeading__32357_803968142">ELChannelSelectInfo</text:bookmark-ref></text:span> TextWindow::<text:bookmark-ref text:reference-format="text" text:ref-name="__RefHeading__55218_803968142">Info</text:bookmark-ref>() { <text:span text:style-name="T7">return</text:span> selinfo; }</text:p>
      <text:h text:style-name="P22" text:outline-level="3"><text:bookmark-start text:name="__RefHeading__38347_803968142"/>ELControl<text:bookmark-end text:name="__RefHeading__38347_803968142"/></text:h>
      <text:p text:style-name="Text_20_body"><text:tab/>This interface is required to even allow a window to be able to have channels, render, perform certain functions. <text:s/>An <text:span text:style-name="T35"><text:bookmark-ref text:reference-format="text" text:ref-name="__RefHeading__33755_803968142">ELWindow</text:bookmark-ref></text:span> must exist that is considered a parent of <text:span text:style-name="T35"><text:bookmark-ref text:reference-format="text" text:ref-name="__RefHeading__38347_803968142">ELControl</text:bookmark-ref></text:span>, this is not a preference but a requirement. <text:s/>Each control shall allow at least one channel, as a channel-less control is rather useless. <text:s/>By owning channels, when the host registers the controls channels, it will add a reference to each channel so that it affects which channels are being logged by the host. <text:s/>In the descriptions of any parameters for the functions; any reference to a guarantee is strictly in form with the function being called by a host. <text:s/>Calling these functions locally may not share the same guarantees.</text:p>
      <text:p text:style-name="code"><text:span text:style-name="T5">interface</text:span><text:span text:style-name="T16"> </text:span><text:span text:style-name="T41"><text:bookmark-ref text:reference-format="text" text:ref-name="__RefHeading__38347_803968142">ELControl</text:bookmark-ref></text:span><text:span text:style-name="T16"> : </text:span><text:span text:style-name="T40"><text:bookmark-ref text:reference-format="text" text:ref-name="__RefHeading__36879_803968142">ELChannelGroup</text:bookmark-ref></text:span><text:span text:style-name="T16"> {</text:span></text:p>
      <text:p text:style-name="code"><text:span text:style-name="T16"><text:s text:c="2"/></text:span><text:span text:style-name="T53">// </text:span><text:span text:style-name="T53"><text:bookmark-ref text:reference-format="text" text:ref-name="__RefHeading__36879_803968142">ELChannelGroup</text:bookmark-ref></text:span><text:span text:style-name="T53"> functions ...</text:span></text:p>
      <text:p text:style-name="code"><text:span text:style-name="T16"><text:s text:c="2"/></text:span><text:span text:style-name="T40">p</text:span><text:span text:style-name="T40"><text:bookmark-ref text:reference-format="text" text:ref-name="__RefHeading__33755_803968142">ELWindow</text:bookmark-ref></text:span><text:span text:style-name="T16"> </text:span><text:span text:style-name="T16"><text:bookmark-ref text:reference-format="text" text:ref-name="__RefHeading__292327_803968142">Window</text:bookmark-ref></text:span><text:span text:style-name="T16">(</text:span><text:span text:style-name="T5">void</text:span><text:span text:style-name="T16">);</text:span></text:p>
      <text:p text:style-name="code"><text:span text:style-name="T16"><text:s text:c="2"/></text:span><text:span text:style-name="T5">void</text:span><text:span text:style-name="T16"> </text:span><text:span text:style-name="T16"><text:bookmark-ref text:reference-format="text" text:ref-name="__RefHeading__53616_803968142">Render</text:bookmark-ref></text:span><text:span text:style-name="T16">(</text:span><text:span text:style-name="T5">void</text:span><text:span text:style-name="T16">);</text:span></text:p>
      <text:p text:style-name="code"><text:span text:style-name="T16"><text:s text:c="2"/></text:span><text:span text:style-name="T40"><text:bookmark-ref text:reference-format="text" text:ref-name="__RefHeading__32767_803968142">SYSMENUSUPPORT</text:bookmark-ref></text:span><text:span text:style-name="T16"> </text:span><text:span text:style-name="T16"><text:bookmark-ref text:reference-format="text" text:ref-name="__RefHeading__53622_803968142">SysMenuSupport</text:bookmark-ref></text:span><text:span text:style-name="T16">(</text:span><text:span text:style-name="T5">void</text:span><text:span text:style-name="T16">);</text:span></text:p>
      <text:p text:style-name="code"><text:span text:style-name="T16"><text:s text:c="2"/></text:span><text:span text:style-name="T40">p</text:span><text:span text:style-name="T40"><text:bookmark-ref text:reference-format="text" text:ref-name="__RefHeading__32315_803968142">ELChannelInfo</text:bookmark-ref></text:span><text:span text:style-name="T16"> </text:span><text:span text:style-name="T16"><text:bookmark-ref text:reference-format="text" text:ref-name="__RefHeading__177319_803968142">ActiveChannel</text:bookmark-ref></text:span><text:span text:style-name="T16">(</text:span><text:span text:style-name="T5">void</text:span><text:span text:style-name="T16">);</text:span></text:p>
      <text:p text:style-name="code"><text:span text:style-name="T16"><text:s text:c="2"/></text:span><text:span text:style-name="T5">void</text:span><text:span text:style-name="T16"> </text:span><text:span text:style-name="T16"><text:bookmark-ref text:reference-format="text" text:ref-name="__RefHeading__471229_803968142">UserMathExpression</text:bookmark-ref></text:span><text:span text:style-name="T16">(</text:span><text:span text:style-name="T5">const</text:span><text:span text:style-name="T16"> </text:span><text:span text:style-name="T5">char</text:span><text:span text:style-name="T16"> *);</text:span></text:p>
      <text:p text:style-name="code"><text:span text:style-name="T16"><text:s text:c="2"/></text:span><text:span text:style-name="T40">BOOL</text:span><text:span text:style-name="T16"> </text:span><text:span text:style-name="T16"><text:bookmark-ref text:reference-format="text" text:ref-name="__RefHeading__471231_803968142">ShowSelectChannelDlg</text:bookmark-ref></text:span><text:span text:style-name="T16">(</text:span><text:span text:style-name="T5">void</text:span><text:span text:style-name="T16">);</text:span></text:p>
      <text:p text:style-name="code"><text:span text:style-name="T16"><text:s text:c="2"/></text:span><text:span text:style-name="T40">BOOL</text:span><text:span text:style-name="T16"> </text:span><text:span text:style-name="T16"><text:bookmark-ref text:reference-format="text" text:ref-name="__RefHeading__53620_803968142">ShowPropertiesDlg</text:bookmark-ref></text:span><text:span text:style-name="T16">(</text:span><text:span text:style-name="T5">void</text:span><text:span text:style-name="T16">);</text:span></text:p>
      <text:p text:style-name="code">};</text:p>
      <text:p text:style-name="code"><text:span text:style-name="T5">typedef</text:span><text:span text:style-name="T16"> </text:span><text:span text:style-name="T41"><text:bookmark-ref text:reference-format="text" text:ref-name="__RefHeading__38347_803968142">ELControl</text:bookmark-ref></text:span><text:span text:style-name="T16"> *</text:span><text:span text:style-name="T41">p</text:span><text:span text:style-name="T41"><text:bookmark-ref text:reference-format="text" text:ref-name="__RefHeading__38347_803968142">ELControl</text:bookmark-ref></text:span><text:span text:style-name="T16">;</text:span></text:p>
      <text:h text:style-name="Heading_20_4" text:outline-level="4"><text:bookmark-start text:name="__RefHeading__292327_803968142"/>Window<text:bookmark-end text:name="__RefHeading__292327_803968142"/></text:h>
      <text:p text:style-name="code"><text:span text:style-name="T28">C++: </text:span><text:span text:style-name="T41">p</text:span><text:span text:style-name="T41"><text:bookmark-ref text:reference-format="text" text:ref-name="__RefHeading__33755_803968142">ELWindow</text:bookmark-ref></text:span><text:span text:style-name="T28"> </text:span><text:span text:style-name="T35"><text:bookmark-ref text:reference-format="text" text:ref-name="__RefHeading__38347_803968142">ELControl</text:bookmark-ref></text:span><text:span text:style-name="T28">::</text:span><text:span text:style-name="T28"><text:bookmark-ref text:reference-format="text" text:ref-name="__RefHeading__292327_803968142">Window</text:bookmark-ref></text:span><text:span text:style-name="T28">(</text:span><text:span text:style-name="T12">void</text:span><text:span text:style-name="T28">);</text:span></text:p>
      <text:p text:style-name="P9"/>
      <text:p text:style-name="P16"><text:tab/>This informs the host of the controls parent window.</text:p>
      <text:p text:style-name="Text_20_body"><text:span text:style-name="T16"><text:tab/>Shall return a pointer to a valid, registered </text:span><text:span text:style-name="T35"><text:bookmark-ref text:reference-format="text" text:ref-name="__RefHeading__33755_803968142">ELWindow</text:bookmark-ref></text:span><text:span text:style-name="T16">. <text:s/>The control shall be a child of </text:span><text:span text:style-name="T35"><text:bookmark-ref text:reference-format="text" text:ref-name="__RefHeading__33755_803968142">ELWindow</text:bookmark-ref></text:span><text:span text:style-name="T16">.</text:span></text:p>
      <text:p text:style-name="P10"><text:s text:c="2"/>example: c++</text:p>
      <text:p text:style-name="code"><text:span text:style-name="T16"><text:s text:c="2"/></text:span><text:span text:style-name="T41">p</text:span><text:span text:style-name="T41"><text:bookmark-ref text:reference-format="text" text:ref-name="__RefHeading__33755_803968142">ELWindow</text:bookmark-ref></text:span><text:span text:style-name="T16"> TextWindow::</text:span><text:span text:style-name="T16"><text:bookmark-ref text:reference-format="text" text:ref-name="__RefHeading__292327_803968142">Window</text:bookmark-ref></text:span><text:span text:style-name="T16">(</text:span><text:span text:style-name="T12">void</text:span><text:span text:style-name="T16">) { </text:span><text:span text:style-name="T12">return</text:span><text:span text:style-name="T16"> </text:span><text:span text:style-name="T7">static_cast</text:span><text:span text:style-name="T16">&lt;</text:span><text:span text:style-name="T41">p</text:span><text:span text:style-name="T41"><text:bookmark-ref text:reference-format="text" text:ref-name="__RefHeading__33755_803968142">ELWindow</text:bookmark-ref></text:span><text:span text:style-name="T16">&gt;(this); }</text:span></text:p>
      <text:h text:style-name="P32" text:outline-level="4"><text:bookmark-start text:name="__RefHeading__53616_803968142"/>Render<text:bookmark-end text:name="__RefHeading__53616_803968142"/></text:h>
      <text:p text:style-name="code"><text:span text:style-name="T16">C++: </text:span><text:span text:style-name="T5">void</text:span><text:span text:style-name="T16"> </text:span><text:span text:style-name="T35"><text:bookmark-ref text:reference-format="text" text:ref-name="__RefHeading__38347_803968142">ELControl</text:bookmark-ref></text:span><text:span text:style-name="T28">::</text:span><text:span text:style-name="T28"><text:bookmark-ref text:reference-format="text" text:ref-name="__RefHeading__53616_803968142">Render</text:bookmark-ref></text:span><text:span text:style-name="T16">(</text:span><text:span text:style-name="T5">void</text:span><text:span text:style-name="T16">);</text:span></text:p>
      <text:p text:style-name="P10"/>
      <text:p text:style-name="P16"><text:tab/>Much like <text:span text:style-name="T38"><text:bookmark-ref text:reference-format="text" text:ref-name="__RefHeading__36879_803968142">ELChannelGroup</text:bookmark-ref></text:span><text:span text:style-name="codetext">::</text:span><text:span text:style-name="codetext"><text:bookmark-ref text:reference-format="text" text:ref-name="__RefHeading__37553_803968142">Update</text:bookmark-ref></text:span>, this function is called periodically by the host; typically every 15ms. <text:s/>Unlike the Update function, this is only called when the parent <text:span text:style-name="codetext">ELWindow</text:span> is visible as known by the host.</text:p>
      <text:p text:style-name="P16"><text:tab/>Also, if an <text:span text:style-name="codetext"><text:span text:style-name="T35"><text:bookmark-ref text:reference-format="text" text:ref-name="__RefHeading__38347_803968142">ELControl</text:bookmark-ref></text:span></text:span> is registered as a <text:span text:style-name="codetext"><text:span text:style-name="T35"><text:bookmark-ref text:reference-format="text" text:ref-name="__RefHeading__36879_803968142">ELChannelGroup</text:bookmark-ref></text:span></text:span> to the host, only Update or Render will be called depending on <text:span text:style-name="codetext"><text:span text:style-name="T41"><text:bookmark-ref text:reference-format="text" text:ref-name="__RefHeading__33755_803968142">ELWindow</text:bookmark-ref></text:span></text:span> visibility. <text:s/>This is done so the periodic stays the same and there wont be double calls. <text:s/>Allows for a control that displays the last 60 captures, or something similar, to have correct information.</text:p>
      <text:p text:style-name="P10"><text:s text:c="2"/>example: c++</text:p>
      <text:p text:style-name="code"><text:span text:style-name="T16"><text:s text:c="2"/></text:span><text:span text:style-name="T35">p</text:span><text:span text:style-name="T35"><text:bookmark-ref text:reference-format="text" text:ref-name="__RefHeading__32033_803968142">ELString</text:bookmark-ref></text:span><text:span text:style-name="T16"> TextWindow::string = </text:span><text:span text:style-name="T17">NULL</text:span><text:span text:style-name="T16">;</text:span></text:p>
      <text:p text:style-name="code"><text:span text:style-name="T16"><text:s text:c="2"/></text:span><text:span text:style-name="T5">void</text:span><text:span text:style-name="T16"> TextWindow::</text:span><text:span text:style-name="T16"><text:bookmark-ref text:reference-format="text" text:ref-name="__RefHeading__53616_803968142">Render</text:bookmark-ref></text:span><text:span text:style-name="T16">() {</text:span></text:p>
      <text:p text:style-name="code"><text:span text:style-name="T16"><text:s text:c="4"/></text:span><text:span text:style-name="T7">if</text:span><text:span text:style-name="T16"> ( !::IsWindow(</text:span><text:span text:style-name="T16"><text:bookmark-ref text:reference-format="text" text:ref-name="__RefHeading__33731_803968142">GetHWND</text:bookmark-ref></text:span><text:span text:style-name="T16">()) ) { </text:span><text:span text:style-name="T7">return</text:span><text:span text:style-name="T16">; }</text:span></text:p>
      <text:p text:style-name="code"><text:span text:style-name="T16"><text:s text:c="4"/></text:span><text:span text:style-name="T35">p</text:span><text:span text:style-name="T35"><text:bookmark-ref text:reference-format="text" text:ref-name="__RefHeading__32315_803968142">ELChannelInfo</text:bookmark-ref></text:span><text:span text:style-name="T16"> info = </text:span><text:span text:style-name="T16"><text:bookmark-ref text:reference-format="text" text:ref-name="__RefHeading__177319_803968142">ActiveChannel</text:bookmark-ref></text:span><text:span text:style-name="T16">();</text:span></text:p>
      <text:p text:style-name="code"><text:span text:style-name="T16"><text:s text:c="4"/></text:span><text:span text:style-name="T7">if</text:span><text:span text:style-name="T16"> ( !info ) { </text:span><text:span text:style-name="T7">return</text:span><text:span text:style-name="T16">; }</text:span></text:p>
      <text:p text:style-name="code"><text:span text:style-name="T16"><text:s text:c="4"/></text:span><text:span text:style-name="T53">// The user is currently editing the value, do not render over what they write...</text:span></text:p>
      <text:p text:style-name="code"><text:soft-page-break/><text:span text:style-name="T16"><text:s text:c="4"/></text:span><text:span text:style-name="T7">if</text:span><text:span text:style-name="T16"> ( edit_mode ) { </text:span><text:span text:style-name="T7">return</text:span><text:span text:style-name="T16">; } </text:span></text:p>
      <text:p text:style-name="code"><text:span text:style-name="T16"><text:s text:c="4"/></text:span><text:span text:style-name="T7">if</text:span><text:span text:style-name="T16"> ( (info-&gt;flags &amp; </text:span><text:span text:style-name="T17"><text:reference-ref text:reference-format="text" text:ref-name="CHANNELFLAGS_VALID">CHANNELFLAGS_VALID</text:reference-ref></text:span><text:span text:style-name="T16">) != </text:span><text:span text:style-name="T17"><text:reference-ref text:reference-format="text" text:ref-name="CHANNELFLAGS_VALID">CHANNELFLAGS_VALID</text:reference-ref></text:span><text:span text:style-name="T16"> ) {</text:span></text:p>
      <text:p text:style-name="P10"><text:s text:c="6"/>SetBkColor(invalid_bg_clr);</text:p>
      <text:p text:style-name="P10"><text:s text:c="6"/>SetTextColor(invalid_txt_clr);</text:p>
      <text:p text:style-name="P10"><text:s text:c="6"/>SetLabelText("No Data");</text:p>
      <text:p text:style-name="code"><text:span text:style-name="T16"><text:s text:c="6"/></text:span><text:span text:style-name="T7">return</text:span><text:span text:style-name="T16">;</text:span></text:p>
      <text:p text:style-name="P10"><text:s text:c="4"/>}</text:p>
      <text:p text:style-name="code"><text:span text:style-name="T16"><text:s text:c="4"/></text:span><text:span text:style-name="T12">float</text:span><text:span text:style-name="T16"> f = initial_value ? info-&gt;initial_value : *info-&gt;primary.value;</text:span></text:p>
      <text:p text:style-name="code"><text:span text:style-name="T16"><text:s text:c="4"/></text:span><text:span text:style-name="T35">COLORREF</text:span><text:span text:style-name="T16"> background = invalid_bg_clr;</text:span></text:p>
      <text:p text:style-name="code"><text:span text:style-name="T16"><text:s text:c="4"/>dll_gen-&gt;</text:span><text:span text:style-name="T16"><text:bookmark-ref text:reference-format="text" text:ref-name="__RefHeading__32063_803968142">ColorAt</text:bookmark-ref></text:span><text:span text:style-name="T16">(&amp;info-&gt;primary.info.color_gradient,</text:span></text:p>
      <text:p text:style-name="P10"><text:s text:c="21"/>&amp;dll_theme-&gt;gradient_colors[info-&gt;primary.info.color_triple_index],</text:p>
      <text:p text:style-name="P10"><text:s text:c="21"/>f,</text:p>
      <text:p text:style-name="P10"><text:s text:c="21"/>&amp;background);</text:p>
      <text:p text:style-name="P10"><text:s text:c="4"/>SetBkColor(background);</text:p>
      <text:p text:style-name="code"><text:span text:style-name="T16"><text:s text:c="4"/></text:span><text:span text:style-name="T7">if</text:span><text:span text:style-name="T16"> ( brightness(background) &lt; 0.5f ) {</text:span></text:p>
      <text:p text:style-name="P10"><text:s text:c="6"/>SetTextColor(dll_theme-&gt;text_light_color);</text:p>
      <text:p text:style-name="P10"><text:s text:c="4"/>}</text:p>
      <text:p text:style-name="code"><text:span text:style-name="T16"><text:s text:c="4"/></text:span><text:span text:style-name="T7">else</text:span><text:span text:style-name="T16"> {</text:span></text:p>
      <text:p text:style-name="P10"><text:s text:c="6"/>SetTextColor(dll_theme-&gt;text_dark_color);</text:p>
      <text:p text:style-name="P10"><text:s text:c="4"/>}</text:p>
      <text:p text:style-name="code"><text:span text:style-name="T16"><text:s text:c="4"/>dll_gen-&gt;</text:span><text:span text:style-name="T16"><text:bookmark-ref text:reference-format="text" text:ref-name="__RefHeading__32059_803968142">Print</text:bookmark-ref></text:span><text:span text:style-name="T16">(&amp;info-&gt;primary.info.number_format, f, &amp;string);</text:span></text:p>
      <text:p text:style-name="P10"><text:s text:c="4"/>SetLabelText(string-&gt;str);</text:p>
      <text:p text:style-name="P10"><text:s text:c="2"/>} </text:p>
      <text:h text:style-name="Heading_20_4" text:outline-level="4"><text:bookmark-start text:name="__RefHeading__53622_803968142"/>SysMenuSupport<text:bookmark-end text:name="__RefHeading__53622_803968142"/></text:h>
      <text:p text:style-name="code"><text:span text:style-name="T28">C++: </text:span><text:span text:style-name="T41"><text:bookmark-ref text:reference-format="text" text:ref-name="__RefHeading__32767_803968142">SYSMENUSUPPORT</text:bookmark-ref></text:span><text:span text:style-name="T28"> </text:span><text:span text:style-name="T35"><text:bookmark-ref text:reference-format="text" text:ref-name="__RefHeading__38347_803968142">ELControl</text:bookmark-ref></text:span><text:span text:style-name="T28">::</text:span><text:span text:style-name="T28"><text:bookmark-ref text:reference-format="text" text:ref-name="__RefHeading__53622_803968142">SysMenuSupport</text:bookmark-ref></text:span><text:span text:style-name="T28">(</text:span><text:span text:style-name="T12">void</text:span><text:span text:style-name="T28">);</text:span></text:p>
      <text:p text:style-name="P9"/>
      <text:p text:style-name="P16"><text:tab/>This is used for the host to query information about what system menu items are to be visible. <text:s/></text:p>
      <text:p text:style-name="P10"><text:s text:c="2"/>example: c++</text:p>
      <text:p text:style-name="code"><text:span text:style-name="T16"><text:s text:c="2"/></text:span><text:span text:style-name="T41"><text:bookmark-ref text:reference-format="text" text:ref-name="__RefHeading__32767_803968142">SYSMENUSUPPORT</text:bookmark-ref></text:span><text:span text:style-name="T16"> TextWindow::</text:span><text:span text:style-name="T16"><text:bookmark-ref text:reference-format="text" text:ref-name="__RefHeading__53622_803968142">SysMenuSupport</text:bookmark-ref></text:span><text:span text:style-name="T16">(</text:span><text:span text:style-name="T12">void</text:span><text:span text:style-name="T16">) {</text:span></text:p>
      <text:p text:style-name="code"><text:span text:style-name="T16"><text:s text:c="4"/></text:span><text:span text:style-name="T12">return</text:span><text:span text:style-name="T16"> </text:span><text:span text:style-name="T17"><text:reference-ref text:reference-format="text" text:ref-name="SYSMENUSUPPORT_SELECT_CHANNEL">SYSMENUSUPPORT_SELECT_CHANNEL</text:reference-ref></text:span><text:span text:style-name="T16"> |</text:span></text:p>
      <text:p text:style-name="code"><text:span text:style-name="T16"><text:s text:c="11"/></text:span><text:span text:style-name="T17"><text:reference-ref text:reference-format="text" text:ref-name="SYSMENUSUPPORT_NUMBER_OPTIONS">SYSMENUSUPPORT_NUMBER_OPTIONS</text:reference-ref></text:span><text:span text:style-name="T16"> |</text:span></text:p>
      <text:p text:style-name="code"><text:span text:style-name="T16"><text:s text:c="11"/></text:span><text:span text:style-name="T17"><text:reference-ref text:reference-format="text" text:ref-name="SYSMENUSUPPORT_COLOR_OPTIONS">SYSMENUSUPPORT_COLOR_OPTIONS</text:reference-ref></text:span><text:span text:style-name="T16">;</text:span></text:p>
      <text:p text:style-name="P10"><text:s text:c="2"/>}</text:p>
      <text:h text:style-name="Heading_20_4" text:outline-level="4"><text:bookmark-start text:name="__RefHeading__177319_803968142"/>ActiveChannel<text:bookmark-end text:name="__RefHeading__177319_803968142"/></text:h>
      <text:p text:style-name="code"><text:span text:style-name="T28">C++: </text:span><text:span text:style-name="T41">p</text:span><text:span text:style-name="T41"><text:bookmark-ref text:reference-format="text" text:ref-name="__RefHeading__32315_803968142">ELChannelInfo</text:bookmark-ref></text:span><text:span text:style-name="T28"> </text:span><text:span text:style-name="T35"><text:bookmark-ref text:reference-format="text" text:ref-name="__RefHeading__38347_803968142">ELControl</text:bookmark-ref></text:span><text:span text:style-name="T28">::</text:span><text:span text:style-name="T28"><text:bookmark-ref text:reference-format="text" text:ref-name="__RefHeading__177319_803968142">ActiveChannel</text:bookmark-ref></text:span><text:span text:style-name="T28">(</text:span><text:span text:style-name="T12">void</text:span><text:span text:style-name="T28">);</text:span></text:p>
      <text:p text:style-name="P9"/>
      <text:p text:style-name="Text_20_body"><text:span text:style-name="T16"><text:tab/>When called, this shall return the channel that is considered active. <text:s/>Many controls will </text:span><text:span text:style-name="T16">generally only display one channel at a time even if multiple exist, that channel is what should be returned. <text:s/>If no active channel exists, this function shall return </text:span><text:span text:style-name="codetext"><text:span text:style-name="T49">NULL</text:span></text:span><text:span text:style-name="T16">.</text:span></text:p>
      <text:p text:style-name="P10"><text:s text:c="2"/>example: c++</text:p>
      <text:p text:style-name="code"><text:span text:style-name="T16"><text:s text:c="2"/>std::vector&lt;</text:span><text:span text:style-name="T41">p</text:span><text:span text:style-name="T41"><text:bookmark-ref text:reference-format="text" text:ref-name="__RefHeading__32315_803968142">ELChannelInfo</text:bookmark-ref></text:span><text:span text:style-name="T16">&gt; mycontrol::channels;</text:span></text:p>
      <text:p text:style-name="code"><text:span text:style-name="T16"><text:s text:c="2"/></text:span><text:span text:style-name="T41">p</text:span><text:span text:style-name="T41"><text:bookmark-ref text:reference-format="text" text:ref-name="__RefHeading__32315_803968142">ELChannelInfo</text:bookmark-ref></text:span><text:span text:style-name="T16"> TextWindow::</text:span><text:span text:style-name="T16"><text:bookmark-ref text:reference-format="text" text:ref-name="__RefHeading__177319_803968142">ActiveChannel</text:bookmark-ref></text:span><text:span text:style-name="T16">(</text:span><text:span text:style-name="T12">void</text:span><text:span text:style-name="T16">) {</text:span></text:p>
      <text:p text:style-name="code"><text:span text:style-name="T16"><text:s text:c="4"/></text:span><text:span text:style-name="T12">if</text:span><text:span text:style-name="T16"> ( active_channel_index &lt; (</text:span><text:span text:style-name="T41">UINT</text:span><text:span text:style-name="T16">)channels.size() ) {</text:span></text:p>
      <text:p text:style-name="code"><text:span text:style-name="T28"><text:s text:c="6"/></text:span><text:span text:style-name="T12">return</text:span><text:span text:style-name="T16"> channels[active_channel_index];</text:span></text:p>
      <text:p text:style-name="P10"><text:s text:c="4"/>}</text:p>
      <text:p text:style-name="code"><text:span text:style-name="T16"><text:s text:c="4"/></text:span><text:span text:style-name="T12">return</text:span><text:span text:style-name="T16"> </text:span><text:span text:style-name="T17">NULL</text:span><text:span text:style-name="T16">;</text:span></text:p>
      <text:p text:style-name="P10"><text:s text:c="2"/>}</text:p>
      <text:h text:style-name="Heading_20_4" text:outline-level="4"><text:bookmark-start text:name="__RefHeading__471229_803968142"/><text:soft-page-break/>UserMathExpression<text:bookmark-end text:name="__RefHeading__471229_803968142"/></text:h>
      <text:p text:style-name="code"><text:span text:style-name="T16">C++: </text:span><text:span text:style-name="T5">void</text:span><text:span text:style-name="T16"> </text:span><text:span text:style-name="T35"><text:bookmark-ref text:reference-format="text" text:ref-name="__RefHeading__38347_803968142">ELControl</text:bookmark-ref></text:span><text:span text:style-name="T28">::</text:span><text:span text:style-name="T28"><text:bookmark-ref text:reference-format="text" text:ref-name="__RefHeading__471229_803968142">UserMathExpression</text:bookmark-ref></text:span><text:span text:style-name="T16">(</text:span><text:span text:style-name="T5">const</text:span><text:span text:style-name="T16"> </text:span><text:span text:style-name="T5">char</text:span><text:span text:style-name="T16"> *expression);</text:span></text:p>
      <text:p text:style-name="P10"/>
      <text:p text:style-name="P16"><text:tab/>This function is called when the user has picked a defined expression to use on the control, and gives the control first chance to view, change, or ignore before passing calling a corresponding host function.</text:p>
      <text:p text:style-name="P16"><text:tab/>For the most part, only table and graph controls support this feature as those are the only predefined expressions allowed in the host. <text:s/>In the future this may change allowing for any general expression to be used.</text:p>
      <text:p text:style-name="P10"><text:s text:c="2"/>example: c++</text:p>
      <text:p text:style-name="code"><text:span text:style-name="T16"><text:s text:c="2"/></text:span><text:span text:style-name="T53">// Ignore, the Text control does not care about expressions.</text:span></text:p>
      <text:p text:style-name="code"><text:span text:style-name="T16"><text:s text:c="2"/></text:span><text:span text:style-name="T5">void</text:span><text:span text:style-name="T16"> TextWindow::</text:span><text:span text:style-name="T16"><text:bookmark-ref text:reference-format="text" text:ref-name="__RefHeading__471229_803968142">UserMathExpression</text:bookmark-ref></text:span><text:span text:style-name="T16">(</text:span><text:span text:style-name="T5">const</text:span><text:span text:style-name="T16"> </text:span><text:span text:style-name="T5">char</text:span><text:span text:style-name="T16"> *expression) { }</text:span></text:p>
      <text:p text:style-name="P10"/>
      <text:p text:style-name="code"><text:span text:style-name="T16"><text:s text:c="2"/></text:span><text:span text:style-name="T5">void</text:span><text:span text:style-name="T16"> mytablecontrol::</text:span><text:span text:style-name="T16"><text:bookmark-ref text:reference-format="text" text:ref-name="__RefHeading__471229_803968142">UserMathExpression</text:bookmark-ref></text:span><text:span text:style-name="T16">(</text:span><text:span text:style-name="T5">const</text:span><text:span text:style-name="T16"> </text:span><text:span text:style-name="T5">char</text:span><text:span text:style-name="T16"> *expression) {</text:span></text:p>
      <text:p text:style-name="code"><text:span text:style-name="T16"><text:s text:c="4"/></text:span><text:span text:style-name="T35">INFOSELECT</text:span><text:span text:style-name="T16"> which = </text:span><text:span text:style-name="T17"><text:reference-ref text:reference-format="text" text:ref-name="INFOSELECT_NONE">INFOSELECT_NONE</text:reference-ref></text:span><text:span text:style-name="T16">;</text:span></text:p>
      <text:p text:style-name="code"><text:span text:style-name="T16"><text:s text:c="4"/></text:span><text:span text:style-name="T7">if</text:span><text:span text:style-name="T16"> ( x_axis_selection ) { which = </text:span><text:span text:style-name="T17"><text:reference-ref text:reference-format="text" text:ref-name="INFOSELECT_X_AXIS">INFOSELECT_X_AXIS</text:reference-ref></text:span><text:span text:style-name="T16">; }</text:span></text:p>
      <text:p text:style-name="code"><text:span text:style-name="T16"><text:s text:c="4"/></text:span><text:span text:style-name="T7">else</text:span><text:span text:style-name="T16"> </text:span><text:span text:style-name="T7">if</text:span><text:span text:style-name="T16"> ( y_axis_selection ) { which = </text:span><text:span text:style-name="T17"><text:reference-ref text:reference-format="text" text:ref-name="INFOSELECT_Y_AXIS">INFOSELECT_Y_AXIS</text:reference-ref></text:span><text:span text:style-name="T16">; }</text:span></text:p>
      <text:p text:style-name="code"><text:span text:style-name="T16"><text:s text:c="4"/></text:span><text:span text:style-name="T7">else</text:span><text:span text:style-name="T16"> </text:span><text:span text:style-name="T7">if</text:span><text:span text:style-name="T16"> ( main_selection ) { which = </text:span><text:span text:style-name="T17"><text:reference-ref text:reference-format="text" text:ref-name="INFOSELECT_PRIMARY">INFOSELECT_PRIMARY</text:reference-ref></text:span><text:span text:style-name="T16">; }</text:span></text:p>
      <text:p text:style-name="code"><text:span text:style-name="T16"><text:s text:c="4"/></text:span><text:span text:style-name="T7">if</text:span><text:span text:style-name="T16"> ( which ) {</text:span></text:p>
      <text:p text:style-name="code"><text:span text:style-name="T16"><text:s text:c="6"/>dll_host-&gt;</text:span><text:span text:style-name="T16"><text:bookmark-ref text:reference-format="text" text:ref-name="__RefHeading__96212_803968142">ApplyMathExpression</text:bookmark-ref></text:span><text:span text:style-name="T16">(</text:span><text:span text:style-name="T16"><text:bookmark-ref text:reference-format="text" text:ref-name="__RefHeading__177319_803968142">ActiveChannel</text:bookmark-ref></text:span><text:span text:style-name="T16">(), which, expression, selection);</text:span></text:p>
      <text:p text:style-name="P10"><text:s text:c="6"/>::SetForegroundWindow(GetHWND());</text:p>
      <text:p text:style-name="code"><text:span text:style-name="T16"><text:s text:c="6"/></text:span><text:span text:style-name="T53">// Consider as modified, just to refresh data.</text:span></text:p>
      <text:p text:style-name="code"><text:span text:style-name="T16"><text:s text:c="6"/></text:span><text:span text:style-name="T16"><text:bookmark-ref text:reference-format="text" text:ref-name="__RefHeading__37569_803968142">ChannelModified</text:bookmark-ref></text:span><text:span text:style-name="T16">(</text:span><text:span text:style-name="T17"><text:reference-ref text:reference-format="text" text:ref-name="MODIFYOPTION_DATA">MODIFYOPTION_DATA</text:reference-ref></text:span><text:span text:style-name="T16">, </text:span><text:span text:style-name="T16"><text:bookmark-ref text:reference-format="text" text:ref-name="__RefHeading__177319_803968142">ActiveChannel</text:bookmark-ref></text:span><text:span text:style-name="T16">(), which);</text:span></text:p>
      <text:p text:style-name="P10"><text:s text:c="4"/>}</text:p>
      <text:p text:style-name="P10"><text:s text:c="2"/>}</text:p>
      <text:h text:style-name="Heading_20_4" text:outline-level="4"><text:bookmark-start text:name="__RefHeading__471231_803968142"/>ShowSelectChannelDlg<text:bookmark-end text:name="__RefHeading__471231_803968142"/></text:h>
      <text:p text:style-name="code"><text:span text:style-name="T28">C++: </text:span><text:span text:style-name="T41">BOOL</text:span><text:span text:style-name="T28"> </text:span><text:span text:style-name="T35"><text:bookmark-ref text:reference-format="text" text:ref-name="__RefHeading__38347_803968142">ELControl</text:bookmark-ref></text:span><text:span text:style-name="T28">::</text:span><text:span text:style-name="T28"><text:bookmark-ref text:reference-format="text" text:ref-name="__RefHeading__471231_803968142">ShowSelectChannelDlg</text:bookmark-ref></text:span><text:span text:style-name="T28">(</text:span><text:span text:style-name="T12">void</text:span><text:span text:style-name="T28">);</text:span></text:p>
      <text:p text:style-name="P9"/>
      <text:p text:style-name="Text_20_body"><text:span text:style-name="T16"><text:tab/>This function is called by the host when the channel selection window is to be displayed. <text:s/>This call is used only by the host for those controls that follow </text:span><text:span text:style-name="codetext"><text:bookmark-ref text:reference-format="text" text:ref-name="__RefHeading__34332_803968142">Control Window Concept</text:bookmark-ref></text:span><text:span text:style-name="T16"> as it gives the control a chance to choose which of its channels are to be displayed (selected; if any).</text:span></text:p>
      <text:p text:style-name="Text_20_body"><text:span text:style-name="T16"><text:tab/>This function shall return </text:span><text:span text:style-name="codetext"><text:span text:style-name="T49">TRUE</text:span></text:span><text:span text:style-name="T16"> in all cases except when the channel selection window is canceled. <text:s/>Returning </text:span><text:span text:style-name="codetext"><text:span text:style-name="T49">FALSE</text:span></text:span><text:span text:style-name="T16"> will cause the host to stop the load of the control.</text:span></text:p>
      <text:p text:style-name="P10"><text:s text:c="2"/>example: c++</text:p>
      <text:p text:style-name="code"><text:span text:style-name="T16"><text:s text:c="2"/></text:span><text:span text:style-name="T41">BOOL</text:span><text:span text:style-name="T16"> TextWindow::</text:span><text:span text:style-name="T16"><text:bookmark-ref text:reference-format="text" text:ref-name="__RefHeading__471231_803968142">ShowSelectChannelDlg</text:bookmark-ref></text:span><text:span text:style-name="T16">(</text:span><text:span text:style-name="T12">void</text:span><text:span text:style-name="T16">) {</text:span></text:p>
      <text:p text:style-name="code"><text:span text:style-name="T16"><text:s text:c="4"/></text:span><text:span text:style-name="T12">return</text:span><text:span text:style-name="T16"> dll_dlgs-&gt;</text:span><text:span text:style-name="T16"><text:bookmark-ref text:reference-format="text" text:ref-name="__RefHeading__44940_803968142">DisplayChannelList</text:bookmark-ref></text:span><text:span text:style-name="T16">(</text:span><text:span text:style-name="T7">static_cast</text:span><text:span text:style-name="T16">&lt;</text:span><text:span text:style-name="T35">p</text:span><text:span text:style-name="T35"><text:bookmark-ref text:reference-format="text" text:ref-name="__RefHeading__36879_803968142">ELChannelGroup</text:bookmark-ref></text:span><text:span text:style-name="T16">&gt;(</text:span><text:span text:style-name="T7">this</text:span><text:span text:style-name="T16">),</text:span></text:p>
      <text:p text:style-name="code"><text:span text:style-name="T16"><text:s text:c="40"/></text:span><text:span text:style-name="T17"><text:reference-ref text:reference-format="text" text:ref-name="INFOSELECT_PRIMARY">INFOSELECT_PRIMARY</text:reference-ref></text:span><text:span text:style-name="T16">,</text:span></text:p>
      <text:p text:style-name="code"><text:span text:style-name="T16"><text:s text:c="40"/></text:span><text:span text:style-name="T17">NULL</text:span><text:span text:style-name="T16">,</text:span></text:p>
      <text:p text:style-name="code"><text:span text:style-name="T16"><text:s text:c="40"/></text:span><text:span text:style-name="T17">NULL</text:span><text:span text:style-name="T16">) == </text:span><text:span text:style-name="T17"><text:reference-ref text:reference-format="text" text:ref-name="DS_SUCCESS">DS_SUCCESS</text:reference-ref></text:span><text:span text:style-name="T16">;</text:span></text:p>
      <text:p text:style-name="P10"><text:s text:c="2"/>}</text:p>
      <text:p text:style-name="P10"/>
      <text:p text:style-name="code"><text:span text:style-name="T16"><text:s text:c="2"/></text:span><text:span text:style-name="T41">BOOL</text:span><text:span text:style-name="T16"> mycontrol::</text:span><text:span text:style-name="T16"><text:bookmark-ref text:reference-format="text" text:ref-name="__RefHeading__471231_803968142">ShowSelectChannelDlg</text:bookmark-ref></text:span><text:span text:style-name="T16">(</text:span><text:span text:style-name="T12">void</text:span><text:span text:style-name="T16">) {</text:span></text:p>
      <text:p text:style-name="code"><text:span text:style-name="T16"><text:s text:c="4"/></text:span><text:span text:style-name="T52">// Assuming _sysmenu is an </text:span><text:span text:style-name="T52"><text:bookmark-ref text:reference-format="text" text:ref-name="__RefHeading__32767_803968142">SYSMENUSUPPORT</text:bookmark-ref></text:span><text:span text:style-name="T52"> variable.</text:span></text:p>
      <text:p text:style-name="code"><text:span text:style-name="T16"><text:s text:c="4"/></text:span><text:span text:style-name="T12">if</text:span><text:span text:style-name="T16"> ( (_sysmenu &amp; </text:span><text:span text:style-name="T17"><text:reference-ref text:reference-format="text" text:ref-name="SYSMENUSUPPORT_SELECT_CHANNEL">SYSMENUSUPPORT_SELECT_CHANNEL</text:reference-ref></text:span><text:span text:style-name="T16">) != </text:span><text:span text:style-name="T17"><text:reference-ref text:reference-format="text" text:ref-name="SYSMENUSUPPORT_SELECT_CHANNEL">SYSMENUSUPPORT_SELECT_CHANNEL</text:reference-ref></text:span><text:span text:style-name="T16"> ) {</text:span></text:p>
      <text:p text:style-name="code"><text:span text:style-name="T16"><text:s text:c="6"/></text:span><text:span text:style-name="T52">// For some reason mycontrol does not support the selection of channels</text:span></text:p>
      <text:p text:style-name="code"><text:span text:style-name="T16"><text:s text:c="6"/></text:span><text:span text:style-name="T52">// return true as to not halt normal procedure.</text:span></text:p>
      <text:p text:style-name="code"><text:span text:style-name="T16"><text:s text:c="6"/></text:span><text:span text:style-name="T12">return</text:span><text:span text:style-name="T16"> </text:span><text:span text:style-name="T17">TRUE</text:span><text:span text:style-name="T16">;</text:span></text:p>
      <text:p text:style-name="P10"><text:s text:c="4"/>}</text:p>
      <text:p text:style-name="code"><text:soft-page-break/><text:span text:style-name="T16"><text:s text:c="4"/></text:span><text:span text:style-name="T52">// Just shortcut as expected.</text:span></text:p>
      <text:p text:style-name="code"><text:span text:style-name="T16"><text:s text:c="4"/></text:span><text:span text:style-name="T12">return</text:span><text:span text:style-name="T16"> dlgs-&gt;</text:span><text:span text:style-name="T16"><text:bookmark-ref text:reference-format="text" text:ref-name="__RefHeading__44940_803968142">DisplayChannelList</text:bookmark-ref></text:span><text:span text:style-name="T16">(</text:span><text:span text:style-name="T12">this</text:span><text:span text:style-name="T16">, </text:span><text:span text:style-name="T17"><text:reference-ref text:reference-format="text" text:ref-name="INFOSELECT_PRIMARY">INFOSELECT_PRIMARY</text:reference-ref></text:span><text:span text:style-name="T16">, </text:span><text:span text:style-name="T16"><text:bookmark-ref text:reference-format="text" text:ref-name="__RefHeading__177319_803968142">ActiveChannel</text:bookmark-ref></text:span><text:span text:style-name="T16">(), </text:span><text:span text:style-name="T17">NULL</text:span><text:span text:style-name="T16">) == <text:tab/> <text:tab/> <text:tab/> <text:s text:c="22"/></text:span><text:span text:style-name="T17"><text:reference-ref text:reference-format="text" text:ref-name="DS_SUCCESS">DS_SUCCESS</text:reference-ref></text:span><text:span text:style-name="T16">;</text:span></text:p>
      <text:p text:style-name="P10"><text:s text:c="2"/>}</text:p>
      <text:h text:style-name="Heading_20_4" text:outline-level="4"><text:bookmark-start text:name="__RefHeading__53620_803968142"/>ShowPropertiesDlg<text:bookmark-end text:name="__RefHeading__53620_803968142"/></text:h>
      <text:p text:style-name="code"><text:span text:style-name="T28">C++: </text:span><text:span text:style-name="T41">BOOL</text:span><text:span text:style-name="T28"> </text:span><text:span text:style-name="T35"><text:bookmark-ref text:reference-format="text" text:ref-name="__RefHeading__38347_803968142">ELControl</text:bookmark-ref></text:span><text:span text:style-name="T28">::</text:span><text:span text:style-name="T28"><text:bookmark-ref text:reference-format="text" text:ref-name="__RefHeading__53620_803968142">ShowPropertiesDlg</text:bookmark-ref></text:span><text:span text:style-name="T28">(</text:span><text:span text:style-name="T12">void</text:span><text:span text:style-name="T28">);</text:span></text:p>
      <text:p text:style-name="P9"/>
      <text:p text:style-name="P16"><text:tab/>This function is called by the host when the properties window for a given control is to be displayed. </text:p>
      <text:p text:style-name="Text_20_body"><text:span text:style-name="T16"><text:tab/>Shall return </text:span><text:span text:style-name="codetext"><text:span text:style-name="T49">TRUE</text:span></text:span><text:span text:style-name="T16"> for all cases except when the properties window is canceled. <text:s text:c="2"/>Returning </text:span><text:span text:style-name="codetext"><text:span text:style-name="T49">FALSE</text:span></text:span><text:span text:style-name="T16"> for any other case may cause the host not to load the control correctly (if loading a layout file or if following </text:span><text:span text:style-name="codetext"><text:bookmark-ref text:reference-format="text" text:ref-name="__RefHeading__34332_803968142">Control Window Concept</text:bookmark-ref></text:span><text:span text:style-name="T16">).</text:span></text:p>
      <text:p text:style-name="P10"><text:s text:c="2"/>example: c++</text:p>
      <text:p text:style-name="code"><text:span text:style-name="T16"><text:s text:c="2"/></text:span><text:span text:style-name="T41">BOOL</text:span><text:span text:style-name="T16"> mycontrol::</text:span><text:span text:style-name="T16"><text:bookmark-ref text:reference-format="text" text:ref-name="__RefHeading__53620_803968142">ShowPropertiesDlg</text:bookmark-ref></text:span><text:span text:style-name="T16">(</text:span><text:span text:style-name="T12">void</text:span><text:span text:style-name="T16">) {</text:span></text:p>
      <text:p text:style-name="code"><text:span text:style-name="T16"><text:s text:c="4"/></text:span><text:span text:style-name="T52">// Assuming _sysmenu is a </text:span><text:span text:style-name="T52"><text:bookmark-ref text:reference-format="text" text:ref-name="__RefHeading__32767_803968142">SYSMENUSUPPORT</text:bookmark-ref></text:span><text:span text:style-name="T52"> variable.</text:span></text:p>
      <text:p text:style-name="code"><text:span text:style-name="T16"><text:s text:c="4"/></text:span><text:span text:style-name="T12">if</text:span><text:span text:style-name="T16"> ( (_sysmenu &amp; </text:span><text:span text:style-name="T16"><text:reference-ref text:reference-format="text" text:ref-name="SYSMENUSUPPORT_PROPERTIES">SYSMENUSUPPORT_PROPERTIES</text:reference-ref></text:span><text:span text:style-name="T16">) != </text:span><text:span text:style-name="T16"><text:reference-ref text:reference-format="text" text:ref-name="SYSMENUSUPPORT_PROPERTIES">SYSMENUSUPPORT_PROPERTIES</text:reference-ref></text:span><text:span text:style-name="T16"> ) {</text:span></text:p>
      <text:p text:style-name="code"><text:span text:style-name="T16"><text:s text:c="6"/></text:span><text:span text:style-name="T52">// mycontrol does not have a properties window, return true so as to inform the host</text:span></text:p>
      <text:p text:style-name="code"><text:span text:style-name="T16"><text:s text:c="6"/></text:span><text:span text:style-name="T52">// to continue.</text:span></text:p>
      <text:p text:style-name="code"><text:span text:style-name="T16"><text:s text:c="6"/></text:span><text:span text:style-name="T12">return</text:span><text:span text:style-name="T16"> </text:span><text:span text:style-name="T17">TRUE</text:span><text:span text:style-name="T16">;</text:span></text:p>
      <text:p text:style-name="P10"><text:s text:c="4"/>}</text:p>
      <text:p text:style-name="code"><text:span text:style-name="T16"><text:s text:c="4"/></text:span><text:span text:style-name="T52">// Display a properties dlg.</text:span></text:p>
      <text:p text:style-name="P10"><text:s text:c="4"/>SomePropertyWindow dlg;</text:p>
      <text:p text:style-name="code"><text:span text:style-name="T16"><text:s text:c="4"/></text:span><text:span text:style-name="T12">if</text:span><text:span text:style-name="T16"> ( dlg.DoModal() != </text:span><text:span text:style-name="T17">IDOK</text:span><text:span text:style-name="T16"> ) { </text:span><text:span text:style-name="T12">return</text:span><text:span text:style-name="T16"> </text:span><text:span text:style-name="T17">FALSE</text:span><text:span text:style-name="T16">; }</text:span></text:p>
      <text:p text:style-name="code"><text:span text:style-name="T16"><text:s text:c="4"/></text:span><text:span text:style-name="T52">// Do some stuff with properties changed...</text:span></text:p>
      <text:p text:style-name="code"><text:span text:style-name="T16"><text:s text:c="4"/></text:span><text:span text:style-name="T12">return</text:span><text:span text:style-name="T16"> </text:span><text:span text:style-name="T17">TRUE</text:span><text:span text:style-name="T16">;</text:span></text:p>
      <text:p text:style-name="code"><text:span text:style-name="T16"><text:s text:c="2"/>}</text:span></text:p>
      <text:h text:style-name="P22" text:outline-level="3"><text:bookmark-start text:name="__RefHeading__94853_329830452"/>ELGenericBuffer<text:bookmark-end text:name="__RefHeading__94853_329830452"/></text:h>
      <text:p text:style-name="Text_20_body"><text:tab/>This interface is supplied by the plugin to the host when a generic buffer is required. <text:s/>A current example that uses this buffer is the <text:span text:style-name="codetext"><text:span text:style-name="T35"><text:bookmark-ref text:reference-format="text" text:ref-name="__RefHeading__117621_329830452">ELCANSniffer</text:bookmark-ref></text:span></text:span>, where the buffer must be registered to receive the sniffed data.</text:p>
      <text:p text:style-name="code"><text:span text:style-name="T12">interface</text:span> <text:span text:style-name="T35"><text:bookmark-ref text:reference-format="text" text:ref-name="__RefHeading__94853_329830452">ELGenericBuffer</text:bookmark-ref></text:span> {</text:p>
      <text:p text:style-name="code"><text:s text:c="2"/><text:span text:style-name="T12">void</text:span> <text:bookmark-ref text:reference-format="text" text:ref-name="__RefHeading__94858_329830452">NewData</text:bookmark-ref>(<text:span text:style-name="T35">BYTE</text:span> *, <text:span text:style-name="T35">UINT</text:span>);</text:p>
      <text:p text:style-name="code">};</text:p>
      <text:p text:style-name="code"><text:span text:style-name="T12">typedef</text:span> <text:span text:style-name="T35"><text:bookmark-ref text:reference-format="text" text:ref-name="__RefHeading__94853_329830452">ELGenericBuffer</text:bookmark-ref></text:span> *<text:span text:style-name="T41">p</text:span><text:span text:style-name="T35"><text:bookmark-ref text:reference-format="text" text:ref-name="__RefHeading__94853_329830452">ELGenericBuffer</text:bookmark-ref></text:span>;</text:p>
      <text:h text:style-name="Heading_20_4" text:outline-level="4"><text:bookmark-start text:name="__RefHeading__94858_329830452"/>NewData<text:bookmark-end text:name="__RefHeading__94858_329830452"/></text:h>
      <text:p text:style-name="code">c++: <text:span text:style-name="T12">void</text:span> <text:span text:style-name="T35"><text:bookmark-ref text:reference-format="text" text:ref-name="__RefHeading__94853_329830452">ELGenericBuffer</text:bookmark-ref></text:span>::<text:bookmark-ref text:reference-format="text" text:ref-name="__RefHeading__94858_329830452">NewData</text:bookmark-ref>(<text:span text:style-name="T35">BYTE</text:span> *buffer,</text:p>
      <text:p text:style-name="code"><text:s text:c="35"/><text:span text:style-name="T35">UINT</text:span> size);</text:p>
      <text:p text:style-name="Text_20_body"><text:tab/><text:span text:style-name="codetext">buffer</text:span> – The array holding the new elements.</text:p>
      <text:p text:style-name="Text_20_body"><text:tab/><text:span text:style-name="codetext">size</text:span> – The length (in bytes) of buffer. <text:s/>Shall be evenly divisible by the host element size.</text:p>
      <text:p text:style-name="Text_20_body"><text:tab/>This is a notification call from the host when new data exists.</text:p>
      <text:p text:style-name="code"><text:s text:c="2"/>example: c++</text:p>
      <text:p text:style-name="code"><text:s text:c="2"/><text:span text:style-name="T12">void</text:span> my_buffer::<text:bookmark-ref text:reference-format="text" text:ref-name="__RefHeading__94858_329830452">NewData</text:bookmark-ref>(<text:span text:style-name="T35">BYTE</text:span> *buffer, <text:span text:style-name="T35">UINT </text:span>size) {</text:p>
      <text:p text:style-name="code"><text:s text:c="4"/><text:span text:style-name="T52">// Just add the data, and set a flag.</text:span></text:p>
      <text:p text:style-name="code"><text:s text:c="4"/>my_data.append(buffer, size);</text:p>
      <text:p text:style-name="code"><text:s text:c="4"/>new_data = <text:span text:style-name="T12">true</text:span>;</text:p>
      <text:p text:style-name="code"><text:s text:c="2"/>}</text:p>
      <text:h text:style-name="P22" text:outline-level="3"><text:bookmark-start text:name="__RefHeading__112620_329830452"/>ELPasswordControl<text:bookmark-end text:name="__RefHeading__112620_329830452"/></text:h>
      <text:p text:style-name="Text_20_body"><text:tab/>This interface is used as a way to lock or unlock, basically maintain password protection on the owner.</text:p>
      <text:p text:style-name="code"><text:span text:style-name="T12">interface</text:span> <text:span text:style-name="T35"><text:bookmark-ref text:reference-format="text" text:ref-name="__RefHeading__112620_329830452">ELPasswordControl</text:bookmark-ref></text:span> {</text:p>
      <text:p text:style-name="code"><text:s text:c="2"/><text:span text:style-name="T35">DWORD</text:span> <text:bookmark-ref text:reference-format="text" text:ref-name="__RefHeading__112625_329830452">InterfaceVersion</text:bookmark-ref>(<text:span text:style-name="T12">void</text:span>);</text:p>
      <text:p text:style-name="code"><text:s text:c="2"/><text:span text:style-name="T35">UINT</text:span> <text:bookmark-ref text:reference-format="text" text:ref-name="__RefHeading__112627_329830452">Unlock</text:bookmark-ref>(<text:span text:style-name="T12">const char</text:span> *);</text:p>
      <text:p text:style-name="code"><text:s text:c="2"/><text:span text:style-name="T35">UINT</text:span> <text:bookmark-ref text:reference-format="text" text:ref-name="__RefHeading__112629_329830452">Lock</text:bookmark-ref>(<text:span text:style-name="T12">const char</text:span> *);</text:p>
      <text:p text:style-name="code"><text:s text:c="2"/><text:span text:style-name="T35">BOOL</text:span> <text:bookmark-ref text:reference-format="text" text:ref-name="__RefHeading__112631_329830452">IsLocked</text:bookmark-ref>(<text:span text:style-name="T12">void</text:span>)</text:p>
      <text:p text:style-name="code"><text:s text:c="2"/><text:span text:style-name="T35">UINT</text:span> <text:bookmark-ref text:reference-format="text" text:ref-name="__RefHeading__112633_329830452">Clear</text:bookmark-ref>(<text:span text:style-name="T12">void</text:span>)</text:p>
      <text:p text:style-name="code">};</text:p>
      <text:p text:style-name="code"><text:span text:style-name="T12">typedef</text:span> <text:span text:style-name="T35"><text:bookmark-ref text:reference-format="text" text:ref-name="__RefHeading__112620_329830452">ELPasswordControl</text:bookmark-ref></text:span> *<text:span text:style-name="T41">p</text:span><text:span text:style-name="T35"><text:bookmark-ref text:reference-format="text" text:ref-name="__RefHeading__112620_329830452">ELPasswordControl</text:bookmark-ref></text:span>;</text:p>
      <text:h text:style-name="Heading_20_4" text:outline-level="4"><text:bookmark-start text:name="__RefHeading__112625_329830452"/>InterfaceVersion<text:bookmark-end text:name="__RefHeading__112625_329830452"/></text:h>
      <text:p text:style-name="code">C++: <text:span text:style-name="T35">DWORD</text:span> <text:span text:style-name="T35"><text:bookmark-ref text:reference-format="text" text:ref-name="__RefHeading__112620_329830452">ELPasswordControl</text:bookmark-ref></text:span>::<text:bookmark-ref text:reference-format="text" text:ref-name="__RefHeading__112625_329830452">InterfaceVersion</text:bookmark-ref>();</text:p>
      <text:p text:style-name="Text_20_body"><text:tab/>Returns the version of the interface used by the host.</text:p>
      <text:h text:style-name="Heading_20_4" text:outline-level="4"><text:bookmark-start text:name="__RefHeading__112627_329830452"/>Unlock<text:bookmark-end text:name="__RefHeading__112627_329830452"/></text:h>
      <text:p text:style-name="code">C++: <text:span text:style-name="T35">UINT</text:span> <text:span text:style-name="T35"><text:bookmark-ref text:reference-format="text" text:ref-name="__RefHeading__112620_329830452">ELPasswordControl</text:bookmark-ref></text:span>::<text:bookmark-ref text:reference-format="text" text:ref-name="__RefHeading__112627_329830452">Unlock</text:bookmark-ref>(<text:span text:style-name="T12">const char</text:span> *password);</text:p>
      <text:p text:style-name="Text_20_body"><text:tab/><text:span text:style-name="codetext">password</text:span> – The string to use for unlocking.</text:p>
      <text:p text:style-name="Text_20_body"><text:tab/>This will unlock the locked owner as long as the password is correct.</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password</text:span> is <text:span text:style-name="codetext"><text:span text:style-name="T49">NULL</text:span></text:span> or <text:span text:style-name="codetext">password</text:span> length is 0.</text:p>
      <text:p text:style-name="code"><text:tab/><text:span text:style-name="T49"><text:reference-ref text:reference-format="text" text:ref-name="DS_NO_CONNECTION">DS_NO_CONNECTION</text:reference-ref></text:span></text:p>
      <text:p text:style-name="Text_20_body"><text:tab/><text:tab/>If the owner is not currently connected.</text:p>
      <text:p text:style-name="code"><text:tab/><text:span text:style-name="T49">DS_DOES_NOT_EXIST</text:span></text:p>
      <text:p text:style-name="Text_20_body"><text:tab/><text:tab/>If the owner is not currently locked.</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owner was unlocked successfully.</text:p>
      <text:h text:style-name="Heading_20_4" text:outline-level="4"><text:bookmark-start text:name="__RefHeading__112629_329830452"/>Lock<text:bookmark-end text:name="__RefHeading__112629_329830452"/></text:h>
      <text:p text:style-name="code">C++: <text:span text:style-name="T35">UINT</text:span> <text:span text:style-name="T35"><text:bookmark-ref text:reference-format="text" text:ref-name="__RefHeading__112620_329830452">ELPasswordControl</text:bookmark-ref></text:span>::<text:bookmark-ref text:reference-format="text" text:ref-name="__RefHeading__112629_329830452">Lock</text:bookmark-ref>(<text:span text:style-name="T12">const char</text:span> *password);</text:p>
      <text:p text:style-name="Text_20_body"><text:tab/><text:span text:style-name="codetext">password</text:span> – The string to use for locking.<text:tab/></text:p>
      <text:p text:style-name="Text_20_body"><text:tab/>This will lock the owner with the given password.</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password</text:span> is <text:span text:style-name="codetext"><text:span text:style-name="T49">NULL</text:span></text:span> or <text:span text:style-name="codetext">password</text:span> length is 0.</text:p>
      <text:p text:style-name="code"><text:tab/><text:span text:style-name="T49"><text:reference-ref text:reference-format="text" text:ref-name="DS_NO_CONNECTION">DS_NO_CONNECTION</text:reference-ref></text:span></text:p>
      <text:p text:style-name="Text_20_body"><text:soft-page-break/><text:tab/><text:tab/>If the owner is not currently connected.</text:p>
      <text:p text:style-name="code"><text:tab/><text:span text:style-name="T49">DS_EXISTS</text:span></text:p>
      <text:p text:style-name="Text_20_body"><text:tab/><text:tab/>If the owner is currently locked.</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owner was locked successfully.</text:p>
      <text:p text:style-name="code"><text:s text:c="2"/>example: c++</text:p>
      <text:p text:style-name="code"><text:s text:c="2"/><text:span text:style-name="T12">void</text:span> foo(<text:span text:style-name="T12">void</text:span>) {</text:p>
      <text:p text:style-name="code"><text:s text:c="2"/>}</text:p>
      <text:h text:style-name="Heading_20_4" text:outline-level="4"><text:bookmark-start text:name="__RefHeading__112631_329830452"/>IsLocked<text:bookmark-end text:name="__RefHeading__112631_329830452"/></text:h>
      <text:p text:style-name="code">C++: <text:span text:style-name="T35">BOOL</text:span> <text:span text:style-name="T35"><text:bookmark-ref text:reference-format="text" text:ref-name="__RefHeading__112620_329830452">ELPasswordControl</text:bookmark-ref></text:span>::<text:bookmark-ref text:reference-format="text" text:ref-name="__RefHeading__112631_329830452">IsLocked</text:bookmark-ref>();</text:p>
      <text:p text:style-name="Text_20_body"><text:tab/>This will return if a given owner is currently locked.</text:p>
      <text:p text:style-name="Text_20_body"><text:tab/>Returns:</text:p>
      <text:p text:style-name="code"><text:tab/><text:span text:style-name="T49">TRUE</text:span></text:p>
      <text:p text:style-name="Text_20_body"><text:tab/><text:tab/>If the owner is currently locked.</text:p>
      <text:p text:style-name="code"><text:tab/><text:span text:style-name="T49">FALSE</text:span></text:p>
      <text:p text:style-name="Text_20_body"><text:tab/><text:tab/>If the owner is currently unlocked.</text:p>
      <text:h text:style-name="Heading_20_4" text:outline-level="4"><text:bookmark-start text:name="__RefHeading__112633_329830452"/>Clear<text:bookmark-end text:name="__RefHeading__112633_329830452"/></text:h>
      <text:p text:style-name="code">C++: <text:span text:style-name="T35">UINT</text:span> <text:span text:style-name="T35"><text:bookmark-ref text:reference-format="text" text:ref-name="__RefHeading__112620_329830452">ELPasswordControl</text:bookmark-ref></text:span>::<text:bookmark-ref text:reference-format="text" text:ref-name="__RefHeading__112633_329830452">Clear</text:bookmark-ref>();</text:p>
      <text:p text:style-name="Text_20_body"><text:tab/>This will clear the owner of any password, while also clearing all protected data.</text:p>
      <text:p text:style-name="Text_20_body"><text:tab/>Note:</text:p>
      <text:p text:style-name="Text_20_body"><text:tab/><text:tab/>This allows any plugin to force clear the password on a target. <text:s/>While the data is cleared <text:tab/><text:tab/>to keep protection, it will cause issues if a model is currently running on the target.</text:p>
      <text:p text:style-name="Text_20_body"><text:tab/>Returns:</text:p>
      <text:p text:style-name="code"><text:tab/><text:span text:style-name="T49"><text:reference-ref text:reference-format="text" text:ref-name="DS_NO_CONNECTION">DS_NO_CONNECTION</text:reference-ref></text:span></text:p>
      <text:p text:style-name="Text_20_body"><text:tab/><text:tab/>If there is not active connection.</text:p>
      <text:p text:style-name="code"><text:tab/><text:span text:style-name="T49">DS_DOES_NOT_EXIST</text:span></text:p>
      <text:p text:style-name="Text_20_body"><text:tab/><text:tab/>If the target is not locked.</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clear was performed as expected.</text:p>
      <text:h text:style-name="P22" text:outline-level="3"><text:bookmark-start text:name="__RefHeading__117621_329830452"/>ELCANSniffer<text:bookmark-end text:name="__RefHeading__117621_329830452"/></text:h>
      <text:p text:style-name="Text_20_body"><text:tab/>This interface holds access to a CAN sniffer that exists for a target. <text:s text:c="2"/>This interface will always correspond to a valid CAN channel for the target.</text:p>
      <text:p text:style-name="code"><text:span text:style-name="T12">interface</text:span> <text:span text:style-name="T35"><text:bookmark-ref text:reference-format="text" text:ref-name="__RefHeading__117621_329830452">ELCANSniffer</text:bookmark-ref></text:span> {</text:p>
      <text:p text:style-name="code"><text:s text:c="2"/><text:span text:style-name="T35">DWORD</text:span> <text:bookmark-ref text:reference-format="text" text:ref-name="__RefHeading__117624_329830452">InterfaceVersion</text:bookmark-ref>(<text:span text:style-name="T12">void</text:span>);</text:p>
      <text:p text:style-name="code"><text:s text:c="2"/><text:span text:style-name="T35">UINT</text:span> <text:bookmark-ref text:reference-format="text" text:ref-name="__RefHeading__117626_329830452">ElementSize</text:bookmark-ref>(<text:span text:style-name="T12">void</text:span>);</text:p>
      <text:p text:style-name="code"><text:s text:c="2"/><text:span text:style-name="T35">UINT</text:span> <text:bookmark-ref text:reference-format="text" text:ref-name="__RefHeading__117628_329830452">RegisterBuffer</text:bookmark-ref>(<text:span text:style-name="T35">p</text:span><text:span text:style-name="T35"><text:bookmark-ref text:reference-format="text" text:ref-name="__RefHeading__94853_329830452">ELGenericBuffer</text:bookmark-ref></text:span>);</text:p>
      <text:p text:style-name="code"><text:s text:c="2"/><text:span text:style-name="T35">UINT</text:span> <text:bookmark-ref text:reference-format="text" text:ref-name="__RefHeading__117630_329830452">UnregisterBuffer</text:bookmark-ref>(<text:span text:style-name="T35">p</text:span><text:span text:style-name="T35"><text:bookmark-ref text:reference-format="text" text:ref-name="__RefHeading__94853_329830452">ELGenericBuffer</text:bookmark-ref></text:span>);</text:p>
      <text:p text:style-name="code"><text:s text:c="2"/><text:span text:style-name="T35">UINT</text:span> <text:bookmark-ref text:reference-format="text" text:ref-name="__RefHeading__117632_329830452">SwapEndian</text:bookmark-ref>(<text:span text:style-name="T35">BYTE</text:span> *, <text:span text:style-name="T35">UINT</text:span>);</text:p>
      <text:p text:style-name="code">};</text:p>
      <text:p text:style-name="code"><text:span text:style-name="T12">typedef</text:span> <text:span text:style-name="T35"><text:bookmark-ref text:reference-format="text" text:ref-name="__RefHeading__117621_329830452">ELCANSniffer</text:bookmark-ref></text:span> *<text:span text:style-name="T35">p</text:span><text:span text:style-name="T35"><text:bookmark-ref text:reference-format="text" text:ref-name="__RefHeading__117621_329830452">ELCANSniffer</text:bookmark-ref></text:span>;</text:p>
      <text:h text:style-name="Heading_20_4" text:outline-level="4"><text:bookmark-start text:name="__RefHeading__117624_329830452"/>InterfaceVersion<text:bookmark-end text:name="__RefHeading__117624_329830452"/></text:h>
      <text:p text:style-name="code">C++: <text:span text:style-name="T35">DWORD</text:span> <text:span text:style-name="T35"><text:bookmark-ref text:reference-format="text" text:ref-name="__RefHeading__117621_329830452">ELCANSniffer</text:bookmark-ref></text:span>::<text:bookmark-ref text:reference-format="text" text:ref-name="__RefHeading__117624_329830452">InterfaceVersion</text:bookmark-ref>();</text:p>
      <text:p text:style-name="Text_20_body"><text:tab/>This function returns the version of the interface used by the host.</text:p>
      <text:h text:style-name="Heading_20_4" text:outline-level="4"><text:bookmark-start text:name="__RefHeading__117626_329830452"/>ElementSize<text:bookmark-end text:name="__RefHeading__117626_329830452"/></text:h>
      <text:p text:style-name="code">C++: <text:span text:style-name="T35">UINT</text:span> <text:span text:style-name="T35"><text:bookmark-ref text:reference-format="text" text:ref-name="__RefHeading__117621_329830452">ELCANSniffer</text:bookmark-ref></text:span>::<text:bookmark-ref text:reference-format="text" text:ref-name="__RefHeading__117626_329830452">ElementSize</text:bookmark-ref>();</text:p>
      <text:p text:style-name="Text_20_body"><text:tab/>This function returns the size, in bytes, of an element. <text:s/>Useful to make the actual buffer used in <text:span text:style-name="T35"><text:bookmark-ref text:reference-format="text" text:ref-name="__RefHeading__94853_329830452">ELGenericBuffer</text:bookmark-ref></text:span> of a proper length.</text:p>
      <text:h text:style-name="Heading_20_4" text:outline-level="4"><text:bookmark-start text:name="__RefHeading__117628_329830452"/>RegisterBuffer<text:bookmark-end text:name="__RefHeading__117628_329830452"/></text:h>
      <text:p text:style-name="code">C++: <text:span text:style-name="T35">UINT</text:span> <text:span text:style-name="T35"><text:bookmark-ref text:reference-format="text" text:ref-name="__RefHeading__117621_329830452">ELCANSniffer</text:bookmark-ref></text:span>::<text:bookmark-ref text:reference-format="text" text:ref-name="__RefHeading__117628_329830452">RegisterBuffer</text:bookmark-ref>(<text:span text:style-name="T41">p</text:span><text:span text:style-name="T35"><text:bookmark-ref text:reference-format="text" text:ref-name="__RefHeading__94853_329830452">ELGenericBuffer</text:bookmark-ref></text:span> buffer);</text:p>
      <text:p text:style-name="Text_20_body"><text:tab/><text:span text:style-name="codetext">buffer</text:span> – The plugin supplied buffer interface.</text:p>
      <text:p text:style-name="Text_20_body"><text:tab/>This function will register the given buffer to receive the raw can data for the underlying CAN channel on the target. <text:s/>Upon success, the buffer will start receiving notifications when new data exists on the CAN channel.</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buffer</text:span> is <text:span text:style-name="codetext"><text:span text:style-name="T49">NULL</text:span></text:span>.</text:p>
      <text:p text:style-name="code"><text:tab/><text:span text:style-name="T49"><text:reference-ref text:reference-format="text" text:ref-name="DS_REGISTERED">DS_REGISTERED</text:reference-ref></text:span></text:p>
      <text:p text:style-name="Text_20_body"><text:tab/><text:tab/>If <text:span text:style-name="codetext">buffer</text:span> is already considered registered for the underlying CAN channel.</text:p>
      <text:p text:style-name="code"><text:tab/><text:span text:style-name="T49"><text:reference-ref text:reference-format="text" text:ref-name="DS_NO_MEM">DS_NO_MEM</text:reference-ref></text:span></text:p>
      <text:p text:style-name="Text_20_body"><text:tab/><text:tab/>If registration could not complete due to low host memory.</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ext:span text:style-name="codetext">buffer</text:span> was registered successfully.</text:p>
      <text:h text:style-name="Heading_20_4" text:outline-level="4"><text:bookmark-start text:name="__RefHeading__117630_329830452"/>UnregisterBuffer<text:bookmark-end text:name="__RefHeading__117630_329830452"/></text:h>
      <text:p text:style-name="code">C++: <text:span text:style-name="T35">UINT</text:span> <text:span text:style-name="T35"><text:bookmark-ref text:reference-format="text" text:ref-name="__RefHeading__117621_329830452">ELCANSniffer</text:bookmark-ref></text:span>::<text:bookmark-ref text:reference-format="text" text:ref-name="__RefHeading__117630_329830452">UnregisterBuffer</text:bookmark-ref>(<text:span text:style-name="T41">p</text:span><text:span text:style-name="T35"><text:bookmark-ref text:reference-format="text" text:ref-name="__RefHeading__94853_329830452">ELGenericBuffer</text:bookmark-ref></text:span> buffer);</text:p>
      <text:p text:style-name="Text_20_body"><text:soft-page-break/><text:tab/><text:span text:style-name="codetext">buffer</text:span> – The plugin supplied buffer interface.</text:p>
      <text:p text:style-name="Text_20_body"><text:tab/>This function will unregister the given buffer. <text:s/>This will cause the host to halt notifications when new data on the underlying CAN channel exist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buffer</text:span> is <text:span text:style-name="codetext"><text:span text:style-name="T49">NULL</text:span></text:span>.</text:p>
      <text:p text:style-name="code"><text:tab/><text:span text:style-name="T49"><text:reference-ref text:reference-format="text" text:ref-name="DS_NOT_REGISTERED">DS_NOT_REGISTERED</text:reference-ref></text:span></text:p>
      <text:p text:style-name="Text_20_body"><text:tab/><text:tab/>If <text:span text:style-name="codetext">buffer</text:span> was not previously registered. <text:s/>May be considered a success.</text:p>
      <text:p text:style-name="code"><text:tab/><text:span text:style-name="T49"><text:reference-ref text:reference-format="text" text:ref-name="DS_SUCCESS">DS_SUCCESS</text:reference-ref></text:span></text:p>
      <text:p text:style-name="Text_20_body"><text:tab/><text:tab/>If <text:span text:style-name="codetext">buffer</text:span> was successfully unregistered.</text:p>
      <text:h text:style-name="Heading_20_4" text:outline-level="4"><text:bookmark-start text:name="__RefHeading__117632_329830452"/>SwapEndian<text:bookmark-end text:name="__RefHeading__117632_329830452"/></text:h>
      <text:p text:style-name="code">C++: <text:span text:style-name="T35">UINT</text:span> <text:span text:style-name="T35"><text:bookmark-ref text:reference-format="text" text:ref-name="__RefHeading__117621_329830452">ELCANSniffer</text:bookmark-ref></text:span>::<text:bookmark-ref text:reference-format="text" text:ref-name="__RefHeading__117632_329830452">SwapEndian</text:bookmark-ref>(<text:span text:style-name="T35">BYTE</text:span> *buffer,</text:p>
      <text:p text:style-name="code"><text:span text:style-name="T35"><text:s text:c="35"/>UINT</text:span> size);</text:p>
      <text:p text:style-name="Text_20_body"><text:tab/><text:span text:style-name="codetext">buffer</text:span> – The array that holds the elements to swap endianess.</text:p>
      <text:p text:style-name="Text_20_body"><text:tab/><text:span text:style-name="codetext">size</text:span> – The size, in bytes, of buffer.</text:p>
      <text:p text:style-name="Text_20_body"><text:tab/>This function will swap endianess on every full element stored in buffer. <text:s/>A byte array is used to allow for the underlying element size to change between hosts while not breaking the API.</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buffer</text:span> is <text:span text:style-name="codetext"><text:span text:style-name="T49">NULL</text:span></text:span> and size &gt; 0.</text:p>
      <text:p text:style-name="code"><text:tab/><text:span text:style-name="T49"><text:reference-ref text:reference-format="text" text:ref-name="DS_INVALID_BUFFER">DS_INVALID_BUFFER</text:reference-ref></text:span></text:p>
      <text:p text:style-name="Text_20_body"><text:tab/><text:tab/>If the length of <text:span text:style-name="codetext">buffer</text:span> (via <text:span text:style-name="codetext">size</text:span>) is not evenly divisible by the underlying element size.</text:p>
      <text:p text:style-name="code"><text:tab/><text:span text:style-name="T49"><text:reference-ref text:reference-format="text" text:ref-name="DS_SUCCESS">DS_SUCCESS</text:reference-ref></text:span></text:p>
      <text:p text:style-name="Text_20_body"><text:tab/><text:tab/>If all full elements in <text:span text:style-name="codetext">buffer</text:span> had their endianess swapped.</text:p>
      <text:h text:style-name="P22" text:outline-level="3"><text:bookmark-start text:name="__RefHeading__234101_329830452"/>ELGenericInfo<text:bookmark-end text:name="__RefHeading__234101_329830452"/></text:h>
      <text:p text:style-name="Text_20_body"><text:tab/>This interface holds access to common information about elements in a list. <text:s/>This may be derived when more specific information is required, but all elements in any <text:span text:style-name="codetext"><text:span text:style-name="T35"><text:bookmark-ref text:reference-format="text" text:ref-name="__RefHeading__234103_329830452">ELGenericInfoList</text:bookmark-ref></text:span></text:span> will yield proper results for the following calls.</text:p>
      <text:p text:style-name="code"><text:span text:style-name="T7">interface</text:span> <text:span text:style-name="T35"><text:bookmark-ref text:reference-format="text" text:ref-name="__RefHeading__234101_329830452">ELGenericInfo</text:bookmark-ref></text:span> {</text:p>
      <text:p text:style-name="code"><text:s text:c="2"/><text:span text:style-name="T35">DWORD</text:span> <text:bookmark-ref text:reference-format="text" text:ref-name="__RefHeading__239942_329830452">InterfaceVersion</text:bookmark-ref>();</text:p>
      <text:p text:style-name="code"><text:s text:c="2"/><text:span text:style-name="T35">UINT</text:span> <text:bookmark-ref text:reference-format="text" text:ref-name="__RefHeading__239944_329830452">Value</text:bookmark-ref>();</text:p>
      <text:p text:style-name="code"><text:s text:c="2"/><text:span text:style-name="T7">const char</text:span> *<text:bookmark-ref text:reference-format="text" text:ref-name="__RefHeading__239946_329830452">Name</text:bookmark-ref>();</text:p>
      <text:p text:style-name="code"><text:s text:c="2"/><text:span text:style-name="T7">void</text:span> <text:bookmark-ref text:reference-format="text" text:ref-name="__RefHeading__239948_329830452">InputRange</text:bookmark-ref>(<text:span text:style-name="T35">WORD</text:span> *, <text:span text:style-name="T35">WORD</text:span> *);</text:p>
      <text:p text:style-name="code">};</text:p>
      <text:p text:style-name="code"><text:span text:style-name="T7">typedef</text:span> <text:span text:style-name="T35"><text:bookmark-ref text:reference-format="text" text:ref-name="__RefHeading__234101_329830452">ELGenericInfo</text:bookmark-ref></text:span> *<text:span text:style-name="T35">p</text:span><text:span text:style-name="T35"><text:bookmark-ref text:reference-format="text" text:ref-name="__RefHeading__234101_329830452">ELGenericInfo</text:bookmark-ref></text:span>;</text:p>
      <text:h text:style-name="Heading_20_4" text:outline-level="4"><text:bookmark-start text:name="__RefHeading__239942_329830452"/>InterfaceVersion<text:bookmark-end text:name="__RefHeading__239942_329830452"/></text:h>
      <text:p text:style-name="code">C++: <text:span text:style-name="T35">DWORD</text:span> <text:span text:style-name="T35"><text:bookmark-ref text:reference-format="text" text:ref-name="__RefHeading__234101_329830452">ELGenericInfo</text:bookmark-ref></text:span>::<text:bookmark-ref text:reference-format="text" text:ref-name="__RefHeading__239942_329830452">InterfaceVersion</text:bookmark-ref>();</text:p>
      <text:p text:style-name="Text_20_body"><text:tab/>This function returns the version of the interface used by the host.</text:p>
      <text:h text:style-name="Heading_20_4" text:outline-level="4"><text:bookmark-start text:name="__RefHeading__239944_329830452"/>Value<text:bookmark-end text:name="__RefHeading__239944_329830452"/></text:h>
      <text:p text:style-name="code">C++: <text:span text:style-name="T35">UINT</text:span> <text:span text:style-name="T35"><text:bookmark-ref text:reference-format="text" text:ref-name="__RefHeading__234101_329830452">ELGenericInfo</text:bookmark-ref></text:span>::<text:bookmark-ref text:reference-format="text" text:ref-name="__RefHeading__239944_329830452">Value</text:bookmark-ref>();</text:p>
      <text:p text:style-name="Text_20_body"><text:tab/>This function returns the actual value associated with the information.</text:p>
      <text:h text:style-name="Heading_20_4" text:outline-level="4"><text:bookmark-start text:name="__RefHeading__239946_329830452"/>Name<text:bookmark-end text:name="__RefHeading__239946_329830452"/></text:h>
      <text:p text:style-name="code">C++: <text:span text:style-name="T7">const char</text:span> *<text:span text:style-name="T35"><text:bookmark-ref text:reference-format="text" text:ref-name="__RefHeading__234101_329830452">ELGenericInfo</text:bookmark-ref></text:span>::<text:bookmark-ref text:reference-format="text" text:ref-name="__RefHeading__239946_329830452">Name</text:bookmark-ref>();</text:p>
      <text:p text:style-name="Text_20_body"><text:tab/>This function returns the name of the information.</text:p>
      <text:h text:style-name="Heading_20_4" text:outline-level="4"><text:bookmark-start text:name="__RefHeading__239948_329830452"/>InputRange<text:bookmark-end text:name="__RefHeading__239948_329830452"/></text:h>
      <text:p text:style-name="code">C++: <text:span text:style-name="T7">void</text:span> <text:span text:style-name="T35"><text:bookmark-ref text:reference-format="text" text:ref-name="__RefHeading__234101_329830452">ELGenericInfo</text:bookmark-ref></text:span>::<text:bookmark-ref text:reference-format="text" text:ref-name="__RefHeading__239948_329830452">InputRange</text:bookmark-ref>(<text:span text:style-name="T35">WORD</text:span> *minimum,</text:p>
      <text:p text:style-name="code"><text:span text:style-name="T35"><text:s text:c="36"/>WORD</text:span> *maximum);</text:p>
      <text:p text:style-name="Text_20_body"><text:tab/><text:span text:style-name="codetext">minimum</text:span> – A pointer to set the minimum number of inputs.</text:p>
      <text:p text:style-name="Text_20_body"><text:tab/><text:span text:style-name="codetext">maximum</text:span> – A pointer to set the maximum number of inputs.</text:p>
      <text:p text:style-name="Text_20_body"><text:tab/>This function yields the min and max range of inputs used/required by the current information. <text:s/>The requirement may change depending on the nature of the information.</text:p>
      <text:p text:style-name="Text_20_body"><text:tab/>Note:</text:p>
      <text:p text:style-name="Text_20_body"><text:tab/><text:tab/>Passing in a <text:span text:style-name="codetext"><text:span text:style-name="T49">NULL</text:span></text:span> will inform the host not to fill in the information.</text:p>
      <text:h text:style-name="P22" text:outline-level="3"><text:bookmark-start text:name="__RefHeading__263476_329830452"/>ELCamCrankInfo<text:bookmark-end text:name="__RefHeading__263476_329830452"/></text:h>
      <text:p text:style-name="Text_20_body"><text:tab/>This interface is used as specific information for the cams or crank of an <text:span text:style-name="codetext"><text:span text:style-name="T35"><text:bookmark-ref text:reference-format="text" text:ref-name="__RefHeading__234107_329830452">ELTimingType</text:bookmark-ref></text:span></text:span>. <text:s/>As the same information exists for with crank or cam.</text:p>
      <text:p text:style-name="code"><text:span text:style-name="T7">interface</text:span> <text:span text:style-name="T35"><text:bookmark-ref text:reference-format="text" text:ref-name="__RefHeading__263476_329830452">ELCamCrankInfo</text:bookmark-ref></text:span> {</text:p>
      <text:p text:style-name="code"><text:s text:c="2"/><text:span text:style-name="T35">DWORD</text:span> <text:bookmark-ref text:reference-format="text" text:ref-name="__RefHeading__263479_329830452">InterfaceVersion</text:bookmark-ref>(<text:span text:style-name="T7">void</text:span>);</text:p>
      <text:p text:style-name="code"><text:s text:c="2"/><text:span text:style-name="T35">UINT</text:span> <text:bookmark-ref text:reference-format="text" text:ref-name="__RefHeading__263481_329830452">NumberOfTeeth</text:bookmark-ref>(<text:span text:style-name="T7">void</text:span>);</text:p>
      <text:p text:style-name="code"><text:s text:c="2"/><text:span text:style-name="T35"><text:bookmark-ref text:reference-format="text" text:ref-name="__RefHeading__77140_329830452">CAMCRANKOPTION</text:bookmark-ref></text:span> <text:bookmark-ref text:reference-format="text" text:ref-name="__RefHeading__263483_329830452">Option</text:bookmark-ref>(<text:span text:style-name="T7">void</text:span>);</text:p>
      <text:p text:style-name="code">};</text:p>
      <text:p text:style-name="code"><text:span text:style-name="T7">typedef</text:span> <text:span text:style-name="T35"><text:bookmark-ref text:reference-format="text" text:ref-name="__RefHeading__263476_329830452">ELCamCrankInfo</text:bookmark-ref></text:span> *<text:span text:style-name="T35">p</text:span><text:span text:style-name="T35"><text:bookmark-ref text:reference-format="text" text:ref-name="__RefHeading__263476_329830452">ELCamCrankInfo</text:bookmark-ref></text:span>;</text:p>
      <text:h text:style-name="Heading_20_4" text:outline-level="4"><text:bookmark-start text:name="__RefHeading__263479_329830452"/>InterfaceVersion<text:bookmark-end text:name="__RefHeading__263479_329830452"/></text:h>
      <text:p text:style-name="code">C++: <text:span text:style-name="T35">DWORD</text:span> <text:span text:style-name="T35"><text:bookmark-ref text:reference-format="text" text:ref-name="__RefHeading__263476_329830452">ELCamCrankInfo</text:bookmark-ref></text:span>::<text:bookmark-ref text:reference-format="text" text:ref-name="__RefHeading__263479_329830452">InterfaceVersion</text:bookmark-ref>();</text:p>
      <text:p text:style-name="Text_20_body"><text:tab/>This function returns the version of the interface used by the host.</text:p>
      <text:h text:style-name="Heading_20_4" text:outline-level="4"><text:bookmark-start text:name="__RefHeading__263481_329830452"/>NumberOfTeeth<text:bookmark-end text:name="__RefHeading__263481_329830452"/></text:h>
      <text:p text:style-name="code">C++: <text:span text:style-name="T35">UINT</text:span> <text:span text:style-name="T35"><text:bookmark-ref text:reference-format="text" text:ref-name="__RefHeading__263476_329830452">ELCamCrankInfo</text:bookmark-ref></text:span>::<text:bookmark-ref text:reference-format="text" text:ref-name="__RefHeading__263481_329830452">NumberOfTeeth</text:bookmark-ref>();</text:p>
      <text:p text:style-name="Text_20_body"><text:tab/>This function returns the number of teeth that exist on the crank or cam.</text:p>
      <text:h text:style-name="Heading_20_4" text:outline-level="4"><text:bookmark-start text:name="__RefHeading__263483_329830452"/>Option<text:bookmark-end text:name="__RefHeading__263483_329830452"/></text:h>
      <text:p text:style-name="code">C++: <text:span text:style-name="T35"><text:bookmark-ref text:reference-format="text" text:ref-name="__RefHeading__77140_329830452">CAMCRANKOPTION</text:bookmark-ref></text:span> <text:span text:style-name="T35"><text:bookmark-ref text:reference-format="text" text:ref-name="__RefHeading__263476_329830452">ELCamCrankInfo</text:bookmark-ref></text:span>::<text:bookmark-ref text:reference-format="text" text:ref-name="__RefHeading__263483_329830452">Option</text:bookmark-ref>();</text:p>
      <text:p text:style-name="Text_20_body"><text:tab/>This function returns more about the cam or crank.</text:p>
      <text:p text:style-name="Text_20_body"><text:tab/>Note:</text:p>
      <text:p text:style-name="Text_20_body"><text:tab/><text:tab/>A value of <text:span text:style-name="codetext"><text:span text:style-name="T49"><text:reference-ref text:reference-format="text" text:ref-name="CAMCRANKOPTION_HIDDEN">CAMCRANKOPTION_HIDDEN</text:reference-ref></text:span></text:span> returned means that the parent timing type does not <text:tab/><text:tab/><text:tab/>support the given cam.</text:p>
      <text:p text:style-name="Text_20_body"><text:tab/><text:tab/>A value of <text:span text:style-name="codetext"><text:span text:style-name="T49"><text:reference-ref text:reference-format="text" text:ref-name="CAMCRANKOPTION_USER">CAMCRANKOPTION_USER</text:reference-ref></text:span></text:span> returned means, that the number of teeth may be <text:tab/><text:tab/><text:tab/>changed by the user meaning not built in.</text:p>
      <text:h text:style-name="P22" text:outline-level="3"><text:bookmark-start text:name="__RefHeading__234107_329830452"/>ELTimingType<text:bookmark-end text:name="__RefHeading__234107_329830452"/></text:h>
      <text:p text:style-name="Text_20_body"><text:tab/>This interface is may be used when looking at elements of a <text:span text:style-name="codetext"><text:span text:style-name="T49"><text:reference-ref text:reference-format="text" text:ref-name="TARGETINFO_TIMING_TYPES">TARGETINFO_TIMING_TYPES</text:reference-ref></text:span></text:span> list. <text:s/>It will cast safely from the <text:span text:style-name="codetext"><text:span text:style-name="T35"><text:bookmark-ref text:reference-format="text" text:ref-name="__RefHeading__234101_329830452">ELGenericInfo</text:bookmark-ref></text:span></text:span>. <text:s/>Not needed, but exists for more specific information when <text:s/>required.</text:p>
      <text:p text:style-name="code"><text:span text:style-name="T7">Interface</text:span> <text:span text:style-name="T35"><text:bookmark-ref text:reference-format="text" text:ref-name="__RefHeading__234107_329830452">ELTimingType</text:bookmark-ref></text:span> : <text:span text:style-name="T35"><text:bookmark-ref text:reference-format="text" text:ref-name="__RefHeading__234101_329830452">ELGenericInfo</text:bookmark-ref></text:span> {</text:p>
      <text:p text:style-name="P12"><text:span text:style-name="T52"><text:s text:c="2"/>// </text:span><text:span text:style-name="T52"><text:bookmark-ref text:reference-format="text" text:ref-name="__RefHeading__234101_329830452">ELGenericInfo</text:bookmark-ref></text:span><text:span text:style-name="T52"> functions ...</text:span></text:p>
      <text:p text:style-name="code"><text:s text:c="2"/><text:span text:style-name="T35">p</text:span><text:span text:style-name="T35"><text:bookmark-ref text:reference-format="text" text:ref-name="__RefHeading__263476_329830452">ELCamCrankInfo</text:bookmark-ref></text:span> <text:bookmark-ref text:reference-format="text" text:ref-name="__RefHeading__275361_329830452">CrankInfo</text:bookmark-ref>(<text:span text:style-name="T7">void</text:span>);</text:p>
      <text:p text:style-name="code"><text:s text:c="2"/><text:span text:style-name="T35">p</text:span><text:span text:style-name="T35"><text:bookmark-ref text:reference-format="text" text:ref-name="__RefHeading__263476_329830452">ELCamCrankInfo</text:bookmark-ref></text:span> <text:bookmark-ref text:reference-format="text" text:ref-name="__RefHeading__275363_329830452">CamInfo</text:bookmark-ref>(<text:span text:style-name="T35">UINT</text:span>);</text:p>
      <text:p text:style-name="code"><text:s text:c="2"/><text:span text:style-name="T35">UINT</text:span> <text:bookmark-ref text:reference-format="text" text:ref-name="__RefHeading__275365_329830452">NumberOfCams</text:bookmark-ref>(<text:span text:style-name="T7">void</text:span>);</text:p>
      <text:p text:style-name="code">};</text:p>
      <text:p text:style-name="code"><text:span text:style-name="T7">typedef</text:span> <text:span text:style-name="T35"><text:bookmark-ref text:reference-format="text" text:ref-name="__RefHeading__234107_329830452">ELTimingType</text:bookmark-ref></text:span> *<text:span text:style-name="T35">p</text:span><text:span text:style-name="T35"><text:bookmark-ref text:reference-format="text" text:ref-name="__RefHeading__234107_329830452">ELTimingType</text:bookmark-ref></text:span>;</text:p>
      <text:h text:style-name="Heading_20_4" text:outline-level="4"><text:bookmark-start text:name="__RefHeading__275361_329830452"/>CrankInfo<text:bookmark-end text:name="__RefHeading__275361_329830452"/></text:h>
      <text:p text:style-name="code">C++: <text:span text:style-name="T35">p</text:span><text:span text:style-name="T35"><text:bookmark-ref text:reference-format="text" text:ref-name="__RefHeading__263476_329830452">ELCamCrankInfo</text:bookmark-ref></text:span> <text:span text:style-name="T35"><text:bookmark-ref text:reference-format="text" text:ref-name="__RefHeading__234107_329830452">ELTimingType</text:bookmark-ref></text:span>::<text:bookmark-ref text:reference-format="text" text:ref-name="__RefHeading__275361_329830452">CrankInfo</text:bookmark-ref>();</text:p>
      <text:p text:style-name="Text_20_body"><text:tab/>This function will return the crank information for the given timing information.</text:p>
      <text:h text:style-name="Heading_20_4" text:outline-level="4"><text:bookmark-start text:name="__RefHeading__275363_329830452"/>CamInfo<text:bookmark-end text:name="__RefHeading__275363_329830452"/></text:h>
      <text:p text:style-name="code">C++: <text:span text:style-name="T35">p</text:span><text:span text:style-name="T35"><text:bookmark-ref text:reference-format="text" text:ref-name="__RefHeading__263476_329830452">ELCamCrankInfo</text:bookmark-ref></text:span> <text:span text:style-name="T35"><text:bookmark-ref text:reference-format="text" text:ref-name="__RefHeading__234107_329830452">ELTimingType</text:bookmark-ref></text:span>::<text:bookmark-ref text:reference-format="text" text:ref-name="__RefHeading__275363_329830452">CamInfo</text:bookmark-ref>(<text:span text:style-name="T35">UINT</text:span> index);</text:p>
      <text:p text:style-name="Text_20_body"><text:tab/><text:span text:style-name="codetext">index</text:span> – The cam index. Range: <text:span text:style-name="codetext">[0, 4)</text:span></text:p>
      <text:p text:style-name="Text_20_body"><text:tab/>This function will return the information of the given cam number.</text:p>
      <text:p text:style-name="Text_20_body"><text:tab/>Note:</text:p>
      <text:p text:style-name="Text_20_body"><text:tab/><text:tab/>The range is up to 4 for all types, although some timing types do not use/access cam <text:tab/><text:tab/><text:tab/>information about <text:span text:style-name="codetext"><text:bookmark-ref text:reference-format="text" text:ref-name="__RefHeading__275365_329830452">NumberOfCams</text:bookmark-ref></text:span><text:span text:style-name="codetext">()</text:span>.</text:p>
      <text:h text:style-name="Heading_20_4" text:outline-level="4"><text:bookmark-start text:name="__RefHeading__275365_329830452"/>NumberOfCams<text:bookmark-end text:name="__RefHeading__275365_329830452"/></text:h>
      <text:p text:style-name="code">C++: <text:span text:style-name="T35">UINT</text:span> <text:span text:style-name="T35"><text:bookmark-ref text:reference-format="text" text:ref-name="__RefHeading__234107_329830452">ELTimingType</text:bookmark-ref></text:span>::<text:bookmark-ref text:reference-format="text" text:ref-name="__RefHeading__275365_329830452">NumberOfCams</text:bookmark-ref>();</text:p>
      <text:p text:style-name="Text_20_body"><text:tab/>This function will return the number of cams supported by the timing type.</text:p>
      <text:p text:style-name="Text_20_body"><text:tab/>Note:</text:p>
      <text:p text:style-name="Text_20_body"><text:tab/><text:tab/>Currently, this may return up to 4.</text:p>
      <text:h text:style-name="P22" text:outline-level="3"><text:bookmark-start text:name="__RefHeading__269421_329830452"/>ELCPUPinMode<text:bookmark-end text:name="__RefHeading__269421_329830452"/></text:h>
      <text:p text:style-name="Text_20_body"><text:tab/>This interface is may be used when looking at elements of a <text:span text:style-name="codetext"><text:span text:style-name="T49"><text:reference-ref text:reference-format="text" text:ref-name="TARGETINFO_CPU_PIN_MODES">TARGETINFO_CPU_PIN_MODES</text:reference-ref></text:span></text:span> list. <text:s/>It will cast safely from the <text:span text:style-name="codetext"><text:span text:style-name="T35"><text:bookmark-ref text:reference-format="text" text:ref-name="__RefHeading__234101_329830452">ELGenericInfo</text:bookmark-ref></text:span></text:span>. <text:s/>Not needed, but exists for more specific information when <text:s/>required.</text:p>
      <text:p text:style-name="code"><text:span text:style-name="T7">Interface</text:span> <text:span text:style-name="T35"><text:bookmark-ref text:reference-format="text" text:ref-name="__RefHeading__269421_329830452">ELCPUPinMode</text:bookmark-ref></text:span> : <text:span text:style-name="T35"><text:bookmark-ref text:reference-format="text" text:ref-name="__RefHeading__234101_329830452">ELGenericInfo</text:bookmark-ref></text:span> {</text:p>
      <text:p text:style-name="P12"><text:span text:style-name="T52"><text:s text:c="2"/>// </text:span><text:span text:style-name="T52"><text:bookmark-ref text:reference-format="text" text:ref-name="__RefHeading__234101_329830452">ELGenericInfo</text:bookmark-ref></text:span><text:span text:style-name="T52"> functions ...</text:span></text:p>
      <text:p text:style-name="code"><text:s text:c="2"/><text:span text:style-name="T35">UINT</text:span> <text:bookmark-ref text:reference-format="text" text:ref-name="__RefHeading__281342_329830452">NumberOfLocals</text:bookmark-ref>(<text:span text:style-name="T7">void</text:span>);</text:p>
      <text:p text:style-name="code">};</text:p>
      <text:p text:style-name="code"><text:span text:style-name="T7">typedef</text:span> <text:span text:style-name="T35"><text:bookmark-ref text:reference-format="text" text:ref-name="__RefHeading__269421_329830452">ELCPUPinMode</text:bookmark-ref></text:span> *<text:span text:style-name="T35">p</text:span><text:span text:style-name="T35"><text:bookmark-ref text:reference-format="text" text:ref-name="__RefHeading__269421_329830452">ELCPUPinMode</text:bookmark-ref></text:span>;</text:p>
      <text:h text:style-name="Heading_20_4" text:outline-level="4"><text:bookmark-start text:name="__RefHeading__281342_329830452"/>NumberOfLocals<text:bookmark-end text:name="__RefHeading__281342_329830452"/></text:h>
      <text:p text:style-name="code">C++: <text:span text:style-name="T35">UINT</text:span> <text:span text:style-name="T35"><text:bookmark-ref text:reference-format="text" text:ref-name="__RefHeading__269421_329830452">ELCPUPinMode</text:bookmark-ref></text:span>::<text:bookmark-ref text:reference-format="text" text:ref-name="__RefHeading__281342_329830452">NumberOfLocals</text:bookmark-ref>();</text:p>
      <text:p text:style-name="Text_20_body"><text:tab/>This function returns the number of internal locals are required for the given pin.</text:p>
      <text:h text:style-name="P22" text:outline-level="3"><text:bookmark-start text:name="__RefHeading__269423_329830452"/>ELMathToken<text:bookmark-end text:name="__RefHeading__269423_329830452"/></text:h>
      <text:p text:style-name="Text_20_body"><text:tab/>This interface may be used when looking at elements of a <text:span text:style-name="codetext"><text:span text:style-name="T49"><text:reference-ref text:reference-format="text" text:ref-name="TARGETINFO_MATH_TOKENS">TARGETINFO_MATH_TOKENS</text:reference-ref></text:span></text:span> list. <text:s/>It will cast safely from the <text:span text:style-name="codetext"><text:span text:style-name="T35"><text:bookmark-ref text:reference-format="text" text:ref-name="__RefHeading__234101_329830452">ELGenericInfo</text:bookmark-ref></text:span></text:span>. <text:s/>Not needed, but exists for more specific information when <text:s/>required.</text:p>
      <text:p text:style-name="code"><text:span text:style-name="T7">Interface</text:span> <text:span text:style-name="T35"><text:bookmark-ref text:reference-format="text" text:ref-name="__RefHeading__269423_329830452">ELMathToken</text:bookmark-ref></text:span> : <text:span text:style-name="T35"><text:bookmark-ref text:reference-format="text" text:ref-name="__RefHeading__234101_329830452">ELGenericInfo</text:bookmark-ref></text:span> {</text:p>
      <text:p text:style-name="P12"><text:span text:style-name="T52"><text:s text:c="2"/>// </text:span><text:span text:style-name="T52"><text:bookmark-ref text:reference-format="text" text:ref-name="__RefHeading__234101_329830452">ELGenericInfo</text:bookmark-ref></text:span><text:span text:style-name="T52"> functions ...</text:span></text:p>
      <text:p text:style-name="code"><text:s text:c="2"/><text:span text:style-name="T35">INT</text:span> <text:bookmark-ref text:reference-format="text" text:ref-name="__RefHeading__293319_329830452">StackUse</text:bookmark-ref>(<text:span text:style-name="T7">void</text:span>);</text:p>
      <text:p text:style-name="code"><text:s text:c="2"/><text:span text:style-name="T35">WORD</text:span> <text:bookmark-ref text:reference-format="text" text:ref-name="__RefHeading__293321_329830452">NumberOfChildren</text:bookmark-ref>(<text:span text:style-name="T7">void</text:span>);</text:p>
      <text:p text:style-name="code"><text:s text:c="2"/><text:span text:style-name="T35">p</text:span><text:span text:style-name="T35"><text:bookmark-ref text:reference-format="text" text:ref-name="__RefHeading__269423_329830452">ELMathToken</text:bookmark-ref></text:span> <text:bookmark-ref text:reference-format="text" text:ref-name="__RefHeading__293323_329830452">Duplicate</text:bookmark-ref>(<text:span text:style-name="T7">void</text:span>);</text:p>
      <text:p text:style-name="code">};</text:p>
      <text:p text:style-name="code"><text:span text:style-name="T7">typedef</text:span> <text:span text:style-name="T35"><text:bookmark-ref text:reference-format="text" text:ref-name="__RefHeading__269423_329830452">ELMathToken</text:bookmark-ref></text:span> *<text:span text:style-name="T35">p</text:span><text:span text:style-name="T35"><text:bookmark-ref text:reference-format="text" text:ref-name="__RefHeading__269423_329830452">ELMathToken</text:bookmark-ref></text:span>;</text:p>
      <text:h text:style-name="Heading_20_4" text:outline-level="4"><text:bookmark-start text:name="__RefHeading__293319_329830452"/>StackUse<text:bookmark-end text:name="__RefHeading__293319_329830452"/></text:h>
      <text:p text:style-name="code">C++: <text:span text:style-name="T35">INT</text:span> <text:span text:style-name="T35"><text:bookmark-ref text:reference-format="text" text:ref-name="__RefHeading__269423_329830452">ELMathToken</text:bookmark-ref></text:span>::<text:bookmark-ref text:reference-format="text" text:ref-name="__RefHeading__293319_329830452">StackUse</text:bookmark-ref>();</text:p>
      <text:p text:style-name="Text_20_body"><text:tab/>This function returns the number of stack elements used when the token is to be processed.</text:p>
      <text:h text:style-name="Heading_20_4" text:outline-level="4"><text:bookmark-start text:name="__RefHeading__293321_329830452"/>NumberOfChildren<text:bookmark-end text:name="__RefHeading__293321_329830452"/></text:h>
      <text:p text:style-name="code">C++: <text:span text:style-name="T35">WORD</text:span> <text:span text:style-name="T35"><text:bookmark-ref text:reference-format="text" text:ref-name="__RefHeading__269423_329830452">ELMathToken</text:bookmark-ref></text:span>::<text:bookmark-ref text:reference-format="text" text:ref-name="__RefHeading__293321_329830452">NumberOfChildren</text:bookmark-ref>();</text:p>
      <text:p text:style-name="Text_20_body"><text:tab/>This function returns the number of children for the token. <text:s/>For basic binary operators like + this will return 2, unary returns 1 and functions return the number of parameters required.</text:p>
      <text:h text:style-name="Heading_20_4" text:outline-level="4"><text:bookmark-start text:name="__RefHeading__293323_329830452"/>Duplicate<text:bookmark-end text:name="__RefHeading__293323_329830452"/></text:h>
      <text:p text:style-name="code">C++: <text:span text:style-name="T35">p</text:span><text:span text:style-name="T35"><text:bookmark-ref text:reference-format="text" text:ref-name="__RefHeading__269423_329830452">ELMathToken</text:bookmark-ref></text:span> <text:span text:style-name="T35"><text:bookmark-ref text:reference-format="text" text:ref-name="__RefHeading__269423_329830452">ELMathToken</text:bookmark-ref></text:span>::<text:bookmark-ref text:reference-format="text" text:ref-name="__RefHeading__293323_329830452">Duplicate</text:bookmark-ref>();</text:p>
      <text:p text:style-name="Text_20_body"><text:tab/>This function does not duplicate the token, but returns the token that is a duplicate. <text:s/>Meaning, a token that exists that can be used as a binary or a unary have a duplicate. <text:s/>Where this function returns the sibling.</text:p>
      <text:p text:style-name="Text_20_body"><text:tab/>Note:</text:p>
      <text:p text:style-name="Text_20_body"><text:tab/><text:tab/>The <text:span text:style-name="codetext"><text:bookmark-ref text:reference-format="text" text:ref-name="__RefHeading__239944_329830452">Value</text:bookmark-ref></text:span><text:span text:style-name="codetext">()</text:span> of the tokens are different if a duplicate exists, where <text:span text:style-name="codetext"><text:bookmark-ref text:reference-format="text" text:ref-name="__RefHeading__239944_329830452">Value</text:bookmark-ref></text:span><text:span text:style-name="codetext">()</text:span> is the same if <text:tab/><text:tab/>no duplicate exists.</text:p>
      <text:h text:style-name="P22" text:outline-level="3"><text:bookmark-start text:name="__RefHeading__234103_329830452"/>ELGenericInfoList<text:bookmark-end text:name="__RefHeading__234103_329830452"/></text:h>
      <text:p text:style-name="Text_20_body"><text:tab/>This interface hold access to a list of information. <text:s/>Currently this interface is only used when getting target information, about supported types/modes. <text:s/>The elements in the list will safely cast to a more specific interface if one is given.</text:p>
      <text:p text:style-name="code"><text:span text:style-name="T7">interface</text:span> <text:span text:style-name="T35"><text:bookmark-ref text:reference-format="text" text:ref-name="__RefHeading__234103_329830452">ELGenericInfoList</text:bookmark-ref></text:span> {</text:p>
      <text:p text:style-name="code"><text:s text:c="2"/><text:span text:style-name="T35">DWORD</text:span> <text:bookmark-ref text:reference-format="text" text:ref-name="__RefHeading__251681_329830452">InterfaceVersion</text:bookmark-ref>(<text:span text:style-name="T7">void</text:span>);</text:p>
      <text:p text:style-name="code"><text:s text:c="2"/><text:span text:style-name="T35">UINT</text:span> <text:bookmark-ref text:reference-format="text" text:ref-name="__RefHeading__251683_329830452">Count</text:bookmark-ref>(<text:span text:style-name="T7">void</text:span>);</text:p>
      <text:p text:style-name="code"><text:s text:c="2"/><text:span text:style-name="T35">p</text:span><text:span text:style-name="T35"><text:bookmark-ref text:reference-format="text" text:ref-name="__RefHeading__234101_329830452">ELGenericInfo</text:bookmark-ref></text:span> <text:bookmark-ref text:reference-format="text" text:ref-name="__RefHeading__251685_329830452">Info</text:bookmark-ref>(<text:span text:style-name="T35">UINT</text:span>);</text:p>
      <text:p text:style-name="code"><text:s text:c="2"/><text:span text:style-name="T35">p</text:span><text:span text:style-name="T35"><text:bookmark-ref text:reference-format="text" text:ref-name="__RefHeading__234101_329830452">ELGenericInfo</text:bookmark-ref></text:span> <text:bookmark-ref text:reference-format="text" text:ref-name="__RefHeading__251687_329830452">InfoByValue</text:bookmark-ref>(<text:span text:style-name="T35">UINT</text:span>);</text:p>
      <text:p text:style-name="code"><text:s text:c="2"/><text:span text:style-name="T35">p</text:span><text:span text:style-name="T35"><text:bookmark-ref text:reference-format="text" text:ref-name="__RefHeading__234101_329830452">ELGenericInfo</text:bookmark-ref></text:span> <text:bookmark-ref text:reference-format="text" text:ref-name="__RefHeading__251689_329830452">InfoByName</text:bookmark-ref>(<text:span text:style-name="T7">const char</text:span> *);</text:p>
      <text:p text:style-name="code">};</text:p>
      <text:p text:style-name="code"><text:span text:style-name="T7">typedef</text:span> <text:span text:style-name="T35"><text:bookmark-ref text:reference-format="text" text:ref-name="__RefHeading__234103_329830452">ELGenericInfoList</text:bookmark-ref></text:span> *<text:span text:style-name="T35">p</text:span><text:span text:style-name="T35"><text:bookmark-ref text:reference-format="text" text:ref-name="__RefHeading__234103_329830452">ELGenericInfoList</text:bookmark-ref></text:span>;</text:p>
      <text:h text:style-name="Heading_20_4" text:outline-level="4"><text:bookmark-start text:name="__RefHeading__251681_329830452"/>InterfaceVersion<text:bookmark-end text:name="__RefHeading__251681_329830452"/></text:h>
      <text:p text:style-name="code">C++: <text:span text:style-name="T35">DWORD</text:span> <text:span text:style-name="T35"><text:bookmark-ref text:reference-format="text" text:ref-name="__RefHeading__234103_329830452">ELGenericInfoList</text:bookmark-ref></text:span>::<text:bookmark-ref text:reference-format="text" text:ref-name="__RefHeading__251681_329830452">InterfaceVersion</text:bookmark-ref>();</text:p>
      <text:p text:style-name="Text_20_body"><text:tab/>This function returns the version of the interface used by the host.</text:p>
      <text:h text:style-name="Heading_20_4" text:outline-level="4"><text:bookmark-start text:name="__RefHeading__251683_329830452"/>Count<text:bookmark-end text:name="__RefHeading__251683_329830452"/></text:h>
      <text:p text:style-name="code">C++: <text:span text:style-name="T35">UINT</text:span> <text:span text:style-name="T35"><text:bookmark-ref text:reference-format="text" text:ref-name="__RefHeading__234103_329830452">ELGenericInfoList</text:bookmark-ref></text:span>::<text:bookmark-ref text:reference-format="text" text:ref-name="__RefHeading__251683_329830452">Count</text:bookmark-ref>();</text:p>
      <text:p text:style-name="Text_20_body"><text:tab/>This returns the number of elements that exist in the list.</text:p>
      <text:p text:style-name="Text_20_body"><text:tab/>Note:</text:p>
      <text:p text:style-name="Text_20_body"><text:tab/><text:tab/>There may be no elements in the list.</text:p>
      <text:h text:style-name="Heading_20_4" text:outline-level="4"><text:bookmark-start text:name="__RefHeading__251685_329830452"/>Info<text:bookmark-end text:name="__RefHeading__251685_329830452"/></text:h>
      <text:p text:style-name="code">C++: <text:span text:style-name="T35">p</text:span><text:span text:style-name="T35"><text:bookmark-ref text:reference-format="text" text:ref-name="__RefHeading__234101_329830452">ELGenericInfo</text:bookmark-ref></text:span> <text:span text:style-name="T35"><text:bookmark-ref text:reference-format="text" text:ref-name="__RefHeading__234103_329830452">ELGenericInfoList</text:bookmark-ref></text:span>::<text:bookmark-ref text:reference-format="text" text:ref-name="__RefHeading__251685_329830452">Info</text:bookmark-ref>(<text:span text:style-name="T35">UINT</text:span> index);</text:p>
      <text:p text:style-name="Text_20_body"><text:tab/><text:span text:style-name="codetext">index</text:span> – The index (in the list) of the element to retrieve. <text:s/>Range: <text:span text:style-name="codetext">[0, </text:span><text:span text:style-name="codetext"><text:bookmark-ref text:reference-format="text" text:ref-name="__RefHeading__251683_329830452">Count</text:bookmark-ref></text:span><text:span text:style-name="codetext">()]</text:span></text:p>
      <text:p text:style-name="Text_20_body"><text:tab/>This function will return the element at the given index.</text:p>
      <text:p text:style-name="Text_20_body"><text:tab/>Note:</text:p>
      <text:p text:style-name="Text_20_body"><text:tab/><text:tab/>For <text:span text:style-name="codetext"><text:span text:style-name="T49"><text:reference-ref text:reference-format="text" text:ref-name="TARGETINFO_TIMING_TYPES">TARGETINFO_TIMING_TYPES</text:reference-ref></text:span></text:span> list, the return will safely cast to a <text:span text:style-name="codetext"><text:span text:style-name="T35">p</text:span></text:span><text:span text:style-name="codetext"><text:span text:style-name="T35"><text:bookmark-ref text:reference-format="text" text:ref-name="__RefHeading__234107_329830452">ELTimingType</text:bookmark-ref></text:span></text:span>.</text:p>
      <text:p text:style-name="Text_20_body"><text:tab/><text:tab/>For <text:span text:style-name="codetext"><text:span text:style-name="T49"><text:reference-ref text:reference-format="text" text:ref-name="TARGETINFO_CPU_PIN_MODES">TARGETINFO_CPU_PIN_MODES</text:reference-ref></text:span></text:span> list, the return will safely cast to a <text:span text:style-name="codetext"><text:span text:style-name="T35">p</text:span></text:span><text:span text:style-name="codetext"><text:span text:style-name="T35"><text:bookmark-ref text:reference-format="text" text:ref-name="__RefHeading__269421_329830452">ELCPUPinMode</text:bookmark-ref></text:span></text:span>.</text:p>
      <text:p text:style-name="Text_20_body"><text:tab/><text:tab/>For <text:span text:style-name="codetext"><text:span text:style-name="T49"><text:reference-ref text:reference-format="text" text:ref-name="TARGETINFO_MATH_TOKENS">TARGETINFO_MATH_TOKENS</text:reference-ref></text:span></text:span> list, the return will safely cast to a <text:span text:style-name="codetext"><text:span text:style-name="T35">p</text:span></text:span><text:span text:style-name="codetext"><text:span text:style-name="T35"><text:bookmark-ref text:reference-format="text" text:ref-name="__RefHeading__269423_329830452">ELMathToken</text:bookmark-ref></text:span></text:span>.</text:p>
      <text:p text:style-name="Text_20_body"><text:tab/>Returns:</text:p>
      <text:p text:style-name="code"><text:tab/><text:span text:style-name="T49">NULL</text:span></text:p>
      <text:p text:style-name="Text_20_body"><text:tab/><text:tab/>If <text:span text:style-name="codetext">index</text:span> is not in range.</text:p>
      <text:p text:style-name="code"><text:tab/><text:span text:style-name="T35">p</text:span><text:span text:style-name="T35"><text:bookmark-ref text:reference-format="text" text:ref-name="__RefHeading__234101_329830452">ELGenericInfo</text:bookmark-ref></text:span></text:p>
      <text:p text:style-name="Text_20_body"><text:tab/><text:tab/>The element that exists at the given index.</text:p>
      <text:h text:style-name="Heading_20_4" text:outline-level="4"><text:bookmark-start text:name="__RefHeading__251687_329830452"/>InfoByValue<text:bookmark-end text:name="__RefHeading__251687_329830452"/></text:h>
      <text:p text:style-name="code">C++: <text:span text:style-name="T35">p</text:span><text:span text:style-name="T35"><text:bookmark-ref text:reference-format="text" text:ref-name="__RefHeading__234101_329830452">ELGenericInfo</text:bookmark-ref></text:span> <text:span text:style-name="T35"><text:bookmark-ref text:reference-format="text" text:ref-name="__RefHeading__234103_329830452">ELGenericInfoList</text:bookmark-ref></text:span>::<text:bookmark-ref text:reference-format="text" text:ref-name="__RefHeading__251687_329830452">InfoByValue</text:bookmark-ref>(<text:span text:style-name="T35">UINT</text:span> value);</text:p>
      <text:p text:style-name="Text_20_body"><text:soft-page-break/><text:tab/><text:span text:style-name="codetext">value</text:span> – The value of an element in the list.</text:p>
      <text:p text:style-name="Text_20_body"><text:tab/>This function will return the first element that has a matching value.</text:p>
      <text:p text:style-name="Text_20_body"><text:tab/>Note:</text:p>
      <text:p text:style-name="Text_20_body"><text:tab/><text:tab/>Value for an element may sometimes equal the index, but this is not always the case.</text:p>
      <text:p text:style-name="Text_20_body"><text:tab/><text:tab/>The same cast safety exists as for <text:span text:style-name="codetext"><text:bookmark-ref text:reference-format="text" text:ref-name="__RefHeading__251685_329830452">Info</text:bookmark-ref></text:span><text:span text:style-name="codetext">()</text:span>.</text:p>
      <text:p text:style-name="Text_20_body"><text:tab/>Returns:</text:p>
      <text:p text:style-name="code"><text:tab/><text:span text:style-name="T49">NULL</text:span></text:p>
      <text:p text:style-name="Text_20_body"><text:tab/><text:tab/>If no element in the list has a matching value.</text:p>
      <text:p text:style-name="code"><text:tab/><text:span text:style-name="T35">p</text:span><text:span text:style-name="T35"><text:bookmark-ref text:reference-format="text" text:ref-name="__RefHeading__234101_329830452">ELGenericInfo</text:bookmark-ref></text:span></text:p>
      <text:p text:style-name="Text_20_body"><text:tab/><text:tab/>The first found element that has a matching value.</text:p>
      <text:h text:style-name="Heading_20_4" text:outline-level="4"><text:bookmark-start text:name="__RefHeading__251689_329830452"/>InfoByName<text:bookmark-end text:name="__RefHeading__251689_329830452"/></text:h>
      <text:p text:style-name="code">C++: <text:span text:style-name="T35">p</text:span><text:span text:style-name="T35"><text:bookmark-ref text:reference-format="text" text:ref-name="__RefHeading__234101_329830452">ELGenericInfo</text:bookmark-ref></text:span> <text:span text:style-name="T35"><text:bookmark-ref text:reference-format="text" text:ref-name="__RefHeading__234103_329830452">ELGenericInfoList</text:bookmark-ref></text:span>::<text:bookmark-ref text:reference-format="text" text:ref-name="__RefHeading__251689_329830452">InfoByName</text:bookmark-ref>(<text:span text:style-name="T7">const char</text:span> *name);</text:p>
      <text:p text:style-name="Text_20_body"><text:tab/><text:span text:style-name="codetext">name</text:span> – The name of the element in the list.</text:p>
      <text:p text:style-name="Text_20_body"><text:tab/>This function will return the first element that has a matching name.</text:p>
      <text:p text:style-name="Text_20_body"><text:tab/>Note:</text:p>
      <text:p text:style-name="Text_20_body"><text:tab/><text:tab/>The same cast safety exists as for <text:span text:style-name="codetext"><text:bookmark-ref text:reference-format="text" text:ref-name="__RefHeading__251685_329830452">Info</text:bookmark-ref></text:span><text:span text:style-name="codetext">()</text:span>.</text:p>
      <text:p text:style-name="Text_20_body"><text:tab/>Returns:</text:p>
      <text:p text:style-name="code"><text:tab/><text:span text:style-name="T49">NULL</text:span></text:p>
      <text:p text:style-name="Text_20_body"><text:tab/><text:tab/>If no element in the list has a matching name.</text:p>
      <text:p text:style-name="code"><text:tab/><text:span text:style-name="T35">p</text:span><text:span text:style-name="T35"><text:bookmark-ref text:reference-format="text" text:ref-name="__RefHeading__234101_329830452">ELGenericInfo</text:bookmark-ref></text:span></text:p>
      <text:p text:style-name="Text_20_body"><text:tab/><text:tab/>The first found element that has a matching name.</text:p>
      <text:h text:style-name="P22" text:outline-level="3"><text:bookmark-start text:name="__RefHeading__40907_803968142"/>ELTarget<text:bookmark-end text:name="__RefHeading__40907_803968142"/></text:h>
      <text:p text:style-name="Text_20_body"><text:tab/>This interface is used and replaces the old plugin interface for the functions that are supported by the host. <text:s/>This is given freely, and are not restricted, however the plugin is required to make sure they match the plugin version in order for the items to be of correct size and format. This is a general Target interface, more specialized interfaces are given if required, and example being <text:span text:style-name="codetext"><text:span text:style-name="T41"><text:bookmark-ref text:reference-format="text" text:ref-name="__RefHeading__40922_803968142">ELConfiguration</text:bookmark-ref></text:span></text:span> below which has a configuration file as a target rather than a hardware or simulated hardware platform. <text:s/>For the most part, the return values of the following functions hold true for all targets regardless of specialization.</text:p>
      <text:p text:style-name="P12"><text:span text:style-name="T5">interface</text:span><text:span text:style-name="T16"> </text:span><text:span text:style-name="T39"><text:bookmark-ref text:reference-format="text" text:ref-name="__RefHeading__40907_803968142">ELTarget</text:bookmark-ref></text:span><text:span text:style-name="T16"> {</text:span></text:p>
      <text:p text:style-name="P12"><text:span text:style-name="T16"><text:s text:c="2"/></text:span><text:span text:style-name="T40">DWORD</text:span><text:span text:style-name="T16"> </text:span><text:span text:style-name="T16"><text:bookmark-ref text:reference-format="text" text:ref-name="__RefHeading__40879_803968142">InterfaceVersion</text:bookmark-ref></text:span><text:span text:style-name="T16">(</text:span><text:span text:style-name="T5">void</text:span><text:span text:style-name="T16">);</text:span></text:p>
      <text:p text:style-name="P12"><text:span text:style-name="T16"><text:s text:c="2"/></text:span><text:span text:style-name="T40">BOOL</text:span><text:span text:style-name="T16"> </text:span><text:span text:style-name="T16"><text:bookmark-ref text:reference-format="text" text:ref-name="__RefHeading__40881_803968142">IsFullTarget</text:bookmark-ref></text:span><text:span text:style-name="T16">(</text:span><text:span text:style-name="T5">void</text:span><text:span text:style-name="T16">);</text:span></text:p>
      <text:p text:style-name="P12"><text:span text:style-name="T16"><text:s text:c="2"/></text:span><text:span text:style-name="T39">UINT</text:span><text:span text:style-name="T16"> </text:span><text:span text:style-name="T16"><text:bookmark-ref text:reference-format="text" text:ref-name="__RefHeading__40883_803968142">GetVersion</text:bookmark-ref></text:span><text:span text:style-name="T16">(</text:span><text:span text:style-name="T39">p</text:span><text:span text:style-name="T39"><text:bookmark-ref text:reference-format="text" text:ref-name="__RefHeading__40916_803968142">ELTargetVersion</text:bookmark-ref></text:span><text:span text:style-name="T16">);</text:span></text:p>
      <text:p text:style-name="P12"><text:span text:style-name="T16"><text:s text:c="2"/></text:span><text:span text:style-name="T39">UINT</text:span><text:span text:style-name="T16"> </text:span><text:span text:style-name="T16"><text:bookmark-ref text:reference-format="text" text:ref-name="__RefHeading__40885_803968142">GetName</text:bookmark-ref></text:span><text:span text:style-name="T16">(</text:span><text:span text:style-name="T40">p</text:span><text:span text:style-name="T40"><text:bookmark-ref text:reference-format="text" text:ref-name="__RefHeading__32033_803968142">ELString</text:bookmark-ref></text:span><text:span text:style-name="T16"> *);</text:span></text:p>
      <text:p text:style-name="P12"><text:span text:style-name="T16"><text:s text:c="2"/></text:span><text:span text:style-name="T39">UINT</text:span><text:span text:style-name="T16"> </text:span><text:span text:style-name="T16"><text:bookmark-ref text:reference-format="text" text:ref-name="__RefHeading__40887_803968142">GetModifiableItem</text:bookmark-ref></text:span><text:span text:style-name="T16">(</text:span><text:span text:style-name="T5">const</text:span><text:span text:style-name="T16"> </text:span><text:span text:style-name="T5">char</text:span><text:span text:style-name="T16"> *, pConfigurationItemHeader_modifiable_TS);</text:span></text:p>
      <text:p text:style-name="P12"><text:span text:style-name="T16"><text:s text:c="2"/></text:span><text:span text:style-name="T39">UINT</text:span><text:span text:style-name="T16"> </text:span><text:span text:style-name="T16"><text:bookmark-ref text:reference-format="text" text:ref-name="__RefHeading__40889_803968142">SetModifiableItem</text:bookmark-ref></text:span><text:span text:style-name="T16">(</text:span><text:span text:style-name="T5">const</text:span><text:span text:style-name="T16"> </text:span><text:span text:style-name="T5">char</text:span><text:span text:style-name="T16"> *, pConfigurationItemHeader_modifiable_TS);</text:span></text:p>
      <text:p text:style-name="P12"><text:span text:style-name="T16"><text:s text:c="2"/></text:span><text:span text:style-name="T39">UINT</text:span><text:span text:style-name="T16"> </text:span><text:span text:style-name="T16"><text:bookmark-ref text:reference-format="text" text:ref-name="__RefHeading__40891_803968142">GetHarnessPin</text:bookmark-ref></text:span><text:span text:style-name="T16">(</text:span><text:span text:style-name="T39">BYTE</text:span><text:span text:style-name="T16">, pPeripheral_HarnessPinDescriptorForPlugin_TS);</text:span></text:p>
      <text:p text:style-name="P12"><text:span text:style-name="T16"><text:s text:c="2"/></text:span><text:span text:style-name="T39">UINT</text:span><text:span text:style-name="T16"> </text:span><text:span text:style-name="T16"><text:bookmark-ref text:reference-format="text" text:ref-name="__RefHeading__40893_803968142">Commit</text:bookmark-ref></text:span><text:span text:style-name="T16">(</text:span><text:span text:style-name="T5">void</text:span><text:span text:style-name="T16">);</text:span></text:p>
      <text:p text:style-name="P12"><text:span text:style-name="T16"><text:s text:c="2"/></text:span><text:span text:style-name="T39">UINT</text:span><text:span text:style-name="T16"> </text:span><text:span text:style-name="T16"><text:bookmark-ref text:reference-format="text" text:ref-name="__RefHeading__40895_803968142">EAL_stop</text:bookmark-ref></text:span><text:span text:style-name="T16">(</text:span><text:span text:style-name="T5">void</text:span><text:span text:style-name="T16">);</text:span></text:p>
      <text:p text:style-name="P12"><text:span text:style-name="T16"><text:s text:c="2"/></text:span><text:span text:style-name="T39">UINT</text:span><text:span text:style-name="T16"> </text:span><text:span text:style-name="T16"><text:bookmark-ref text:reference-format="text" text:ref-name="__RefHeading__40897_803968142">EAL_start</text:bookmark-ref></text:span><text:span text:style-name="T16">(</text:span><text:span text:style-name="T5">void</text:span><text:span text:style-name="T16">);</text:span></text:p>
      <text:p text:style-name="P12"><text:span text:style-name="T16"><text:s text:c="2"/></text:span><text:span text:style-name="T39">UINT</text:span><text:span text:style-name="T16"> </text:span><text:span text:style-name="T16"><text:bookmark-ref text:reference-format="text" text:ref-name="__RefHeading__40899_803968142">Validate</text:bookmark-ref></text:span><text:span text:style-name="T16">(pGenericStatusStringRepsonse_DTS);</text:span></text:p>
      <text:p text:style-name="P12"><text:span text:style-name="T16"><text:s text:c="2"/></text:span><text:span text:style-name="T40">UINT</text:span><text:span text:style-name="T16"> </text:span><text:span text:style-name="T16"><text:bookmark-ref text:reference-format="text" text:ref-name="__RefHeading__40901_803968142">GetNameFromChannel</text:bookmark-ref></text:span><text:span text:style-name="T16">(</text:span><text:span text:style-name="T39">WORD</text:span><text:span text:style-name="T16">, </text:span><text:span text:style-name="T40">p</text:span><text:span text:style-name="T40"><text:bookmark-ref text:reference-format="text" text:ref-name="__RefHeading__32033_803968142">ELString</text:bookmark-ref></text:span><text:span text:style-name="T40"> </text:span><text:span text:style-name="T16">*);</text:span></text:p>
      <text:p text:style-name="P12"><text:span text:style-name="T16"><text:s text:c="2"/></text:span><text:span text:style-name="T39">UINT</text:span><text:span text:style-name="T16"> </text:span><text:span text:style-name="T16"><text:bookmark-ref text:reference-format="text" text:ref-name="__RefHeading__40903_803968142">GetChannelFromName</text:bookmark-ref></text:span><text:span text:style-name="T16">(</text:span><text:span text:style-name="T5">const</text:span><text:span text:style-name="T16"> </text:span><text:span text:style-name="T5">char</text:span><text:span text:style-name="T16"> *, </text:span><text:span text:style-name="T39">WORD</text:span><text:span text:style-name="T16"> *);</text:span></text:p>
      <text:p text:style-name="P12"><text:span text:style-name="T16"><text:s text:c="2"/></text:span><text:span text:style-name="T40">BOOL</text:span><text:span text:style-name="T16"> </text:span><text:span text:style-name="T16"><text:bookmark-ref text:reference-format="text" text:ref-name="__RefHeading__40905_803968142">Connected</text:bookmark-ref></text:span><text:span text:style-name="T16">(</text:span><text:span text:style-name="T5">void</text:span><text:span text:style-name="T16">);</text:span></text:p>
      <text:p text:style-name="P12"><text:span text:style-name="T16"><text:s text:c="2"/></text:span><text:span text:style-name="T39">UINT</text:span><text:span text:style-name="T16"> </text:span><text:span text:style-name="T16"><text:bookmark-ref text:reference-format="text" text:ref-name="__RefHeading__41808_329830452">Password</text:bookmark-ref></text:span><text:span text:style-name="T16">(</text:span><text:span text:style-name="T40">p</text:span><text:span text:style-name="T39"><text:bookmark-ref text:reference-format="text" text:ref-name="__RefHeading__112620_329830452">ELPasswordControl</text:bookmark-ref></text:span><text:span text:style-name="T16"> *);</text:span></text:p>
      <text:p text:style-name="P12"><text:span text:style-name="T16"><text:s text:c="2"/></text:span><text:span text:style-name="T39">UINT</text:span><text:span text:style-name="T16"> </text:span><text:span text:style-name="T16"><text:bookmark-ref text:reference-format="text" text:ref-name="__RefHeading__299339_329830452">CANSniffer</text:bookmark-ref></text:span><text:span text:style-name="T16">(</text:span><text:span text:style-name="T39"><text:bookmark-ref text:reference-format="text" text:ref-name="__RefHeading__77144_329830452">CANCHANNEL</text:bookmark-ref></text:span><text:span text:style-name="T16">, </text:span><text:span text:style-name="T39">p</text:span><text:span text:style-name="T39"><text:bookmark-ref text:reference-format="text" text:ref-name="__RefHeading__117621_329830452">ELCANSniffer</text:bookmark-ref></text:span><text:span text:style-name="T16"> *);</text:span></text:p>
      <text:p text:style-name="P12"><text:span text:style-name="T16"><text:s text:c="2"/></text:span><text:span text:style-name="T39">UINT</text:span><text:span text:style-name="T16"> </text:span><text:span text:style-name="T16"><text:bookmark-ref text:reference-format="text" text:ref-name="__RefHeading__41812_329830452">InfoList</text:bookmark-ref></text:span><text:span text:style-name="T16">(</text:span><text:span text:style-name="T39"><text:bookmark-ref text:reference-format="text" text:ref-name="__RefHeading__77146_329830452">TARGETINFO</text:bookmark-ref></text:span><text:span text:style-name="T16">, </text:span><text:span text:style-name="T39">p</text:span><text:span text:style-name="T39"><text:bookmark-ref text:reference-format="text" text:ref-name="__RefHeading__234103_329830452">ELGenericInfoList</text:bookmark-ref></text:span><text:span text:style-name="T16"> *);</text:span></text:p>
      <text:p text:style-name="P12">};</text:p>
      <text:p text:style-name="P12"><text:span text:style-name="T5">typedef</text:span><text:span text:style-name="T16"> </text:span><text:span text:style-name="T39"><text:bookmark-ref text:reference-format="text" text:ref-name="__RefHeading__40907_803968142">ELTarget</text:bookmark-ref></text:span><text:span text:style-name="T40"> </text:span><text:span text:style-name="T16">*</text:span><text:span text:style-name="T40">p</text:span><text:span text:style-name="T39"><text:bookmark-ref text:reference-format="text" text:ref-name="__RefHeading__40907_803968142">ELTarget</text:bookmark-ref></text:span><text:span text:style-name="T16">;</text:span></text:p>
      <text:h text:style-name="P32" text:outline-level="4"><text:bookmark-start text:name="__RefHeading__40879_803968142"/>InterfaceVersion<text:bookmark-end text:name="__RefHeading__40879_803968142"/></text:h>
      <text:p text:style-name="code"><text:span text:style-name="T16">C++: </text:span><text:span text:style-name="T35">DWORD</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879_803968142">InterfaceVersion</text:bookmark-ref></text:span><text:span text:style-name="T16">(</text:span><text:span text:style-name="T7">void</text:span><text:span text:style-name="T16">);</text:span></text:p>
      <text:p text:style-name="P10"/>
      <text:p text:style-name="Text_20_body"><text:span text:style-name="T16"><text:tab/>Returns the version of the interface the host is using for </text:span><text:span text:style-name="codetext"><text:span text:style-name="T35"><text:bookmark-ref text:reference-format="text" text:ref-name="__RefHeading__40907_803968142">ELTarget</text:bookmark-ref></text:span></text:span><text:span text:style-name="T16">, or any of its child interfaces.</text:span></text:p>
      <text:p text:style-name="P10"><text:s text:c="2"/>example: c++</text:p>
      <text:p text:style-name="code"><text:span text:style-name="T16"><text:s text:c="2"/></text:span><text:span text:style-name="T7">void</text:span><text:span text:style-name="T16"> foo(</text:span><text:span text:style-name="T7">void</text:span><text:span text:style-name="T16">) {</text:span></text:p>
      <text:p text:style-name="code"><text:span text:style-name="T16"><text:s text:c="4"/></text:span><text:span text:style-name="T35">p</text:span><text:span text:style-name="T35"><text:bookmark-ref text:reference-format="text" text:ref-name="__RefHeading__40907_803968142">ELTarget</text:bookmark-ref></text:span><text:span text:style-name="T16"> target = dll_host-&gt;</text:span><text:span text:style-name="T16"><text:bookmark-ref text:reference-format="text" text:ref-name="__RefHeading__56829_803968142">Target</text:bookmark-ref></text:span><text:span text:style-name="T16">(0);</text:span></text:p>
      <text:p text:style-name="code"><text:span text:style-name="T16"><text:s text:c="4"/>assert(target-&gt;</text:span><text:span text:style-name="T16"><text:bookmark-ref text:reference-format="text" text:ref-name="__RefHeading__40879_803968142">InterfaceVersion</text:bookmark-ref></text:span><text:span text:style-name="T16">() == dll_host-&gt;</text:span><text:span text:style-name="T16"><text:bookmark-ref text:reference-format="text" text:ref-name="__RefHeading__96164_803968142">HostInfo</text:bookmark-ref></text:span><text:span text:style-name="T16">()-&gt;target);</text:span></text:p>
      <text:p text:style-name="code"><text:span text:style-name="T16"><text:s text:c="4"/></text:span><text:span text:style-name="T35">p</text:span><text:span text:style-name="T35"><text:bookmark-ref text:reference-format="text" text:ref-name="__RefHeading__40907_803968142">ELTarget</text:bookmark-ref></text:span><text:span text:style-name="T16"> full_target = dll_host-&gt;</text:span><text:span text:style-name="T16"><text:bookmark-ref text:reference-format="text" text:ref-name="__RefHeading__96158_803968142">FullTarget</text:bookmark-ref></text:span><text:span text:style-name="T16">(0);</text:span></text:p>
      <text:p text:style-name="code"><text:span text:style-name="T16"><text:s text:c="4"/>assert(full_target-&gt;</text:span><text:span text:style-name="T16"><text:bookmark-ref text:reference-format="text" text:ref-name="__RefHeading__40879_803968142">InterfaceVersion</text:bookmark-ref></text:span><text:span text:style-name="T16">() == dll_host-&gt;</text:span><text:span text:style-name="T16"><text:bookmark-ref text:reference-format="text" text:ref-name="__RefHeading__96164_803968142">HostInfo</text:bookmark-ref></text:span><text:span text:style-name="T16">()-&gt;full_target);</text:span></text:p>
      <text:p text:style-name="code"><text:span text:style-name="T16"><text:s text:c="4"/></text:span><text:span text:style-name="T35">p</text:span><text:span text:style-name="T35"><text:bookmark-ref text:reference-format="text" text:ref-name="__RefHeading__40907_803968142">ELTarget</text:bookmark-ref></text:span><text:span text:style-name="T16"> config = </text:span><text:span text:style-name="T17">NULL</text:span><text:span text:style-name="T16">;</text:span></text:p>
      <text:p text:style-name="code"><text:span text:style-name="T16"><text:s text:c="4"/>if ( dll_host-&gt;</text:span><text:span text:style-name="T16"><text:bookmark-ref text:reference-format="text" text:ref-name="__RefHeading__94192_803968142">OpenConfiguration</text:bookmark-ref></text:span><text:span text:style-name="T16">(</text:span><text:span text:style-name="T41">"cfg.elcfg"</text:span><text:span text:style-name="T16">, &amp;config) == </text:span><text:span text:style-name="T17"><text:reference-ref text:reference-format="text" text:ref-name="DS_SUCCESS">DS_SUCCESS</text:reference-ref></text:span><text:span text:style-name="T16"> ) {</text:span></text:p>
      <text:p text:style-name="code"><text:span text:style-name="T16"><text:s text:c="6"/>assert(config-&gt;</text:span><text:span text:style-name="T16"><text:bookmark-ref text:reference-format="text" text:ref-name="__RefHeading__40879_803968142">InterfaceVersion</text:bookmark-ref></text:span><text:span text:style-name="T16">() == dll_host-&gt;</text:span><text:span text:style-name="T16"><text:bookmark-ref text:reference-format="text" text:ref-name="__RefHeading__96164_803968142">HostInfo</text:bookmark-ref></text:span><text:span text:style-name="T16">()-&gt;configuration);</text:span></text:p>
      <text:p text:style-name="P10"><text:s text:c="4"/>}</text:p>
      <text:p text:style-name="P10"><text:s text:c="2"/>}</text:p>
      <text:h text:style-name="P32" text:outline-level="4"><text:bookmark-start text:name="__RefHeading__40881_803968142"/>IsFullTarget<text:bookmark-end text:name="__RefHeading__40881_803968142"/></text:h>
      <text:p text:style-name="code"><text:span text:style-name="T16">C++: </text:span><text:span text:style-name="T41">BOOL</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881_803968142">IsFullTarget</text:bookmark-ref></text:span><text:span text:style-name="T16">(</text:span><text:span text:style-name="T7">void</text:span><text:span text:style-name="T16">);</text:span></text:p>
      <text:p text:style-name="P10"/>
      <text:p text:style-name="Text_20_body"><text:soft-page-break/><text:span text:style-name="T16"><text:tab/>This function returns if the given </text:span><text:span text:style-name="codetext"><text:span text:style-name="T35"><text:bookmark-ref text:reference-format="text" text:ref-name="__RefHeading__40907_803968142">ELTarget</text:bookmark-ref></text:span></text:span><text:span text:style-name="T16"> is actually an </text:span><text:span text:style-name="codetext">ELFullTarget</text:span><text:span text:style-name="T16">.</text:span></text:p>
      <text:p text:style-name="P16"><text:tab/>Notes:</text:p>
      <text:p text:style-name="Text_20_body"><text:span text:style-name="T16"><text:tab/><text:tab/>This function may change in style, possibly to returning an </text:span><text:span text:style-name="codetext">TARGETTYPE</text:span><text:span text:style-name="T16"> to allow for more targets. <text:s/>The structure of the call will not change, and a full target will have a value of 1 to be backwards compatible.</text:span></text:p>
      <text:p text:style-name="P16"><text:tab/>Returns:</text:p>
      <text:p text:style-name="code"><text:span text:style-name="T16"><text:tab/></text:span><text:span text:style-name="T17">TRUE</text:span></text:p>
      <text:p text:style-name="Text_20_body"><text:span text:style-name="T16"><text:tab/><text:tab/>If the </text:span><text:span text:style-name="codetext"><text:span text:style-name="T35"><text:bookmark-ref text:reference-format="text" text:ref-name="__RefHeading__40907_803968142">ELTarget</text:bookmark-ref></text:span></text:span><text:span text:style-name="T16"> can be safely used as an </text:span><text:span text:style-name="codetext">ELFullTarget</text:span><text:span text:style-name="T16">.</text:span></text:p>
      <text:p text:style-name="code"><text:span text:style-name="T16"><text:tab/></text:span><text:span text:style-name="T17">FALSE</text:span></text:p>
      <text:p text:style-name="Text_20_body"><text:span text:style-name="T16"><text:tab/><text:tab/>If the </text:span><text:span text:style-name="codetext"><text:span text:style-name="T35"><text:bookmark-ref text:reference-format="text" text:ref-name="__RefHeading__40907_803968142">ELTarget</text:bookmark-ref></text:span></text:span><text:span text:style-name="T16"> cannot be used as any other target.</text:span></text:p>
      <text:p text:style-name="P10"><text:s text:c="2"/>example: c++</text:p>
      <text:p text:style-name="code"><text:span text:style-name="T16"><text:s text:c="2"/></text:span><text:span text:style-name="T7">void</text:span><text:span text:style-name="T16"> foo(</text:span><text:span text:style-name="T7">void</text:span><text:span text:style-name="T16">) {</text:span></text:p>
      <text:p text:style-name="code"><text:span text:style-name="T16"><text:s text:c="4"/></text:span><text:span text:style-name="T35">p</text:span><text:span text:style-name="T35"><text:bookmark-ref text:reference-format="text" text:ref-name="__RefHeading__40907_803968142">ELTarget</text:bookmark-ref></text:span><text:span text:style-name="T16"> target = dll_host-&gt;</text:span><text:span text:style-name="T16"><text:bookmark-ref text:reference-format="text" text:ref-name="__RefHeading__56829_803968142">Target</text:bookmark-ref></text:span><text:span text:style-name="T16">(0);</text:span></text:p>
      <text:p text:style-name="code"><text:span text:style-name="T16"><text:s text:c="4"/>assert(target-&gt;IsFullTarget() == </text:span><text:span text:style-name="T17">FALSE</text:span><text:span text:style-name="T16">);</text:span></text:p>
      <text:p text:style-name="code"><text:span text:style-name="T16"><text:s text:c="4"/></text:span><text:span text:style-name="T35">p</text:span><text:span text:style-name="T35"><text:bookmark-ref text:reference-format="text" text:ref-name="__RefHeading__40907_803968142">ELTarget</text:bookmark-ref></text:span><text:span text:style-name="T16"> full_target = dll_host-&gt;</text:span><text:span text:style-name="T16"><text:bookmark-ref text:reference-format="text" text:ref-name="__RefHeading__96158_803968142">FullTarget</text:bookmark-ref></text:span><text:span text:style-name="T16">(0);</text:span></text:p>
      <text:p text:style-name="code"><text:span text:style-name="T16"><text:s text:c="4"/>assert(full_target-&gt;IsFullTarget() == </text:span><text:span text:style-name="T17">TRUE</text:span><text:span text:style-name="T16">);</text:span></text:p>
      <text:p text:style-name="P10"><text:s text:c="2"/>}</text:p>
      <text:h text:style-name="P32" text:outline-level="4"><text:bookmark-start text:name="__RefHeading__40883_803968142"/>GetVersion<text:bookmark-end text:name="__RefHeading__40883_803968142"/></text:h>
      <text:p text:style-name="code"><text:span text:style-name="T16">C++: </text:span><text:span text:style-name="T35">UINT</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883_803968142">GetVersion</text:bookmark-ref></text:span><text:span text:style-name="T16">(</text:span><text:span text:style-name="T35">p</text:span><text:span text:style-name="T35"><text:bookmark-ref text:reference-format="text" text:ref-name="__RefHeading__40916_803968142">ELTargetVersion</text:bookmark-ref></text:span><text:span text:style-name="T16"> out_version);</text:span></text:p>
      <text:p text:style-name="Text_20_body"><text:span text:style-name="T16"><text:tab/></text:span><text:span text:style-name="codetext">out_version</text:span><text:span text:style-name="T16"> – The memory location to hold the version information.</text:span></text:p>
      <text:p text:style-name="P16"><text:tab/>This function is used to query version information about the target. <text:s/>This is not an interface version, but an actual software version of the target.</text:p>
      <text:p text:style-name="P16"><text:tab/>The version being returned is in major.minor format, where the major is the communication version (structure schema) used by the target. <text:s/>The minor may be a build version, or nothing if such information does not exist.</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out_version</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NO_CONNECTION">DS_NO_CONNECTION</text:reference-ref></text:span></text:p>
      <text:p text:style-name="P16"><text:tab/><text:tab/>If the interface is not attached to an actual target.</text:p>
      <text:p text:style-name="code"><text:span text:style-name="T16"><text:tab/></text:span><text:span text:style-name="T17"><text:reference-ref text:reference-format="text" text:ref-name="DS_FAILURE">DS_FAILURE</text:reference-ref></text:span></text:p>
      <text:p text:style-name="P16"><text:tab/><text:tab/>If any unknown/unhandled errors occurred.</text:p>
      <text:p text:style-name="code"><text:span text:style-name="T16"><text:tab/></text:span><text:span text:style-name="T17"><text:reference-ref text:reference-format="text" text:ref-name="DS_SUCCESS">DS_SUCCESS</text:reference-ref></text:span></text:p>
      <text:p text:style-name="Text_20_body"><text:span text:style-name="T16"><text:tab/><text:tab/>If </text:span><text:span text:style-name="codetext">out_version</text:span><text:span text:style-name="T16"> has been filled in with the targets version information.</text:span></text:p>
      <text:p text:style-name="P10"><text:s text:c="2"/>example: c++</text:p>
      <text:p text:style-name="code"><text:span text:style-name="T16"><text:s text:c="2"/></text:span><text:span text:style-name="T7">void</text:span><text:span text:style-name="T16"> foo(</text:span><text:span text:style-name="T7">void</text:span><text:span text:style-name="T16">) {</text:span></text:p>
      <text:p text:style-name="code"><text:span text:style-name="T16"><text:s text:c="4"/></text:span><text:span text:style-name="T35">p</text:span><text:span text:style-name="T35"><text:bookmark-ref text:reference-format="text" text:ref-name="__RefHeading__40907_803968142">ELTarget</text:bookmark-ref></text:span><text:span text:style-name="T16"> target = dll_host-&gt;</text:span><text:span text:style-name="T16"><text:bookmark-ref text:reference-format="text" text:ref-name="__RefHeading__56829_803968142">Target</text:bookmark-ref></text:span><text:span text:style-name="T16">(0);</text:span></text:p>
      <text:p text:style-name="code"><text:span text:style-name="T16"><text:s text:c="4"/></text:span><text:span text:style-name="T35"><text:bookmark-ref text:reference-format="text" text:ref-name="__RefHeading__40916_803968142">ELTargetVersion</text:bookmark-ref></text:span><text:span text:style-name="T16"> version;</text:span></text:p>
      <text:p text:style-name="code"><text:span text:style-name="T16"><text:s text:c="4"/></text:span><text:span text:style-name="T7">if</text:span><text:span text:style-name="T16"> ( target-&gt;</text:span><text:span text:style-name="T16"><text:bookmark-ref text:reference-format="text" text:ref-name="__RefHeading__40883_803968142">GetVersion</text:bookmark-ref></text:span><text:span text:style-name="T16">(&amp;version) == </text:span><text:span text:style-name="T17"><text:reference-ref text:reference-format="text" text:ref-name="DS_SUCCESS">DS_SUCCESS</text:reference-ref></text:span><text:span text:style-name="T16"> ) {</text:span></text:p>
      <text:p text:style-name="code"><text:span text:style-name="T16"><text:s text:c="6"/></text:span><text:span text:style-name="T53">// Make decisions based off the targets version.</text:span></text:p>
      <text:p text:style-name="P10"><text:s text:c="4"/>}</text:p>
      <text:p text:style-name="P10"><text:soft-page-break/><text:s text:c="2"/>}</text:p>
      <text:p text:style-name="P10"/>
      <text:h text:style-name="P32" text:outline-level="4"><text:bookmark-start text:name="__RefHeading__40885_803968142"/>GetName<text:bookmark-end text:name="__RefHeading__40885_803968142"/></text:h>
      <text:p text:style-name="code"><text:span text:style-name="T16">C++: </text:span><text:span text:style-name="T35">UINT</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885_803968142">GetName</text:bookmark-ref></text:span><text:span text:style-name="T16">(</text:span><text:span text:style-name="T35">p</text:span><text:span text:style-name="T35"><text:bookmark-ref text:reference-format="text" text:ref-name="__RefHeading__32033_803968142">ELString</text:bookmark-ref></text:span><text:span text:style-name="T16"> *out_name);</text:span></text:p>
      <text:p text:style-name="Text_20_body"><text:span text:style-name="T16"><text:tab/></text:span><text:span text:style-name="codetext">out_name</text:span><text:span text:style-name="T16"> – The string that will hold the targets name.</text:span></text:p>
      <text:p text:style-name="P16"><text:tab/>This function is used to get the displayed name of the target. <text:s/>As seen in the host, it is the name that appears in the green box next to menu when connected.</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out_name</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NO_MEM">DS_NO_MEM</text:reference-ref></text:span></text:p>
      <text:p text:style-name="P16"><text:tab/><text:tab/>If the host could not store the name due to low memory.</text:p>
      <text:p text:style-name="code"><text:span text:style-name="T16"><text:tab/></text:span><text:span text:style-name="T17"><text:reference-ref text:reference-format="text" text:ref-name="DS_FAILURE">DS_FAILURE</text:reference-ref></text:span></text:p>
      <text:p text:style-name="P16"><text:tab/><text:tab/>If any unknown/unhandled errors occurred.</text:p>
      <text:p text:style-name="code"><text:span text:style-name="T16"><text:tab/></text:span><text:span text:style-name="T16"><text:bookmark-ref text:reference-format="text" text:ref-name="__RefHeading__32001_803968142">AllocateString</text:bookmark-ref></text:span></text:p>
      <text:p text:style-name="Text_20_body"><text:span text:style-name="T16"><text:tab/><text:tab/>If </text:span><text:span text:style-name="codetext">out_name</text:span><text:span text:style-name="T16"> is a fresh string that needs allocation.</text:span></text:p>
      <text:p text:style-name="code"><text:span text:style-name="T16"><text:tab/></text:span><text:span text:style-name="T17"><text:reference-ref text:reference-format="text" text:ref-name="DS_SUCCESS">DS_SUCCESS</text:reference-ref></text:span></text:p>
      <text:p text:style-name="Text_20_body"><text:span text:style-name="T16"><text:tab/><text:tab/>If </text:span><text:span text:style-name="codetext">out_name</text:span><text:span text:style-name="T16"> holds the correct name string.</text:span></text:p>
      <text:h text:style-name="P32" text:outline-level="4"><text:bookmark-start text:name="__RefHeading__40887_803968142"/>GetModifiableItem<text:bookmark-end text:name="__RefHeading__40887_803968142"/></text:h>
      <text:p text:style-name="P12"><text:span text:style-name="T26">C++: </text:span><text:span text:style-name="T39">UINT</text:span><text:span text:style-name="T16"> </text:span><text:span text:style-name="T39"><text:bookmark-ref text:reference-format="text" text:ref-name="__RefHeading__40907_803968142">ELTarget</text:bookmark-ref></text:span><text:span text:style-name="T16">::</text:span><text:span text:style-name="T16"><text:bookmark-ref text:reference-format="text" text:ref-name="__RefHeading__40887_803968142">GetModifiableItem</text:bookmark-ref></text:span><text:span text:style-name="T16">(</text:span><text:span text:style-name="T5">const</text:span><text:span text:style-name="T16"> </text:span><text:span text:style-name="T5">char</text:span><text:span text:style-name="T16"> *item_name,</text:span></text:p>
      <text:p text:style-name="P9"><text:s text:c="38"/>pConfigurationItemHeader_modifiable_TS <text:s/>mod_item);</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GetModifiableItem</text:span> from older plugin versions.</text:p>
      <text:h text:style-name="P32" text:outline-level="4"><text:bookmark-start text:name="__RefHeading__40889_803968142"/>SetModifiableItem<text:bookmark-end text:name="__RefHeading__40889_803968142"/></text:h>
      <text:p text:style-name="P12"><text:span text:style-name="T26">C++: </text:span><text:span text:style-name="T39">UINT</text:span><text:span text:style-name="T16"> </text:span><text:span text:style-name="T39"><text:bookmark-ref text:reference-format="text" text:ref-name="__RefHeading__40907_803968142">ELTarget</text:bookmark-ref></text:span><text:span text:style-name="T16">::</text:span><text:span text:style-name="T16"><text:bookmark-ref text:reference-format="text" text:ref-name="__RefHeading__40889_803968142">SetModifiableItem</text:bookmark-ref></text:span><text:span text:style-name="T16">(</text:span><text:span text:style-name="T5">const</text:span><text:span text:style-name="T16"> </text:span><text:span text:style-name="T5">char</text:span><text:span text:style-name="T16"> *item_name,</text:span></text:p>
      <text:p text:style-name="P9"><text:s text:c="38"/>pConfigurationItemHeader_modifiable_TS <text:s/>mod_item);</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SetModifiableItem</text:span> from older plugin versions.</text:p>
      <text:h text:style-name="P32" text:outline-level="4"><text:bookmark-start text:name="__RefHeading__40891_803968142"/>GetHarnessPin<text:bookmark-end text:name="__RefHeading__40891_803968142"/></text:h>
      <text:p text:style-name="P12"><text:span text:style-name="T26">C++: </text:span><text:span text:style-name="T39">UINT</text:span><text:span text:style-name="T16"> </text:span><text:span text:style-name="T39"><text:bookmark-ref text:reference-format="text" text:ref-name="__RefHeading__40907_803968142">ELTarget</text:bookmark-ref></text:span><text:span text:style-name="T16">::</text:span><text:span text:style-name="T16"><text:bookmark-ref text:reference-format="text" text:ref-name="__RefHeading__40891_803968142">GetHarnessPin</text:bookmark-ref></text:span><text:span text:style-name="T16">(</text:span><text:span text:style-name="T39">BYTE </text:span><text:span text:style-name="T16">index,</text:span></text:p>
      <text:p text:style-name="P9"><text:s text:c="34"/>pPeripheral_HarnessPinDescriptorForPlugin_TS pin);</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GetHarnessPin</text:span> from older plugin versions.</text:p>
      <text:h text:style-name="P32" text:outline-level="4"><text:bookmark-start text:name="__RefHeading__40893_803968142"/><text:soft-page-break/>Commit<text:bookmark-end text:name="__RefHeading__40893_803968142"/></text:h>
      <text:p text:style-name="code"><text:span text:style-name="T23">C++: </text:span><text:span text:style-name="T35">UINT</text:span><text:span text:style-name="T28"> </text:span><text:span text:style-name="T35"><text:bookmark-ref text:reference-format="text" text:ref-name="__RefHeading__40907_803968142">ELTarget</text:bookmark-ref></text:span><text:span text:style-name="T28">::</text:span><text:span text:style-name="T28"><text:bookmark-ref text:reference-format="text" text:ref-name="__RefHeading__40893_803968142">Commit</text:bookmark-ref></text:span><text:span text:style-name="T28">(</text:span><text:span text:style-name="T12">void</text:span><text:span text:style-name="T28">);</text:span></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Commit</text:span> from older plugin versions.</text:p>
      <text:h text:style-name="P32" text:outline-level="4"><text:bookmark-start text:name="__RefHeading__40895_803968142"/>EAL_stop<text:bookmark-end text:name="__RefHeading__40895_803968142"/></text:h>
      <text:p text:style-name="code"><text:span text:style-name="T23">C++: </text:span><text:span text:style-name="T35">UINT</text:span><text:span text:style-name="T28"> </text:span><text:span text:style-name="T35"><text:bookmark-ref text:reference-format="text" text:ref-name="__RefHeading__40907_803968142">ELTarget</text:bookmark-ref></text:span><text:span text:style-name="T28">::</text:span><text:span text:style-name="T28"><text:bookmark-ref text:reference-format="text" text:ref-name="__RefHeading__40895_803968142">EAL_stop</text:bookmark-ref></text:span><text:span text:style-name="T28">(</text:span><text:span text:style-name="T12">void</text:span><text:span text:style-name="T28">);</text:span></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EAL_Stop</text:span> from older plugin versions.</text:p>
      <text:h text:style-name="P32" text:outline-level="4"><text:bookmark-start text:name="__RefHeading__40897_803968142"/>EAL_start<text:bookmark-end text:name="__RefHeading__40897_803968142"/></text:h>
      <text:p text:style-name="code"><text:span text:style-name="T23">C++: </text:span><text:span text:style-name="T35">UINT</text:span><text:span text:style-name="T28"> </text:span><text:span text:style-name="T35"><text:bookmark-ref text:reference-format="text" text:ref-name="__RefHeading__40907_803968142">ELTarget</text:bookmark-ref></text:span><text:span text:style-name="T28">::</text:span><text:span text:style-name="T28"><text:bookmark-ref text:reference-format="text" text:ref-name="__RefHeading__40897_803968142">EAL_start</text:bookmark-ref></text:span><text:span text:style-name="T28">(</text:span><text:span text:style-name="T12">void</text:span><text:span text:style-name="T28">);</text:span></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EAL_start</text:span> from older plugin versions.</text:p>
      <text:h text:style-name="P32" text:outline-level="4"><text:bookmark-start text:name="__RefHeading__40899_803968142"/>Validate<text:bookmark-end text:name="__RefHeading__40899_803968142"/></text:h>
      <text:p text:style-name="code"><text:span text:style-name="T23">C++: </text:span><text:span text:style-name="T35">UINT</text:span><text:span text:style-name="T28"> </text:span><text:span text:style-name="T35"><text:bookmark-ref text:reference-format="text" text:ref-name="__RefHeading__40907_803968142">ELTarget</text:bookmark-ref></text:span><text:span text:style-name="T28">::</text:span><text:span text:style-name="T28"><text:bookmark-ref text:reference-format="text" text:ref-name="__RefHeading__40899_803968142">Validate</text:bookmark-ref></text:span><text:span text:style-name="T28">(pGenericStatusStringRepsonse_DTS <text:s/>pGSSR_DTS);</text:span></text:p>
      <text:p text:style-name="P9"/>
      <text:p text:style-name="Text_20_body"><text:tab/>Other than being moved to the <text:span text:style-name="codetext"><text:span text:style-name="T35"><text:bookmark-ref text:reference-format="text" text:ref-name="__RefHeading__40907_803968142">ELTarget</text:bookmark-ref></text:span></text:span> interface, this function acts and returns the same values as <text:span text:style-name="codetext">func_Validate</text:span> from older plugin versions.</text:p>
      <text:h text:style-name="P32" text:outline-level="4"><text:bookmark-start text:name="__RefHeading__40901_803968142"/>GetNameFromChannel<text:bookmark-end text:name="__RefHeading__40901_803968142"/></text:h>
      <text:p text:style-name="code"><text:span text:style-name="T16">C++: </text:span><text:span text:style-name="T35">UINT</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901_803968142">GetNameFromChannel</text:bookmark-ref></text:span><text:span text:style-name="T16">(</text:span><text:span text:style-name="T35">WORD</text:span><text:span text:style-name="T16"> channel,</text:span></text:p>
      <text:p text:style-name="code"><text:span text:style-name="T16"><text:s text:c="39"/></text:span><text:span text:style-name="T41">p</text:span><text:span text:style-name="T41"><text:bookmark-ref text:reference-format="text" text:ref-name="__RefHeading__32033_803968142">ELString</text:bookmark-ref></text:span><text:span text:style-name="T16"> </text:span><text:span text:style-name="T28">*</text:span><text:span text:style-name="T16">string);</text:span></text:p>
      <text:p text:style-name="Text_20_body"><text:span text:style-name="T16"><text:tab/></text:span><text:span text:style-name="codetext">channel</text:span><text:span text:style-name="T16"> – The id of the channel which name is to be retrieved.</text:span></text:p>
      <text:p text:style-name="Text_20_body"><text:span text:style-name="T16"><text:tab/></text:span><text:span text:style-name="codetext">string</text:span><text:span text:style-name="T16"> – The string to be filled with the name matching the channel given.</text:span></text:p>
      <text:p text:style-name="Text_20_body"><text:span text:style-name="T16"><text:tab/>This function yields the possible name of a channel. <text:s/>The string parameter will be allocated if it does not currently exist, a manual call to </text:span><text:span text:style-name="T35"><text:bookmark-ref text:reference-format="text" text:ref-name="__RefHeading__32037_803968142">ELGenericFunctionTable</text:bookmark-ref></text:span><text:span text:style-name="codetext">::</text:span><text:span text:style-name="codetext"><text:bookmark-ref text:reference-format="text" text:ref-name="__RefHeading__32003_803968142">FreeString</text:bookmark-ref></text:span><text:span text:style-name="T16"> is required to stop potential memory leaks.</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text:span text:style-name="codetext">string</text:span> being <text:span text:style-name="codetext"><text:span text:style-name="T49">NULL</text:span></text:span> or <text:span text:style-name="codetext">channel</text:span> being <text:span text:style-name="codetext">0xFFFF</text:span>.</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ext:span text:style-name="codetext">string</text:span> could not be allocated, or could not be reallocated to fit the channel name.</text:p>
      <text:p text:style-name="code"><text:tab/><text:span text:style-name="codetext"><text:span text:style-name="T49"><text:reference-ref text:reference-format="text" text:ref-name="DS_NO_CONNECTION">DS_NO_CONNECTION</text:reference-ref></text:span></text:span></text:p>
      <text:p text:style-name="P16"><text:span text:style-name="codetext"><text:span text:style-name="T49"><text:tab/><text:tab/></text:span></text:span>If the target is not currently considered connected.</text:p>
      <text:p text:style-name="code"><text:tab/><text:span text:style-name="codetext"><text:span text:style-name="T49"><text:reference-ref text:reference-format="text" text:ref-name="DS_DOES_NOT_EXIST">DS_NOT_REGISTERED</text:reference-ref></text:span></text:span></text:p>
      <text:p text:style-name="P16"><text:span text:style-name="codetext"><text:span text:style-name="T49"><text:tab/><text:tab/></text:span></text:span>If <text:span text:style-name="codetext">channel</text:span> does not exist on the target.</text:p>
      <text:p text:style-name="code"><text:soft-page-break/><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ny other unhandled/unknown failure has occurred. <text:s/>Eg: A communication error.</text:p>
      <text:p text:style-name="code"><text:tab/><text:span text:style-name="codetext"><text:span text:style-name="T49"><text:reference-ref text:reference-format="text" text:ref-name="DS_NOT_SUPPORTED">DS_NOT_SUPPORTED</text:reference-ref></text:span></text:span></text:p>
      <text:p text:style-name="P16"><text:span text:style-name="codetext"><text:span text:style-name="T49"><text:tab/><text:tab/></text:span></text:span>If the target does not support this function.</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ext:span text:style-name="codetext">channel</text:span> was found on the target and the name could be set into <text:span text:style-name="codetext">string</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0907_803968142">ELTarget</text:bookmark-ref></text:span><text:span text:style-name="T16"> target = host-&gt;</text:span><text:span text:style-name="T16"><text:bookmark-ref text:reference-format="text" text:ref-name="__RefHeading__56829_803968142">Target</text:bookmark-ref></text:span><text:span text:style-name="T16">(0);</text:span></text:p>
      <text:p text:style-name="code"><text:span text:style-name="T16"><text:s text:c="4"/>assert(target != </text:span><text:span text:style-name="T17">NULL</text:span><text:span text:style-name="T16">);</text:span></text:p>
      <text:p text:style-name="code"><text:span text:style-name="T16"><text:s text:c="4"/></text:span><text:span text:style-name="codetext"><text:span text:style-name="T41">p</text:span></text:span><text:span text:style-name="codetext"><text:span text:style-name="T41"><text:bookmark-ref text:reference-format="text" text:ref-name="__RefHeading__32033_803968142">ELString</text:bookmark-ref></text:span></text:span><text:span text:style-name="T16"> tmp = </text:span><text:span text:style-name="T17">NULL</text:span><text:span text:style-name="T16">;</text:span></text:p>
      <text:p text:style-name="code"><text:span text:style-name="T16"><text:s text:c="4"/>assert(target-&gt;</text:span><text:span text:style-name="T16"><text:bookmark-ref text:reference-format="text" text:ref-name="__RefHeading__40901_803968142">GetNameFromChannel</text:bookmark-ref></text:span><text:span text:style-name="T16">(0xFFFF, &amp;tmp) == </text:span><text:span text:style-name="T17">DS_INVALID_ARGUMENT</text:span><text:span text:style-name="T16">);</text:span></text:p>
      <text:p text:style-name="code"><text:span text:style-name="T16"><text:s text:c="4"/>assert(target-&gt;</text:span><text:span text:style-name="T16"><text:bookmark-ref text:reference-format="text" text:ref-name="__RefHeading__40901_803968142">GetNameFromChannel</text:bookmark-ref></text:span><text:span text:style-name="T16">(0, </text:span><text:span text:style-name="T17">NULL</text:span><text:span text:style-name="T16">) == </text:span><text:span text:style-name="T17">DS_INVALID_ARGUMENT</text:span><text:span text:style-name="T16">);</text:span></text:p>
      <text:p text:style-name="code"><text:span text:style-name="T16"><text:s text:c="4"/></text:span><text:span text:style-name="T53">// Assuming the channel 0 points to "USER_0000".</text:span></text:p>
      <text:p text:style-name="P14"><text:s text:c="4"/>// Assuming the channel 1 points to "USER_0001".</text:p>
      <text:p text:style-name="code"><text:span text:style-name="T16"><text:s text:c="4"/></text:span><text:span text:style-name="T12">if</text:span><text:span text:style-name="T16"> ( target-&gt;</text:span><text:span text:style-name="T16"><text:bookmark-ref text:reference-format="text" text:ref-name="__RefHeading__40901_803968142">GetNameFromChannel</text:bookmark-ref></text:span><text:span text:style-name="T16">(0, &amp;tmp) == </text:span><text:span text:style-name="T17">DS_SUCCESS</text:span><text:span text:style-name="T16"> ) {</text:span></text:p>
      <text:p text:style-name="code"><text:span text:style-name="T16"><text:s text:c="6"/>assert(strcmp(tmp-&gt;str, </text:span><text:span text:style-name="T41">"USER_0000"</text:span><text:span text:style-name="T16">) == 0);</text:span></text:p>
      <text:p text:style-name="code"><text:span text:style-name="T16"><text:s text:c="6"/></text:span><text:span text:style-name="T53">// tmp was allocated and filled in prior call.</text:span></text:p>
      <text:p text:style-name="code"><text:span text:style-name="T16"><text:s text:c="6"/></text:span><text:span text:style-name="T53">// Just to show calling with a previously allocated string.</text:span></text:p>
      <text:p text:style-name="code"><text:span text:style-name="T16"><text:s text:c="6"/></text:span><text:span text:style-name="T12">if</text:span><text:span text:style-name="T16"> ( target-&gt;</text:span><text:span text:style-name="T16"><text:bookmark-ref text:reference-format="text" text:ref-name="__RefHeading__40901_803968142">GetNameFromChannel</text:bookmark-ref></text:span><text:span text:style-name="T16">(1, &amp;tmp) == </text:span><text:span text:style-name="T17">DS_SUCCESS</text:span><text:span text:style-name="T16"> ) {</text:span></text:p>
      <text:p text:style-name="code"><text:span text:style-name="T16"><text:s text:c="8"/>assert(strcmp(tmp-&gt;str, </text:span><text:span text:style-name="T41">"USER_0001"</text:span><text:span text:style-name="T16">) == 0);</text:span></text:p>
      <text:p text:style-name="P10"><text:s text:c="6"/>}</text:p>
      <text:p text:style-name="P10"><text:s text:c="6"/>assert(target-&gt;<text:bookmark-ref text:reference-format="text" text:ref-name="__RefHeading__40901_803968142">GetNameFromChannel</text:bookmark-ref>(2, &amp;tmp) == <text:span text:style-name="T49">DS_DOES_NOT_EXIST</text:span>);</text:p>
      <text:p text:style-name="P10"><text:s text:c="4"/>}</text:p>
      <text:p text:style-name="code"><text:span text:style-name="T16"><text:s text:c="4"/></text:span><text:span text:style-name="T53">// No further use, set it free.</text:span></text:p>
      <text:p text:style-name="P10"><text:s text:c="4"/>host-&gt;FreeString(tmp);</text:p>
      <text:p text:style-name="code"><text:span text:style-name="T16"><text:s text:c="4"/>tmp = </text:span><text:span text:style-name="T17">NULL</text:span><text:span text:style-name="T16">;</text:span></text:p>
      <text:p text:style-name="P10"/>
      <text:p text:style-name="code"><text:span text:style-name="T16"><text:s text:c="4"/></text:span><text:span text:style-name="T53">// Assuming the host has ran out of usable memory.</text:span></text:p>
      <text:p text:style-name="code"><text:span text:style-name="T16"><text:s text:c="4"/>assert(target-&gt;</text:span><text:span text:style-name="T16"><text:bookmark-ref text:reference-format="text" text:ref-name="__RefHeading__40901_803968142">GetNameFromChannel</text:bookmark-ref></text:span><text:span text:style-name="T16">(0, &amp;tmp) == </text:span><text:span text:style-name="T17">DS_NO_MEM</text:span><text:span text:style-name="T16">);</text:span></text:p>
      <text:p text:style-name="code"><text:span text:style-name="T16"><text:s text:c="4"/></text:span><text:span text:style-name="T53">// Assuming the target is not currently connected.</text:span></text:p>
      <text:p text:style-name="code"><text:span text:style-name="T16"><text:s text:c="4"/>assert(target-&gt;</text:span><text:span text:style-name="T16"><text:bookmark-ref text:reference-format="text" text:ref-name="__RefHeading__40901_803968142">GetNameFromChannel</text:bookmark-ref></text:span><text:span text:style-name="T16">(0, &amp;tmp) == </text:span><text:span text:style-name="T17">DS_NO_CONNECTION</text:span><text:span text:style-name="T16">);</text:span></text:p>
      <text:p text:style-name="code"><text:span text:style-name="T16"><text:s text:c="4"/></text:span><text:span text:style-name="T53">// Assuming a communication error occurred.</text:span></text:p>
      <text:p text:style-name="code"><text:span text:style-name="T16"><text:s text:c="4"/>assert(target-&gt;</text:span><text:span text:style-name="T16"><text:bookmark-ref text:reference-format="text" text:ref-name="__RefHeading__40901_803968142">GetNameFromChannel</text:bookmark-ref></text:span><text:span text:style-name="T16">(0, &amp;tmp) == </text:span><text:span text:style-name="T17">DS_FAILURE</text:span><text:span text:style-name="T16">);</text:span></text:p>
      <text:p text:style-name="P10"><text:s text:c="2"/>}</text:p>
      <text:h text:style-name="P32" text:outline-level="4"><text:bookmark-start text:name="__RefHeading__40903_803968142"/>GetChannelFromName<text:bookmark-end text:name="__RefHeading__40903_803968142"/></text:h>
      <text:p text:style-name="code"><text:span text:style-name="T16">C++: </text:span><text:span text:style-name="T35">UINT</text:span><text:span text:style-name="T16"> </text:span><text:span text:style-name="T35"><text:bookmark-ref text:reference-format="text" text:ref-name="__RefHeading__40907_803968142">ELTarget</text:bookmark-ref></text:span><text:span text:style-name="T16">::</text:span><text:span text:style-name="T16"><text:bookmark-ref text:reference-format="text" text:ref-name="__RefHeading__40903_803968142">GetChannelFromName</text:bookmark-ref></text:span><text:span text:style-name="T16">(</text:span><text:span text:style-name="T12">const</text:span><text:span text:style-name="T28"> </text:span><text:span text:style-name="T12">char</text:span><text:span text:style-name="T28"> *name,</text:span></text:p>
      <text:p text:style-name="code"><text:span text:style-name="T28"><text:s text:c="39"/></text:span><text:span text:style-name="T35">WORD</text:span><text:span text:style-name="T28"> *channel</text:span><text:span text:style-name="T16">);</text:span></text:p>
      <text:p text:style-name="Text_20_body"><text:span text:style-name="T16"><text:tab/></text:span><text:span text:style-name="codetext">name</text:span><text:span text:style-name="T16"> – A zero terminated string.</text:span></text:p>
      <text:p text:style-name="Text_20_body"><text:span text:style-name="T16"><text:tab/></text:span><text:span text:style-name="codetext">channel</text:span><text:span text:style-name="T16"> – A pointer where to store the resulting channel.</text:span></text:p>
      <text:p text:style-name="P16"><text:tab/>This function yields the possible id of the given name. <text:s/>This function sets the <text:span text:style-name="codetext">channel</text:span> to <text:span text:style-name="codetext">0xFFFF</text:span> on entry, and if success is returned the value is changed to a valid channel.</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a <text:span text:style-name="codetext"><text:span text:style-name="T49">NULL</text:span></text:span> name, or a<text:tab/><text:span text:style-name="codetext"><text:span text:style-name="T49">NULL</text:span></text:span> channel pointer.</text:p>
      <text:p text:style-name="code"><text:tab/><text:span text:style-name="codetext"><text:span text:style-name="T49"><text:reference-ref text:reference-format="text" text:ref-name="DS_NO_CONNECTION">DS_NO_CONNECTION</text:reference-ref></text:span></text:span></text:p>
      <text:p text:style-name="P16"><text:soft-page-break/><text:span text:style-name="codetext"><text:span text:style-name="T49"><text:tab/><text:tab/></text:span></text:span>If the target is not currently connected.</text:p>
      <text:p text:style-name="code"><text:tab/><text:span text:style-name="codetext"><text:span text:style-name="T49"><text:reference-ref text:reference-format="text" text:ref-name="DS_DOES_NOT_EXIST">DS_NOT_REGISTERED</text:reference-ref></text:span></text:span></text:p>
      <text:p text:style-name="P16"><text:span text:style-name="codetext"><text:span text:style-name="T49"><text:tab/><text:tab/></text:span></text:span>If a channel with the given name does not exist on the target.</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ny other unhandled/unknown failure has occurred. Eg: A communication error.</text:p>
      <text:p text:style-name="code"><text:tab/><text:span text:style-name="codetext"><text:span text:style-name="T49"><text:reference-ref text:reference-format="text" text:ref-name="DS_NOT_SUPPORTED">DS_NOT_SUPPORTED</text:reference-ref></text:span></text:span></text:p>
      <text:p text:style-name="P16"><text:span text:style-name="codetext"><text:span text:style-name="T49"><text:tab/><text:tab/></text:span></text:span>If the target does not support this function.</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he channel with the given name exists on the target.</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0907_803968142">ELTarget</text:bookmark-ref></text:span><text:span text:style-name="T16"> target = host-&gt;</text:span><text:span text:style-name="T16"><text:bookmark-ref text:reference-format="text" text:ref-name="__RefHeading__56829_803968142">Target</text:bookmark-ref></text:span><text:span text:style-name="T16">(0);</text:span></text:p>
      <text:p text:style-name="code"><text:span text:style-name="T16"><text:s text:c="4"/>assert(target != </text:span><text:span text:style-name="T17">NULL</text:span><text:span text:style-name="T16">);</text:span></text:p>
      <text:p text:style-name="code"><text:span text:style-name="T16"><text:s text:c="4"/></text:span><text:span text:style-name="T35">WORD</text:span><text:span text:style-name="T16"> channel = 0;</text:span></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17">NULL, &amp;channel</text:span><text:span text:style-name="T16">) == </text:span><text:span text:style-name="T17"><text:reference-ref text:reference-format="text" text:ref-name="DS_INVALID_ARGUMENT">DS_INVALID_ARGUMENT</text:reference-ref></text:span><text:span text:style-name="T16">);</text:span></text:p>
      <text:p text:style-name="P10"><text:s text:c="4"/>assert(channel == 0xFFFF);</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41">"USER_0000"</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17">NULL</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41">"DoesNotExist"</text:span><text:span text:style-name="T16">, &amp;channel) == </text:span><text:span text:style-name="T17">DS_DOES_NOT_EXIST</text:span><text:span text:style-name="T16">);</text:span></text:p>
      <text:p text:style-name="P10"><text:s text:c="4"/>assert(channel == 0xFFFF);</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41">"USER_0000"</text:span><text:span text:style-name="T16">, &amp;channel) == </text:span><text:span text:style-name="T17"><text:reference-ref text:reference-format="text" text:ref-name="DS_SUCCESS">DS_SUCCESS</text:reference-ref></text:span><text:span text:style-name="T16">);</text:span></text:p>
      <text:p text:style-name="P10"><text:s text:c="4"/>assert(channel == 0);</text:p>
      <text:p text:style-name="code"><text:span text:style-name="T16"><text:s text:c="4"/></text:span><text:span text:style-name="T53">// Assuming the target is not currently connected.</text:span></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41">"USER_0000"</text:span><text:span text:style-name="T16">, &amp;channel) == </text:span><text:span text:style-name="T17"><text:reference-ref text:reference-format="text" text:ref-name="DS_NO_CONNECTION">DS_NO_CONNECTION</text:reference-ref></text:span><text:span text:style-name="T16">);</text:span></text:p>
      <text:p text:style-name="code"><text:span text:style-name="T16"><text:s text:c="4"/></text:span><text:span text:style-name="T53">// Assuming a communication error.</text:span></text:p>
      <text:p text:style-name="code"><text:span text:style-name="T16"><text:s text:c="4"/>assert(target-&gt;</text:span><text:span text:style-name="T16"><text:bookmark-ref text:reference-format="text" text:ref-name="__RefHeading__40903_803968142">GetChannelFromName</text:bookmark-ref></text:span><text:span text:style-name="T16">(</text:span><text:span text:style-name="T41">"USER_0000"</text:span><text:span text:style-name="T16">, &amp;channel) == </text:span><text:span text:style-name="T17"><text:reference-ref text:reference-format="text" text:ref-name="DS_FAILURE">DS_FAILURE</text:reference-ref></text:span><text:span text:style-name="T16">);</text:span></text:p>
      <text:p text:style-name="P10"><text:s text:c="2"/>}</text:p>
      <text:h text:style-name="Heading_20_4" text:outline-level="4"><text:bookmark-start text:name="__RefHeading__40905_803968142"/>Connected<text:bookmark-end text:name="__RefHeading__40905_803968142"/></text:h>
      <text:p text:style-name="code">C++: <text:span text:style-name="T41">BOOL</text:span> <text:span text:style-name="T35"><text:bookmark-ref text:reference-format="text" text:ref-name="__RefHeading__40907_803968142">ELTarget</text:bookmark-ref></text:span>::<text:bookmark-ref text:reference-format="text" text:ref-name="__RefHeading__40905_803968142">Connected</text:bookmark-ref>(<text:span text:style-name="T12">void</text:span>);</text:p>
      <text:p text:style-name="code"/>
      <text:p text:style-name="Text_20_body"><text:tab/>This function can be used to query the connection state of the target.</text:p>
      <text:p text:style-name="Text_20_body"><text:tab/>Note:</text:p>
      <text:p text:style-name="Text_20_body"><text:tab/><text:tab/>This function can return <text:span text:style-name="codetext"><text:span text:style-name="T49">TRUE</text:span></text:span> and have a target not be connected. <text:s/>This can be due to <text:tab/><text:tab/><text:tab/>power failure on the target, or another outside connection issue.</text:p>
      <text:p text:style-name="Text_20_body"><text:tab/>Returns:</text:p>
      <text:p text:style-name="code"><text:tab/><text:span text:style-name="codetext"><text:span text:style-name="T49">TRUE</text:span></text:span></text:p>
      <text:p text:style-name="Text_20_body"><text:span text:style-name="codetext"><text:span text:style-name="T49"><text:tab/><text:tab/></text:span></text:span>If the target is currently considered connected. <text:s/>May be a false positive due to outside <text:tab/><text:tab/><text:tab/>influence.</text:p>
      <text:p text:style-name="code"><text:tab/><text:span text:style-name="codetext"><text:span text:style-name="T49">FALSE</text:span></text:span></text:p>
      <text:p text:style-name="Text_20_body"><text:span text:style-name="codetext"><text:span text:style-name="T49"><text:tab/><text:tab/></text:span></text:span>If the target is not currently connected.</text:p>
      <text:p text:style-name="code"><text:s text:c="2"/>example: c++</text:p>
      <text:p text:style-name="code"><text:s text:c="2"/><text:span text:style-name="T12">void</text:span> foo(<text:span text:style-name="T12">void</text:span>) {</text:p>
      <text:p text:style-name="code"><text:s text:c="4"/><text:span text:style-name="T41">p</text:span><text:span text:style-name="T41"><text:bookmark-ref text:reference-format="text" text:ref-name="__RefHeading__40907_803968142">ELTarget</text:bookmark-ref></text:span> target = host-&gt;<text:bookmark-ref text:reference-format="text" text:ref-name="__RefHeading__56829_803968142">Target</text:bookmark-ref>(0);</text:p>
      <text:p text:style-name="code"><text:s text:c="4"/>assert(target != <text:span text:style-name="T49">NULL</text:span>);</text:p>
      <text:p text:style-name="code"><text:soft-page-break/><text:s text:c="4"/><text:span text:style-name="T53">// Assuming the target is connected.</text:span></text:p>
      <text:p text:style-name="code"><text:s text:c="4"/>assert(target-&gt;<text:bookmark-ref text:reference-format="text" text:ref-name="__RefHeading__40905_803968142">Connected</text:bookmark-ref>() == <text:span text:style-name="T49">TRUE</text:span>);</text:p>
      <text:p text:style-name="code"><text:s text:c="4"/><text:span text:style-name="T53">// Assuming otherwise.</text:span></text:p>
      <text:p text:style-name="code"><text:s text:c="4"/>assert(target-&gt;<text:bookmark-ref text:reference-format="text" text:ref-name="__RefHeading__40905_803968142">Connected</text:bookmark-ref>() == <text:span text:style-name="T49">FALSE</text:span>);</text:p>
      <text:p text:style-name="code"><text:s text:c="2"/>}</text:p>
      <text:p text:style-name="code"/>
      <text:h text:style-name="Heading_20_4" text:outline-level="4"><text:bookmark-start text:name="__RefHeading__41808_329830452"/>Password<text:bookmark-end text:name="__RefHeading__41808_329830452"/></text:h>
      <text:p text:style-name="code">C++: <text:span text:style-name="T41">UINT</text:span> <text:span text:style-name="T35"><text:bookmark-ref text:reference-format="text" text:ref-name="__RefHeading__40907_803968142">ELTarget</text:bookmark-ref></text:span>::<text:bookmark-ref text:reference-format="text" text:ref-name="__RefHeading__41808_329830452">Password</text:bookmark-ref>(<text:span text:style-name="T41">p</text:span><text:span text:style-name="T35"><text:bookmark-ref text:reference-format="text" text:ref-name="__RefHeading__112620_329830452">ELPasswordControl</text:bookmark-ref></text:span> *controller);</text:p>
      <text:p text:style-name="Text_20_body"><text:tab/><text:span text:style-name="codetext">controller</text:span> – A pointer to set to the targets password controller.</text:p>
      <text:p text:style-name="Text_20_body"><text:tab/>This function requests the password controller of the target.</text:p>
      <text:p text:style-name="Text_20_body"><text:tab/>Note:</text:p>
      <text:p text:style-name="Text_20_body"><text:tab/><text:tab/>Not all targets support password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controller</text:span> is <text:span text:style-name="codetext"><text:span text:style-name="T49">NULL</text:span></text:span> or <text:span text:style-name="codetext">(*controller)</text:span> is not <text:span text:style-name="codetext"><text:span text:style-name="T49">NULL</text:span></text:span>.</text:p>
      <text:p text:style-name="code"><text:tab/><text:span text:style-name="T49"><text:reference-ref text:reference-format="text" text:ref-name="DS_NOT_SUPPORTED">DS_NOT_SUPPORTED</text:reference-ref></text:span></text:p>
      <text:p text:style-name="Text_20_body"><text:tab/><text:tab/>If the target does not support password control.</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target supports password control, and set controller successfully.</text:p>
      <text:p text:style-name="code"><text:s text:c="2"/>example: c++</text:p>
      <text:p text:style-name="code"><text:s text:c="2"/><text:span text:style-name="T12">void</text:span> foo(<text:span text:style-name="T12">void</text:span>) {</text:p>
      <text:p text:style-name="code"><text:s text:c="2"/>}</text:p>
      <text:h text:style-name="Heading_20_4" text:outline-level="4"><text:bookmark-start text:name="__RefHeading__299339_329830452"/>CANSniffer<text:bookmark-end text:name="__RefHeading__299339_329830452"/></text:h>
      <text:p text:style-name="code">C++: <text:span text:style-name="T41">UINT</text:span> <text:span text:style-name="T35"><text:bookmark-ref text:reference-format="text" text:ref-name="__RefHeading__40907_803968142">ELTarget</text:bookmark-ref></text:span>::<text:bookmark-ref text:reference-format="text" text:ref-name="__RefHeading__299339_329830452">CANSniffer</text:bookmark-ref>(<text:span text:style-name="T35"><text:bookmark-ref text:reference-format="text" text:ref-name="__RefHeading__77144_329830452">CANCHANNEL</text:bookmark-ref></text:span> channel,</text:p>
      <text:p text:style-name="code"><text:s text:c="31"/><text:span text:style-name="T35">p</text:span><text:span text:style-name="T35"><text:bookmark-ref text:reference-format="text" text:ref-name="__RefHeading__117621_329830452">ELCANSniffer</text:bookmark-ref></text:span> *sniffer);</text:p>
      <text:p text:style-name="Text_20_body"><text:tab/><text:span text:style-name="codetext">channel</text:span> – The can channel of the sniffer on the target.</text:p>
      <text:p text:style-name="Text_20_body"><text:tab/><text:span text:style-name="codetext">sniffer</text:span> – A pointer to set to the target's can channel sniffer.</text:p>
      <text:p text:style-name="Text_20_body"><text:tab/>This function requests the sniffer for the given CAN channel of the target.</text:p>
      <text:p text:style-name="Text_20_body"><text:tab/>Note:</text:p>
      <text:p text:style-name="Text_20_body"><text:tab/><text:tab/>Not all CAN channels are supported by all targets.</text:p>
      <text:p text:style-name="Text_20_body"><text:tab/><text:tab/>Not all targets allow sniffing of CAN data.</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sniffer</text:span> is <text:span text:style-name="codetext"><text:span text:style-name="T49">NULL</text:span></text:span> or <text:span text:style-name="codetext">(*sniffer)</text:span> is not <text:span text:style-name="codetext"><text:span text:style-name="T49">NULL</text:span></text:span>.</text:p>
      <text:p text:style-name="code"><text:tab/><text:span text:style-name="T49"><text:reference-ref text:reference-format="text" text:ref-name="DS_NOT_SUPPORTED">DS_NOT_SUPPORTED</text:reference-ref></text:span></text:p>
      <text:p text:style-name="Text_20_body"><text:tab/><text:tab/>If <text:span text:style-name="codetext">channel</text:span> is an unsupported CAN, or if the target does not support CAN.</text:p>
      <text:p text:style-name="code"><text:soft-page-break/><text:tab/><text:span text:style-name="T49"><text:reference-ref text:reference-format="text" text:ref-name="DS_FAILURE">DS_FAILURE</text:reference-ref></text:span></text:p>
      <text:p text:style-name="Text_20_body"><text:tab/><text:tab/>If any unknown, unhandled, error occurred.</text:p>
      <text:p text:style-name="code"><text:tab/><text:span text:style-name="T49"><text:reference-ref text:reference-format="text" text:ref-name="DS_SUCCESS">DS_SUCCESS</text:reference-ref></text:span></text:p>
      <text:p text:style-name="Text_20_body"><text:tab/><text:tab/>If the target supports a can sniffer for the given <text:span text:style-name="codetext">channel</text:span> and <text:span text:style-name="codetext">sniffer</text:span> was set <text:tab/><text:tab/><text:tab/><text:tab/>successfully.</text:p>
      <text:p text:style-name="code"><text:s text:c="2"/>example: c++</text:p>
      <text:p text:style-name="code"><text:s text:c="2"/><text:span text:style-name="T12">void</text:span> foo(<text:span text:style-name="T12">void</text:span>) {</text:p>
      <text:p text:style-name="code"><text:s text:c="2"/>}</text:p>
      <text:h text:style-name="Heading_20_4" text:outline-level="4"><text:bookmark-start text:name="__RefHeading__41812_329830452"/>InfoList<text:bookmark-end text:name="__RefHeading__41812_329830452"/></text:h>
      <text:p text:style-name="code">C++: <text:span text:style-name="T41">UINT</text:span> <text:span text:style-name="T35"><text:bookmark-ref text:reference-format="text" text:ref-name="__RefHeading__40907_803968142">ELTarget</text:bookmark-ref></text:span>::<text:bookmark-ref text:reference-format="text" text:ref-name="__RefHeading__41812_329830452">InfoList</text:bookmark-ref>(<text:span text:style-name="T35"><text:bookmark-ref text:reference-format="text" text:ref-name="__RefHeading__77146_329830452">TARGETINFO</text:bookmark-ref></text:span> on,</text:p>
      <text:p text:style-name="code"><text:s text:c="29"/><text:span text:style-name="T35">p</text:span><text:span text:style-name="T35"><text:bookmark-ref text:reference-format="text" text:ref-name="__RefHeading__234103_329830452">ELGenericInfoList</text:bookmark-ref></text:span> *out_list);</text:p>
      <text:p text:style-name="Text_20_body"><text:tab/><text:span text:style-name="codetext">on</text:span> – The info list to retrieve.</text:p>
      <text:p text:style-name="Text_20_body"><text:tab/><text:span text:style-name="codetext">out_list</text:span> – A pointer to set to the requested list.</text:p>
      <text:p text:style-name="Text_20_body"><text:tab/>This function will return an info list for the requested target information.</text:p>
      <text:p text:style-name="Text_20_body"><text:tab/>Note:</text:p>
      <text:p text:style-name="Text_20_body"><text:tab/><text:tab/>Not all targets support lists.</text:p>
      <text:p text:style-name="Text_20_body"><text:tab/><text:tab/>Each list may have specific elements other than <text:span text:style-name="T35"><text:bookmark-ref text:reference-format="text" text:ref-name="__RefHeading__234101_329830452">ELGenericInfo</text:bookmark-ref></text:span>. <text:s/>There exists a specific <text:tab/><text:tab/><text:tab/>interface for these rare case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out_list</text:span> is <text:span text:style-name="codetext"><text:span text:style-name="T49">NULL</text:span></text:span> or if <text:span text:style-name="codetext">(*out_list)</text:span> is not <text:span text:style-name="codetext"><text:span text:style-name="T49">NULL</text:span></text:span>.</text:p>
      <text:p text:style-name="code"><text:tab/><text:span text:style-name="T49"><text:reference-ref text:reference-format="text" text:ref-name="DS_NOT_SUPPORTED">DS_NOT_SUPPORTED</text:reference-ref></text:span></text:p>
      <text:p text:style-name="Text_20_body"><text:tab/><text:tab/>If on is of an unknown type, or if the target does not support info lists.</text:p>
      <text:p text:style-name="code"><text:tab/><text:span text:style-name="T49"><text:reference-ref text:reference-format="text" text:ref-name="DS_FAILURE">DS_FAILURE</text:reference-ref></text:span></text:p>
      <text:p text:style-name="Text_20_body"><text:tab/><text:tab/>If any unknown, unhandled, error occurred.</text:p>
      <text:p text:style-name="code"><text:tab/><text:span text:style-name="T49"><text:reference-ref text:reference-format="text" text:ref-name="DS_SUCCESS">DS_SUCCESS</text:reference-ref></text:span></text:p>
      <text:p text:style-name="Text_20_body"><text:tab/><text:tab/>If a list exists for the requested info and <text:span text:style-name="codetext">out_list</text:span> was set successfully.</text:p>
      <text:p text:style-name="code"><text:s text:c="2"/>example: c++</text:p>
      <text:p text:style-name="code"><text:s text:c="2"/><text:span text:style-name="T12">void</text:span> foo(<text:span text:style-name="T12">void</text:span>) {</text:p>
      <text:p text:style-name="code"><text:s text:c="2"/>}</text:p>
      <text:p text:style-name="Text_20_body"/>
      <text:h text:style-name="P22" text:outline-level="3"><text:bookmark-start text:name="__RefHeading__40922_803968142"/>ELConfiguration<text:bookmark-end text:name="__RefHeading__40922_803968142"/></text:h>
      <text:p text:style-name="Text_20_body"><text:tab/>This is a specialized version of the above defined <text:span text:style-name="codetext"><text:span text:style-name="T41"><text:bookmark-ref text:reference-format="text" text:ref-name="__RefHeading__40907_803968142">ELTarget</text:bookmark-ref></text:span></text:span> interface. <text:s/>This is used for a file on the computers hard drive to be used as a target, allowing the same communication as if the file was a platform. <text:s/>Some of the functions have no meaning and do nothing when called. <text:s/>Multiple instances of the same configuration file can be opened, however changes to one do not reflect to another. <text:s/>A <text:span text:style-name="codetext"><text:bookmark-ref text:reference-format="text" text:ref-name="__RefHeading__40893_803968142">Commit</text:bookmark-ref></text:span> must be called to save any changes to disk.</text:p>
      <text:p text:style-name="P12"><text:span text:style-name="T5">interface</text:span><text:span text:style-name="T16"> </text:span><text:span text:style-name="T39"><text:bookmark-ref text:reference-format="text" text:ref-name="__RefHeading__40922_803968142">ELConfiguration</text:bookmark-ref></text:span><text:span text:style-name="T16"> : </text:span><text:span text:style-name="T40"><text:bookmark-ref text:reference-format="text" text:ref-name="__RefHeading__40907_803968142">ELTarget</text:bookmark-ref></text:span><text:span text:style-name="T16"> {</text:span></text:p>
      <text:p text:style-name="P12"><text:span text:style-name="T16"><text:s text:c="2"/></text:span><text:span text:style-name="T52">// </text:span><text:span text:style-name="T52"><text:bookmark-ref text:reference-format="text" text:ref-name="__RefHeading__40907_803968142">ELTarget</text:bookmark-ref></text:span><text:span text:style-name="T52"> functions ...</text:span></text:p>
      <text:p text:style-name="P12"><text:span text:style-name="T16"><text:s text:c="2"/></text:span><text:span text:style-name="T40">UINT</text:span><text:span text:style-name="T16"> </text:span><text:span text:style-name="T16"><text:bookmark-ref text:reference-format="text" text:ref-name="__RefHeading__40924_803968142">ItemCount</text:bookmark-ref></text:span><text:span text:style-name="T16">(</text:span><text:span text:style-name="T5">void</text:span><text:span text:style-name="T16">);</text:span></text:p>
      <text:p text:style-name="P12"><text:span text:style-name="T16"><text:s text:c="2"/></text:span><text:span text:style-name="T40">UINT</text:span><text:span text:style-name="T16"> </text:span><text:span text:style-name="T16"><text:bookmark-ref text:reference-format="text" text:ref-name="__RefHeading__40926_803968142">Item</text:bookmark-ref></text:span><text:span text:style-name="T16">(</text:span><text:span text:style-name="T40">UINT</text:span><text:span text:style-name="T16">, pConfigurationItemHeader_modifiable_TS);</text:span></text:p>
      <text:p text:style-name="P12">};</text:p>
      <text:p text:style-name="P12"><text:span text:style-name="T5">typedef</text:span><text:span text:style-name="T16"> </text:span><text:span text:style-name="T39"><text:bookmark-ref text:reference-format="text" text:ref-name="__RefHeading__40922_803968142">ELConfiguration</text:bookmark-ref></text:span><text:span text:style-name="T40"> </text:span><text:span text:style-name="T16">*</text:span><text:span text:style-name="T40">p</text:span><text:span text:style-name="T39"><text:bookmark-ref text:reference-format="text" text:ref-name="__RefHeading__40922_803968142">ELConfiguration</text:bookmark-ref></text:span><text:span text:style-name="T16">;</text:span></text:p>
      <text:h text:style-name="P32" text:outline-level="4"><text:bookmark-start text:name="__RefHeading__40924_803968142"/>ItemCount<text:bookmark-end text:name="__RefHeading__40924_803968142"/></text:h>
      <text:p text:style-name="code"><text:span text:style-name="T16">C++: </text:span><text:span text:style-name="T41">UINT</text:span><text:span text:style-name="T16"> </text:span><text:span text:style-name="T35"><text:bookmark-ref text:reference-format="text" text:ref-name="__RefHeading__40922_803968142">ELConfiguration</text:bookmark-ref></text:span><text:span text:style-name="T16">::ItemCount(</text:span><text:span text:style-name="T12">void</text:span><text:span text:style-name="T16">);</text:span></text:p>
      <text:p text:style-name="P10"/>
      <text:p text:style-name="Text_20_body"><text:tab/>This function is used to get the number of items that exist in the configuration file. <text:s/>This allows for looping over all the channels if needed.</text:p>
      <text:p text:style-name="Text_20_body"><text:tab/>Returns:</text:p>
      <text:p text:style-name="code"><text:tab/><text:span text:style-name="T41">UINT</text:span></text:p>
      <text:p text:style-name="Text_20_body"><text:tab/><text:tab/>The number of items in the file. <text:s/>Will return 0 if the file is invalid.</text:p>
      <text:p text:style-name="code"><text:s text:c="2"/>example: c++</text:p>
      <text:p text:style-name="code"><text:s text:c="2"/><text:span text:style-name="T7">void</text:span> foo(<text:span text:style-name="T7">void</text:span>) {</text:p>
      <text:p text:style-name="code"><text:s text:c="4"/><text:span text:style-name="T35">p</text:span><text:span text:style-name="T35"><text:bookmark-ref text:reference-format="text" text:ref-name="__RefHeading__40922_803968142">ELConfiguration</text:bookmark-ref></text:span> config = NULL;</text:p>
      <text:p text:style-name="code"><text:s text:c="4"/><text:span text:style-name="T7">if</text:span> ( dll_host-&gt;<text:bookmark-ref text:reference-format="text" text:ref-name="__RefHeading__94192_803968142">OpenConfiguration</text:bookmark-ref>(“cfg.elcfg”, &amp;config) == <text:span text:style-name="T49">DS_SUCCESS</text:span> ) { </text:p>
      <text:p text:style-name="code"><text:s text:c="6"/><text:span text:style-name="T7">for</text:span> (<text:span text:style-name="T41">UINT</text:span> i = 0; i &lt; config-&gt;<text:bookmark-ref text:reference-format="text" text:ref-name="__RefHeading__40924_803968142">ItemCount</text:bookmark-ref>(); ++i) {</text:p>
      <text:p text:style-name="code"><text:s text:c="8"/><text:span text:style-name="T53">// Get the item and do something with it.</text:span></text:p>
      <text:p text:style-name="code"><text:s text:c="6"/>}</text:p>
      <text:p text:style-name="code"><text:s text:c="6"/>dll_host-&gt;<text:bookmark-ref text:reference-format="text" text:ref-name="__RefHeading__90331_803968142">CloseConfiguration</text:bookmark-ref>(&amp;config);</text:p>
      <text:p text:style-name="code"><text:s text:c="4"/>}</text:p>
      <text:p text:style-name="code"><text:s text:c="2"/>}</text:p>
      <text:h text:style-name="P32" text:outline-level="4"><text:bookmark-start text:name="__RefHeading__40926_803968142"/>Item<text:bookmark-end text:name="__RefHeading__40926_803968142"/></text:h>
      <text:p text:style-name="code"><text:span text:style-name="T16">C++: </text:span><text:span text:style-name="T41">UINT</text:span><text:span text:style-name="T16"> </text:span><text:span text:style-name="T35"><text:bookmark-ref text:reference-format="text" text:ref-name="__RefHeading__40922_803968142">ELConfiguration</text:bookmark-ref></text:span><text:span text:style-name="T16">::Item(</text:span><text:span text:style-name="T41">UINT</text:span><text:span text:style-name="T16"> index,</text:span></text:p>
      <text:p text:style-name="code"><text:span text:style-name="T16"><text:s text:c="32"/></text:span><text:span text:style-name="T28">pConfigurationItemHeader_modifiable_TS <text:s/></text:span><text:span text:style-name="T16">item);</text:span></text:p>
      <text:p text:style-name="Text_20_body"><text:span text:style-name="T16"><text:tab/></text:span><text:span text:style-name="codetext">index</text:span><text:span text:style-name="T16"> – The index of the item in the file.</text:span></text:p>
      <text:p text:style-name="Text_20_body"><text:span text:style-name="T16"><text:tab/></text:span><text:span text:style-name="codetext">item</text:span><text:span text:style-name="T16"> – The pointer to the buffer where to place the item information.</text:span></text:p>
      <text:p text:style-name="P16"><text:tab/>Much like GetModifiableItem, this will fill in the supplied buffer with the item located at the given index.</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index</text:span><text:span text:style-name="T16"> is not valid or if </text:span><text:span text:style-name="codetext">item</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SUCCESS">DS_SUCCESS</text:reference-ref></text:span></text:p>
      <text:p text:style-name="P16"><text:soft-page-break/><text:tab/><text:tab/>If the item was found and the buffer was filled in as expected.</text:p>
      <text:p text:style-name="P10"/>
      <text:h text:style-name="P23" text:outline-level="3"><text:bookmark-start text:name="__RefHeading__41900_803968142"/>ELLayoutManager<text:bookmark-end text:name="__RefHeading__41900_803968142"/></text:h>
      <text:p text:style-name="Text_20_body"><text:span text:style-name="T16"><text:tab/>This interface is used by the plugin, or other externals, to handle notifications of when certain events occur to the layout on the host. <text:s/>Having this type of notification interface allows the tab control in the host to display layout information, and using this in conjunction with the </text:span><text:span text:style-name="codetext"><text:span text:style-name="T35"><text:bookmark-ref text:reference-format="text" text:ref-name="__RefHeading__48198_803968142">ELLayout</text:bookmark-ref></text:span></text:span><text:span text:style-name="T16"> interface yields full control and visibilty of the layout to a plugin.</text:span></text:p>
      <text:p text:style-name="code"><text:span text:style-name="T12">interface</text:span><text:span text:style-name="T16"> </text:span><text:span text:style-name="T35"><text:bookmark-ref text:reference-format="text" text:ref-name="__RefHeading__41900_803968142">ELLayoutManager</text:bookmark-ref></text:span><text:span text:style-name="T16"> {</text:span></text:p>
      <text:p text:style-name="P10"><text:s text:c="2"/><text:span text:style-name="T14">void</text:span> <text:bookmark-ref text:reference-format="text" text:ref-name="__RefHeading__41874_803968142">PageAdded</text:bookmark-ref>(<text:span text:style-name="T44">UINT</text:span>, <text:span text:style-name="T10">const</text:span> <text:span text:style-name="T10">char</text:span> *);</text:p>
      <text:p text:style-name="P10"><text:s text:c="2"/><text:span text:style-name="T14">void</text:span> <text:bookmark-ref text:reference-format="text" text:ref-name="__RefHeading__41876_803968142">PageRemoved</text:bookmark-ref>(<text:span text:style-name="T44">UINT</text:span>);</text:p>
      <text:p text:style-name="code"><text:span text:style-name="T16"><text:s text:c="2"/></text:span><text:span text:style-name="T12">void</text:span><text:span text:style-name="T16"> </text:span><text:span text:style-name="T16"><text:bookmark-ref text:reference-format="text" text:ref-name="__RefHeading__41878_803968142">PageChanged</text:bookmark-ref></text:span><text:span text:style-name="T16">(</text:span><text:span text:style-name="T41">UINT</text:span><text:span text:style-name="T16">);</text:span></text:p>
      <text:p text:style-name="code"><text:span text:style-name="T16"><text:s text:c="2"/></text:span><text:span text:style-name="T12">void</text:span><text:span text:style-name="T16"> </text:span><text:span text:style-name="T16"><text:bookmark-ref text:reference-format="text" text:ref-name="__RefHeading__41880_803968142">PageNameChanged</text:bookmark-ref></text:span><text:span text:style-name="T16">(</text:span><text:span text:style-name="T41">UINT</text:span><text:span text:style-name="T16">, </text:span><text:span text:style-name="T7">const</text:span><text:span text:style-name="T16"> </text:span><text:span text:style-name="T7">char</text:span><text:span text:style-name="T16"> *);</text:span></text:p>
      <text:p text:style-name="code"><text:span text:style-name="T16"><text:s text:c="2"/></text:span><text:span text:style-name="T12">void</text:span><text:span text:style-name="T16"> </text:span><text:span text:style-name="T16"><text:bookmark-ref text:reference-format="text" text:ref-name="__RefHeading__41882_803968142">PageSwap</text:bookmark-ref></text:span><text:span text:style-name="T16">(</text:span><text:span text:style-name="T41">UINT</text:span><text:span text:style-name="T16">, </text:span><text:span text:style-name="T41">UINT</text:span><text:span text:style-name="T16">);</text:span></text:p>
      <text:p text:style-name="P10"><text:s text:c="2"/><text:span text:style-name="T14">void</text:span> <text:bookmark-ref text:reference-format="text" text:ref-name="__RefHeading__41884_803968142">PageMoved</text:bookmark-ref>(<text:span text:style-name="T44">UINT</text:span>, <text:span text:style-name="T44">UINT</text:span>);</text:p>
      <text:p text:style-name="code"><text:span text:style-name="T16"><text:s text:c="2"/></text:span><text:span text:style-name="T12">void</text:span><text:span text:style-name="T16"> </text:span><text:span text:style-name="T16"><text:bookmark-ref text:reference-format="text" text:ref-name="__RefHeading__41886_803968142">PageSaved</text:bookmark-ref></text:span><text:span text:style-name="T16">(</text:span><text:span text:style-name="T41">UINT</text:span><text:span text:style-name="T16"> *, </text:span><text:span text:style-name="T41">UINT</text:span><text:span text:style-name="T16">);</text:span></text:p>
      <text:p text:style-name="P10"><text:s text:c="2"/><text:span text:style-name="T14">void</text:span> <text:bookmark-ref text:reference-format="text" text:ref-name="__RefHeading__41888_803968142">VisiblePageChanged</text:bookmark-ref>(<text:span text:style-name="T44">UINT</text:span>);</text:p>
      <text:p text:style-name="code"><text:span text:style-name="T16"><text:s text:c="2"/></text:span><text:span text:style-name="T12">void</text:span><text:span text:style-name="T16"> </text:span><text:span text:style-name="T16"><text:bookmark-ref text:reference-format="text" text:ref-name="__RefHeading__41890_803968142">LayoutChanged</text:bookmark-ref></text:span><text:span text:style-name="T16">(</text:span><text:span text:style-name="T12">void</text:span><text:span text:style-name="T16">);</text:span></text:p>
      <text:p text:style-name="code"><text:span text:style-name="T16"><text:s text:c="2"/></text:span><text:span text:style-name="T12">void</text:span><text:span text:style-name="T16"> </text:span><text:span text:style-name="T16"><text:bookmark-ref text:reference-format="text" text:ref-name="__RefHeading__41892_803968142">LayoutSaved</text:bookmark-ref></text:span><text:span text:style-name="T16">(</text:span><text:span text:style-name="T12">void</text:span><text:span text:style-name="T16">);</text:span></text:p>
      <text:p text:style-name="P10">};</text:p>
      <text:p text:style-name="code"><text:span text:style-name="T12">typedef</text:span><text:span text:style-name="T16"> </text:span><text:span text:style-name="T35"><text:bookmark-ref text:reference-format="text" text:ref-name="__RefHeading__41900_803968142">ELLayoutManager</text:bookmark-ref></text:span><text:span text:style-name="T16"> *</text:span><text:span text:style-name="T41">p</text:span><text:span text:style-name="T35"><text:bookmark-ref text:reference-format="text" text:ref-name="__RefHeading__41900_803968142">ELLayoutManager</text:bookmark-ref></text:span><text:span text:style-name="T16">;</text:span></text:p>
      <text:h text:style-name="Heading_20_4" text:outline-level="4"><text:bookmark-start text:name="__RefHeading__41874_803968142"/>PageAdded<text:bookmark-end text:name="__RefHeading__41874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74_803968142">PageAdded</text:bookmark-ref>(<text:span text:style-name="T35">UINT</text:span> index,</text:p>
      <text:p text:style-name="code"><text:s text:c="37"/><text:span text:style-name="T7">const</text:span> <text:span text:style-name="T7">char</text:span> *name);</text:p>
      <text:p text:style-name="Text_20_body"><text:tab/><text:span text:style-name="codetext">index</text:span> – The index of the page that was added to the layout.</text:p>
      <text:p text:style-name="Text_20_body"><text:tab/><text:span text:style-name="codetext">name</text:span> – The name of the page that was added.</text:p>
      <text:p text:style-name="Text_20_body"><text:tab/>This function is called when the layout had a new page added.</text:p>
      <text:h text:style-name="Heading_20_4" text:outline-level="4"><text:bookmark-start text:name="__RefHeading__41876_803968142"/>PageRemoved<text:bookmark-end text:name="__RefHeading__41876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76_803968142">PageRemoved</text:bookmark-ref>(<text:span text:style-name="T35">UINT</text:span> index);</text:p>
      <text:p text:style-name="Text_20_body"><text:tab/><text:span text:style-name="codetext">index</text:span> – The index of the page that was removed.</text:p>
      <text:p text:style-name="Text_20_body"><text:tab/>This function is called when a page has been removed from the layout.</text:p>
      <text:h text:style-name="Heading_20_4" text:outline-level="4"><text:bookmark-start text:name="__RefHeading__41878_803968142"/>PageChanged<text:bookmark-end text:name="__RefHeading__41878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78_803968142">PageChanged</text:bookmark-ref>(<text:span text:style-name="T35">UINT</text:span> index);</text:p>
      <text:p text:style-name="Text_20_body"><text:tab/><text:span text:style-name="codetext">index</text:span> – The index of the page that was changed.</text:p>
      <text:p text:style-name="Text_20_body"><text:tab/>This function is called when a page has changed. <text:s/>A change generally means a window was docked/undocked from the given page.</text:p>
      <text:h text:style-name="Heading_20_4" text:outline-level="4"><text:bookmark-start text:name="__RefHeading__41880_803968142"/>PageNameChanged<text:bookmark-end text:name="__RefHeading__41880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80_803968142">PageNameChanged</text:bookmark-ref>(<text:span text:style-name="T35">UINT</text:span> index,</text:p>
      <text:p text:style-name="code"><text:s text:c="43"/><text:span text:style-name="T7">const</text:span> <text:span text:style-name="T7">char</text:span> *new_name);</text:p>
      <text:p text:style-name="Text_20_body"><text:tab/><text:span text:style-name="codetext">index</text:span> – The index of the page.</text:p>
      <text:p text:style-name="Text_20_body"><text:tab/><text:span text:style-name="codetext">new_name</text:span> – The new name of the page.</text:p>
      <text:p text:style-name="Text_20_body"><text:soft-page-break/><text:tab/>This function is called when a page has had its name changed by the user. <text:s/>The changing of the name also means that, when saved, the name used in the layout file will differ.</text:p>
      <text:h text:style-name="Heading_20_4" text:outline-level="4"><text:bookmark-start text:name="__RefHeading__41882_803968142"/>PageSwap<text:bookmark-end text:name="__RefHeading__41882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82_803968142">PageSwap</text:bookmark-ref>(<text:span text:style-name="T35">UINT</text:span> index1,</text:p>
      <text:p text:style-name="code"><text:s text:c="36"/><text:span text:style-name="T35">UINT</text:span> index2);</text:p>
      <text:p text:style-name="Text_20_body"><text:tab/><text:span text:style-name="codetext">index1</text:span> – The index of one of the pages.</text:p>
      <text:p text:style-name="Text_20_body"><text:tab/><text:span text:style-name="codetext">index2</text:span> – The index of the other page.</text:p>
      <text:p text:style-name="Text_20_body"><text:tab/>This function is called when two pages have switched positions according to the layout. <text:s/>This allows any display to change the position of its own data to stay up to date.</text:p>
      <text:h text:style-name="Heading_20_4" text:outline-level="4"><text:bookmark-start text:name="__RefHeading__41884_803968142"/>PageMoved<text:bookmark-end text:name="__RefHeading__41884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84_803968142">PageMoved</text:bookmark-ref>(<text:span text:style-name="T35">UINT</text:span> from_index,</text:p>
      <text:p text:style-name="code"><text:s text:c="37"/><text:span text:style-name="T35">UINT</text:span> to_index);</text:p>
      <text:p text:style-name="Text_20_body"><text:tab/><text:span text:style-name="codetext">from_index</text:span> – The initial index of the page.</text:p>
      <text:p text:style-name="Text_20_body"><text:tab/><text:span text:style-name="codetext">to_index</text:span> – The ending index of the page.</text:p>
      <text:p text:style-name="Text_20_body"><text:tab/>This function is called when a page has moved. <text:s/>Unlike <text:span text:style-name="codetext"><text:bookmark-ref text:reference-format="text" text:ref-name="__RefHeading__41882_803968142">PageSwap</text:bookmark-ref></text:span>, this call generally occurs when a page is 'removed' then 'added' in a new position.</text:p>
      <text:h text:style-name="Heading_20_4" text:outline-level="4"><text:bookmark-start text:name="__RefHeading__41886_803968142"/>PageSaved<text:bookmark-end text:name="__RefHeading__41886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86_803968142">PageSaved</text:bookmark-ref>(<text:span text:style-name="T35">UINT</text:span> *indices,</text:p>
      <text:p text:style-name="code"><text:s text:c="37"/><text:span text:style-name="T35">UINT</text:span> count);</text:p>
      <text:p text:style-name="Text_20_body"><text:tab/><text:span text:style-name="codetext">indices</text:span> – An array of indices of those pages that were saved.</text:p>
      <text:p text:style-name="Text_20_body"><text:tab/><text:span text:style-name="codetext">count</text:span> – The number of indices in the array,</text:p>
      <text:p text:style-name="Text_20_body"><text:tab/>This function is called when a page, or pages, have been saved to a file.</text:p>
      <text:h text:style-name="Heading_20_4" text:outline-level="4"><text:bookmark-start text:name="__RefHeading__41888_803968142"/>VisiblePageChanged<text:bookmark-end text:name="__RefHeading__41888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88_803968142">VisiblePageChanged</text:bookmark-ref>(<text:span text:style-name="T35">UINT</text:span> index);</text:p>
      <text:p text:style-name="Text_20_body"><text:tab/><text:span text:style-name="codetext">index</text:span> – The index of the currently visible page.</text:p>
      <text:p text:style-name="Text_20_body"><text:tab/>This function is called when the visible page of the layout has changed, and differs from the previously visible page.</text:p>
      <text:h text:style-name="Heading_20_4" text:outline-level="4"><text:bookmark-start text:name="__RefHeading__41890_803968142"/>LayoutChanged<text:bookmark-end text:name="__RefHeading__41890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90_803968142">LayoutChanged</text:bookmark-ref>(<text:span text:style-name="T12">void</text:span>);</text:p>
      <text:p text:style-name="code"/>
      <text:p text:style-name="Text_20_body"><text:tab/>This function is called when the layout has changed. <text:s/>A change can be made when a file gets appended, windows get created or destroyed or if the theme data has been modified. <text:s/>Generally any information that can be saved to a layout file and has changed will cause this notification.</text:p>
      <text:h text:style-name="Heading_20_4" text:outline-level="4"><text:bookmark-start text:name="__RefHeading__41892_803968142"/><text:soft-page-break/>LayoutSaved<text:bookmark-end text:name="__RefHeading__41892_803968142"/></text:h>
      <text:p text:style-name="code">C++: <text:span text:style-name="T12">void</text:span> <text:span text:style-name="T35"><text:bookmark-ref text:reference-format="text" text:ref-name="__RefHeading__41900_803968142">ELLayoutManager</text:bookmark-ref></text:span>::<text:bookmark-ref text:reference-format="text" text:ref-name="__RefHeading__41892_803968142">LayoutSaved</text:bookmark-ref>(<text:span text:style-name="T12">void</text:span>);</text:p>
      <text:p text:style-name="code"/>
      <text:p text:style-name="Text_20_body"><text:tab/>This function is called when the entire layout has been saved to a file. </text:p>
      <text:p text:style-name="code"/>
      <text:h text:style-name="P22" text:outline-level="3"><text:bookmark-start text:name="__RefHeading__42880_803968142"/>ELHook<text:bookmark-end text:name="__RefHeading__42880_803968142"/></text:h>
      <text:p text:style-name="Text_20_body"><text:tab/>This is the basic interface for hooks when certain events occur in the host. <text:s/>These hooks are called before the event officially starts, and after the event has ended. <text:s/>These hooks allow for a plugin to get a first chance, or last chance, to make modifications or adjustments.</text:p>
      <text:p text:style-name="Text_20_body"><text:tab/>The hook will only be called if it is registered for the given type. <text:s/>See <text:span text:style-name="codetext"><text:bookmark-ref text:reference-format="text" text:ref-name="__RefHeading__32071_803968142">RegisterHook</text:bookmark-ref></text:span> and <text:span text:style-name="codetext"><text:bookmark-ref text:reference-format="text" text:ref-name="__RefHeading__32073_803968142">UnregisterHook</text:bookmark-ref></text:span>.</text:p>
      <text:p text:style-name="code"><text:span text:style-name="T7">interface</text:span> <text:span text:style-name="T35"><text:bookmark-ref text:reference-format="text" text:ref-name="__RefHeading__42880_803968142">ELHook</text:bookmark-ref></text:span> {</text:p>
      <text:p text:style-name="code"><text:s text:c="2"/><text:span text:style-name="T7">void</text:span> <text:bookmark-ref text:reference-format="text" text:ref-name="__RefHeading__42882_803968142">BeforeCall</text:bookmark-ref>(<text:span text:style-name="T35"><text:bookmark-ref text:reference-format="text" text:ref-name="__RefHeading__32333_803968142">HOOKTYPE</text:bookmark-ref></text:span>);</text:p>
      <text:p text:style-name="code"><text:s text:c="2"/><text:span text:style-name="T7">void</text:span> <text:bookmark-ref text:reference-format="text" text:ref-name="__RefHeading__42884_803968142">AfterCall</text:bookmark-ref>(<text:span text:style-name="T35"><text:bookmark-ref text:reference-format="text" text:ref-name="__RefHeading__32333_803968142">HOOKTYPE</text:bookmark-ref></text:span>);</text:p>
      <text:p text:style-name="code">};</text:p>
      <text:p text:style-name="code"><text:span text:style-name="T7">typedef</text:span> <text:span text:style-name="T35"><text:bookmark-ref text:reference-format="text" text:ref-name="__RefHeading__42880_803968142">ELHook</text:bookmark-ref></text:span> *<text:span text:style-name="T35">p</text:span><text:span text:style-name="T35"><text:bookmark-ref text:reference-format="text" text:ref-name="__RefHeading__42880_803968142">ELHook</text:bookmark-ref></text:span>;</text:p>
      <text:h text:style-name="Heading_20_4" text:outline-level="4"><text:bookmark-start text:name="__RefHeading__42882_803968142"/>BeforeCall<text:bookmark-end text:name="__RefHeading__42882_803968142"/></text:h>
      <text:p text:style-name="code">C++: <text:span text:style-name="T7">void</text:span> <text:span text:style-name="T35"><text:bookmark-ref text:reference-format="text" text:ref-name="__RefHeading__42880_803968142">ELHook</text:bookmark-ref></text:span>::<text:bookmark-ref text:reference-format="text" text:ref-name="__RefHeading__42882_803968142">BeforeCall</text:bookmark-ref>(<text:span text:style-name="T35"><text:bookmark-ref text:reference-format="text" text:ref-name="__RefHeading__32333_803968142">HOOKTYPE</text:bookmark-ref></text:span> option);</text:p>
      <text:p text:style-name="code"/>
      <text:p text:style-name="Text_20_body"><text:tab/>This function is called before any of the participating events occur on the host. <text:s/>Will only be called if the hook is registered for the given option.</text:p>
      <text:h text:style-name="Heading_20_4" text:outline-level="4"><text:bookmark-start text:name="__RefHeading__42884_803968142"/>AfterCall<text:bookmark-end text:name="__RefHeading__42884_803968142"/></text:h>
      <text:p text:style-name="code">C++: <text:span text:style-name="T7">void</text:span> <text:span text:style-name="T35"><text:bookmark-ref text:reference-format="text" text:ref-name="__RefHeading__42880_803968142">ELHook</text:bookmark-ref></text:span>::<text:bookmark-ref text:reference-format="text" text:ref-name="__RefHeading__42884_803968142">AfterCall</text:bookmark-ref>(<text:span text:style-name="T35"><text:bookmark-ref text:reference-format="text" text:ref-name="__RefHeading__32333_803968142">HOOKTYPE</text:bookmark-ref></text:span> option);</text:p>
      <text:p text:style-name="code"/>
      <text:p text:style-name="Text_20_body"><text:tab/>This function is called after a participating event has occurred on the host. <text:s/>Will only be called if the hook is registered for the given option.</text:p>
      <text:h text:style-name="P23" text:outline-level="3"><text:bookmark-start text:name="__RefHeading__48198_803968142"/>ELLayout<text:bookmark-end text:name="__RefHeading__48198_803968142"/></text:h>
      <text:p text:style-name="Text_20_body"><text:span text:style-name="T16"><text:tab/>This interface holds the information and method required to interact with the layout the host is using. <text:s/>As multiple layouts has been tried, only one exists. <text:s/>This interface was broken away from the </text:span><text:span text:style-name="codetext"><text:span text:style-name="T35"><text:bookmark-ref text:reference-format="text" text:ref-name="__RefHeading__49551_803968142">ELHost</text:bookmark-ref></text:span></text:span><text:span text:style-name="T16"> interface as to allow separate growth. <text:s/>This yields a way to change the layout if needed, and to query the layout for information when required. <text:s/>To get notified when layouts change, a </text:span><text:span text:style-name="codetext"><text:span text:style-name="T35"><text:bookmark-ref text:reference-format="text" text:ref-name="__RefHeading__41900_803968142">ELLayoutManager</text:bookmark-ref></text:span></text:span><text:span text:style-name="T16"> needs to be registered.</text:span></text:p>
      <text:p text:style-name="code"><text:span text:style-name="T12">interface</text:span><text:span text:style-name="T16"> </text:span><text:span text:style-name="T41"><text:bookmark-ref text:reference-format="text" text:ref-name="__RefHeading__48198_803968142">ELLayout</text:bookmark-ref></text:span><text:span text:style-name="T16"> {</text:span></text:p>
      <text:p text:style-name="code"><text:span text:style-name="T16"><text:s text:c="2"/></text:span><text:span text:style-name="T35">DWORD</text:span><text:span text:style-name="T16"> </text:span><text:span text:style-name="T16"><text:bookmark-ref text:reference-format="text" text:ref-name="__RefHeading__48128_803968142">InterfaceVersion</text:bookmark-ref></text:span><text:span text:style-name="T16">(</text:span><text:span text:style-name="T7">void</text:span><text:span text:style-name="T16">);</text:span></text:p>
      <text:p text:style-name="code"><text:span text:style-name="T16"><text:s text:c="2"/></text:span><text:span text:style-name="T35">UINT</text:span><text:span text:style-name="T16"> </text:span><text:span text:style-name="T16"><text:bookmark-ref text:reference-format="text" text:ref-name="__RefHeading__48130_803968142">Open</text:bookmark-ref></text:span><text:span text:style-name="T16">(</text:span><text:span text:style-name="T7">const</text:span><text:span text:style-name="T16"> </text:span><text:span text:style-name="T7">char</text:span><text:span text:style-name="T16"> *);</text:span></text:p>
      <text:p text:style-name="code"><text:span text:style-name="T16"><text:s text:c="2"/></text:span><text:span text:style-name="T35">UINT</text:span><text:span text:style-name="T16"> </text:span><text:span text:style-name="T16"><text:bookmark-ref text:reference-format="text" text:ref-name="__RefHeading__48132_803968142">Append</text:bookmark-ref></text:span><text:span text:style-name="T16">(</text:span><text:span text:style-name="T7">const</text:span><text:span text:style-name="T16"> </text:span><text:span text:style-name="T7">char</text:span><text:span text:style-name="T16"> *);</text:span></text:p>
      <text:p text:style-name="code"><text:span text:style-name="T16"><text:s text:c="2"/></text:span><text:span text:style-name="T35">UINT</text:span><text:span text:style-name="T16"> </text:span><text:span text:style-name="T16"><text:bookmark-ref text:reference-format="text" text:ref-name="__RefHeading__48134_803968142">Save</text:bookmark-ref></text:span><text:span text:style-name="T16">(</text:span><text:span text:style-name="T7">const</text:span><text:span text:style-name="T16"> </text:span><text:span text:style-name="T7">char</text:span><text:span text:style-name="T16"> *, </text:span><text:span text:style-name="T35"><text:bookmark-ref text:reference-format="text" text:ref-name="__RefHeading__32773_803968142">LAYOUTSAVEOPTION</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36_803968142">SavePages</text:bookmark-ref></text:span><text:span text:style-name="T16">(</text:span><text:span text:style-name="T7">const</text:span><text:span text:style-name="T16"> </text:span><text:span text:style-name="T7">char</text:span><text:span text:style-name="T16"> *, </text:span><text:span text:style-name="T35">UINT</text:span><text:span text:style-name="T16"> *, </text:span><text:span text:style-name="T35">UINT</text:span><text:span text:style-name="T16">, </text:span><text:span text:style-name="T35"><text:bookmark-ref text:reference-format="text" text:ref-name="__RefHeading__32773_803968142">LAYOUTSAVEOPTION</text:bookmark-ref></text:span><text:span text:style-name="T16">);</text:span></text:p>
      <text:p text:style-name="code"><text:span text:style-name="T16"><text:s text:c="2"/></text:span><text:span text:style-name="T7">void</text:span><text:span text:style-name="T16"> </text:span><text:span text:style-name="T16"><text:bookmark-ref text:reference-format="text" text:ref-name="__RefHeading__48138_803968142">EnterModalSection</text:bookmark-ref></text:span><text:span text:style-name="T16">(</text:span><text:span text:style-name="T7">void</text:span><text:span text:style-name="T16">);</text:span></text:p>
      <text:p text:style-name="code"><text:span text:style-name="T16"><text:s text:c="2"/></text:span><text:span text:style-name="T7">void</text:span><text:span text:style-name="T16"> </text:span><text:span text:style-name="T16"><text:bookmark-ref text:reference-format="text" text:ref-name="__RefHeading__48140_803968142">LeaveModalSection</text:bookmark-ref></text:span><text:span text:style-name="T16">(</text:span><text:span text:style-name="T7">void</text:span><text:span text:style-name="T16">);</text:span></text:p>
      <text:p text:style-name="code"><text:span text:style-name="T16"><text:s text:c="2"/></text:span><text:span text:style-name="T35">UINT</text:span><text:span text:style-name="T16"> </text:span><text:span text:style-name="T16"><text:bookmark-ref text:reference-format="text" text:ref-name="__RefHeading__48142_803968142">RegisterWindow</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44_803968142">UnregisterWindow</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46_803968142">PinWindow</text:bookmark-ref></text:span><text:span text:style-name="T16">(</text:span><text:span text:style-name="T35">p</text:span><text:span text:style-name="T35"><text:bookmark-ref text:reference-format="text" text:ref-name="__RefHeading__33755_803968142">ELWindow</text:bookmark-ref></text:span><text:span text:style-name="T16">, </text:span><text:span text:style-name="T41">BOOL</text:span><text:span text:style-name="T16">);</text:span></text:p>
      <text:p text:style-name="code"><text:span text:style-name="T16"><text:s text:c="2"/></text:span><text:span text:style-name="T35">UINT</text:span><text:span text:style-name="T16"> </text:span><text:span text:style-name="T16"><text:bookmark-ref text:reference-format="text" text:ref-name="__RefHeading__48148_803968142">WindowMoveStart</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50_803968142">WindowMoving</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52_803968142">WindowMoveEnd</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54_803968142">WindowClosed</text:bookmark-ref></text:span><text:span text:style-name="T16">(</text:span><text:span text:style-name="T35">p</text:span><text:span text:style-name="T35"><text:bookmark-ref text:reference-format="text" text:ref-name="__RefHeading__33755_803968142">ELWindow</text:bookmark-ref></text:span><text:span text:style-name="T16">);</text:span></text:p>
      <text:p text:style-name="code"><text:span text:style-name="T16"><text:s text:c="2"/></text:span><text:span text:style-name="T7">void</text:span><text:span text:style-name="T16"> </text:span><text:span text:style-name="T16"><text:bookmark-ref text:reference-format="text" text:ref-name="__RefHeading__48156_803968142">UpdateSystemMenu</text:bookmark-ref></text:span><text:span text:style-name="T16">(</text:span><text:span text:style-name="T35">p</text:span><text:span text:style-name="T35"><text:bookmark-ref text:reference-format="text" text:ref-name="__RefHeading__35564_803968142">ELControlWindow</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58_803968142">RegisterControl</text:bookmark-ref></text:span><text:span text:style-name="T16">(</text:span><text:span text:style-name="T35">p</text:span><text:span text:style-name="T35"><text:bookmark-ref text:reference-format="text" text:ref-name="__RefHeading__38347_803968142">ELControl</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60_803968142">UnregisterControl</text:bookmark-ref></text:span><text:span text:style-name="T16">(</text:span><text:span text:style-name="T35">p</text:span><text:span text:style-name="T35"><text:bookmark-ref text:reference-format="text" text:ref-name="__RefHeading__38347_803968142">ELControl</text:bookmark-ref></text:span><text:span text:style-name="T16">);</text:span></text:p>
      <text:p text:style-name="code"><text:span text:style-name="T16"><text:s text:c="2"/></text:span><text:span text:style-name="T35">UINT</text:span><text:span text:style-name="T16"> </text:span><text:span text:style-name="T16"><text:bookmark-ref text:reference-format="text" text:ref-name="__RefHeading__48162_803968142">DuplicateControl</text:bookmark-ref></text:span><text:span text:style-name="T16">(</text:span><text:span text:style-name="T35">p</text:span><text:span text:style-name="T35"><text:bookmark-ref text:reference-format="text" text:ref-name="__RefHeading__38347_803968142">ELControl</text:bookmark-ref></text:span><text:span text:style-name="T16">);</text:span></text:p>
      <text:p text:style-name="code"><text:span text:style-name="T16"><text:s text:c="2"/></text:span><text:span text:style-name="T41">UINT</text:span><text:span text:style-name="T16"> </text:span><text:span text:style-name="T16"><text:bookmark-ref text:reference-format="text" text:ref-name="__RefHeading__48164_803968142">RegisterManager</text:bookmark-ref></text:span><text:span text:style-name="T16">(</text:span><text:span text:style-name="T35">p</text:span><text:span text:style-name="T35"><text:bookmark-ref text:reference-format="text" text:ref-name="__RefHeading__41900_803968142">ELLayoutManager</text:bookmark-ref></text:span><text:span text:style-name="T16">);</text:span></text:p>
      <text:p text:style-name="code"><text:span text:style-name="T16"><text:s text:c="2"/></text:span><text:span text:style-name="T41">UINT</text:span><text:span text:style-name="T16"> </text:span><text:span text:style-name="T16"><text:bookmark-ref text:reference-format="text" text:ref-name="__RefHeading__48166_803968142">UnregisterManager</text:bookmark-ref></text:span><text:span text:style-name="T16">(</text:span><text:span text:style-name="T35">p</text:span><text:span text:style-name="T35"><text:bookmark-ref text:reference-format="text" text:ref-name="__RefHeading__41900_803968142">ELLayoutManager</text:bookmark-ref></text:span><text:span text:style-name="T16">);</text:span></text:p>
      <text:p text:style-name="code"><text:span text:style-name="T16"><text:s text:c="2"/></text:span><text:span text:style-name="T41">UINT</text:span><text:span text:style-name="T16"> </text:span><text:span text:style-name="T16"><text:bookmark-ref text:reference-format="text" text:ref-name="__RefHeading__48168_803968142">Clear</text:bookmark-ref></text:span><text:span text:style-name="T16">(</text:span><text:span text:style-name="T41"><text:bookmark-ref text:reference-format="text" text:ref-name="__RefHeading__32771_803968142">LAYOUTCLEAROPTION</text:bookmark-ref></text:span><text:span text:style-name="T16">);</text:span></text:p>
      <text:p text:style-name="code"><text:span text:style-name="T16"><text:s text:c="2"/></text:span><text:span text:style-name="T41">UINT</text:span><text:span text:style-name="T16"> </text:span><text:span text:style-name="T16"><text:bookmark-ref text:reference-format="text" text:ref-name="__RefHeading__48170_803968142">PageCount</text:bookmark-ref></text:span><text:span text:style-name="T16">(</text:span><text:span text:style-name="T12">void</text:span><text:span text:style-name="T16">);</text:span></text:p>
      <text:p text:style-name="code"><text:span text:style-name="T16"><text:s text:c="2"/></text:span><text:span text:style-name="T41">UINT</text:span><text:span text:style-name="T16"> </text:span><text:span text:style-name="T16"><text:bookmark-ref text:reference-format="text" text:ref-name="__RefHeading__48172_803968142">GetPageName</text:bookmark-ref></text:span><text:span text:style-name="T16">(</text:span><text:span text:style-name="T41">UINT</text:span><text:span text:style-name="T16">, </text:span><text:span text:style-name="T41">p</text:span><text:span text:style-name="T41"><text:bookmark-ref text:reference-format="text" text:ref-name="__RefHeading__32033_803968142">ELString</text:bookmark-ref></text:span><text:span text:style-name="T16"> *);</text:span></text:p>
      <text:p text:style-name="code"><text:span text:style-name="T16"><text:s text:c="2"/></text:span><text:span text:style-name="T41">UINT</text:span><text:span text:style-name="T16"> </text:span><text:span text:style-name="T16"><text:bookmark-ref text:reference-format="text" text:ref-name="__RefHeading__48174_803968142">SetPageName</text:bookmark-ref></text:span><text:span text:style-name="T16">(</text:span><text:span text:style-name="T41">UINT</text:span><text:span text:style-name="T16">, </text:span><text:span text:style-name="T12">const</text:span><text:span text:style-name="T28"> </text:span><text:span text:style-name="T12">char</text:span><text:span text:style-name="T16"> *);</text:span></text:p>
      <text:p text:style-name="code"><text:span text:style-name="T16"><text:s text:c="2"/></text:span><text:span text:style-name="T41">UINT</text:span><text:span text:style-name="T16"> </text:span><text:span text:style-name="T16"><text:bookmark-ref text:reference-format="text" text:ref-name="__RefHeading__48176_803968142">PageIndex</text:bookmark-ref></text:span><text:span text:style-name="T16">(</text:span><text:span text:style-name="T41">p</text:span><text:span text:style-name="T41"><text:bookmark-ref text:reference-format="text" text:ref-name="__RefHeading__33755_803968142">ELWindow</text:bookmark-ref></text:span><text:span text:style-name="T16">, </text:span><text:span text:style-name="T41">UINT</text:span><text:span text:style-name="T16"> *);</text:span></text:p>
      <text:p text:style-name="code"><text:span text:style-name="T16"><text:s text:c="2"/></text:span><text:span text:style-name="T41">UINT</text:span><text:span text:style-name="T16"> </text:span><text:span text:style-name="T16"><text:bookmark-ref text:reference-format="text" text:ref-name="__RefHeading__48178_803968142">VisiblePageIndex</text:bookmark-ref></text:span><text:span text:style-name="T16">(</text:span><text:span text:style-name="T41">UINT</text:span><text:span text:style-name="T16"> *);</text:span></text:p>
      <text:p text:style-name="code"><text:span text:style-name="T16"><text:s text:c="2"/></text:span><text:span text:style-name="T41">UINT</text:span><text:span text:style-name="T16"> </text:span><text:span text:style-name="T16"><text:bookmark-ref text:reference-format="text" text:ref-name="__RefHeading__48180_803968142">GotoPage</text:bookmark-ref></text:span><text:span text:style-name="T16">(</text:span><text:span text:style-name="T41">UINT</text:span><text:span text:style-name="T16">);</text:span></text:p>
      <text:p text:style-name="code"><text:span text:style-name="T16"><text:s text:c="2"/></text:span><text:span text:style-name="T41">UINT</text:span><text:span text:style-name="T16"> </text:span><text:span text:style-name="T16"><text:bookmark-ref text:reference-format="text" text:ref-name="__RefHeading__48182_803968142">NewPage</text:bookmark-ref></text:span><text:span text:style-name="T16">(</text:span><text:span text:style-name="T12">const</text:span><text:span text:style-name="T28"> </text:span><text:span text:style-name="T12">char</text:span><text:span text:style-name="T16"> *, </text:span><text:span text:style-name="T41">UINT</text:span><text:span text:style-name="T16">);</text:span></text:p>
      <text:p text:style-name="code"><text:span text:style-name="T16"><text:s text:c="2"/></text:span><text:span text:style-name="T41">UINT</text:span><text:span text:style-name="T16"> </text:span><text:span text:style-name="T16"><text:bookmark-ref text:reference-format="text" text:ref-name="__RefHeading__48184_803968142">DeletePage</text:bookmark-ref></text:span><text:span text:style-name="T16">(</text:span><text:span text:style-name="T41">UINT</text:span><text:span text:style-name="T16">, </text:span><text:span text:style-name="T41"><text:bookmark-ref text:reference-format="text" text:ref-name="__RefHeading__32769_803968142">LAYOUTDELETEOPTION</text:bookmark-ref></text:span><text:span text:style-name="T16">);</text:span></text:p>
      <text:p text:style-name="P10"><text:s text:c="2"/><text:span text:style-name="T38">UINT</text:span> <text:bookmark-ref text:reference-format="text" text:ref-name="__RefHeading__48186_803968142">MovePage</text:bookmark-ref>(<text:span text:style-name="T38">UINT</text:span>, <text:span text:style-name="T38">UINT</text:span>);</text:p>
      <text:p text:style-name="P10"><text:s text:c="2"/><text:span text:style-name="T38">UINT</text:span> <text:bookmark-ref text:reference-format="text" text:ref-name="__RefHeading__48188_803968142">SwapPages</text:bookmark-ref>(<text:span text:style-name="T38">UINT</text:span>, <text:span text:style-name="T38">UINT</text:span>);</text:p>
      <text:p text:style-name="P10"><text:s text:c="2"/><text:span text:style-name="T10">const</text:span> <text:span text:style-name="T38">p</text:span><text:span text:style-name="T38"><text:bookmark-ref text:reference-format="text" text:ref-name="__RefHeading__32311_803968142">ELThemeColors</text:bookmark-ref></text:span> <text:bookmark-ref text:reference-format="text" text:ref-name="__RefHeading__48190_803968142">ThemeColors</text:bookmark-ref>(<text:span text:style-name="T10">void</text:span>);</text:p>
      <text:p text:style-name="P10"><text:s text:c="2"/><text:span text:style-name="T10">void</text:span> <text:bookmark-ref text:reference-format="text" text:ref-name="__RefHeading__48192_803968142">ResetTheme</text:bookmark-ref>(<text:span text:style-name="T10">void</text:span>);</text:p>
      <text:p text:style-name="P10"><text:s text:c="2"/><text:span text:style-name="T10">void</text:span> <text:bookmark-ref text:reference-format="text" text:ref-name="__RefHeading__48194_803968142">ApplyTheme</text:bookmark-ref>(<text:span text:style-name="T10">void</text:span>);</text:p>
      <text:p text:style-name="P10"><text:s text:c="2"/><text:span text:style-name="T38">UINT</text:span> <text:bookmark-ref text:reference-format="text" text:ref-name="__RefHeading__48196_803968142">LoadTheme</text:bookmark-ref>(<text:span text:style-name="T10">const</text:span> <text:span text:style-name="T10">char</text:span> *);</text:p>
      <text:p text:style-name="P10">};</text:p>
      <text:p text:style-name="code"><text:span text:style-name="T12">typedef</text:span><text:span text:style-name="T16"> </text:span><text:span text:style-name="T41"><text:bookmark-ref text:reference-format="text" text:ref-name="__RefHeading__48198_803968142">ELLayout</text:bookmark-ref></text:span><text:span text:style-name="T16"> *</text:span><text:span text:style-name="T41">p</text:span><text:span text:style-name="T41"><text:bookmark-ref text:reference-format="text" text:ref-name="__RefHeading__48198_803968142">ELLayout</text:bookmark-ref></text:span><text:span text:style-name="T16">;</text:span></text:p>
      <text:h text:style-name="P32" text:outline-level="4"><text:bookmark-start text:name="__RefHeading__48128_803968142"/>InterfaceVersion<text:bookmark-end text:name="__RefHeading__48128_803968142"/></text:h>
      <text:p text:style-name="code"><text:span text:style-name="T23">C++: </text:span><text:span text:style-name="T35">DWORD</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28_803968142">InterfaceVersion</text:bookmark-ref></text:span><text:span text:style-name="T16">(</text:span><text:span text:style-name="T7">void</text:span><text:span text:style-name="T16">);</text:span></text:p>
      <text:p text:style-name="P10"/>
      <text:p text:style-name="Text_20_body"><text:span text:style-name="T16"><text:tab/>Returns the version of the </text:span><text:span text:style-name="codetext"><text:span text:style-name="T35"><text:bookmark-ref text:reference-format="text" text:ref-name="__RefHeading__48198_803968142">ELLayout</text:bookmark-ref></text:span></text:span><text:span text:style-name="T16"> interface supported by the host.</text:span></text:p>
      <text:p text:style-name="P10"><text:soft-page-break/><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4"/>assert(layout-&gt;<text:bookmark-ref text:reference-format="text" text:ref-name="__RefHeading__48128_803968142">InterfaceVersion</text:bookmark-ref>() == dll_host-&gt;<text:bookmark-ref text:reference-format="text" text:ref-name="__RefHeading__94199_803968142">Versions</text:bookmark-ref>()-&gt;layout);</text:p>
      <text:p text:style-name="P10"><text:s text:c="2"/>}</text:p>
      <text:h text:style-name="P32" text:outline-level="4"><text:bookmark-start text:name="__RefHeading__48130_803968142"/>Open<text:bookmark-end text:name="__RefHeading__48130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30_803968142">Open</text:bookmark-ref></text:span><text:span text:style-name="T16">(</text:span><text:span text:style-name="T7">const</text:span><text:span text:style-name="T16"> </text:span><text:span text:style-name="T7">char</text:span><text:span text:style-name="T16"> *file);</text:span></text:p>
      <text:p text:style-name="Text_20_body"><text:span text:style-name="T16"><text:tab/></text:span><text:span text:style-name="codetext">file</text:span><text:span text:style-name="T16"> – The path to the layout file that will be opened.</text:span></text:p>
      <text:p text:style-name="P16"><text:tab/>This function will cause the layout to be cleared, and filled in with the contents of the file. <text:s/>If an error occurs due to the file being invalid, or to old of version the layout will revert to the default state. <text:s/>The default state meaning blank with some empty pages.</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file</text:span><text:span text:style-name="T16"> is an empty string or </text:span><text:span text:style-name="codetext"><text:span text:style-name="T49">NULL</text:span></text:span><text:span text:style-name="T16">.</text:span></text:p>
      <text:p text:style-name="code"><text:span text:style-name="T16"><text:tab/></text:span><text:span text:style-name="T17"><text:reference-ref text:reference-format="text" text:ref-name="DS_FILE_NOT_FOUND">DS_FILE_NOT_FOUND</text:reference-ref></text:span></text:p>
      <text:p text:style-name="Text_20_body"><text:span text:style-name="T16"><text:tab/><text:tab/>If </text:span><text:span text:style-name="codetext">file</text:span><text:span text:style-name="T16"> was not located or could not be opened.</text:span></text:p>
      <text:p text:style-name="code"><text:span text:style-name="T16"><text:tab/></text:span><text:span text:style-name="T17"><text:reference-ref text:reference-format="text" text:ref-name="DS_FAILURE">DS_FAILURE</text:reference-ref></text:span></text:p>
      <text:p text:style-name="P16"><text:tab/><text:tab/>If the parsing of the file failed, or another unknown/unhandled error occurred.</text:p>
      <text:p text:style-name="code"><text:span text:style-name="T16"><text:tab/></text:span><text:span text:style-name="T17"><text:reference-ref text:reference-format="text" text:ref-name="DS_SUCCESS">DS_SUCCESS</text:reference-ref></text:span></text:p>
      <text:p text:style-name="P16"><text:tab/><text:tab/>The file was parsed and loaded correctly. <text:s/>The layout should now be the contents of file.</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text:span><text:span text:style-name="T16"><text:bookmark-ref text:reference-format="text" text:ref-name="__RefHeading__48130_803968142">Open</text:bookmark-ref></text:span><text:span text:style-name="T16">(</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0_803968142">Open</text:bookmark-ref></text:span><text:span text:style-name="T16">(</text:span><text:span text:style-name="T41">""</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0_803968142">Open</text:bookmark-ref></text:span><text:span text:style-name="T16">(</text:span><text:span text:style-name="T41">"DoesNotExist"</text:span><text:span text:style-name="T16">) == </text:span><text:span text:style-name="T17"><text:reference-ref text:reference-format="text" text:ref-name="DS_FILE_NOT_FOUND">DS_FILE_NOT_FOUND</text:reference-ref></text:span><text:span text:style-name="T16">);</text:span></text:p>
      <text:p text:style-name="code"><text:span text:style-name="T16"><text:s text:c="4"/>assert(layout-&gt;</text:span><text:span text:style-name="T16"><text:bookmark-ref text:reference-format="text" text:ref-name="__RefHeading__48130_803968142">Open</text:bookmark-ref></text:span><text:span text:style-name="T16">(</text:span><text:span text:style-name="T41">"Invalid"</text:span><text:span text:style-name="T16">) == </text:span><text:span text:style-name="T17"><text:reference-ref text:reference-format="text" text:ref-name="DS_FAILURE">DS_FAILURE</text:reference-ref></text:span><text:span text:style-name="T16">);</text:span></text:p>
      <text:p text:style-name="code"><text:span text:style-name="T16"><text:s text:c="4"/>assert(layout-&gt;</text:span><text:span text:style-name="T16"><text:bookmark-ref text:reference-format="text" text:ref-name="__RefHeading__48130_803968142">Open</text:bookmark-ref></text:span><text:span text:style-name="T16">(</text:span><text:span text:style-name="T41">"AGoodFile"</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32_803968142"/>Append<text:bookmark-end text:name="__RefHeading__48132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32_803968142">Append</text:bookmark-ref></text:span><text:span text:style-name="T16">(</text:span><text:span text:style-name="T7">const</text:span><text:span text:style-name="T16"> </text:span><text:span text:style-name="T7">char</text:span><text:span text:style-name="T16"> *file);</text:span></text:p>
      <text:p text:style-name="Text_20_body"><text:span text:style-name="T16"><text:tab/></text:span><text:span text:style-name="codetext">file</text:span><text:span text:style-name="T16"> – The path to the layout file that will be opened, and appended.</text:span></text:p>
      <text:p text:style-name="P16"><text:tab/>This function will only append the contents of file to the current layout. <text:s/>Upon an error, all correctly parsed parts of file will exist in the layout.</text:p>
      <text:p text:style-name="P16"><text:tab/>Any virtual channels or theme information will be ignored when appending.</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file</text:span><text:span text:style-name="T16"> is an empty string to </text:span><text:span text:style-name="codetext"><text:span text:style-name="T49">NULL</text:span></text:span><text:span text:style-name="T16">.</text:span></text:p>
      <text:p text:style-name="code"><text:span text:style-name="T16"><text:tab/></text:span><text:span text:style-name="T17"><text:reference-ref text:reference-format="text" text:ref-name="DS_FILE_NOT_FOUND">DS_FILE_NOT_FOUND</text:reference-ref></text:span></text:p>
      <text:p text:style-name="Text_20_body"><text:span text:style-name="T16"><text:tab/><text:tab/>If </text:span><text:span text:style-name="codetext">file</text:span><text:span text:style-name="T16"> was not located or could not be opened.</text:span></text:p>
      <text:p text:style-name="code"><text:span text:style-name="T16"><text:tab/></text:span><text:span text:style-name="T17"><text:reference-ref text:reference-format="text" text:ref-name="DS_FAILURE">DS_FAILURE</text:reference-ref></text:span></text:p>
      <text:p text:style-name="Text_20_body"><text:soft-page-break/><text:span text:style-name="T16"><text:tab/><text:tab/>If the parsing of </text:span><text:span text:style-name="codetext">file</text:span><text:span text:style-name="T16"> failed, or another unkown/unhandled error occurred.</text:span></text:p>
      <text:p text:style-name="code"><text:span text:style-name="T16"><text:tab/></text:span><text:span text:style-name="T17"><text:reference-ref text:reference-format="text" text:ref-name="DS_SUCCESS">DS_SUCCESS</text:reference-ref></text:span></text:p>
      <text:p text:style-name="Text_20_body"><text:span text:style-name="T16"><text:tab/><text:tab/>The contents of </text:span><text:span text:style-name="codetext">file</text:span><text:span text:style-name="T16"> have been successfully appended to the layout.</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text:span><text:span text:style-name="T16"><text:bookmark-ref text:reference-format="text" text:ref-name="__RefHeading__48132_803968142">Append</text:bookmark-ref></text:span><text:span text:style-name="T16">(</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2_803968142">Append</text:bookmark-ref></text:span><text:span text:style-name="T16">(</text:span><text:span text:style-name="T41">""</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2_803968142">Append</text:bookmark-ref></text:span><text:span text:style-name="T16">(</text:span><text:span text:style-name="T41">"DoesNotExist"</text:span><text:span text:style-name="T16">) == </text:span><text:span text:style-name="T17"><text:reference-ref text:reference-format="text" text:ref-name="DS_FILE_NOT_FOUND">DS_FILE_NOT_FOUND</text:reference-ref></text:span><text:span text:style-name="T16">);</text:span></text:p>
      <text:p text:style-name="code"><text:span text:style-name="T16"><text:s text:c="4"/>assert(layout-&gt;</text:span><text:span text:style-name="T16"><text:bookmark-ref text:reference-format="text" text:ref-name="__RefHeading__48132_803968142">Append</text:bookmark-ref></text:span><text:span text:style-name="T16">(</text:span><text:span text:style-name="T41">"Invalid"</text:span><text:span text:style-name="T16">) == </text:span><text:span text:style-name="T17"><text:reference-ref text:reference-format="text" text:ref-name="DS_FAILURE">DS_FAILURE</text:reference-ref></text:span><text:span text:style-name="T16">);</text:span></text:p>
      <text:p text:style-name="code"><text:span text:style-name="T16"><text:s text:c="4"/>assert(layout-&gt;</text:span><text:span text:style-name="T16"><text:bookmark-ref text:reference-format="text" text:ref-name="__RefHeading__48132_803968142">Append</text:bookmark-ref></text:span><text:span text:style-name="T16">(</text:span><text:span text:style-name="T41">"AGoodFile"</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34_803968142"/>Save<text:bookmark-end text:name="__RefHeading__48134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34_803968142">Save</text:bookmark-ref></text:span><text:span text:style-name="T16">(</text:span><text:span text:style-name="T7">const</text:span><text:span text:style-name="T16"> </text:span><text:span text:style-name="T7">char</text:span><text:span text:style-name="T16"> *file,</text:span></text:p>
      <text:p text:style-name="code"><text:span text:style-name="T16"><text:s text:c="25"/></text:span><text:span text:style-name="T35"><text:bookmark-ref text:reference-format="text" text:ref-name="__RefHeading__32773_803968142">LAYOUTSAVEOPTION</text:bookmark-ref></text:span><text:span text:style-name="T16"> option);</text:span></text:p>
      <text:p text:style-name="Text_20_body"><text:span text:style-name="T16"><text:tab/></text:span><text:span text:style-name="codetext">file</text:span><text:span text:style-name="T16"> – The path to a file that will hold the saved contents of the layout.</text:span></text:p>
      <text:p text:style-name="Text_20_body"><text:span text:style-name="T16"><text:tab/></text:span><text:span text:style-name="codetext">option</text:span><text:span text:style-name="T16"> – The bitmask flags to use when saving the layout.</text:span></text:p>
      <text:p text:style-name="P16"><text:tab/>This function will attempt to save the layout to disk. <text:s/>By default the function will only save all the windows that are considered savable, while only wanting to save to a new file.</text:p>
      <text:p text:style-name="Text_20_body"><text:span text:style-name="T16"><text:tab/>To allow overwrite, be sure to have </text:span><text:span text:style-name="codetext"><text:span text:style-name="T49"><text:reference-ref text:reference-format="text" text:ref-name="LAYOUTSAVEOPTION_OVERWRITE">LAYOUTSAVEOPTION_OVERWRITE</text:reference-ref></text:span></text:span><text:span text:style-name="T16"> as part of the option.</text:span></text:p>
      <text:p text:style-name="Text_20_body"><text:span text:style-name="T16"><text:tab/>To save virtual channel info, be sure to have </text:span><text:span text:style-name="codetext"><text:span text:style-name="T49"><text:reference-ref text:reference-format="text" text:ref-name="LAYOUTSAVEOPTION_VIRTUAL">LAYOUTSAVEOPTION_VIRTUAL</text:reference-ref></text:span></text:span><text:span text:style-name="T16"> as part of the option.</text:span></text:p>
      <text:p text:style-name="Text_20_body"><text:span text:style-name="T16"><text:tab/>To save theme data, be sure to have </text:span><text:span text:style-name="codetext"><text:span text:style-name="T49"><text:reference-ref text:reference-format="text" text:ref-name="LAYOUTSAVEOPTION_THEME">LAYOUTSAVEOPTION_THEME</text:reference-ref></text:span></text:span><text:span text:style-name="T16"> as part of the option.</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file</text:span><text:span text:style-name="T16"> is an empty string or </text:span><text:span text:style-name="codetext"><text:span text:style-name="T49">NULL</text:span></text:span><text:span text:style-name="T16">.</text:span></text:p>
      <text:p text:style-name="code"><text:span text:style-name="T16"><text:tab/></text:span><text:span text:style-name="T17">DS_EXISTS</text:span></text:p>
      <text:p text:style-name="Text_20_body"><text:span text:style-name="T16"><text:tab/><text:tab/>If </text:span><text:span text:style-name="codetext">file</text:span><text:span text:style-name="T16"> already exists on disk and the overwrite flag was not set.</text:span></text:p>
      <text:p text:style-name="code"><text:span text:style-name="T16"><text:tab/></text:span><text:span text:style-name="T17"><text:reference-ref text:reference-format="text" text:ref-name="DS_FILE_UPDATE_FAILED">DS_FILE_UPDATE_FAILED</text:reference-ref></text:span></text:p>
      <text:p text:style-name="Text_20_body"><text:span text:style-name="T16"><text:tab/><text:tab/>If </text:span><text:span text:style-name="codetext">file</text:span><text:span text:style-name="T16"> could not be opened for writing. <text:s/>Can occur due to permissions, or low disk <text:tab/><text:tab/><text:tab/>space.</text:span></text:p>
      <text:p text:style-name="code"><text:span text:style-name="T16"><text:tab/></text:span><text:span text:style-name="T17"><text:reference-ref text:reference-format="text" text:ref-name="DS_FAILURE">DS_FAILURE</text:reference-ref></text:span></text:p>
      <text:p text:style-name="P16"><text:tab/><text:tab/>If the layout could not be saved due to an unhandled/unknown error.</text:p>
      <text:p text:style-name="code"><text:span text:style-name="T16"><text:tab/></text:span><text:span text:style-name="T17"><text:reference-ref text:reference-format="text" text:ref-name="DS_SUCCESS">DS_SUCCESS</text:reference-ref></text:span></text:p>
      <text:p text:style-name="P16"><text:tab/><text:tab/>If the layout was saved successfully.</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text:span><text:span text:style-name="T16"><text:bookmark-ref text:reference-format="text" text:ref-name="__RefHeading__48134_803968142">Save</text:bookmark-ref></text:span><text:span text:style-name="T16">(</text:span><text:span text:style-name="T17">NULL</text:span><text:span text:style-name="T16">, </text:span><text:span text:style-name="T17"><text:reference-ref text:reference-format="text" text:ref-name="LAYOUTSAVEOPTION_ALL">LAYOUTSAVEOPTION_ALL</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4_803968142">Save</text:bookmark-ref></text:span><text:span text:style-name="T16">(</text:span><text:span text:style-name="T41">""</text:span><text:span text:style-name="T16">, </text:span><text:span text:style-name="T17"><text:reference-ref text:reference-format="text" text:ref-name="LAYOUTSAVEOPTION_ALL">LAYOUTSAVEOPTION_ALL</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4_803968142">Save</text:bookmark-ref></text:span><text:span text:style-name="T16">(</text:span><text:span text:style-name="T41">"Exists"</text:span><text:span text:style-name="T16">, 0) == </text:span><text:span text:style-name="T17">DS_EXISTS</text:span><text:span text:style-name="T16">);</text:span></text:p>
      <text:p text:style-name="code"><text:span text:style-name="T16"><text:s text:c="4"/>assert(layout-&gt;</text:span><text:span text:style-name="T16"><text:bookmark-ref text:reference-format="text" text:ref-name="__RefHeading__48134_803968142">Save</text:bookmark-ref></text:span><text:span text:style-name="T16">(</text:span><text:span text:style-name="T41">"WrongPerms"</text:span><text:span text:style-name="T16">, </text:span><text:span text:style-name="T17"><text:reference-ref text:reference-format="text" text:ref-name="LAYOUTSAVEOPTION_ALL">LAYOUTSAVEOPTION_ALL</text:reference-ref></text:span><text:span text:style-name="T16">) == </text:span><text:span text:style-name="T17"><text:reference-ref text:reference-format="text" text:ref-name="DS_FILE_UPDATE_FAILED">DS_FILE_UPDATE_FAILED</text:reference-ref></text:span><text:span text:style-name="T16">);</text:span></text:p>
      <text:p text:style-name="code"><text:span text:style-name="T16"><text:s text:c="4"/>assert(layout-&gt;</text:span><text:span text:style-name="T16"><text:bookmark-ref text:reference-format="text" text:ref-name="__RefHeading__48134_803968142">Save</text:bookmark-ref></text:span><text:span text:style-name="T16">(</text:span><text:span text:style-name="T41">"GoodToGo"</text:span><text:span text:style-name="T16">, </text:span><text:span text:style-name="T17"><text:reference-ref text:reference-format="text" text:ref-name="LAYOUTSAVEOPTION_ALL">LAYOUTSAVEOPTION_ALL</text:reference-ref></text:span><text:span text:style-name="T16">) == </text:span><text:span text:style-name="T17"><text:reference-ref text:reference-format="text" text:ref-name="DS_SUCCESS">DS_SUCCESS</text:reference-ref></text:span><text:span text:style-name="T16">);</text:span></text:p>
      <text:p text:style-name="code"><text:soft-page-break/><text:span text:style-name="T16"><text:s text:c="4"/>assert(layout-&gt;</text:span><text:span text:style-name="T16"><text:bookmark-ref text:reference-format="text" text:ref-name="__RefHeading__48134_803968142">Save</text:bookmark-ref></text:span><text:span text:style-name="T16">(</text:span><text:span text:style-name="T41">"ExistsButGood"</text:span><text:span text:style-name="T16">, </text:span><text:span text:style-name="T17"><text:reference-ref text:reference-format="text" text:ref-name="LAYOUTSAVEOPTION_OVERWRITE">LAYOUTSAVEOPTION_OVERWRITE</text:reference-ref></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36_803968142"/>SavePages<text:bookmark-end text:name="__RefHeading__48136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36_803968142">SavePages</text:bookmark-ref></text:span><text:span text:style-name="T16">(</text:span><text:span text:style-name="T7">const</text:span><text:span text:style-name="T16"> </text:span><text:span text:style-name="T7">char</text:span><text:span text:style-name="T16"> *file,</text:span></text:p>
      <text:p text:style-name="code"><text:span text:style-name="T23"><text:s text:c="30"/></text:span><text:span text:style-name="T35">UINT</text:span><text:span text:style-name="T16"> *pages,</text:span></text:p>
      <text:p text:style-name="code"><text:span text:style-name="T23"><text:s text:c="30"/></text:span><text:span text:style-name="T35">UINT </text:span><text:span text:style-name="T16">page_count,</text:span></text:p>
      <text:p text:style-name="code"><text:span text:style-name="T16"><text:s text:c="30"/></text:span><text:span text:style-name="T35"><text:bookmark-ref text:reference-format="text" text:ref-name="__RefHeading__32773_803968142">LAYOUTSAVEOPTION</text:bookmark-ref></text:span><text:span text:style-name="T16"> option);</text:span></text:p>
      <text:p text:style-name="Text_20_body"><text:span text:style-name="T16"><text:tab/></text:span><text:span text:style-name="codetext">file</text:span><text:span text:style-name="T16"> – The path to a file that will hold the save contents of the selected layout pages.</text:span></text:p>
      <text:p text:style-name="Text_20_body"><text:span text:style-name="T16"><text:tab/></text:span><text:span text:style-name="codetext">pages</text:span><text:span text:style-name="T16"> – An array of page indices to be saved to the file.</text:span></text:p>
      <text:p text:style-name="Text_20_body"><text:span text:style-name="T16"><text:tab/></text:span><text:span text:style-name="codetext">page_count</text:span><text:span text:style-name="T16"> – The number of pages that exist in the array.</text:span></text:p>
      <text:p text:style-name="Text_20_body"><text:span text:style-name="T16"><text:tab/></text:span><text:span text:style-name="codetext">option</text:span><text:span text:style-name="T16"> – The bitmask flag to use when saving the pages.</text:span></text:p>
      <text:p text:style-name="Text_20_body"><text:span text:style-name="T16"><text:tab/>This function acts much like </text:span><text:span text:style-name="codetext"><text:bookmark-ref text:reference-format="text" text:ref-name="__RefHeading__48134_803968142">Save</text:bookmark-ref></text:span><text:span text:style-name="T16">, except only those pages listed will be saved to the file. <text:s/>The same rules for including virtual channels or theme information apply to this function as they do for </text:span><text:span text:style-name="codetext"><text:bookmark-ref text:reference-format="text" text:ref-name="__RefHeading__48134_803968142">Save</text:bookmark-ref></text:span><text:span text:style-name="T16">. <text:s/>The overwrite rules also match that of </text:span><text:span text:style-name="codetext"><text:bookmark-ref text:reference-format="text" text:ref-name="__RefHeading__48134_803968142">Save</text:bookmark-ref></text:span><text:span text:style-name="T16">.</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file</text:span><text:span text:style-name="T16"> is an empty string, or </text:span><text:span text:style-name="codetext"><text:span text:style-name="T49">NULL</text:span></text:span><text:span text:style-name="T16">, or </text:span><text:span text:style-name="codetext">pages</text:span><text:span text:style-name="T16"> is </text:span><text:span text:style-name="codetext"><text:span text:style-name="T49">NULL</text:span></text:span><text:span text:style-name="T16"> or </text:span><text:span text:style-name="codetext">page_count</text:span><text:span text:style-name="T16"> is 0.</text:span></text:p>
      <text:p text:style-name="code"><text:span text:style-name="T16"><text:tab/></text:span><text:span text:style-name="T17">DS_EXISTS</text:span></text:p>
      <text:p text:style-name="Text_20_body"><text:span text:style-name="T16"><text:tab/><text:tab/>If </text:span><text:span text:style-name="codetext">file</text:span><text:span text:style-name="T16"> already exists on disk and the overwrite flag was not set.</text:span></text:p>
      <text:p text:style-name="code"><text:span text:style-name="T16"><text:tab/></text:span><text:span text:style-name="T17"><text:reference-ref text:reference-format="text" text:ref-name="DS_FILE_UPDATE_FAILED">DS_FILE_UPDATE_FAILED</text:reference-ref></text:span></text:p>
      <text:p text:style-name="P16"><text:tab/><text:tab/>If file could not be open for writing. <text:s/>Can be due to permissions, or low disk space.</text:p>
      <text:p text:style-name="code"><text:span text:style-name="T16"><text:tab/></text:span><text:span text:style-name="T17"><text:reference-ref text:reference-format="text" text:ref-name="DS_FAILURE">DS_FAILURE</text:reference-ref></text:span></text:p>
      <text:p text:style-name="P16"><text:tab/><text:tab/>If the pages could not be saved due to an unhandled/unknown error.</text:p>
      <text:p text:style-name="code"><text:span text:style-name="T16"><text:tab/></text:span><text:span text:style-name="T17"><text:reference-ref text:reference-format="text" text:ref-name="DS_SUCCESS">DS_SUCCESS</text:reference-ref></text:span></text:p>
      <text:p text:style-name="P16"><text:tab/><text:tab/>If the pages have been saved successfully.</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35">UINT</text:span><text:span text:style-name="T16"> pages[] = {0, 1, 2, 5};</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17">NULL</text:span><text:span text:style-name="T16">, pages, 4, 0xF)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text:span><text:span text:style-name="T16">, pages, 4, 0xF)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Good"</text:span><text:span text:style-name="T16">, </text:span><text:span text:style-name="T17">NULL</text:span><text:span text:style-name="T16">, 0, 0xF)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Exists"</text:span><text:span text:style-name="T16">, pages, 4, 0) == </text:span><text:span text:style-name="T17">DS_EXISTS</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WrongPerms"</text:span><text:span text:style-name="T16">, pages, 4, 0xF) == </text:span><text:span text:style-name="T17"><text:reference-ref text:reference-format="text" text:ref-name="DS_FILE_UPDATE_FAILED">DS_FILE_UPDATE_FAILED</text:reference-ref></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GoodToGo"</text:span><text:span text:style-name="T16">, pages, 4, 0xF) == </text:span><text:span text:style-name="T17"><text:reference-ref text:reference-format="text" text:ref-name="DS_SUCCESS">DS_SUCCESS</text:reference-ref></text:span><text:span text:style-name="T16">);</text:span></text:p>
      <text:p text:style-name="code"><text:span text:style-name="T16"><text:s text:c="4"/>assert(layout-&gt;</text:span><text:span text:style-name="T16"><text:bookmark-ref text:reference-format="text" text:ref-name="__RefHeading__48136_803968142">SavePages</text:bookmark-ref></text:span><text:span text:style-name="T16">(</text:span><text:span text:style-name="T41">"ExistsButGood"</text:span><text:span text:style-name="T16">, pages, 4, 0x1)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38_803968142"/>EnterModalSection<text:bookmark-end text:name="__RefHeading__48138_803968142"/></text:h>
      <text:p text:style-name="code"><text:span text:style-name="T23">C++: </text:span><text:span text:style-name="T7">void</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38_803968142">EnterModalSection</text:bookmark-ref></text:span><text:span text:style-name="T16">(</text:span><text:span text:style-name="T7">void</text:span><text:span text:style-name="T16">);</text:span></text:p>
      <text:p text:style-name="P9"/>
      <text:p text:style-name="Text_20_body"><text:span text:style-name="T16"><text:tab/>This function informs all other windows to enter a modal state (stop accepting messages for the time being). <text:s/>This is used to lock out message calls while a window that needs attention is being </text:span><text:soft-page-break/><text:span text:style-name="T16">displayed. <text:s/>Most commonly used by a control/window when displaying its own properties dialog. <text:s/>This function shall be followed by a corresponding </text:span><text:span text:style-name="codetext"><text:bookmark-ref text:reference-format="text" text:ref-name="__RefHeading__48140_803968142">LeaveModalSection</text:bookmark-ref></text:span><text:span text:style-name="T16"> call.</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4"/>layout-&gt;<text:bookmark-ref text:reference-format="text" text:ref-name="__RefHeading__48138_803968142">EnterModalSection</text:bookmark-ref>();</text:p>
      <text:p text:style-name="code"><text:span text:style-name="T16"><text:s text:c="4"/></text:span><text:span text:style-name="T53">// Do some magic to make a property window display.</text:span></text:p>
      <text:p text:style-name="P10"><text:s text:c="4"/>layout-&gt;<text:bookmark-ref text:reference-format="text" text:ref-name="__RefHeading__48140_803968142">LeaveModalSection</text:bookmark-ref>();</text:p>
      <text:p text:style-name="P10"><text:s text:c="2"/>}</text:p>
      <text:h text:style-name="P32" text:outline-level="4"><text:bookmark-start text:name="__RefHeading__48140_803968142"/>LeaveModalSection<text:bookmark-end text:name="__RefHeading__48140_803968142"/></text:h>
      <text:p text:style-name="code"><text:span text:style-name="T23">C++: </text:span><text:span text:style-name="T7">void</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40_803968142">LeaveModalSection</text:bookmark-ref></text:span><text:span text:style-name="T16">(</text:span><text:span text:style-name="T7">void</text:span><text:span text:style-name="T16">);</text:span></text:p>
      <text:p text:style-name="P9"/>
      <text:p text:style-name="Text_20_body"><text:span text:style-name="T16"><text:tab/>This function informs all other windows to return to their modeless state. <text:s/>This funciton shall follow an </text:span><text:span text:style-name="codetext"><text:bookmark-ref text:reference-format="text" text:ref-name="__RefHeading__48138_803968142">EnterModalSection</text:bookmark-ref></text:span><text:span text:style-name="T16">, where the number of </text:span><text:span text:style-name="codetext"><text:bookmark-ref text:reference-format="text" text:ref-name="__RefHeading__48138_803968142">EnterModalSection</text:bookmark-ref></text:span><text:span text:style-name="T16"> calls shall equal the number of </text:span><text:span text:style-name="codetext"><text:bookmark-ref text:reference-format="text" text:ref-name="__RefHeading__48140_803968142">LeaveModalSection</text:bookmark-ref></text:span><text:span text:style-name="T16"> calls.</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4"/>layout-&gt;<text:bookmark-ref text:reference-format="text" text:ref-name="__RefHeading__48138_803968142">EnterModalSection</text:bookmark-ref>();</text:p>
      <text:p text:style-name="code"><text:span text:style-name="T16"><text:s text:c="4"/></text:span><text:span text:style-name="T53">// Do some magic to make a property window display.</text:span></text:p>
      <text:p text:style-name="P10"><text:s text:c="4"/>layout-&gt;<text:bookmark-ref text:reference-format="text" text:ref-name="__RefHeading__48140_803968142">LeaveModalSection</text:bookmark-ref>();</text:p>
      <text:p text:style-name="P10"><text:s text:c="2"/>}</text:p>
      <text:h text:style-name="P32" text:outline-level="4"><text:bookmark-start text:name="__RefHeading__48142_803968142"/>RegisterWindow<text:bookmark-end text:name="__RefHeading__48142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42_803968142">RegisterWindow</text:bookmark-ref></text:span><text:span text:style-name="T16">(</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is to be registered.</text:span></text:p>
      <text:p text:style-name="P16"><text:tab/>This function is called to allow the host to manage the window. </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window is invalid, or the </text:span><text:span text:style-name="codetext"><text:span text:style-name="T41">HWND</text:span></text:span><text:span text:style-name="T16"> attached to the window is invalid.</text:span></text:p>
      <text:p text:style-name="code"><text:span text:style-name="T16"><text:tab/></text:span><text:span text:style-name="codetext"><text:span text:style-name="T49"><text:reference-ref text:reference-format="text" text:ref-name="DS_EXISTS">DS_REGISTERED</text:reference-ref></text:span></text:span></text:p>
      <text:p text:style-name="Text_20_body"><text:span text:style-name="codetext"><text:span text:style-name="T49"><text:tab/><text:tab/></text:span></text:span><text:span text:style-name="T16">If the window has previously been registered.</text:span></text:p>
      <text:p text:style-name="code"><text:span text:style-name="T16"><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16">If the host is out of free memory used for handling windows/controls.</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The registration was successful.</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text:span><text:span text:style-name="T16"><text:bookmark-ref text:reference-format="text" text:ref-name="__RefHeading__48142_803968142">RegisterWindow</text:bookmark-ref></text:span><text:span text:style-name="T16">(mywindow) == </text:span><text:span text:style-name="T17"><text:reference-ref text:reference-format="text" text:ref-name="DS_SUCCESS">DS_SUCCESS</text:reference-ref></text:span><text:span text:style-name="T16">);</text:span></text:p>
      <text:p text:style-name="code"><text:span text:style-name="T16"><text:s text:c="4"/>assert(layout-&gt;</text:span><text:span text:style-name="T16"><text:bookmark-ref text:reference-format="text" text:ref-name="__RefHeading__48142_803968142">RegisterWindow</text:bookmark-ref></text:span><text:span text:style-name="T16">(mywindow) == </text:span><text:span text:style-name="T17"><text:reference-ref text:reference-format="text" text:ref-name="DS_EXISTS">DS_REGISTERED</text:reference-ref></text:span><text:span text:style-name="T16">);</text:span></text:p>
      <text:p text:style-name="code"><text:span text:style-name="T16"><text:s text:c="4"/>assert(layout-&gt;</text:span><text:span text:style-name="T16"><text:bookmark-ref text:reference-format="text" text:ref-name="__RefHeading__48142_803968142">RegisterWindow</text:bookmark-ref></text:span><text:span text:style-name="T16">(</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text:span><text:span text:style-name="T16"><text:bookmark-ref text:reference-format="text" text:ref-name="__RefHeading__48142_803968142">RegisterWindow</text:bookmark-ref></text:span><text:span text:style-name="T16">(thousandthwindow) == </text:span><text:span text:style-name="T17"><text:reference-ref text:reference-format="text" text:ref-name="DS_NO_MEM">DS_NO_MEM</text:reference-ref></text:span><text:span text:style-name="T16">);</text:span></text:p>
      <text:p text:style-name="P10"><text:s text:c="2"/>}</text:p>
      <text:h text:style-name="P32" text:outline-level="4"><text:bookmark-start text:name="__RefHeading__48144_803968142"/><text:soft-page-break/>UnregisterWindow<text:bookmark-end text:name="__RefHeading__48144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text:span><text:span text:style-name="T16"><text:bookmark-ref text:reference-format="text" text:ref-name="__RefHeading__48144_803968142">UnregisterWindow</text:bookmark-ref></text:span><text:span text:style-name="T16">(</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is to be unregistered.</text:span></text:p>
      <text:p text:style-name="Text_20_body"><text:span text:style-name="T16"><text:tab/>This function is called when a window wishes to unregister itself. <text:s/>This function is not needed to be called if handled by the host. <text:s/>This is due to </text:span><text:span text:style-name="codetext"><text:bookmark-ref text:reference-format="text" text:ref-name="__RefHeading__48154_803968142">WindowClosed</text:bookmark-ref></text:span><text:span text:style-name="T16"> being called and the window and attached parts being unregistered automatically by the host.</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text:span><text:span text:style-name="codetext">window</text:span><text:span text:style-name="T16"> is invalid.</text:span></text:p>
      <text:p text:style-name="code"><text:span text:style-name="T16"><text:tab/></text:span><text:span text:style-name="codetext"><text:span text:style-name="T49"><text:reference-ref text:reference-format="text" text:ref-name="DS_ACTIVE_CONTROLS">DS_ACTIVE_CONTROLS</text:reference-ref></text:span></text:span></text:p>
      <text:p text:style-name="Text_20_body"><text:span text:style-name="codetext"><text:span text:style-name="T49"><text:tab/><text:tab/></text:span></text:span><text:span text:style-name="T16">If the control(s) attached to the window have yet to be unregistered.</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ext:span><text:span text:style-name="codetext">window</text:span><text:span text:style-name="T16"> was never registered, or if it was unregistered successfully.</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UnregisterWindow(mywindow) == </text:span><text:span text:style-name="T17"><text:reference-ref text:reference-format="text" text:ref-name="DS_ACTIVE_CONTROLS">DS_ACTIVE_CONTROLS</text:reference-ref></text:span><text:span text:style-name="T16">);</text:span></text:p>
      <text:p text:style-name="code"><text:span text:style-name="T16"><text:s text:c="4"/>assert(layout-&gt;UnregisterWindow(</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UnregisterWindow(nocontrols)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46_803968142"/>PinWindow<text:bookmark-end text:name="__RefHeading__48146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PinWindow(</text:span><text:span text:style-name="T35">p</text:span><text:span text:style-name="T35"><text:bookmark-ref text:reference-format="text" text:ref-name="__RefHeading__33755_803968142">ELWindow</text:bookmark-ref></text:span><text:span text:style-name="T16"> window,</text:span></text:p>
      <text:p text:style-name="code"><text:span text:style-name="T28"><text:s text:c="30"/></text:span><text:span text:style-name="T41">BOOL</text:span><text:span text:style-name="T16"> pin);</text:span></text:p>
      <text:p text:style-name="Text_20_body"><text:span text:style-name="T16"><text:tab/></text:span><text:span text:style-name="codetext">window</text:span><text:span text:style-name="T16"> – The window to be pinned/unpinned from the layout.</text:span></text:p>
      <text:p text:style-name="Text_20_body"><text:span text:style-name="T16"><text:tab/></text:span><text:span text:style-name="codetext">pin</text:span><text:span text:style-name="T16"> – A boolean, stating if the window should be pinned or unpinned from the layout.</text:span></text:p>
      <text:p text:style-name="P16"><text:tab/>This function is a way for a window to become pinned to a layout. <text:s/>A pinned window will act docked to the layout, but as the window will not be on a page it will always be visible.</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window</text:span><text:span text:style-name="T16"> is invalid.</text:span></text:p>
      <text:p text:style-name="code"><text:span text:style-name="T16"><text:tab/></text:span><text:span text:style-name="T17"><text:reference-ref text:reference-format="text" text:ref-name="DS_NOT_REGISTERED">DS_NOT_REGISTERED</text:reference-ref></text:span></text:p>
      <text:p text:style-name="Text_20_body"><text:span text:style-name="T16"><text:tab/><text:tab/>If </text:span><text:span text:style-name="codetext">window</text:span><text:span text:style-name="T16"> has not been registered to the layout.</text:span></text:p>
      <text:p text:style-name="code"><text:span text:style-name="T16"><text:tab/></text:span><text:span text:style-name="T17"><text:reference-ref text:reference-format="text" text:ref-name="DS_NO_MEM">DS_NO_MEM</text:reference-ref></text:span></text:p>
      <text:p text:style-name="Text_20_body"><text:span text:style-name="T16"><text:tab/><text:tab/>If </text:span><text:span text:style-name="codetext">window</text:span><text:span text:style-name="T16"> could not be moved from being pinned to undocked due to memory issues.</text:span></text:p>
      <text:p text:style-name="code"><text:span text:style-name="T16"><text:tab/></text:span><text:span text:style-name="T17"><text:reference-ref text:reference-format="text" text:ref-name="DS_SUCCESS">DS_SUCCESS</text:reference-ref></text:span></text:p>
      <text:p text:style-name="Text_20_body"><text:span text:style-name="T16"><text:tab/><text:tab/>If </text:span><text:span text:style-name="codetext">window</text:span><text:span text:style-name="T16"> has been pinned or unpinned as expected.</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PinWindow(</text:span><text:span text:style-name="T17">NULL</text:span><text:span text:style-name="T16">, </text:span><text:span text:style-name="T17">TRU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PinWindow(unregistered, </text:span><text:span text:style-name="T17">TRUE</text:span><text:span text:style-name="T16">) == </text:span><text:span text:style-name="T17"><text:reference-ref text:reference-format="text" text:ref-name="DS_NOT_REGISTERED">DS_NOT_REGISTERED</text:reference-ref></text:span><text:span text:style-name="T16">);</text:span></text:p>
      <text:p text:style-name="code"><text:soft-page-break/><text:span text:style-name="T16"><text:s text:c="4"/>assert(layout-&gt;PinWindow(thousandthwindow, </text:span><text:span text:style-name="T17">TRUE</text:span><text:span text:style-name="T16">) == </text:span><text:span text:style-name="T17"><text:reference-ref text:reference-format="text" text:ref-name="DS_NO_MEM">DS_NO_MEM</text:reference-ref></text:span><text:span text:style-name="T16">);</text:span></text:p>
      <text:p text:style-name="code"><text:span text:style-name="T16"><text:s text:c="4"/>assert(layout-&gt;PinWindow(mywindow, </text:span><text:span text:style-name="T17">TRUE</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48_803968142"/>WindowMoveStart<text:bookmark-end text:name="__RefHeading__48148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WindowMoveStart(</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has started moving or resizing.</text:span></text:p>
      <text:p text:style-name="Text_20_body"><text:span text:style-name="T16"><text:tab/>This function is </text:span><text:span text:style-name="Index_20_Link"><text:span text:style-name="T16">used</text:span></text:span><text:span text:style-name="T16"> to inform the host that a window has began moving or resizing. <text:s/>This is one of the required calls in order for dockability to work. <text:s/>This function will adjust the window to become semi transparent until the moving or resizing has finished.</text:span></text:p>
      <text:p text:style-name="P16"><text:tab/>Returns:</text:p>
      <text:p text:style-name="code"><text:tab/><text:span text:style-name="T49"><text:reference-ref text:reference-format="text" text:ref-name="DS_INVALID_ARGUMENT">DS_INVALID_ARGUMENT</text:reference-ref></text:span></text:p>
      <text:p text:style-name="P16"><text:tab/><text:tab/>If <text:span text:style-name="codetext">window</text:span> is invalid.</text:p>
      <text:p text:style-name="code"><text:tab/><text:span text:style-name="T49"><text:reference-ref text:reference-format="text" text:ref-name="DS_NOT_REGISTERED">DS_NOT_REGISTERED</text:reference-ref></text:span></text:p>
      <text:p text:style-name="P16"><text:tab/><text:tab/>If <text:span text:style-name="codetext">window</text:span> has not been registered to the layout.</text:p>
      <text:p text:style-name="code"><text:tab/><text:span text:style-name="T49"><text:reference-ref text:reference-format="text" text:ref-name="DS_NO_MEM">DS_NO_MEM</text:reference-ref></text:span></text:p>
      <text:p text:style-name="P16"><text:tab/><text:tab/>If <text:span text:style-name="codetext">window</text:span> could not be added to undocked space, in order to move.</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begin has been handled as expected.</text:span></text:p>
      <text:p text:style-name="P10"><text:s text:c="2"/>example: c++</text:p>
      <text:p text:style-name="code"><text:span text:style-name="T16"><text:s text:c="2"/></text:span><text:span text:style-name="T52">// Assuming this is a message procedure for mywindow.</text:span></text:p>
      <text:p text:style-name="code"><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Layout();</text:span></text:p>
      <text:p text:style-name="code"><text:span text:style-name="T16"><text:s text:c="4"/></text:span><text:span text:style-name="T5">switch</text:span><text:span text:style-name="T16"> (uMsg) {</text:span></text:p>
      <text:p text:style-name="code"><text:span text:style-name="T16"><text:s text:c="6"/></text:span><text:span text:style-name="T5">case</text:span><text:span text:style-name="T16"> </text:span><text:span text:style-name="T17">WM_ENTERSIZEMOVE</text:span><text:span text:style-name="T16">:</text:span></text:p>
      <text:p text:style-name="P10"><text:s text:c="8"/>layout-&gt;WindowMoveStart(mywindow);</text:p>
      <text:p text:style-name="code"><text:span text:style-name="T16"><text:s text:c="8"/></text:span><text:span text:style-name="T5">return</text:span><text:span text:style-name="T16"> 0;</text:span></text:p>
      <text:p text:style-name="P10"><text:s text:c="4"/>}</text:p>
      <text:p text:style-name="P10"><text:s text:c="2"/>}</text:p>
      <text:h text:style-name="P32" text:outline-level="4"><text:bookmark-start text:name="__RefHeading__48150_803968142"/>WindowMoving<text:bookmark-end text:name="__RefHeading__48150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WindowMoving(</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is currently moving or resizing.</text:span></text:p>
      <text:p text:style-name="P16"><text:tab/>This function is used to inform the host that a window is currently moving or resizing. <text:s/>This is one of the required calls in order for dockability to work.</text:p>
      <text:p text:style-name="P16"><text:tab/>Returns:</text:p>
      <text:p text:style-name="code"><text:tab/><text:span text:style-name="T49"><text:reference-ref text:reference-format="text" text:ref-name="DS_INVALID_ARGUMENT">DS_INVALID_ARGUMENT</text:reference-ref></text:span></text:p>
      <text:p text:style-name="P16"><text:tab/><text:tab/>The <text:span text:style-name="codetext">window</text:span> is invalid.</text:p>
      <text:p text:style-name="code"><text:tab/><text:span text:style-name="T49"><text:reference-ref text:reference-format="text" text:ref-name="DS_NOT_REGISTERED">DS_NOT_REGISTERED</text:reference-ref></text:span></text:p>
      <text:p text:style-name="Text_20_body"><text:span text:style-name="T16"><text:tab/><text:tab/>The </text:span><text:span text:style-name="codetext">window</text:span><text:span text:style-name="T16"> has not been registered to the layout.</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moving has been handled as expected.</text:span></text:p>
      <text:p text:style-name="P10"><text:s text:c="2"/>example: c++</text:p>
      <text:p text:style-name="code"><text:soft-page-break/><text:span text:style-name="T16"><text:s text:c="2"/></text:span><text:span text:style-name="T52">// Assuming this is a message procedure for mywindow.</text:span></text:p>
      <text:p text:style-name="code"><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switch</text:span><text:span text:style-name="T16"> (uMsg) {</text:span></text:p>
      <text:p text:style-name="code"><text:span text:style-name="T16"><text:s text:c="6"/></text:span><text:span text:style-name="T5">case</text:span><text:span text:style-name="T16"> </text:span><text:span text:style-name="T17">WM_MOVING</text:span><text:span text:style-name="T16">:</text:span></text:p>
      <text:p text:style-name="code"><text:span text:style-name="T16"><text:s text:c="6"/></text:span><text:span text:style-name="T5">case</text:span><text:span text:style-name="T16"> </text:span><text:span text:style-name="T17">WM_SIZING</text:span><text:span text:style-name="T16">:</text:span></text:p>
      <text:p text:style-name="P10"><text:s text:c="8"/>layout-&gt;WindowMoving(mywindow);</text:p>
      <text:p text:style-name="code"><text:span text:style-name="T16"><text:s text:c="8"/></text:span><text:span text:style-name="T5">return</text:span><text:span text:style-name="T16"> 0;</text:span></text:p>
      <text:p text:style-name="P10"><text:s text:c="4"/>}</text:p>
      <text:p text:style-name="P10"><text:s text:c="2"/>}</text:p>
      <text:h text:style-name="P32" text:outline-level="4"><text:bookmark-start text:name="__RefHeading__48152_803968142"/>WindowMoveEnd<text:bookmark-end text:name="__RefHeading__48152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WindowMoveEnd(</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has finished being moved or sized.</text:span></text:p>
      <text:p text:style-name="P16"><text:tab/>This function is used to inform the host that a window has been moved or resized. <text:s/>This is one of the required calls in order for dockability to work. <text:s/>The host will return the window back to normal viewing state (removing the transparency applied when the move began).</text:p>
      <text:p text:style-name="P16"><text:tab/>Returns:</text:p>
      <text:p text:style-name="code"><text:tab/><text:span text:style-name="T49"><text:reference-ref text:reference-format="text" text:ref-name="DS_INVALID_ARGUMENT">DS_INVALID_ARGUMENT</text:reference-ref></text:span></text:p>
      <text:p text:style-name="P16"><text:tab/><text:tab/>The window is invalid.</text:p>
      <text:p text:style-name="code"><text:tab/><text:span text:style-name="T49"><text:reference-ref text:reference-format="text" text:ref-name="DS_NOT_REGISTERED">DS_NOT_REGISTERED</text:reference-ref></text:span></text:p>
      <text:p text:style-name="P16"><text:tab/><text:tab/>The window has not been registered to the layout.</text:p>
      <text:p text:style-name="code"><text:tab/><text:span text:style-name="T49"><text:reference-ref text:reference-format="text" text:ref-name="DS_NO_MEM">DS_NO_MEM</text:reference-ref></text:span></text:p>
      <text:p text:style-name="P16"><text:tab/><text:tab/>The window could not be docked to a page due to low memory.</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move was handled as expected.</text:span></text:p>
      <text:p text:style-name="P10"><text:s text:c="2"/>example: c++</text:p>
      <text:p text:style-name="code"><text:span text:style-name="T16"><text:s text:c="2"/></text:span><text:span text:style-name="T52">// Assuming this is a message procedure for mywindow.</text:span></text:p>
      <text:p text:style-name="code"><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switch</text:span><text:span text:style-name="T16"> (uMsg) {</text:span></text:p>
      <text:p text:style-name="code"><text:span text:style-name="T16"><text:s text:c="6"/></text:span><text:span text:style-name="T5">case</text:span><text:span text:style-name="T16"> </text:span><text:span text:style-name="T17">WM_EXITSIZEMOVE</text:span><text:span text:style-name="T16">:</text:span></text:p>
      <text:p text:style-name="P10"><text:s text:c="8"/>layout-&gt;WindowMoveEnd(mywindow);</text:p>
      <text:p text:style-name="code"><text:span text:style-name="T16"><text:s text:c="8"/></text:span><text:span text:style-name="T5">return</text:span><text:span text:style-name="T16"> 0;</text:span></text:p>
      <text:p text:style-name="P10"><text:s text:c="4"/>}</text:p>
      <text:p text:style-name="P10"><text:s text:c="2"/>}</text:p>
      <text:h text:style-name="P32" text:outline-level="4"><text:bookmark-start text:name="__RefHeading__48154_803968142"/>WindowClosed<text:bookmark-end text:name="__RefHeading__48154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WindowClosed(</text:span><text:span text:style-name="T35">p</text:span><text:span text:style-name="T35"><text:bookmark-ref text:reference-format="text" text:ref-name="__RefHeading__33755_803968142">ELWindow</text:bookmark-ref></text:span><text:span text:style-name="T16"> window);</text:span></text:p>
      <text:p text:style-name="Text_20_body"><text:span text:style-name="T16"><text:tab/></text:span><text:span text:style-name="codetext">window</text:span><text:span text:style-name="T16"> – The window that is closing.</text:span></text:p>
      <text:p text:style-name="P16"><text:tab/>This function informs the host that a given window is closing (or has closed). <text:s text:c="2"/>The host will then unregister all channels (and clean up their memory) for all controls attached as well as unregistering all said attached controls. <text:s text:c="2"/>The host shall also unregister the given window from being managed.</text:p>
      <text:p text:style-name="P16"><text:tab/>Returns:</text:p>
      <text:p text:style-name="code"><text:soft-page-break/><text:tab/><text:span text:style-name="T49"><text:reference-ref text:reference-format="text" text:ref-name="DS_INVALID_ARGUMENT">DS_INVALID_ARGUMENT</text:reference-ref></text:span></text:p>
      <text:p text:style-name="P16"><text:tab/><text:tab/>The window is invalid.</text:p>
      <text:p text:style-name="code"><text:tab/><text:span text:style-name="T49"><text:reference-ref text:reference-format="text" text:ref-name="DS_SUCCESS">DS_SUCCESS</text:reference-ref></text:span></text:p>
      <text:p text:style-name="P16"><text:tab/><text:tab/>The host handled the closing notification as expected.</text:p>
      <text:p text:style-name="P10"><text:s text:c="2"/>example: c++</text:p>
      <text:p text:style-name="code"><text:span text:style-name="T16"><text:s text:c="2"/></text:span><text:span text:style-name="T52">// Assuming this is a message procedure for mywindow.</text:span></text:p>
      <text:p text:style-name="code"><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switch</text:span><text:span text:style-name="T16"> (uMsg) {</text:span></text:p>
      <text:p text:style-name="code"><text:span text:style-name="T16"><text:s text:c="6"/></text:span><text:span text:style-name="T52">// Handle a bunch of messages.</text:span></text:p>
      <text:p text:style-name="code"><text:span text:style-name="T16"><text:s text:c="6"/></text:span><text:span text:style-name="T5">case</text:span><text:span text:style-name="T16"> </text:span><text:span text:style-name="T17">WM_CLOSE</text:span><text:span text:style-name="T16">:</text:span></text:p>
      <text:p text:style-name="P10"><text:s text:c="8"/>layout-&gt;WindowClosed(mywindow);</text:p>
      <text:p text:style-name="code"><text:span text:style-name="T16"><text:s text:c="8"/></text:span><text:span text:style-name="T5">break</text:span><text:span text:style-name="T16">;</text:span></text:p>
      <text:p text:style-name="code"><text:span text:style-name="T16"><text:s text:c="6"/></text:span><text:span text:style-name="T52">// More messages...</text:span></text:p>
      <text:p text:style-name="P10"><text:s text:c="4"/>}</text:p>
      <text:p text:style-name="P10"><text:s text:c="2"/>}</text:p>
      <text:h text:style-name="P32" text:outline-level="4"><text:bookmark-start text:name="__RefHeading__48156_803968142"/>UpdateSystemMenu<text:bookmark-end text:name="__RefHeading__48156_803968142"/></text:h>
      <text:p text:style-name="code"><text:span text:style-name="T23">C++: </text:span><text:span text:style-name="T7">void</text:span><text:span text:style-name="T16"> </text:span><text:span text:style-name="T35"><text:bookmark-ref text:reference-format="text" text:ref-name="__RefHeading__48198_803968142">ELLayout</text:bookmark-ref></text:span><text:span text:style-name="T16">::UpdateSystemMenu(</text:span><text:span text:style-name="T35">p</text:span><text:span text:style-name="T35"><text:bookmark-ref text:reference-format="text" text:ref-name="__RefHeading__35564_803968142">ELControlWindow</text:bookmark-ref></text:span><text:span text:style-name="T16"> window);</text:span></text:p>
      <text:p text:style-name="P10"/>
      <text:p text:style-name="Text_20_body"><text:span text:style-name="T16"><text:tab/>This function will build up the system menu (the </text:span><text:span text:style-name="codetext">ALT + space </text:span><text:span text:style-name="T16">menu) of the given window based off what flags are set in </text:span><text:span text:style-name="codetext"><text:span text:style-name="T35"><text:bookmark-ref text:reference-format="text" text:ref-name="__RefHeading__32767_803968142">SYSMENUSUPPORT</text:bookmark-ref></text:span></text:span><text:span text:style-name="T16"> for the given window.</text:span></text:p>
      <text:p text:style-name="P10"><text:s text:c="2"/>example: c++</text:p>
      <text:p text:style-name="code"><text:span text:style-name="T16"><text:s text:c="2"/></text:span><text:span text:style-name="T52">// Assuming this is a message procedure for mywindow.</text:span></text:p>
      <text:p text:style-name="code"><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switch</text:span><text:span text:style-name="T16"> (uMsg) {</text:span></text:p>
      <text:p text:style-name="code"><text:span text:style-name="T16"><text:s text:c="6"/></text:span><text:span text:style-name="T52">// Handle a bunch of messages.</text:span></text:p>
      <text:p text:style-name="code"><text:span text:style-name="T16"><text:s text:c="6"/></text:span><text:span text:style-name="T5">case</text:span><text:span text:style-name="T16"> </text:span><text:span text:style-name="T17">WM_NCRBUTTONDOWN</text:span><text:span text:style-name="T16">:</text:span></text:p>
      <text:p text:style-name="code"><text:span text:style-name="T16"><text:s text:c="8"/></text:span><text:span text:style-name="T5">if</text:span><text:span text:style-name="T16"> ( wParam == </text:span><text:span text:style-name="T17">HTCAPTION</text:span><text:span text:style-name="T16"> ) {</text:span></text:p>
      <text:p text:style-name="P10"><text:s text:c="10"/>layout-&gt;UpdateSystemMenu(mywindow);</text:p>
      <text:p text:style-name="P10"><text:s text:c="8"/>}</text:p>
      <text:p text:style-name="code"><text:span text:style-name="T16"><text:s text:c="8"/></text:span><text:span text:style-name="T5">break</text:span><text:span text:style-name="T16">;</text:span></text:p>
      <text:p text:style-name="code"><text:span text:style-name="T16"><text:s text:c="6"/></text:span><text:span text:style-name="T52">// More messages...</text:span></text:p>
      <text:p text:style-name="P10"><text:s text:c="4"/>}</text:p>
      <text:p text:style-name="P10"><text:s text:c="2"/>}</text:p>
      <text:h text:style-name="P32" text:outline-level="4"><text:bookmark-start text:name="__RefHeading__48158_803968142"/>RegisterControl<text:bookmark-end text:name="__RefHeading__48158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RegisterControl(</text:span><text:span text:style-name="T35">p</text:span><text:span text:style-name="T35"><text:bookmark-ref text:reference-format="text" text:ref-name="__RefHeading__38347_803968142">ELControl</text:bookmark-ref></text:span><text:span text:style-name="T16">);</text:span></text:p>
      <text:p text:style-name="Text_20_body"><text:span text:style-name="T16"><text:tab/></text:span><text:span text:style-name="codetext">control</text:span><text:span text:style-name="T16"> – The control to be registered.</text:span></text:p>
      <text:p text:style-name="Text_20_body"><text:span text:style-name="T16"><text:tab/>This function will take a control and register it with the host. <text:s/>By being registered, the channels handled by the control will also be registered which allows the control to access the data for its channels. <text:s/>Only those controls which are registered will be notified by the host when changes occur. <text:s/>Also; only those registered controls will ever have a chance for </text:span><text:span text:style-name="codetext">Update</text:span><text:span text:style-name="T16"> to be called. <text:s/>Keep in mind, that a control with no channels associated is rather useless.</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oft-page-break/><text:span text:style-name="codetext"><text:span text:style-name="T49"><text:tab/><text:tab/></text:span></text:span><text:span text:style-name="T16">If the control being passed in is invalid. (</text:span><text:span text:style-name="codetext"><text:span text:style-name="T49">NULL</text:span></text:span><text:span text:style-name="T16">, or some other issue)</text:span></text:p>
      <text:p text:style-name="code"><text:span text:style-name="T16"><text:tab/></text:span><text:span text:style-name="codetext"><text:span text:style-name="T49"><text:reference-ref text:reference-format="text" text:ref-name="DS_WINDOW_NOT_REGISTERED">DS_WINDOW_NOT_REGISTERED</text:reference-ref></text:span></text:span></text:p>
      <text:p text:style-name="Text_20_body"><text:span text:style-name="codetext"><text:span text:style-name="T49"><text:tab/><text:tab/></text:span></text:span><text:span text:style-name="T16">If the window of which the control is a part of has not been registered. <text:s/>(Consider as a <text:tab/><text:tab/><text:tab/>failure)</text:span></text:p>
      <text:p text:style-name="code"><text:span text:style-name="T16"><text:tab/></text:span><text:span text:style-name="codetext"><text:span text:style-name="T49"><text:reference-ref text:reference-format="text" text:ref-name="DS_REGISTERED">DS_REGISTERED</text:reference-ref></text:span></text:span></text:p>
      <text:p text:style-name="Text_20_body"><text:span text:style-name="codetext"><text:span text:style-name="T49"><text:tab/><text:tab/></text:span></text:span><text:span text:style-name="T16">If the control has been already registered. <text:s/>(Consider a success)</text:span></text:p>
      <text:p text:style-name="code"><text:span text:style-name="T16"><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16">If the control could not be registered due to memory constraints. <text:s/>(Consider as a failure)</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control has successfully been registered.</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host-&gt;RegisterControl(registeredcontrol) == </text:span><text:span text:style-name="T17"><text:reference-ref text:reference-format="text" text:ref-name="DS_REGISTERED">DS_REGISTERED</text:reference-ref></text:span><text:span text:style-name="T16">);</text:span></text:p>
      <text:p text:style-name="code"><text:span text:style-name="T16"><text:s text:c="4"/>assert(host-&gt;RegisterControl(thousandthcontrol) == </text:span><text:span text:style-name="T17"><text:reference-ref text:reference-format="text" text:ref-name="DS_NO_MEM">DS_NO_MEM</text:reference-ref></text:span><text:span text:style-name="T16">);</text:span></text:p>
      <text:p text:style-name="code"><text:span text:style-name="T16"><text:s text:c="4"/>assert(host-&gt;RegisterControl(</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RegisterControl(windownotregistered) == </text:span><text:span text:style-name="T17"><text:reference-ref text:reference-format="text" text:ref-name="DS_WINDOW_NOT_REGISTERED">DS_WINDOW_NOT_REGISTERED</text:reference-ref></text:span><text:span text:style-name="T16">);</text:span></text:p>
      <text:p text:style-name="code"><text:span text:style-name="T16"><text:s text:c="4"/>assert(host-&gt;RegisterControl(mycontrol) == </text:span><text:span text:style-name="T17"><text:reference-ref text:reference-format="text" text:ref-name="DS_SUCCESS">DS_SUCCESS</text:reference-ref></text:span><text:span text:style-name="T16">);</text:span></text:p>
      <text:p text:style-name="P10"><text:s text:c="2"/>}</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2"/>}</text:p>
      <text:h text:style-name="P32" text:outline-level="4"><text:bookmark-start text:name="__RefHeading__48160_803968142"/>UnregisterControl<text:bookmark-end text:name="__RefHeading__48160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UnregisterControl(</text:span><text:span text:style-name="T35">p</text:span><text:span text:style-name="T35"><text:bookmark-ref text:reference-format="text" text:ref-name="__RefHeading__38347_803968142">ELControl</text:bookmark-ref></text:span><text:span text:style-name="T16"> control);</text:span></text:p>
      <text:p text:style-name="Text_20_body"><text:span text:style-name="T16"><text:tab/></text:span><text:span text:style-name="codetext">control</text:span><text:span text:style-name="T16"> – The control to be unregistered.</text:span></text:p>
      <text:p text:style-name="Text_20_body"><text:span text:style-name="T16"><text:tab/>This function will remove the given control from being known/managed by the host. <text:s/>The control, other things occur during this transition such as local removal of all channels attached to the control. <text:s/>Calling this function manually is not required if following the </text:span><text:span text:style-name="codetext"><text:bookmark-ref text:reference-format="text" text:ref-name="__RefHeading__34332_803968142">Control Window Concept</text:bookmark-ref></text:span><text:span text:style-name="T16">.</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control is </text:span><text:span text:style-name="codetext"><text:span text:style-name="T49">NULL</text:span></text:span><text:span text:style-name="T16">.</text:span></text:p>
      <text:p text:style-name="code"><text:span text:style-name="T16"><text:tab/></text:span><text:span text:style-name="T17"><text:reference-ref text:reference-format="text" text:ref-name="DS_NOT_REGISTERED">DS_NOT_REGISTERED</text:reference-ref></text:span></text:p>
      <text:p text:style-name="P16"><text:tab/><text:tab/>If control was not registered to the layout.</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control has been unregistered.</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3">// Assuming mycontrol was manually registered somewhere.</text:span></text:p>
      <text:p text:style-name="code"><text:span text:style-name="T16"><text:s text:c="4"/>assert(layout-&gt;UnregisterControl(mycontrol) == </text:span><text:span text:style-name="T17"><text:reference-ref text:reference-format="text" text:ref-name="DS_SUCCESS">DS_SUCCESS</text:reference-ref></text:span><text:span text:style-name="T16">);</text:span></text:p>
      <text:p text:style-name="code"><text:span text:style-name="T16"><text:s text:c="4"/>assert(layout-&gt;UnregisterControl(</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UnregisterControl(unregisteredcontrol) == </text:span><text:span text:style-name="T17"><text:reference-ref text:reference-format="text" text:ref-name="DS_NOT_REGISTERED">DS_NOT_REGISTERED</text:reference-ref></text:span><text:span text:style-name="T16">);</text:span></text:p>
      <text:p text:style-name="P10"><text:s text:c="2"/>}</text:p>
      <text:h text:style-name="P32" text:outline-level="4"><text:bookmark-start text:name="__RefHeading__48162_803968142"/><text:soft-page-break/>DuplicateControl<text:bookmark-end text:name="__RefHeading__48162_803968142"/></text:h>
      <text:p text:style-name="code"><text:span text:style-name="T23">C++: </text:span><text:span text:style-name="T35">UINT</text:span><text:span text:style-name="T16"> </text:span><text:span text:style-name="T35"><text:bookmark-ref text:reference-format="text" text:ref-name="__RefHeading__48198_803968142">ELLayout</text:bookmark-ref></text:span><text:span text:style-name="T16">::DuplicateControl(</text:span><text:span text:style-name="T35">p</text:span><text:span text:style-name="T35"><text:bookmark-ref text:reference-format="text" text:ref-name="__RefHeading__38347_803968142">ELControl</text:bookmark-ref></text:span><text:span text:style-name="T16"> control);</text:span></text:p>
      <text:p text:style-name="Text_20_body"><text:span text:style-name="T16"><text:tab/></text:span><text:span text:style-name="codetext">control</text:span><text:span text:style-name="T16"> – The control to be duplicated.</text:span></text:p>
      <text:p text:style-name="Text_20_body"><text:span text:style-name="T16"><text:tab/>This function is used to duplicate a control window. <text:s/>The </text:span><text:span text:style-name="codetext">control</text:span><text:span text:style-name="T16"> shall be a part of a <text:s/></text:span><text:span text:style-name="codetext"><text:bookmark-ref text:reference-format="text" text:ref-name="__RefHeading__34332_803968142">Control Window Concept</text:bookmark-ref></text:span><text:span text:style-name="T16">. <text:s/>This function takes advantage of the layout (saving, loading) to duplicate the control. <text:s/>Essentially the control is saved to layout then that layout is appended to the host. <text:s/>This is why </text:span><text:span text:style-name="codetext"><text:bookmark-ref text:reference-format="text" text:ref-name="__RefHeading__34332_803968142">Control Window Concept</text:bookmark-ref></text:span><text:span text:style-name="T16"> is required.</text:span></text:p>
      <text:p text:style-name="Text_20_body"><text:span text:style-name="T16"><text:tab/>The call: </text:span><text:span text:style-name="codetext">control-&gt;</text:span><text:span text:style-name="codetext"><text:bookmark-ref text:reference-format="text" text:ref-name="__RefHeading__292327_803968142">Window</text:bookmark-ref></text:span><text:span text:style-name="codetext">()-&gt;</text:span><text:span text:style-name="codetext"><text:bookmark-ref text:reference-format="text" text:ref-name="__RefHeading__33735_803968142">IsSavable</text:bookmark-ref></text:span><text:span text:style-name="codetext">()</text:span><text:span text:style-name="T16"> shall return </text:span><text:span text:style-name="codetext"><text:span text:style-name="T49">TRUE</text:span></text:span><text:span text:style-name="T16">.</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control is </text:span><text:span text:style-name="codetext"><text:span text:style-name="T49">NULL</text:span></text:span><text:span text:style-name="T16">.</text:span></text:p>
      <text:p text:style-name="code"><text:span text:style-name="T16"><text:tab/></text:span><text:span text:style-name="T17"><text:reference-ref text:reference-format="text" text:ref-name="DS_NOT_REGISTERED">DS_NOT_REGISTERED</text:reference-ref></text:span></text:p>
      <text:p text:style-name="P16"><text:tab/><text:tab/>If control has not been registered to the layout.</text:p>
      <text:p text:style-name="code"><text:span text:style-name="T16"><text:tab/></text:span><text:span text:style-name="T17"><text:reference-ref text:reference-format="text" text:ref-name="DS_NOT_CONTROL_WINDOW">DS_NOT_CONTROL_WINDOW</text:reference-ref></text:span></text:p>
      <text:p text:style-name="Text_20_body"><text:span text:style-name="T16"><text:tab/><text:tab/>If the parent window of the control is not an </text:span><text:span text:style-name="codetext"><text:span text:style-name="T35"><text:bookmark-ref text:reference-format="text" text:ref-name="__RefHeading__35564_803968142">ELControlWindow</text:bookmark-ref></text:span></text:span><text:span text:style-name="T16">.</text:span></text:p>
      <text:p text:style-name="code"><text:span text:style-name="T16"><text:tab/></text:span><text:span text:style-name="T17">DS_FAILURE</text:span></text:p>
      <text:p text:style-name="P16"><text:tab/><text:tab/>If any unknown/unhandled error occurred.</text:p>
      <text:p text:style-name="code"><text:span text:style-name="T16"><text:tab/></text:span><text:span text:style-name="T17"><text:reference-ref text:reference-format="text" text:ref-name="DS_SUCCESS">DS_SUCCESS</text:reference-ref></text:span></text:p>
      <text:p text:style-name="P16"><text:tab/><text:tab/>If the duplication went through. <text:s/>The control may or may not have been duplicated, <text:tab/><text:tab/><text:tab/>depending on parsing issues.</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DuplicateControl(</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DuplicateControl(unregistered) == </text:span><text:span text:style-name="T17"><text:reference-ref text:reference-format="text" text:ref-name="DS_NOT_REGISTERED">DS_NOT_REGISTERED</text:reference-ref></text:span><text:span text:style-name="T16">);</text:span></text:p>
      <text:p text:style-name="code"><text:span text:style-name="T16"><text:s text:c="4"/>assert(layout-&gt;DuplicateControl(normal) == </text:span><text:span text:style-name="T17"><text:reference-ref text:reference-format="text" text:ref-name="DS_NOT_CONTROL_WINDOW">DS_NOT_CONTROL_WINDOW</text:reference-ref></text:span><text:span text:style-name="T16">);</text:span></text:p>
      <text:p text:style-name="code"><text:span text:style-name="T16"><text:s text:c="4"/>assert(layout-&gt;DuplicateControl(good)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64_803968142"/>RegisterManager<text:bookmark-end text:name="__RefHeading__48164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RegisterManager(</text:span><text:span text:style-name="T41">p</text:span><text:span text:style-name="T41"><text:bookmark-ref text:reference-format="text" text:ref-name="__RefHeading__41900_803968142">ELLayoutManager</text:bookmark-ref></text:span><text:span text:style-name="T16"> manager);</text:span></text:p>
      <text:p text:style-name="P16"><text:tab/>manager – The layout manager that is to be registered.</text:p>
      <text:p text:style-name="Text_20_body"><text:span text:style-name="T16"><text:tab/>This function allows the ability to register for a way to be notified when the layout has changed. <text:s/>Once a manager has been successfully registered, it will be notified when the layout has changed. <text:s/>See </text:span><text:span text:style-name="codetext"><text:span text:style-name="T41"><text:bookmark-ref text:reference-format="text" text:ref-name="__RefHeading__41900_803968142">ELLayoutManager</text:bookmark-ref></text:span></text:span><text:span text:style-name="T16"> for more information about possible notifications.</text:span></text:p>
      <text:p text:style-name="P16"><text:tab/>Notes:</text:p>
      <text:p text:style-name="Text_20_body"><text:span text:style-name="T16"><text:tab/><text:tab/>When a manual registration is called, the manager will need to be manually unregistered <text:tab/><text:tab/>via the </text:span><text:span text:style-name="codetext"><text:span text:style-name="T41"><text:bookmark-ref text:reference-format="text" text:ref-name="__RefHeading__48198_803968142">ELLayout</text:bookmark-ref></text:span></text:span><text:span text:style-name="codetext">::</text:span><text:span text:style-name="codetext"><text:bookmark-ref text:reference-format="text" text:ref-name="__RefHeading__48166_803968142">UnregisterManager</text:bookmark-ref></text:span><text:span text:style-name="T16"> call.</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text:span><text:span text:style-name="codetext">manager</text:span><text:span text:style-name="T16"> is </text:span><text:span text:style-name="codetext"><text:span text:style-name="T49">NULL</text:span></text:span><text:span text:style-name="T16">.</text:span></text:p>
      <text:p text:style-name="code"><text:soft-page-break/><text:span text:style-name="T16"><text:tab/></text:span><text:span text:style-name="codetext"><text:span text:style-name="T49"><text:reference-ref text:reference-format="text" text:ref-name="DS_EXISTS">DS_REGISTERED</text:reference-ref></text:span></text:span></text:p>
      <text:p text:style-name="Text_20_body"><text:span text:style-name="codetext"><text:span text:style-name="T49"><text:tab/><text:tab/></text:span></text:span><text:span text:style-name="T16">If </text:span><text:span text:style-name="codetext">manager</text:span><text:span text:style-name="T16"> has been registered previously.</text:span></text:p>
      <text:p text:style-name="code"><text:span text:style-name="T16"><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16">If the host has no available memory to store the registration.</text:span></text:p>
      <text:p text:style-name="code"><text:span text:style-name="T16"><text:tab/></text:span><text:span text:style-name="codetext"><text:span text:style-name="T49"><text:reference-ref text:reference-format="text" text:ref-name="DS_FAILURE">DS_FAILURE</text:reference-ref></text:span></text:span></text:p>
      <text:p text:style-name="Text_20_body"><text:span text:style-name="codetext"><text:span text:style-name="T49"><text:tab/><text:tab/></text:span></text:span><text:span text:style-name="T16">If some other unknown/unhandled error occurred.</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The </text:span><text:span text:style-name="codetext">manager</text:span><text:span text:style-name="T16"> has been registered successfully.</text:span></text:p>
      <text:h text:style-name="P32" text:outline-level="4"><text:bookmark-start text:name="__RefHeading__48166_803968142"/>UnregisterManager<text:bookmark-end text:name="__RefHeading__48166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UnregisterManager(</text:span><text:span text:style-name="T41">p</text:span><text:span text:style-name="T41"><text:bookmark-ref text:reference-format="text" text:ref-name="__RefHeading__41900_803968142">ELLayoutManager</text:bookmark-ref></text:span><text:span text:style-name="T16"> manager);</text:span></text:p>
      <text:p text:style-name="Text_20_body"><text:span text:style-name="T16"><text:tab/></text:span><text:span text:style-name="codetext">manager</text:span><text:span text:style-name="T16"> – The layout manager that is to be unregistered.</text:span></text:p>
      <text:p text:style-name="P16"><text:tab/>This function allows the ability to manually unregister a previously registered manager. <text:s/>This will stop the manager from receiving notifications about layout changes.</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text:span><text:span text:style-name="codetext">manager</text:span><text:span text:style-name="T16"> is </text:span><text:span text:style-name="codetext"><text:span text:style-name="T49">NULL</text:span></text:span><text:span text:style-name="T16">.</text:span></text:p>
      <text:p text:style-name="code"><text:span text:style-name="T16"><text:tab/></text:span><text:span text:style-name="codetext"><text:span text:style-name="T49"><text:reference-ref text:reference-format="text" text:ref-name="DS_NOT_REGISTERED">DS_NOT_REGISTERED</text:reference-ref></text:span></text:span></text:p>
      <text:p text:style-name="Text_20_body"><text:span text:style-name="codetext"><text:span text:style-name="T49"><text:tab/><text:tab/></text:span></text:span><text:span text:style-name="T16">If </text:span><text:span text:style-name="codetext">manager</text:span><text:span text:style-name="T16"> is not currently considered as registered.</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The </text:span><text:span text:style-name="codetext">manager</text:span><text:span text:style-name="T16"> has been unregistered and will not longer receive notifications.</text:span></text:p>
      <text:h text:style-name="P32" text:outline-level="4"><text:bookmark-start text:name="__RefHeading__48168_803968142"/>Clear<text:bookmark-end text:name="__RefHeading__48168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Clear(</text:span><text:span text:style-name="T41"><text:bookmark-ref text:reference-format="text" text:ref-name="__RefHeading__32771_803968142">LAYOUTCLEAROPTION</text:bookmark-ref></text:span><text:span text:style-name="T16"> option);</text:span></text:p>
      <text:p text:style-name="Text_20_body"><text:span text:style-name="T16"><text:tab/></text:span><text:span text:style-name="codetext">option</text:span><text:span text:style-name="T16"> – What part of the layout to reset to default values.</text:span></text:p>
      <text:p text:style-name="Text_20_body"><text:span text:style-name="T16"><text:tab/>This function gives the ability to clear a layout. <text:s/>This will close out </text:span><text:span text:style-name="codetext"><text:span text:style-name="T35"><text:bookmark-ref text:reference-format="text" text:ref-name="__RefHeading__33755_803968142">ELWindow</text:bookmark-ref></text:span></text:span><text:span text:style-name="T16"> (including </text:span><text:span text:style-name="codetext"><text:span text:style-name="T35"><text:bookmark-ref text:reference-format="text" text:ref-name="__RefHeading__38347_803968142">ELControl</text:bookmark-ref></text:span></text:span><text:span text:style-name="T16">). <text:s/>Any registered entities that are not considered part of the layout, like </text:span><text:span text:style-name="codetext"><text:span text:style-name="T41"><text:bookmark-ref text:reference-format="text" text:ref-name="__RefHeading__41900_803968142">ELLayoutManager</text:bookmark-ref></text:span></text:span><text:span text:style-name="T16"> and </text:span><text:span text:style-name="codetext"><text:span text:style-name="T35"><text:bookmark-ref text:reference-format="text" text:ref-name="__RefHeading__36879_803968142">ELChannelGroup</text:bookmark-ref></text:span></text:span><text:span text:style-name="T16">, will not be touched.</text:span></text:p>
      <text:p text:style-name="Text_20_body"><text:span text:style-name="T16"><text:tab/>When clearing a layout, the currently existing </text:span><text:span text:style-name="codetext"><text:bookmark-ref text:reference-format="text" text:ref-name="__RefHeading__276079_803968142">Virtual Channels</text:bookmark-ref></text:span><text:span text:style-name="T16"> on the host as well as the theme currently being used may be kept. <text:s/>The default is to clear all </text:span><text:span text:style-name="codetext"><text:bookmark-ref text:reference-format="text" text:ref-name="__RefHeading__276079_803968142">Virtual Channels</text:bookmark-ref></text:span><text:span text:style-name="T16"> and theme data back to the default state.</text:span></text:p>
      <text:p text:style-name="P16"><text:tab/>Returns:</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text:span><text:span text:style-name="codetext">option</text:span><text:span text:style-name="T16"> being cleared was done so successfully.</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2"/>}</text:p>
      <text:h text:style-name="P32" text:outline-level="4"><text:bookmark-start text:name="__RefHeading__48170_803968142"/><text:soft-page-break/>PageCount<text:bookmark-end text:name="__RefHeading__48170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PageCount(</text:span><text:span text:style-name="T12">void</text:span><text:span text:style-name="T16">);</text:span></text:p>
      <text:p text:style-name="P10"/>
      <text:p text:style-name="Text_20_body"><text:span text:style-name="T16"><text:tab/>This function returns the number of pages that layout currently has available. <text:s/>The count does not reflect the </text:span><text:span text:style-name="T22">imaginary</text:span><text:span text:style-name="T19"> pages of Undocked and Pinned. <text:s/>The default number of pages that are always available are greater than zero. </text:span></text:p>
      <text:p text:style-name="P17"><text:tab/>Notes:</text:p>
      <text:p text:style-name="P17"><text:tab/><text:tab/>A return value of 0 indicates a gross error that resides in the host and should be reported.</text:p>
      <text:p text:style-name="P17"><text:tab/>Returns:</text:p>
      <text:p text:style-name="Text_20_body"><text:span text:style-name="T19"><text:tab/></text:span><text:span text:style-name="codetext"><text:span text:style-name="T43">UINT</text:span></text:span><text:span text:style-name="T19"> – A value greater than or equal to 1 which reflects the number of pages that currently exist <text:tab/> <text:tab/> <text:s text:c="10"/>in the layout.</text:span></text:p>
      <text:h text:style-name="P32" text:outline-level="4"><text:bookmark-start text:name="__RefHeading__48172_803968142"/>GetPageName<text:bookmark-end text:name="__RefHeading__48172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GetPageName(</text:span><text:span text:style-name="T41">UINT</text:span><text:span text:style-name="T16"> page,</text:span></text:p>
      <text:p text:style-name="code"><text:span text:style-name="T28"><text:s text:c="32"/></text:span><text:span text:style-name="T41">p</text:span><text:span text:style-name="T41"><text:bookmark-ref text:reference-format="text" text:ref-name="__RefHeading__32033_803968142">ELString</text:bookmark-ref></text:span><text:span text:style-name="T16"> *name);</text:span></text:p>
      <text:p text:style-name="Text_20_body"><text:span text:style-name="T16"><text:tab/></text:span><text:span text:style-name="codetext">page</text:span><text:span text:style-name="T16"> – The zero based index of the page.</text:span></text:p>
      <text:p text:style-name="Text_20_body"><text:span text:style-name="T16"><text:tab/></text:span><text:span text:style-name="codetext">name</text:span><text:span text:style-name="T16"> – The string that will hold the resulting page name.</text:span></text:p>
      <text:p text:style-name="Text_20_body"><text:span text:style-name="T16"><text:tab/>This function returns the name of the page at the given index. <text:s/>An </text:span><text:span text:style-name="codetext"><text:span text:style-name="T41"><text:bookmark-ref text:reference-format="text" text:ref-name="__RefHeading__32033_803968142">ELString</text:bookmark-ref></text:span></text:span><text:span text:style-name="T16"> is being used to ensure that the name will exist when being used by the caller.</text:span></text:p>
      <text:p text:style-name="P16"><text:tab/>Notes:</text:p>
      <text:p text:style-name="Text_20_body"><text:span text:style-name="T16"><text:tab/><text:tab/>If the base pointer of </text:span><text:span text:style-name="codetext">name</text:span><text:span text:style-name="T16"> is </text:span><text:span text:style-name="codetext"><text:span text:style-name="T49">NULL</text:span></text:span><text:span text:style-name="T16"> (eg: </text:span><text:span text:style-name="codetext">*name == </text:span><text:span text:style-name="codetext"><text:span text:style-name="T49">NULL</text:span></text:span><text:span text:style-name="T16">) <text:s/>then an </text:span><text:span text:style-name="codetext"><text:span text:style-name="T41"><text:bookmark-ref text:reference-format="text" text:ref-name="__RefHeading__32033_803968142">ELString</text:bookmark-ref></text:span></text:span><text:span text:style-name="T16"> will be <text:tab/><text:tab/><text:tab/><text:tab/>allocated and </text:span><text:span text:style-name="codetext">name</text:span><text:span text:style-name="T16"> will be set to point to the new allocation. <text:s/>The resulting pointer will <text:tab/><text:tab/><text:tab/>need to be freed via a call to </text:span><text:span text:style-name="codetext"><text:span text:style-name="T41"><text:bookmark-ref text:reference-format="text" text:ref-name="__RefHeading__32037_803968142">ELGenericFunctionTable</text:bookmark-ref></text:span></text:span><text:span text:style-name="codetext">::</text:span><text:span text:style-name="codetext"><text:bookmark-ref text:reference-format="text" text:ref-name="__RefHeading__32003_803968142">FreeString</text:bookmark-ref></text:span><text:span text:style-name="T16">.</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text:span><text:span text:style-name="codetext">page</text:span><text:span text:style-name="T16"> is not in the range of </text:span><text:span text:style-name="codetext"><text:span text:style-name="T49">[</text:span></text:span><text:span text:style-name="codetext">0, PageCount</text:span><text:span text:style-name="codetext"><text:span text:style-name="T49">)</text:span></text:span><text:span text:style-name="T16">.</text:span></text:p>
      <text:p text:style-name="code"><text:span text:style-name="T16"><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16">If </text:span><text:span text:style-name="codetext">name</text:span><text:span text:style-name="T16"> had to be (re)allocated where the allocation failed due to lack of host memory.</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page name was successfully retrieved and stored in to </text:span><text:span text:style-name="codetext">name</text:span><text:span text:style-name="T16">.</text:span></text:p>
      <text:h text:style-name="P32" text:outline-level="4"><text:bookmark-start text:name="__RefHeading__48174_803968142"/>SetPageName<text:bookmark-end text:name="__RefHeading__48174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SetPageName(</text:span><text:span text:style-name="T41">UINT</text:span><text:span text:style-name="T16"> page,</text:span></text:p>
      <text:p text:style-name="code"><text:span text:style-name="T28"><text:s text:c="31"/></text:span><text:span text:style-name="T12">const</text:span><text:span text:style-name="T28"> </text:span><text:span text:style-name="T12">char</text:span><text:span text:style-name="T16"> *name);</text:span></text:p>
      <text:h text:style-name="P32" text:outline-level="4"><text:bookmark-start text:name="__RefHeading__48176_803968142"/>PageIndex<text:bookmark-end text:name="__RefHeading__48176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PageIndex(</text:span><text:span text:style-name="T41">p</text:span><text:span text:style-name="T41"><text:bookmark-ref text:reference-format="text" text:ref-name="__RefHeading__33755_803968142">ELWindow</text:bookmark-ref></text:span><text:span text:style-name="T16"> window,</text:span></text:p>
      <text:p text:style-name="code"><text:span text:style-name="T28"><text:s text:c="30"/></text:span><text:span text:style-name="T41">UINT</text:span><text:span text:style-name="T16"> *index);</text:span></text:p>
      <text:p text:style-name="Text_20_body"><text:span text:style-name="codetext"><text:span text:style-name="T62"><text:tab/></text:span></text:span><text:span text:style-name="codetext">window</text:span><text:span text:style-name="codetext"><text:span text:style-name="T62"> – This window whose location we are querying.</text:span></text:span></text:p>
      <text:p text:style-name="Text_20_body"><text:soft-page-break/><text:span text:style-name="codetext"><text:span text:style-name="T62"><text:tab/></text:span></text:span><text:span text:style-name="codetext">index</text:span><text:span text:style-name="codetext"><text:span text:style-name="T62"> – The resulting page where the window is docked.</text:span></text:span></text:p>
      <text:p text:style-name="Text_20_body"><text:span text:style-name="codetext"><text:span text:style-name="T62"><text:tab/>This function is used to query which page (if any) the given window is docked.</text:span></text:span></text:p>
      <text:p text:style-name="Text_20_body"><text:span text:style-name="codetext"><text:span text:style-name="T62"><text:tab/>Returns:</text:span></text:span></text:p>
      <text:p text:style-name="code"><text:span text:style-name="codetext"><text:span text:style-name="T62"><text:tab/></text:span></text:span><text:span text:style-name="codetext"><text:span text:style-name="T49"><text:reference-ref text:reference-format="text" text:ref-name="DS_INVALID_ARGUMENT">DS_INVALID_ARGUMENT</text:reference-ref></text:span></text:span></text:p>
      <text:p text:style-name="Text_20_body"><text:span text:style-name="codetext"><text:span text:style-name="T62"><text:tab/><text:tab/>If </text:span></text:span><text:span text:style-name="codetext">window</text:span><text:span text:style-name="codetext"><text:span text:style-name="T62"> is </text:span></text:span><text:span text:style-name="codetext"><text:span text:style-name="T49">NULL</text:span></text:span><text:span text:style-name="codetext"><text:span text:style-name="T62"> or index is </text:span></text:span><text:span text:style-name="codetext"><text:span text:style-name="T49">NULL</text:span></text:span><text:span text:style-name="codetext"><text:span text:style-name="T62">.</text:span></text:span></text:p>
      <text:p text:style-name="code"><text:span text:style-name="codetext"><text:span text:style-name="T62"><text:tab/></text:span></text:span><text:span text:style-name="codetext"><text:span text:style-name="T49"><text:reference-ref text:reference-format="text" text:ref-name="DS_NOT_REGISTERED">DS_NOT_REGISTERED</text:reference-ref></text:span></text:span></text:p>
      <text:p text:style-name="Text_20_body"><text:span text:style-name="codetext"><text:span text:style-name="T62"><text:tab/><text:tab/>If </text:span></text:span><text:span text:style-name="codetext">window</text:span><text:span text:style-name="codetext"><text:span text:style-name="T62"> is not registered to the layout.</text:span></text:span></text:p>
      <text:p text:style-name="code"><text:span text:style-name="codetext"><text:span text:style-name="T62"><text:tab/></text:span></text:span><text:span text:style-name="codetext"><text:span text:style-name="T49"><text:reference-ref text:reference-format="text" text:ref-name="DS_PINNED">DS_PINNED</text:reference-ref></text:span></text:span></text:p>
      <text:p text:style-name="Text_20_body"><text:span text:style-name="codetext"><text:span text:style-name="T62"><text:tab/><text:tab/>If </text:span></text:span><text:span text:style-name="codetext">window</text:span><text:span text:style-name="codetext"><text:span text:style-name="T62"> is pinned to the layout. <text:s/>Being pinned means the window is not on a page.</text:span></text:span></text:p>
      <text:p text:style-name="code"><text:span text:style-name="codetext"><text:span text:style-name="T62"><text:tab/></text:span></text:span><text:span text:style-name="codetext"><text:span text:style-name="T49"><text:reference-ref text:reference-format="text" text:ref-name="DS_UNDOCKED">DS_UNDOCKED</text:reference-ref></text:span></text:span></text:p>
      <text:p text:style-name="Text_20_body"><text:span text:style-name="codetext"><text:span text:style-name="T62"><text:tab/><text:tab/>If </text:span></text:span><text:span text:style-name="codetext">window</text:span><text:span text:style-name="codetext"><text:span text:style-name="T62"> is undocked from the layout. <text:s/>Being undocked means the window is not on a <text:tab/><text:tab/><text:tab/>page.</text:span></text:span></text:p>
      <text:p text:style-name="code"><text:span text:style-name="codetext"><text:span text:style-name="T62"><text:tab/></text:span></text:span><text:span text:style-name="codetext"><text:span text:style-name="T49"><text:reference-ref text:reference-format="text" text:ref-name="DS_FAILURE">DS_FAILURE</text:reference-ref></text:span></text:span></text:p>
      <text:p text:style-name="Text_20_body"><text:span text:style-name="codetext"><text:span text:style-name="T62"><text:tab/><text:tab/>Any other unkown/unhandled error.</text:span></text:span></text:p>
      <text:p text:style-name="code"><text:span text:style-name="codetext"><text:span text:style-name="T62"><text:tab/></text:span></text:span><text:span text:style-name="codetext"><text:span text:style-name="T49"><text:reference-ref text:reference-format="text" text:ref-name="DS_SUCCESS">DS_SUCCESS</text:reference-ref></text:span></text:span></text:p>
      <text:p text:style-name="Text_20_body"><text:span text:style-name="codetext"><text:span text:style-name="T62"><text:tab/><text:tab/>The </text:span></text:span><text:span text:style-name="codetext">window</text:span><text:span text:style-name="codetext"><text:span text:style-name="T62"> exists on a page, and the index has been filled in with the correct index.</text:span></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codetext"><text:span text:style-name="T45"><text:s text:c="4"/></text:span></text:span><text:span text:style-name="codetext"><text:span text:style-name="T55">// A simple way to make sure our window is visible.</text:span></text:span></text:p>
      <text:p text:style-name="code"><text:span text:style-name="codetext"><text:span text:style-name="T45"><text:s text:c="4"/></text:span></text:span><text:span text:style-name="codetext"><text:span text:style-name="T35">UINT</text:span></text:span><text:span text:style-name="codetext"><text:span text:style-name="T45"> page = 0;</text:span></text:span></text:p>
      <text:p text:style-name="code"><text:span text:style-name="codetext"><text:span text:style-name="T45"><text:s text:c="4"/></text:span></text:span><text:span text:style-name="codetext"><text:span text:style-name="T7">if</text:span></text:span><text:span text:style-name="codetext"><text:span text:style-name="T45"> ( layout-&gt;PageIndex(mywindow, &amp;page) ) {</text:span></text:span></text:p>
      <text:p text:style-name="code"><text:span text:style-name="codetext"><text:span text:style-name="T45"><text:s text:c="6"/>layout-&gt;</text:span></text:span><text:span text:style-name="codetext"><text:span text:style-name="T45"><text:bookmark-ref text:reference-format="text" text:ref-name="__RefHeading__48180_803968142">GotoPage</text:bookmark-ref></text:span></text:span><text:span text:style-name="codetext"><text:span text:style-name="T45">(page);</text:span></text:span></text:p>
      <text:p text:style-name="code"><text:span text:style-name="codetext"><text:span text:style-name="T45"><text:s text:c="4"/>}</text:span></text:span></text:p>
      <text:p text:style-name="P10"><text:s text:c="2"/>}</text:p>
      <text:h text:style-name="P32" text:outline-level="4"><text:bookmark-start text:name="__RefHeading__48178_803968142"/>VisiblePageIndex<text:bookmark-end text:name="__RefHeading__48178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VisiblePageIndex(</text:span><text:span text:style-name="T41">UINT</text:span><text:span text:style-name="T16"> *index);</text:span></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2"/>}</text:p>
      <text:h text:style-name="P32" text:outline-level="4"><text:bookmark-start text:name="__RefHeading__48180_803968142"/>GotoPage<text:bookmark-end text:name="__RefHeading__48180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GotoPage(</text:span><text:span text:style-name="T41">UINT</text:span><text:span text:style-name="T16"> page);</text:span></text:p>
      <text:p text:style-name="Text_20_body"><text:span text:style-name="T16"><text:tab/></text:span><text:span text:style-name="codetext">page</text:span><text:span text:style-name="T16"> – The index to which page of the layout to display.</text:span></text:p>
      <text:p text:style-name="P16"><text:tab/>This function will display the given page index and hide the currently displayed page. <text:s/>This function has no effect if the page index is the same as the currently visible page. <text:s/>Also, this has no effect on those windows that are considered undocked or pinned.</text:p>
      <text:p text:style-name="P16"><text:tab/>Returns:</text:p>
      <text:p text:style-name="code"><text:tab/><text:span text:style-name="T49"><text:reference-ref text:reference-format="text" text:ref-name="DS_INVALID_ARGUMENT">DS_INVALID_ARGUMENT</text:reference-ref></text:span></text:p>
      <text:p text:style-name="P16"><text:tab/><text:tab/>If the page index given is not in the range of possible pages.</text:p>
      <text:p text:style-name="code"><text:tab/><text:span text:style-name="T49"><text:reference-ref text:reference-format="text" text:ref-name="DS_BUSY">DS_BUSY</text:reference-ref></text:span></text:p>
      <text:p text:style-name="P16"><text:soft-page-break/><text:tab/><text:tab/>If the host is currently notifying visible pages. <text:s/>Try again at a later time.</text:p>
      <text:p text:style-name="code"><text:tab/><text:span text:style-name="T49"><text:reference-ref text:reference-format="text" text:ref-name="DS_FAILURE">DS_FAILURE</text:reference-ref></text:span></text:p>
      <text:p text:style-name="P16"><text:tab/><text:tab/>If page could not be changed for an unknown/unhandled reason.</text:p>
      <text:p text:style-name="code"><text:tab/><text:span text:style-name="T49"><text:reference-ref text:reference-format="text" text:ref-name="DS_SUCCESS">DS_SUCCESS</text:reference-ref></text:span></text:p>
      <text:p text:style-name="P16"><text:tab/><text:tab/>The layout page was changed successfully.</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3">// Assume there are 5 pages in the layout. <text:s/>With current visible being 1.</text:span></text:p>
      <text:p text:style-name="code"><text:span text:style-name="T16"><text:s text:c="4"/>assert(layout-&gt;GotoPage(1) == </text:span><text:span text:style-name="T17"><text:reference-ref text:reference-format="text" text:ref-name="DS_SUCCESS">DS_SUCCESS</text:reference-ref></text:span><text:span text:style-name="T16">);</text:span></text:p>
      <text:p text:style-name="code"><text:span text:style-name="T16"><text:s text:c="4"/>assert(layout-&gt;GotoPage(0) == </text:span><text:span text:style-name="T17"><text:reference-ref text:reference-format="text" text:ref-name="DS_SUCCESS">DS_SUCCESS</text:reference-ref></text:span><text:span text:style-name="T16">);</text:span></text:p>
      <text:p text:style-name="code"><text:span text:style-name="T16"><text:s text:c="4"/>assert(layout-&gt;GotoPage(5) == </text:span><text:span text:style-name="T17"><text:reference-ref text:reference-format="text" text:ref-name="DS_INVALID_ARGUMENT">DS_INVALID_ARGUMENT</text:reference-ref></text:span><text:span text:style-name="T16">);</text:span></text:p>
      <text:p text:style-name="P10"><text:s text:c="2"/>}</text:p>
      <text:h text:style-name="P32" text:outline-level="4"><text:bookmark-start text:name="__RefHeading__48182_803968142"/>NewPage<text:bookmark-end text:name="__RefHeading__48182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NewPage(</text:span><text:span text:style-name="T12">const</text:span><text:span text:style-name="T28"> </text:span><text:span text:style-name="T12">char</text:span><text:span text:style-name="T16"> *name,</text:span></text:p>
      <text:p text:style-name="code"><text:span text:style-name="T28"><text:s text:c="28"/></text:span><text:span text:style-name="T41">UINT</text:span><text:span text:style-name="T16"> at);</text:span></text:p>
      <text:p text:style-name="Text_20_body"><text:span text:style-name="T16"><text:tab/></text:span><text:span text:style-name="codetext">name</text:span><text:span text:style-name="T16"> – The name of the page to be added.</text:span></text:p>
      <text:p text:style-name="Text_20_body"><text:span text:style-name="T16"><text:tab/></text:span><text:span text:style-name="codetext">at</text:span><text:span text:style-name="T16"> – The index where to place the new page.</text:span></text:p>
      <text:p text:style-name="P16"><text:tab/>This function will add a new page with the given name at the index. <text:s/>If at is out of the current page range, the new page will be added at the end of the layout.</text:p>
      <text:p text:style-name="P16"><text:tab/>Returns:</text:p>
      <text:p text:style-name="code"><text:span text:style-name="T16"><text:tab/></text:span><text:span text:style-name="T17"><text:reference-ref text:reference-format="text" text:ref-name="DS_BUSY">DS_BUSY</text:reference-ref></text:span></text:p>
      <text:p text:style-name="P16"><text:tab/><text:tab/>If the layout is currently using the pages for notifications, as this call will change the <text:tab/><text:tab/><text:tab/>page count.</text:p>
      <text:p text:style-name="code"><text:span text:style-name="T16"><text:tab/></text:span><text:span text:style-name="T17"><text:reference-ref text:reference-format="text" text:ref-name="DS_NO_MEM">DS_NO_MEM</text:reference-ref></text:span></text:p>
      <text:p text:style-name="P16"><text:tab/><text:tab/>If the layout could not obtain the required memory to add the page.</text:p>
      <text:p text:style-name="code"><text:span text:style-name="T16"><text:tab/></text:span><text:span text:style-name="T17"><text:reference-ref text:reference-format="text" text:ref-name="DS_FAILURE">DS_FAILURE</text:reference-ref></text:span></text:p>
      <text:p text:style-name="P16"><text:tab/><text:tab/>If any unknown/unhandled errors occurred.</text:p>
      <text:p text:style-name="code"><text:span text:style-name="T16"><text:tab/></text:span><text:span text:style-name="T17"><text:reference-ref text:reference-format="text" text:ref-name="DS_SUCCESS">DS_SUCCESS</text:reference-ref></text:span></text:p>
      <text:p text:style-name="P16"><text:tab/><text:tab/>The page as been added successfully.</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3">// This will set the page name to be generic.</text:span></text:p>
      <text:p text:style-name="code"><text:span text:style-name="T16"><text:s text:c="4"/>assert(layout-&gt;NewPage(</text:span><text:span text:style-name="T17">NULL</text:span><text:span text:style-name="T16">, 5) == </text:span><text:span text:style-name="T17"><text:reference-ref text:reference-format="text" text:ref-name="DS_SUCCESS">DS_SUCCESS</text:reference-ref></text:span><text:span text:style-name="T16">);</text:span></text:p>
      <text:p text:style-name="code"><text:span text:style-name="T16"><text:s text:c="4"/>assert(layout-&gt;NewPage(</text:span><text:span text:style-name="T41">"First"</text:span><text:span text:style-name="T16">, 0) == </text:span><text:span text:style-name="T17"><text:reference-ref text:reference-format="text" text:ref-name="DS_SUCCESS">DS_SUCCESS</text:reference-ref></text:span><text:span text:style-name="T16">);</text:span></text:p>
      <text:p text:style-name="code"><text:span text:style-name="T16"><text:s text:c="4"/>assert(layout-&gt;NewPage(</text:span><text:span text:style-name="T41">"Last"</text:span><text:span text:style-name="T16">, (</text:span><text:span text:style-name="T41">UINT</text:span><text:span text:style-name="T16">)-1)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48184_803968142"/>DeletePage<text:bookmark-end text:name="__RefHeading__48184_803968142"/></text:h>
      <text:p text:style-name="code"><text:span text:style-name="T16">C++: </text:span><text:span text:style-name="T41">UINT</text:span><text:span text:style-name="T16"> </text:span><text:span text:style-name="T35"><text:bookmark-ref text:reference-format="text" text:ref-name="__RefHeading__48198_803968142">ELLayout</text:bookmark-ref></text:span><text:span text:style-name="T16">::DeletePage(</text:span><text:span text:style-name="T41">UINT</text:span><text:span text:style-name="T16"> page,</text:span></text:p>
      <text:p text:style-name="code"><text:span text:style-name="T28"><text:s text:c="31"/></text:span><text:span text:style-name="T41"><text:bookmark-ref text:reference-format="text" text:ref-name="__RefHeading__32769_803968142">LAYOUTDELETEOPTION</text:bookmark-ref></text:span><text:span text:style-name="T16"> option);</text:span></text:p>
      <text:p text:style-name="Text_20_body"><text:span text:style-name="T16"><text:tab/></text:span><text:span text:style-name="codetext">page</text:span><text:span text:style-name="T16"> – The index of the page to remove.</text:span></text:p>
      <text:p text:style-name="Text_20_body"><text:soft-page-break/><text:span text:style-name="T16"><text:tab/></text:span><text:span text:style-name="codetext">option</text:span><text:span text:style-name="T16"> – The flags to follow when deleting the page.</text:span></text:p>
      <text:p text:style-name="P16"><text:tab/>This function will remove the page, and attached windows, from the layout. <text:s/>Depending on the options set, it is possible to keep all the docked windows in the layout. <text:s/>This would just set them as undocked, but the page will still be removed.</text:p>
      <text:p text:style-name="P16"><text:tab/>Returns:</text:p>
      <text:p text:style-name="code"><text:span text:style-name="T16"><text:tab/></text:span><text:span text:style-name="T17"><text:reference-ref text:reference-format="text" text:ref-name="DS_INVALID_ARGUMENT">DS_INVALID_ARGUMENT</text:reference-ref></text:span></text:p>
      <text:p text:style-name="P16"><text:tab/><text:tab/>If page is not within the valid range.</text:p>
      <text:p text:style-name="code"><text:span text:style-name="T16"><text:tab/></text:span><text:span text:style-name="T17"><text:reference-ref text:reference-format="text" text:ref-name="DS_BUSY">DS_BUSY</text:reference-ref></text:span></text:p>
      <text:p text:style-name="P16"><text:tab/><text:tab/>If the layout is currently looping over all the current pages. <text:s/>This call would change the <text:tab/><text:tab/><text:tab/>size and validity of the pages.</text:p>
      <text:p text:style-name="code"><text:span text:style-name="T16"><text:tab/></text:span><text:span text:style-name="T17"><text:reference-ref text:reference-format="text" text:ref-name="DS_FAILURE">DS_FAILURE</text:reference-ref></text:span></text:p>
      <text:p text:style-name="P16"><text:tab/><text:tab/>If there is only one page remaining, or if any unhandled/unknown errors occurred.</text:p>
      <text:p text:style-name="code"><text:span text:style-name="T16"><text:tab/></text:span><text:span text:style-name="T17"><text:reference-ref text:reference-format="text" text:ref-name="DS_SUCCESS">DS_SUCCESS</text:reference-ref></text:span></text:p>
      <text:p text:style-name="P16"><text:tab/><text:tab/>The page, and attached windows, have been removed from the layout.</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if ( layout-&gt;</text:span><text:span text:style-name="T16"><text:bookmark-ref text:reference-format="text" text:ref-name="__RefHeading__48182_803968142">NewPage</text:bookmark-ref></text:span><text:span text:style-name="T16">(</text:span><text:span text:style-name="T41">"Middle"</text:span><text:span text:style-name="T16">, 5) == </text:span><text:span text:style-name="T17"><text:reference-ref text:reference-format="text" text:ref-name="DS_SUCCESS">DS_SUCCESS</text:reference-ref></text:span><text:span text:style-name="T16"> ) {</text:span></text:p>
      <text:p text:style-name="code"><text:span text:style-name="T16"><text:s text:c="6"/>assert(layout-&gt;DeletePage(5, </text:span><text:span text:style-name="T17"><text:reference-ref text:reference-format="text" text:ref-name="LAYOUTDELETEOPTION_ALL">LAYOUTDELETEOPTION_ALL</text:reference-ref></text:span><text:span text:style-name="T16">) == </text:span><text:span text:style-name="T17"><text:reference-ref text:reference-format="text" text:ref-name="DS_SUCCESS">DS_SUCCESS</text:reference-ref></text:span><text:span text:style-name="T16">);</text:span></text:p>
      <text:p text:style-name="P10"><text:s text:c="4"/>}</text:p>
      <text:p text:style-name="P10"><text:s text:c="2"/>}</text:p>
      <text:h text:style-name="Heading_20_4" text:outline-level="4"><text:bookmark-start text:name="__RefHeading__48186_803968142"/>MovePage<text:bookmark-end text:name="__RefHeading__48186_803968142"/></text:h>
      <text:p text:style-name="P10">C++: <text:span text:style-name="T38">UINT</text:span> <text:span text:style-name="T38"><text:bookmark-ref text:reference-format="text" text:ref-name="__RefHeading__48198_803968142">ELLayout</text:bookmark-ref></text:span>::MovePage(<text:span text:style-name="T38">UINT</text:span> from,</text:p>
      <text:p text:style-name="P10"><text:span text:style-name="T38"><text:s text:c="29"/>UINT</text:span> to);</text:p>
      <text:p text:style-name="Text_20_body"><text:tab/>from – The initial location of the page.</text:p>
      <text:p text:style-name="Text_20_body"><text:tab/>To – The final location of the page.</text:p>
      <text:p text:style-name="Text_20_body"><text:tab/>This function will move a page from its current position to the new position supplied. <text:s/>The from a to positions should be in 'before' change values. <text:s text:c="2"/>The layout will always try to add the page to the new location before removing from the old location. <text:s/>This is in case an error occurs so that the layout does not change.</text:p>
      <text:p text:style-name="Text_20_body"><text:tab/>Notes:</text:p>
      <text:p text:style-name="Text_20_body"><text:tab/><text:tab/>If the destination index is out of the valid page range, the page is to be moved to the <text:tab/><text:tab/><text:tab/>end of the layout.</text:p>
      <text:p text:style-name="Text_20_body"><text:tab/><text:tab/>If the from index and to index are the same, <text:span text:style-name="codetext"><text:span text:style-name="T49">DS_SUCCESS</text:span></text:span> will be returned as long as <text:tab/><text:tab/><text:tab/>they both are within the valid page range.</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from is not in the valid page range.</text:p>
      <text:p text:style-name="code"><text:tab/><text:span text:style-name="T49"><text:reference-ref text:reference-format="text" text:ref-name="DS_BUSY">DS_BUSY</text:reference-ref></text:span></text:p>
      <text:p text:style-name="Text_20_body"><text:tab/><text:tab/>If the layout is currently looping over all pages.</text:p>
      <text:p text:style-name="code"><text:soft-page-break/><text:tab/><text:span text:style-name="T49"><text:reference-ref text:reference-format="text" text:ref-name="DS_NO_MEM">DS_NO_MEM</text:reference-ref></text:span></text:p>
      <text:p text:style-name="Text_20_body"><text:tab/><text:tab/>The page could not be added to the new location. <text:s/>The layout has not yet been changed if <text:tab/><text:tab/>this status is returned.</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The page has been successfully moved.</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3">// Assuming the page names are: 0, 1, 2, 3, 4</text:span></text:p>
      <text:p text:style-name="code"><text:span text:style-name="T16"><text:s text:c="4"/></text:span><text:span text:style-name="T53">// Move the page at 1 to index 3.</text:span></text:p>
      <text:p text:style-name="P10"><text:s text:c="4"/>layout-&gt;MovePage(1, 3);</text:p>
      <text:p text:style-name="code"><text:span text:style-name="T16"><text:s text:c="4"/></text:span><text:span text:style-name="T53">// The page names would now be: 0, 2, 3, 1, 4</text:span></text:p>
      <text:p text:style-name="P10"><text:s text:c="2"/>}</text:p>
      <text:h text:style-name="Heading_20_4" text:outline-level="4"><text:bookmark-start text:name="__RefHeading__48188_803968142"/>SwapPages<text:bookmark-end text:name="__RefHeading__48188_803968142"/></text:h>
      <text:p text:style-name="P10">C++: <text:span text:style-name="T38">UINT</text:span> <text:span text:style-name="T38"><text:bookmark-ref text:reference-format="text" text:ref-name="__RefHeading__48198_803968142">ELLayout</text:bookmark-ref></text:span>::SwapPages(<text:span text:style-name="T38">UINT</text:span> first,</text:p>
      <text:p text:style-name="P10"><text:span text:style-name="T38"><text:s text:c="30"/>UINT</text:span> second);</text:p>
      <text:p text:style-name="Text_20_body"><text:tab/><text:span text:style-name="codetext">first</text:span> – The first index of the pair to swap.</text:p>
      <text:p text:style-name="Text_20_body"><text:tab/><text:span text:style-name="codetext">second</text:span> – The second index of the pair to swap.</text:p>
      <text:p text:style-name="Text_20_body"><text:tab/>This function will swap the pages at the given position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either first or second are not in the valid page range.</text:p>
      <text:p text:style-name="code"><text:tab/><text:span text:style-name="T49"><text:reference-ref text:reference-format="text" text:ref-name="DS_BUSY">DS_BUSY</text:reference-ref></text:span></text:p>
      <text:p text:style-name="Text_20_body"><text:tab/><text:tab/>If the layout is currently looping over all the pages.</text:p>
      <text:p text:style-name="code"><text:tab/><text:span text:style-name="T49"><text:reference-ref text:reference-format="text" text:ref-name="DS_SUCCESS">DS_SUCCESS</text:reference-ref></text:span></text:p>
      <text:p text:style-name="Text_20_body"><text:tab/><text:tab/>If the pages have been successfully swapped in the layout.</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text:span><text:span text:style-name="T53">// Assuming the page names are: 0, 1, 2, 3, 4</text:span></text:p>
      <text:p text:style-name="P10"><text:s text:c="4"/>layout-&gt;SwapPages(1, 3);</text:p>
      <text:p text:style-name="code"><text:span text:style-name="T16"><text:s text:c="4"/></text:span><text:span text:style-name="T53">// The page names would now be: 0, 3, 2, 1, 4</text:span></text:p>
      <text:p text:style-name="P10"><text:s text:c="2"/>}</text:p>
      <text:h text:style-name="Heading_20_4" text:outline-level="4"><text:bookmark-start text:name="__RefHeading__48190_803968142"/>ThemeColors<text:bookmark-end text:name="__RefHeading__48190_803968142"/></text:h>
      <text:p text:style-name="P10">C++: <text:span text:style-name="T10">const</text:span> <text:span text:style-name="T38">p</text:span><text:span text:style-name="T38"><text:bookmark-ref text:reference-format="text" text:ref-name="__RefHeading__32311_803968142">ELThemeColors</text:bookmark-ref></text:span> <text:span text:style-name="T38"><text:bookmark-ref text:reference-format="text" text:ref-name="__RefHeading__48198_803968142">ELLayout</text:bookmark-ref></text:span>::ThemeColors(<text:span text:style-name="T10">void</text:span>);</text:p>
      <text:p text:style-name="P9"/>
      <text:p text:style-name="Text_20_body"><text:span text:style-name="T16"><text:tab/>This function is a way for a control to get access to the theme information stored in the host. <text:s/>See </text:span><text:span text:style-name="codetext"><text:span text:style-name="T35"><text:bookmark-ref text:reference-format="text" text:ref-name="__RefHeading__32311_803968142">ELThemeColors</text:bookmark-ref></text:span></text:span><text:span text:style-name="T16"> for more information.</text:span></text:p>
      <text:p text:style-name="Text_20_body"><text:span text:style-name="T16"><text:tab/>Returns a pointer to a valid </text:span><text:span text:style-name="codetext"><text:span text:style-name="T35"><text:bookmark-ref text:reference-format="text" text:ref-name="__RefHeading__32311_803968142">ELThemeColors</text:bookmark-ref></text:span></text:span><text:span text:style-name="T16"> structure. <text:s/>The data shall not be changed by the caller.</text:span></text:p>
      <text:p text:style-name="P10"><text:soft-page-break/><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ThemeColors() != </text:span><text:span text:style-name="T17">NULL</text:span><text:span text:style-name="T16">);</text:span></text:p>
      <text:p text:style-name="P10"><text:s text:c="2"/>}</text:p>
      <text:h text:style-name="Heading_20_4" text:outline-level="4"><text:bookmark-start text:name="__RefHeading__48192_803968142"/>ResetTheme<text:bookmark-end text:name="__RefHeading__48192_803968142"/></text:h>
      <text:p text:style-name="P10">C++: <text:span text:style-name="T10">void</text:span> <text:span text:style-name="T38"><text:bookmark-ref text:reference-format="text" text:ref-name="__RefHeading__48198_803968142">ELLayout</text:bookmark-ref></text:span>::ResetTheme(<text:span text:style-name="T10">void</text:span>);</text:p>
      <text:p text:style-name="P10"/>
      <text:p text:style-name="Text_20_body"><text:tab/>Calling this function will reset all theme data back to their defaults. <text:s/>The defaults may change depending on the host.</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P10"><text:s text:c="4"/>layout-&gt;ResetTheme();</text:p>
      <text:p text:style-name="P10"><text:s text:c="2"/>}</text:p>
      <text:h text:style-name="Heading_20_4" text:outline-level="4"><text:bookmark-start text:name="__RefHeading__48194_803968142"/>ApplyTheme<text:bookmark-end text:name="__RefHeading__48194_803968142"/></text:h>
      <text:p text:style-name="P10">C++: <text:span text:style-name="T10">void</text:span> <text:span text:style-name="T38"><text:bookmark-ref text:reference-format="text" text:ref-name="__RefHeading__48198_803968142">ELLayout</text:bookmark-ref></text:span>::ApplyTheme(<text:span text:style-name="T10">void</text:span>);</text:p>
      <text:p text:style-name="P10"/>
      <text:p text:style-name="Text_20_body"><text:tab/>This function is used to actually apply any theme changes, as well as notifying all windows and layout managers of the changed theme.</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layout-&gt;</text:span><text:span text:style-name="T16"><text:bookmark-ref text:reference-format="text" text:ref-name="__RefHeading__48192_803968142">ResetTheme</text:bookmark-ref></text:span><text:span text:style-name="T16">();</text:span></text:p>
      <text:p text:style-name="P10"><text:s text:c="4"/>layout-&gt;ApplyTheme();</text:p>
      <text:p text:style-name="P10"><text:s text:c="2"/>}</text:p>
      <text:h text:style-name="Heading_20_4" text:outline-level="4"><text:bookmark-start text:name="__RefHeading__48196_803968142"/>LoadTheme<text:bookmark-end text:name="__RefHeading__48196_803968142"/></text:h>
      <text:p text:style-name="P10">C++: <text:span text:style-name="T38">UINT</text:span> <text:span text:style-name="T38"><text:bookmark-ref text:reference-format="text" text:ref-name="__RefHeading__48198_803968142">ELLayout</text:bookmark-ref></text:span>::LoadTheme(<text:span text:style-name="T10">const</text:span> <text:span text:style-name="T10">char</text:span> *file);</text:p>
      <text:p text:style-name="Text_20_body"><text:tab/><text:span text:style-name="codetext">file</text:span> – The path on the disk to the theme file.</text:p>
      <text:p text:style-name="Text_20_body"><text:tab/>This function will load, and apply theme data located in the given file.</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file</text:span> is <text:span text:style-name="codetext"><text:span text:style-name="T49">NULL</text:span></text:span> or empty.</text:p>
      <text:p text:style-name="code"><text:tab/><text:span text:style-name="T49"><text:reference-ref text:reference-format="text" text:ref-name="DS_FAILURE">DS_FAILURE</text:reference-ref></text:span></text:p>
      <text:p text:style-name="Text_20_body"><text:tab/><text:tab/>If the <text:span text:style-name="codetext">file</text:span> could not be loaded for any reason.</text:p>
      <text:p text:style-name="code"><text:tab/><text:span text:style-name="T49"><text:reference-ref text:reference-format="text" text:ref-name="DS_SUCCESS">DS_SUCCESS</text:reference-ref></text:span></text:p>
      <text:p text:style-name="Text_20_body"><text:tab/><text:tab/>The theme information was loaded and applied successfully.</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p</text:span><text:span text:style-name="T41"><text:bookmark-ref text:reference-format="text" text:ref-name="__RefHeading__48198_803968142">ELLayout</text:bookmark-ref></text:span><text:span text:style-name="T16"> layout = dll_host-&gt;</text:span><text:span text:style-name="T16"><text:bookmark-ref text:reference-format="text" text:ref-name="__RefHeading__61998_803968142">Layout</text:bookmark-ref></text:span><text:span text:style-name="T16">();</text:span></text:p>
      <text:p text:style-name="code"><text:span text:style-name="T16"><text:s text:c="4"/>assert(layout-&gt;LoadTheme(</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LoadTheme(</text:span><text:span text:style-name="T41">""</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layout-&gt;LoadTheme(</text:span><text:span text:style-name="T41">"invalid"</text:span><text:span text:style-name="T16">) == </text:span><text:span text:style-name="T17"><text:reference-ref text:reference-format="text" text:ref-name="DS_FAILURE">DS_FAILURE</text:reference-ref></text:span><text:span text:style-name="T16">);</text:span></text:p>
      <text:p text:style-name="code"><text:soft-page-break/><text:span text:style-name="T16"><text:s text:c="4"/>assert(layout-&gt;LoadTheme(</text:span><text:span text:style-name="T41">"good"</text:span><text:span text:style-name="T16">) == </text:span><text:span text:style-name="T17"><text:reference-ref text:reference-format="text" text:ref-name="DS_SUCCESS">DS_SUCCESS</text:reference-ref></text:span><text:span text:style-name="T16">);</text:span></text:p>
      <text:p text:style-name="P10"><text:s text:c="2"/>}</text:p>
      <text:p text:style-name="P10"/>
      <text:h text:style-name="P22" text:outline-level="3"><text:bookmark-start text:name="__RefHeading__53614_803968142"/>ELDialogs<text:bookmark-end text:name="__RefHeading__53614_803968142"/></text:h>
      <text:p text:style-name="Text_20_body"><text:tab/>This interface exposes a way to display certain windows as they should look in the host. <text:s/>More functions will be added as more windows become available.</text:p>
      <text:p text:style-name="code"><text:span text:style-name="T7">interface</text:span> <text:span text:style-name="T35"><text:bookmark-ref text:reference-format="text" text:ref-name="__RefHeading__53614_803968142">ELDialogs</text:bookmark-ref></text:span> {</text:p>
      <text:p text:style-name="code"><text:s text:c="2"/><text:span text:style-name="T35">DWORD</text:span> <text:bookmark-ref text:reference-format="text" text:ref-name="__RefHeading__44938_803968142">InterfaceVersion</text:bookmark-ref>(<text:span text:style-name="T7">void</text:span>);</text:p>
      <text:p text:style-name="code"><text:s text:c="2"/><text:span text:style-name="T35">UINT</text:span> <text:bookmark-ref text:reference-format="text" text:ref-name="__RefHeading__44940_803968142">DisplayChannelList</text:bookmark-ref>(<text:span text:style-name="T35">p</text:span><text:span text:style-name="T35"><text:bookmark-ref text:reference-format="text" text:ref-name="__RefHeading__36879_803968142">ELChannelGroup</text:bookmark-ref></text:span>, <text:span text:style-name="T35"><text:bookmark-ref text:reference-format="text" text:ref-name="__RefHeading__32759_803968142">INFOSELECT</text:bookmark-ref></text:span>, <text:span text:style-name="T35">p</text:span><text:span text:style-name="T35"><text:bookmark-ref text:reference-format="text" text:ref-name="__RefHeading__32315_803968142">ELChannelInfo</text:bookmark-ref></text:span>, <text:span text:style-name="T7">const</text:span> <text:span text:style-name="T7">char</text:span> *);</text:p>
      <text:p text:style-name="code"><text:s text:c="2"/><text:span text:style-name="T35">UINT</text:span> <text:bookmark-ref text:reference-format="text" text:ref-name="__RefHeading__44942_803968142">DisplayFormatting</text:bookmark-ref>(<text:span text:style-name="T35">p</text:span><text:span text:style-name="T35"><text:bookmark-ref text:reference-format="text" text:ref-name="__RefHeading__32315_803968142">ELChannelInfo</text:bookmark-ref></text:span>, <text:span text:style-name="T35"><text:bookmark-ref text:reference-format="text" text:ref-name="__RefHeading__32775_803968142">FORMATTINGOPTION</text:bookmark-ref></text:span>, <text:span text:style-name="T35"><text:bookmark-ref text:reference-format="text" text:ref-name="__RefHeading__32759_803968142">INFOSELECT</text:bookmark-ref></text:span>);</text:p>
      <text:p text:style-name="code"><text:s text:c="2"/><text:span text:style-name="T35">UINT</text:span> <text:bookmark-ref text:reference-format="text" text:ref-name="__RefHeading__44944_803968142">DisplayNumberFormat</text:bookmark-ref>(<text:span text:style-name="T35">p</text:span><text:span text:style-name="T35"><text:bookmark-ref text:reference-format="text" text:ref-name="__RefHeading__32081_803968142">ELNumberFormat</text:bookmark-ref></text:span>);</text:p>
      <text:p text:style-name="code"><text:s text:c="2"/><text:span text:style-name="T35">UINT</text:span> <text:bookmark-ref text:reference-format="text" text:ref-name="__RefHeading__44946_803968142">DisplayColorGradient</text:bookmark-ref>(<text:span text:style-name="T35">p</text:span><text:span text:style-name="T35"><text:bookmark-ref text:reference-format="text" text:ref-name="__RefHeading__32079_803968142">ELColorGradient</text:bookmark-ref></text:span>, <text:span text:style-name="T35">UINT</text:span> *);</text:p>
      <text:p text:style-name="code"><text:s text:c="2"/><text:span text:style-name="T35">UINT</text:span> <text:bookmark-ref text:reference-format="text" text:ref-name="__RefHeading__44948_803968142">DisplayColor</text:bookmark-ref>(<text:span text:style-name="T35">COLORREF</text:span> *);</text:p>
      <text:p text:style-name="code"><text:s text:c="2"/><text:span text:style-name="T35">UINT</text:span> <text:bookmark-ref text:reference-format="text" text:ref-name="__RefHeading__44950_803968142">DisplayChannelProperties</text:bookmark-ref>(<text:span text:style-name="T35">p</text:span><text:span text:style-name="T35"><text:bookmark-ref text:reference-format="text" text:ref-name="__RefHeading__32315_803968142">ELChannelInfo</text:bookmark-ref></text:span>, <text:span text:style-name="T35"><text:bookmark-ref text:reference-format="text" text:ref-name="__RefHeading__32759_803968142">INFOSELECT</text:bookmark-ref></text:span>);</text:p>
      <text:p text:style-name="code">};</text:p>
      <text:p text:style-name="code"><text:span text:style-name="T7">typedef</text:span> <text:span text:style-name="T35"><text:bookmark-ref text:reference-format="text" text:ref-name="__RefHeading__53614_803968142">ELDialogs</text:bookmark-ref></text:span> *<text:span text:style-name="T35">p</text:span><text:span text:style-name="T35"><text:bookmark-ref text:reference-format="text" text:ref-name="__RefHeading__53614_803968142">ELDialogs</text:bookmark-ref></text:span>;</text:p>
      <text:h text:style-name="Heading_20_4" text:outline-level="4"><text:bookmark-start text:name="__RefHeading__44938_803968142"/>InterfaceVersion<text:bookmark-end text:name="__RefHeading__44938_803968142"/></text:h>
      <text:p text:style-name="code">C++: <text:span text:style-name="T35">DWORD</text:span> <text:span text:style-name="T35"><text:bookmark-ref text:reference-format="text" text:ref-name="__RefHeading__53614_803968142">ELDialogs</text:bookmark-ref></text:span>::InterfaceVersion(<text:span text:style-name="T7">void</text:span>);</text:p>
      <text:p text:style-name="code"/>
      <text:p text:style-name="Text_20_body"><text:tab/>This function returns the version of this interface that is currently being used by the host.</text:p>
      <text:p text:style-name="P10"><text:s text:c="2"/>example: c++</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35">p</text:span><text:span text:style-name="T35"><text:bookmark-ref text:reference-format="text" text:ref-name="__RefHeading__53614_803968142">ELDialogs</text:bookmark-ref></text:span><text:span text:style-name="T16"> dlgs = dll_host-&gt;</text:span><text:span text:style-name="T16"><text:bookmark-ref text:reference-format="text" text:ref-name="__RefHeading__96160_803968142">Dialogs</text:bookmark-ref></text:span><text:span text:style-name="T16">();</text:span></text:p>
      <text:p text:style-name="code"><text:span text:style-name="T16"><text:s text:c="4"/>assert(dlgs-&gt;InterfaceVersion() == dll_host-&gt;</text:span><text:span text:style-name="T16"><text:bookmark-ref text:reference-format="text" text:ref-name="__RefHeading__96164_803968142">HostInfo</text:bookmark-ref></text:span><text:span text:style-name="T16">()-&gt;dialogs);</text:span></text:p>
      <text:p text:style-name="P10"><text:s text:c="2"/>}</text:p>
      <text:h text:style-name="Heading_20_4" text:outline-level="4"><text:bookmark-start text:name="__RefHeading__44940_803968142"/>DisplayChannelList<text:bookmark-end text:name="__RefHeading__44940_803968142"/></text:h>
      <text:p text:style-name="code">C++: <text:span text:style-name="T35">UINT</text:span> <text:span text:style-name="T35"><text:bookmark-ref text:reference-format="text" text:ref-name="__RefHeading__53614_803968142">ELDialogs</text:bookmark-ref></text:span>::DisplayChannelList(<text:span text:style-name="T35">p</text:span><text:span text:style-name="T35"><text:bookmark-ref text:reference-format="text" text:ref-name="__RefHeading__36879_803968142">ELChannelGroup</text:bookmark-ref></text:span> group,</text:p>
      <text:p text:style-name="code"><text:s text:c="40"/><text:span text:style-name="T35"><text:bookmark-ref text:reference-format="text" text:ref-name="__RefHeading__32759_803968142">INFOSELECT</text:bookmark-ref></text:span> which,</text:p>
      <text:p text:style-name="code"><text:s text:c="40"/><text:span text:style-name="T35">p</text:span><text:span text:style-name="T35"><text:bookmark-ref text:reference-format="text" text:ref-name="__RefHeading__32315_803968142">ELChannelInfo</text:bookmark-ref></text:span> channel,</text:p>
      <text:p text:style-name="code"><text:s text:c="40"/><text:span text:style-name="T7">const</text:span> <text:span text:style-name="T7">char</text:span> *base);</text:p>
      <text:p text:style-name="Text_20_body"><text:span text:style-name="T16"><text:tab/></text:span><text:span text:style-name="codetext">group</text:span><text:span text:style-name="T16"> – The control for which we are showing the channel selection.</text:span></text:p>
      <text:p text:style-name="Text_20_body"><text:span text:style-name="T16"><text:tab/></text:span><text:span text:style-name="codetext">which</text:span><text:span text:style-name="T16"> – The part of the channel we are possibly changing. <text:s/></text:span></text:p>
      <text:p text:style-name="Text_20_body"><text:span text:style-name="T16"><text:tab/></text:span><text:span text:style-name="codetext">channel</text:span><text:span text:style-name="T16"> – The we are changing, generally used when only one channel is allowed for selection.</text:span></text:p>
      <text:p text:style-name="Text_20_body"><text:span text:style-name="T16"><text:tab/></text:span><text:span text:style-name="codetext">base</text:span><text:span text:style-name="T16"> – The name of the current conversion channel used for the channel part. <text:s/>This may be </text:span><text:span text:style-name="codetext"><text:span text:style-name="T49">NULL</text:span></text:span><text:span text:style-name="T16">.</text:span></text:p>
      <text:p text:style-name="P16"><text:tab/>This function displays the channel selection window for a control. <text:s/>The window does not allow the changing of the axis of a table, only to change the conversion applied. <text:s/>Any axis change (channel wise) needs to be done to the item directly via the plugin calls, or manually via model editing in the host by the user. </text:p>
      <text:p text:style-name="P16"><text:tab/>This function will request the selection info from <text:span text:style-name="T38"><text:bookmark-ref text:reference-format="text" text:ref-name="__RefHeading__36879_803968142">ELChannelGroup</text:bookmark-ref></text:span><text:span text:style-name="codetext">::</text:span><text:span text:style-name="codetext"><text:bookmark-ref text:reference-format="text" text:ref-name="__RefHeading__55218_803968142">Info</text:bookmark-ref></text:span> in order to change how the window will appear. <text:s/>If a conversion channel is being used, the selection info is ignore and set to show all channels, allow for only a single selection and to use none of the extended features of the window.</text:p>
      <text:p text:style-name="P16"><text:tab/>When finished, this function will use <text:span text:style-name="codetext"><text:bookmark-ref text:reference-format="text" text:ref-name="__RefHeading__96232_803968142">SetChannelsEx</text:bookmark-ref></text:span> to change the channels stored in the group. <text:s/></text:p>
      <text:p text:style-name="P16"><text:tab/>Returns:</text:p>
      <text:p text:style-name="code"><text:soft-page-break/><text:tab/><text:span text:style-name="T49"><text:reference-ref text:reference-format="text" text:ref-name="DS_NO_CONNECTION">DS_NO_CONNECTION</text:reference-ref></text:span></text:p>
      <text:p text:style-name="P16"><text:tab/><text:tab/>If the host is not currently connected to a target.</text:p>
      <text:p text:style-name="code"><text:tab/><text:span text:style-name="T49"><text:reference-ref text:reference-format="text" text:ref-name="DS_INVALID_ARGUMENT">DS_INVALID_ARGUMENT</text:reference-ref></text:span></text:p>
      <text:p text:style-name="P16"><text:tab/><text:tab/>If <text:span text:style-name="codetext"><text:span text:style-name="T61">group</text:span></text:span> is <text:span text:style-name="codetext"><text:span text:style-name="T49">NULL</text:span></text:span>.</text:p>
      <text:p text:style-name="code"><text:tab/><text:span text:style-name="T49"><text:reference-ref text:reference-format="text" text:ref-name="DS_USER_CANCELED">DS_USER_CANCELED</text:reference-ref></text:span></text:p>
      <text:p text:style-name="P16"><text:tab/><text:tab/>The user canceled out of the selection window. <text:s/>No changes have been made to group.</text:p>
      <text:p text:style-name="code"><text:tab/><text:span text:style-name="T49"><text:reference-ref text:reference-format="text" text:ref-name="DS_FAILURE">DS_FAILURE</text:reference-ref></text:span></text:p>
      <text:p text:style-name="P16"><text:tab/><text:tab/>If any unknown/unhandled error occurred.</text:p>
      <text:p text:style-name="code"><text:tab/><text:span text:style-name="T49"><text:reference-ref text:reference-format="text" text:ref-name="DS_SUCCESS">DS_SUCCESS</text:reference-ref></text:span></text:p>
      <text:p text:style-name="P16"><text:tab/><text:tab/>If the window was displayed and the selection was changed as expected. <text:s/>The channels <text:tab/><text:tab/><text:tab/>held in group may or may not have changed depending on what the user selected.</text:p>
      <text:p text:style-name="P10"><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dlgs-&gt;DisplayChannelList(</text:span><text:span text:style-name="T17">NULL</text:span><text:span text:style-name="T16">, </text:span><text:span text:style-name="T17"><text:reference-ref text:reference-format="text" text:ref-name="INFOSELECT_PRIMARY">INFOSELECT_PRIMARY</text:reference-ref></text:span><text:span text:style-name="T16">, </text:span><text:span text:style-name="T17">NULL</text:span><text:span text:style-name="T16">, </text:span><text:span text:style-name="T17">NULL</text:span><text:span text:style-name="T16">) == <text:s/><text:tab/> <text:tab/> <text:tab/> <text:tab/> <text:s text:c="28"/></text:span><text:span text:style-name="T17"><text:reference-ref text:reference-format="text" text:ref-name="DS_INVALID_ARGUMENT">DS_INVALID_ARGUMENT</text:reference-ref></text:span><text:span text:style-name="T16">);</text:span></text:p>
      <text:p text:style-name="code"><text:span text:style-name="T16"><text:s text:c="4"/></text:span><text:span text:style-name="T53">// Assuming mycontrol displays 1d table channels.</text:span></text:p>
      <text:p text:style-name="code"><text:span text:style-name="T16"><text:s text:c="4"/></text:span><text:span text:style-name="T53">// And the x_axis uses the conversion channel "ConversionOne".</text:span></text:p>
      <text:p text:style-name="P10"><text:s text:c="4"/>assert(dlgs-&gt;DisplayChannelList(&amp;mygroup, <text:span text:style-name="T49"><text:reference-ref text:reference-format="text" text:ref-name="INFOSELECT_PRIMARY">INFOSELECT_PRIMARY</text:reference-ref></text:span>, ActiveChannel(), <text:span text:style-name="T49">NULL</text:span>) == <text:s/><text:tab/> <text:s text:c="28"/><text:span text:style-name="T49"><text:reference-ref text:reference-format="text" text:ref-name="DS_SUCCESS">DS_SUCCESS</text:reference-ref></text:span>);</text:p>
      <text:p text:style-name="P10"><text:s text:c="4"/>assert(dlgs-&gt;DisplayChannelList(&amp;mygroup, <text:span text:style-name="T49"><text:reference-ref text:reference-format="text" text:ref-name="INFOSELECT_X_AXIS">INFOSELECT_X_AXIS</text:reference-ref></text:span>, ActiveChannel(), <text:tab/> <text:s text:c="9"/><text:tab/> <text:s text:c="28"/>ActiveChannel()-&gt;x_axis.name.str) == <text:span text:style-name="T49"><text:reference-ref text:reference-format="text" text:ref-name="DS_SUCCESS">DS_SUCCESS</text:reference-ref></text:span>);</text:p>
      <text:p text:style-name="P10"><text:s text:c="2"/>}</text:p>
      <text:h text:style-name="Heading_20_4" text:outline-level="4"><text:bookmark-start text:name="__RefHeading__44942_803968142"/>DisplayFormatting<text:bookmark-end text:name="__RefHeading__44942_803968142"/></text:h>
      <text:p text:style-name="code">C++: <text:span text:style-name="T35">UINT</text:span> <text:span text:style-name="T35"><text:bookmark-ref text:reference-format="text" text:ref-name="__RefHeading__53614_803968142">ELDialogs</text:bookmark-ref></text:span>::DisplayFormatting(<text:span text:style-name="T35">p</text:span><text:span text:style-name="T35"><text:bookmark-ref text:reference-format="text" text:ref-name="__RefHeading__32315_803968142">ELChannelInfo</text:bookmark-ref></text:span> channel,</text:p>
      <text:p text:style-name="code"><text:s text:c="39"/><text:span text:style-name="T35"><text:bookmark-ref text:reference-format="text" text:ref-name="__RefHeading__32775_803968142">FORMATTINGOPTION</text:bookmark-ref></text:span> option,</text:p>
      <text:p text:style-name="code"><text:s text:c="39"/><text:span text:style-name="T35"><text:bookmark-ref text:reference-format="text" text:ref-name="__RefHeading__32759_803968142">INFOSELECT</text:bookmark-ref></text:span> which);</text:p>
      <text:p text:style-name="Text_20_body"><text:span text:style-name="T16"><text:tab/></text:span><text:span text:style-name="codetext">channel</text:span><text:span text:style-name="T16"> – The channel that is getting its </text:span><text:span text:style-name="codetext">number_format</text:span><text:span text:style-name="T16"> changed.</text:span></text:p>
      <text:p text:style-name="Text_20_body"><text:span text:style-name="T16"><text:tab/></text:span><text:span text:style-name="codetext">option</text:span><text:span text:style-name="T16"> – What part of channel formatting is to be changed/viewed.</text:span></text:p>
      <text:p text:style-name="Text_20_body"><text:span text:style-name="T16"><text:tab/></text:span><text:span text:style-name="codetext">which</text:span><text:span text:style-name="T16"> – The part of channel which the number format is pertaining.</text:span></text:p>
      <text:p text:style-name="Text_20_body"><text:span text:style-name="T16"><text:tab/>This function allows a control to display a window to change a channels number formatting. <text:s/>The channel need not be valid according to the host. <text:s/>Unlike sibling function </text:span><text:span text:style-name="codetext"><text:bookmark-ref text:reference-format="text" text:ref-name="__RefHeading__44944_803968142">DisplayNumberFormat</text:bookmark-ref></text:span><text:span text:style-name="T16"> and </text:span><text:span text:style-name="codetext"><text:bookmark-ref text:reference-format="text" text:ref-name="__RefHeading__44946_803968142">DisplayColorGradient</text:bookmark-ref></text:span><text:span text:style-name="T16">, this function actually knows about channels, as such; changes can be applied for all channels with the same name.</text:span></text:p>
      <text:p text:style-name="P16"><text:tab/>If changes occur, all the controls displaying the same channel (if shared) will be notified. <text:s/>All channels that have the same name will be notified if selected in the window.</text:p>
      <text:p text:style-name="P16"><text:tab/>Returns:</text:p>
      <text:p text:style-name="code"><text:tab/><text:span text:style-name="T49"><text:reference-ref text:reference-format="text" text:ref-name="DS_NOT_SUPPORTED">DS_NOT_SUPPORTED</text:reference-ref></text:span></text:p>
      <text:p text:style-name="P16"><text:tab/><text:tab/>If trying to call with the <text:span text:style-name="codetext"><text:span text:style-name="T49"><text:reference-ref text:reference-format="text" text:ref-name="FORMATTINGOPTION_ALL">FORMATTINGOPTION_ALL</text:reference-ref></text:span></text:span> value. <text:s/>The host does not currently <text:tab/><text:tab/><text:tab/>support such a call.</text:p>
      <text:p text:style-name="code"><text:tab/><text:span text:style-name="T49"><text:reference-ref text:reference-format="text" text:ref-name="DS_INVALID_ARGUMENT">DS_INVALID_ARGUMENT</text:reference-ref></text:span></text:p>
      <text:p text:style-name="P16"><text:tab/><text:tab/>If channel is <text:span text:style-name="codetext"><text:span text:style-name="T49">NULL</text:span></text:span>.</text:p>
      <text:p text:style-name="code"><text:soft-page-break/><text:tab/><text:span text:style-name="T49"><text:reference-ref text:reference-format="text" text:ref-name="DS_EMPTY_CHANNEL">DS_EMPTY_CHANNEL</text:reference-ref></text:span></text:p>
      <text:p text:style-name="P16"><text:tab/><text:tab/>If the channel given contains no name.</text:p>
      <text:p text:style-name="code"><text:tab/><text:span text:style-name="T49"><text:reference-ref text:reference-format="text" text:ref-name="DS_USER_CANCELED">DS_USER_CANCELED</text:reference-ref></text:span></text:p>
      <text:p text:style-name="P16"><text:tab/><text:tab/>If the window was canceled, meaning no changes were applied, by the user.</text:p>
      <text:p text:style-name="code"><text:tab/><text:span text:style-name="T49"><text:reference-ref text:reference-format="text" text:ref-name="DS_FAILURE">DS_FAILURE</text:reference-ref></text:span></text:p>
      <text:p text:style-name="P16"><text:tab/><text:tab/>If any unknown/unhandled error occurred.</text:p>
      <text:p text:style-name="code"><text:tab/><text:span text:style-name="T49"><text:reference-ref text:reference-format="text" text:ref-name="DS_SUCCESS">DS_SUCCESS</text:reference-ref></text:span></text:p>
      <text:p text:style-name="P16"><text:tab/><text:tab/>The window was viewed and the user picked Ok. <text:s/>The data may not have changed, but <text:tab/><text:tab/><text:tab/>notifications are sent out as if changes did occur.</text:p>
      <text:p text:style-name="P10"><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dlgs-&gt;DisplayFormatting(</text:span><text:span text:style-name="T17">NULL</text:span><text:span text:style-name="T16">, </text:span><text:span text:style-name="T17"><text:reference-ref text:reference-format="text" text:ref-name="FORMATTINGOPTION_NUMBER">FORMATTINGOPTION_NUMBER</text:reference-ref></text:span><text:span text:style-name="T16">,</text:span></text:p>
      <text:p text:style-name="code"><text:span text:style-name="T16"><text:s text:c="35"/></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gs-&gt;DisplayFormatting(my1table.ActiveChannel(), </text:span><text:span text:style-name="T17"><text:reference-ref text:reference-format="text" text:ref-name="FORMATTINGOPTION_ALL">FORMATTINGOPTION_ALL</text:reference-ref></text:span><text:span text:style-name="T16">,</text:span></text:p>
      <text:p text:style-name="code"><text:span text:style-name="T16"><text:tab/><text:tab/><text:tab/><text:tab/><text:tab/> <text:s/></text:span><text:span text:style-name="T17"><text:reference-ref text:reference-format="text" text:ref-name="INFOSELECT_PRIMARY">INFOSELECT_PRIMARY</text:reference-ref></text:span><text:span text:style-name="T16">) == </text:span><text:span text:style-name="T17"><text:reference-ref text:reference-format="text" text:ref-name="DS_NOT_SUPPORTED">DS_NOT_SUPPORTED</text:reference-ref></text:span><text:span text:style-name="T16">);</text:span></text:p>
      <text:p text:style-name="code"><text:span text:style-name="T16"><text:s text:c="4"/>assert(dlgs-&gt;DisplayFormatting(empty, </text:span><text:span text:style-name="T17"><text:reference-ref text:reference-format="text" text:ref-name="FORMATTINGOPTION_NUMBER">FORMATTINGOPTION_NUMBER</text:reference-ref></text:span><text:span text:style-name="T16">,</text:span></text:p>
      <text:p text:style-name="code"><text:span text:style-name="T16"><text:s text:c="35"/></text:span><text:span text:style-name="T17"><text:reference-ref text:reference-format="text" text:ref-name="INFOSELECT_PRIMARY">INFOSELECT_PRIMARY</text:reference-ref></text:span><text:span text:style-name="T16">) == </text:span><text:span text:style-name="T17"><text:reference-ref text:reference-format="text" text:ref-name="DS_EMPTY_CHANNEL">DS_EMPTY_CHANNEL</text:reference-ref></text:span><text:span text:style-name="T16">);</text:span></text:p>
      <text:p text:style-name="code"><text:span text:style-name="T16"><text:s text:c="4"/></text:span><text:span text:style-name="T53">// Assume my1table is a 1d table control.</text:span></text:p>
      <text:p text:style-name="code"><text:span text:style-name="T16"><text:s text:c="4"/></text:span><text:span text:style-name="T53">// Change the color of the primary channel.</text:span></text:p>
      <text:p text:style-name="P10"><text:s text:c="4"/>assert(dlgs-&gt;DisplayFormatting(my1table.ActiveChannel(), <text:span text:style-name="T49"><text:reference-ref text:reference-format="text" text:ref-name="FORMATTINGOPTION_COLOR">FORMATTINGOPTION_COLOR</text:reference-ref></text:span>, <text:tab/><text:tab/><text:tab/><text:tab/><text:tab/><text:tab/><text:tab/> <text:s/><text:span text:style-name="T49"><text:reference-ref text:reference-format="text" text:ref-name="INFOSELECT_PRIMARY">INFOSELECT_PRIMARY</text:reference-ref></text:span>) == <text:span text:style-name="T49"><text:reference-ref text:reference-format="text" text:ref-name="DS_SUCCESS">DS_SUCCESS</text:reference-ref></text:span>);</text:p>
      <text:p text:style-name="P10"><text:s text:c="4"/>assert(dlgs-&gt;DisplayFormatting(my1table.ActiveChannel(), <text:span text:style-name="T49"><text:reference-ref text:reference-format="text" text:ref-name="FORMATTINGOPTION_NUMBER">FORMATTINGOPTION_NUMBER</text:reference-ref></text:span>,<text:tab/><text:tab/><text:tab/><text:tab/><text:tab/><text:tab/><text:tab/> <text:s/><text:span text:style-name="T49"><text:reference-ref text:reference-format="text" text:ref-name="INFOSELECT_PRIMARY">INFOSELECT_PRIMARY</text:reference-ref></text:span>) == <text:span text:style-name="T49"><text:reference-ref text:reference-format="text" text:ref-name="DS_SUCCESS">DS_SUCCESS</text:reference-ref></text:span>);</text:p>
      <text:p text:style-name="code"><text:span text:style-name="T16"><text:s text:c="4"/></text:span><text:span text:style-name="T53">// Change the color of the controls x_axis channel.</text:span></text:p>
      <text:p text:style-name="P10"><text:s text:c="4"/>assert(dlgs-&gt;DisplayFormatting(my1table.ActiveChannel(), <text:span text:style-name="T49"><text:reference-ref text:reference-format="text" text:ref-name="FORMATTINGOPTION_COLOR">FORMATTINGOPTION_COLOR</text:reference-ref></text:span>, <text:tab/><text:tab/><text:tab/><text:tab/><text:tab/><text:tab/><text:tab/> <text:s/><text:span text:style-name="T49"><text:reference-ref text:reference-format="text" text:ref-name="INFOSELECT_X_AXIS">INFOSELECT_X_AXIS</text:reference-ref></text:span>) == <text:span text:style-name="T49"><text:reference-ref text:reference-format="text" text:ref-name="DS_SUCCESS">DS_SUCCESS</text:reference-ref></text:span>);</text:p>
      <text:p text:style-name="P10"><text:s text:c="4"/>assert(dlgs-&gt;DisplayFormatting(my1table.ActiveChannel(), <text:span text:style-name="T49"><text:reference-ref text:reference-format="text" text:ref-name="FORMATTINGOPTION_NUMBER">FORMATTINGOPTION_NUMBER</text:reference-ref></text:span>,<text:tab/><text:tab/><text:tab/><text:tab/><text:tab/><text:tab/><text:tab/> <text:s/><text:span text:style-name="T49"><text:reference-ref text:reference-format="text" text:ref-name="INFOSELECT_X_AXIS">INFOSELECT_X_AXIS</text:reference-ref></text:span>) == <text:span text:style-name="T49"><text:reference-ref text:reference-format="text" text:ref-name="DS_SUCCESS">DS_SUCCESS</text:reference-ref></text:span>);</text:p>
      <text:p text:style-name="P10"><text:s text:c="2"/>}</text:p>
      <text:h text:style-name="Heading_20_4" text:outline-level="4"><text:bookmark-start text:name="__RefHeading__44944_803968142"/>DisplayNumberFormat<text:bookmark-end text:name="__RefHeading__44944_803968142"/></text:h>
      <text:p text:style-name="code">C++: <text:span text:style-name="T35">UINT</text:span> <text:span text:style-name="T35"><text:bookmark-ref text:reference-format="text" text:ref-name="__RefHeading__53614_803968142">ELDialogs</text:bookmark-ref></text:span>::DisplayNumberFormat(<text:span text:style-name="T35">p</text:span><text:span text:style-name="T35"><text:bookmark-ref text:reference-format="text" text:ref-name="__RefHeading__32081_803968142">ELNumberFormat</text:bookmark-ref></text:span> format);</text:p>
      <text:p text:style-name="Text_20_body"><text:tab/><text:span text:style-name="codetext">format</text:span> – The formatting information that will be displayed, changed.</text:p>
      <text:p text:style-name="Text_20_body"><text:tab/>This function displays the same window as <text:span text:style-name="codetext"><text:bookmark-ref text:reference-format="text" text:ref-name="__RefHeading__44942_803968142">DisplayFormatting</text:bookmark-ref></text:span> when <text:span text:style-name="codetext"><text:span text:style-name="T49"><text:reference-ref text:reference-format="text" text:ref-name="FORMATTINGOPTION_NUMBER">FORMATTINGOPTION_NUMBER</text:reference-ref></text:span></text:span> is used. <text:s/>The difference is that no channel information is given, so the change is only applied to the given information.</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format is <text:span text:style-name="codetext"><text:span text:style-name="T49">NULL</text:span></text:span>.</text:p>
      <text:p text:style-name="code"><text:tab/><text:span text:style-name="T49"><text:reference-ref text:reference-format="text" text:ref-name="DS_USER_CANCELED">DS_USER_CANCELED</text:reference-ref></text:span></text:p>
      <text:p text:style-name="Text_20_body"><text:tab/><text:tab/>If the window was canceled by the user.</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window was displayed and the user choose OK. <text:s/>Changes may or may not have <text:tab/><text:soft-page-break/><text:tab/><text:tab/>been made by the user.</text:p>
      <text:p text:style-name="P10"><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dlgs-&gt;DisplayNumberFormat(</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gs-&gt;DisplayNumberFormat(canceled) == </text:span><text:span text:style-name="T17"><text:reference-ref text:reference-format="text" text:ref-name="DS_USER_CANCELED">DS_USER_CANCELED</text:reference-ref></text:span><text:span text:style-name="T16">);</text:span></text:p>
      <text:p text:style-name="code"><text:span text:style-name="T16"><text:s text:c="4"/>assert(dlgs-&gt;DisplayNumberFormat(good) == </text:span><text:span text:style-name="T17"><text:reference-ref text:reference-format="text" text:ref-name="DS_SUCCESS">DS_SUCCESS</text:reference-ref></text:span><text:span text:style-name="T16">);</text:span></text:p>
      <text:p text:style-name="P10"><text:s text:c="2"/>}</text:p>
      <text:h text:style-name="Heading_20_4" text:outline-level="4"><text:bookmark-start text:name="__RefHeading__44946_803968142"/>DisplayColorGradient<text:bookmark-end text:name="__RefHeading__44946_803968142"/></text:h>
      <text:p text:style-name="code">C++: <text:span text:style-name="T35">UINT</text:span> <text:span text:style-name="T35"><text:bookmark-ref text:reference-format="text" text:ref-name="__RefHeading__53614_803968142">ELDialogs</text:bookmark-ref></text:span>::DisplayColorGradient(<text:span text:style-name="T35">p</text:span><text:span text:style-name="T35"><text:bookmark-ref text:reference-format="text" text:ref-name="__RefHeading__32079_803968142">ELColorGradient</text:bookmark-ref></text:span> gradient,</text:p>
      <text:p text:style-name="code"><text:span text:style-name="T35"><text:s text:c="42"/>UINT</text:span> *index);</text:p>
      <text:p text:style-name="Text_20_body"><text:tab/><text:span text:style-name="codetext">gradient</text:span> – The gradient range information to be changed.</text:p>
      <text:p text:style-name="Text_20_body"><text:tab/><text:span text:style-name="codetext">index</text:span> – The index to the possible gradient colors of the theme being used.</text:p>
      <text:p text:style-name="Text_20_body"><text:tab/>This function displays the same window as <text:span text:style-name="codetext"><text:bookmark-ref text:reference-format="text" text:ref-name="__RefHeading__44942_803968142">DisplayFormatting</text:bookmark-ref></text:span> with <text:span text:style-name="codetext"><text:span text:style-name="T49"><text:reference-ref text:reference-format="text" text:ref-name="FORMATTINGOPTION_COLOR">FORMATTINGOPTION_COLOR</text:reference-ref></text:span></text:span>. <text:s/>The difference being no channel information is given, so the changes only apply to the given gradient and index.</text:p>
      <text:p text:style-name="Text_20_body"><text:tab/>Note:</text:p>
      <text:p text:style-name="Text_20_body"><text:tab/><text:tab/>Both of the parameters may be changed by the window.</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gradient is <text:span text:style-name="codetext"><text:span text:style-name="T49">NULL</text:span></text:span> or index is <text:span text:style-name="codetext"><text:span text:style-name="T49">NULL</text:span></text:span>.</text:p>
      <text:p text:style-name="code"><text:tab/><text:span text:style-name="T49"><text:reference-ref text:reference-format="text" text:ref-name="DS_USER_CANCELED">DS_USER_CANCELED</text:reference-ref></text:span></text:p>
      <text:p text:style-name="Text_20_body"><text:tab/><text:tab/>If the user canceled the window that was displayed.</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The window was displayed and the user choose OK. <text:s/>Changes may or may not have <text:tab/><text:tab/><text:tab/>been made by the user.</text:p>
      <text:p text:style-name="P10"><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35">UINT</text:span><text:span text:style-name="T16"> tmp = 0;</text:span></text:p>
      <text:p text:style-name="code"><text:span text:style-name="T16"><text:s text:c="4"/>assert(dlgs-&gt;DisplayColorGradient(</text:span><text:span text:style-name="T17">NULL</text:span><text:span text:style-name="T16">, &amp;tmp) == </text:span><text:span text:style-name="T17"><text:reference-ref text:reference-format="text" text:ref-name="DS_INVALID_ARGUMENT">DS_INVALID_ARGUMENT</text:reference-ref></text:span><text:span text:style-name="T16">);</text:span></text:p>
      <text:p text:style-name="code"><text:span text:style-name="T16"><text:s text:c="4"/>assert(dlgs-&gt;DisplayColorGradient(valid,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gs-&gt;DisplayColorGradient(canceled, &amp;tmp) == </text:span><text:span text:style-name="T17"><text:reference-ref text:reference-format="text" text:ref-name="DS_USER_CANCELED">DS_USER_CANCELED</text:reference-ref></text:span><text:span text:style-name="T16">);</text:span></text:p>
      <text:p text:style-name="code"><text:span text:style-name="T16"><text:s text:c="4"/>assert(dlgs-&gt;DisplayColorGradient(good, &amp;tmp) == </text:span><text:span text:style-name="T17"><text:reference-ref text:reference-format="text" text:ref-name="DS_SUCCESS">DS_SUCCESS</text:reference-ref></text:span><text:span text:style-name="T16">);</text:span></text:p>
      <text:p text:style-name="P10"><text:s text:c="2"/>}</text:p>
      <text:h text:style-name="Heading_20_4" text:outline-level="4"><text:bookmark-start text:name="__RefHeading__44948_803968142"/>DisplayColor<text:bookmark-end text:name="__RefHeading__44948_803968142"/></text:h>
      <text:p text:style-name="code">C++: <text:span text:style-name="T35">UINT</text:span> <text:span text:style-name="T35"><text:bookmark-ref text:reference-format="text" text:ref-name="__RefHeading__53614_803968142">ELDialogs</text:bookmark-ref></text:span>::DisplayColor(<text:span text:style-name="T35">COLORREF</text:span> *color);</text:p>
      <text:p text:style-name="Text_20_body"><text:tab/><text:span text:style-name="codetext">color</text:span> – The color that is to be selected.</text:p>
      <text:p text:style-name="Text_20_body"><text:tab/>This function displays a simple color selection window in the style used by the host. <text:s/>This <text:soft-page-break/>function exists to allow for uniform displays when plugins need such information.</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color</text:span> is <text:span text:style-name="codetext"><text:span text:style-name="T49">NULL</text:span></text:span>.</text:p>
      <text:p text:style-name="code"><text:tab/><text:span text:style-name="T49"><text:reference-ref text:reference-format="text" text:ref-name="DS_USER_CANCELED">DS_USER_CANCELED</text:reference-ref></text:span></text:p>
      <text:p text:style-name="Text_20_body"><text:tab/><text:tab/>If the user canceled out of the displayed window.</text:p>
      <text:p text:style-name="code"><text:tab/><text:span text:style-name="T49"><text:reference-ref text:reference-format="text" text:ref-name="DS_FAILURE">DS_FAILURE</text:reference-ref></text:span></text:p>
      <text:p text:style-name="Text_20_body"><text:tab/><text:tab/>If any unknown/unhandled error occurred.</text:p>
      <text:p text:style-name="code"><text:tab/><text:span text:style-name="T49"><text:reference-ref text:reference-format="text" text:ref-name="DS_SUCCESS">DS_SUCCESS</text:reference-ref></text:span></text:p>
      <text:p text:style-name="Text_20_body"><text:tab/><text:tab/>If the window was displayed and the user picked OK. <text:s/>The color may or may not have <text:tab/><text:tab/><text:tab/>been changed by the user.</text:p>
      <text:p text:style-name="P10"><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35">COLORREF</text:span><text:span text:style-name="T16"> color = 0;</text:span></text:p>
      <text:p text:style-name="code"><text:span text:style-name="T16"><text:s text:c="4"/>assert(dlgs-&gt;DisplayColor(</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gs-&gt;DisplayColor(canceled) == </text:span><text:span text:style-name="T17"><text:reference-ref text:reference-format="text" text:ref-name="DS_USER_CANCELED">DS_USER_CANCELED</text:reference-ref></text:span><text:span text:style-name="T16">);</text:span></text:p>
      <text:p text:style-name="code"><text:span text:style-name="T16"><text:s text:c="4"/>assert(dlgs-&gt;DisplayColor(&amp;color) == </text:span><text:span text:style-name="T17"><text:reference-ref text:reference-format="text" text:ref-name="DS_SUCCESS">DS_SUCCESS</text:reference-ref></text:span><text:span text:style-name="T16">);</text:span></text:p>
      <text:p text:style-name="P10"><text:s text:c="2"/>}</text:p>
      <text:h text:style-name="Heading_20_4" text:outline-level="4"><text:bookmark-start text:name="__RefHeading__44950_803968142"/>DisplayChannelProperties<text:bookmark-end text:name="__RefHeading__44950_803968142"/></text:h>
      <text:p text:style-name="code">C++: <text:span text:style-name="T35">UINT</text:span> <text:span text:style-name="T35"><text:bookmark-ref text:reference-format="text" text:ref-name="__RefHeading__53614_803968142">ELDialogs</text:bookmark-ref></text:span>::DisplayChannelProperties(<text:span text:style-name="T35">p</text:span><text:span text:style-name="T35"><text:bookmark-ref text:reference-format="text" text:ref-name="__RefHeading__32315_803968142">ELChannelInfo</text:bookmark-ref></text:span> channel,</text:p>
      <text:p text:style-name="code"><text:s text:c="46"/><text:span text:style-name="T35"><text:bookmark-ref text:reference-format="text" text:ref-name="__RefHeading__32759_803968142">INFOSELECT</text:bookmark-ref></text:span> which);</text:p>
      <text:p text:style-name="Text_20_body"><text:span text:style-name="T16"><text:tab/></text:span><text:span text:style-name="codetext">channel</text:span><text:span text:style-name="T16"> – The channel whose properties are to be displayed.</text:span></text:p>
      <text:p text:style-name="Text_20_body"><text:span text:style-name="T16"><text:tab/></text:span><text:span text:style-name="codetext">which</text:span><text:span text:style-name="T16"> – The part of channel info that is being used.</text:span></text:p>
      <text:p text:style-name="Text_20_body"><text:span text:style-name="T16"><text:tab/>This function is used to display the channel properties (not to be confused with the control properties). <text:s/>This is not supported by all hosts, on those where this function is not supported </text:span><text:span text:style-name="codetext"><text:span text:style-name="T49">FALSE</text:span></text:span><text:span text:style-name="T16"> is always returned. <text:s/>Depending on the mode of the target, the properties window may allow modifications, if any modifications are made each control will get notified of the change.</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any of the parameters are invalid (</text:span><text:span text:style-name="codetext"><text:span text:style-name="T49">NULL</text:span></text:span><text:span text:style-name="T16">).</text:span></text:p>
      <text:p text:style-name="code"><text:span text:style-name="T16"><text:tab/></text:span><text:span text:style-name="codetext"><text:span text:style-name="T49"><text:reference-ref text:reference-format="text" text:ref-name="DS_NO_CONNECTION">DS_NO_CONNECTION</text:reference-ref></text:span></text:span></text:p>
      <text:p text:style-name="Text_20_body"><text:span text:style-name="codetext"><text:span text:style-name="T49"><text:tab/><text:tab/></text:span></text:span><text:span text:style-name="T16">If the host is not connected to a target.</text:span></text:p>
      <text:p text:style-name="code"><text:span text:style-name="T16"><text:tab/></text:span><text:span text:style-name="codetext"><text:span text:style-name="T49"><text:reference-ref text:reference-format="text" text:ref-name="DS_NOT_SUPPORTED">DS_NOT_SUPPORTED</text:reference-ref></text:span></text:span></text:p>
      <text:p text:style-name="Text_20_body"><text:span text:style-name="codetext"><text:span text:style-name="T49"><text:tab/><text:tab/></text:span></text:span><text:span text:style-name="T16">If the host does not support this call. <text:s/>Generally any host that does not <text:s/>allow model <text:tab/><text:tab/><text:tab/>building.</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the properties window was displayed. <text:s/>Regardless of any possible changes being <text:tab/><text:tab/><text:tab/>made.</text:span></text:p>
      <text:p text:style-name="code"><text:span text:style-name="T16"><text:tab/></text:span><text:span text:style-name="codetext"><text:span text:style-name="T49"><text:reference-ref text:reference-format="text" text:ref-name="DS_FAILURE">DS_FAILURE</text:reference-ref></text:span></text:span></text:p>
      <text:p text:style-name="Text_20_body"><text:span text:style-name="codetext"><text:span text:style-name="T49"><text:tab/><text:tab/></text:span></text:span><text:span text:style-name="T16">If an error occurred during property display or in the after effects of the window.</text:span></text:p>
      <text:p text:style-name="P10"><text:soft-page-break/><text:s text:c="2"/>example: c+</text:p>
      <text:p text:style-name="P10"><text:s text:c="2"/><text:span text:style-name="T10">extern</text:span> <text:span text:style-name="T38">p</text:span><text:span text:style-name="T38"><text:bookmark-ref text:reference-format="text" text:ref-name="__RefHeading__53614_803968142">ELDialogs</text:bookmark-ref></text:span> dlgs;</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ing the host does not support the call.</text:span></text:p>
      <text:p text:style-name="code"><text:span text:style-name="T16"><text:s text:c="4"/>assert(dlgs-&gt;DisplayChannelProperties(channel, </text:span><text:span text:style-name="T17"><text:reference-ref text:reference-format="text" text:ref-name="INFOSELECT_PRIMARY">INFOSELECT_PRIMARY</text:reference-ref></text:span><text:span text:style-name="T16">) == </text:span><text:span text:style-name="T17"><text:reference-ref text:reference-format="text" text:ref-name="DS_NOT_SUPPORTED">DS_NOT_SUPPORTED</text:reference-ref></text:span><text:span text:style-name="T16">);</text:span></text:p>
      <text:p text:style-name="code"><text:span text:style-name="T16"><text:s text:c="4"/></text:span><text:span text:style-name="T53">// Assuming the host is not connected to a target.</text:span></text:p>
      <text:p text:style-name="code"><text:span text:style-name="T16"><text:s text:c="4"/>assert(dlgs-&gt;DisplayChannelProperties(channel, </text:span><text:span text:style-name="T17"><text:reference-ref text:reference-format="text" text:ref-name="INFOSELECT_PRIMARY">INFOSELECT_PRIMARY</text:reference-ref></text:span><text:span text:style-name="T16">) == </text:span><text:span text:style-name="T17"><text:reference-ref text:reference-format="text" text:ref-name="DS_NO_CONNECTION">DS_NO_CONNECTION</text:reference-ref></text:span><text:span text:style-name="T16">);</text:span></text:p>
      <text:p text:style-name="code"><text:span text:style-name="T16"><text:s text:c="4"/></text:span><text:span text:style-name="T53">// Assuming the host supports and is connected.</text:span></text:p>
      <text:p text:style-name="code"><text:span text:style-name="T16"><text:s text:c="4"/>assert(dlgs-&gt;DisplayChannelProperties(</text:span><text:span text:style-name="T17">NULL</text:span><text:span text:style-name="T16">,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dlgs-&gt;DisplayChannelProperties(channel, </text:span><text:span text:style-name="T17"><text:reference-ref text:reference-format="text" text:ref-name="INFOSELECT_PRIMARY">INFOSELECT_PRIMARY</text:reference-ref></text:span><text:span text:style-name="T16">) == </text:span><text:span text:style-name="T17"><text:reference-ref text:reference-format="text" text:ref-name="DS_SUCCESS">DS_SUCCESS</text:reference-ref></text:span><text:span text:style-name="T16">);</text:span></text:p>
      <text:p text:style-name="code"><text:span text:style-name="T16"><text:s text:c="4"/></text:span><text:span text:style-name="T53">// If the channel is a table type (as stated by its control).</text:span></text:p>
      <text:p text:style-name="code"><text:span text:style-name="T16"><text:s text:c="4"/>assert(dlgs-&gt;DisplayChannelProperties(channel, </text:span><text:span text:style-name="T17"><text:reference-ref text:reference-format="text" text:ref-name="INFOSELECT_X_AXIS">INFOSELECT_X_AXIS</text:reference-ref></text:span><text:span text:style-name="T16">) == </text:span><text:span text:style-name="T17"><text:reference-ref text:reference-format="text" text:ref-name="DS_SUCCESS">DS_SUCCESS</text:reference-ref></text:span><text:span text:style-name="T16">);</text:span></text:p>
      <text:p text:style-name="code"><text:span text:style-name="T16"><text:s text:c="4"/>assert(dlgs-&gt;DisplayChannelProperties(channel, </text:span><text:span text:style-name="T17"><text:reference-ref text:reference-format="text" text:ref-name="INFOSELECT_Y_AXIS">INFOSELECT_Y_AXIS</text:reference-ref></text:span><text:span text:style-name="T16">) == </text:span><text:span text:style-name="T17"><text:reference-ref text:reference-format="text" text:ref-name="DS_SUCCESS">DS_SUCCESS</text:reference-ref></text:span><text:span text:style-name="T16">);</text:span></text:p>
      <text:p text:style-name="P10"><text:s text:c="2"/>}</text:p>
      <text:h text:style-name="P22" text:outline-level="3"><text:bookmark-start text:name="__RefHeading__53612_803968142"/>ELUnitConverter<text:bookmark-end text:name="__RefHeading__53612_803968142"/></text:h>
      <text:p text:style-name="Text_20_body"><text:tab/>This interface is used to create an query <text:span text:style-name="codetext"><text:bookmark-ref text:reference-format="text" text:ref-name="__RefHeading__375997_803968142">Units</text:bookmark-ref></text:span> in the host. <text:s/>By default, the host does not know about <text:span text:style-name="codetext"><text:bookmark-ref text:reference-format="text" text:ref-name="__RefHeading__375997_803968142">Units</text:bookmark-ref></text:span>. <text:s/>This interface is one of the ways to teach the host about <text:span text:style-name="codetext"><text:bookmark-ref text:reference-format="text" text:ref-name="__RefHeading__375997_803968142">Units</text:bookmark-ref></text:span>, and allows the host to take advantage and allow the ability to display channels in a different unit, in both name and value.</text:p>
      <text:p text:style-name="Text_20_body"><text:tab/>See <text:span text:style-name="codetext"><text:bookmark-ref text:reference-format="text" text:ref-name="__RefHeading__375997_803968142">Units</text:bookmark-ref></text:span> for more information on how <text:span text:style-name="codetext"><text:bookmark-ref text:reference-format="text" text:ref-name="__RefHeading__375997_803968142">Units</text:bookmark-ref></text:span> are treated within the host.</text:p>
      <text:p text:style-name="code"><text:span text:style-name="T7">interface</text:span> <text:span text:style-name="T35"><text:bookmark-ref text:reference-format="text" text:ref-name="__RefHeading__53612_803968142">ELUnitConverter</text:bookmark-ref></text:span> {</text:p>
      <text:p text:style-name="code"><text:s text:c="2"/><text:span text:style-name="T35">DWORD</text:span> <text:bookmark-ref text:reference-format="text" text:ref-name="__RefHeading__44902_803968142">InterfaceVersion</text:bookmark-ref>(<text:span text:style-name="T7">void</text:span>);</text:p>
      <text:p text:style-name="code"><text:s text:c="2"/><text:span text:style-name="T35">UINT</text:span> <text:bookmark-ref text:reference-format="text" text:ref-name="__RefHeading__44904_803968142">AddConversion</text:bookmark-ref>(<text:span text:style-name="T7">const</text:span> <text:span text:style-name="T7">char</text:span> *, <text:span text:style-name="T7">const</text:span> <text:span text:style-name="T7">char</text:span> *, <text:span text:style-name="T7">const</text:span> <text:span text:style-name="T7">char</text:span> *, <text:span text:style-name="T35"><text:bookmark-ref text:reference-format="text" text:ref-name="__RefHeading__32777_803968142">CONVERSIONOPERATOR</text:bookmark-ref></text:span>,</text:p>
      <text:p text:style-name="code"><text:s text:c="21"/><text:span text:style-name="T7">float</text:span>, <text:span text:style-name="T7">float</text:span>);</text:p>
      <text:p text:style-name="code"><text:s text:c="2"/><text:span text:style-name="T35">UINT</text:span> <text:bookmark-ref text:reference-format="text" text:ref-name="__RefHeading__44906_803968142">AddGenericConversion</text:bookmark-ref>(<text:span text:style-name="T7">const</text:span> <text:span text:style-name="T7">char</text:span> *, <text:span text:style-name="T7">const</text:span> <text:span text:style-name="T7">char</text:span> *, <text:span text:style-name="T7">const</text:span> <text:span text:style-name="T7">char</text:span> *, <text:span text:style-name="T7">const</text:span> <text:span text:style-name="T7">char</text:span> *,</text:p>
      <text:p text:style-name="code"><text:s text:c="28"/><text:span text:style-name="T7">const</text:span> <text:span text:style-name="T7">char</text:span> *);</text:p>
      <text:p text:style-name="code"><text:s text:c="2"/><text:span text:style-name="T35">UINT</text:span> <text:bookmark-ref text:reference-format="text" text:ref-name="__RefHeading__44908_803968142">GetGroupIndex</text:bookmark-ref>(<text:span text:style-name="T7">const</text:span> <text:span text:style-name="T7">char</text:span> *, <text:span text:style-name="T35">UINT</text:span> *);</text:p>
      <text:p text:style-name="code"><text:s text:c="2"/><text:span text:style-name="T35">UINT</text:span> <text:bookmark-ref text:reference-format="text" text:ref-name="__RefHeading__44910_803968142">GetGroupName</text:bookmark-ref>(<text:span text:style-name="T35">UINT</text:span>, <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44912_803968142">GetUnitIndex</text:bookmark-ref>(<text:span text:style-name="T7">const</text:span> <text:span text:style-name="T7">char</text:span> *, <text:span text:style-name="T35">UINT</text:span>, <text:span text:style-name="T35">UINT</text:span> *);</text:p>
      <text:p text:style-name="code"><text:s text:c="2"/><text:span text:style-name="T35">UINT</text:span> <text:bookmark-ref text:reference-format="text" text:ref-name="__RefHeading__44914_803968142">GetUnitName</text:bookmark-ref>(<text:span text:style-name="T35">UINT</text:span>, <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44916_803968142">GetGroupNameFromUnit</text:bookmark-ref>(<text:span text:style-name="T35">UINT</text:span>, <text:span text:style-name="T35">p</text:span><text:span text:style-name="T35"><text:bookmark-ref text:reference-format="text" text:ref-name="__RefHeading__32033_803968142">ELString</text:bookmark-ref></text:span> *);</text:p>
      <text:p text:style-name="code"><text:s text:c="2"/><text:span text:style-name="T35">UINT</text:span> <text:bookmark-ref text:reference-format="text" text:ref-name="__RefHeading__44918_803968142">GetGroupIndexFromUnit</text:bookmark-ref>(<text:span text:style-name="T35">UINT</text:span>, <text:span text:style-name="T35">UINT</text:span> *);</text:p>
      <text:p text:style-name="code"><text:s text:c="2"/><text:span text:style-name="T35">UINT</text:span> <text:bookmark-ref text:reference-format="text" text:ref-name="__RefHeading__44920_803968142">SetConversion</text:bookmark-ref>(<text:span text:style-name="T35">UINT</text:span>, <text:span text:style-name="T35">UINT</text:span>);</text:p>
      <text:p text:style-name="code"><text:s text:c="2"/><text:span text:style-name="T35">UINT</text:span> <text:bookmark-ref text:reference-format="text" text:ref-name="__RefHeading__44922_803968142">ClearConversion</text:bookmark-ref>(<text:span text:style-name="T35">UINT</text:span>);</text:p>
      <text:p text:style-name="code"><text:s text:c="2"/><text:span text:style-name="T35">UINT</text:span> <text:bookmark-ref text:reference-format="text" text:ref-name="__RefHeading__44924_803968142">GetAllUnits</text:bookmark-ref>(<text:span text:style-name="T35">UINT</text:span>, <text:span text:style-name="T35">p</text:span><text:span text:style-name="T35"><text:bookmark-ref text:reference-format="text" text:ref-name="__RefHeading__32075_803968142">ELArray</text:bookmark-ref></text:span> *);</text:p>
      <text:p text:style-name="code"><text:s text:c="2"/><text:span text:style-name="T35">UINT</text:span> <text:bookmark-ref text:reference-format="text" text:ref-name="__RefHeading__44926_803968142">GetAllCompatibleUnits</text:bookmark-ref>(<text:span text:style-name="T35">UINT</text:span>, <text:span text:style-name="T35">p</text:span><text:span text:style-name="T35"><text:bookmark-ref text:reference-format="text" text:ref-name="__RefHeading__32075_803968142">ELArray</text:bookmark-ref></text:span> *);</text:p>
      <text:p text:style-name="code"><text:s text:c="2"/><text:span text:style-name="T7">float</text:span> <text:bookmark-ref text:reference-format="text" text:ref-name="__RefHeading__44928_803968142">EvaluateConversion</text:bookmark-ref>(<text:span text:style-name="T35">UINT</text:span>, <text:span text:style-name="T35">UINT</text:span>, <text:span text:style-name="T7">float</text:span>);</text:p>
      <text:p text:style-name="code"><text:s text:c="2"/><text:span text:style-name="T35">UINT</text:span> <text:bookmark-ref text:reference-format="text" text:ref-name="__RefHeading__44930_803968142">GetConversion</text:bookmark-ref>(<text:span text:style-name="T35">UINT</text:span>, <text:span text:style-name="T35">UINT</text:span> *);</text:p>
      <text:p text:style-name="code"><text:s text:c="2"/><text:span text:style-name="T35">UINT</text:span> <text:bookmark-ref text:reference-format="text" text:ref-name="__RefHeading__44932_803968142">SetGroupConversion</text:bookmark-ref>(<text:span text:style-name="T35">UINT</text:span>, <text:span text:style-name="T35">UINT</text:span>);</text:p>
      <text:p text:style-name="code"><text:s text:c="2"/><text:span text:style-name="T35">UINT</text:span> <text:bookmark-ref text:reference-format="text" text:ref-name="__RefHeading__44934_803968142">ClearGroupConversion</text:bookmark-ref>(<text:span text:style-name="T35">UINT</text:span>);</text:p>
      <text:p text:style-name="code"><text:s text:c="2"/><text:span text:style-name="T35">UINT</text:span> <text:bookmark-ref text:reference-format="text" text:ref-name="__RefHeading__44936_803968142">GetGroupConversion</text:bookmark-ref>(<text:span text:style-name="T35">UINT</text:span>, <text:span text:style-name="T35">UINT</text:span> *);</text:p>
      <text:p text:style-name="code">};</text:p>
      <text:p text:style-name="code"><text:span text:style-name="T7">typedef</text:span> <text:span text:style-name="T35"><text:bookmark-ref text:reference-format="text" text:ref-name="__RefHeading__53612_803968142">ELUnitConverter</text:bookmark-ref></text:span> *<text:span text:style-name="T35">p</text:span><text:span text:style-name="T35"><text:bookmark-ref text:reference-format="text" text:ref-name="__RefHeading__53612_803968142">ELUnitConverter</text:bookmark-ref></text:span>;</text:p>
      <text:h text:style-name="Heading_20_4" text:outline-level="4"><text:bookmark-start text:name="__RefHeading__44902_803968142"/>InterfaceVersion<text:bookmark-end text:name="__RefHeading__44902_803968142"/></text:h>
      <text:p text:style-name="code">C++: <text:span text:style-name="T35">DWORD</text:span> <text:span text:style-name="T35"><text:bookmark-ref text:reference-format="text" text:ref-name="__RefHeading__53612_803968142">ELUnitConverter</text:bookmark-ref></text:span>::<text:bookmark-ref text:reference-format="text" text:ref-name="__RefHeading__44902_803968142">InterfaceVersion</text:bookmark-ref>(<text:span text:style-name="T7">void</text:span>);</text:p>
      <text:p text:style-name="code"/>
      <text:p text:style-name="Text_20_body"><text:tab/>This function returns the version of <text:span text:style-name="T35"><text:bookmark-ref text:reference-format="text" text:ref-name="__RefHeading__53612_803968142">ELUnitConverter</text:bookmark-ref></text:span> interface being used by the host.</text:p>
      <text:p text:style-name="code"><text:s text:c="2"/>example: c++</text:p>
      <text:p text:style-name="code"><text:s text:c="2"/><text:span text:style-name="T7">extern</text:span> <text:span text:style-name="T41">p</text:span><text:span text:style-name="T41"><text:bookmark-ref text:reference-format="text" text:ref-name="__RefHeading__49551_803968142">ELHost</text:bookmark-ref></text:span> host;</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assert(uc-&gt;<text:bookmark-ref text:reference-format="text" text:ref-name="__RefHeading__44902_803968142">InterfaceVersion</text:bookmark-ref>() == host-&gt;<text:bookmark-ref text:reference-format="text" text:ref-name="__RefHeading__94199_803968142">Versions</text:bookmark-ref>()-&gt;unit_converter);</text:p>
      <text:p text:style-name="code"><text:s text:c="2"/>}</text:p>
      <text:h text:style-name="Heading_20_4" text:outline-level="4"><text:bookmark-start text:name="__RefHeading__44904_803968142"/>AddConversion<text:bookmark-end text:name="__RefHeading__44904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04_803968142">AddConversion</text:bookmark-ref>(<text:span text:style-name="T7">const</text:span> <text:span text:style-name="T7">char</text:span> *group,</text:p>
      <text:p text:style-name="code"><text:span text:style-name="T7"><text:s text:c="41"/>const</text:span> <text:span text:style-name="T7">char</text:span> *from,</text:p>
      <text:p text:style-name="code"><text:span text:style-name="T7"><text:s text:c="41"/>const</text:span> <text:span text:style-name="T7">char</text:span> *to,</text:p>
      <text:p text:style-name="code"><text:s text:c="41"/><text:span text:style-name="T35"><text:bookmark-ref text:reference-format="text" text:ref-name="__RefHeading__32777_803968142">CONVERSIONOPERATOR</text:bookmark-ref></text:span> op,</text:p>
      <text:p text:style-name="code"><text:s text:c="41"/><text:span text:style-name="T7">float</text:span> forward_coef,</text:p>
      <text:p text:style-name="code"><text:span text:style-name="T7"><text:s text:c="41"/>float</text:span> reverse_coef;</text:p>
      <text:p text:style-name="Text_20_body"><text:tab/><text:span text:style-name="codetext">group</text:span> – The name of the unit group to add this conversion.</text:p>
      <text:p text:style-name="Text_20_body"><text:soft-page-break/><text:tab/><text:span text:style-name="codetext">from</text:span> – The ASCII name of the initial unit in this conversion.</text:p>
      <text:p text:style-name="Text_20_body"><text:tab/><text:span text:style-name="codetext">to</text:span> – The ASCII name of the resultant unit in this conversion.</text:p>
      <text:p text:style-name="Text_20_body"><text:tab/><text:span text:style-name="codetext">op</text:span> – The operator used for this conversion definition. <text:s/>See <text:span text:style-name="T35"><text:bookmark-ref text:reference-format="text" text:ref-name="__RefHeading__32777_803968142">CONVERSIONOPERATOR</text:bookmark-ref></text:span>.</text:p>
      <text:p text:style-name="Text_20_body"><text:tab/><text:span text:style-name="codetext">forward_coef</text:span> – The value to use when going: <text:span text:style-name="codetext">from</text:span> → <text:span text:style-name="codetext">to</text:span>.</text:p>
      <text:p text:style-name="Text_20_body"><text:tab/><text:span text:style-name="codetext">reverse_coef</text:span> – The value to use when going: <text:span text:style-name="codetext">to</text:span> → <text:span text:style-name="codetext">from</text:span>.</text:p>
      <text:p text:style-name="Text_20_body"><text:tab/>This function will add the conversion to the host. <text:s/>Once finished, any channel that has the unit <text:span text:style-name="codetext">from</text:span> can be displayed as the unit <text:span text:style-name="codetext">to</text:span> or has the unit <text:span text:style-name="codetext">to</text:span> can be displayed as the unit <text:span text:style-name="codetext">from</text:span>. <text:s/>There are multiple types a conversion operation can be, however for this function a generic conversion cannot be used. <text:s/>In order to create a generic conversion use <text:span text:style-name="codetext"><text:bookmark-ref text:reference-format="text" text:ref-name="__RefHeading__44906_803968142">AddGenericConversion</text:bookmark-ref></text:span>.</text:p>
      <text:p text:style-name="Text_20_body"><text:tab/>This function will overwrite any current conversion with the same units with the data given. </text:p>
      <text:p text:style-name="Text_20_body"><text:tab/>This function will create the <text:span text:style-name="codetext">group</text:span> if it does not exist.</text:p>
      <text:p text:style-name="Text_20_body"><text:tab/>This function will create the units <text:span text:style-name="codetext">from</text:span> and <text:span text:style-name="codetext">to</text:span> if they do not exist. <text:s/>The function will also associate the units to the given <text:span text:style-name="codetext">group</text:span>.</text:p>
      <text:p text:style-name="Text_20_body"><text:tab/>See <text:span text:style-name="codetext"><text:bookmark-ref text:reference-format="text" text:ref-name="__RefHeading__375997_803968142">Units</text:bookmark-ref></text:span> for more information about groups, units, and conversion relation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text:span text:style-name="codetext">from</text:span>, or <text:span text:style-name="codetext">to</text:span> are <text:span text:style-name="codetext"><text:span text:style-name="T49">NULL</text:span></text:span> or empty.</text:p>
      <text:p text:style-name="Text_20_body"><text:tab/><text:tab/>If <text:span text:style-name="codetext">op</text:span> is not an accepted operator for this function.</text:p>
      <text:p text:style-name="code"><text:tab/><text:span text:style-name="T49"><text:reference-ref text:reference-format="text" text:ref-name="DS_NO_MEM">DS_NO_MEM</text:reference-ref></text:span></text:p>
      <text:p text:style-name="Text_20_body"><text:tab/><text:tab/>If the conversion could not be added due to low memory on the host.</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The group, or units, where added successfully (if needed) and the conversion has also be <text:tab/><text:tab/>added as expected.</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text:bookmark-ref text:reference-format="text" text:ref-name="__RefHeading__32777_803968142">CONVERSIONOPERATOR</text:bookmark-ref></text:span> op = <text:span text:style-name="T49"><text:reference-ref text:reference-format="text" text:ref-name="CONVERSIONOPERATOR_ADD">CONVERSIONOPERATOR_ADD</text:reference-ref></text:span>;</text:p>
      <text:p text:style-name="code"><text:s text:c="4"/>assert(uc-&gt;<text:bookmark-ref text:reference-format="text" text:ref-name="__RefHeading__44904_803968142">AddConversion</text:bookmark-ref>(<text:span text:style-name="T49">NULL</text:span>, <text:span text:style-name="T41">"C"</text:span>, <text:span text:style-name="T41">"K"</text:span>, op, 273.15, -273.15) == <text:span text:style-name="T49"><text:reference-ref text:reference-format="text" text:ref-name="DS_INVALID_ARGUMENT">DS_INVALID_ARGUMENT</text:reference-ref></text:span>);</text:p>
      <text:p text:style-name="code"><text:s text:c="4"/>assert(uc-&gt;<text:bookmark-ref text:reference-format="text" text:ref-name="__RefHeading__44904_803968142">AddConversion</text:bookmark-ref>(<text:span text:style-name="T41">"Temp"</text:span>, <text:span text:style-name="T49">NULL</text:span>, <text:span text:style-name="T41">"K"</text:span>, op, 273.15, -273.15) == <text:tab/><text:tab/><text:tab/><text:tab/><text:tab/><text:tab/><text:tab/><text:tab/> <text:s text:c="2"/><text:span text:style-name="T49"><text:reference-ref text:reference-format="text" text:ref-name="DS_INVALID_ARGUMENT">DS_INVALID_ARGUMENT</text:reference-ref></text:span>);</text:p>
      <text:p text:style-name="code"><text:s text:c="4"/>assert(uc-&gt;<text:bookmark-ref text:reference-format="text" text:ref-name="__RefHeading__44904_803968142">AddConversion</text:bookmark-ref>(<text:span text:style-name="T41">"Temp"</text:span>, <text:span text:style-name="T41">"C"</text:span>, <text:span text:style-name="T49">NULL</text:span>, op, 273.15, -273.15) == <text:tab/><text:tab/><text:tab/><text:tab/><text:tab/><text:tab/><text:tab/><text:tab/> <text:s text:c="2"/><text:span text:style-name="T49"><text:reference-ref text:reference-format="text" text:ref-name="DS_INVALID_ARGUMENT">DS_INVALID_ARGUMENT</text:reference-ref></text:span>);</text:p>
      <text:p text:style-name="code"><text:s text:c="4"/>assert(uc-&gt;<text:bookmark-ref text:reference-format="text" text:ref-name="__RefHeading__44904_803968142">AddConversion</text:bookmark-ref>(<text:span text:style-name="T41">"Temp"</text:span>, <text:span text:style-name="T41">"C"</text:span>, <text:span text:style-name="T41">"K"</text:span>, op, 273.15, -273.15) == <text:span text:style-name="T49"><text:reference-ref text:reference-format="text" text:ref-name="DS_SUCCESS">DS_SUCCESS</text:reference-ref></text:span>);</text:p>
      <text:p text:style-name="code"><text:s text:c="2"/>}</text:p>
      <text:h text:style-name="Heading_20_4" text:outline-level="4"><text:bookmark-start text:name="__RefHeading__44906_803968142"/>AddGenericConversion<text:bookmark-end text:name="__RefHeading__44906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06_803968142">AddGenericConversion</text:bookmark-ref>(<text:span text:style-name="T7">const</text:span> <text:span text:style-name="T7">char</text:span> *group,</text:p>
      <text:p text:style-name="code"><text:span text:style-name="T7"><text:s text:c="48"/>const</text:span> <text:span text:style-name="T7">char</text:span> *from,</text:p>
      <text:p text:style-name="code"><text:span text:style-name="T7"><text:s text:c="48"/>const</text:span> <text:span text:style-name="T7">char</text:span> *to,</text:p>
      <text:p text:style-name="code"><text:soft-page-break/><text:span text:style-name="T7"><text:s text:c="48"/>const</text:span> <text:span text:style-name="T7">char</text:span> *forward,</text:p>
      <text:p text:style-name="code"><text:s text:c="48"/><text:span text:style-name="T7">const</text:span> <text:span text:style-name="T7">char</text:span> *reverse);</text:p>
      <text:p text:style-name="Text_20_body"><text:tab/><text:span text:style-name="codetext">group</text:span> – The name of the unit group to add this conversion.</text:p>
      <text:p text:style-name="Text_20_body"><text:tab/><text:span text:style-name="codetext">from</text:span> – The ASCII name of the initial unit in this conversion.</text:p>
      <text:p text:style-name="Text_20_body"><text:tab/><text:span text:style-name="codetext">to</text:span> – The ASCII name of the resultant unit in this conversion.</text:p>
      <text:p text:style-name="Text_20_body"><text:tab/><text:span text:style-name="codetext">forward</text:span> – The math expression when going: <text:span text:style-name="codetext">from</text:span> → <text:span text:style-name="codetext">to</text:span>. <text:s/>See <text:span text:style-name="codetext"><text:bookmark-ref text:reference-format="text" text:ref-name="__RefHeading__367507_803968142">Expressions</text:bookmark-ref></text:span>.</text:p>
      <text:p text:style-name="Text_20_body"><text:tab/><text:span text:style-name="codetext">reverse</text:span> – The math expression when going: <text:span text:style-name="codetext">to</text:span> → <text:span text:style-name="codetext">from</text:span>. <text:s/>See <text:span text:style-name="codetext"><text:bookmark-ref text:reference-format="text" text:ref-name="__RefHeading__367507_803968142">Expressions</text:bookmark-ref></text:span>.</text:p>
      <text:p text:style-name="Text_20_body"><text:tab/>This function adds a generic conversion to the host. <text:s/>Once finished, any channel that has the unit <text:span text:style-name="codetext">from</text:span> can be displayed as the unit <text:span text:style-name="codetext">to</text:span> or has the unit <text:span text:style-name="codetext">to</text:span> can be displayed as the unit <text:span text:style-name="codetext">from</text:span>.</text:p>
      <text:p text:style-name="Text_20_body"><text:tab/>This function will overwrite any current conversion with the same units with the data given. </text:p>
      <text:p text:style-name="Text_20_body"><text:tab/>This function will create the <text:span text:style-name="codetext">group</text:span> if it does not exist.</text:p>
      <text:p text:style-name="Text_20_body"><text:tab/>This function will create the units <text:span text:style-name="codetext">from</text:span> and <text:span text:style-name="codetext">to</text:span> if they do not exist. <text:s/>The function will also associate the units to the given <text:span text:style-name="codetext">group</text:span>.</text:p>
      <text:p text:style-name="Text_20_body"><text:tab/>See <text:span text:style-name="codetext"><text:bookmark-ref text:reference-format="text" text:ref-name="__RefHeading__375997_803968142">Units</text:bookmark-ref></text:span> for more information about groups, units, and conversion relations.</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text:span text:style-name="codetext">from</text:span>, <text:span text:style-name="codetext">to</text:span>, <text:span text:style-name="codetext">forward</text:span>, or <text:span text:style-name="codetext">reverse</text:span> are <text:span text:style-name="codetext"><text:span text:style-name="T49">NULL</text:span></text:span> or empty.</text:p>
      <text:p text:style-name="code"><text:tab/><text:span text:style-name="T49"><text:reference-ref text:reference-format="text" text:ref-name="DS_INVALID_EXPRESSION">DS_INVALID_EXPRESSION</text:reference-ref></text:span></text:p>
      <text:p text:style-name="Text_20_body"><text:tab/><text:tab/>If either forward or reverse are invalid generic conversion expressions.</text:p>
      <text:p text:style-name="code"><text:tab/><text:span text:style-name="T49"><text:reference-ref text:reference-format="text" text:ref-name="DS_NO_MEM">DS_NO_MEM</text:reference-ref></text:span></text:p>
      <text:p text:style-name="Text_20_body"><text:tab/><text:tab/>If the conversion could not be added due to low memory on the host.</text:p>
      <text:p text:style-name="code"><text:tab/><text:span text:style-name="T49"><text:reference-ref text:reference-format="text" text:ref-name="DS_FAILURE">DS_FAILURE</text:reference-ref></text:span></text:p>
      <text:p text:style-name="Text_20_body"><text:tab/><text:tab/>If any unhandled/unknown errors occurred.</text:p>
      <text:p text:style-name="code"><text:tab/><text:span text:style-name="T49"><text:reference-ref text:reference-format="text" text:ref-name="DS_SUCCESS">DS_SUCCESS</text:reference-ref></text:span></text:p>
      <text:p text:style-name="Text_20_body"><text:tab/><text:tab/>The group, or units, where added successfully (if needed) and the conversion has also be <text:tab/><text:tab/>added as expected.</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assert(uc-&gt;AddGenericConversion(<text:span text:style-name="T49">NULL</text:span>, <text:span text:style-name="T49">NULL</text:span>, <text:span text:style-name="T49">NULL</text:span>, <text:span text:style-name="T49">NULL</text:span>, <text:span text:style-name="T49">NULL</text:span>) == <text:span text:style-name="T49"><text:reference-ref text:reference-format="text" text:ref-name="DS_INVALID_ARGUMENT">DS_INVALID_ARGUMENT</text:reference-ref></text:span>);</text:p>
      <text:p text:style-name="code"><text:s text:c="4"/>assert(uc-&gt;AddGenericConversion(<text:span text:style-name="T41">"Temp"</text:span>, <text:span text:style-name="T41">"C"</text:span>, <text:span text:style-name="T41">"K"</text:span>, <text:span text:style-name="T41">"input +"</text:span>, <text:span text:style-name="T41">"input – 273.15"</text:span>) == <text:s text:c="9"/><text:tab/> <text:s text:c="28"/><text:span text:style-name="T49"><text:reference-ref text:reference-format="text" text:ref-name="DS_INVALID_EXPRESSION">DS_INVALID_EXPRESSION</text:reference-ref></text:span>);</text:p>
      <text:p text:style-name="code"><text:s text:c="4"/>assert(uc-&gt;AddGenericConversion(<text:span text:style-name="T41">"Temp"</text:span>, <text:span text:style-name="T41">"C"</text:span>, <text:span text:style-name="T41">"K"</text:span>, <text:span text:style-name="T41">"input + 273.15"</text:span>, <text:span text:style-name="T41">"input – 273.15"</text:span>) == <text:s text:c="9"/><text:tab/> <text:s text:c="28"/><text:span text:style-name="T49"><text:reference-ref text:reference-format="text" text:ref-name="DS_SUCCESS">DS_SUCCESS</text:reference-ref></text:span>);</text:p>
      <text:p text:style-name="code"><text:s text:c="2"/>}</text:p>
      <text:h text:style-name="Heading_20_4" text:outline-level="4"><text:bookmark-start text:name="__RefHeading__44908_803968142"/>GetGroupIndex<text:bookmark-end text:name="__RefHeading__44908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08_803968142">GetGroupIndex</text:bookmark-ref>(<text:span text:style-name="T7">const</text:span> <text:span text:style-name="T7">char</text:span> *name,</text:p>
      <text:p text:style-name="code"><text:span text:style-name="T35"><text:s text:c="41"/>UINT</text:span> *index);</text:p>
      <text:p text:style-name="Text_20_body"><text:tab/><text:span text:style-name="codetext">name</text:span> – The name of the group to be queried.</text:p>
      <text:p text:style-name="Text_20_body"><text:soft-page-break/><text:tab/><text:span text:style-name="codetext">index</text:span> – The memory location to store the index for given group name.</text:p>
      <text:p text:style-name="Text_20_body"><text:tab/>This function will retrieve the index of the group with the given name.</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name</text:span> is <text:span text:style-name="codetext">NULL</text:span> or empty or if <text:span text:style-name="codetext">index</text:span> is <text:span text:style-name="codetext"><text:span text:style-name="T49">NULL</text:span></text:span>.</text:p>
      <text:p text:style-name="code"><text:tab/><text:span text:style-name="T49"><text:reference-ref text:reference-format="text" text:ref-name="DS_FAILURE">DS_FAILURE</text:reference-ref></text:span></text:p>
      <text:p text:style-name="Text_20_body"><text:tab/><text:tab/>If <text:span text:style-name="codetext">name</text:span> is not a group.</text:p>
      <text:p text:style-name="code"><text:tab/><text:span text:style-name="T49"><text:reference-ref text:reference-format="text" text:ref-name="DS_SUCCESS">DS_SUCCESS</text:reference-ref></text:span></text:p>
      <text:p text:style-name="Text_20_body"><text:tab/><text:tab/>If the group index was retrieved and returned correct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index = 0;</text:p>
      <text:p text:style-name="code"><text:s text:c="4"/>assert(uc-&gt;GetGroupIndex(<text:span text:style-name="T49">NULL</text:span>, &amp;index) == <text:span text:style-name="T49"><text:reference-ref text:reference-format="text" text:ref-name="DS_INVALID_ARGUMENT">DS_INVALID_ARGUMENT</text:reference-ref></text:span>);</text:p>
      <text:p text:style-name="code"><text:s text:c="4"/>assert(uc-&gt;GetGroupIndex(<text:span text:style-name="T41">"Temp"</text:span>, &amp;index) == <text:span text:style-name="T49"><text:reference-ref text:reference-format="text" text:ref-name="DS_SUCCESS">DS_SUCCESS</text:reference-ref></text:span>);</text:p>
      <text:p text:style-name="code"><text:s text:c="2"/>}</text:p>
      <text:h text:style-name="Heading_20_4" text:outline-level="4"><text:bookmark-start text:name="__RefHeading__44910_803968142"/>GetGroupName<text:bookmark-end text:name="__RefHeading__44910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10_803968142">GetGroupName</text:bookmark-ref>(<text:span text:style-name="T35">UINT</text:span> index,</text:p>
      <text:p text:style-name="code"><text:span text:style-name="T35"><text:s text:c="40"/>p</text:span><text:span text:style-name="T35"><text:bookmark-ref text:reference-format="text" text:ref-name="__RefHeading__32033_803968142">ELString</text:bookmark-ref></text:span> *name);</text:p>
      <text:p text:style-name="Text_20_body"><text:tab/><text:span text:style-name="codetext">index</text:span> – The index of the group being queried.</text:p>
      <text:p text:style-name="Text_20_body"><text:tab/><text:span text:style-name="codetext">name</text:span> – The string to hold the name of the group matching the given index.</text:p>
      <text:p text:style-name="Text_20_body"><text:tab/>This function will retrieve the group for the given index and return the name.</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name</text:span> is <text:span text:style-name="codetext"><text:span text:style-name="T49">NULL</text:span></text:span>.</text:p>
      <text:p text:style-name="code"><text:tab/><text:span text:style-name="T49"><text:reference-ref text:reference-format="text" text:ref-name="DS_DOES_NOT_EXIST">DS_NOT_REGISTERED</text:reference-ref></text:span></text:p>
      <text:p text:style-name="Text_20_body"><text:tab/><text:tab/>If no group exists for the given index.</text:p>
      <text:p text:style-name="code"><text:tab/><text:span text:style-name="T49"><text:reference-ref text:reference-format="text" text:ref-name="DS_NO_MEM">DS_NO_MEM</text:reference-ref></text:span></text:p>
      <text:p text:style-name="Text_20_body"><text:tab/><text:tab/>If <text:span text:style-name="codetext">name</text:span> could not be resized due to low memory.</text:p>
      <text:p text:style-name="code"><text:tab/><text:bookmark-ref text:reference-format="text" text:ref-name="__RefHeading__32001_803968142">AllocateString</text:bookmark-ref></text:p>
      <text:p text:style-name="Text_20_body"><text:tab/><text:tab/>If <text:span text:style-name="codetext">name</text:span> is a fresh <text:span text:style-name="codetext"><text:span text:style-name="T35"><text:bookmark-ref text:reference-format="text" text:ref-name="__RefHeading__32033_803968142">ELString</text:bookmark-ref></text:span></text:span>. <text:s/>Meaning a new allocation is needed rather than a possible <text:tab/><text:tab/><text:tab/>resize.</text:p>
      <text:p text:style-name="code"><text:tab/><text:span text:style-name="T49"><text:reference-ref text:reference-format="text" text:ref-name="DS_SUCCESS">DS_SUCCESS</text:reference-ref></text:span></text:p>
      <text:p text:style-name="Text_20_body"><text:tab/><text:tab/>If <text:span text:style-name="codetext">name</text:span> was resized and filled in correct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index = 0;</text:p>
      <text:p text:style-name="code"><text:s text:c="4"/><text:span text:style-name="T7">if</text:span> ( uc-&gt;<text:bookmark-ref text:reference-format="text" text:ref-name="__RefHeading__44908_803968142">GetGroupIndex</text:bookmark-ref>(<text:span text:style-name="T41">"Temp"</text:span>, &amp;index) == <text:span text:style-name="T49"><text:reference-ref text:reference-format="text" text:ref-name="DS_SUCCESS">DS_SUCCESS</text:reference-ref></text:span> ) {</text:p>
      <text:p text:style-name="code"><text:s text:c="6"/><text:span text:style-name="T35">p</text:span><text:span text:style-name="T35"><text:bookmark-ref text:reference-format="text" text:ref-name="__RefHeading__32033_803968142">ELString</text:bookmark-ref></text:span> tmp = <text:span text:style-name="T49">NULL</text:span>;</text:p>
      <text:p text:style-name="code"><text:s text:c="6"/>assert(uc-&gt;GetGroupName(index, &amp;tmp) == <text:span text:style-name="T49"><text:reference-ref text:reference-format="text" text:ref-name="DS_SUCCESS">DS_SUCCESS</text:reference-ref></text:span>);</text:p>
      <text:p text:style-name="code"><text:soft-page-break/><text:s text:c="6"/>assert(strcmp(tmp-&gt;str, <text:span text:style-name="T41">"Temp"</text:span>) == 0);</text:p>
      <text:p text:style-name="code"><text:s text:c="6"/>dll_gen-&gt;<text:bookmark-ref text:reference-format="text" text:ref-name="__RefHeading__32003_803968142">FreeString</text:bookmark-ref>(&amp;tmp);</text:p>
      <text:p text:style-name="code"><text:s text:c="4"/>}</text:p>
      <text:p text:style-name="code"><text:s text:c="2"/>}</text:p>
      <text:h text:style-name="Heading_20_4" text:outline-level="4"><text:bookmark-start text:name="__RefHeading__44912_803968142"/>GetUnitIndex<text:bookmark-end text:name="__RefHeading__44912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12_803968142">GetUnitIndex</text:bookmark-ref>(<text:span text:style-name="T7">const</text:span> <text:span text:style-name="T7">char</text:span> *unit,</text:p>
      <text:p text:style-name="code"><text:span text:style-name="T35"><text:s text:c="40"/>UINT</text:span> group,</text:p>
      <text:p text:style-name="code"><text:span text:style-name="T35"><text:s text:c="40"/>UINT</text:span> *index);</text:p>
      <text:p text:style-name="Text_20_body"><text:tab/><text:span text:style-name="codetext">unit</text:span> – The name of the unit be queried.</text:p>
      <text:p text:style-name="Text_20_body"><text:tab/><text:span text:style-name="codetext">group</text:span> – The index to the group where unit may reside.</text:p>
      <text:p text:style-name="Text_20_body"><text:tab/><text:span text:style-name="codetext">index</text:span> – The memory location to store the index for the given unit.</text:p>
      <text:p text:style-name="Text_20_body"><text:tab/>This function will query the given group for a unit matching the name given. <text:s/>The same unit name may exist in multiple groups, so this query is required in order to receive the proper index.</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unit</text:span> is <text:span text:style-name="codetext"><text:span text:style-name="T49">NULL</text:span></text:span> or empty or if <text:span text:style-name="codetext">index</text:span> is <text:span text:style-name="codetext"><text:span text:style-name="T49">NULL</text:span></text:span>.</text:p>
      <text:p text:style-name="code"><text:tab/><text:span text:style-name="T49"><text:reference-ref text:reference-format="text" text:ref-name="DS_FAILURE">DS_FAILURE</text:reference-ref></text:span></text:p>
      <text:p text:style-name="Text_20_body"><text:tab/><text:tab/>If the unit name is not in the given group.</text:p>
      <text:p text:style-name="code"><text:tab/><text:span text:style-name="T49"><text:reference-ref text:reference-format="text" text:ref-name="DS_SUCCESS">DS_SUCCESS</text:reference-ref></text:span></text:p>
      <text:p text:style-name="Text_20_body"><text:tab/><text:tab/>If the unit was found and index was set according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index = 0;</text:p>
      <text:p text:style-name="code"><text:s text:c="6"/>assert(uc-&gt;GetUnitIndex(<text:span text:style-name="T41">"C"</text:span>, group_index, &amp;index) == <text:span text:style-name="T49"><text:reference-ref text:reference-format="text" text:ref-name="DS_SUCCESS">DS_SUCCESS</text:reference-ref></text:span>);</text:p>
      <text:p text:style-name="code"><text:s text:c="4"/>}</text:p>
      <text:p text:style-name="code"><text:s text:c="2"/>}</text:p>
      <text:h text:style-name="Heading_20_4" text:outline-level="4"><text:bookmark-start text:name="__RefHeading__44914_803968142"/>GetUnitName<text:bookmark-end text:name="__RefHeading__44914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14_803968142">GetUnitName</text:bookmark-ref>(<text:span text:style-name="T35">UINT</text:span> index,</text:p>
      <text:p text:style-name="code"><text:span text:style-name="T35"><text:s text:c="39"/>p</text:span><text:span text:style-name="T35"><text:bookmark-ref text:reference-format="text" text:ref-name="__RefHeading__32033_803968142">ELString</text:bookmark-ref></text:span> *name);</text:p>
      <text:p text:style-name="Text_20_body"><text:tab/><text:span text:style-name="codetext">index</text:span> – The index of the unit being queried.</text:p>
      <text:p text:style-name="Text_20_body"><text:tab/><text:span text:style-name="codetext">name</text:span> – The string to hold the units name.</text:p>
      <text:p text:style-name="Text_20_body"><text:tab/>This function will retrieve the name of the unit for the given index.</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name</text:span> is <text:span text:style-name="codetext"><text:span text:style-name="T49">NULL</text:span></text:span>.</text:p>
      <text:p text:style-name="code"><text:tab/><text:span text:style-name="T49">DS_DOES_NOT_EXIST</text:span></text:p>
      <text:p text:style-name="Text_20_body"><text:tab/><text:tab/>If the given unit was not found.</text:p>
      <text:p text:style-name="code"><text:soft-page-break/><text:tab/><text:span text:style-name="T49"><text:reference-ref text:reference-format="text" text:ref-name="DS_NO_MEM">DS_NO_MEM</text:reference-ref></text:span></text:p>
      <text:p text:style-name="Text_20_body"><text:tab/><text:tab/>If resizing name failed due to low memory.</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bookmark-ref text:reference-format="text" text:ref-name="__RefHeading__32001_803968142">AllocateString</text:bookmark-ref></text:p>
      <text:p text:style-name="Text_20_body"><text:tab/><text:tab/>If name is a fresh <text:span text:style-name="codetext"><text:span text:style-name="T35"><text:bookmark-ref text:reference-format="text" text:ref-name="__RefHeading__32033_803968142">ELString</text:bookmark-ref></text:span></text:span>. <text:s/>Meaning, a new allocation is required rather than a simple <text:tab/><text:tab/><text:tab/>resize.</text:p>
      <text:p text:style-name="code"><text:tab/><text:span text:style-name="T49"><text:reference-ref text:reference-format="text" text:ref-name="DS_SUCCESS">DS_SUCCESS</text:reference-ref></text:span></text:p>
      <text:p text:style-name="Text_20_body"><text:tab/><text:tab/>The unit was found and name was set according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index = 0;</text:p>
      <text:p text:style-name="code"><text:s text:c="6"/><text:span text:style-name="T7">if</text:span> ( uc-&gt;<text:bookmark-ref text:reference-format="text" text:ref-name="__RefHeading__44912_803968142">GetUnitIndex</text:bookmark-ref>(<text:span text:style-name="T41">"C"</text:span>, group_index, &amp;index) == <text:reference-ref text:reference-format="text" text:ref-name="DS_SUCCESS">DS_SUCCESS</text:reference-ref><text:span text:style-name="T49"> </text:span>) {</text:p>
      <text:p text:style-name="code"><text:s text:c="8"/><text:span text:style-name="T35">p</text:span><text:span text:style-name="T35"><text:bookmark-ref text:reference-format="text" text:ref-name="__RefHeading__32033_803968142">ELString</text:bookmark-ref></text:span> tmp = NULL;</text:p>
      <text:p text:style-name="code"><text:s text:c="8"/>assert(uc-&gt;GetUnitName(index, &amp;tmp) == <text:span text:style-name="T49"><text:reference-ref text:reference-format="text" text:ref-name="DS_SUCCESS">DS_SUCCESS</text:reference-ref></text:span>);</text:p>
      <text:p text:style-name="code"><text:s text:c="8"/>assert(strcmp(tmp-&gt;str, <text:span text:style-name="T41">"C"</text:span>) == 0);</text:p>
      <text:p text:style-name="code"><text:s text:c="8"/>dll_gen-&gt;<text:bookmark-ref text:reference-format="text" text:ref-name="__RefHeading__32003_803968142">FreeString</text:bookmark-ref>(&amp;tmp);</text:p>
      <text:p text:style-name="code"><text:s text:c="6"/>}</text:p>
      <text:p text:style-name="code"><text:s text:c="4"/>}</text:p>
      <text:p text:style-name="code"><text:s text:c="2"/>}</text:p>
      <text:h text:style-name="Heading_20_4" text:outline-level="4"><text:bookmark-start text:name="__RefHeading__44916_803968142"/>GetGroupNameFromUnit<text:bookmark-end text:name="__RefHeading__44916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16_803968142">GetGroupNameFromUnit</text:bookmark-ref>(<text:span text:style-name="T35">UINT</text:span> unit,</text:p>
      <text:p text:style-name="code"><text:span text:style-name="T35"><text:s text:c="48"/>p</text:span><text:span text:style-name="T35"><text:bookmark-ref text:reference-format="text" text:ref-name="__RefHeading__32033_803968142">ELString</text:bookmark-ref></text:span> *name);</text:p>
      <text:p text:style-name="Text_20_body"><text:tab/><text:span text:style-name="codetext">unit</text:span> – The index of the unit whose group name is being retrieved.</text:p>
      <text:p text:style-name="Text_20_body"><text:tab/><text:span text:style-name="codetext">name</text:span> – The string to store the retrieved group name.</text:p>
      <text:p text:style-name="Text_20_body"><text:tab/>This function allows the retrieval of a group name given a unit. <text:s/>As multiple units with the same name may exist in different groups, their indices are unique depending on the group.</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name</text:span> is <text:span text:style-name="codetext"><text:span text:style-name="T49">NULL</text:span></text:span>.</text:p>
      <text:p text:style-name="code"><text:tab/><text:span text:style-name="T49">DS_DOES_NOT_EXIST</text:span></text:p>
      <text:p text:style-name="Text_20_body"><text:tab/><text:tab/>If the unit index is invalid.</text:p>
      <text:p text:style-name="code"><text:tab/><text:span text:style-name="T49"><text:reference-ref text:reference-format="text" text:ref-name="DS_NO_MEM">DS_NO_MEM</text:reference-ref></text:span></text:p>
      <text:p text:style-name="Text_20_body"><text:tab/><text:tab/>If a resize of name failed due to low memory.</text:p>
      <text:p text:style-name="code"><text:tab/><text:span text:style-name="T49"><text:reference-ref text:reference-format="text" text:ref-name="DS_FAILURE">DS_FAILURE</text:reference-ref></text:span></text:p>
      <text:p text:style-name="Text_20_body"><text:tab/><text:tab/>If any unhandled/unknown errors occurred.</text:p>
      <text:p text:style-name="code"><text:tab/><text:bookmark-ref text:reference-format="text" text:ref-name="__RefHeading__32001_803968142">AllocateString</text:bookmark-ref></text:p>
      <text:p text:style-name="Text_20_body"><text:tab/><text:tab/>If name is a fresh <text:span text:style-name="codetext">ELString</text:span>. <text:s/>Meaning, that a new allocation was required rather than a <text:tab/><text:tab/><text:tab/>simple resize.</text:p>
      <text:p text:style-name="code"><text:soft-page-break/><text:tab/><text:span text:style-name="T49"><text:reference-ref text:reference-format="text" text:ref-name="DS_SUCCESS">DS_SUCCESS</text:reference-ref></text:span></text:p>
      <text:p text:style-name="Text_20_body"><text:tab/><text:tab/>The group name was retrieved successful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index = 0;</text:p>
      <text:p text:style-name="code"><text:s text:c="6"/><text:span text:style-name="T7">if</text:span> ( uc-&gt;<text:bookmark-ref text:reference-format="text" text:ref-name="__RefHeading__44912_803968142">GetUnitIndex</text:bookmark-ref>(<text:span text:style-name="T41">"C"</text:span>, group_index, &amp;index) == <text:span text:style-name="T49"><text:reference-ref text:reference-format="text" text:ref-name="DS_SUCCESS">DS_SUCCESS</text:reference-ref></text:span><text:span text:style-name="T49"> </text:span>) {</text:p>
      <text:p text:style-name="code"><text:s text:c="8"/><text:span text:style-name="T35">p</text:span><text:span text:style-name="T35"><text:bookmark-ref text:reference-format="text" text:ref-name="__RefHeading__32033_803968142">ELString</text:bookmark-ref></text:span> tmp = NULL;</text:p>
      <text:p text:style-name="code"><text:s text:c="8"/>assert(uc-&gt;GetGroupNameFromUnit(index, &amp;tmp) == <text:span text:style-name="T49"><text:reference-ref text:reference-format="text" text:ref-name="DS_SUCCESS">DS_SUCCESS</text:reference-ref></text:span>);</text:p>
      <text:p text:style-name="code"><text:s text:c="8"/>assert(strcmp(tmp-&gt;str, <text:span text:style-name="T41">"Temp"</text:span>) == 0);</text:p>
      <text:p text:style-name="code"><text:s text:c="8"/>dll_gen-&gt;<text:bookmark-ref text:reference-format="text" text:ref-name="__RefHeading__32003_803968142">FreeString</text:bookmark-ref>(&amp;tmp);</text:p>
      <text:p text:style-name="code"><text:s text:c="6"/>}</text:p>
      <text:p text:style-name="code"><text:s text:c="4"/>}</text:p>
      <text:p text:style-name="code"><text:s text:c="2"/>}</text:p>
      <text:h text:style-name="Heading_20_4" text:outline-level="4"><text:bookmark-start text:name="__RefHeading__44918_803968142"/>GetGroupIndexFromUnit<text:bookmark-end text:name="__RefHeading__44918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18_803968142">GetGroupIndexFromUnit</text:bookmark-ref>(<text:span text:style-name="T35">UINT</text:span> unit,</text:p>
      <text:p text:style-name="code"><text:span text:style-name="T35"><text:s text:c="49"/>UINT</text:span> *group);</text:p>
      <text:p text:style-name="Text_20_body"><text:tab/><text:span text:style-name="codetext">unit</text:span> – The index of the unit being queried.</text:p>
      <text:p text:style-name="Text_20_body"><text:tab/><text:span text:style-name="codetext">group</text:span> – The memory location to store the retrieved index.</text:p>
      <text:p text:style-name="Text_20_body"><text:tab/>This function allows for a group index to be retrieved by using a unit. <text:s/>As multiple units with the same name may exist, each have a unique index depending on the group in which they reside.</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is <text:span text:style-name="codetext"><text:span text:style-name="T49">NULL</text:span></text:span>.</text:p>
      <text:p text:style-name="code"><text:tab/><text:span text:style-name="T49"><text:reference-ref text:reference-format="text" text:ref-name="DS_FAILURE">DS_FAILURE</text:reference-ref></text:span></text:p>
      <text:p text:style-name="Text_20_body"><text:tab/><text:tab/>If the unit does not exist.</text:p>
      <text:p text:style-name="code"><text:tab/><text:span text:style-name="T49"><text:reference-ref text:reference-format="text" text:ref-name="DS_SUCCESS">DS_SUCCESS</text:reference-ref></text:span></text:p>
      <text:p text:style-name="Text_20_body"><text:tab/><text:tab/>If the unit was found and its group's index was set successful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index = 0;</text:p>
      <text:p text:style-name="code"><text:s text:c="6"/><text:span text:style-name="T7">if</text:span> ( uc-&gt;<text:bookmark-ref text:reference-format="text" text:ref-name="__RefHeading__44912_803968142">GetUnitIndex</text:bookmark-ref>(<text:span text:style-name="T41">"C"</text:span>, group_index, &amp;index) == <text:span text:style-name="T49"><text:reference-ref text:reference-format="text" text:ref-name="DS_SUCCESS">DS_SUCCESS</text:reference-ref></text:span><text:span text:style-name="T49"> </text:span>) {</text:p>
      <text:p text:style-name="code"><text:s text:c="8"/><text:span text:style-name="T35">UINT</text:span> tmp = 0;</text:p>
      <text:p text:style-name="code"><text:s text:c="8"/>assert(uc-&gt;GetGroupIndexFromUnit(index, &amp;tmp) == <text:span text:style-name="T49"><text:reference-ref text:reference-format="text" text:ref-name="DS_SUCCESS">DS_SUCCESS</text:reference-ref></text:span>);</text:p>
      <text:p text:style-name="code"><text:s text:c="8"/>assert(<text:span text:style-name="T66">group_index</text:span> == tmp);</text:p>
      <text:p text:style-name="code"><text:s text:c="6"/>}</text:p>
      <text:p text:style-name="code"><text:s text:c="4"/>}</text:p>
      <text:p text:style-name="code"><text:s text:c="2"/>}</text:p>
      <text:h text:style-name="Heading_20_4" text:outline-level="4"><text:bookmark-start text:name="__RefHeading__44920_803968142"/><text:soft-page-break/>SetConversion<text:bookmark-end text:name="__RefHeading__44920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20_803968142">SetConversion</text:bookmark-ref>(<text:span text:style-name="T35">UINT</text:span> from,</text:p>
      <text:p text:style-name="code"><text:span text:style-name="T35"><text:s text:c="41"/>UINT</text:span> to);</text:p>
      <text:p text:style-name="Text_20_body"><text:tab/><text:span text:style-name="codetext">from</text:span> – The index of the base unit.</text:p>
      <text:p text:style-name="Text_20_body"><text:tab/><text:span text:style-name="codetext">to</text:span> – The index of the resultant unit.</text:p>
      <text:p text:style-name="Text_20_body"><text:tab/>This function is how to set a global conversion where data in the <text:span text:style-name="codetext">from</text:span> unit will be converted to the <text:span text:style-name="codetext">to</text:span> unit.</text:p>
      <text:p text:style-name="Text_20_body"><text:tab/>Notes:</text:p>
      <text:p text:style-name="Text_20_body"><text:tab/><text:tab/>Both <text:span text:style-name="codetext">from</text:span> and <text:span text:style-name="codetext">to</text:span> must be units in the same group.</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either from or to do not exist, or if they are not in same group.</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The conversion has been applied successful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35">UINT</text:span> f_index = 0;</text:p>
      <text:p text:style-name="code"><text:s text:c="8"/><text:span text:style-name="T7">if</text:span> ( uc-&gt;<text:bookmark-ref text:reference-format="text" text:ref-name="__RefHeading__44912_803968142">GetUnitIndex</text:bookmark-ref>(<text:span text:style-name="T41">"F"</text:span>, group_index, &amp;f_index) == <text:span text:style-name="T49"><text:reference-ref text:reference-format="text" text:ref-name="DS_SUCCESS">DS_SUCCESS</text:reference-ref></text:span><text:span text:style-name="T49"> </text:span>) {</text:p>
      <text:p text:style-name="code"><text:s text:c="10"/>assert(uc-&gt;SetConversion(c_index, f_index) == <text:span text:style-name="T49"><text:reference-ref text:reference-format="text" text:ref-name="DS_SUCCESS">DS_SUCCESS</text:reference-ref></text:span>);</text:p>
      <text:p text:style-name="code"><text:s text:c="10"/><text:span text:style-name="T53">// Now those C channels will be displayed as F.</text:span></text:p>
      <text:p text:style-name="code"><text:s text:c="8"/>}</text:p>
      <text:p text:style-name="code"><text:s text:c="6"/>}</text:p>
      <text:p text:style-name="code"><text:s text:c="4"/>}</text:p>
      <text:p text:style-name="code"><text:s text:c="2"/>}</text:p>
      <text:h text:style-name="Heading_20_4" text:outline-level="4"><text:bookmark-start text:name="__RefHeading__44922_803968142"/>ClearConversion<text:bookmark-end text:name="__RefHeading__44922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22_803968142">ClearConversion</text:bookmark-ref>(<text:span text:style-name="T35">UINT</text:span> unit);</text:p>
      <text:p text:style-name="Text_20_body"><text:tab/><text:span text:style-name="codetext">unit</text:span> – The index of the unit that is being cleared.</text:p>
      <text:p text:style-name="Text_20_body"><text:tab/>This function will reset the conversion of all units that are based by unit.</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unit</text:span> does not exist.</text:p>
      <text:p text:style-name="code"><text:tab/><text:span text:style-name="T49"><text:reference-ref text:reference-format="text" text:ref-name="DS_SUCCESS">DS_SUCCESS</text:reference-ref></text:span></text:p>
      <text:p text:style-name="Text_20_body"><text:tab/><text:tab/>If the conversion has been cleared.</text:p>
      <text:p text:style-name="code"><text:s text:c="2"/>example: c++</text:p>
      <text:p text:style-name="code"><text:soft-page-break/><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35">UINT</text:span> f_index = 0;</text:p>
      <text:p text:style-name="code"><text:s text:c="8"/><text:span text:style-name="T7">if</text:span> ( uc-&gt;<text:bookmark-ref text:reference-format="text" text:ref-name="__RefHeading__44912_803968142">GetUnitIndex</text:bookmark-ref>(<text:span text:style-name="T41">"F"</text:span>, group_index, &amp;f_index) == <text:span text:style-name="T49"><text:reference-ref text:reference-format="text" text:ref-name="DS_SUCCESS">DS_SUCCESS</text:reference-ref></text:span><text:span text:style-name="T49"> </text:span>) {</text:p>
      <text:p text:style-name="code"><text:s text:c="10"/><text:span text:style-name="T7">if</text:span> ( uc-&gt;SetConversion(c_index, f_index) == <text:span text:style-name="T49"><text:reference-ref text:reference-format="text" text:ref-name="DS_SUCCESS">DS_SUCCESS</text:reference-ref></text:span><text:span text:style-name="T49"> </text:span>) {</text:p>
      <text:p text:style-name="code"><text:s text:c="12"/>assert(uc-&gt;ClearConversion(c_index) == <text:span text:style-name="T49"><text:reference-ref text:reference-format="text" text:ref-name="DS_SUCCESS">DS_SUCCESS</text:reference-ref></text:span>);</text:p>
      <text:p text:style-name="code"><text:s text:c="10"/>}</text:p>
      <text:p text:style-name="code"><text:s text:c="8"/>}</text:p>
      <text:p text:style-name="code"><text:s text:c="6"/>}</text:p>
      <text:p text:style-name="code"><text:s text:c="4"/>}</text:p>
      <text:p text:style-name="code"><text:s text:c="2"/>}</text:p>
      <text:h text:style-name="Heading_20_4" text:outline-level="4"><text:bookmark-start text:name="__RefHeading__44924_803968142"/>GetAllUnits<text:bookmark-end text:name="__RefHeading__44924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24_803968142">GetAllUnits</text:bookmark-ref>(<text:span text:style-name="T35">UINT</text:span> group,</text:p>
      <text:p text:style-name="code"><text:span text:style-name="T35"><text:s text:c="39"/>p</text:span><text:span text:style-name="T35"><text:bookmark-ref text:reference-format="text" text:ref-name="__RefHeading__32075_803968142">ELArray</text:bookmark-ref></text:span> *units);</text:p>
      <text:p text:style-name="Text_20_body"><text:tab/><text:span text:style-name="codetext">group</text:span> – The index of the group being queried.</text:p>
      <text:p text:style-name="Text_20_body"><text:tab/><text:span text:style-name="codetext">units</text:span> – The array that will hold all the unit indices.</text:p>
      <text:p text:style-name="Text_20_body"><text:tab/>This function will return all those units currently attached to the given group.</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does not exist, or if <text:span text:style-name="codetext">units</text:span> is <text:span text:style-name="codetext"><text:span text:style-name="T49">NULL</text:span></text:span>.</text:p>
      <text:p text:style-name="code"><text:tab/><text:span text:style-name="T49"><text:reference-ref text:reference-format="text" text:ref-name="DS_NO_MEM">DS_NO_MEM</text:reference-ref></text:span></text:p>
      <text:p text:style-name="Text_20_body"><text:tab/><text:tab/>If <text:span text:style-name="codetext">units</text:span> could not be resized due to low memory.</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bookmark-ref text:reference-format="text" text:ref-name="__RefHeading__32065_803968142">AllocateArray</text:bookmark-ref></text:p>
      <text:p text:style-name="Text_20_body"><text:tab/><text:tab/>If units is a fresh <text:span text:style-name="codetext"><text:span text:style-name="T35"><text:bookmark-ref text:reference-format="text" text:ref-name="__RefHeading__32075_803968142">ELArray</text:bookmark-ref></text:span></text:span>. <text:s/>Meaning an allocation is required rather than a simple resize.</text:p>
      <text:p text:style-name="code"><text:tab/><text:span text:style-name="T49"><text:reference-ref text:reference-format="text" text:ref-name="DS_SUCCESS">DS_SUCCESS</text:reference-ref></text:span></text:p>
      <text:p text:style-name="Text_20_body"><text:tab/><text:tab/>The units array has been updated to hold those unit indices in the given group.</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p</text:span><text:span text:style-name="T35"><text:bookmark-ref text:reference-format="text" text:ref-name="__RefHeading__32075_803968142">ELArray</text:bookmark-ref></text:span> tmp = <text:span text:style-name="T49">NULL</text:span>;</text:p>
      <text:p text:style-name="code"><text:s text:c="6"/><text:span text:style-name="T7">if</text:span> ( uc-&gt;GetAllUnits(group_index, &amp;tmp) == <text:span text:style-name="T49"><text:reference-ref text:reference-format="text" text:ref-name="DS_SUCCESS">DS_SUCCESS</text:reference-ref></text:span> ) {</text:p>
      <text:p text:style-name="code"><text:s text:c="8"/><text:span text:style-name="T53">// tmp now holds the index for C and F.</text:span></text:p>
      <text:p text:style-name="code"><text:s text:c="6"/>}</text:p>
      <text:p text:style-name="code"><text:s text:c="6"/>dll_gen-&gt;<text:bookmark-ref text:reference-format="text" text:ref-name="__RefHeading__32069_803968142">FreeArray</text:bookmark-ref>(&amp;tmp);</text:p>
      <text:p text:style-name="code"><text:s text:c="4"/>}</text:p>
      <text:p text:style-name="code"><text:s text:c="2"/>}</text:p>
      <text:h text:style-name="Heading_20_4" text:outline-level="4"><text:bookmark-start text:name="__RefHeading__44926_803968142"/><text:soft-page-break/>GetAllCompatibleUnits<text:bookmark-end text:name="__RefHeading__44926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26_803968142">GetAllCompatibleUnits</text:bookmark-ref>(<text:span text:style-name="T35">UINT</text:span> unit,</text:p>
      <text:p text:style-name="code"><text:span text:style-name="T35"><text:s text:c="49"/>p</text:span><text:span text:style-name="T35"><text:bookmark-ref text:reference-format="text" text:ref-name="__RefHeading__32075_803968142">ELArray</text:bookmark-ref></text:span> *units);</text:p>
      <text:p text:style-name="Text_20_body"><text:tab/><text:span text:style-name="codetext">unit</text:span> – The index of the unit being queried.</text:p>
      <text:p text:style-name="Text_20_body"><text:tab/><text:span text:style-name="codetext">units</text:span> – The array that will hold those compatible unit indices.</text:p>
      <text:p text:style-name="Text_20_body"><text:tab/>This function will retrieve all those unit indices that have a conversion with the given unit.</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unit</text:span> does not exist or if <text:span text:style-name="codetext">units</text:span> is <text:span text:style-name="codetext"><text:span text:style-name="T49">NULL</text:span></text:span>.</text:p>
      <text:p text:style-name="code"><text:tab/><text:span text:style-name="T49"><text:reference-ref text:reference-format="text" text:ref-name="DS_NO_MEM">DS_NO_MEM</text:reference-ref></text:span></text:p>
      <text:p text:style-name="Text_20_body"><text:tab/><text:tab/>If <text:span text:style-name="codetext">units</text:span> could not be resized due to low memory.</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bookmark-ref text:reference-format="text" text:ref-name="__RefHeading__32065_803968142">AllocateArray</text:bookmark-ref></text:p>
      <text:p text:style-name="Text_20_body"><text:tab/><text:tab/>If <text:span text:style-name="codetext">units</text:span> is a fresh <text:span text:style-name="codetext"><text:span text:style-name="T35"><text:bookmark-ref text:reference-format="text" text:ref-name="__RefHeading__32075_803968142">ELArray</text:bookmark-ref></text:span></text:span>. <text:s/>Meaning an allocation was required rather than a simple <text:tab/><text:tab/><text:tab/>resize.</text:p>
      <text:p text:style-name="code"><text:tab/><text:span text:style-name="T49"><text:reference-ref text:reference-format="text" text:ref-name="DS_SUCCESS">DS_SUCCESS</text:reference-ref></text:span></text:p>
      <text:p text:style-name="Text_20_body"><text:tab/><text:tab/>Those compatible units have been retrieved successfully.</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F, and K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35">p</text:span><text:span text:style-name="T35"><text:bookmark-ref text:reference-format="text" text:ref-name="__RefHeading__32075_803968142">ELArray</text:bookmark-ref></text:span> tmp = <text:span text:style-name="T49">NULL</text:span>;</text:p>
      <text:p text:style-name="code"><text:s text:c="8"/><text:span text:style-name="T7">if</text:span> ( uc-&gt;GetAllCompatibleUnits(c_index, &amp;tmp) == <text:span text:style-name="T49"><text:reference-ref text:reference-format="text" text:ref-name="DS_SUCCESS">DS_SUCCESS</text:reference-ref></text:span> ) {</text:p>
      <text:p text:style-name="code"><text:s text:c="10"/><text:span text:style-name="T53">// tmp now holds the index for F and K.</text:span></text:p>
      <text:p text:style-name="code"><text:s text:c="8"/>}</text:p>
      <text:p text:style-name="code"><text:s text:c="8"/>dll_gen-&gt;<text:bookmark-ref text:reference-format="text" text:ref-name="__RefHeading__32069_803968142">FreeArray</text:bookmark-ref>(&amp;tmp);</text:p>
      <text:p text:style-name="code"><text:s text:c="6"/>}</text:p>
      <text:p text:style-name="code"><text:s text:c="4"/>}</text:p>
      <text:p text:style-name="code"><text:s text:c="2"/>}</text:p>
      <text:h text:style-name="Heading_20_4" text:outline-level="4"><text:bookmark-start text:name="__RefHeading__44928_803968142"/>EvaluateConversion<text:bookmark-end text:name="__RefHeading__44928_803968142"/></text:h>
      <text:p text:style-name="code">C++: <text:span text:style-name="T7">float</text:span> <text:span text:style-name="T35"><text:bookmark-ref text:reference-format="text" text:ref-name="__RefHeading__53612_803968142">ELUnitConverter</text:bookmark-ref></text:span>::<text:bookmark-ref text:reference-format="text" text:ref-name="__RefHeading__44928_803968142">EvaluateConversion</text:bookmark-ref>(<text:span text:style-name="T35">UINT</text:span> from,</text:p>
      <text:p text:style-name="code"><text:span text:style-name="T35"><text:s text:c="47"/>UINT</text:span> to,</text:p>
      <text:p text:style-name="code"><text:span text:style-name="T7"><text:s text:c="47"/>float</text:span> value);</text:p>
      <text:p text:style-name="Text_20_body"><text:tab/><text:span text:style-name="codetext">from</text:span> – The base unit for the conversion.</text:p>
      <text:p text:style-name="Text_20_body"><text:tab/><text:span text:style-name="codetext">to</text:span> – The end unit for the conversion.</text:p>
      <text:p text:style-name="Text_20_body"><text:tab/><text:span text:style-name="codetext">value</text:span> – The real to run the conversion over.</text:p>
      <text:p text:style-name="Text_20_body"><text:tab/>This function will run a given conversion <text:span text:style-name="codetext">from</text:span> → <text:span text:style-name="codetext">to</text:span> on the given value.</text:p>
      <text:p text:style-name="Text_20_body"><text:soft-page-break/><text:tab/>This function returns either the converted value, or value. <text:s/>The original value is returned if a conversion does not exist for <text:span text:style-name="codetext">from</text:span> → <text:span text:style-name="codetext">to</text:span> or if the conversion is invalid.</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assert(uc-&gt;EvaluateConversion(0, 1, 1.0f) == 1.0f);</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35">UINT</text:span> f_index = 0;</text:p>
      <text:p text:style-name="code"><text:s text:c="8"/><text:span text:style-name="T7">if</text:span> ( uc-&gt;<text:bookmark-ref text:reference-format="text" text:ref-name="__RefHeading__44912_803968142">GetUnitIndex</text:bookmark-ref>(<text:span text:style-name="T41">"F"</text:span>, group_index, &amp;f_index) == <text:span text:style-name="T49"><text:reference-ref text:reference-format="text" text:ref-name="DS_SUCCESS">DS_SUCCESS</text:reference-ref></text:span><text:span text:style-name="T49"> </text:span>) {</text:p>
      <text:p text:style-name="code"><text:s text:c="10"/><text:span text:style-name="T7">float</text:span> converted = uc-&gt;EvaluateConversion(c_index, f_index, 0.0f);</text:p>
      <text:p text:style-name="code"><text:s text:c="10"/>assert(uc-&gt;EvaluateConversion(f_index, c_index, converted) == 0.0f);</text:p>
      <text:p text:style-name="code"><text:s text:c="8"/>}</text:p>
      <text:p text:style-name="code"><text:s text:c="6"/>}</text:p>
      <text:p text:style-name="code"><text:s text:c="4"/>} <text:s text:c="3"/></text:p>
      <text:p text:style-name="code"><text:s text:c="2"/>}</text:p>
      <text:h text:style-name="Heading_20_4" text:outline-level="4"><text:bookmark-start text:name="__RefHeading__44930_803968142"/>GetConversion<text:bookmark-end text:name="__RefHeading__44930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30_803968142">GetConversion</text:bookmark-ref>(<text:span text:style-name="T35">UINT</text:span> from,</text:p>
      <text:p text:style-name="code"><text:span text:style-name="T35"><text:s text:c="41"/>UINT</text:span> *to);</text:p>
      <text:p text:style-name="Text_20_body"><text:tab/><text:span text:style-name="codetext">from</text:span> – The index to the unit being queried.</text:p>
      <text:p text:style-name="Text_20_body"><text:tab/><text:span text:style-name="codetext">to</text:span> – The memory location to store the unit index.</text:p>
      <text:p text:style-name="Text_20_body"><text:tab/>This function will retrieve the unit that from is being converted to, if any.</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does not exist or if <text:span text:style-name="codetext">unit</text:span> is <text:span text:style-name="codetext"><text:span text:style-name="T49">NULL</text:span></text:span>.</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If the unit was set successfully. <text:s/>This does not mean a conversion existed, as to will be <text:tab/><text:tab/><text:tab/>set to from in this case.</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35">UINT</text:span> f_index = 0;</text:p>
      <text:p text:style-name="code"><text:s text:c="8"/><text:span text:style-name="T7">if</text:span> ( uc-&gt;<text:bookmark-ref text:reference-format="text" text:ref-name="__RefHeading__44912_803968142">GetUnitIndex</text:bookmark-ref>(<text:span text:style-name="T41">"F"</text:span>, group_index, &amp;f_index) == <text:span text:style-name="T49"><text:reference-ref text:reference-format="text" text:ref-name="DS_SUCCESS">DS_SUCCESS</text:reference-ref></text:span><text:span text:style-name="T49"> </text:span>) {</text:p>
      <text:p text:style-name="code"><text:s text:c="10"/><text:span text:style-name="T7">if</text:span> ( uc-&gt;<text:bookmark-ref text:reference-format="text" text:ref-name="__RefHeading__44920_803968142">SetConversion</text:bookmark-ref>(c_index, f_index) == <text:span text:style-name="T49"><text:reference-ref text:reference-format="text" text:ref-name="DS_SUCCESS">DS_SUCCESS</text:reference-ref></text:span> ) {</text:p>
      <text:p text:style-name="code"><text:s text:c="12"/><text:span text:style-name="T35">UINT</text:span> index = 0;</text:p>
      <text:p text:style-name="code"><text:s text:c="12"/>assert(uc-&gt;GetConversion(c_index, &amp;index) == <text:span text:style-name="T49"><text:reference-ref text:reference-format="text" text:ref-name="DS_SUCCESS">DS_SUCCESS</text:reference-ref></text:span>);</text:p>
      <text:p text:style-name="code"><text:soft-page-break/><text:s text:c="12"/>assert(index == f_index);</text:p>
      <text:p text:style-name="code"><text:s text:c="10"/>}</text:p>
      <text:p text:style-name="code"><text:s text:c="8"/>}</text:p>
      <text:p text:style-name="code"><text:s text:c="6"/>}</text:p>
      <text:p text:style-name="code"><text:s text:c="4"/>}</text:p>
      <text:p text:style-name="code"><text:s text:c="2"/>}</text:p>
      <text:h text:style-name="Heading_20_4" text:outline-level="4"><text:bookmark-start text:name="__RefHeading__44932_803968142"/>SetGroupConversion<text:bookmark-end text:name="__RefHeading__44932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32_803968142">SetGroupConversion</text:bookmark-ref>(<text:span text:style-name="T35">UINT</text:span> group,</text:p>
      <text:p text:style-name="code"><text:span text:style-name="T35"><text:s text:c="46"/>UINT</text:span> unit);</text:p>
      <text:p text:style-name="Text_20_body"><text:tab/><text:span text:style-name="codetext">group</text:span> – The index to the group being set.</text:p>
      <text:p text:style-name="Text_20_body"><text:tab/><text:span text:style-name="codetext">unit</text:span> – The unit to set for the group wide conversion.</text:p>
      <text:p text:style-name="Text_20_body"><text:tab/>This function will set all units in the given group to be converted to the given unit. <text:s/>Those units that do not have a conversion to unit will be reset to not being converted.</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group does not exist or if unit is not attached to group.</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The group wide conversion was successful.</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66">assert(</text:span>uc-&gt;<text:bookmark-ref text:reference-format="text" text:ref-name="__RefHeading__44932_803968142">SetGroupConversion</text:bookmark-ref>(group_index, c_index) == <text:span text:style-name="T49"><text:reference-ref text:reference-format="text" text:ref-name="DS_SUCCESS">DS_SUCCESS</text:reference-ref></text:span><text:span text:style-name="T61">);</text:span></text:p>
      <text:p text:style-name="code"><text:span text:style-name="T49"><text:s text:c="6"/></text:span><text:span text:style-name="T61">}</text:span></text:p>
      <text:p text:style-name="code"><text:span text:style-name="T49"><text:s text:c="4"/></text:span><text:span text:style-name="T61">}</text:span></text:p>
      <text:p text:style-name="code"><text:s text:c="2"/>}</text:p>
      <text:h text:style-name="Heading_20_4" text:outline-level="4"><text:bookmark-start text:name="__RefHeading__44934_803968142"/>ClearGroupConversion<text:bookmark-end text:name="__RefHeading__44934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34_803968142">ClearGroupConversion</text:bookmark-ref>(<text:span text:style-name="T35">UINT</text:span> group);</text:p>
      <text:p text:style-name="Text_20_body"><text:tab/><text:span text:style-name="codetext">group</text:span> – The index to the group being cleared from conversions.</text:p>
      <text:p text:style-name="Text_20_body"><text:tab/>This function will clear the group wide conversion resulting in all units being set to not converted. <text:s/>See <text:span text:style-name="codetext"><text:bookmark-ref text:reference-format="text" text:ref-name="__RefHeading__375997_803968142">Units</text:bookmark-ref></text:span>.</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group does not exist.</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soft-page-break/><text:tab/><text:span text:style-name="T49"><text:reference-ref text:reference-format="text" text:ref-name="DS_SUCCESS">DS_SUCCESS</text:reference-ref></text:span></text:p>
      <text:p text:style-name="Text_20_body"><text:tab/><text:tab/>The conversion for the given group has been reset.</text:p>
      <text:h text:style-name="Heading_20_4" text:outline-level="4"><text:bookmark-start text:name="__RefHeading__44936_803968142"/>GetGroupConversion<text:bookmark-end text:name="__RefHeading__44936_803968142"/></text:h>
      <text:p text:style-name="code">C++: <text:span text:style-name="T35">UINT</text:span> <text:span text:style-name="T35"><text:bookmark-ref text:reference-format="text" text:ref-name="__RefHeading__53612_803968142">ELUnitConverter</text:bookmark-ref></text:span>::<text:bookmark-ref text:reference-format="text" text:ref-name="__RefHeading__44936_803968142">GetGroupConversion</text:bookmark-ref>(<text:span text:style-name="T35">UINT</text:span> group,</text:p>
      <text:p text:style-name="code"><text:span text:style-name="T35"><text:s text:c="46"/>UINT</text:span> *unit);</text:p>
      <text:p text:style-name="Text_20_body"><text:tab/><text:span text:style-name="codetext">group</text:span> – The index to the group being queried.</text:p>
      <text:p text:style-name="Text_20_body"><text:tab/><text:span text:style-name="codetext">unit</text:span> – The memory location to store the unit index.</text:p>
      <text:p text:style-name="Text_20_body"><text:tab/>This function will return the global conversion for a given group. <text:s/>See <text:span text:style-name="codetext"><text:bookmark-ref text:reference-format="text" text:ref-name="__RefHeading__375997_803968142">Units</text:bookmark-ref></text:span>.</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group</text:span> does not exist or if <text:span text:style-name="codetext">unit</text:span> is <text:span text:style-name="codetext"><text:span text:style-name="T49">NULL</text:span></text:span>.</text:p>
      <text:p text:style-name="code"><text:tab/><text:span text:style-name="T49"><text:reference-ref text:reference-format="text" text:ref-name="DS_FAILURE">DS_FAILURE</text:reference-ref></text:span></text:p>
      <text:p text:style-name="Text_20_body"><text:tab/><text:tab/>If any unknown/unhandled errors occurred. Or, if no group wise conversion existed.</text:p>
      <text:p text:style-name="code"><text:tab/><text:span text:style-name="T49"><text:reference-ref text:reference-format="text" text:ref-name="DS_SUCCESS">DS_SUCCESS</text:reference-ref></text:span></text:p>
      <text:p text:style-name="Text_20_body"><text:tab/><text:tab/>If the unit was set successfully. <text:s/>This does not mean a group wide conversion exists, as <text:tab/><text:tab/><text:tab/>the unit may be set to 0 (invalid).</text:p>
      <text:p text:style-name="code"><text:s text:c="2"/>example: c++</text:p>
      <text:p text:style-name="code"><text:s text:c="2"/><text:span text:style-name="T7">extern</text:span> <text:span text:style-name="T35">p</text:span><text:span text:style-name="T35"><text:bookmark-ref text:reference-format="text" text:ref-name="__RefHeading__53612_803968142">ELUnitConverter</text:bookmark-ref></text:span> uc;</text:p>
      <text:p text:style-name="code"><text:s text:c="2"/><text:span text:style-name="T7">void</text:span> foo(<text:span text:style-name="T7">void</text:span>) {</text:p>
      <text:p text:style-name="code"><text:s text:c="4"/><text:span text:style-name="T35">UINT</text:span> group_index = 0;</text:p>
      <text:p text:style-name="code"><text:s text:c="4"/><text:span text:style-name="T7">if</text:span> ( uc-&gt;<text:bookmark-ref text:reference-format="text" text:ref-name="__RefHeading__44908_803968142">GetGroupIndex</text:bookmark-ref>(<text:span text:style-name="T41">"Temp"</text:span>, &amp;group_index) == <text:span text:style-name="T49"><text:reference-ref text:reference-format="text" text:ref-name="DS_SUCCESS">DS_SUCCESS</text:reference-ref></text:span> ) {</text:p>
      <text:p text:style-name="code"><text:s text:c="6"/><text:span text:style-name="T53">// Assuming C and F exist in Temp.</text:span></text:p>
      <text:p text:style-name="code"><text:s text:c="6"/><text:span text:style-name="T35">UINT</text:span> c_index = 0;</text:p>
      <text:p text:style-name="code"><text:s text:c="6"/><text:span text:style-name="T7">if</text:span> ( uc-&gt;<text:bookmark-ref text:reference-format="text" text:ref-name="__RefHeading__44912_803968142">GetUnitIndex</text:bookmark-ref>(<text:span text:style-name="T41">"C"</text:span>, group_index, &amp;c_index) == <text:span text:style-name="T49"><text:reference-ref text:reference-format="text" text:ref-name="DS_SUCCESS">DS_SUCCESS</text:reference-ref></text:span><text:span text:style-name="T49"> </text:span>) {</text:p>
      <text:p text:style-name="code"><text:s text:c="8"/><text:span text:style-name="T7">if</text:span> ( uc-&gt;<text:bookmark-ref text:reference-format="text" text:ref-name="__RefHeading__44932_803968142">SetGroupConversion</text:bookmark-ref>(group_index, c_index) == <text:span text:style-name="T49"><text:reference-ref text:reference-format="text" text:ref-name="DS_SUCCESS">DS_SUCCESS</text:reference-ref></text:span> ) {</text:p>
      <text:p text:style-name="code"><text:s text:c="10"/><text:span text:style-name="T35">UINT</text:span> index = 0;</text:p>
      <text:p text:style-name="code"><text:s text:c="10"/>assert(uc-&gt;<text:bookmark-ref text:reference-format="text" text:ref-name="__RefHeading__44936_803968142">GetGroupConversion</text:bookmark-ref>(group_index, &amp;index) == <text:span text:style-name="T49"><text:reference-ref text:reference-format="text" text:ref-name="DS_SUCCESS">DS_SUCCESS</text:reference-ref></text:span>);</text:p>
      <text:p text:style-name="code"><text:s text:c="10"/>assert(index == c_index);</text:p>
      <text:p text:style-name="code"><text:s text:c="8"/>}</text:p>
      <text:p text:style-name="code"><text:s text:c="6"/>}</text:p>
      <text:p text:style-name="code"><text:s text:c="4"/>}</text:p>
      <text:p text:style-name="code"><text:s text:c="2"/>}</text:p>
      <text:h text:style-name="Heading_20_3" text:outline-level="3"/>
      <text:h text:style-name="P22" text:outline-level="3"><text:bookmark-start text:name="__RefHeading__49551_803968142"/>ELHost<text:bookmark-end text:name="__RefHeading__49551_803968142"/></text:h>
      <text:p text:style-name="Text_20_body"><text:tab/>This interface holds the main functionality that the host allows. <text:s/>This interface is passed to a plugin upon initialization. <text:s/>This is the primary point of communication between a plugin and the host for host related functions.</text:p>
      <text:p text:style-name="P12"><text:span text:style-name="T5">interface</text:span><text:span text:style-name="T16"> </text:span><text:span text:style-name="T40"><text:bookmark-ref text:reference-format="text" text:ref-name="__RefHeading__49551_803968142">ELHost</text:bookmark-ref></text:span><text:span text:style-name="T16"> {</text:span></text:p>
      <text:p text:style-name="P12"><text:span text:style-name="T16"><text:s text:c="2"/></text:span><text:span text:style-name="T40">DWORD</text:span><text:span text:style-name="T16"> </text:span><text:span text:style-name="T16"><text:bookmark-ref text:reference-format="text" text:ref-name="__RefHeading__94197_803968142">InterfaceVersion</text:bookmark-ref></text:span><text:span text:style-name="T16">(</text:span><text:span text:style-name="T5">void</text:span><text:span text:style-name="T16">);</text:span></text:p>
      <text:p text:style-name="P12"><text:span text:style-name="T16"><text:s text:c="2"/></text:span><text:span text:style-name="T5">const</text:span><text:span text:style-name="T16"> </text:span><text:span text:style-name="T40">p</text:span><text:span text:style-name="T40"><text:bookmark-ref text:reference-format="text" text:ref-name="__RefHeading__32329_803968142">ELVersions</text:bookmark-ref></text:span><text:span text:style-name="T16"> </text:span><text:span text:style-name="T16"><text:bookmark-ref text:reference-format="text" text:ref-name="__RefHeading__94199_803968142">Versions</text:bookmark-ref></text:span><text:span text:style-name="T16">(</text:span><text:span text:style-name="T5">void</text:span><text:span text:style-name="T16">);</text:span></text:p>
      <text:p text:style-name="P12"><text:span text:style-name="T16"><text:s text:c="2"/></text:span><text:span text:style-name="T40">p</text:span><text:span text:style-name="T40"><text:bookmark-ref text:reference-format="text" text:ref-name="__RefHeading__40907_803968142">ELTarget</text:bookmark-ref></text:span><text:span text:style-name="T16"> </text:span><text:span text:style-name="T16"><text:bookmark-ref text:reference-format="text" text:ref-name="__RefHeading__56829_803968142">Target</text:bookmark-ref></text:span><text:span text:style-name="T16">(</text:span><text:span text:style-name="T40">UINT</text:span><text:span text:style-name="T16">);</text:span></text:p>
      <text:p text:style-name="P12"><text:span text:style-name="T16"><text:s text:c="2"/></text:span><text:span text:style-name="T39">pELFullTarget</text:span><text:span text:style-name="T16"> </text:span><text:span text:style-name="T16"><text:bookmark-ref text:reference-format="text" text:ref-name="__RefHeading__96158_803968142">FullTarget</text:bookmark-ref></text:span><text:span text:style-name="T16">(</text:span><text:span text:style-name="T40">UINT</text:span><text:span text:style-name="T16">);</text:span></text:p>
      <text:p text:style-name="P12"><text:span text:style-name="T16"><text:s text:c="2"/></text:span><text:span text:style-name="T39">p</text:span><text:span text:style-name="T39"><text:bookmark-ref text:reference-format="text" text:ref-name="__RefHeading__48198_803968142">ELLayout</text:bookmark-ref></text:span><text:span text:style-name="T16"> </text:span><text:span text:style-name="T16"><text:bookmark-ref text:reference-format="text" text:ref-name="__RefHeading__61998_803968142">Layout</text:bookmark-ref></text:span><text:span text:style-name="T16">(</text:span><text:span text:style-name="T5">void</text:span><text:span text:style-name="T16">);</text:span></text:p>
      <text:p text:style-name="P12"><text:span text:style-name="T16"><text:s text:c="2"/></text:span><text:span text:style-name="T39">p</text:span><text:span text:style-name="T39"><text:bookmark-ref text:reference-format="text" text:ref-name="__RefHeading__53614_803968142">ELDialogs</text:bookmark-ref></text:span><text:span text:style-name="T16"> </text:span><text:span text:style-name="T16"><text:bookmark-ref text:reference-format="text" text:ref-name="__RefHeading__96160_803968142">Dialogs</text:bookmark-ref></text:span><text:span text:style-name="T16">(</text:span><text:span text:style-name="T5">void</text:span><text:span text:style-name="T16">);</text:span></text:p>
      <text:p text:style-name="P12"><text:span text:style-name="T16"><text:s text:c="2"/></text:span><text:span text:style-name="T5">const</text:span><text:span text:style-name="T16"> </text:span><text:span text:style-name="T40">p</text:span><text:span text:style-name="T40"><text:bookmark-ref text:reference-format="text" text:ref-name="__RefHeading__96246_803968142">ELLogInfo</text:bookmark-ref></text:span><text:span text:style-name="T16"> </text:span><text:span text:style-name="T16"><text:bookmark-ref text:reference-format="text" text:ref-name="__RefHeading__96162_803968142">LogInfo</text:bookmark-ref></text:span><text:span text:style-name="T16">(</text:span><text:span text:style-name="T5">void</text:span><text:span text:style-name="T16">);</text:span></text:p>
      <text:p text:style-name="P12"><text:span text:style-name="T16"><text:s text:c="2"/></text:span><text:span text:style-name="T5">const</text:span><text:span text:style-name="T16"> </text:span><text:span text:style-name="T40">p</text:span><text:span text:style-name="T40"><text:bookmark-ref text:reference-format="text" text:ref-name="__RefHeading__33721_803968142">ELHostInfo</text:bookmark-ref></text:span><text:span text:style-name="T16"> </text:span><text:span text:style-name="T16"><text:bookmark-ref text:reference-format="text" text:ref-name="__RefHeading__96164_803968142">HostInfo</text:bookmark-ref></text:span><text:span text:style-name="T16">(</text:span><text:span text:style-name="T5">void</text:span><text:span text:style-name="T16">);</text:span></text:p>
      <text:p text:style-name="P12"><text:span text:style-name="T16"><text:s text:c="2"/></text:span><text:span text:style-name="T40">UINT</text:span><text:span text:style-name="T16"> </text:span><text:span text:style-name="T16"><text:bookmark-ref text:reference-format="text" text:ref-name="__RefHeading__94192_803968142">OpenConfiguration</text:bookmark-ref></text:span><text:span text:style-name="T16">(</text:span><text:span text:style-name="T5">const</text:span><text:span text:style-name="T16"> </text:span><text:span text:style-name="T5">char</text:span><text:span text:style-name="T16"> *, </text:span><text:span text:style-name="T40">p</text:span><text:span text:style-name="T40"><text:bookmark-ref text:reference-format="text" text:ref-name="__RefHeading__40922_803968142">ELConfiguration</text:bookmark-ref></text:span><text:span text:style-name="T16"> *);</text:span></text:p>
      <text:p text:style-name="P15"><text:span text:style-name="T15"><text:s text:c="2"/></text:span><text:span text:style-name="T33">UINT</text:span><text:span text:style-name="T15"> </text:span><text:span text:style-name="T15"><text:bookmark-ref text:reference-format="text" text:ref-name="__RefHeading__90331_803968142">CloseConfiguration</text:bookmark-ref></text:span><text:span text:style-name="T15">(</text:span><text:span text:style-name="T33">p</text:span><text:span text:style-name="T33"><text:bookmark-ref text:reference-format="text" text:ref-name="__RefHeading__40922_803968142">ELConfiguration</text:bookmark-ref></text:span><text:span text:style-name="T15"> *);</text:span></text:p>
      <text:p text:style-name="P12"><text:span text:style-name="T16"><text:s text:c="2"/></text:span><text:span text:style-name="T40">HWND</text:span><text:span text:style-name="T16"> </text:span><text:span text:style-name="T16"><text:bookmark-ref text:reference-format="text" text:ref-name="__RefHeading__96166_803968142">GetHWND</text:bookmark-ref></text:span><text:span text:style-name="T16">(</text:span><text:span text:style-name="T5">void</text:span><text:span text:style-name="T16">);</text:span></text:p>
      <text:p text:style-name="P12"><text:span text:style-name="T16"><text:s text:c="2"/></text:span><text:span text:style-name="T40">UINT</text:span><text:span text:style-name="T16"> </text:span><text:span text:style-name="T16"><text:bookmark-ref text:reference-format="text" text:ref-name="__RefHeading__96168_803968142">RegisterHotkey</text:bookmark-ref></text:span><text:span text:style-name="T16">(</text:span><text:span text:style-name="T5">const</text:span><text:span text:style-name="T16"> </text:span><text:span text:style-name="T5">char</text:span><text:span text:style-name="T16"> *, </text:span><text:span text:style-name="T40">UINT</text:span><text:span text:style-name="T16">);</text:span></text:p>
      <text:p text:style-name="P12"><text:span text:style-name="T16"><text:s text:c="2"/></text:span><text:span text:style-name="T40">UINT</text:span><text:span text:style-name="T16"> </text:span><text:span text:style-name="T16"><text:bookmark-ref text:reference-format="text" text:ref-name="__RefHeading__96170_803968142">RegisterHotkeyWithFunction</text:bookmark-ref></text:span><text:span text:style-name="T16">(</text:span><text:span text:style-name="T5">const</text:span><text:span text:style-name="T16"> </text:span><text:span text:style-name="T5">char</text:span><text:span text:style-name="T16"> *, </text:span><text:span text:style-name="T5">void</text:span><text:span text:style-name="T16"> (*)(</text:span><text:span text:style-name="T5">void</text:span><text:span text:style-name="T16">));</text:span></text:p>
      <text:p text:style-name="P12"><text:span text:style-name="T16"><text:s text:c="2"/></text:span><text:span text:style-name="T40">BOOL</text:span><text:span text:style-name="T16"> </text:span><text:span text:style-name="T16"><text:bookmark-ref text:reference-format="text" text:ref-name="__RefHeading__96172_803968142">HandleKeyPressed</text:bookmark-ref></text:span><text:span text:style-name="T16">(</text:span><text:span text:style-name="T39"><text:bookmark-ref text:reference-format="text" text:ref-name="__RefHeading__61994_803968142">MSG</text:bookmark-ref></text:span><text:span text:style-name="T39"> </text:span><text:span text:style-name="T16">*);</text:span></text:p>
      <text:p text:style-name="P12"><text:span text:style-name="T16"><text:s text:c="2"/></text:span><text:span text:style-name="T40">p</text:span><text:span text:style-name="T40"><text:bookmark-ref text:reference-format="text" text:ref-name="__RefHeading__96248_803968142">EL3DData</text:bookmark-ref></text:span><text:span text:style-name="T16"> </text:span><text:span text:style-name="T16"><text:bookmark-ref text:reference-format="text" text:ref-name="__RefHeading__96174_803968142">D3DData</text:bookmark-ref></text:span><text:span text:style-name="T16">(</text:span><text:span text:style-name="T5">void</text:span><text:span text:style-name="T16">);</text:span></text:p>
      <text:p text:style-name="P12"><text:span text:style-name="T16"><text:s text:c="2"/></text:span><text:span text:style-name="T5">void</text:span><text:span text:style-name="T16"> </text:span><text:span text:style-name="T16"><text:bookmark-ref text:reference-format="text" text:ref-name="__RefHeading__96176_803968142">D3DDeviceLost</text:bookmark-ref></text:span><text:span text:style-name="T16">(</text:span><text:span text:style-name="T5">void</text:span><text:span text:style-name="T16">);</text:span></text:p>
      <text:p text:style-name="P12"><text:span text:style-name="T5"><text:s text:c="2"/></text:span><text:span text:style-name="T40">UINT</text:span><text:span text:style-name="T16"> </text:span><text:span text:style-name="T16"><text:bookmark-ref text:reference-format="text" text:ref-name="__RefHeading__96178_803968142">LoadD3DMesh</text:bookmark-ref></text:span><text:span text:style-name="T16">(</text:span><text:span text:style-name="T5">const</text:span><text:span text:style-name="T16"> </text:span><text:span text:style-name="T5">char</text:span><text:span text:style-name="T16"> *, </text:span><text:span text:style-name="T40">LPD3DXMESH</text:span><text:span text:style-name="T16"> *, </text:span><text:span text:style-name="T40">D3DMATERIAL9</text:span><text:span text:style-name="T16"> **, </text:span><text:span text:style-name="T40">UINT</text:span><text:span text:style-name="T16"> *);</text:span></text:p>
      <text:p text:style-name="P12"><text:span text:style-name="T5"><text:s text:c="2"/></text:span><text:span text:style-name="T40">UINT</text:span><text:span text:style-name="T16"> </text:span><text:span text:style-name="T16"><text:bookmark-ref text:reference-format="text" text:ref-name="__RefHeading__96180_803968142">LoadD3DTexture</text:bookmark-ref></text:span><text:span text:style-name="T16">(</text:span><text:span text:style-name="T5">const</text:span><text:span text:style-name="T16"> </text:span><text:span text:style-name="T5">char</text:span><text:span text:style-name="T16"> *, </text:span><text:span text:style-name="T40">LPDIRECT3DTEXTURE9</text:span><text:span text:style-name="T16"> *);</text:span></text:p>
      <text:p text:style-name="P12"><text:span text:style-name="T16"><text:s text:c="2"/></text:span><text:span text:style-name="T40">UINT</text:span><text:span text:style-name="T16"> </text:span><text:span text:style-name="T16"><text:bookmark-ref text:reference-format="text" text:ref-name="__RefHeading__96182_803968142">CreateD3DTextMesh</text:bookmark-ref></text:span><text:span text:style-name="T16">(</text:span><text:span text:style-name="T5">const</text:span><text:span text:style-name="T16"> </text:span><text:span text:style-name="T5">char</text:span><text:span text:style-name="T16"> *, </text:span><text:span text:style-name="T40">LPD3DXMESH</text:span><text:span text:style-name="T16"> *);</text:span></text:p>
      <text:p text:style-name="P12"><text:span text:style-name="T16"><text:s text:c="2"/></text:span><text:span text:style-name="T40">UINT</text:span><text:span text:style-name="T16"> </text:span><text:span text:style-name="T16"><text:bookmark-ref text:reference-format="text" text:ref-name="__RefHeading__96184_803968142">RegisterChannels</text:bookmark-ref></text:span><text:span text:style-name="T16">(</text:span><text:span text:style-name="T40">p</text:span><text:span text:style-name="T40"><text:bookmark-ref text:reference-format="text" text:ref-name="__RefHeading__36879_803968142">ELChannelGroup</text:bookmark-ref></text:span><text:span text:style-name="T16">);</text:span></text:p>
      <text:p text:style-name="P12"><text:span text:style-name="T16"><text:s text:c="2"/></text:span><text:span text:style-name="T40">UINT</text:span><text:span text:style-name="T16"> </text:span><text:span text:style-name="T16"><text:bookmark-ref text:reference-format="text" text:ref-name="__RefHeading__96186_803968142">UnregisterChannels</text:bookmark-ref></text:span><text:span text:style-name="T16">(</text:span><text:span text:style-name="T40">p</text:span><text:span text:style-name="T40"><text:bookmark-ref text:reference-format="text" text:ref-name="__RefHeading__36879_803968142">ELChannelGroup</text:bookmark-ref></text:span><text:span text:style-name="T16">, </text:span><text:span text:style-name="T40">BOOL</text:span><text:span text:style-name="T16">);</text:span></text:p>
      <text:p text:style-name="P12"><text:span text:style-name="T16"><text:s text:c="2"/></text:span><text:span text:style-name="T40">UINT</text:span><text:span text:style-name="T16"> </text:span><text:span text:style-name="T16"><text:bookmark-ref text:reference-format="text" text:ref-name="__RefHeading__96188_803968142">RegisterGroup</text:bookmark-ref></text:span><text:span text:style-name="T16">(</text:span><text:span text:style-name="T40">p</text:span><text:span text:style-name="T40"><text:bookmark-ref text:reference-format="text" text:ref-name="__RefHeading__36879_803968142">ELChannelGroup</text:bookmark-ref></text:span><text:span text:style-name="T16">);</text:span></text:p>
      <text:p text:style-name="P12"><text:span text:style-name="T16"><text:s text:c="2"/></text:span><text:span text:style-name="T40">UINT</text:span><text:span text:style-name="T16"> </text:span><text:span text:style-name="T16"><text:bookmark-ref text:reference-format="text" text:ref-name="__RefHeading__96190_803968142">UnregisterGroup</text:bookmark-ref></text:span><text:span text:style-name="T16">(</text:span><text:span text:style-name="T40">p</text:span><text:span text:style-name="T40"><text:bookmark-ref text:reference-format="text" text:ref-name="__RefHeading__36879_803968142">ELChannelGroup</text:bookmark-ref></text:span><text:span text:style-name="T16">);</text:span></text:p>
      <text:p text:style-name="P12"><text:span text:style-name="T16"><text:s text:c="2"/></text:span><text:span text:style-name="T5">const</text:span><text:span text:style-name="T16"> </text:span><text:span text:style-name="T5">char</text:span><text:span text:style-name="T16"> *</text:span><text:span text:style-name="T16"><text:bookmark-ref text:reference-format="text" text:ref-name="__RefHeading__90325_803968142">OptionChanged</text:bookmark-ref></text:span><text:span text:style-name="T16">(</text:span><text:span text:style-name="T5">const</text:span><text:span text:style-name="T16"> </text:span><text:span text:style-name="T5">char</text:span><text:span text:style-name="T16"> *);</text:span></text:p>
      <text:p text:style-name="P12"><text:span text:style-name="T16"><text:s text:c="2"/></text:span><text:span text:style-name="T40">UINT</text:span><text:span text:style-name="T16"> </text:span><text:span text:style-name="T16"><text:bookmark-ref text:reference-format="text" text:ref-name="__RefHeading__90327_803968142">OptionValue</text:bookmark-ref></text:span><text:span text:style-name="T16">(</text:span><text:span text:style-name="T5">const</text:span><text:span text:style-name="T16"> </text:span><text:span text:style-name="T5">char</text:span><text:span text:style-name="T16"> *, </text:span><text:span text:style-name="T40">p</text:span><text:span text:style-name="T40"><text:bookmark-ref text:reference-format="text" text:ref-name="__RefHeading__32033_803968142">ELString</text:bookmark-ref></text:span><text:span text:style-name="T16"> *);</text:span></text:p>
      <text:p text:style-name="P12"><text:span text:style-name="T16"><text:s text:c="2"/></text:span><text:span text:style-name="T40">UINT</text:span><text:span text:style-name="T16"> </text:span><text:span text:style-name="T16"><text:bookmark-ref text:reference-format="text" text:ref-name="__RefHeading__96192_803968142">StartLogging</text:bookmark-ref></text:span><text:span text:style-name="T16">(</text:span><text:span text:style-name="T5">const</text:span><text:span text:style-name="T16"> </text:span><text:span text:style-name="T5">char</text:span><text:span text:style-name="T16"> *);</text:span></text:p>
      <text:p text:style-name="P12"><text:span text:style-name="T16"><text:s text:c="2"/></text:span><text:span text:style-name="T40">UINT</text:span><text:span text:style-name="T16"> </text:span><text:span text:style-name="T16"><text:bookmark-ref text:reference-format="text" text:ref-name="__RefHeading__96194_803968142">StopLogging</text:bookmark-ref></text:span><text:span text:style-name="T16">(</text:span><text:span text:style-name="T40">p</text:span><text:span text:style-name="T40"><text:bookmark-ref text:reference-format="text" text:ref-name="__RefHeading__32033_803968142">ELString</text:bookmark-ref></text:span><text:span text:style-name="T16"> *);</text:span></text:p>
      <text:p text:style-name="P12"><text:span text:style-name="T16"><text:s text:c="2"/></text:span><text:span text:style-name="T40">UINT</text:span><text:span text:style-name="T16"> </text:span><text:span text:style-name="T16"><text:bookmark-ref text:reference-format="text" text:ref-name="__RefHeading__96196_803968142">LogChannels</text:bookmark-ref></text:span><text:span text:style-name="T16">(</text:span><text:span text:style-name="T40">p</text:span><text:span text:style-name="T40"><text:bookmark-ref text:reference-format="text" text:ref-name="__RefHeading__32315_803968142">ELChannelInfo</text:bookmark-ref></text:span><text:span text:style-name="T16"> *, </text:span><text:span text:style-name="T40">UINT</text:span><text:span text:style-name="T16">);</text:span></text:p>
      <text:p text:style-name="P12"><text:span text:style-name="T5"><text:s text:c="2"/></text:span><text:span text:style-name="T40">UINT</text:span><text:span text:style-name="T16"> </text:span><text:span text:style-name="T16"><text:bookmark-ref text:reference-format="text" text:ref-name="__RefHeading__96198_803968142">SetLogDisplayRange</text:bookmark-ref></text:span><text:span text:style-name="T16">(</text:span><text:span text:style-name="T39"><text:bookmark-ref text:reference-format="text" text:ref-name="__RefHeading__32757_803968142">LOGTIMESTAMP</text:bookmark-ref></text:span><text:span text:style-name="T16">,</text:span><text:span text:style-name="T26"> </text:span><text:span text:style-name="T39"><text:bookmark-ref text:reference-format="text" text:ref-name="__RefHeading__32757_803968142">LOGTIMESTAMP</text:bookmark-ref></text:span><text:span text:style-name="T16">);</text:span></text:p>
      <text:p text:style-name="P12"><text:span text:style-name="T16"><text:s text:c="2"/></text:span><text:span text:style-name="T40">UINT</text:span><text:span text:style-name="T16"> </text:span><text:span text:style-name="T16"><text:bookmark-ref text:reference-format="text" text:ref-name="__RefHeading__96200_803968142">SetLogCursor</text:bookmark-ref></text:span><text:span text:style-name="T16">(</text:span><text:span text:style-name="T39"><text:bookmark-ref text:reference-format="text" text:ref-name="__RefHeading__32757_803968142">LOGTIMESTAMP</text:bookmark-ref></text:span><text:span text:style-name="T16">);</text:span></text:p>
      <text:p text:style-name="P12"><text:span text:style-name="T5"><text:s text:c="2"/></text:span><text:span text:style-name="T40">BOOL</text:span><text:span text:style-name="T16"> </text:span><text:span text:style-name="T16"><text:bookmark-ref text:reference-format="text" text:ref-name="__RefHeading__96202_803968142">HandleSystemMenu</text:bookmark-ref></text:span><text:span text:style-name="T16">(</text:span><text:span text:style-name="T40">p</text:span><text:span text:style-name="T40"><text:bookmark-ref text:reference-format="text" text:ref-name="__RefHeading__38347_803968142">ELControl</text:bookmark-ref></text:span><text:span text:style-name="T16">, </text:span><text:span text:style-name="T40">UINT</text:span><text:span text:style-name="T16">, </text:span><text:span text:style-name="T40">p</text:span><text:span text:style-name="T40"><text:bookmark-ref text:reference-format="text" text:ref-name="__RefHeading__32315_803968142">ELChannelInfo</text:bookmark-ref></text:span><text:span text:style-name="T16">);</text:span></text:p>
      <text:p text:style-name="P12"><text:span text:style-name="T5"><text:s text:c="2"/></text:span><text:span text:style-name="T40">UINT</text:span><text:span text:style-name="T16"> </text:span><text:span text:style-name="T16"><text:bookmark-ref text:reference-format="text" text:ref-name="__RefHeading__96204_803968142">SetChannels</text:bookmark-ref></text:span><text:span text:style-name="T16">(</text:span><text:span text:style-name="T40">p</text:span><text:span text:style-name="T40"><text:bookmark-ref text:reference-format="text" text:ref-name="__RefHeading__36879_803968142">ELChannelGroup</text:bookmark-ref></text:span><text:span text:style-name="T16">, </text:span><text:span text:style-name="T40">p</text:span><text:span text:style-name="T40"><text:bookmark-ref text:reference-format="text" text:ref-name="__RefHeading__32033_803968142">ELString</text:bookmark-ref></text:span><text:span text:style-name="T16"> *, </text:span><text:span text:style-name="T40">UINT</text:span><text:span text:style-name="T16">);</text:span></text:p>
      <text:p text:style-name="P12"><text:span text:style-name="T5"><text:s text:c="2"/></text:span><text:span text:style-name="T40">UINT</text:span><text:span text:style-name="T16"> </text:span><text:span text:style-name="T16"><text:bookmark-ref text:reference-format="text" text:ref-name="__RefHeading__96206_803968142">ModifyChannel</text:bookmark-ref></text:span><text:span text:style-name="T16">(</text:span><text:span text:style-name="T40">p</text:span><text:span text:style-name="T40"><text:bookmark-ref text:reference-format="text" text:ref-name="__RefHeading__32315_803968142">ELChannelInfo</text:bookmark-ref></text:span><text:span text:style-name="T16">,</text:span><text:span text:style-name="T26"> </text:span><text:span text:style-name="T39"><text:bookmark-ref text:reference-format="text" text:ref-name="__RefHeading__32759_803968142">INFOSELECT</text:bookmark-ref></text:span><text:span text:style-name="T16">);</text:span></text:p>
      <text:p text:style-name="P12"><text:span text:style-name="T5"><text:s text:c="2"/></text:span><text:span text:style-name="T40">UINT</text:span><text:span text:style-name="T16"> </text:span><text:span text:style-name="T16"><text:bookmark-ref text:reference-format="text" text:ref-name="__RefHeading__96208_803968142">ExpandTable</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5">float</text:span><text:span text:style-name="T16">, </text:span><text:span text:style-name="T40">BOOL</text:span><text:span text:style-name="T16">);</text:span></text:p>
      <text:p text:style-name="P12"><text:span text:style-name="T5"><text:s text:c="2"/></text:span><text:span text:style-name="T40">UINT</text:span><text:span text:style-name="T16"> </text:span><text:span text:style-name="T16"><text:bookmark-ref text:reference-format="text" text:ref-name="__RefHeading__96210_803968142">ShrinkTable</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40">UINT</text:span><text:span text:style-name="T16">, </text:span><text:span text:style-name="T40">BOOL</text:span><text:span text:style-name="T16">);</text:span></text:p>
      <text:p text:style-name="P12"><text:span text:style-name="T5"><text:s text:c="2"/></text:span><text:span text:style-name="T40">UINT</text:span><text:span text:style-name="T16"> </text:span><text:span text:style-name="T16"><text:bookmark-ref text:reference-format="text" text:ref-name="__RefHeading__96212_803968142">ApplyMathExpression</text:bookmark-ref></text:span><text:span text:style-name="T16">(</text:span><text:span text:style-name="T40">p</text:span><text:span text:style-name="T40"><text:bookmark-ref text:reference-format="text" text:ref-name="__RefHeading__32315_803968142">ELChannelInfo</text:bookmark-ref></text:span><text:span text:style-name="T16">,</text:span><text:span text:style-name="T26"> </text:span><text:span text:style-name="T39"><text:bookmark-ref text:reference-format="text" text:ref-name="__RefHeading__32759_803968142">INFOSELECT</text:bookmark-ref></text:span><text:span text:style-name="T16">, </text:span><text:span text:style-name="T5">const</text:span><text:span text:style-name="T16"> </text:span><text:span text:style-name="T5">char</text:span><text:span text:style-name="T16"> *, </text:span><text:span text:style-name="T5">const</text:span><text:span text:style-name="T16"> </text:span><text:span text:style-name="T39"><text:bookmark-ref text:reference-format="text" text:ref-name="__RefHeading__33757_803968142">RECT</text:bookmark-ref></text:span><text:span text:style-name="T16"> *);</text:span></text:p>
      <text:p text:style-name="P12"><text:span text:style-name="T5"><text:s text:c="2"/></text:span><text:span text:style-name="T40">UINT</text:span><text:span text:style-name="T16"> </text:span><text:span text:style-name="T16"><text:bookmark-ref text:reference-format="text" text:ref-name="__RefHeading__96214_803968142">WriteChannel</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5">float</text:span><text:span text:style-name="T16">, </text:span><text:span text:style-name="T40">BOOL</text:span><text:span text:style-name="T16">);</text:span></text:p>
      <text:p text:style-name="P12"><text:span text:style-name="T5"><text:s text:c="2"/></text:span><text:span text:style-name="T40">UINT</text:span><text:span text:style-name="T16"> </text:span><text:span text:style-name="T16"><text:bookmark-ref text:reference-format="text" text:ref-name="__RefHeading__96216_803968142">SetSelection</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5">const</text:span><text:span text:style-name="T16"> </text:span><text:span text:style-name="T39"><text:bookmark-ref text:reference-format="text" text:ref-name="__RefHeading__33757_803968142">RECT</text:bookmark-ref></text:span><text:span text:style-name="T16"> *);</text:span></text:p>
      <text:p text:style-name="P12"><text:span text:style-name="T5"><text:s text:c="2"/></text:span><text:span text:style-name="T40">UINT</text:span><text:span text:style-name="T16"> </text:span><text:span text:style-name="T16"><text:bookmark-ref text:reference-format="text" text:ref-name="__RefHeading__96218_803968142">SetFollowECU</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40">BOOL</text:span><text:span text:style-name="T16">);</text:span></text:p>
      <text:p text:style-name="P12"><text:span text:style-name="T16"><text:s text:c="2"/></text:span><text:span text:style-name="T40">p</text:span><text:span text:style-name="T40"><text:bookmark-ref text:reference-format="text" text:ref-name="__RefHeading__32315_803968142">ELChannelInfo</text:bookmark-ref></text:span><text:span text:style-name="T16"> </text:span><text:span text:style-name="T16"><text:bookmark-ref text:reference-format="text" text:ref-name="__RefHeading__96220_803968142">GetChannelInfo</text:bookmark-ref></text:span><text:span text:style-name="T16">(</text:span><text:span text:style-name="T5">const</text:span><text:span text:style-name="T16"> </text:span><text:span text:style-name="T5">char</text:span><text:span text:style-name="T16"> *);</text:span></text:p>
      <text:p text:style-name="P12"><text:span text:style-name="T16"><text:s text:c="2"/></text:span><text:span text:style-name="T40">UINT</text:span><text:span text:style-name="T16"> </text:span><text:span text:style-name="T16"><text:bookmark-ref text:reference-format="text" text:ref-name="__RefHeading__96222_803968142">AllocateChannelInfo</text:bookmark-ref></text:span><text:span text:style-name="T16">(</text:span><text:span text:style-name="T5">const</text:span><text:span text:style-name="T16"> </text:span><text:span text:style-name="T5">char</text:span><text:span text:style-name="T16"> *, </text:span><text:span text:style-name="T40">p</text:span><text:span text:style-name="T40"><text:bookmark-ref text:reference-format="text" text:ref-name="__RefHeading__32315_803968142">ELChannelInfo</text:bookmark-ref></text:span><text:span text:style-name="T16"> *, </text:span><text:span text:style-name="T40">BOOL</text:span><text:span text:style-name="T16">);</text:span></text:p>
      <text:p text:style-name="P12"><text:span text:style-name="T16"><text:s text:c="2"/></text:span><text:span text:style-name="T5">void</text:span><text:span text:style-name="T16"> </text:span><text:span text:style-name="T16"><text:bookmark-ref text:reference-format="text" text:ref-name="__RefHeading__96224_803968142">FreeChannelInfo</text:bookmark-ref></text:span><text:span text:style-name="T16">(</text:span><text:span text:style-name="T40">p</text:span><text:span text:style-name="T40"><text:bookmark-ref text:reference-format="text" text:ref-name="__RefHeading__32315_803968142">ELChannelInfo</text:bookmark-ref></text:span><text:span text:style-name="T16"> *);</text:span></text:p>
      <text:p text:style-name="P12"><text:span text:style-name="T16"><text:s text:c="2"/></text:span><text:span text:style-name="T5">void</text:span><text:span text:style-name="T16"> </text:span><text:span text:style-name="T16"><text:bookmark-ref text:reference-format="text" text:ref-name="__RefHeading__96226_803968142">ErrorMessage</text:bookmark-ref></text:span><text:span text:style-name="T16">(</text:span><text:span text:style-name="T5">const</text:span><text:span text:style-name="T16"> </text:span><text:span text:style-name="T5">char</text:span><text:span text:style-name="T16"> *);</text:span></text:p>
      <text:p text:style-name="P12"><text:span text:style-name="T16"><text:s text:c="2"/></text:span><text:span text:style-name="T40">UINT</text:span><text:span text:style-name="T16"> </text:span><text:span text:style-name="T16"><text:bookmark-ref text:reference-format="text" text:ref-name="__RefHeading__96228_803968142">AddVirtualChannel</text:bookmark-ref></text:span><text:span text:style-name="T16">(</text:span><text:span text:style-name="T40"><text:bookmark-ref text:reference-format="text" text:ref-name="__RefHeading__32779_803968142">VIRTUALCHANNELTYPE</text:bookmark-ref></text:span><text:span text:style-name="T16">, </text:span><text:span text:style-name="T5">const</text:span><text:span text:style-name="T16"> </text:span><text:span text:style-name="T5">char</text:span><text:span text:style-name="T16"> *, </text:span><text:span text:style-name="T39">p</text:span><text:span text:style-name="T39"><text:bookmark-ref text:reference-format="text" text:ref-name="__RefHeading__32035_803968142">ELStringArray</text:bookmark-ref></text:span><text:span text:style-name="T16">, </text:span><text:span text:style-name="T39">p</text:span><text:span text:style-name="T39"><text:bookmark-ref text:reference-format="text" text:ref-name="__RefHeading__32035_803968142">ELStringArray</text:bookmark-ref></text:span><text:span text:style-name="T16">);</text:span></text:p>
      <text:p text:style-name="P12"><text:span text:style-name="T16"><text:s text:c="2"/></text:span><text:span text:style-name="T40">UINT</text:span><text:span text:style-name="T16"> </text:span><text:span text:style-name="T16"><text:bookmark-ref text:reference-format="text" text:ref-name="__RefHeading__96230_803968142">ReRegisterChannels</text:bookmark-ref></text:span><text:span text:style-name="T16">(</text:span><text:span text:style-name="T40">p</text:span><text:span text:style-name="T40"><text:bookmark-ref text:reference-format="text" text:ref-name="__RefHeading__36879_803968142">ELChannelGroup</text:bookmark-ref></text:span><text:span text:style-name="T16">);</text:span></text:p>
      <text:p text:style-name="P12"><text:span text:style-name="T16"><text:s text:c="2"/></text:span><text:span text:style-name="T40">UINT</text:span><text:span text:style-name="T16"> </text:span><text:span text:style-name="T16"><text:bookmark-ref text:reference-format="text" text:ref-name="__RefHeading__96232_803968142">SetChannelsEx</text:bookmark-ref></text:span><text:span text:style-name="T16">(</text:span><text:span text:style-name="T40">p</text:span><text:span text:style-name="T40"><text:bookmark-ref text:reference-format="text" text:ref-name="__RefHeading__36879_803968142">ELChannelGroup</text:bookmark-ref></text:span><text:span text:style-name="T16">, </text:span><text:span text:style-name="T39">p</text:span><text:span text:style-name="T39"><text:bookmark-ref text:reference-format="text" text:ref-name="__RefHeading__32035_803968142">ELStringArray</text:bookmark-ref></text:span><text:span text:style-name="T16">);</text:span></text:p>
      <text:p text:style-name="P12"><text:soft-page-break/><text:span text:style-name="T16"><text:s text:c="2"/></text:span><text:span text:style-name="T40">UINT</text:span><text:span text:style-name="T16"> </text:span><text:span text:style-name="T16"><text:bookmark-ref text:reference-format="text" text:ref-name="__RefHeading__96234_803968142">ModifyChannelEx</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39">p</text:span><text:span text:style-name="T39"><text:bookmark-ref text:reference-format="text" text:ref-name="__RefHeading__32083_803968142">ELCellInfo</text:bookmark-ref></text:span><text:span text:style-name="T16">, </text:span><text:span text:style-name="T40"><text:bookmark-ref text:reference-format="text" text:ref-name="__RefHeading__32759_803968142">INFOSELECT</text:bookmark-ref></text:span><text:span text:style-name="T16">);</text:span></text:p>
      <text:p text:style-name="P12"><text:span text:style-name="T16"><text:s text:c="2"/></text:span><text:span text:style-name="T39">p</text:span><text:span text:style-name="T39"><text:bookmark-ref text:reference-format="text" text:ref-name="__RefHeading__53612_803968142">ELUnitConverter</text:bookmark-ref></text:span><text:span text:style-name="T16"> </text:span><text:span text:style-name="T16"><text:bookmark-ref text:reference-format="text" text:ref-name="__RefHeading__96236_803968142">UnitConverter</text:bookmark-ref></text:span><text:span text:style-name="T16">(</text:span><text:span text:style-name="T5">void</text:span><text:span text:style-name="T16">);</text:span></text:p>
      <text:p text:style-name="P12"><text:span text:style-name="T16"><text:s text:c="2"/></text:span><text:span text:style-name="T40">UINT</text:span><text:span text:style-name="T16"> </text:span><text:span text:style-name="T16"><text:bookmark-ref text:reference-format="text" text:ref-name="__RefHeading__96238_803968142">AdjustUnitInName</text:bookmark-ref></text:span><text:span text:style-name="T16">(</text:span><text:span text:style-name="T40">p</text:span><text:span text:style-name="T40"><text:bookmark-ref text:reference-format="text" text:ref-name="__RefHeading__32315_803968142">ELChannelInfo</text:bookmark-ref></text:span><text:span text:style-name="T16">, </text:span><text:span text:style-name="T40"><text:bookmark-ref text:reference-format="text" text:ref-name="__RefHeading__32759_803968142">INFOSELECT</text:bookmark-ref></text:span><text:span text:style-name="T16">, </text:span><text:span text:style-name="T40">p</text:span><text:span text:style-name="T40"><text:bookmark-ref text:reference-format="text" text:ref-name="__RefHeading__32033_803968142">ELString</text:bookmark-ref></text:span><text:span text:style-name="T16"> *);</text:span></text:p>
      <text:p text:style-name="P12"><text:span text:style-name="T16"><text:s text:c="2"/></text:span><text:span text:style-name="T40">UINT</text:span><text:span text:style-name="T16"> </text:span><text:span text:style-name="T16"><text:bookmark-ref text:reference-format="text" text:ref-name="__RefHeading__96240_803968142">ClearVirtualChannels</text:bookmark-ref></text:span><text:span text:style-name="T16">(</text:span><text:span text:style-name="T5">void</text:span><text:span text:style-name="T16">);</text:span></text:p>
      <text:p text:style-name="P12"><text:span text:style-name="T16"><text:s text:c="2"/></text:span><text:span text:style-name="T40">UINT</text:span><text:span text:style-name="T16"> </text:span><text:span text:style-name="T16"><text:bookmark-ref text:reference-format="text" text:ref-name="__RefHeading__96242_803968142">RegisterChannelsWithName</text:bookmark-ref></text:span><text:span text:style-name="T16">(</text:span><text:span text:style-name="T40">p</text:span><text:span text:style-name="T40"><text:bookmark-ref text:reference-format="text" text:ref-name="__RefHeading__36879_803968142">ELChannelGroup</text:bookmark-ref></text:span><text:span text:style-name="T16">, </text:span><text:span text:style-name="T5">const</text:span><text:span text:style-name="T16"> </text:span><text:span text:style-name="T5">char</text:span><text:span text:style-name="T16"> *);</text:span></text:p>
      <text:p text:style-name="P12"><text:span text:style-name="T16"><text:s text:c="2"/></text:span><text:span text:style-name="T40">UINT</text:span><text:span text:style-name="T16"> </text:span><text:span text:style-name="T16"><text:bookmark-ref text:reference-format="text" text:ref-name="__RefHeading__96244_803968142">UnregisterChannelsWithName</text:bookmark-ref></text:span><text:span text:style-name="T16">(</text:span><text:span text:style-name="T40">p</text:span><text:span text:style-name="T40"><text:bookmark-ref text:reference-format="text" text:ref-name="__RefHeading__36879_803968142">ELChannelGroup</text:bookmark-ref></text:span><text:span text:style-name="T16">, </text:span><text:span text:style-name="T5">const</text:span><text:span text:style-name="T16"> </text:span><text:span text:style-name="T5">char</text:span><text:span text:style-name="T16"> *, </text:span><text:span text:style-name="T40">BOOL</text:span><text:span text:style-name="T16">);</text:span></text:p>
      <text:p text:style-name="P12">};</text:p>
      <text:p text:style-name="P12"><text:span text:style-name="T5">typedef</text:span><text:span text:style-name="T16"> </text:span><text:span text:style-name="T40"><text:bookmark-ref text:reference-format="text" text:ref-name="__RefHeading__49551_803968142">ELHost</text:bookmark-ref></text:span><text:span text:style-name="T40"> </text:span><text:span text:style-name="T16">*</text:span><text:span text:style-name="T40">p</text:span><text:span text:style-name="T40"><text:bookmark-ref text:reference-format="text" text:ref-name="__RefHeading__49551_803968142">ELHost</text:bookmark-ref></text:span><text:span text:style-name="T16">;</text:span></text:p>
      <text:h text:style-name="P32" text:outline-level="4"><text:bookmark-start text:name="__RefHeading__94197_803968142"/>InterfaceVersion<text:bookmark-end text:name="__RefHeading__94197_803968142"/></text:h>
      <text:p text:style-name="P12"><text:span text:style-name="T16">C++: </text:span><text:span text:style-name="T40">DWORD</text:span><text:span text:style-name="T16"> </text:span><text:span text:style-name="T39"><text:bookmark-ref text:reference-format="text" text:ref-name="__RefHeading__49551_803968142">ELHost</text:bookmark-ref></text:span><text:span text:style-name="T16">::InterfaceVersion(</text:span><text:span text:style-name="T5">void</text:span><text:span text:style-name="T16">);</text:span></text:p>
      <text:p text:style-name="P9"/>
      <text:p text:style-name="Text_20_body"><text:span text:style-name="T16"><text:tab/>This function returns the current version of the </text:span><text:span text:style-name="T35"><text:bookmark-ref text:reference-format="text" text:ref-name="__RefHeading__49551_803968142">ELHost</text:bookmark-ref></text:span><text:span text:style-name="T16"> interface that is being used by the host.</text:span></text:p>
      <text:p text:style-name="code"><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InterfaceVersion() == dll_host-&gt;</text:span><text:span text:style-name="T16"><text:bookmark-ref text:reference-format="text" text:ref-name="__RefHeading__94199_803968142">Versions</text:bookmark-ref></text:span><text:span text:style-name="T16">()-&gt;host);</text:span></text:p>
      <text:p text:style-name="code"><text:s text:c="2"/>}</text:p>
      <text:h text:style-name="Heading_20_4" text:outline-level="4"><text:bookmark-start text:name="__RefHeading__94199_803968142"/>Versions<text:bookmark-end text:name="__RefHeading__94199_803968142"/></text:h>
      <text:p text:style-name="code">C++: <text:span text:style-name="T12">const</text:span> <text:span text:style-name="T41">p</text:span><text:span text:style-name="T41"><text:bookmark-ref text:reference-format="text" text:ref-name="__RefHeading__32329_803968142">ELVersions</text:bookmark-ref></text:span> <text:span text:style-name="T35"><text:bookmark-ref text:reference-format="text" text:ref-name="__RefHeading__49551_803968142">ELHost</text:bookmark-ref></text:span><text:span text:style-name="T28">::</text:span>Versions(<text:span text:style-name="T12">void</text:span>);</text:p>
      <text:p text:style-name="code"/>
      <text:p text:style-name="Text_20_body"><text:tab/>This functions returns all the versions that the host currently supports. <text:s/>This is the same structure that was passed in during <text:span text:style-name="codetext"><text:bookmark-ref text:reference-format="text" text:ref-name="__RefHeading__32339_803968142">InitializeDockablePlugIn</text:bookmark-ref></text:span>.</text:p>
      <text:p text:style-name="code"><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 text:c="5"/>assert(dll_host-&gt;Versions() != <text:span text:style-name="T49">NULL</text:span>);</text:p>
      <text:p text:style-name="code"><text:s text:c="2"/>}</text:p>
      <text:h text:style-name="Heading_20_4" text:outline-level="4"><text:bookmark-start text:name="__RefHeading__56829_803968142"/>Target<text:bookmark-end text:name="__RefHeading__56829_803968142"/></text:h>
      <text:p text:style-name="code">C++: <text:span text:style-name="T41">p</text:span><text:span text:style-name="T41"><text:bookmark-ref text:reference-format="text" text:ref-name="__RefHeading__40907_803968142">ELTarget</text:bookmark-ref></text:span> <text:span text:style-name="T35"><text:bookmark-ref text:reference-format="text" text:ref-name="__RefHeading__49551_803968142">ELHost</text:bookmark-ref></text:span><text:span text:style-name="T28">::</text:span>Target(<text:span text:style-name="T41">UINT</text:span> index);</text:p>
      <text:p text:style-name="Text_20_body"><text:tab/><text:span text:style-name="codetext">index</text:span> – The enumeration for the target to receive.</text:p>
      <text:p text:style-name="Text_20_body"><text:tab/>This returns a target that is associated with the given index. <text:s/>The target holds all the functions that use to be supplied via the older style plugin format. <text:s/>The index of 0 is always available as it is the default target.</text:p>
      <text:p text:style-name="Text_20_body"><text:tab/>Returns:</text:p>
      <text:p text:style-name="code"><text:tab/><text:span text:style-name="codetext"><text:span text:style-name="T41">p</text:span></text:span><text:span text:style-name="codetext"><text:span text:style-name="T41"><text:bookmark-ref text:reference-format="text" text:ref-name="__RefHeading__40907_803968142">ELTarget</text:bookmark-ref></text:span></text:span></text:p>
      <text:p text:style-name="Text_20_body"><text:span text:style-name="codetext"><text:span text:style-name="T41"><text:tab/><text:tab/></text:span></text:span>A valid target if the target index is being handled by the host.</text:p>
      <text:p text:style-name="code"><text:tab/><text:span text:style-name="codetext"><text:span text:style-name="T49">NULL</text:span></text:span></text:p>
      <text:p text:style-name="Text_20_body"><text:span text:style-name="codetext"><text:span text:style-name="T49"><text:tab/><text:tab/></text:span></text:span>If no target exists with the given index.</text:p>
      <text:p text:style-name="code"><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 text:c="5"/>assert(dll_host-&gt;Target(0) != <text:span text:style-name="T49">NULL</text:span>);</text:p>
      <text:p text:style-name="code"><text:s text:c="5"/><text:span text:style-name="T52">// Assuming there is only one (base) target on the host.</text:span></text:p>
      <text:p text:style-name="code"><text:s text:c="5"/>assert(dll_host-&gt;Target(1) == <text:span text:style-name="T49">NULL</text:span>);</text:p>
      <text:p text:style-name="code"><text:soft-page-break/><text:s text:c="2"/>}</text:p>
      <text:h text:style-name="Heading_20_4" text:outline-level="4"><text:bookmark-start text:name="__RefHeading__96158_803968142"/>FullTarget<text:bookmark-end text:name="__RefHeading__96158_803968142"/></text:h>
      <text:p text:style-name="P12"><text:span text:style-name="T16">C++: </text:span><text:span text:style-name="T39">pELFullTarget</text:span><text:span text:style-name="T16"> FullTarget(</text:span><text:span text:style-name="T40">UINT</text:span><text:span text:style-name="T16"> index);</text:span></text:p>
      <text:p text:style-name="P9"/>
      <text:p text:style-name="Text_20_body"><text:span text:style-name="T16"><text:tab/>Returns a full version of a target, if supported. <text:s/>The host does not yet have this implemented, so calling this function is the same as calling </text:span><text:span text:style-name="codetext"><text:bookmark-ref text:reference-format="text" text:ref-name="__RefHeading__56829_803968142">Target</text:bookmark-ref></text:span><text:span text:style-name="T16"> with the given index.</text:span></text:p>
      <text:h text:style-name="Heading_20_4" text:outline-level="4"><text:bookmark-start text:name="__RefHeading__61998_803968142"/>Layout<text:bookmark-end text:name="__RefHeading__61998_803968142"/></text:h>
      <text:p text:style-name="P12"><text:span text:style-name="T26">C++: </text:span><text:span text:style-name="T39">p</text:span><text:span text:style-name="T39"><text:bookmark-ref text:reference-format="text" text:ref-name="__RefHeading__48198_803968142">ELLayout</text:bookmark-ref></text:span><text:span text:style-name="T16"> </text:span><text:span text:style-name="T39"><text:bookmark-ref text:reference-format="text" text:ref-name="__RefHeading__49551_803968142">ELHost</text:bookmark-ref></text:span><text:span text:style-name="T16">::Layout(</text:span><text:span text:style-name="T5">void</text:span><text:span text:style-name="T16">);</text:span></text:p>
      <text:p text:style-name="P9"/>
      <text:p text:style-name="Text_20_body"><text:span text:style-name="T16"><text:tab/>This function returns a pointer to the layout being used by the host. <text:s/>There exists only one layout on the host, this is the same layout that is seen in </text:span><text:span text:style-name="codetext"><text:bookmark-ref text:reference-format="text" text:ref-name="__RefHeading__32355_803968142">HostReady</text:bookmark-ref></text:span><text:span text:style-name="T16">.</text:span></text:p>
      <text:p text:style-name="code"><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 text:c="5"/>assert(dll_host-&gt;Layout() != <text:span text:style-name="T49">NULL</text:span>);</text:p>
      <text:p text:style-name="code"><text:s text:c="2"/>}</text:p>
      <text:h text:style-name="P32" text:outline-level="4"><text:bookmark-start text:name="__RefHeading__96160_803968142"/>Dialogs<text:bookmark-end text:name="__RefHeading__96160_803968142"/></text:h>
      <text:p text:style-name="P12"><text:span text:style-name="T26">C++: </text:span><text:span text:style-name="T39">p</text:span><text:span text:style-name="T39"><text:bookmark-ref text:reference-format="text" text:ref-name="__RefHeading__53614_803968142">ELDialogs</text:bookmark-ref></text:span><text:span text:style-name="T16"> </text:span><text:span text:style-name="T39"><text:bookmark-ref text:reference-format="text" text:ref-name="__RefHeading__49551_803968142">ELHost</text:bookmark-ref></text:span><text:span text:style-name="T16">::Dialogs(</text:span><text:span text:style-name="T5">void</text:span><text:span text:style-name="T16">);</text:span></text:p>
      <text:p text:style-name="P9"/>
      <text:p text:style-name="P16"><text:tab/>This function returns a pointer to the dialogs that can be used by a plugin. <text:s/>There exists only one interface to the dialogs, so the pointer can be stored by the plugin for later use.</text:p>
      <text:p text:style-name="code"><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 text:c="5"/>assert(dll_host-&gt;Dialogs() != <text:span text:style-name="T49">NULL</text:span>);</text:p>
      <text:p text:style-name="code"><text:s text:c="2"/>}</text:p>
      <text:h text:style-name="P32" text:outline-level="4"><text:bookmark-start text:name="__RefHeading__96162_803968142"/>LogInfo<text:bookmark-end text:name="__RefHeading__96162_803968142"/></text:h>
      <text:p text:style-name="P12"><text:span text:style-name="T16">C++: </text:span><text:span text:style-name="T5">const</text:span><text:span text:style-name="T16"> </text:span><text:span text:style-name="T40">p</text:span><text:span text:style-name="T40"><text:bookmark-ref text:reference-format="text" text:ref-name="__RefHeading__96246_803968142">ELLogInfo</text:bookmark-ref></text:span><text:span text:style-name="T16"> </text:span><text:span text:style-name="T39"><text:bookmark-ref text:reference-format="text" text:ref-name="__RefHeading__49551_803968142">ELHost</text:bookmark-ref></text:span><text:span text:style-name="T16">::LogInfo(</text:span><text:span text:style-name="T5">void</text:span><text:span text:style-name="T16">);</text:span></text:p>
      <text:p text:style-name="P9"/>
      <text:p text:style-name="Text_20_body"><text:span text:style-name="T16"><text:tab/>This function is a way for a control to get access to the log information stored in the host. <text:s/>See </text:span><text:span text:style-name="codetext"><text:span text:style-name="T41"><text:bookmark-ref text:reference-format="text" text:ref-name="__RefHeading__96246_803968142">ELLogInfo</text:bookmark-ref></text:span></text:span><text:span text:style-name="T16"> for more information.</text:span></text:p>
      <text:p text:style-name="Text_20_body"><text:span text:style-name="T16"><text:tab/>Returns a pointer to a valid </text:span><text:span text:style-name="codetext"><text:span text:style-name="T41"><text:bookmark-ref text:reference-format="text" text:ref-name="__RefHeading__96246_803968142">ELLogInfo</text:bookmark-ref></text:span></text:span><text:span text:style-name="T16"> structure. <text:s/>The data shall not be changed by the caller.</text:span></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host-&gt;LogInfo() != </text:span><text:span text:style-name="T17">NULL</text:span><text:span text:style-name="T16">);</text:span></text:p>
      <text:p text:style-name="P10"><text:s text:c="2"/>}</text:p>
      <text:h text:style-name="P32" text:outline-level="4"><text:bookmark-start text:name="__RefHeading__96164_803968142"/>HostInfo<text:bookmark-end text:name="__RefHeading__96164_803968142"/></text:h>
      <text:p text:style-name="P12"><text:span text:style-name="T16">C++: </text:span><text:span text:style-name="T5">const</text:span><text:span text:style-name="T16"> </text:span><text:span text:style-name="T40">p</text:span><text:span text:style-name="T40"><text:bookmark-ref text:reference-format="text" text:ref-name="__RefHeading__33721_803968142">ELHostInfo</text:bookmark-ref></text:span><text:span text:style-name="T16"> </text:span><text:span text:style-name="T39"><text:bookmark-ref text:reference-format="text" text:ref-name="__RefHeading__49551_803968142">ELHost</text:bookmark-ref></text:span><text:span text:style-name="T16">::HostInfo(</text:span><text:span text:style-name="T5">void</text:span><text:span text:style-name="T16">);</text:span></text:p>
      <text:p text:style-name="P9"/>
      <text:p text:style-name="Text_20_body"><text:span text:style-name="T16"><text:tab/>This function is a way for a control to get access to the state information of the host. <text:s/>See </text:span><text:span text:style-name="codetext"><text:span text:style-name="T41"><text:bookmark-ref text:reference-format="text" text:ref-name="__RefHeading__33721_803968142">ELHostInfo</text:bookmark-ref></text:span></text:span><text:soft-page-break/><text:span text:style-name="T16"> for more information.</text:span></text:p>
      <text:p text:style-name="Text_20_body"><text:span text:style-name="T16"><text:tab/>Returns a pointer to a valid </text:span><text:span text:style-name="codetext"><text:span text:style-name="T41"><text:bookmark-ref text:reference-format="text" text:ref-name="__RefHeading__33721_803968142">ELHostInfo</text:bookmark-ref></text:span></text:span><text:span text:style-name="T16"> structure. <text:s/>The data shall not be changed by the caller.</text:span></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host-&gt;HostInfo() != </text:span><text:span text:style-name="T17">NULL</text:span><text:span text:style-name="T16">);</text:span></text:p>
      <text:p text:style-name="P10"><text:s text:c="2"/>}</text:p>
      <text:h text:style-name="P32" text:outline-level="4"><text:bookmark-start text:name="__RefHeading__94192_803968142"/>OpenConfiguration<text:bookmark-end text:name="__RefHeading__9419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OpenConfiguration(</text:span><text:span text:style-name="T5">const</text:span><text:span text:style-name="T16"> </text:span><text:span text:style-name="T5">char</text:span><text:span text:style-name="T16"> *file,</text:span></text:p>
      <text:p text:style-name="P12"><text:span text:style-name="T16"><text:s text:c="36"/></text:span><text:span text:style-name="T40">p</text:span><text:span text:style-name="T40"><text:bookmark-ref text:reference-format="text" text:ref-name="__RefHeading__40922_803968142">ELConfiguration</text:bookmark-ref></text:span><text:span text:style-name="T16"> *config);</text:span></text:p>
      <text:p text:style-name="Text_20_body"><text:tab/><text:span text:style-name="codetext">file</text:span> – The configuration/session file on the computer to open.</text:p>
      <text:p text:style-name="Text_20_body"><text:tab/><text:span text:style-name="codetext">config</text:span> – The pointer that will store the opened handle.</text:p>
      <text:p text:style-name="Text_20_body"><text:tab/>This function is provided as a way for a plugin to open a configuration or session file as a target. <text:s/>This will stop the need to disconnect from a hardware target, load a file to the simulator, disconnect again and restore state. </text:p>
      <text:p text:style-name="Text_20_body"><text:tab/>When the configuration has been used as needed it needs to be closed via the <text:span text:style-name="codetext"><text:bookmark-ref text:reference-format="text" text:ref-name="__RefHeading__90331_803968142">CloseConfiguration</text:bookmark-ref></text:span> call noted below.</text:p>
      <text:p text:style-name="Text_20_body"><text:tab/>Notes:</text:p>
      <text:p text:style-name="Text_20_body"><text:tab/><text:tab/>If loading a file that is of a lower version, the file is updated first then reload so the <text:tab/><text:tab/> <text:s text:c="7"/><text:tab/>status returned will be from the reload rather than the initial load.</text:p>
      <text:p text:style-name="Text_20_body"><text:tab/>Returns:</text:p>
      <text:p text:style-name="code"><text:tab/><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If <text:span text:style-name="codetext">file</text:span> is an empty string, or <text:span text:style-name="codetext"><text:span text:style-name="T49">NULL</text:span></text:span>, or <text:span text:style-name="codetext">config</text:span> is <text:span text:style-name="codetext"><text:span text:style-name="T49">NULL</text:span></text:span> or <text:span text:style-name="codetext">*config</text:span> is not <text:span text:style-name="codetext"><text:span text:style-name="T49">NULL</text:span></text:span>.</text:p>
      <text:p text:style-name="code"><text:tab/><text:span text:style-name="codetext"><text:span text:style-name="T49"><text:reference-ref text:reference-format="text" text:ref-name="DS_FILE_NOT_FOUND">DS_FILE_NOT_FOUND</text:reference-ref></text:span></text:span></text:p>
      <text:p text:style-name="Text_20_body"><text:span text:style-name="codetext"><text:span text:style-name="T49"><text:tab/><text:tab/></text:span></text:span>If <text:span text:style-name="codetext">file</text:span> was not found or does not have read permissions to file.</text:p>
      <text:p text:style-name="code"><text:tab/><text:span text:style-name="codetext"><text:span text:style-name="T49"><text:reference-ref text:reference-format="text" text:ref-name="DS_FILE_UPDATE_FAILED">DS_FILE_UPDATE_FAILED</text:reference-ref></text:span></text:span></text:p>
      <text:p text:style-name="Text_20_body"><text:span text:style-name="codetext"><text:span text:style-name="T49"><text:tab/><text:tab/></text:span></text:span>If <text:span text:style-name="codetext">file</text:span> was loaded as a lower version and the update to current version failed.</text:p>
      <text:p text:style-name="code"><text:tab/><text:span text:style-name="codetext"><text:span text:style-name="T49"><text:reference-ref text:reference-format="text" text:ref-name="DS_FILE_INVALID">DS_FILE_INVALID</text:reference-ref></text:span></text:span></text:p>
      <text:p text:style-name="Text_20_body"><text:span text:style-name="codetext"><text:span text:style-name="T49"><text:tab/><text:tab/></text:span></text:span>If <text:span text:style-name="codetext">file</text:span> was found but not of the proper format.</text:p>
      <text:p text:style-name="code"><text:tab/><text:span text:style-name="codetext"><text:span text:style-name="T49"><text:reference-ref text:reference-format="text" text:ref-name="DS_UNSUPPORTED_VERSION">DS_UNSUPPORTED_VERSION</text:reference-ref></text:span></text:span></text:p>
      <text:p text:style-name="Text_20_body"><text:span text:style-name="codetext"><text:span text:style-name="T49"><text:tab/><text:tab/></text:span></text:span>If <text:span text:style-name="codetext">file</text:span> was found but is of a newer version that what is supported by the host.</text:p>
      <text:p text:style-name="code"><text:tab/><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he host ran out of memory to support the loading of <text:span text:style-name="codetext">file</text:span>.</text:p>
      <text:p text:style-name="code"><text:tab/><text:span text:style-name="codetext"><text:span text:style-name="T49"><text:reference-ref text:reference-format="text" text:ref-name="DS_FAILURE">DS_FAILURE</text:reference-ref></text:span></text:span></text:p>
      <text:p text:style-name="Text_20_body"><text:span text:style-name="codetext"><text:span text:style-name="T49"><text:tab/><text:tab/></text:span></text:span>If any other failure occurred.</text:p>
      <text:p text:style-name="code"><text:tab/><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he <text:span text:style-name="codetext">file</text:span> loaded correctly. <text:s/><text:span text:style-name="codetext">config</text:span> will be set to point to the newly loaded file.</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oft-page-break/><text:span text:style-name="T16"><text:s text:c="2"/></text:span><text:span text:style-name="T5">void</text:span><text:span text:style-name="T16"> foo(</text:span><text:span text:style-name="T5">void</text:span><text:span text:style-name="T16">) {</text:span></text:p>
      <text:p text:style-name="code"><text:s text:c="4"/><text:span text:style-name="T41">p</text:span><text:span text:style-name="T41"><text:bookmark-ref text:reference-format="text" text:ref-name="__RefHeading__40922_803968142">ELConfiguration</text:bookmark-ref></text:span> cfg = <text:span text:style-name="T49">NULL</text:span>;</text:p>
      <text:p text:style-name="code"><text:s text:c="4"/>assert(dll_host-&gt;<text:bookmark-ref text:reference-format="text" text:ref-name="__RefHeading__94192_803968142">OpenConfiguration</text:bookmark-ref>(<text:span text:style-name="T49">NULL</text:span>, &amp;cfg) == <text:span text:style-name="T49"><text:reference-ref text:reference-format="text" text:ref-name="DS_INVALID_ARGUMENT">DS_INVALID_ARGUMENT</text:reference-ref></text:span>);</text:p>
      <text:p text:style-name="code"><text:s text:c="4"/>assert(dll_host-&gt;<text:bookmark-ref text:reference-format="text" text:ref-name="__RefHeading__94192_803968142">OpenConfiguration</text:bookmark-ref>(<text:span text:style-name="T41">"file"</text:span>, <text:span text:style-name="T49">NULL</text:span>) == <text:span text:style-name="T49"><text:reference-ref text:reference-format="text" text:ref-name="DS_INVALID_ARGUMENT">DS_INVALID_ARGUMENT</text:reference-ref></text:span>);</text:p>
      <text:p text:style-name="code"><text:s text:c="4"/><text:span text:style-name="T41">p</text:span><text:span text:style-name="T41"><text:bookmark-ref text:reference-format="text" text:ref-name="__RefHeading__40922_803968142">ELConfiguration</text:bookmark-ref></text:span> invalcfg = 1234;</text:p>
      <text:p text:style-name="code"><text:s text:c="4"/><text:span text:style-name="T53">// The pointer passed in must be NULL.</text:span></text:p>
      <text:p text:style-name="code"><text:s text:c="4"/>assert(dll_host-&gt;<text:bookmark-ref text:reference-format="text" text:ref-name="__RefHeading__94192_803968142">OpenConfiguration</text:bookmark-ref>(<text:span text:style-name="T41">"file"</text:span>, &amp;invalcfg) == <text:span text:style-name="T49"><text:reference-ref text:reference-format="text" text:ref-name="DS_INVALID_ARGUMENT">DS_INVALID_ARGUMENT</text:reference-ref></text:span>);</text:p>
      <text:p text:style-name="code"><text:s text:c="4"/>assert(dll_host-&gt;<text:bookmark-ref text:reference-format="text" text:ref-name="__RefHeading__94192_803968142">OpenConfiguration</text:bookmark-ref>(<text:span text:style-name="T41">"invalid"</text:span>, &amp;cfg) == <text:span text:style-name="T49"><text:reference-ref text:reference-format="text" text:ref-name="DS_FILE_INVALID">DS_FILE_INVALID</text:reference-ref></text:span>);</text:p>
      <text:p text:style-name="code"><text:s text:c="4"/>assert(dll_host-&gt;<text:bookmark-ref text:reference-format="text" text:ref-name="__RefHeading__94192_803968142">OpenConfiguration</text:bookmark-ref>(<text:span text:style-name="T41">"badupdate"</text:span>, &amp;cfg) == <text:span text:style-name="T49"><text:reference-ref text:reference-format="text" text:ref-name="DS_FILE_UPDATE_FAILED">DS_FILE_UPDATE_FAILED</text:reference-ref></text:span>);</text:p>
      <text:p text:style-name="code"><text:s text:c="4"/>assert(dll_host-&gt;<text:bookmark-ref text:reference-format="text" text:ref-name="__RefHeading__94192_803968142">OpenConfiguration</text:bookmark-ref>(<text:span text:style-name="T41">"imaginary"</text:span>, &amp;cfg) == <text:span text:style-name="T49"><text:reference-ref text:reference-format="text" text:ref-name="DS_FILE_NOT_FOUND">DS_FILE_NOT_FOUND</text:reference-ref></text:span>);</text:p>
      <text:p text:style-name="code"><text:s text:c="4"/>assert(dll_host-&gt;<text:bookmark-ref text:reference-format="text" text:ref-name="__RefHeading__94192_803968142">OpenConfiguration</text:bookmark-ref>(<text:span text:style-name="T41">"unsupported"</text:span>, &amp;cfg) == <text:span text:style-name="T49"><text:reference-ref text:reference-format="text" text:ref-name="DS_UNSUPPORTED_VERSION">DS_UNSUPPORTED_VERSION</text:reference-ref></text:span>);</text:p>
      <text:p text:style-name="code"><text:s text:c="4"/><text:span text:style-name="T53">// After a very large number of OpenConfiguration calls...</text:span></text:p>
      <text:p text:style-name="code"><text:s text:c="4"/>assert(dll_host-&gt;<text:bookmark-ref text:reference-format="text" text:ref-name="__RefHeading__94192_803968142">OpenConfiguration</text:bookmark-ref>(<text:span text:style-name="T41">"file"</text:span>, &amp;cfg) == <text:span text:style-name="T49"><text:reference-ref text:reference-format="text" text:ref-name="DS_NO_MEM">DS_NO_MEM</text:reference-ref></text:span>);</text:p>
      <text:p text:style-name="code"><text:s text:c="4"/>assert(dll_host-&gt;<text:bookmark-ref text:reference-format="text" text:ref-name="__RefHeading__94192_803968142">OpenConfiguration</text:bookmark-ref>(<text:span text:style-name="T41">"needupdate"</text:span>, &amp;cfg) == <text:span text:style-name="T49"><text:reference-ref text:reference-format="text" text:ref-name="DS_SUCCESS">DS_SUCCESS</text:reference-ref></text:span>);</text:p>
      <text:p text:style-name="code"><text:s text:c="4"/><text:span text:style-name="T53">// Just close the file so that the next assertion holds true.</text:span></text:p>
      <text:p text:style-name="code"><text:s text:c="4"/>assert(dll_host-&gt;<text:bookmark-ref text:reference-format="text" text:ref-name="__RefHeading__90331_803968142">CloseConfiguration</text:bookmark-ref>(&amp;cfg) == <text:span text:style-name="T49"><text:reference-ref text:reference-format="text" text:ref-name="DS_SUCCESS">DS_SUCCESS</text:reference-ref></text:span>);</text:p>
      <text:p text:style-name="code"><text:s text:c="4"/>assert(dll_host-&gt;<text:bookmark-ref text:reference-format="text" text:ref-name="__RefHeading__94192_803968142">OpenConfiguration</text:bookmark-ref>(<text:span text:style-name="T41">"file"</text:span>, &amp;cfg) == <text:span text:style-name="T49"><text:reference-ref text:reference-format="text" text:ref-name="DS_SUCCESS">DS_SUCCESS</text:reference-ref></text:span>);</text:p>
      <text:p text:style-name="P9"><text:s text:c="2"/>}</text:p>
      <text:h text:style-name="P32" text:outline-level="4"><text:bookmark-start text:name="__RefHeading__90331_803968142"/>CloseConfiguration<text:bookmark-end text:name="__RefHeading__90331_803968142"/></text:h>
      <text:p text:style-name="P15"><text:span text:style-name="T15">C++: </text:span><text:span text:style-name="T33">UINT</text:span><text:span text:style-name="T15"> </text:span><text:span text:style-name="T34"><text:bookmark-ref text:reference-format="text" text:ref-name="__RefHeading__49551_803968142">ELHost</text:bookmark-ref></text:span><text:span text:style-name="T15">::CloseConfiguration(</text:span><text:span text:style-name="T33">p</text:span><text:span text:style-name="T33"><text:bookmark-ref text:reference-format="text" text:ref-name="__RefHeading__40922_803968142">ELConfiguration</text:bookmark-ref></text:span><text:span text:style-name="T15"> *config);</text:span></text:p>
      <text:p text:style-name="Text_20_body"><text:tab/><text:span text:style-name="codetext">config</text:span> – A previously loaded configuration or session file.</text:p>
      <text:p text:style-name="Text_20_body"><text:tab/>This function shall not fail and will unload the given configuration or session file from host memory. <text:s/>Upon return, this function shall set <text:span text:style-name="codetext">config</text:span> to be <text:span text:style-name="codetext"><text:span text:style-name="T49">NULL</text:span></text:span>.</text:p>
      <text:p text:style-name="Text_20_body"><text:tab/>Notes:</text:p>
      <text:p text:style-name="Text_20_body"><text:tab/><text:tab/>This function does not save the changes that may have been made. <text:s/>To save changes a <text:tab/><text:tab/><text:tab/><text:span text:style-name="T35"><text:bookmark-ref text:reference-format="text" text:ref-name="__RefHeading__40922_803968142">ELConfiguration</text:bookmark-ref></text:span><text:span text:style-name="codetext">::</text:span><text:span text:style-name="codetext"><text:bookmark-ref text:reference-format="text" text:ref-name="__RefHeading__40893_803968142">Commit</text:bookmark-ref></text:span> call needs to occur. </text:p>
      <text:p text:style-name="Text_20_body"><text:tab/>Returns:</text:p>
      <text:p text:style-name="code"><text:tab/><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If <text:span text:style-name="codetext">config</text:span> is <text:span text:style-name="codetext"><text:span text:style-name="T49">NULL.</text:span></text:span></text:p>
      <text:p text:style-name="code"><text:tab/><text:span text:style-name="codetext"><text:span text:style-name="T49">DS_DOES_NOT_EXIST</text:span></text:span></text:p>
      <text:p text:style-name="Text_20_body"><text:span text:style-name="codetext"><text:span text:style-name="T49"><text:tab/><text:tab/></text:span></text:span>If <text:span text:style-name="codetext">config</text:span> is not a configuration recognized by the host.</text:p>
      <text:p text:style-name="code"><text:tab/><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If <text:span text:style-name="codetext">config</text:span> was closed as expected.</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 text:c="4"/><text:span text:style-name="T41">p</text:span><text:span text:style-name="T41"><text:bookmark-ref text:reference-format="text" text:ref-name="__RefHeading__40922_803968142">ELConfiguration</text:bookmark-ref></text:span> cfg = <text:span text:style-name="T49">NULL</text:span>;</text:p>
      <text:p text:style-name="code"><text:s text:c="4"/>assert(dll_host-&gt;CloseConfiguration(&amp;cfg) == <text:span text:style-name="T49"><text:reference-ref text:reference-format="text" text:ref-name="DS_INVALID_ARGUMENT">DS_INVALID_ARGUMENT</text:reference-ref></text:span>);</text:p>
      <text:p text:style-name="code"><text:s text:c="4"/>assert(dll_host-&gt;CloseConfiguration(<text:span text:style-name="T49">NULL</text:span>) == <text:span text:style-name="T49"><text:reference-ref text:reference-format="text" text:ref-name="DS_INVALID_ARGUMENT">DS_INVALID_ARGUMENT</text:reference-ref></text:span>);</text:p>
      <text:p text:style-name="code"><text:s text:c="4"/><text:span text:style-name="T12">if</text:span> ( dll_host-&gt;<text:bookmark-ref text:reference-format="text" text:ref-name="__RefHeading__94192_803968142">OpenConfiguration</text:bookmark-ref>(<text:span text:style-name="T41">"file.elcfg"</text:span>, &amp;cfg) == <text:span text:style-name="T49"><text:reference-ref text:reference-format="text" text:ref-name="DS_SUCCESS">DS_SUCCESS</text:reference-ref></text:span> ) {</text:p>
      <text:p text:style-name="code"><text:s text:c="6"/><text:span text:style-name="T53">// Do something with the opened file.</text:span></text:p>
      <text:p text:style-name="code"><text:s text:c="6"/>cfg-&gt;Commit(); <text:span text:style-name="T53">// Save possible changes.</text:span></text:p>
      <text:p text:style-name="code"><text:s text:c="6"/>assert(dll_host-&gt;CloseConfiguration(&amp;cfg) == <text:span text:style-name="T49"><text:reference-ref text:reference-format="text" text:ref-name="DS_SUCCESS">DS_SUCCESS</text:reference-ref></text:span>);</text:p>
      <text:p text:style-name="code"><text:s text:c="6"/>assert(cfg == <text:span text:style-name="T49">NULL</text:span>);</text:p>
      <text:p text:style-name="code"><text:s text:c="4"/>}</text:p>
      <text:p text:style-name="code"><text:s text:c="4"/><text:span text:style-name="T41">p</text:span><text:span text:style-name="T41"><text:bookmark-ref text:reference-format="text" text:ref-name="__RefHeading__40922_803968142">ELConfiguration</text:bookmark-ref></text:span> cfgtwo = 1234;</text:p>
      <text:p text:style-name="code"><text:soft-page-break/><text:s text:c="4"/>assert(dll_host-&gt;CloseConfiguration(&amp;cfgtwo) == <text:span text:style-name="T49">DS_DOES_NOT_EXIST</text:span>);</text:p>
      <text:p text:style-name="P9"><text:s text:c="2"/>}</text:p>
      <text:h text:style-name="P31" text:outline-level="4"><text:bookmark-start text:name="__RefHeading__96166_803968142"/>GetHWND<text:bookmark-end text:name="__RefHeading__96166_803968142"/></text:h>
      <text:p text:style-name="P12"><text:span text:style-name="T16">C++: </text:span><text:span text:style-name="T40">HWND</text:span><text:span text:style-name="T16"> </text:span><text:span text:style-name="T39"><text:bookmark-ref text:reference-format="text" text:ref-name="__RefHeading__49551_803968142">ELHost</text:bookmark-ref></text:span><text:span text:style-name="T16">::GetHWND(</text:span><text:span text:style-name="T5">void</text:span><text:span text:style-name="T16">);</text:span></text:p>
      <text:p text:style-name="P9"/>
      <text:p text:style-name="P16"><text:tab/>This function can be used to get the Windows OS handle to the main window of the host.</text:p>
      <text:p text:style-name="P16"><text:tab/>Returns:</text:p>
      <text:p text:style-name="code"><text:span text:style-name="T16"><text:tab/></text:span><text:span text:style-name="codetext"><text:span text:style-name="T49">NULL</text:span></text:span></text:p>
      <text:p text:style-name="Text_20_body"><text:span text:style-name="codetext"><text:span text:style-name="T49"><text:tab/><text:tab/></text:span></text:span><text:span text:style-name="T16">If the host no longer has a window attached. <text:s/>This may be due to calling prior to <text:tab/><text:tab/><text:tab/><text:tab/>complete start up, or during shut down of the application.</text:span></text:p>
      <text:p text:style-name="code"><text:span text:style-name="T16"><text:tab/></text:span><text:span text:style-name="codetext"><text:span text:style-name="T41">HWND</text:span></text:span></text:p>
      <text:p text:style-name="Text_20_body"><text:span text:style-name="codetext"><text:span text:style-name="T41"><text:tab/><text:tab/></text:span></text:span><text:span text:style-name="T16">A valid Windows OS handle to the hosts main window.</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pan text:style-name="T16"><text:s text:c="4"/></text:span><text:span text:style-name="T52">// Assuming the host allows.</text:span></text:p>
      <text:p text:style-name="code"><text:span text:style-name="T16"><text:s text:c="4"/>assert(dll_host-&gt;GetHWND() != </text:span><text:span text:style-name="T17">NULL</text:span><text:span text:style-name="T16">);</text:span></text:p>
      <text:p text:style-name="code"><text:span text:style-name="T16"><text:s text:c="4"/></text:span><text:span text:style-name="T52">// Assuming the host no longer allows.</text:span></text:p>
      <text:p text:style-name="P12"><text:span text:style-name="T16"><text:s text:c="4"/>assert(dll_host-&gt;GetHWND() == </text:span><text:span text:style-name="T17">NULL</text:span><text:span text:style-name="T16">);</text:span></text:p>
      <text:p text:style-name="P9"><text:s text:c="2"/>}</text:p>
      <text:h text:style-name="P32" text:outline-level="4"><text:bookmark-start text:name="__RefHeading__96168_803968142"/>RegisterHotkey<text:bookmark-end text:name="__RefHeading__9616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gisterHotkey(</text:span><text:span text:style-name="T5">const</text:span><text:span text:style-name="T16"> </text:span><text:span text:style-name="T5">char</text:span><text:span text:style-name="T16"> *sequence,</text:span></text:p>
      <text:p text:style-name="P12"><text:span text:style-name="T16"><text:s text:c="33"/></text:span><text:span text:style-name="T40">UINT </text:span><text:span text:style-name="T16">menu_id);</text:span></text:p>
      <text:p text:style-name="Text_20_body"><text:span text:style-name="T16"><text:tab/></text:span><text:span text:style-name="codetext">sequence</text:span><text:span text:style-name="T16"> – The hot key sequence in ASCII. <text:s/>See </text:span><text:span text:style-name="codetext"><text:bookmark-ref text:reference-format="text" text:ref-name="__RefHeading__339365_803968142">Hotkeys</text:bookmark-ref></text:span><text:span text:style-name="T16">.</text:span></text:p>
      <text:p text:style-name="Text_20_body"><text:span text:style-name="T16"><text:tab/></text:span><text:span text:style-name="codetext">menu_id</text:span><text:span text:style-name="T16"> – The id, in host terms, of the menu option that is mapped to the sequence.</text:span></text:p>
      <text:p text:style-name="P16"><text:tab/>This function registers, if available, a global hotkey for the host to monitor. <text:s/>Unless the hotkey is already registered to the currently active window, the host will post a command message for the given menu id.</text:p>
      <text:p text:style-name="Text_20_body"><text:span text:style-name="T16"><text:tab/>Notes:<text:line-break/><text:tab/><text:tab/>menu_id needs to be in host terms, not plugin terms. <text:s/>The correct mapping value would have been passed in during the </text:span><text:span text:style-name="codetext"><text:bookmark-ref text:reference-format="text" text:ref-name="__RefHeading__32345_803968142">InitializeDockablePlugInFinished</text:bookmark-ref></text:span><text:span text:style-name="T16"> call.</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sequence</text:span><text:span text:style-name="T16"> is empty or </text:span><text:span text:style-name="codetext"><text:span text:style-name="T49">NULL</text:span></text:span><text:span text:style-name="T16"> or if </text:span><text:span text:style-name="codetext">menu_id</text:span><text:span text:style-name="T16"> is not in the range of valid plugin menu ids. <text:s/><text:tab/><text:tab/><text:tab/>This is also returned if the </text:span><text:span text:style-name="codetext">sequence</text:span><text:span text:style-name="T16">, once cleaned, is empty or invalid.</text:span></text:p>
      <text:p text:style-name="code"><text:span text:style-name="T16"><text:tab/></text:span><text:span text:style-name="T17">DS_EXISTS</text:span></text:p>
      <text:p text:style-name="P16"><text:tab/><text:tab/>If the cleaned sequence already exists globaly in the host.</text:p>
      <text:p text:style-name="code"><text:span text:style-name="T16"><text:tab/></text:span><text:span text:style-name="T17"><text:reference-ref text:reference-format="text" text:ref-name="DS_NO_MEM">DS_NO_MEM</text:reference-ref></text:span></text:p>
      <text:p text:style-name="P16"><text:tab/><text:tab/>The sequence does not exist, but due to memory constraints the register failed.</text:p>
      <text:p text:style-name="code"><text:span text:style-name="T16"><text:tab/></text:span><text:span text:style-name="T17"><text:reference-ref text:reference-format="text" text:ref-name="DS_SUCCESS">DS_SUCCESS</text:reference-ref></text:span></text:p>
      <text:p text:style-name="P16"><text:tab/><text:tab/>The sequence has been successfully registered, and is now being monitored by the host.</text:p>
      <text:p text:style-name="P9"><text:soft-page-break/><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RegisterHotkey(</text:span><text:span text:style-name="T17">NULL</text:span><text:span text:style-name="T16">, 1000) == </text:span><text:span text:style-name="T17"><text:reference-ref text:reference-format="text" text:ref-name="DS_INVALID_ARGUMENT">DS_INVALID_ARGUMENT</text:reference-ref></text:span><text:span text:style-name="T16">);</text:span></text:p>
      <text:p text:style-name="P12"><text:span text:style-name="T16"><text:s text:c="4"/>assert(dll_host-&gt;RegisterHotkey(</text:span><text:span text:style-name="T40">"X"</text:span><text:span text:style-name="T16">, 0) == </text:span><text:span text:style-name="T17"><text:reference-ref text:reference-format="text" text:ref-name="DS_INVALID_ARGUMENT">DS_INVALID_ARGUMENT</text:reference-ref></text:span><text:span text:style-name="T16">);</text:span></text:p>
      <text:p text:style-name="P12"><text:span text:style-name="T16"><text:s text:c="4"/>assert(dll_host-&gt;RegisterHotkey(</text:span><text:span text:style-name="T40">"ALT"</text:span><text:span text:style-name="T16">, 1000) == </text:span><text:span text:style-name="T17"><text:reference-ref text:reference-format="text" text:ref-name="DS_INVALID_ARGUMENT">DS_INVALID_ARGUMENT</text:reference-ref></text:span><text:span text:style-name="T16">);</text:span></text:p>
      <text:p text:style-name="P12"><text:span text:style-name="T16"><text:s text:c="4"/>assert(dll_host-&gt;RegisterHotkey(</text:span><text:span text:style-name="T40">""</text:span><text:span text:style-name="T16">, 1000) == </text:span><text:span text:style-name="T17"><text:reference-ref text:reference-format="text" text:ref-name="DS_INVALID_ARGUMENT">DS_INVALID_ARGUMENT</text:reference-ref></text:span><text:span text:style-name="T16">);</text:span></text:p>
      <text:p text:style-name="P12"><text:span text:style-name="T16"><text:s text:c="4"/>assert(dll_host-&gt;RegisterHotkey(</text:span><text:span text:style-name="T40">"X"</text:span><text:span text:style-name="T16">, 1000) == </text:span><text:span text:style-name="T17"><text:reference-ref text:reference-format="text" text:ref-name="DS_SUCCESS">DS_SUCCESS</text:reference-ref></text:span><text:span text:style-name="T16">);</text:span></text:p>
      <text:p text:style-name="P9"><text:s text:c="2"/>}</text:p>
      <text:h text:style-name="P32" text:outline-level="4"><text:bookmark-start text:name="__RefHeading__96170_803968142"/>RegisterHotkeyWithFunction<text:bookmark-end text:name="__RefHeading__9617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gisterHotkeyWithFunction(</text:span><text:span text:style-name="T5">const</text:span><text:span text:style-name="T16"> </text:span><text:span text:style-name="T5">char</text:span><text:span text:style-name="T16"> *sequence,</text:span></text:p>
      <text:p text:style-name="P12"><text:span text:style-name="T16"><text:s text:c="45"/></text:span><text:span text:style-name="T5">void</text:span><text:span text:style-name="T16"> (*callback)(</text:span><text:span text:style-name="T5">void</text:span><text:span text:style-name="T16">));</text:span></text:p>
      <text:p text:style-name="Text_20_body"><text:span text:style-name="T16"><text:tab/></text:span><text:span text:style-name="codetext">sequence</text:span><text:span text:style-name="T16"> – The hot key sequency in ASCII. <text:s/>Set </text:span><text:span text:style-name="codetext"><text:bookmark-ref text:reference-format="text" text:ref-name="__RefHeading__339365_803968142">Hotkeys</text:bookmark-ref></text:span></text:p>
      <text:p text:style-name="Text_20_body"><text:span text:style-name="T16"><text:tab/></text:span><text:span text:style-name="codetext">callback</text:span><text:span text:style-name="T16"> – A general notification function that is to be called when the host detects the hotkey.</text:span></text:p>
      <text:p text:style-name="P16"><text:tab/>This function registers, if available, a global hot key to the host. <text:s/>Unless a control window, or another window, uses the same hotkey, the sequence will cause callback to be notified.</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sequence</text:span><text:span text:style-name="T16"> is empty or </text:span><text:span text:style-name="codetext"><text:span text:style-name="T49">NULL</text:span></text:span><text:span text:style-name="T16"> or if </text:span><text:span text:style-name="codetext">callback</text:span><text:span text:style-name="T16"> is </text:span><text:span text:style-name="codetext"><text:span text:style-name="T49">NULL</text:span></text:span><text:span text:style-name="T16">. <text:s/>This is also returned if </text:span><text:span text:style-name="codetext">sequence</text:span><text:span text:style-name="T16">, <text:tab/><text:tab/><text:tab/>once cleaned, is empty or invalid.</text:span></text:p>
      <text:p text:style-name="code"><text:span text:style-name="T16"><text:tab/></text:span><text:span text:style-name="T17">DS_EXISTS</text:span></text:p>
      <text:p text:style-name="P16"><text:tab/><text:tab/>If the cleaned sequence already exists globaly in the host.</text:p>
      <text:p text:style-name="code"><text:span text:style-name="T16"><text:tab/></text:span><text:span text:style-name="T17"><text:reference-ref text:reference-format="text" text:ref-name="DS_NO_MEM">DS_NO_MEM</text:reference-ref></text:span></text:p>
      <text:p text:style-name="P16"><text:tab/><text:tab/>The sequence does not exist, but due to memory constraints the register failed.</text:p>
      <text:p text:style-name="code"><text:span text:style-name="T16"><text:tab/></text:span><text:span text:style-name="T17"><text:reference-ref text:reference-format="text" text:ref-name="DS_SUCCESS">DS_SUCCESS</text:reference-ref></text:span></text:p>
      <text:p text:style-name="P16"><text:tab/><text:tab/>The sequence has been successfully registered, and is now being monitored by the host.</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9"><text:s text:c="2"/>void callback() {</text:p>
      <text:p text:style-name="P12"><text:span text:style-name="T16"><text:s text:c="4"/>std::cout &lt;&lt; </text:span><text:span text:style-name="T40">"Hotkey hit"</text:span><text:span text:style-name="T16"> &lt;&lt; std::endl;</text:span></text:p>
      <text:p text:style-name="P9"><text:s text:c="2"/>}</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RegisterHotkeyWithFunction(</text:span><text:span text:style-name="T17">NULL</text:span><text:span text:style-name="T16">, callback) == </text:span><text:span text:style-name="T17"><text:reference-ref text:reference-format="text" text:ref-name="DS_INVALID_ARGUMENT">DS_INVALID_ARGUMENT</text:reference-ref></text:span><text:span text:style-name="T16">);</text:span></text:p>
      <text:p text:style-name="P12"><text:span text:style-name="T16"><text:s text:c="4"/>assert(dll_host-&gt;RegisterHotkeyWithFunction(</text:span><text:span text:style-name="T40">"X"</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assert(dll_host-&gt;RegisterHotkeyWithFunction(</text:span><text:span text:style-name="T40">"ALT"</text:span><text:span text:style-name="T16">, callback) == </text:span><text:span text:style-name="T17"><text:reference-ref text:reference-format="text" text:ref-name="DS_INVALID_ARGUMENT">DS_INVALID_ARGUMENT</text:reference-ref></text:span><text:span text:style-name="T16">);</text:span></text:p>
      <text:p text:style-name="P12"><text:span text:style-name="T16"><text:s text:c="4"/>assert(dll_host-&gt;RegisterHotkeyWithFunction(</text:span><text:span text:style-name="T40">""</text:span><text:span text:style-name="T16">, callback) == </text:span><text:span text:style-name="T17"><text:reference-ref text:reference-format="text" text:ref-name="DS_INVALID_ARGUMENT">DS_INVALID_ARGUMENT</text:reference-ref></text:span><text:span text:style-name="T16">);</text:span></text:p>
      <text:p text:style-name="P12"><text:span text:style-name="T16"><text:s text:c="4"/>assert(dll_host-&gt;RegisterHotkeyWithFunction(</text:span><text:span text:style-name="T40">"X"</text:span><text:span text:style-name="T16">, callback) == </text:span><text:span text:style-name="T17"><text:reference-ref text:reference-format="text" text:ref-name="DS_SUCCESS">DS_SUCCESS</text:reference-ref></text:span><text:span text:style-name="T16">);</text:span></text:p>
      <text:p text:style-name="P9"><text:s text:c="2"/>}</text:p>
      <text:h text:style-name="P32" text:outline-level="4"><text:bookmark-start text:name="__RefHeading__96172_803968142"/>HandleKeyPressed<text:bookmark-end text:name="__RefHeading__96172_803968142"/></text:h>
      <text:p text:style-name="P12"><text:span text:style-name="T16">C++: </text:span><text:span text:style-name="T40">BOOL</text:span><text:span text:style-name="T16"> </text:span><text:span text:style-name="T39"><text:bookmark-ref text:reference-format="text" text:ref-name="__RefHeading__49551_803968142">ELHost</text:bookmark-ref></text:span><text:span text:style-name="T16">::HandleKeyPressed(</text:span><text:span text:style-name="T39"><text:bookmark-ref text:reference-format="text" text:ref-name="__RefHeading__61994_803968142">MSG</text:bookmark-ref></text:span><text:span text:style-name="T39"> </text:span><text:span text:style-name="T16">*msg);</text:span></text:p>
      <text:p text:style-name="Text_20_body"><text:span text:style-name="T16"><text:tab/></text:span><text:span text:style-name="codetext">msg</text:span><text:span text:style-name="T16"> – The message to be handled.</text:span></text:p>
      <text:p text:style-name="Text_20_body"><text:span text:style-name="T16"><text:tab/>This function is used to allow the host to handle any keypresses when a window has current focus. <text:s/>This allows any hotkeys to still work as expected. <text:s/>This will only handle messages that have </text:span><text:soft-page-break/><text:span text:style-name="codetext">msg-&gt;message</text:span><text:span text:style-name="T16"> set to </text:span><text:span text:style-name="codetext"><text:span text:style-name="T49">WM_KEYDOWN</text:span></text:span><text:span text:style-name="T16"> or </text:span><text:span text:style-name="codetext"><text:span text:style-name="T49">WM_SYSKEYDOWN</text:span></text:span><text:span text:style-name="T16">.</text:span></text:p>
      <text:p text:style-name="P16"><text:tab/>Returns:</text:p>
      <text:p text:style-name="code"><text:span text:style-name="T16"><text:tab/></text:span><text:span text:style-name="codetext"><text:span text:style-name="T49">TRUE</text:span></text:span></text:p>
      <text:p text:style-name="Text_20_body"><text:span text:style-name="codetext"><text:span text:style-name="T49"><text:tab/><text:tab/></text:span></text:span><text:span text:style-name="T16">If the host handled the given msg. <text:s/>The message parameter </text:span><text:span text:style-name="codetext">msg-&gt;message</text:span><text:span text:style-name="T16"> will be set to 0 <text:tab/><text:tab/>by the host, this stops the message from being passed along.</text:span></text:p>
      <text:p text:style-name="code"><text:span text:style-name="T16"><text:tab/></text:span><text:span text:style-name="codetext"><text:span text:style-name="T49">FALSE</text:span></text:span></text:p>
      <text:p text:style-name="Text_20_body"><text:span text:style-name="codetext"><text:span text:style-name="T49"><text:tab/><text:tab/></text:span></text:span><text:span text:style-name="T16">If the host did not handle the given msg.</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2">// Assuming there is a way to pretranslate a message for mywindow.</text:span></text:p>
      <text:p text:style-name="code"><text:span text:style-name="T16"><text:s text:c="2"/></text:span><text:span text:style-name="T12">void</text:span><text:span text:style-name="T16"> mywindow::PreTranslateMessage(</text:span><text:span text:style-name="T35"><text:bookmark-ref text:reference-format="text" text:ref-name="__RefHeading__61994_803968142">MSG</text:bookmark-ref></text:span><text:span text:style-name="T16"> *msg) {</text:span></text:p>
      <text:p text:style-name="code"><text:span text:style-name="T16"><text:s text:c="4"/></text:span><text:span text:style-name="T12">if</text:span><text:span text:style-name="T16"> ( dll_host-&gt;HandleKeyPressed(msg) == </text:span><text:span text:style-name="T17">FALSE</text:span><text:span text:style-name="T16"> ) {</text:span></text:p>
      <text:p text:style-name="code"><text:span text:style-name="T16"><text:s text:c="6"/></text:span><text:span text:style-name="T52">// Handle the message as we see fit...</text:span></text:p>
      <text:p text:style-name="P10"><text:s text:c="4"/>}</text:p>
      <text:p text:style-name="P9"><text:s text:c="2"/>}</text:p>
      <text:h text:style-name="P32" text:outline-level="4"><text:bookmark-start text:name="__RefHeading__96174_803968142"/>D3DData<text:bookmark-end text:name="__RefHeading__96174_803968142"/></text:h>
      <text:p text:style-name="P12"><text:span text:style-name="T16">C++: </text:span><text:span text:style-name="T40">p</text:span><text:span text:style-name="T40"><text:bookmark-ref text:reference-format="text" text:ref-name="__RefHeading__96248_803968142">EL3DData</text:bookmark-ref></text:span><text:span text:style-name="T16"> </text:span><text:span text:style-name="T39"><text:bookmark-ref text:reference-format="text" text:ref-name="__RefHeading__49551_803968142">ELHost</text:bookmark-ref></text:span><text:span text:style-name="T16">::D3DData(</text:span><text:span text:style-name="T5">void</text:span><text:span text:style-name="T16">);</text:span></text:p>
      <text:p text:style-name="P9"/>
      <text:p text:style-name="Text_20_body"><text:span text:style-name="T16"><text:tab/>This function is a way for a control to get access to the DirectX info used by the host. <text:s/>See </text:span><text:span text:style-name="codetext"><text:span text:style-name="T41"><text:bookmark-ref text:reference-format="text" text:ref-name="__RefHeading__96248_803968142">EL3DData</text:bookmark-ref></text:span></text:span><text:span text:style-name="T16"> for more information.</text:span></text:p>
      <text:p text:style-name="Text_20_body"><text:span text:style-name="T16"><text:tab/>Returns a pointer to a valid </text:span><text:span text:style-name="codetext"><text:span text:style-name="T42"><text:bookmark-ref text:reference-format="text" text:ref-name="__RefHeading__96248_803968142">EL3DData</text:bookmark-ref></text:span></text:span><text:span text:style-name="T16"> structure managed by the host.</text:span></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host-&gt;D3DData() != </text:span><text:span text:style-name="T17">NULL</text:span><text:span text:style-name="T16">); <text:s text:c="3"/></text:span></text:p>
      <text:p text:style-name="P10"><text:s text:c="2"/>}</text:p>
      <text:h text:style-name="P32" text:outline-level="4"><text:bookmark-start text:name="__RefHeading__96176_803968142"/>D3DDeviceLost<text:bookmark-end text:name="__RefHeading__96176_803968142"/></text:h>
      <text:p text:style-name="P12"><text:span text:style-name="T16">C++: </text:span><text:span text:style-name="T5">void</text:span><text:span text:style-name="T16"> </text:span><text:span text:style-name="T39"><text:bookmark-ref text:reference-format="text" text:ref-name="__RefHeading__49551_803968142">ELHost</text:bookmark-ref></text:span><text:span text:style-name="T16">::D3DDeviceLost(</text:span><text:span text:style-name="T5">void</text:span><text:span text:style-name="T16">);</text:span></text:p>
      <text:p text:style-name="P9"/>
      <text:p text:style-name="Text_20_body"><text:span text:style-name="T16"><text:tab/>This function allows a control to inform the host when the d3d device has been lost. <text:s/>This allows the host to reset the device prior to doing the next round of </text:span><text:span text:style-name="codetext">Update</text:span><text:span text:style-name="T16"> calls.</text:span></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Rendering to the entire size of the window.</text:span></text:p>
      <text:p text:style-name="code"><text:span text:style-name="T16"><text:s text:c="4"/></text:span><text:span text:style-name="T53">// Assuming mycontrol has a variable called _3d that points to a EL3DData structure.</text:span></text:p>
      <text:p text:style-name="code"><text:span text:style-name="T16"><text:s text:c="4"/></text:span><text:span text:style-name="T41"><text:bookmark-ref text:reference-format="text" text:ref-name="__RefHeading__33757_803968142">RECT</text:bookmark-ref></text:span><text:span text:style-name="T16"> render_rect;</text:span></text:p>
      <text:p text:style-name="code"><text:span text:style-name="T16"><text:s text:c="4"/></text:span><text:span text:style-name="T41">HWND</text:span><text:span text:style-name="T16"> hwnd = mywindow-&gt;</text:span><text:span text:style-name="T16"><text:bookmark-ref text:reference-format="text" text:ref-name="__RefHeading__33731_803968142">GetHWND</text:bookmark-ref></text:span><text:span text:style-name="T16">();</text:span></text:p>
      <text:p text:style-name="P10"><text:s text:c="4"/>::GetWindowRect(hwnd, &amp;render_rect);</text:p>
      <text:p text:style-name="code"><text:span text:style-name="T16"><text:s text:c="4"/></text:span><text:span text:style-name="T12">if</text:span><text:span text:style-name="T16"> ( _</text:span><text:span text:style-name="T20">3d-&gt;device-&gt;Present(&amp;render_rect, &amp;render_rect, hwnd, </text:span><text:span text:style-name="T21">NULL</text:span><text:span text:style-name="T20">) != </text:span><text:span text:style-name="T21">S_OK</text:span><text:span text:style-name="T20"> ) {</text:span></text:p>
      <text:p text:style-name="P11"><text:s text:c="6"/>host-&gt;D3DDeviceLost();</text:p>
      <text:p text:style-name="P11"><text:s text:c="4"/>}</text:p>
      <text:p text:style-name="P10"><text:s text:c="2"/>}</text:p>
      <text:h text:style-name="P32" text:outline-level="4"><text:bookmark-start text:name="__RefHeading__96178_803968142"/><text:soft-page-break/>LoadD3DMesh<text:bookmark-end text:name="__RefHeading__9617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LoadD3DMesh(</text:span><text:span text:style-name="T5">const</text:span><text:span text:style-name="T16"> </text:span><text:span text:style-name="T5">char</text:span><text:span text:style-name="T16"> *file,</text:span></text:p>
      <text:p text:style-name="P12"><text:span text:style-name="T16"><text:s text:c="30"/></text:span><text:span text:style-name="T40">LPD3DXMESH</text:span><text:span text:style-name="T16"> *mesh,</text:span></text:p>
      <text:p text:style-name="P12"><text:span text:style-name="T16"><text:s text:c="30"/></text:span><text:span text:style-name="T40">D3DMATERIAL9</text:span><text:span text:style-name="T16"> **materials,</text:span></text:p>
      <text:p text:style-name="P12"><text:span text:style-name="T16"><text:s text:c="30"/></text:span><text:span text:style-name="T40">UINT</text:span><text:span text:style-name="T16"> *count);</text:span></text:p>
      <text:p text:style-name="Text_20_body"><text:span text:style-name="T16"><text:tab/></text:span><text:span text:style-name="codetext">file</text:span><text:span text:style-name="T16"> – The path to the .x file to load.</text:span></text:p>
      <text:p text:style-name="Text_20_body"><text:span text:style-name="T16"><text:tab/></text:span><text:span text:style-name="codetext">mesh</text:span><text:span text:style-name="T16"> – A pointer to the resulting (optimized) mesh.</text:span></text:p>
      <text:p text:style-name="Text_20_body"><text:span text:style-name="T16"><text:tab/></text:span><text:span text:style-name="codetext">materials</text:span><text:span text:style-name="T16"> – A list of materials that are loaded from the file.</text:span></text:p>
      <text:p text:style-name="Text_20_body"><text:span text:style-name="T16"><text:tab/></text:span><text:span text:style-name="codetext">count</text:span><text:span text:style-name="T16"> – The resulting number of materials.</text:span></text:p>
      <text:p text:style-name="Text_20_body"><text:span text:style-name="T16"><text:tab/>This function loads in the given .x file and returns the contained mesh and materials held within. <text:s/>Each file shall only be loaded once when using this function, this is to save space when needing multiple of the same .x files. <text:s/>If </text:span><text:span text:style-name="codetext">file</text:span><text:span text:style-name="T16"> does not point to an absolute (or relative) location then the file will be prepended with the </text:span><text:span text:style-name="codetext"><text:span text:style-name="T35"><text:bookmark-ref text:reference-format="text" text:ref-name="__RefHeading__33721_803968142">ELHostInfo</text:bookmark-ref></text:span></text:span><text:span text:style-name="codetext">::initial_directory</text:span><text:span text:style-name="T16">.</text:span></text:p>
      <text:p text:style-name="P16"><text:tab/>Returns:</text:p>
      <text:p text:style-name="code"><text:tab/><text:span text:style-name="T49"><text:reference-ref text:reference-format="text" text:ref-name="DS_INVALID_ARGUMENT">DS_INVALID_ARGUMENT</text:reference-ref></text:span></text:p>
      <text:p text:style-name="P16"><text:tab/><text:tab/>If <text:span text:style-name="codetext">file</text:span> is empty or <text:span text:style-name="codetext"><text:span text:style-name="T49">NULL</text:span></text:span> or if <text:span text:style-name="codetext">mesh</text:span>, <text:span text:style-name="codetext">materials</text:span>, <text:span text:style-name="codetext">count</text:span> is <text:span text:style-name="codetext"><text:span text:style-name="T49">NULL</text:span></text:span>.</text:p>
      <text:p text:style-name="code"><text:tab/><text:span text:style-name="T49"><text:reference-ref text:reference-format="text" text:ref-name="DS_NO_MEM">DS_NO_MEM</text:reference-ref></text:span></text:p>
      <text:p text:style-name="P16"><text:tab/><text:tab/>If the mesh could not be loaded due to lack of memory.</text:p>
      <text:p text:style-name="code"><text:tab/><text:span text:style-name="T49"><text:reference-ref text:reference-format="text" text:ref-name="DS_FAILURE">DS_FAILURE</text:reference-ref></text:span></text:p>
      <text:p text:style-name="P16"><text:tab/><text:tab/>If any unknown/unhandled error occurred.</text:p>
      <text:p text:style-name="code"><text:tab/><text:span text:style-name="T49"><text:reference-ref text:reference-format="text" text:ref-name="DS_SUCCESS">DS_SUCCESS</text:reference-ref></text:span></text:p>
      <text:p text:style-name="P16"><text:tab/><text:tab/>The mesh file was loaded correctly, and the parameters were set to the correct values.</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LPD3DXMESH</text:span><text:span text:style-name="T16"> mymesh = </text:span><text:span text:style-name="codetext"><text:span text:style-name="T49">NULL</text:span></text:span><text:span text:style-name="T16">;</text:span></text:p>
      <text:p text:style-name="code"><text:span text:style-name="T16"><text:s text:c="4"/></text:span><text:span text:style-name="T41">D3DMATERIAL9</text:span><text:span text:style-name="T16"> *mymats = </text:span><text:span text:style-name="T17">NULL</text:span><text:span text:style-name="T16">;</text:span></text:p>
      <text:p text:style-name="code"><text:span text:style-name="T16"><text:s text:c="4"/></text:span><text:span text:style-name="T41">UINT</text:span><text:span text:style-name="T16"> matcount = 0;</text:span></text:p>
      <text:p text:style-name="code"><text:span text:style-name="T16"><text:s text:c="4"/></text:span><text:span text:style-name="T12">if</text:span><text:span text:style-name="T16"> ( host-&gt;LoadD3DMesh(</text:span><text:span text:style-name="T41">"MyGauge.x"</text:span><text:span text:style-name="T16">, &amp;mymesh, &amp;mymats, &amp;matcount) == </text:span><text:span text:style-name="T17"><text:reference-ref text:reference-format="text" text:ref-name="DS_SUCCESS">DS_SUCCESS</text:reference-ref></text:span><text:span text:style-name="T16">) {</text:span></text:p>
      <text:p text:style-name="code"><text:span text:style-name="T16"><text:s text:c="6"/></text:span><text:span text:style-name="T53">// Do something with the resulting data.</text:span></text:p>
      <text:p text:style-name="P10"><text:s text:c="4"/>}</text:p>
      <text:p text:style-name="P10"><text:s text:c="2"/>}</text:p>
      <text:h text:style-name="P32" text:outline-level="4"><text:bookmark-start text:name="__RefHeading__96180_803968142"/>LoadD3DTexture<text:bookmark-end text:name="__RefHeading__9618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LoadD3DTexture(</text:span><text:span text:style-name="T5">const</text:span><text:span text:style-name="T16"> </text:span><text:span text:style-name="T5">char</text:span><text:span text:style-name="T16"> *file,</text:span></text:p>
      <text:p text:style-name="P12"><text:span text:style-name="T16"><text:s text:c="33"/></text:span><text:span text:style-name="T40">LPDIRECT3DTEXTURE9</text:span><text:span text:style-name="T16"> *texture);</text:span></text:p>
      <text:p text:style-name="Text_20_body"><text:span text:style-name="T16"><text:tab/></text:span><text:span text:style-name="codetext">file</text:span><text:span text:style-name="T16"> – The path to the file to load.</text:span></text:p>
      <text:p text:style-name="Text_20_body"><text:span text:style-name="T16"><text:tab/></text:span><text:span text:style-name="codetext">texture</text:span><text:span text:style-name="T16"> – A pointer to set to the resulting texture.</text:span></text:p>
      <text:p text:style-name="Text_20_body"><text:span text:style-name="T16"><text:tab/>This function creates a texture from the given image file path. <text:s/>Each file shall only be loaded once when using this funciton, so the resulting texture may point to an already generated texture. <text:s/>If </text:span><text:span text:style-name="codetext">file</text:span><text:span text:style-name="T16"> does not point to an absolute (or relative) location then the file will be prepended with the </text:span><text:span text:style-name="T35"><text:bookmark-ref text:reference-format="text" text:ref-name="__RefHeading__33721_803968142">ELHostInfo</text:bookmark-ref></text:span><text:span text:style-name="codetext">::initial_directory</text:span><text:span text:style-name="T16">.</text:span></text:p>
      <text:p text:style-name="P16"><text:soft-page-break/><text:tab/>Returns:</text:p>
      <text:p text:style-name="code"><text:tab/><text:span text:style-name="T49"><text:reference-ref text:reference-format="text" text:ref-name="DS_INVALID_ARGUMENT">DS_INVALID_ARGUMENT</text:reference-ref></text:span></text:p>
      <text:p text:style-name="P16"><text:tab/><text:tab/>If <text:span text:style-name="codetext">file</text:span> is empty or <text:span text:style-name="codetext"><text:span text:style-name="T49">NULL</text:span></text:span> or if <text:span text:style-name="codetext">texture</text:span> is <text:span text:style-name="codetext"><text:span text:style-name="T49">NULL</text:span></text:span>.</text:p>
      <text:p text:style-name="code"><text:tab/><text:span text:style-name="T49"><text:reference-ref text:reference-format="text" text:ref-name="DS_NO_MEM">DS_NO_MEM</text:reference-ref></text:span></text:p>
      <text:p text:style-name="P16"><text:tab/><text:tab/>If the texture could not be loaded due to low memory.</text:p>
      <text:p text:style-name="code"><text:tab/><text:span text:style-name="T49"><text:reference-ref text:reference-format="text" text:ref-name="DS_FAILURE">DS_FAILURE</text:reference-ref></text:span></text:p>
      <text:p text:style-name="P16"><text:tab/><text:tab/>If an unknown/unhandled error occurred.</text:p>
      <text:p text:style-name="code"><text:tab/><text:span text:style-name="T49"><text:reference-ref text:reference-format="text" text:ref-name="DS_SUCCESS">DS_SUCCESS</text:reference-ref></text:span></text:p>
      <text:p text:style-name="P16"><text:tab/><text:tab/>If the texture was loaded as expected.</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LPDIRECT3DTEXTURE9</text:span><text:span text:style-name="T16"> mytexture = </text:span><text:span text:style-name="T17">NULL</text:span><text:span text:style-name="T16">;</text:span></text:p>
      <text:p text:style-name="code"><text:span text:style-name="T16"><text:s text:c="4"/>assert(host-&gt;LoadD3DTexture(</text:span><text:span text:style-name="T17">NULL</text:span><text:span text:style-name="T16">, &amp;mytexture) == </text:span><text:span text:style-name="T17"><text:reference-ref text:reference-format="text" text:ref-name="DS_INVALID_ARGUMENT">DS_INVALID_ARGUMENT</text:reference-ref></text:span><text:span text:style-name="T16">);</text:span></text:p>
      <text:p text:style-name="code"><text:span text:style-name="T16"><text:s text:c="4"/>assert(host-&gt;LoadD3DTexture(</text:span><text:span text:style-name="T41">"MyTexture.png"</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LoadD3DTexture(</text:span><text:span text:style-name="T41">"C:\\SomePath\\MyTexture.png"</text:span><text:span text:style-name="T16">, &amp;mytexture) == </text:span><text:span text:style-name="T17"><text:reference-ref text:reference-format="text" text:ref-name="DS_SUCCESS">DS_SUCCESS</text:reference-ref></text:span><text:span text:style-name="T16">);</text:span></text:p>
      <text:p text:style-name="code"><text:span text:style-name="T16"><text:s text:c="4"/>assert(host-&gt;LoadD3DTexture(</text:span><text:span text:style-name="T41">"MyTexture.png"</text:span><text:span text:style-name="T16">, &amp;mytexture)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96182_803968142"/>CreateD3DTextMesh<text:bookmark-end text:name="__RefHeading__9618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CreateD3DTextMesh(</text:span><text:span text:style-name="T5">const</text:span><text:span text:style-name="T16"> </text:span><text:span text:style-name="T5">char</text:span><text:span text:style-name="T16"> *text,</text:span></text:p>
      <text:p text:style-name="P12"><text:span text:style-name="T16"><text:s text:c="36"/></text:span><text:span text:style-name="T40">LPD3DXMESH</text:span><text:span text:style-name="T16"> *mesh);</text:span></text:p>
      <text:p text:style-name="Text_20_body"><text:span text:style-name="T16"><text:tab/></text:span><text:span text:style-name="codetext">text</text:span><text:span text:style-name="T16"> – The string to use when creating the mesh.</text:span></text:p>
      <text:p text:style-name="Text_20_body"><text:span text:style-name="T16"><text:tab/></text:span><text:span text:style-name="codetext">mesh</text:span><text:span text:style-name="T16"> – The place to store the resulting mesh.</text:span></text:p>
      <text:p text:style-name="Text_20_body"><text:span text:style-name="T16"><text:tab/>This function creates a mesh of the given text. <text:s/>The text may have been created before, so this saves on system resources if a control is using a 3D (directX) style GUI. <text:s/>This function can generally be used when needing a mesh of a string that does not change often (if at all). <text:s/>This includes creating a mesh for channel names. <text:s/>The base mesh shall not be released by the caller. <text:s/>The font used in making the text mesh is that of </text:span><text:span text:style-name="codetext">control_window_font_name</text:span><text:span text:style-name="T16"> as specified in the </text:span><text:span text:style-name="codetext"><text:bookmark-ref text:reference-format="text" text:ref-name="__RefHeading__300523_803968142">Application Options</text:bookmark-ref></text:span><text:span text:style-name="T16">. </text:span></text:p>
      <text:p text:style-name="P16"><text:tab/>Returns:</text:p>
      <text:p text:style-name="code"><text:tab/><text:span text:style-name="T49"><text:reference-ref text:reference-format="text" text:ref-name="DS_INVALID_ARGUMENT">DS_INVALID_ARGUMENT</text:reference-ref></text:span></text:p>
      <text:p text:style-name="P16"><text:tab/><text:tab/>If <text:span text:style-name="codetext">text</text:span> is <text:span text:style-name="codetext"><text:span text:style-name="T49">NULL</text:span></text:span> or if <text:span text:style-name="codetext">mesh</text:span> is <text:span text:style-name="codetext"><text:span text:style-name="T49">NULL</text:span></text:span>.</text:p>
      <text:p text:style-name="code"><text:tab/><text:span text:style-name="T49"><text:reference-ref text:reference-format="text" text:ref-name="DS_NO_MEM">DS_NO_MEM</text:reference-ref></text:span></text:p>
      <text:p text:style-name="P16"><text:tab/><text:tab/>If the mesh could not be created due to lack of memory.</text:p>
      <text:p text:style-name="code"><text:tab/><text:span text:style-name="T49"><text:reference-ref text:reference-format="text" text:ref-name="DS_FAILURE">DS_FAILURE</text:reference-ref></text:span></text:p>
      <text:p text:style-name="P16"><text:tab/><text:tab/>If an unknown/unhandled error occurred.</text:p>
      <text:p text:style-name="code"><text:tab/><text:span text:style-name="T49"><text:reference-ref text:reference-format="text" text:ref-name="DS_SUCCESS">DS_SUCCESS</text:reference-ref></text:span></text:p>
      <text:p text:style-name="P16"><text:tab/><text:tab/>If the mesh for the given text was created successfully.</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41">LPD3DXMESH</text:span><text:span text:style-name="T16"> mymesh = </text:span><text:span text:style-name="T17">NULL</text:span><text:span text:style-name="T16">;</text:span></text:p>
      <text:p text:style-name="code"><text:span text:style-name="T16"><text:s text:c="4"/>assert(host-&gt;CreateD3DTextMesh(</text:span><text:span text:style-name="T17">NULL</text:span><text:span text:style-name="T16">, &amp;mymesh) == </text:span><text:span text:style-name="T17"><text:reference-ref text:reference-format="text" text:ref-name="DS_INVALID_ARGUMENT">DS_INVALID_ARGUMENT</text:reference-ref></text:span><text:span text:style-name="T16">);</text:span></text:p>
      <text:p text:style-name="code"><text:soft-page-break/><text:span text:style-name="T16"><text:s text:c="4"/>assert(host-&gt;CreateD3DTextMesh(</text:span><text:span text:style-name="T41">"Hello World"</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CreateD3DTextMesh(</text:span><text:span text:style-name="T41">"Hello World"</text:span><text:span text:style-name="T16">, &amp;mymesh) == </text:span><text:span text:style-name="T17"><text:reference-ref text:reference-format="text" text:ref-name="DS_SUCCESS">DS_SUCCESS</text:reference-ref></text:span><text:span text:style-name="T16">);</text:span></text:p>
      <text:p text:style-name="code"><text:span text:style-name="T16"><text:s text:c="4"/></text:span><text:span text:style-name="T53">// No need to do mymesh-&gt;Release(); As it is handled by the host.</text:span></text:p>
      <text:p text:style-name="P10"><text:s text:c="2"/>}</text:p>
      <text:h text:style-name="P32" text:outline-level="4"><text:bookmark-start text:name="__RefHeading__96184_803968142"/>RegisterChannels<text:bookmark-end text:name="__RefHeading__9618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gisterChannels(</text:span><text:span text:style-name="T40">p</text:span><text:span text:style-name="T40"><text:bookmark-ref text:reference-format="text" text:ref-name="__RefHeading__36879_803968142">ELChannelGroup</text:bookmark-ref></text:span><text:span text:style-name="T16"> group);</text:span></text:p>
      <text:p text:style-name="Text_20_body"><text:span text:style-name="T16"><text:tab/></text:span><text:span text:style-name="codetext">group</text:span><text:span text:style-name="T16"> – The group that contains the channels to be registered.</text:span></text:p>
      <text:p text:style-name="Text_20_body"><text:span text:style-name="T16"><text:tab/>This function is deprecate. <text:s/>This function calls and returns </text:span><text:span text:style-name="codetext"><text:bookmark-ref text:reference-format="text" text:ref-name="__RefHeading__96242_803968142">RegisterChannelsWithName</text:bookmark-ref></text:span><text:span text:style-name="T16"> with the channel name set to </text:span><text:span text:style-name="codetext"><text:span text:style-name="T49">NULL</text:span></text:span><text:span text:style-name="T16">.</text:span></text:p>
      <text:p text:style-name="Text_20_body"><text:span text:style-name="T16"><text:tab/>See </text:span><text:span text:style-name="codetext"><text:bookmark-ref text:reference-format="text" text:ref-name="__RefHeading__96242_803968142">RegisterChannelsWithName</text:bookmark-ref></text:span><text:span text:style-name="T16">.</text:span></text:p>
      <text:h text:style-name="P32" text:outline-level="4"><text:bookmark-start text:name="__RefHeading__96186_803968142"/>UnregisterChannels<text:bookmark-end text:name="__RefHeading__96186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UnregisterChannels(</text:span><text:span text:style-name="T40">p</text:span><text:span text:style-name="T40"><text:bookmark-ref text:reference-format="text" text:ref-name="__RefHeading__36879_803968142">ELChannelGroup</text:bookmark-ref></text:span><text:span text:style-name="T16"> group,</text:span></text:p>
      <text:p text:style-name="P12"><text:span text:style-name="T16"><text:s text:c="37"/></text:span><text:span text:style-name="T40">BOOL</text:span><text:span text:style-name="T16"> clear);</text:span></text:p>
      <text:p text:style-name="Text_20_body"><text:span text:style-name="T16"><text:tab/></text:span><text:span text:style-name="codetext">group</text:span><text:span text:style-name="T16"> – The group that contains the channels to be unregistered.</text:span></text:p>
      <text:p text:style-name="Text_20_body"><text:span text:style-name="T16"><text:tab/>c</text:span><text:span text:style-name="codetext">lear</text:span><text:span text:style-name="T16"> – Flag stating if the channels should be freed after unregistering.</text:span></text:p>
      <text:p text:style-name="Text_20_body"><text:span text:style-name="T16"><text:tab/>This function is deprecate. <text:s/>This function call and returns </text:span><text:span text:style-name="codetext"><text:bookmark-ref text:reference-format="text" text:ref-name="__RefHeading__96244_803968142">UnregisterChannelsWithName</text:bookmark-ref></text:span><text:span text:style-name="T16"> with the channel name set to </text:span><text:span text:style-name="codetext"><text:span text:style-name="T49">NULL</text:span></text:span><text:span text:style-name="T16">.</text:span></text:p>
      <text:p text:style-name="Text_20_body"><text:span text:style-name="T16"><text:tab/>See </text:span><text:span text:style-name="codetext"><text:bookmark-ref text:reference-format="text" text:ref-name="__RefHeading__96244_803968142">UnregisterChannelsWithName</text:bookmark-ref></text:span><text:span text:style-name="T16">.</text:span></text:p>
      <text:h text:style-name="P32" text:outline-level="4"><text:bookmark-start text:name="__RefHeading__96188_803968142"/>RegisterGroup<text:bookmark-end text:name="__RefHeading__9618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gisterGroup(</text:span><text:span text:style-name="T40">p</text:span><text:span text:style-name="T40"><text:bookmark-ref text:reference-format="text" text:ref-name="__RefHeading__36879_803968142">ELChannelGroup</text:bookmark-ref></text:span><text:span text:style-name="T16"> group);</text:span></text:p>
      <text:p text:style-name="Text_20_body"><text:span text:style-name="T16"><text:tab/></text:span><text:span text:style-name="codetext">group</text:span><text:span text:style-name="T16"> – The group to be registered to the host.</text:span></text:p>
      <text:p text:style-name="Text_20_body"><text:span text:style-name="T16"><text:tab/>This function will register the group to be monitored, and notified, by the host. <text:s/>If the host is connected to a target and the group is not already registered as a control (see </text:span><text:span text:style-name="codetext"><text:span text:style-name="T35"><text:bookmark-ref text:reference-format="text" text:ref-name="__RefHeading__38347_803968142">ELControl</text:bookmark-ref></text:span></text:span><text:span text:style-name="T16">), the channels held within the group will also be registered by the host calling </text:span><text:span text:style-name="codetext"><text:bookmark-ref text:reference-format="text" text:ref-name="__RefHeading__96184_803968142">RegisterChannels</text:bookmark-ref></text:span><text:span text:style-name="T16"> on the given group.</text:span></text:p>
      <text:p text:style-name="P16"><text:tab/>Notes:</text:p>
      <text:p text:style-name="Text_20_body"><text:span text:style-name="T16"><text:tab/><text:tab/>When manually registering a group, a manual unregister in the form of </text:span><text:span text:style-name="codetext"><text:bookmark-ref text:reference-format="text" text:ref-name="__RefHeading__96190_803968142">UnregisterGroup</text:bookmark-ref></text:span><text:span text:style-name="T16"> will also need to occur.</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group</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REGISTERED">DS_REGISTERED</text:reference-ref></text:span></text:p>
      <text:p text:style-name="Text_20_body"><text:span text:style-name="T16"><text:tab/><text:tab/>If </text:span><text:span text:style-name="codetext">group</text:span><text:span text:style-name="T16"> is already registered to the host.</text:span></text:p>
      <text:p text:style-name="code"><text:span text:style-name="T16"><text:tab/></text:span><text:span text:style-name="T17"><text:reference-ref text:reference-format="text" text:ref-name="DS_NO_MEM">DS_NO_MEM</text:reference-ref></text:span></text:p>
      <text:p text:style-name="P16"><text:tab/><text:tab/>If the host does not have enough memory to support the registration of the group.</text:p>
      <text:p text:style-name="code"><text:span text:style-name="T16"><text:tab/></text:span><text:span text:style-name="T17"><text:reference-ref text:reference-format="text" text:ref-name="DS_FAILURE">DS_FAILURE</text:reference-ref></text:span></text:p>
      <text:p text:style-name="P16"><text:tab/><text:tab/>If any unknown/unhandled error occurred.</text:p>
      <text:p text:style-name="code"><text:span text:style-name="T16"><text:tab/></text:span><text:span text:style-name="T17"><text:reference-ref text:reference-format="text" text:ref-name="DS_SUCCESS">DS_SUCCESS</text:reference-ref></text:span></text:p>
      <text:p text:style-name="Text_20_body"><text:soft-page-break/><text:span text:style-name="T16"><text:tab/><text:tab/>The </text:span><text:span text:style-name="codetext">group</text:span><text:span text:style-name="T16"> is now being monitored by the host.</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RegisterGroup(</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assert(dll_host-&gt;RegisterGroup(nomem) == </text:span><text:span text:style-name="T17"><text:reference-ref text:reference-format="text" text:ref-name="DS_NO_MEM">DS_NO_MEM</text:reference-ref></text:span><text:span text:style-name="T16">);</text:span></text:p>
      <text:p text:style-name="P12"><text:span text:style-name="T16"><text:s text:c="4"/></text:span><text:span text:style-name="T5">if</text:span><text:span text:style-name="T16"> ( dll_host-&gt;RegisterGroup(mygroup) == </text:span><text:span text:style-name="T17"><text:reference-ref text:reference-format="text" text:ref-name="DS_SUCCESS">DS_SUCCESS</text:reference-ref></text:span><text:span text:style-name="T16"> ) {</text:span></text:p>
      <text:p text:style-name="P12"><text:span text:style-name="T16"><text:s text:c="6"/>assert(dll_host-&gt;RegisterGroup(mygroup) == </text:span><text:span text:style-name="T17"><text:reference-ref text:reference-format="text" text:ref-name="DS_REGISTERED">DS_REGISTERED</text:reference-ref></text:span><text:span text:style-name="T16">);</text:span></text:p>
      <text:p text:style-name="P9"><text:s text:c="4"/>}</text:p>
      <text:p text:style-name="P9"><text:s text:c="2"/>}</text:p>
      <text:h text:style-name="P32" text:outline-level="4"><text:bookmark-start text:name="__RefHeading__96190_803968142"/>UnregisterGroup<text:bookmark-end text:name="__RefHeading__9619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UnregisterGroup(</text:span><text:span text:style-name="T40">p</text:span><text:span text:style-name="T40"><text:bookmark-ref text:reference-format="text" text:ref-name="__RefHeading__36879_803968142">ELChannelGroup</text:bookmark-ref></text:span><text:span text:style-name="T16"> group);</text:span></text:p>
      <text:p text:style-name="Text_20_body"><text:span text:style-name="T16"><text:tab/></text:span><text:span text:style-name="codetext">group</text:span><text:span text:style-name="T16"> – The group to be unregistered from monitoring by the host.</text:span></text:p>
      <text:p text:style-name="Text_20_body"><text:span text:style-name="T16"><text:tab/>This function will remove the group from being monitored. <text:s/>If the host is currently connected to a target, and the group is not an </text:span><text:span text:style-name="codetext"><text:span text:style-name="T35"><text:bookmark-ref text:reference-format="text" text:ref-name="__RefHeading__38347_803968142">ELControl</text:bookmark-ref></text:span></text:span><text:span text:style-name="T16">, all channels with the group will be unregistered during the call. <text:s/>The unregister will not clear the channels from the group, as the host expects the caller to handle such aspects for a manually registered/unregistered group.</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group</text:span><text:span text:style-name="T16"> is </text:span><text:span text:style-name="codetext">NULL</text:span><text:span text:style-name="T16">.</text:span></text:p>
      <text:p text:style-name="code"><text:span text:style-name="T16"><text:tab/></text:span><text:span text:style-name="T17"><text:reference-ref text:reference-format="text" text:ref-name="DS_NOT_REGISTERED">DS_NOT_REGISTERED</text:reference-ref></text:span></text:p>
      <text:p text:style-name="Text_20_body"><text:span text:style-name="T16"><text:tab/><text:tab/>If </text:span><text:span text:style-name="codetext">group</text:span><text:span text:style-name="T16"> is not currently registered to the host.</text:span></text:p>
      <text:p text:style-name="code"><text:span text:style-name="T16"><text:tab/></text:span><text:span text:style-name="T17"><text:reference-ref text:reference-format="text" text:ref-name="DS_SUCCESS">DS_SUCCESS</text:reference-ref></text:span></text:p>
      <text:p text:style-name="Text_20_body"><text:span text:style-name="T16"><text:tab/><text:tab/>If </text:span><text:span text:style-name="codetext">group</text:span><text:span text:style-name="T16"> has been successfully unregistered from the host.</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UnregisterGroup(</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assert(dll_host-&gt;UnregisterGroup(notregistered) == </text:span><text:span text:style-name="T17"><text:reference-ref text:reference-format="text" text:ref-name="DS_NOT_REGISTERED">DS_NOT_REGISTERED</text:reference-ref></text:span><text:span text:style-name="T16">);</text:span></text:p>
      <text:p text:style-name="P12"><text:span text:style-name="T16"><text:s text:c="4"/>if ( dll_host-&gt;</text:span><text:span text:style-name="T16"><text:bookmark-ref text:reference-format="text" text:ref-name="__RefHeading__96188_803968142">RegisterGroup</text:bookmark-ref></text:span><text:span text:style-name="T16">(mygroup) == </text:span><text:span text:style-name="T17"><text:reference-ref text:reference-format="text" text:ref-name="DS_SUCCESS">DS_SUCCESS</text:reference-ref></text:span><text:span text:style-name="T16"> ) {</text:span></text:p>
      <text:p text:style-name="P12"><text:span text:style-name="T16"><text:s text:c="6"/>assert(dll_host-&gt;UnregisterGroup(mygroup) == </text:span><text:span text:style-name="T17"><text:reference-ref text:reference-format="text" text:ref-name="DS_SUCCESS">DS_SUCCESS</text:reference-ref></text:span><text:span text:style-name="T16">);</text:span></text:p>
      <text:p text:style-name="P9"><text:s text:c="4"/>}</text:p>
      <text:p text:style-name="P9"><text:s text:c="2"/>}</text:p>
      <text:h text:style-name="P32" text:outline-level="4"><text:bookmark-start text:name="__RefHeading__90325_803968142"/>OptionChanged<text:bookmark-end text:name="__RefHeading__90325_803968142"/></text:h>
      <text:p text:style-name="P12"><text:span text:style-name="T16">C++: </text:span><text:span text:style-name="T5">const</text:span><text:span text:style-name="T16"> </text:span><text:span text:style-name="T5">char</text:span><text:span text:style-name="T16"> *</text:span><text:span text:style-name="T39"><text:bookmark-ref text:reference-format="text" text:ref-name="__RefHeading__49551_803968142">ELHost</text:bookmark-ref></text:span><text:span text:style-name="T16">::OptionChanged(</text:span><text:span text:style-name="T5">const</text:span><text:span text:style-name="T16"> </text:span><text:span text:style-name="T5">char</text:span><text:span text:style-name="T16"> *option);</text:span></text:p>
      <text:p text:style-name="Text_20_body"><text:span text:style-name="T16"><text:tab/></text:span><text:span text:style-name="T23">option</text:span><text:span text:style-name="T16"> – The name of the option to check. <text:s/>Shall not be </text:span><text:span text:style-name="T25">NULL</text:span><text:span text:style-name="T16">.</text:span></text:p>
      <text:p text:style-name="Text_20_body"><text:span text:style-name="T16"><text:tab/>This function is used to check if an option has been changed. <text:s/>The call and values are only valid when inside the </text:span><text:span text:style-name="T23"><text:bookmark-ref text:reference-format="text" text:ref-name="__RefHeading__33723_803968142">ApplicationOptionsChanged</text:bookmark-ref></text:span><text:span text:style-name="T16"> function.</text:span></text:p>
      <text:p text:style-name="Text_20_body"><text:span text:style-name="T16"><text:tab/>See </text:span><text:span text:style-name="codetext"><text:bookmark-ref text:reference-format="text" text:ref-name="__RefHeading__300523_803968142">Application Options</text:bookmark-ref></text:span><text:span text:style-name="T16"> for valid option names.</text:span></text:p>
      <text:p text:style-name="P16"><text:tab/>Returns:</text:p>
      <text:p text:style-name="code"><text:span text:style-name="T16"><text:tab/></text:span><text:span text:style-name="codetext"><text:span text:style-name="T49">NULL</text:span></text:span></text:p>
      <text:p text:style-name="Text_20_body"><text:span text:style-name="codetext"><text:span text:style-name="T49"><text:tab/><text:tab/></text:span></text:span><text:span text:style-name="T16">If the </text:span><text:span text:style-name="codetext">option</text:span><text:span text:style-name="T16"> has not changed, or if the </text:span><text:span text:style-name="codetext">option</text:span><text:span text:style-name="T16"> does not exist.</text:span></text:p>
      <text:p text:style-name="code"><text:soft-page-break/><text:span text:style-name="T16"><text:tab/></text:span><text:span text:style-name="codetext"><text:span text:style-name="T12">const</text:span></text:span><text:span text:style-name="codetext"><text:span text:style-name="T28"> </text:span></text:span><text:span text:style-name="codetext"><text:span text:style-name="T12">char</text:span></text:span><text:span text:style-name="codetext"><text:span text:style-name="T28"> *</text:span></text:span></text:p>
      <text:p text:style-name="Text_20_body"><text:span text:style-name="codetext"><text:span text:style-name="T28"><text:tab/><text:tab/></text:span></text:span><text:span text:style-name="T16">A non </text:span><text:span text:style-name="codetext"><text:span text:style-name="T49">NULL</text:span></text:span><text:span text:style-name="T16"> point to a given string. <text:s/>This pointer shall only be valid while inside the </text:span><text:span text:style-name="codetext"><text:bookmark-ref text:reference-format="text" text:ref-name="__RefHeading__33723_803968142">ApplicationOptionsChanged</text:bookmark-ref></text:span><text:span text:style-name="T16"> function.</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void</text:span><text:span text:style-name="T16"> mywindow::</text:span><text:span text:style-name="T16"><text:bookmark-ref text:reference-format="text" text:ref-name="__RefHeading__33723_803968142">ApplicationOptionsChanged</text:bookmark-ref></text:span><text:span text:style-name="T16">(</text:span><text:span text:style-name="T5">void</text:span><text:span text:style-name="T16">) {</text:span></text:p>
      <text:p text:style-name="P12"><text:span text:style-name="T16"><text:s text:c="4"/></text:span><text:span text:style-name="T5">const</text:span><text:span text:style-name="T16"> </text:span><text:span text:style-name="T5">char</text:span><text:span text:style-name="T16"> *value = </text:span><text:span text:style-name="T17">NULL</text:span><text:span text:style-name="T16">;</text:span></text:p>
      <text:p text:style-name="P12"><text:span text:style-name="T16"><text:s text:c="4"/></text:span><text:span text:style-name="T5">if</text:span><text:span text:style-name="T16"> ( (value = host-&gt;</text:span><text:span text:style-name="T16"><text:bookmark-ref text:reference-format="text" text:ref-name="__RefHeading__90325_803968142">OptionChanged</text:bookmark-ref></text:span><text:span text:style-name="T16">(</text:span><text:span text:style-name="T40">"control_window_font_name"</text:span><text:span text:style-name="T16">)) != </text:span><text:span text:style-name="T17">NULL</text:span><text:span text:style-name="T16"> ) {</text:span></text:p>
      <text:p text:style-name="P12"><text:span text:style-name="T16"><text:s text:c="6"/></text:span><text:span text:style-name="T52">// Do something, knowing that the control_window_font_name has changed</text:span><text:span text:style-name="T18">.</text:span></text:p>
      <text:p text:style-name="P9"><text:s text:c="4"/>}</text:p>
      <text:p text:style-name="code"><text:span text:style-name="T28"><text:s text:c="2"/>}</text:span><text:span text:style-name="T16"> </text:span></text:p>
      <text:h text:style-name="P32" text:outline-level="4"><text:bookmark-start text:name="__RefHeading__90327_803968142"/>OptionValue<text:bookmark-end text:name="__RefHeading__90327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OptionValue(</text:span><text:span text:style-name="T5">const</text:span><text:span text:style-name="T16"> </text:span><text:span text:style-name="T5">char</text:span><text:span text:style-name="T16"> *option,</text:span></text:p>
      <text:p text:style-name="P12"><text:span text:style-name="T16"><text:s text:c="30"/></text:span><text:span text:style-name="T40">p</text:span><text:span text:style-name="T40"><text:bookmark-ref text:reference-format="text" text:ref-name="__RefHeading__32033_803968142">ELString</text:bookmark-ref></text:span><text:span text:style-name="T16"> *value);</text:span></text:p>
      <text:p text:style-name="Text_20_body"><text:span text:style-name="T16"><text:tab/></text:span><text:span text:style-name="codetext">option</text:span><text:span text:style-name="T16"> – The name of the option we are checking – Shall a valid non </text:span><text:span text:style-name="codetext"><text:span text:style-name="T49">NULL</text:span></text:span><text:span text:style-name="T16"> string.</text:span></text:p>
      <text:p text:style-name="Text_20_body"><text:span text:style-name="T16"><text:tab/></text:span><text:span text:style-name="codetext">value</text:span><text:span text:style-name="T16"> – The </text:span><text:span text:style-name="codetext"><text:span text:style-name="T41"><text:bookmark-ref text:reference-format="text" text:ref-name="__RefHeading__32033_803968142">ELString</text:bookmark-ref></text:span></text:span><text:span text:style-name="T16"> that will hold the result – Shall not be </text:span><text:span text:style-name="codetext"><text:span text:style-name="T49">NULL</text:span></text:span><text:span text:style-name="T16">.</text:span></text:p>
      <text:p text:style-name="Text_20_body"><text:span text:style-name="T16"><text:tab/>This function is used to check the current value of an option. <text:s/>The </text:span><text:span text:style-name="codetext"><text:span text:style-name="T41"><text:bookmark-ref text:reference-format="text" text:ref-name="__RefHeading__32033_803968142">ELString</text:bookmark-ref></text:span></text:span><text:span text:style-name="T16"> being passed in will be allocated if currently unallocated, when done the code should free the resulting </text:span><text:span text:style-name="codetext"><text:span text:style-name="T41"><text:bookmark-ref text:reference-format="text" text:ref-name="__RefHeading__32033_803968142">ELString</text:bookmark-ref></text:span></text:span><text:span text:style-name="T16">. <text:s/>The </text:span><text:span text:style-name="codetext"><text:span text:style-name="T41"><text:bookmark-ref text:reference-format="text" text:ref-name="__RefHeading__32033_803968142">ELString</text:bookmark-ref></text:span></text:span><text:span text:style-name="T16"> shall only be considered valid if the function returns </text:span><text:span text:style-name="codetext"><text:span text:style-name="T49">DS_SUCCESS</text:span></text:span><text:span text:style-name="T16">.</text:span></text:p>
      <text:p text:style-name="Text_20_body"><text:span text:style-name="T16"><text:tab/>See </text:span><text:span text:style-name="codetext"><text:bookmark-ref text:reference-format="text" text:ref-name="__RefHeading__300523_803968142">Application Options</text:bookmark-ref></text:span><text:span text:style-name="T16"> for valid option names.</text:span></text:p>
      <text:p text:style-name="P16"><text:tab/>Returns:</text:p>
      <text:p text:style-name="code"><text:tab/><text:span text:style-name="T49"><text:reference-ref text:reference-format="text" text:ref-name="DS_INVALID_ARGUMENT">DS_INVALID_ARGUMENT</text:reference-ref></text:span></text:p>
      <text:p text:style-name="P16"><text:tab/><text:tab/>If <text:span text:style-name="codetext">opton</text:span> is <text:span text:style-name="codetext"><text:span text:style-name="T49">NULL</text:span></text:span> or if <text:span text:style-name="codetext">value</text:span> is <text:span text:style-name="codetext"><text:span text:style-name="T49">NULL</text:span></text:span>.</text:p>
      <text:p text:style-name="code"><text:tab/><text:span text:style-name="T49"><text:reference-ref text:reference-format="text" text:ref-name="DS_NO_MEM">DS_NO_MEM</text:reference-ref></text:span></text:p>
      <text:p text:style-name="P16"><text:tab/><text:tab/>If the value of the given option could not be stored in value due to lack of memory.</text:p>
      <text:p text:style-name="code"><text:tab/><text:span text:style-name="T49"><text:reference-ref text:reference-format="text" text:ref-name="DS_FAILURE">DS_FAILURE</text:reference-ref></text:span></text:p>
      <text:p text:style-name="P16"><text:tab/><text:tab/>If <text:span text:style-name="codetext">option</text:span> is not a valid option name.</text:p>
      <text:p text:style-name="code"><text:tab/><text:span text:style-name="T49"><text:reference-ref text:reference-format="text" text:ref-name="DS_SUCCESS">DS_SUCCESS</text:reference-ref></text:span></text:p>
      <text:p text:style-name="P16"><text:tab/><text:tab/>If <text:span text:style-name="codetext">option</text:span> was valid, and value was filled in with corresponding option data.</text:p>
      <text:p text:style-name="code"><text:tab/><text:bookmark-ref text:reference-format="text" text:ref-name="__RefHeading__32001_803968142">AllocateString</text:bookmark-ref></text:p>
      <text:p text:style-name="P16"><text:tab/><text:tab/>Returns what this function returns if a newly allocated string is required.</text:p>
      <text:p text:style-name="P10"><text:s text:c="2"/>example: c++</text:p>
      <text:p text:style-name="code"><text:span text:style-name="T16"><text:s text:c="2"/></text:span><text:span text:style-name="T41">p</text:span><text:span text:style-name="T41"><text:bookmark-ref text:reference-format="text" text:ref-name="__RefHeading__32033_803968142">ELString</text:bookmark-ref></text:span><text:span text:style-name="T16"> value = </text:span><text:span text:style-name="T17">NULL</text:span><text:span text:style-name="T16">;</text:span></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extern</text:span><text:span text:style-name="T16"> </text:span><text:span text:style-name="T39">p</text:span><text:span text:style-name="T39"><text:bookmark-ref text:reference-format="text" text:ref-name="__RefHeading__32037_803968142">ELGenericFunctionTable</text:bookmark-ref></text:span><text:span text:style-name="T16"> dll_gen;</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12">if</text:span><text:span text:style-name="T16"> ( host-&gt;OptionValue(</text:span><text:span text:style-name="T41">"control_window_font_name"</text:span><text:span text:style-name="T16">, &amp;value) ) {</text:span></text:p>
      <text:p text:style-name="code"><text:span text:style-name="T16"><text:s text:c="6"/></text:span><text:span text:style-name="T53">// Do something with the value of control_window_font_name</text:span></text:p>
      <text:p text:style-name="code"><text:span text:style-name="T16"><text:s text:c="6"/></text:span><text:span text:style-name="T53">// Perhaps store it for later use.</text:span></text:p>
      <text:p text:style-name="P10"><text:s text:c="6"/>strncpy(my_control_window_font_name, value-&gt;str, value-&gt;length);</text:p>
      <text:p text:style-name="P10"><text:s text:c="4"/>}</text:p>
      <text:p text:style-name="P10"><text:s text:c="2"/>}</text:p>
      <text:p text:style-name="P10"><text:s text:c="2"/></text:p>
      <text:p text:style-name="code"><text:span text:style-name="T16"><text:s text:c="2"/></text:span><text:span text:style-name="T12">void</text:span><text:span text:style-name="T16"> bar(</text:span><text:span text:style-name="T12">void</text:span><text:span text:style-name="T16">) {</text:span></text:p>
      <text:p text:style-name="code"><text:soft-page-break/><text:span text:style-name="T16"><text:s text:c="4"/></text:span><text:span text:style-name="T53">// Sometime later we no longer need value. <text:s/>Set it free.</text:span></text:p>
      <text:p text:style-name="P10"><text:s text:c="4"/>dll_gen-&gt;<text:bookmark-ref text:reference-format="text" text:ref-name="__RefHeading__32003_803968142">FreeString</text:bookmark-ref>(value);</text:p>
      <text:p text:style-name="P10"><text:s text:c="4"/>value = <text:span text:style-name="T49">NULL</text:span>;</text:p>
      <text:p text:style-name="P10"><text:s text:c="2"/>}</text:p>
      <text:h text:style-name="P32" text:outline-level="4"><text:bookmark-start text:name="__RefHeading__96192_803968142"/>StartLogging<text:bookmark-end text:name="__RefHeading__9619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tartLogging(</text:span><text:span text:style-name="T5">const</text:span><text:span text:style-name="T16"> </text:span><text:span text:style-name="T5">char</text:span><text:span text:style-name="T16"> *file);</text:span></text:p>
      <text:p text:style-name="Text_20_body"><text:span text:style-name="T16"><text:tab/></text:span><text:span text:style-name="codetext">file</text:span><text:span text:style-name="T16"> – The file that will store the auto save function of the log.</text:span></text:p>
      <text:p text:style-name="P16"><text:tab/>This function will start the PC side logging. <text:s/>As this support exists in the host, external support via the API is not currently supported.</text:p>
      <text:p text:style-name="P16"><text:tab/>Returns:</text:p>
      <text:p text:style-name="code"><text:span text:style-name="T16"><text:tab/></text:span><text:span text:style-name="T17"><text:reference-ref text:reference-format="text" text:ref-name="DS_NOT_IMPLEMENTED">DS_NOT_IMPLEMENTED</text:reference-ref></text:span></text:p>
      <text:p text:style-name="P16"><text:tab/><text:tab/>The host does not currently support the API side of this functionality.</text:p>
      <text:h text:style-name="P32" text:outline-level="4"><text:bookmark-start text:name="__RefHeading__96194_803968142"/>StopLogging<text:bookmark-end text:name="__RefHeading__9619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topLogging(</text:span><text:span text:style-name="T40">p</text:span><text:span text:style-name="T40"><text:bookmark-ref text:reference-format="text" text:ref-name="__RefHeading__32033_803968142">ELString</text:bookmark-ref></text:span><text:span text:style-name="T16"> *file);</text:span></text:p>
      <text:p text:style-name="Text_20_body"><text:span text:style-name="T16"><text:tab/></text:span><text:span text:style-name="codetext">file</text:span><text:span text:style-name="T16"> – The file that holds the saved log file.</text:span></text:p>
      <text:p text:style-name="P16"><text:tab/>This function will stop the PC side logging. <text:s/>The file will be filled in with the path to the saved log file, if auto save is turned on, this will be the name of the auto saved file. <text:s/>If not auto saved, this will hold the path that the user decided.</text:p>
      <text:p text:style-name="P16"><text:tab/>As this support exists in the host, external support via the API is not currently supported.</text:p>
      <text:p text:style-name="P16"><text:tab/>Returns:</text:p>
      <text:p text:style-name="code"><text:span text:style-name="T16"><text:tab/></text:span><text:span text:style-name="T17"><text:reference-ref text:reference-format="text" text:ref-name="DS_NOT_IMPLEMENTED">DS_NOT_IMPLEMENTED</text:reference-ref></text:span></text:p>
      <text:p text:style-name="P16"><text:tab/><text:tab/>The host does not currently support the API side of this functionality.</text:p>
      <text:h text:style-name="P32" text:outline-level="4"><text:bookmark-start text:name="__RefHeading__96196_803968142"/>LogChannels<text:bookmark-end text:name="__RefHeading__96196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LogChannels(</text:span><text:span text:style-name="T40">p</text:span><text:span text:style-name="T40"><text:bookmark-ref text:reference-format="text" text:ref-name="__RefHeading__32315_803968142">ELChannelInfo</text:bookmark-ref></text:span><text:span text:style-name="T16"> *channels,</text:span></text:p>
      <text:p text:style-name="P12"><text:span text:style-name="T16"><text:s text:c="30"/></text:span><text:span text:style-name="T40">UINT</text:span><text:span text:style-name="T16"> count);</text:span></text:p>
      <text:p text:style-name="Text_20_body"><text:span text:style-name="T16"><text:tab/></text:span><text:span text:style-name="codetext">channels</text:span><text:span text:style-name="T16"> – An array of channels to set for logging.</text:span></text:p>
      <text:p text:style-name="Text_20_body"><text:span text:style-name="T16"><text:tab/></text:span><text:span text:style-name="codetext">count</text:span><text:span text:style-name="T16"> – The number of channels held in the array.</text:span></text:p>
      <text:p text:style-name="P16"><text:tab/>This function allows for the plugin to specify which channels should be logged on the PC. <text:s/>Currently, the host logs all channels that are registered, however in the future the host will allow for more specific control over channel logging.</text:p>
      <text:p text:style-name="P16"><text:tab/>The host does not currently support this feature so external support via API is not currently supported.</text:p>
      <text:p text:style-name="P16"><text:tab/>Returns:</text:p>
      <text:p text:style-name="code"><text:span text:style-name="T16"><text:tab/></text:span><text:span text:style-name="T17"><text:reference-ref text:reference-format="text" text:ref-name="DS_NOT_IMPLEMENTED">DS_NOT_IMPLEMENTED</text:reference-ref></text:span></text:p>
      <text:p text:style-name="P16"><text:tab/><text:tab/>The host does not currently support the API side of this functionality.</text:p>
      <text:h text:style-name="P32" text:outline-level="4"><text:bookmark-start text:name="__RefHeading__96198_803968142"/><text:soft-page-break/>SetLogDisplayRange<text:bookmark-end text:name="__RefHeading__9619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LogDisplayRange(</text:span><text:span text:style-name="T39"><text:bookmark-ref text:reference-format="text" text:ref-name="__RefHeading__32757_803968142">LOGTIMESTAMP</text:bookmark-ref></text:span><text:span text:style-name="T16"> start,</text:span></text:p>
      <text:p text:style-name="P12"><text:span text:style-name="T26"><text:s text:c="37"/></text:span><text:span text:style-name="T39"><text:bookmark-ref text:reference-format="text" text:ref-name="__RefHeading__32757_803968142">LOGTIMESTAMP</text:bookmark-ref></text:span><text:span text:style-name="T16"> end);</text:span></text:p>
      <text:p text:style-name="Text_20_body"><text:span text:style-name="T16"><text:tab/></text:span><text:span text:style-name="codetext">start</text:span><text:span text:style-name="T16"> – The beginning of the log range.</text:span></text:p>
      <text:p text:style-name="Text_20_body"><text:span text:style-name="T16"><text:tab/></text:span><text:span text:style-name="codetext">end</text:span><text:span text:style-name="T16"> – The end of the log range.</text:span></text:p>
      <text:p text:style-name="Text_20_body"><text:span text:style-name="T16"><text:tab/>This function will adjust the global view of the log to be that between start and end. <text:s text:c="2"/>The host only stores a single instance of a log view, so every control that displays log data will be adjusted. <text:s/>The adjustement made will only apply on the next round of </text:span><text:span text:style-name="codetext">Update</text:span><text:span text:style-name="T16"> calls.</text:span></text:p>
      <text:p text:style-name="P16"><text:tab/>Returns:</text:p>
      <text:p text:style-name="code"><text:tab/><text:span text:style-name="T49"><text:reference-ref text:reference-format="text" text:ref-name="DS_FAILURE">DS_FAILURE</text:reference-ref></text:span></text:p>
      <text:p text:style-name="P16"><text:tab/><text:tab/>If any unhandled/unknown error occurred.</text:p>
      <text:p text:style-name="code"><text:tab/><text:span text:style-name="T49"><text:reference-ref text:reference-format="text" text:ref-name="DS_SUCCESS">DS_SUCCESS</text:reference-ref></text:span></text:p>
      <text:p text:style-name="P16"><text:tab/><text:tab/>If the range of the log view has been changed. <text:s/>Remember: Change only applies starting <text:tab/><text:tab/>at the next render cycle.</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Want to view the entire log.</text:span></text:p>
      <text:p text:style-name="code"><text:span text:style-name="T16"><text:s text:c="4"/>assert(host-&gt;SetLogDisplayRange(0, </text:span><text:span text:style-name="T17"><text:reference-ref text:reference-format="text" text:ref-name="LOG_MAX_TIMESTAMP">LOG_MAX_TIMESTAMP</text:reference-ref></text:span><text:span text:style-name="T16">) == </text:span><text:span text:style-name="T17"><text:reference-ref text:reference-format="text" text:ref-name="DS_SUCCESS">DS_SUCCESS</text:reference-ref></text:span><text:span text:style-name="T16">);</text:span></text:p>
      <text:p text:style-name="code"><text:span text:style-name="T16"><text:s text:c="4"/></text:span><text:span text:style-name="T53">// Want to view only the first 10 seconds.</text:span></text:p>
      <text:p text:style-name="code"><text:span text:style-name="T16"><text:s text:c="4"/>assert(host-&gt;SetLogDisplayRange(0, 10000000)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96200_803968142"/>SetLogCursor<text:bookmark-end text:name="__RefHeading__9620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LogCursor(</text:span><text:span text:style-name="T39"><text:bookmark-ref text:reference-format="text" text:ref-name="__RefHeading__32757_803968142">LOGTIMESTAMP</text:bookmark-ref></text:span><text:span text:style-name="T16"> at);</text:span></text:p>
      <text:p text:style-name="Text_20_body"><text:span text:style-name="T16"><text:tab/></text:span><text:span text:style-name="codetext">at</text:span><text:span text:style-name="T16"> – The time to set the log cursor.</text:span></text:p>
      <text:p text:style-name="P16"><text:tab/>This function adjusts the global cursor position for the log attached to the host. <text:s/>The change shall only take affect at the start of the next Render group.</text:p>
      <text:p text:style-name="Text_20_body"><text:span text:style-name="T16"><text:tab/></text:span><text:span text:style-name="codetext">at</text:span><text:span text:style-name="T16"> may be a value between 0 and </text:span><text:span text:style-name="codetext"><text:span text:style-name="T49"><text:reference-ref text:reference-format="text" text:ref-name="LOG_MAX_TIMESTAMP">LOG_MAX_TIMESTAMP</text:reference-ref></text:span></text:span><text:span text:style-name="T16">. <text:s/>If </text:span><text:span text:style-name="codetext">at</text:span><text:span text:style-name="T16"> is ever set to a value outside the current log range, then it will be equivalent to setting the cursor to </text:span><text:span text:style-name="codetext"><text:span text:style-name="T49"><text:reference-ref text:reference-format="text" text:ref-name="LOG_MAX_TIMESTAMP">LOG_MAX_TIMESTAMP</text:reference-ref></text:span></text:span><text:span text:style-name="T16">.</text:span></text:p>
      <text:p text:style-name="P16"><text:tab/>Returns:</text:p>
      <text:p text:style-name="code"><text:tab/><text:span text:style-name="T49"><text:reference-ref text:reference-format="text" text:ref-name="DS_FAILURE">DS_FAILURE</text:reference-ref></text:span></text:p>
      <text:p text:style-name="P16"><text:tab/><text:tab/>If any unexpected/unknown error occurred.</text:p>
      <text:p text:style-name="code"><text:tab/><text:span text:style-name="T49"><text:reference-ref text:reference-format="text" text:ref-name="DS_SUCCESS">DS_SUCCESS</text:reference-ref></text:span></text:p>
      <text:p text:style-name="P16"><text:tab/><text:tab/>If the cursor was set to the given time.</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ing an error occurs.</text:span></text:p>
      <text:p text:style-name="code"><text:span text:style-name="T16"><text:s text:c="4"/>assert(host-&gt;SetLogCursor(0) == </text:span><text:span text:style-name="T17"><text:reference-ref text:reference-format="text" text:ref-name="DS_FAILURE">DS_FAILURE</text:reference-ref></text:span><text:span text:style-name="T16">);</text:span></text:p>
      <text:p text:style-name="code"><text:span text:style-name="T16"><text:s text:c="4"/></text:span><text:span text:style-name="T53">// Normal expected operation.</text:span></text:p>
      <text:p text:style-name="code"><text:span text:style-name="T16"><text:s text:c="4"/>assert(host-&gt;SetLogCursor(</text:span><text:span text:style-name="T17"><text:reference-ref text:reference-format="text" text:ref-name="LOG_MAX_TIMESTAMP">LOG_MAX_TIMESTAMP</text:reference-ref></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96202_803968142"/><text:soft-page-break/>HandleSystemMenu<text:bookmark-end text:name="__RefHeading__96202_803968142"/></text:h>
      <text:p text:style-name="P12"><text:span text:style-name="T16">C++: </text:span><text:span text:style-name="T40">BOOL</text:span><text:span text:style-name="T16"> </text:span><text:span text:style-name="T39"><text:bookmark-ref text:reference-format="text" text:ref-name="__RefHeading__49551_803968142">ELHost</text:bookmark-ref></text:span><text:span text:style-name="T16">::HandleSystemMenu(</text:span><text:span text:style-name="T40">p</text:span><text:span text:style-name="T40"><text:bookmark-ref text:reference-format="text" text:ref-name="__RefHeading__38347_803968142">ELControl</text:bookmark-ref></text:span><text:span text:style-name="T16"> control,</text:span></text:p>
      <text:p text:style-name="P12"><text:span text:style-name="T16"><text:s text:c="35"/></text:span><text:span text:style-name="T40">UINT</text:span><text:span text:style-name="T16"> id,</text:span></text:p>
      <text:p text:style-name="P12"><text:span text:style-name="T16"><text:s text:c="35"/></text:span><text:span text:style-name="T40">p</text:span><text:span text:style-name="T40"><text:bookmark-ref text:reference-format="text" text:ref-name="__RefHeading__32315_803968142">ELChannelInfo</text:bookmark-ref></text:span><text:span text:style-name="T16"> channel);</text:span></text:p>
      <text:p text:style-name="Text_20_body"><text:span text:style-name="T16"><text:tab/></text:span><text:span text:style-name="codetext">control</text:span><text:span text:style-name="T16"> – The control that had the system menu picked.</text:span></text:p>
      <text:p text:style-name="Text_20_body"><text:span text:style-name="T16"><text:tab/></text:span><text:span text:style-name="codetext">id</text:span><text:span text:style-name="T16"> – The identifier of the system menu item picked.</text:span></text:p>
      <text:p text:style-name="Text_20_body"><text:span text:style-name="T16"><text:tab/></text:span><text:span text:style-name="codetext">channel</text:span><text:span text:style-name="T16"> – The channel considered active on the </text:span><text:span text:style-name="codetext">control</text:span><text:span text:style-name="T16">.</text:span></text:p>
      <text:p text:style-name="Text_20_body"><text:span text:style-name="T16"><text:tab/>This function shall be called by a control to give the host first chance at processing a system menu clicked. <text:s/>The system menu is the menu returned by </text:span><text:span text:style-name="codetext">::GetSysMenu(control-&gt;</text:span><text:span text:style-name="codetext"><text:bookmark-ref text:reference-format="text" text:ref-name="__RefHeading__292327_803968142">Window</text:bookmark-ref></text:span><text:span text:style-name="codetext">()-&gt;</text:span><text:span text:style-name="codetext"><text:bookmark-ref text:reference-format="text" text:ref-name="__RefHeading__33731_803968142">GetHWND</text:bookmark-ref></text:span><text:span text:style-name="codetext">(), </text:span><text:span text:style-name="codetext"><text:span text:style-name="T49">FALSE</text:span></text:span><text:span text:style-name="codetext">);</text:span><text:span text:style-name="T16"> <text:s text:c="2"/>The channel shall reside inside control.</text:span></text:p>
      <text:p text:style-name="P16"><text:tab/>See <text:span text:style-name="codetext"><text:bookmark-ref text:reference-format="text" text:ref-name="__RefHeading__278782_803968142">System Menu</text:bookmark-ref></text:span> for a list of menu options handled by this function.</text:p>
      <text:p text:style-name="P16"><text:tab/>Returns:</text:p>
      <text:p text:style-name="code"><text:span text:style-name="T16"><text:tab/></text:span><text:span text:style-name="codetext"><text:span text:style-name="T49">TRUE</text:span></text:span></text:p>
      <text:p text:style-name="Text_20_body"><text:span text:style-name="codetext"><text:span text:style-name="T49"><text:tab/><text:tab/></text:span></text:span><text:span text:style-name="T16">If the message </text:span><text:span text:style-name="codetext">id</text:span><text:span text:style-name="T16"> was handled by the host.</text:span></text:p>
      <text:p text:style-name="code"><text:span text:style-name="T16"><text:tab/></text:span><text:span text:style-name="codetext"><text:span text:style-name="T49">FALSE</text:span></text:span></text:p>
      <text:p text:style-name="Text_20_body"><text:span text:style-name="codetext"><text:span text:style-name="T49"><text:tab/><text:tab/></text:span></text:span><text:span text:style-name="T16">If the message </text:span><text:span text:style-name="codetext">id</text:span><text:span text:style-name="T16"> still needs to be handled.</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40">LRESULT</text:span><text:span text:style-name="T16"> </text:span><text:span text:style-name="T40">CALLBACK</text:span><text:span text:style-name="T16"> CtrlProc(</text:span><text:span text:style-name="T40">HWND</text:span><text:span text:style-name="T16"> hwnd, </text:span><text:span text:style-name="T40">UINT</text:span><text:span text:style-name="T16"> uMsg, </text:span><text:span text:style-name="T40">WPARAM</text:span><text:span text:style-name="T16"> wParam, </text:span><text:span text:style-name="T40">LPARAM</text:span><text:span text:style-name="T16"> lParam) {</text:span></text:p>
      <text:p text:style-name="P12"><text:span text:style-name="T16"><text:s text:c="4"/></text:span><text:span text:style-name="T52">// Assuming this is a message procedure for mycontrol.</text:span></text:p>
      <text:p text:style-name="P12"><text:span text:style-name="T16"><text:s text:c="4"/></text:span><text:span text:style-name="T5">switch</text:span><text:span text:style-name="T16"> (uMsg) {</text:span></text:p>
      <text:p text:style-name="P12"><text:span text:style-name="T16"><text:s text:c="4"/></text:span><text:span text:style-name="T52">// Handling a bunch of messages.</text:span></text:p>
      <text:p text:style-name="P12"><text:span text:style-name="T16"><text:s text:c="4"/></text:span><text:span text:style-name="T5">case</text:span><text:span text:style-name="T16"> </text:span><text:span text:style-name="T17">WM_SYSCOMMAND</text:span><text:span text:style-name="T16">:</text:span></text:p>
      <text:p text:style-name="P12"><text:span text:style-name="T16"><text:s text:c="6"/></text:span><text:span text:style-name="T52">// Give the host first chance.</text:span></text:p>
      <text:p text:style-name="P12"><text:span text:style-name="T16"><text:s text:c="6"/></text:span><text:span text:style-name="T5">if</text:span><text:span text:style-name="T16"> ( host-&gt;HandleSystemMenu(&amp;mycontrol, (</text:span><text:span text:style-name="T40">UINT</text:span><text:span text:style-name="T16">)wParam, ActiveChannel()) == </text:span><text:span text:style-name="T17">TRUE</text:span><text:span text:style-name="T16"> ) {</text:span></text:p>
      <text:p text:style-name="P12"><text:span text:style-name="T16"><text:s text:c="8"/></text:span><text:span text:style-name="T5">return</text:span><text:span text:style-name="T16"> 0;</text:span></text:p>
      <text:p text:style-name="P9"><text:s text:c="6"/>}</text:p>
      <text:p text:style-name="P9"/>
      <text:p text:style-name="P12"><text:span text:style-name="T16"><text:s text:c="6"/></text:span><text:span text:style-name="T5">switch</text:span><text:span text:style-name="T16"> ((</text:span><text:span text:style-name="T40">UINT</text:span><text:span text:style-name="T16">)wParam &amp; 0xFFF0) {</text:span></text:p>
      <text:p text:style-name="P12"><text:span text:style-name="T16"><text:s text:c="6"/></text:span><text:span text:style-name="T5">case</text:span><text:span text:style-name="T16"> </text:span><text:span text:style-name="T17">SC_1DTABLE_IMPORT_CSV</text:span><text:span text:style-name="T16">:</text:span></text:p>
      <text:p text:style-name="P12"><text:s text:c="8"/>ImportCSV();</text:p>
      <text:p text:style-name="P12"><text:span text:style-name="T16"><text:s text:c="8"/></text:span><text:span text:style-name="T5">return </text:span><text:span text:style-name="T16">0;</text:span></text:p>
      <text:p text:style-name="P12"/>
      <text:p text:style-name="P12"><text:span text:style-name="T16"><text:s text:c="6"/></text:span><text:span text:style-name="T5">case</text:span><text:span text:style-name="T16"> </text:span><text:span text:style-name="T17">SC_1DTABLE_EXPORT_CSV</text:span><text:span text:style-name="T16">:</text:span></text:p>
      <text:p text:style-name="P12"><text:s text:c="8"/>ExportCSV();</text:p>
      <text:p text:style-name="P12"><text:span text:style-name="T16"><text:s text:c="8"/></text:span><text:span text:style-name="T5">return </text:span><text:span text:style-name="T16">0;</text:span></text:p>
      <text:p text:style-name="P12"/>
      <text:p text:style-name="P12"><text:span text:style-name="T16"><text:s text:c="6"/></text:span><text:span text:style-name="T5">case</text:span><text:span text:style-name="T16"> </text:span><text:span text:style-name="T17">SC_1DTABLE_ADD_COLUMN</text:span><text:span text:style-name="T16">:</text:span></text:p>
      <text:p text:style-name="P12"><text:s text:c="8"/>AddColumn();</text:p>
      <text:p text:style-name="P12"><text:span text:style-name="T16"><text:s text:c="8"/></text:span><text:span text:style-name="T5">return </text:span><text:span text:style-name="T16">0;</text:span></text:p>
      <text:p text:style-name="P12"/>
      <text:p text:style-name="P12"><text:span text:style-name="T16"><text:s text:c="6"/></text:span><text:span text:style-name="T5">case</text:span><text:span text:style-name="T16"> </text:span><text:span text:style-name="T17">SC_1DTABLE_REMOVE_COLUMN</text:span><text:span text:style-name="T16">:</text:span></text:p>
      <text:p text:style-name="P12"><text:s text:c="8"/>RemoveColumn();</text:p>
      <text:p text:style-name="P12"><text:span text:style-name="T16"><text:s text:c="8"/></text:span><text:span text:style-name="T5">return </text:span><text:span text:style-name="T16">0;</text:span></text:p>
      <text:p text:style-name="P9"/>
      <text:p text:style-name="P12"><text:span text:style-name="T16"><text:s text:c="6"/></text:span><text:span text:style-name="T5">default</text:span><text:span text:style-name="T16">: </text:span><text:span text:style-name="T5">return</text:span><text:span text:style-name="T16"> DefWindowProc(hwnd, uMsg, wParam, lParam);</text:span></text:p>
      <text:p text:style-name="P9"><text:s text:c="6"/>}</text:p>
      <text:p text:style-name="P9"><text:soft-page-break/></text:p>
      <text:p text:style-name="P12"><text:span text:style-name="T16"><text:s text:c="4"/></text:span><text:span text:style-name="T52">// Handling a bunch more of messages.</text:span></text:p>
      <text:p text:style-name="P12"><text:s text:c="4"/>}</text:p>
      <text:p text:style-name="P9"><text:s text:c="2"/>}</text:p>
      <text:h text:style-name="P32" text:outline-level="4"><text:bookmark-start text:name="__RefHeading__96204_803968142"/>SetChannels<text:bookmark-end text:name="__RefHeading__9620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Channels(</text:span><text:span text:style-name="T40">p</text:span><text:span text:style-name="T40"><text:bookmark-ref text:reference-format="text" text:ref-name="__RefHeading__36879_803968142">ELChannelGroup</text:bookmark-ref></text:span><text:span text:style-name="T16"> group,</text:span></text:p>
      <text:p text:style-name="P12"><text:span text:style-name="T16"><text:s text:c="30"/></text:span><text:span text:style-name="T40">p</text:span><text:span text:style-name="T40"><text:bookmark-ref text:reference-format="text" text:ref-name="__RefHeading__32033_803968142">ELString</text:bookmark-ref></text:span><text:span text:style-name="T16"> *channels,</text:span></text:p>
      <text:p text:style-name="P12"><text:span text:style-name="T16"><text:s text:c="30"/></text:span><text:span text:style-name="T40">UINT</text:span><text:span text:style-name="T16"> num_channels);</text:span></text:p>
      <text:p text:style-name="Text_20_body"><text:span text:style-name="T16"><text:tab/></text:span><text:span text:style-name="codetext">group</text:span><text:span text:style-name="T16"> – The group that is getting the channels changed/set.</text:span></text:p>
      <text:p text:style-name="Text_20_body"><text:span text:style-name="T16"><text:tab/></text:span><text:span text:style-name="codetext">channels</text:span><text:span text:style-name="T16"> – A list of channels that are to be set to </text:span><text:span text:style-name="codetext">group</text:span><text:span text:style-name="T16">.</text:span></text:p>
      <text:p text:style-name="Text_20_body"><text:span text:style-name="T16"><text:tab/></text:span><text:span text:style-name="codetext">num_channels</text:span><text:span text:style-name="T16"> – The number of channels residing in </text:span><text:span text:style-name="codetext">channels</text:span><text:span text:style-name="T16">.</text:span></text:p>
      <text:p text:style-name="P16"><text:tab/>This allows a control to change which channels reside inside. <text:s/>The channels list shall just be a list of pointers to the names.</text:p>
      <text:p text:style-name="P16"><text:tab/>This function only builds the proper information and then calls <text:span text:style-name="codetext"><text:bookmark-ref text:reference-format="text" text:ref-name="__RefHeading__96232_803968142">SetChannelsEx</text:bookmark-ref></text:span>. <text:s/>To reduce slowdown, be sure to use <text:span text:style-name="codetext"><text:bookmark-ref text:reference-format="text" text:ref-name="__RefHeading__96232_803968142">SetChannelsEx</text:bookmark-ref></text:span>.</text:p>
      <text:p text:style-name="P16"><text:tab/>Returns:</text:p>
      <text:p text:style-name="P16"><text:tab/>The return value from <text:span text:style-name="codetext"><text:bookmark-ref text:reference-format="text" text:ref-name="__RefHeading__96232_803968142">SetChannelsEx</text:bookmark-ref></text:span>.</text:p>
      <text:h text:style-name="P32" text:outline-level="4"><text:bookmark-start text:name="__RefHeading__96206_803968142"/>ModifyChannel<text:bookmark-end text:name="__RefHeading__96206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ModifyChannel(</text:span><text:span text:style-name="T40">p</text:span><text:span text:style-name="T40"><text:bookmark-ref text:reference-format="text" text:ref-name="__RefHeading__32315_803968142">ELChannelInfo</text:bookmark-ref></text:span><text:span text:style-name="T16"> channel,</text:span></text:p>
      <text:p text:style-name="P12"><text:span text:style-name="T26"><text:s text:c="32"/></text:span><text:span text:style-name="T39"><text:bookmark-ref text:reference-format="text" text:ref-name="__RefHeading__32759_803968142">INFOSELECT</text:bookmark-ref></text:span><text:span text:style-name="T16"> which);</text:span></text:p>
      <text:p text:style-name="Text_20_body"><text:span text:style-name="T16"><text:tab/></text:span><text:span text:style-name="codetext">channel</text:span><text:span text:style-name="T16"> – The channel being modified.</text:span></text:p>
      <text:p text:style-name="Text_20_body"><text:span text:style-name="T16"><text:tab/></text:span><text:span text:style-name="codetext">which</text:span><text:span text:style-name="T16"> – The part of the channel being modified.</text:span></text:p>
      <text:p text:style-name="P16"><text:tab/>This function shall be called when a channel it so be modified. <text:s/>The channel shall be valid according to the host and of a table type. <text:s/>This enforces the channel data to have filled table data. <text:s/>This function is limited, in that it will only modify one part per call. <text:s/>Either the data be for an axis, or the main table.</text:p>
      <text:p text:style-name="P16"><text:tab/>This function requires that the modified data already be applied to the channel, so if a failure occurs the channel data may be in a bad state. </text:p>
      <text:p text:style-name="Text_20_body"><text:span text:style-name="T16"><text:tab/>This function is deprecate, expected to use </text:span><text:span text:style-name="codetext"><text:bookmark-ref text:reference-format="text" text:ref-name="__RefHeading__96234_803968142">ModifyChannelEx</text:bookmark-ref></text:span><text:span text:style-name="T16"> instead. <text:s/></text:span></text:p>
      <text:p text:style-name="P16"><text:tab/>Notes:</text:p>
      <text:p text:style-name="Text_20_body"><text:span text:style-name="T16"><text:tab/><text:tab/>The </text:span><text:span text:style-name="codetext">channel</text:span><text:span text:style-name="T16"> shall be of a type </text:span><text:span text:style-name="codetext"><text:span text:style-name="T57"><text:reference-ref text:reference-format="text" text:ref-name="CHANNELTYPE_1DTABLE">CHANNELTYPE_1DTABLE</text:reference-ref></text:span></text:span><text:span text:style-name="T16"> or </text:span><text:span text:style-name="codetext"><text:span text:style-name="T57"><text:reference-ref text:reference-format="text" text:ref-name="CHANNELTYPE_2DTABLE">CHANNELTYPE_2DTABLE</text:reference-ref></text:span></text:span><text:span text:style-name="T16">.</text:span></text:p>
      <text:p text:style-name="P16"><text:tab/>Returns:</text:p>
      <text:p text:style-name="code"><text:tab/><text:span text:style-name="T49"><text:reference-ref text:reference-format="text" text:ref-name="DS_INVALID_ARGUMENT">DS_INVALID_ARGUMENT</text:reference-ref></text:span></text:p>
      <text:p text:style-name="P16"><text:tab/><text:tab/>If channel is <text:span text:style-name="codetext"><text:span text:style-name="T49">NULL</text:span></text:span> or invalid.</text:p>
      <text:p text:style-name="code"><text:tab/><text:span text:style-name="T49"><text:reference-ref text:reference-format="text" text:ref-name="DS_NO_CONNECTION">DS_NO_CONNECTION</text:reference-ref></text:span></text:p>
      <text:p text:style-name="P16"><text:tab/><text:tab/>If the host is not connected to a target.</text:p>
      <text:p text:style-name="code"><text:tab/><text:span text:style-name="T49"><text:reference-ref text:reference-format="text" text:ref-name="DS_NO_MEM">DS_NO_MEM</text:reference-ref></text:span></text:p>
      <text:p text:style-name="P16"><text:soft-page-break/><text:tab/><text:tab/>If the host could not allocate enough memory to store the old data in the undo buffer.</text:p>
      <text:p text:style-name="code"><text:tab/><text:span text:style-name="T49"><text:reference-ref text:reference-format="text" text:ref-name="DS_DOES_NOT_EXIST">DS_NOT_REGISTERED</text:reference-ref></text:span></text:p>
      <text:p text:style-name="P16"><text:tab/><text:tab/>If the channel being modified does not exist on the target.</text:p>
      <text:p text:style-name="code"><text:tab/><text:span text:style-name="T49"><text:reference-ref text:reference-format="text" text:ref-name="DS_FAILURE">DS_FAILURE</text:reference-ref></text:span></text:p>
      <text:p text:style-name="P16"><text:tab/><text:tab/>If any unhandled/unknown error occurred.</text:p>
      <text:p text:style-name="code"><text:tab/><text:span text:style-name="T49"><text:reference-ref text:reference-format="text" text:ref-name="DS_SUCCESS">DS_SUCCESS</text:reference-ref></text:span></text:p>
      <text:p text:style-name="P16"><text:tab/><text:tab/>If the modify completed as expected.</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assert(host-&gt;ModifyChannel(NULL,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ModifyChannel(invalid,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ModifyChannel(nomem, </text:span><text:span text:style-name="T17"><text:reference-ref text:reference-format="text" text:ref-name="INFOSELECT_PRIMARY">INFOSELECT_PRIMARY</text:reference-ref></text:span><text:span text:style-name="T16">) == </text:span><text:span text:style-name="T17"><text:reference-ref text:reference-format="text" text:ref-name="DS_NO_MEM">DS_NO_MEM</text:reference-ref></text:span><text:span text:style-name="T16">);</text:span></text:p>
      <text:p text:style-name="code"><text:span text:style-name="T16"><text:s text:c="4"/>assert(host-&gt;ModifyChannel(doesnotexist, </text:span><text:span text:style-name="T17"><text:reference-ref text:reference-format="text" text:ref-name="INFOSELECT_PRIMARY">INFOSELECT_PRIMARY</text:reference-ref></text:span><text:span text:style-name="T16">) == </text:span><text:span text:style-name="T17">DS_DOES_NOT_EXIST</text:span><text:span text:style-name="T16">);</text:span></text:p>
      <text:p text:style-name="code"><text:span text:style-name="T16"><text:s text:c="4"/></text:span><text:span text:style-name="T53">// Assuming mycontrol displays 1d table data. <text:s/>Width of 10.</text:span></text:p>
      <text:p text:style-name="P10"><text:s text:c="4"/><text:span text:style-name="T44">pELChannelInfo</text:span> channel = ActiveChannel();</text:p>
      <text:p text:style-name="code"><text:span text:style-name="T16"><text:s text:c="4"/></text:span><text:span text:style-name="T53">// Lets change the axis points to be increment of 0.1f.</text:span></text:p>
      <text:p text:style-name="code"><text:span text:style-name="T16"><text:s text:c="4"/></text:span><text:span text:style-name="T12">for</text:span><text:span text:style-name="T16"> (</text:span><text:span text:style-name="T41">UINT</text:span><text:span text:style-name="T16"> i = 0; i &lt; channel-&gt;x_axis-&gt;cells-&gt;size; ++i) {</text:span></text:p>
      <text:p text:style-name="code"><text:span text:style-name="T16"><text:s text:c="6"/>channel-&gt;x_axis-&gt;cells-&gt;data[i] = (</text:span><text:span text:style-name="T12">float</text:span><text:span text:style-name="T16">)i * 0.1f;</text:span></text:p>
      <text:p text:style-name="P10"><text:s text:c="4"/>}</text:p>
      <text:p text:style-name="P10"><text:s text:c="4"/>assert(host-&gt;ModifyChannel(channel, <text:span text:style-name="T49"><text:reference-ref text:reference-format="text" text:ref-name="INFOSELECT_X_AXIS">INFOSELECT_X_AXIS</text:reference-ref></text:span>) == <text:span text:style-name="T49"><text:reference-ref text:reference-format="text" text:ref-name="DS_SUCCESS">DS_SUCCESS</text:reference-ref></text:span>);</text:p>
      <text:p text:style-name="code"><text:span text:style-name="T16"><text:s text:c="4"/></text:span><text:span text:style-name="T53">// Lets change the table data to be the sin of the axis value.</text:span></text:p>
      <text:p text:style-name="code"><text:span text:style-name="T16"><text:s text:c="4"/></text:span><text:span text:style-name="T12">for</text:span><text:span text:style-name="T16"> (</text:span><text:span text:style-name="T41">UINT</text:span><text:span text:style-name="T16"> i = 0; i &lt; channel-&gt;primary-&gt;cells-&gt;size; ++i) {</text:span></text:p>
      <text:p text:style-name="P10"><text:s text:c="6"/>channel-&gt;primary-&gt;cells-&gt;data[i] = sin(channel-&gt;x_axis-&gt;cells-&gt;data[i]);</text:p>
      <text:p text:style-name="P10"><text:s text:c="4"/>}</text:p>
      <text:p text:style-name="P10"><text:s text:c="4"/>assert(host-&gt;ModifyChannel(channel, <text:span text:style-name="T49"><text:reference-ref text:reference-format="text" text:ref-name="INFOSELECT_PRIMARY">INFOSELECT_PRIMARY</text:reference-ref></text:span>) == <text:span text:style-name="T49"><text:reference-ref text:reference-format="text" text:ref-name="DS_SUCCESS">DS_SUCCESS</text:reference-ref></text:span>);</text:p>
      <text:p text:style-name="code"><text:span text:style-name="T16"><text:s text:c="4"/></text:span><text:span text:style-name="T53">// Trying to modify a y axis on a 1dtable is bad.</text:span></text:p>
      <text:p text:style-name="P10"><text:s text:c="4"/>assert(host-&gt;ModifyChannel(channel, <text:span text:style-name="T49"><text:reference-ref text:reference-format="text" text:ref-name="INFOSELECT_Y_AXIS">INFOSELECT_Y_AXIS</text:reference-ref></text:span>) == <text:span text:style-name="T49"><text:reference-ref text:reference-format="text" text:ref-name="DS_INVALID_ARGUMENT">DS_INVALID_ARGUMENT</text:reference-ref></text:span>);</text:p>
      <text:p text:style-name="P10"><text:s text:c="2"/>}</text:p>
      <text:h text:style-name="P32" text:outline-level="4"><text:bookmark-start text:name="__RefHeading__96208_803968142"/>ExpandTable<text:bookmark-end text:name="__RefHeading__9620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ExpandTable(</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0"/></text:span><text:span text:style-name="T5">float</text:span><text:span text:style-name="T16"> at,</text:span></text:p>
      <text:p text:style-name="P12"><text:span text:style-name="T16"><text:s text:c="30"/></text:span><text:span text:style-name="T40">BOOL</text:span><text:span text:style-name="T16"> row);</text:span></text:p>
      <text:p text:style-name="Text_20_body"><text:span text:style-name="T16"><text:tab/></text:span><text:span text:style-name="codetext">channel</text:span><text:span text:style-name="T16"> – The channel we are expanding.</text:span></text:p>
      <text:p text:style-name="Text_20_body"><text:span text:style-name="T16"><text:tab/></text:span><text:span text:style-name="codetext">at</text:span><text:span text:style-name="T16"> – The value of the row/column to add.</text:span></text:p>
      <text:p text:style-name="Text_20_body"><text:span text:style-name="T16"><text:tab/></text:span><text:span text:style-name="codetext">row</text:span><text:span text:style-name="T16"> – Determines if to add a row (</text:span><text:span text:style-name="codetext"><text:span text:style-name="T49">TRUE</text:span></text:span><text:span text:style-name="T16">) or column (</text:span><text:span text:style-name="codetext"><text:span text:style-name="T49">FALSE</text:span></text:span><text:span text:style-name="T16">).</text:span></text:p>
      <text:p text:style-name="Text_20_body"><text:span text:style-name="T16"><text:tab/>Expands the table in </text:span><text:span text:style-name="codetext">channel</text:span><text:span text:style-name="T16"> by adding a row (or column) at </text:span><text:span text:style-name="codetext">at</text:span><text:span text:style-name="T16">. <text:s/>While expanding the table, the new added row or column will hold data that is interpolated based off the value given. </text:span></text:p>
      <text:p text:style-name="P16"><text:tab/>Notes:</text:p>
      <text:p text:style-name="Text_20_body"><text:span text:style-name="T16"><text:tab/><text:tab/>The </text:span><text:span text:style-name="codetext">channel</text:span><text:span text:style-name="T16"> must be valid as recognized by the host. <text:s/>See </text:span><text:span text:style-name="codetext"><text:bookmark-ref text:reference-format="text" text:ref-name="__RefHeading__191971_803968142">Channels</text:bookmark-ref></text:span><text:span text:style-name="T16">.</text:span></text:p>
      <text:p text:style-name="Text_20_body"><text:span text:style-name="T16"><text:tab/><text:tab/></text:span><text:span text:style-name="codetext">channel</text:span><text:span text:style-name="T16"> shall have a type of </text:span><text:span text:style-name="codetext"><text:span text:style-name="T57"><text:reference-ref text:reference-format="text" text:ref-name="CHANNELTYPE_1DTABLE">CHANNELTYPE_1DTABLE</text:reference-ref></text:span></text:span><text:span text:style-name="T16"> or </text:span><text:span text:style-name="codetext"><text:span text:style-name="T57"><text:reference-ref text:reference-format="text" text:ref-name="CHANNELTYPE_2DTABLE">CHANNELTYPE_2DTABLE</text:reference-ref></text:span></text:span><text:span text:style-name="T16">.</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oft-page-break/><text:span text:style-name="codetext"><text:span text:style-name="T49"><text:tab/><text:tab/></text:span></text:span>If <text:span text:style-name="codetext">channel</text:span> is <text:span text:style-name="codetext"><text:span text:style-name="T49">NULL</text:span></text:span>. <text:s/>If <text:span text:style-name="codetext">channel</text:span> is not a 1d or 2d table. <text:s/>If <text:span text:style-name="codetext">row </text:span>is set when <text:span text:style-name="codetext">channel</text:span> is a 1d <text:tab/><text:tab/><text:tab/>table.</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he old state could not be stored in the undo buffer.</text:p>
      <text:p text:style-name="code"><text:tab/><text:span text:style-name="codetext"><text:span text:style-name="T49"><text:reference-ref text:reference-format="text" text:ref-name="DS_NO_CONNECTION">DS_NO_CONNECTION</text:reference-ref></text:span></text:span></text:p>
      <text:p text:style-name="P16"><text:span text:style-name="codetext"><text:span text:style-name="T49"><text:tab/><text:tab/></text:span></text:span>If the host is not connected to a target.</text:p>
      <text:p text:style-name="code"><text:tab/><text:span text:style-name="codetext"><text:span text:style-name="T49">DS_DOES_NOT_EXIST</text:span></text:span></text:p>
      <text:p text:style-name="P16"><text:span text:style-name="codetext"><text:span text:style-name="T49"><text:tab/><text:tab/></text:span></text:span>If <text:span text:style-name="codetext">channel</text:span> does not exist on the target.</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the expand failed due to size constraint, or a communication error occurred.</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expanding the table was successful.</text:p>
      <text:p text:style-name="P10"><text:s text:c="2"/>example: c++</text:p>
      <text:p text:style-name="code"><text:span text:style-name="T28"><text:s text:c="2"/></text:span><text:span text:style-name="T12">extern</text:span><text:span text:style-name="T28"> </text:span><text:span text:style-name="T41">p</text:span><text:span text:style-name="T41"><text:bookmark-ref text:reference-format="text" text:ref-name="__RefHeading__49551_803968142">ELHost</text:bookmark-ref></text:span><text:span text:style-name="T28"> dll_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e channel is a 2dtable channel. <text:s/>Width of 10, Height of 10.</text:span></text:p>
      <text:p text:style-name="P14"><text:s text:c="4"/>// With 5 spaces in either direction available. <text:s/>The values are in increments</text:p>
      <text:p text:style-name="P14"><text:s text:c="4"/>// of 1.0f.</text:p>
      <text:p text:style-name="code"><text:span text:style-name="T16"><text:s text:c="4"/>assert(host-&gt;ExpandTable(</text:span><text:span text:style-name="T17">NULL</text:span><text:span text:style-name="T16">, 1.5f, </text:span><text:span text:style-name="T17">TRUE</text:span><text:span text:style-name="T16">) == </text:span><text:span text:style-name="T17"><text:reference-ref text:reference-format="text" text:ref-name="DS_INVALID_ARGUMENT">DS_INVALID_ARGUMENT</text:reference-ref></text:span><text:span text:style-name="T16">);</text:span></text:p>
      <text:p text:style-name="P10"><text:s text:c="4"/><text:span text:style-name="T54">// Assume channel is a 1d table.</text:span></text:p>
      <text:p text:style-name="P10"><text:s text:c="4"/>assert(host-&gt;ExpandTable(channel, 1.5f, <text:span text:style-name="T49">TRUE</text:span>) == <text:span text:style-name="T49"><text:reference-ref text:reference-format="text" text:ref-name="DS_INVALID_ARGUMENT">DS_INVALID_ARGUMENT</text:reference-ref></text:span>);</text:p>
      <text:p text:style-name="P10"><text:s text:c="4"/><text:span text:style-name="T54">// Assume channel is not a 1d or 2d table.</text:span></text:p>
      <text:p text:style-name="P10"><text:s text:c="4"/>assert(host-&gt;ExpandTable(channel, 1.5f, <text:span text:style-name="T49">TRUE</text:span>) == <text:span text:style-name="T49"><text:reference-ref text:reference-format="text" text:ref-name="DS_INVALID_ARGUMENT">DS_INVALID_ARGUMENT</text:reference-ref></text:span>);</text:p>
      <text:p text:style-name="code"><text:span text:style-name="T16"><text:s text:c="4"/></text:span><text:span text:style-name="T53">// This will add a new column between column 1 and 2.</text:span></text:p>
      <text:p text:style-name="P10"><text:s text:c="4"/>assert(host-&gt;ExpandTable(channel, 1.5f, <text:span text:style-name="T49">FALSE</text:span>) == <text:span text:style-name="T49"><text:reference-ref text:reference-format="text" text:ref-name="DS_SUCCESS">DS_SUCCESS</text:reference-ref></text:span>);</text:p>
      <text:p text:style-name="P10"><text:s text:c="4"/><text:span text:style-name="T54">// This will add a new row between column 3 and 4.</text:span></text:p>
      <text:p text:style-name="P10"><text:s text:c="4"/>assert(host-&gt;ExpandTable(channel, 3.5f, <text:span text:style-name="T49">TRUE</text:span>) == <text:span text:style-name="T49"><text:reference-ref text:reference-format="text" text:ref-name="DS_SUCCESS">DS_SUCCESS</text:reference-ref></text:span>);</text:p>
      <text:p text:style-name="P10"><text:s text:c="2"/>}</text:p>
      <text:h text:style-name="P32" text:outline-level="4"><text:bookmark-start text:name="__RefHeading__96210_803968142"/>ShrinkTable<text:bookmark-end text:name="__RefHeading__9621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hrinkTable(</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0"/></text:span><text:span text:style-name="T40">UINT</text:span><text:span text:style-name="T16"> at,</text:span></text:p>
      <text:p text:style-name="P12"><text:span text:style-name="T16"><text:s text:c="30"/></text:span><text:span text:style-name="T40">BOOL</text:span><text:span text:style-name="T16"> row);</text:span></text:p>
      <text:p text:style-name="Text_20_body"><text:span text:style-name="T16"><text:tab/></text:span><text:span text:style-name="codetext">channel</text:span><text:span text:style-name="T16"> – The channel we are shrinking.</text:span></text:p>
      <text:p text:style-name="Text_20_body"><text:span text:style-name="T16"><text:tab/></text:span><text:span text:style-name="codetext">at</text:span><text:span text:style-name="T16"> – The column (or row) index to remove.</text:span></text:p>
      <text:p text:style-name="Text_20_body"><text:span text:style-name="T16"><text:tab/></text:span><text:span text:style-name="codetext">row</text:span><text:span text:style-name="T16"> – Determine if to remove a row (</text:span><text:span text:style-name="codetext"><text:span text:style-name="T49">TRUE</text:span></text:span><text:span text:style-name="T16">) or column (</text:span><text:span text:style-name="codetext"><text:span text:style-name="T49">FALSE</text:span></text:span><text:span text:style-name="T16">).</text:span></text:p>
      <text:p text:style-name="Text_20_body"><text:span text:style-name="T16"><text:tab/>Shrinks the table in </text:span><text:span text:style-name="codetext">channel</text:span><text:span text:style-name="T16"> by removing the row (or column) located at </text:span><text:span text:style-name="codetext">at</text:span><text:span text:style-name="T16">. <text:s/></text:span></text:p>
      <text:p text:style-name="P16"><text:tab/>Notes:</text:p>
      <text:p text:style-name="Text_20_body"><text:span text:style-name="T16"><text:tab/><text:tab/>The </text:span><text:span text:style-name="codetext">channel</text:span><text:span text:style-name="T16"> must be valid as recognized by the host. <text:s/>See </text:span><text:span text:style-name="codetext"><text:bookmark-ref text:reference-format="text" text:ref-name="__RefHeading__191971_803968142">Channels</text:bookmark-ref></text:span><text:span text:style-name="T16">.</text:span></text:p>
      <text:p text:style-name="Text_20_body"><text:span text:style-name="T16"><text:tab/><text:tab/></text:span><text:span text:style-name="codetext">channel</text:span><text:span text:style-name="T16"> shall have a type of </text:span><text:span text:style-name="codetext"><text:span text:style-name="T49"><text:reference-ref text:reference-format="text" text:ref-name="CHANNELTYPE_1DTABLE">CHANNELTYPE_1DTABLE</text:reference-ref></text:span></text:span><text:span text:style-name="T16"> or </text:span><text:span text:style-name="codetext"><text:span text:style-name="T49"><text:reference-ref text:reference-format="text" text:ref-name="CHANNELTYPE_2DTABLE">CHANNELTYPE_2DTABLE</text:reference-ref></text:span></text:span><text:span text:style-name="T16">.</text:span></text:p>
      <text:p text:style-name="Text_20_body"><text:span text:style-name="T16"><text:tab/><text:tab/></text:span><text:span text:style-name="codetext">at</text:span><text:span text:style-name="T16"> shall be a valid index in the row or column.</text:span></text:p>
      <text:p text:style-name="Text_20_body"><text:span text:style-name="T16"><text:tab/><text:tab/></text:span><text:span text:style-name="codetext">channel</text:span><text:span text:style-name="T16"> shall have more than 2 visible rows or columns.</text:span></text:p>
      <text:p text:style-name="P16"><text:soft-page-break/><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text:span text:style-name="codetext">channel</text:span> is <text:span text:style-name="codetext"><text:span text:style-name="T49">NULL</text:span></text:span>. <text:s/>If <text:span text:style-name="codetext">at</text:span> is an invalid index. If <text:span text:style-name="codetext">row</text:span> is set when <text:span text:style-name="codetext">channel</text:span> is a 1d table.</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the old state could not be stored in the undo buffer.</text:p>
      <text:p text:style-name="code"><text:tab/><text:span text:style-name="codetext"><text:span text:style-name="T49"><text:reference-ref text:reference-format="text" text:ref-name="DS_NO_CONNECTION">DS_NO_CONNECTION</text:reference-ref></text:span></text:span></text:p>
      <text:p text:style-name="P16"><text:span text:style-name="codetext"><text:span text:style-name="T49"><text:tab/><text:tab/></text:span></text:span>If the host is not currently connected to a target.</text:p>
      <text:p text:style-name="code"><text:tab/><text:span text:style-name="codetext"><text:span text:style-name="T49">DS_DOES_NOT_EXIST</text:span></text:span></text:p>
      <text:p text:style-name="P16"><text:span text:style-name="codetext"><text:span text:style-name="T49"><text:tab/><text:tab/></text:span></text:span>If <text:span text:style-name="codetext">channel</text:span> does not exist on the target.</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the shrinking of the table failed due to size constraint or communication error.</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shrinking the table was successful.</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e channel is a 2dtable. <text:s/>Width of 10, Height of 10.</text:span></text:p>
      <text:p text:style-name="P10"><text:s text:c="4"/>assert(host-&gt;ShrinkTable(<text:span text:style-name="T49">NULL</text:span>, 0, <text:span text:style-name="T49">TRUE</text:span>) == <text:span text:style-name="T49"><text:reference-ref text:reference-format="text" text:ref-name="DS_INVALID_ARGUMENT">DS_INVALID_ARGUMENT</text:reference-ref></text:span>);</text:p>
      <text:p text:style-name="P10"><text:s text:c="4"/>assert(host-&gt;ShrinkTable(channel, 11, <text:span text:style-name="T49">TRUE</text:span>) == <text:span text:style-name="T49"><text:reference-ref text:reference-format="text" text:ref-name="DS_INVALID_ARGUMENT">DS_INVALID_ARGUMENT</text:reference-ref></text:span>);</text:p>
      <text:p text:style-name="P14"><text:s text:c="4"/>// Remove the first row and column.</text:p>
      <text:p text:style-name="code"><text:span text:style-name="T16"><text:s text:c="4"/>assert(host-&gt;ShrinkTable(channel, 0, </text:span><text:span text:style-name="T17">TRUE</text:span><text:span text:style-name="T16">) == </text:span><text:span text:style-name="T17"><text:reference-ref text:reference-format="text" text:ref-name="DS_SUCCESS">DS_SUCCESS</text:reference-ref></text:span><text:span text:style-name="T16">);</text:span></text:p>
      <text:p text:style-name="P10"><text:s text:c="4"/>assert(host-&gt;ShrinkTable(channel, 0, <text:span text:style-name="T49">FALSE</text:span>) == <text:span text:style-name="T49"><text:reference-ref text:reference-format="text" text:ref-name="DS_SUCCESS">DS_SUCCESS</text:reference-ref></text:span>);</text:p>
      <text:p text:style-name="P10"><text:s text:c="2"/>}</text:p>
      <text:h text:style-name="P32" text:outline-level="4"><text:bookmark-start text:name="__RefHeading__96212_803968142"/>ApplyMathExpression<text:bookmark-end text:name="__RefHeading__9621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ApplyMathExpression(</text:span><text:span text:style-name="T40">p</text:span><text:span text:style-name="T40"><text:bookmark-ref text:reference-format="text" text:ref-name="__RefHeading__32315_803968142">ELChannelInfo</text:bookmark-ref></text:span><text:span text:style-name="T16"> channel,</text:span></text:p>
      <text:p text:style-name="P12"><text:span text:style-name="T26"><text:s text:c="38"/></text:span><text:span text:style-name="T39"><text:bookmark-ref text:reference-format="text" text:ref-name="__RefHeading__32759_803968142">INFOSELECT</text:bookmark-ref></text:span><text:span text:style-name="T16"> which,</text:span></text:p>
      <text:p text:style-name="P12"><text:span text:style-name="T16"><text:s text:c="38"/></text:span><text:span text:style-name="T5">const</text:span><text:span text:style-name="T16"> </text:span><text:span text:style-name="T5">char</text:span><text:span text:style-name="T16"> *expression,</text:span></text:p>
      <text:p text:style-name="P12"><text:span text:style-name="T16"><text:s text:c="38"/></text:span><text:span text:style-name="T5">const</text:span><text:span text:style-name="T16"> </text:span><text:span text:style-name="T39"><text:bookmark-ref text:reference-format="text" text:ref-name="__RefHeading__33757_803968142">RECT</text:bookmark-ref></text:span><text:span text:style-name="T16"> *selection);</text:span></text:p>
      <text:p text:style-name="Text_20_body"><text:span text:style-name="T16"><text:tab/></text:span><text:span text:style-name="codetext">channel</text:span><text:span text:style-name="T16"> – the channel the expression applies.</text:span></text:p>
      <text:p text:style-name="Text_20_body"><text:span text:style-name="T16"><text:tab/></text:span><text:span text:style-name="codetext">which</text:span><text:span text:style-name="T16"> – The part of the </text:span><text:span text:style-name="codetext">channel</text:span><text:span text:style-name="T16"> which the expression applies.</text:span></text:p>
      <text:p text:style-name="Text_20_body"><text:span text:style-name="T16"><text:tab/></text:span><text:span text:style-name="codetext">expression</text:span><text:span text:style-name="T16"> – The expression being applied. <text:s/>Less than 1020 characters in length.</text:span></text:p>
      <text:p text:style-name="Text_20_body"><text:span text:style-name="T16"><text:tab/></text:span><text:span text:style-name="codetext">selection</text:span><text:span text:style-name="T16"> – The selection of the table to apply the </text:span><text:span text:style-name="codetext">expression</text:span><text:span text:style-name="T16">.</text:span></text:p>
      <text:p text:style-name="Text_20_body"><text:span text:style-name="T16"><text:tab/>This function is used to apply a math expression (as a string) to a table channel or an axis. <text:s/>The </text:span><text:span text:style-name="codetext">expression</text:span><text:span text:style-name="T16"> shall run over the given selection. </text:span></text:p>
      <text:p text:style-name="P16"><text:tab/>Notes:</text:p>
      <text:p text:style-name="Text_20_body"><text:span text:style-name="T16"><text:tab/><text:tab/>The </text:span><text:span text:style-name="codetext">channel</text:span><text:span text:style-name="T16"> must be valid as recognized by the host. See </text:span><text:span text:style-name="codetext"><text:bookmark-ref text:reference-format="text" text:ref-name="__RefHeading__191971_803968142">Channels</text:bookmark-ref></text:span><text:span text:style-name="T16">.</text:span></text:p>
      <text:p text:style-name="Text_20_body"><text:span text:style-name="T16"><text:tab/><text:tab/></text:span><text:span text:style-name="codetext">selection</text:span><text:span text:style-name="T16"> shall point to a valid selection box with regard to the table (or axis).</text:span></text:p>
      <text:p text:style-name="P16"><text:tab/><text:tab/>The host will prompt the user if verification is required at certain points.</text:p>
      <text:p text:style-name="Text_20_body"><text:span text:style-name="T16"><text:tab/><text:tab/>Final return value is returned by </text:span><text:span text:style-name="codetext"><text:bookmark-ref text:reference-format="text" text:ref-name="__RefHeading__96234_803968142">ModifyChannelEx</text:bookmark-ref></text:span><text:span text:style-name="T16">. <text:s/>This return occurs if no other errors <text:tab/><text:tab/><text:tab/>were found.</text:span></text:p>
      <text:p text:style-name="P16"><text:soft-page-break/><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text:span text:style-name="codetext">channel</text:span> is <text:span text:style-name="codetext"><text:span text:style-name="T49">NULL</text:span></text:span>. <text:s/>If <text:span text:style-name="codetext">selection</text:span> is <text:span text:style-name="codetext"><text:span text:style-name="T49">NULL</text:span></text:span>. <text:s/>If <text:span text:style-name="codetext">channel-&gt;type</text:span> is not <text:span text:style-name="codetext"><text:span text:style-name="T49"><text:reference-ref text:reference-format="text" text:ref-name="CHANNELTYPE_1DTABLE">CHANNELTYPE_1DTABLE</text:reference-ref></text:span></text:span> or <text:tab/><text:tab/><text:span text:style-name="codetext"><text:span text:style-name="T49"><text:reference-ref text:reference-format="text" text:ref-name="CHANNELTYPE_2DTABLE">CHANNELTYPE_2DTABLE</text:reference-ref></text:span></text:span>. <text:s/>If <text:span text:style-name="codetext">which</text:span> points to an invalid portion of the channel. <text:s/>Eg: Pointing <text:tab/><text:tab/>to y-axis on a 1d table.</text:p>
      <text:p text:style-name="code"><text:tab/><text:span text:style-name="codetext"><text:span text:style-name="T49"><text:reference-ref text:reference-format="text" text:ref-name="DS_NO_CONNECTION">DS_NO_CONNECTION</text:reference-ref></text:span></text:span></text:p>
      <text:p text:style-name="P16"><text:span text:style-name="codetext"><text:span text:style-name="T49"><text:tab/><text:tab/></text:span></text:span>If the host is not currently connected to a target.</text:p>
      <text:p text:style-name="code"><text:tab/><text:span text:style-name="codetext"><text:span text:style-name="T49"><text:reference-ref text:reference-format="text" text:ref-name="DS_NO_MEM">DS_NO_MEM</text:reference-ref></text:span></text:span></text:p>
      <text:p text:style-name="P16"><text:span text:style-name="codetext"><text:span text:style-name="T49"><text:tab/><text:tab/></text:span></text:span>If at any point during processing the host ran out of available memory.</text:p>
      <text:p text:style-name="code"><text:tab/><text:span text:style-name="codetext"><text:span text:style-name="T49"><text:reference-ref text:reference-format="text" text:ref-name="DS_USER_CANCELED">DS_USER_CANCELED</text:reference-ref></text:span></text:span></text:p>
      <text:p text:style-name="P16"><text:span text:style-name="codetext"><text:span text:style-name="T49"><text:tab/><text:tab/></text:span></text:span>If the host had to prompt for user input, and the user selected not to continue.</text:p>
      <text:p text:style-name="code"><text:tab/><text:span text:style-name="codetext"><text:span text:style-name="T49"><text:reference-ref text:reference-format="text" text:ref-name="DS_INVALID_RESULT">DS_INVALID_RESULT</text:reference-ref></text:span></text:span></text:p>
      <text:p text:style-name="P16"><text:span text:style-name="codetext"><text:span text:style-name="T49"><text:tab/><text:tab/></text:span></text:span>If <text:span text:style-name="codetext">expression</text:span>, once processed, yields an infinity or nan on a cell.</text:p>
      <text:p text:style-name="code"><text:tab/><text:span text:style-name="codetext"><text:span text:style-name="T49"><text:reference-ref text:reference-format="text" text:ref-name="DS_INVALID_EXPRESSION">DS_INVALID_EXPRESSION</text:reference-ref></text:span></text:span></text:p>
      <text:p text:style-name="P16"><text:span text:style-name="codetext"><text:span text:style-name="T49"><text:tab/><text:tab/></text:span></text:span>If <text:span text:style-name="codetext">expression</text:span> is not of a valid format.</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a communication error occurred while setting the channel data. <text:s/>The data may have <text:tab/><text:tab/><text:tab/>been set while unknown to the host.</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ext:s/><text:span text:style-name="codetext">expression</text:span> is <text:span text:style-name="codetext"><text:span text:style-name="T49">NULL</text:span></text:span> or empty, or if <text:span text:style-name="codetext">expression</text:span> was applied to the channel on the <text:tab/><text:tab/><text:tab/>target.</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P14"><text:s text:c="4"/>// Lets have the selection be the first 5 cells in channel.</text:p>
      <text:p text:style-name="P10"><text:s text:c="4"/><text:span text:style-name="T38">RECT</text:span> xsel = {0, 0, 4, 0};</text:p>
      <text:p text:style-name="P10"><text:s text:c="4"/><text:span text:style-name="T38">RECT</text:span> ysel = {0, 4, 0, 0};</text:p>
      <text:p text:style-name="P10"><text:s text:c="4"/><text:span text:style-name="T38">RECT</text:span> sel <text:s/>= {0, 4, 4, 0};</text:p>
      <text:p text:style-name="P10"><text:s text:c="4"/><text:span text:style-name="T14">const</text:span><text:span text:style-name="T58"> </text:span><text:span text:style-name="T14">char</text:span> *e = <text:span text:style-name="T44">"z + 1"</text:span>;</text:p>
      <text:p text:style-name="P10"><text:s text:c="4"/>assert(host-&gt;ApplyMathExpression(<text:span text:style-name="T49">NULL</text:span>, <text:span text:style-name="T49"><text:reference-ref text:reference-format="text" text:ref-name="INFOSELECT_PRIMARY">INFOSELECT_PRIMARY</text:reference-ref></text:span>, e, &amp;sel) == <text:span text:style-name="T49"><text:reference-ref text:reference-format="text" text:ref-name="DS_INVALID_ARGUMENT">DS_INVALID_ARGUMENT</text:reference-ref></text:span>);</text:p>
      <text:p text:style-name="P10"><text:s text:c="4"/>assert(host-&gt;ApplyMathExpression(channel, <text:span text:style-name="T49"><text:reference-ref text:reference-format="text" text:ref-name="INFOSELECT_PRIMARY">INFOSELECT_PRIMARY</text:reference-ref></text:span>, e, <text:span text:style-name="T49">NULL</text:span>) == <text:span text:style-name="T49"><text:reference-ref text:reference-format="text" text:ref-name="DS_INVALID_ARGUMENT">DS_INVALID_ARGUMENT</text:reference-ref></text:span>);</text:p>
      <text:p text:style-name="P10"><text:s text:c="4"/><text:span text:style-name="T54">// Assuming channel is not a 1d table or a 2d table.</text:span></text:p>
      <text:p text:style-name="P10"><text:s text:c="4"/>assert(host-&gt;ApplyMathExpression(channel, <text:span text:style-name="T49"><text:reference-ref text:reference-format="text" text:ref-name="INFOSELECT_PRIMARY">INFOSELECT_PRIMARY</text:reference-ref></text:span>, e, &amp;sel) == <text:span text:style-name="T49"><text:reference-ref text:reference-format="text" text:ref-name="DS_INVALID_ARGUMENT">DS_INVALID_ARGUMENT</text:reference-ref></text:span>);</text:p>
      <text:p text:style-name="P10"><text:s text:c="4"/><text:span text:style-name="T54">// Assuming channel is a 1d table.</text:span></text:p>
      <text:p text:style-name="P10"><text:s text:c="4"/>assert(host-&gt;ApplyMathExpression(channel, <text:span text:style-name="T49"><text:reference-ref text:reference-format="text" text:ref-name="INFOSELECT_Y_AXIS">INFOSELECT_Y_AXIS</text:reference-ref></text:span>, e, &amp;sel) == <text:span text:style-name="T49"><text:reference-ref text:reference-format="text" text:ref-name="DS_INVALID_ARGUMENT">DS_INVALID_ARGUMENT</text:reference-ref></text:span>);</text:p>
      <text:p text:style-name="P10"><text:s text:c="4"/><text:span text:style-name="T54">// This is valid, but yields no change.</text:span></text:p>
      <text:p text:style-name="P10"><text:s text:c="4"/>assert(host-&gt;ApplyMathExpression(channel, <text:span text:style-name="T49"><text:reference-ref text:reference-format="text" text:ref-name="INFOSELECT_PRIMARY">INFOSELECT_PRIMARY</text:reference-ref></text:span>, <text:span text:style-name="T49">NULL</text:span>, &amp;sel) == <text:span text:style-name="T49"><text:reference-ref text:reference-format="text" text:ref-name="DS_SUCCESS">DS_SUCCESS</text:reference-ref></text:span>);</text:p>
      <text:p text:style-name="P10"><text:s text:c="4"/><text:span text:style-name="T54">// As does this.</text:span></text:p>
      <text:p text:style-name="P10"><text:s text:c="4"/>assert(host-&gt;ApplyMathExpression(channel, <text:span text:style-name="T49"><text:reference-ref text:reference-format="text" text:ref-name="INFOSELECT_PRIMARY">INFOSELECT_PRIMARY</text:reference-ref></text:span>, <text:span text:style-name="T44">""</text:span>, &amp;sel) == <text:span text:style-name="T49"><text:reference-ref text:reference-format="text" text:ref-name="DS_SUCCESS">DS_SUCCESS</text:reference-ref></text:span>);</text:p>
      <text:p text:style-name="P10"><text:s text:c="4"/>assert(host-&gt;ApplyMathExpression(channel, <text:span text:style-name="T49"><text:reference-ref text:reference-format="text" text:ref-name="INFOSELECT_PRIMARY">INFOSELECT_PRIMARY</text:reference-ref></text:span>, <text:span text:style-name="T44">"1 / 0"</text:span>, &amp;sel) == <text:span text:style-name="T49"><text:reference-ref text:reference-format="text" text:ref-name="DS_INVALID_RESULT">DS_INVALID_RESULT</text:reference-ref></text:span>);</text:p>
      <text:p text:style-name="P10"><text:s text:c="4"/>assert(host-&gt;ApplyMathExpression(channel, <text:span text:style-name="T49"><text:reference-ref text:reference-format="text" text:ref-name="INFOSELECT_PRIMARY">INFOSELECT_PRIMARY</text:reference-ref></text:span>, <text:span text:style-name="T44">"1 +"</text:span>, &amp;sel) == <text:span text:style-name="T49"><text:reference-ref text:reference-format="text" text:ref-name="DS_INVALID_EXPRESSION">DS_INVALID_EXPRESSION</text:reference-ref></text:span><text:soft-page-break/>);</text:p>
      <text:p text:style-name="P10"><text:s text:c="2"/>}</text:p>
      <text:h text:style-name="P32" text:outline-level="4"><text:bookmark-start text:name="__RefHeading__96214_803968142"/>WriteChannel<text:bookmark-end text:name="__RefHeading__9621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WriteChannel(</text:span><text:span text:style-name="T40">p</text:span><text:span text:style-name="T40"><text:bookmark-ref text:reference-format="text" text:ref-name="__RefHeading__32315_803968142">ELChannelInfo</text:bookmark-ref></text:span><text:span text:style-name="T40"> </text:span><text:span text:style-name="T16">channel,</text:span></text:p>
      <text:p text:style-name="P12"><text:span text:style-name="T16"><text:s text:c="31"/></text:span><text:span text:style-name="T5">float</text:span><text:span text:style-name="T16"> value,</text:span></text:p>
      <text:p text:style-name="P12"><text:span text:style-name="T16"><text:s text:c="31"/></text:span><text:span text:style-name="T40">BOOL</text:span><text:span text:style-name="T16"> initial);</text:span></text:p>
      <text:p text:style-name="Text_20_body"><text:span text:style-name="T16"><text:tab/></text:span><text:span text:style-name="codetext">channel</text:span><text:span text:style-name="T16"> – The channel whose value to be written/set.</text:span></text:p>
      <text:p text:style-name="Text_20_body"><text:span text:style-name="T16"><text:tab/></text:span><text:span text:style-name="codetext">value</text:span><text:span text:style-name="T16"> – The real that is to be set to the </text:span><text:span text:style-name="codetext">channel</text:span><text:span text:style-name="T16">.</text:span></text:p>
      <text:p text:style-name="Text_20_body"><text:span text:style-name="T16"><text:tab/></text:span><text:span text:style-name="codetext">initial</text:span><text:span text:style-name="T16"> – A boolean determining if the write is for initial value or output value. Set to </text:span><text:span text:style-name="codetext"><text:span text:style-name="T49">TRUE</text:span></text:span><text:span text:style-name="T16"> if <text:tab/> <text:tab/> <text:s text:c="15"/>writing the initial value, </text:span><text:span text:style-name="codetext"><text:span text:style-name="T49">FALSE</text:span></text:span><text:span text:style-name="T16"> if writing the output value.</text:span></text:p>
      <text:p text:style-name="P16"><text:tab/>This function allows for a control to set a channels output value (or initial value). <text:s/>If the host is currently logging data, the cursor attached to the log will be set to live. <text:s/>This is to stop the write from conflicting with currently stored log data. </text:p>
      <text:p text:style-name="P16"><text:tab/>Notes:</text:p>
      <text:p text:style-name="Text_20_body"><text:span text:style-name="T16"><text:tab/><text:tab/>The </text:span><text:span text:style-name="codetext">channel</text:span><text:span text:style-name="T16"> must be valid as recognized by the host. <text:s/>See </text:span><text:span text:style-name="codetext"><text:bookmark-ref text:reference-format="text" text:ref-name="__RefHeading__191971_803968142">Channels</text:bookmark-ref></text:span><text:span text:style-name="T16">.</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text:span text:style-name="codetext">channel</text:span> is <text:span text:style-name="codetext"><text:span text:style-name="T49">NULL</text:span></text:span> or is invalid.</text:p>
      <text:p text:style-name="code"><text:tab/><text:span text:style-name="codetext"><text:span text:style-name="T49"><text:reference-ref text:reference-format="text" text:ref-name="DS_NO_CONNECTION">DS_NO_CONNECTION</text:reference-ref></text:span></text:span></text:p>
      <text:p text:style-name="P16"><text:span text:style-name="codetext"><text:span text:style-name="T49"><text:tab/><text:tab/></text:span></text:span>If the host is not currently connected to a target.</text:p>
      <text:p text:style-name="code"><text:tab/><text:span text:style-name="codetext"><text:span text:style-name="T49">DS_DOES_NOT_EXIST</text:span></text:span></text:p>
      <text:p text:style-name="P16"><text:span text:style-name="codetext"><text:span text:style-name="T49"><text:tab/><text:tab/></text:span></text:span>If the channel does not exist in the target.</text:p>
      <text:p text:style-name="code"><text:tab/><text:span text:style-name="codetext"><text:span text:style-name="T49"><text:reference-ref text:reference-format="text" text:ref-name="DS_FAILURE">DS_FAILURE</text:reference-ref></text:span></text:span></text:p>
      <text:p text:style-name="P16"><text:span text:style-name="codetext"><text:span text:style-name="T49"><text:tab/><text:tab/></text:span></text:span>If the communication was terminated while processing. <text:s/>The value may have been <text:tab/> <text:s text:c="21"/><text:tab/><text:tab/>written prior to disconnect.</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The value was sent to the target. <text:s/>This does not mean the value was accepted, as clamp <text:tab/><text:tab/><text:tab/>may have occurred.</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e channel is invalid.</text:span></text:p>
      <text:p text:style-name="code"><text:span text:style-name="T16"><text:s text:c="4"/>assert(host-&gt;WriteChannel(channel, 1.0f, </text:span><text:span text:style-name="T17">FALS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WriteChannel(channel, 1.0f, </text:span><text:span text:style-name="T17">TRU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text:span><text:span text:style-name="T53">// Assume channel is valid.</text:span></text:p>
      <text:p text:style-name="code"><text:span text:style-name="T16"><text:s text:c="4"/>assert(host-&gt;WriteChannel(</text:span><text:span text:style-name="T17">NULL</text:span><text:span text:style-name="T16">, 1.0f, </text:span><text:span text:style-name="T17">FALS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WriteChannel(</text:span><text:span text:style-name="T17">NULL</text:span><text:span text:style-name="T16">, 1.0f, </text:span><text:span text:style-name="T17">TRUE</text:span><text:span text:style-name="T16">) == </text:span><text:span text:style-name="T17"><text:reference-ref text:reference-format="text" text:ref-name="DS_INVALID_ARGUMENT">DS_INVALID_ARGUMENT</text:reference-ref></text:span><text:span text:style-name="T16">);</text:span></text:p>
      <text:p text:style-name="P10"/>
      <text:p text:style-name="code"><text:span text:style-name="T16"><text:s text:c="4"/></text:span><text:span text:style-name="T53">// Assume the host is not connected to a target.</text:span></text:p>
      <text:p text:style-name="code"><text:span text:style-name="T16"><text:s text:c="4"/>assert(host-&gt;WriteChannel(channel, 1.0f, </text:span><text:span text:style-name="T17">TRUE</text:span><text:span text:style-name="T16">) == </text:span><text:span text:style-name="T17"><text:reference-ref text:reference-format="text" text:ref-name="DS_NO_CONNECTION">DS_NO_CONNECTION</text:reference-ref></text:span><text:span text:style-name="T16">);</text:span></text:p>
      <text:p text:style-name="code"><text:span text:style-name="T16"><text:s text:c="4"/>assert(host-&gt;WriteChannel(channel, 1.0f, </text:span><text:span text:style-name="T17">FALSE</text:span><text:span text:style-name="T16">) == </text:span><text:span text:style-name="T17"><text:reference-ref text:reference-format="text" text:ref-name="DS_NO_CONNECTION">DS_NO_CONNECTION</text:reference-ref></text:span><text:span text:style-name="T16">);</text:span></text:p>
      <text:p text:style-name="P10"/>
      <text:p text:style-name="code"><text:span text:style-name="T16"><text:s text:c="4"/></text:span><text:span text:style-name="T53">// Assume channel does not exist.</text:span></text:p>
      <text:p text:style-name="code"><text:soft-page-break/><text:span text:style-name="T16"><text:s text:c="4"/>assert(host-&gt;WriteChannel(channel, 1.0f, </text:span><text:span text:style-name="T17">TRUE</text:span><text:span text:style-name="T16">) == </text:span><text:span text:style-name="T17">DS_DOES_NOT_EXIST</text:span><text:span text:style-name="T16">);</text:span></text:p>
      <text:p text:style-name="code"><text:span text:style-name="T16"><text:s text:c="4"/>assert(host-&gt;WriteChannel(channel, 1.0f, </text:span><text:span text:style-name="T17">FALSE</text:span><text:span text:style-name="T16">) == </text:span><text:span text:style-name="T17">DS_DOES_NOT_EXIST</text:span><text:span text:style-name="T16">);</text:span></text:p>
      <text:p text:style-name="P10"><text:s text:c="4"/></text:p>
      <text:p text:style-name="code"><text:span text:style-name="T16"><text:s text:c="4"/></text:span><text:span text:style-name="T53">// Assume a communication error occurrs.</text:span></text:p>
      <text:p text:style-name="code"><text:span text:style-name="T16"><text:s text:c="4"/>assert(host-&gt;WriteChannel(channel, 1.0f, </text:span><text:span text:style-name="T17">TRUE</text:span><text:span text:style-name="T16">) == </text:span><text:span text:style-name="T17"><text:reference-ref text:reference-format="text" text:ref-name="DS_FAILURE">DS_FAILURE</text:reference-ref></text:span><text:span text:style-name="T16">);</text:span></text:p>
      <text:p text:style-name="code"><text:span text:style-name="T16"><text:s text:c="4"/>assert(host-&gt;WriteChannel(channel, 1.0f, </text:span><text:span text:style-name="T17">FALSE</text:span><text:span text:style-name="T16">) == </text:span><text:span text:style-name="T17"><text:reference-ref text:reference-format="text" text:ref-name="DS_FAILURE">DS_FAILURE</text:reference-ref></text:span><text:span text:style-name="T16">);</text:span></text:p>
      <text:p text:style-name="P10"/>
      <text:p text:style-name="code"><text:span text:style-name="T16"><text:s text:c="4"/></text:span><text:span text:style-name="T53">// Change the initial value to 2, and the current output to 3.</text:span></text:p>
      <text:p text:style-name="code"><text:span text:style-name="T16"><text:s text:c="4"/>assert(host-&gt;WriteChannel(channel, 2.0f, </text:span><text:span text:style-name="T17">TRUE</text:span><text:span text:style-name="T16">) == </text:span><text:span text:style-name="T17"><text:reference-ref text:reference-format="text" text:ref-name="DS_SUCCESS">DS_SUCCESS</text:reference-ref></text:span><text:span text:style-name="T16">);</text:span></text:p>
      <text:p text:style-name="code"><text:span text:style-name="T16"><text:s text:c="4"/>assert(host-&gt;WriteChannel(channel, 3.0f, </text:span><text:span text:style-name="T17">FALSE</text:span><text:span text:style-name="T16">) == </text:span><text:span text:style-name="T17"><text:reference-ref text:reference-format="text" text:ref-name="DS_SUCCESS">DS_SUCCESS</text:reference-ref></text:span><text:span text:style-name="T16">);</text:span></text:p>
      <text:p text:style-name="P10"><text:s text:c="2"/>}</text:p>
      <text:h text:style-name="P32" text:outline-level="4"><text:bookmark-start text:name="__RefHeading__96216_803968142"/>SetSelection<text:bookmark-end text:name="__RefHeading__96216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Selection(</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1"/></text:span><text:span text:style-name="T5">const</text:span><text:span text:style-name="T16"> </text:span><text:span text:style-name="T39"><text:bookmark-ref text:reference-format="text" text:ref-name="__RefHeading__33757_803968142">RECT</text:bookmark-ref></text:span><text:span text:style-name="T16"> *selection);</text:span></text:p>
      <text:p text:style-name="Text_20_body"><text:span text:style-name="T16"><text:tab/></text:span><text:span text:style-name="codetext">channel</text:span><text:span text:style-name="T16"> – The channel which selection has changed.</text:span></text:p>
      <text:p text:style-name="Text_20_body"><text:span text:style-name="T16"><text:tab/></text:span><text:span text:style-name="codetext">selection</text:span><text:span text:style-name="T16"> – The new selection of the channel.</text:span></text:p>
      <text:p text:style-name="P16"><text:tab/>This function notifies all other matching channels in all controls of the change in selection. The change may be a clearing of selection.</text:p>
      <text:p text:style-name="P16"><text:tab/>This function will cause all groups that have a matching channel to be notified by <text:s/><text:span text:style-name="codetext"><text:span text:style-name="T41"><text:bookmark-ref text:reference-format="text" text:ref-name="__RefHeading__36879_803968142">ELChannelGroup</text:bookmark-ref></text:span></text:span><text:span text:style-name="codetext">::</text:span><text:span text:style-name="codetext"><text:bookmark-ref text:reference-format="text" text:ref-name="__RefHeading__37569_803968142">ChannelModified</text:bookmark-ref></text:span> with <text:span text:style-name="codetext"><text:span text:style-name="T49"><text:reference-ref text:reference-format="text" text:ref-name="MODIFYOPTION_SELECTION">MODIFYOPTION_SELECTION</text:reference-ref></text:span></text:span>.</text:p>
      <text:p text:style-name="P16"><text:tab/>Notes:</text:p>
      <text:p text:style-name="Text_20_body"><text:span text:style-name="T16"><text:tab/><text:tab/>The </text:span><text:span text:style-name="codetext">channel</text:span><text:span text:style-name="T16"> must be valid as recognized by the host.</text:span></text:p>
      <text:p text:style-name="Text_20_body"><text:span text:style-name="T16"><text:tab/><text:tab/>Passing a </text:span><text:span text:style-name="codetext"><text:span text:style-name="T49">NULL</text:span></text:span><text:span text:style-name="T16"> </text:span><text:span text:style-name="codetext">selection</text:span><text:span text:style-name="T16"> is equivalent to clearing the selection.</text:span></text:p>
      <text:p text:style-name="P16"><text:tab/>Returns:</text:p>
      <text:p text:style-name="code"><text:span text:style-name="T16"><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16">If </text:span><text:span text:style-name="codetext">channel</text:span><text:span text:style-name="T16"> is </text:span><text:span text:style-name="codetext"><text:span text:style-name="T49">NULL</text:span></text:span><text:span text:style-name="T16"> or considered invalid</text:span><text:span text:style-name="T16">.</text:span></text:p>
      <text:p text:style-name="code"><text:span text:style-name="T16"><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16">If all matching channels in all registered groups have been notified of the change.</text:span></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e mychannel_1 points to a 1DTable channel/control. Width of 10.</text:span></text:p>
      <text:p text:style-name="code"><text:span text:style-name="T16"><text:s text:c="4"/></text:span><text:span text:style-name="T53">// Assume mychannel_2 points to a 2DTable channel/control. Width of 10, Height of 15.</text:span></text:p>
      <text:p text:style-name="code"><text:span text:style-name="T16"><text:s text:c="4"/></text:span><text:span text:style-name="T35"><text:bookmark-ref text:reference-format="text" text:ref-name="__RefHeading__33757_803968142">RECT</text:bookmark-ref></text:span><text:span text:style-name="T16"> r = {-1, -1, -1, -1};</text:span></text:p>
      <text:p text:style-name="code"><text:span text:style-name="T16"><text:s text:c="4"/></text:span><text:span text:style-name="T53">// Clear the selection for 1DTable.</text:span></text:p>
      <text:p text:style-name="P10"><text:s text:c="4"/>assert(host-&gt;SetSelection(mychannel_1, &amp;r) == <text:span text:style-name="T49"><text:reference-ref text:reference-format="text" text:ref-name="DS_SUCCESS">DS_SUCCESS</text:reference-ref></text:span>);</text:p>
      <text:p text:style-name="P10"><text:s text:c="4"/>assert(host-&gt;SetSelection(mychannel_1, <text:span text:style-name="T49">NULL</text:span>) == <text:span text:style-name="T49"><text:reference-ref text:reference-format="text" text:ref-name="DS_SUCCESS">DS_SUCCESS</text:reference-ref></text:span>);</text:p>
      <text:p text:style-name="code"><text:span text:style-name="T16"><text:s text:c="4"/></text:span><text:span text:style-name="T53">// Clear the selection for 2DTable.</text:span></text:p>
      <text:p text:style-name="P10"><text:s text:c="4"/>assert(host-&gt;SetSelection(mychannel_2, &amp;r) == <text:span text:style-name="T49"><text:reference-ref text:reference-format="text" text:ref-name="DS_SUCCESS">DS_SUCCESS</text:reference-ref></text:span>);</text:p>
      <text:p text:style-name="P10"><text:s text:c="4"/>assert(host-&gt;SetSelection(mychannel_2, <text:span text:style-name="T49">NULL</text:span>) == <text:span text:style-name="T49"><text:reference-ref text:reference-format="text" text:ref-name="DS_SUCCESS">DS_SUCCESS</text:reference-ref></text:span>);</text:p>
      <text:p text:style-name="code"><text:span text:style-name="T16"><text:s text:c="4"/></text:span><text:span text:style-name="T53">// Select the middle 5 cells of the 1DTable.</text:span></text:p>
      <text:p text:style-name="code"><text:span text:style-name="T16"><text:s text:c="4"/></text:span><text:span text:style-name="T35"><text:bookmark-ref text:reference-format="text" text:ref-name="__RefHeading__33757_803968142">RECT</text:bookmark-ref></text:span><text:span text:style-name="T16"> r1 = {3, 0, 7, 0};</text:span></text:p>
      <text:p text:style-name="P10"><text:s text:c="4"/>assert(host-&gt;SetSelection(mychannel_1, &amp;r1) == <text:span text:style-name="T49"><text:reference-ref text:reference-format="text" text:ref-name="DS_SUCCESS">DS_SUCCESS</text:reference-ref></text:span>);</text:p>
      <text:p text:style-name="code"><text:span text:style-name="T16"><text:s text:c="4"/></text:span><text:span text:style-name="T53">// Select the middle 5x5 of the 2DTable.</text:span></text:p>
      <text:p text:style-name="code"><text:span text:style-name="T16"><text:s text:c="4"/></text:span><text:span text:style-name="T35"><text:bookmark-ref text:reference-format="text" text:ref-name="__RefHeading__33757_803968142">RECT</text:bookmark-ref></text:span><text:span text:style-name="T16"> r2 = {2, 11, 6, 4};</text:span></text:p>
      <text:p text:style-name="P10"><text:soft-page-break/><text:s text:c="4"/>assert(host-&gt;SetSelection(mychannel_2, &amp;r2) == <text:span text:style-name="T49"><text:reference-ref text:reference-format="text" text:ref-name="DS_SUCCESS">DS_SUCCESS</text:reference-ref></text:span>);</text:p>
      <text:p text:style-name="P10"><text:s text:c="4"/>assert(host-&gt;SetSelection(<text:span text:style-name="T49">NULL</text:span>, &amp;r) == <text:span text:style-name="T49"><text:reference-ref text:reference-format="text" text:ref-name="DS_INVALID_ARGUMENT">DS_INVALID_ARGUMENT</text:reference-ref></text:span>);</text:p>
      <text:p text:style-name="P10"><text:s text:c="4"/>assert(host-&gt;SetSelection(<text:span text:style-name="T49">NULL</text:span>, <text:span text:style-name="T49">NULL</text:span>) == <text:span text:style-name="T49"><text:reference-ref text:reference-format="text" text:ref-name="DS_INVALID_ARGUMENT">DS_INVALID_ARGUMENT</text:reference-ref></text:span>);</text:p>
      <text:p text:style-name="code"><text:span text:style-name="T16"><text:s text:c="4"/></text:span><text:span text:style-name="T53">// Assuming mychannel_1-&gt;valid is FALSE.</text:span></text:p>
      <text:p text:style-name="P10"><text:s text:c="4"/>assert(host-&gt;SetSelection(mychannel_1, &amp;r) == <text:span text:style-name="T49"><text:reference-ref text:reference-format="text" text:ref-name="DS_INVALID_ARGUMENT">DS_INVALID_ARGUMENT</text:reference-ref></text:span>);</text:p>
      <text:p text:style-name="P10"><text:s text:c="2"/>}</text:p>
      <text:h text:style-name="P32" text:outline-level="4"><text:bookmark-start text:name="__RefHeading__96218_803968142"/>SetFollowECU<text:bookmark-end text:name="__RefHeading__9621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FollowECU(</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1"/></text:span><text:span text:style-name="T40">BOOL</text:span><text:span text:style-name="T16"> follow);</text:span></text:p>
      <text:p text:style-name="Text_20_body"><text:span text:style-name="T16"><text:tab/></text:span><text:span text:style-name="codetext">channel</text:span><text:span text:style-name="T16"> – The channel causing the adjustments.</text:span></text:p>
      <text:p text:style-name="Text_20_body"><text:span text:style-name="T16"><text:tab/></text:span><text:span text:style-name="codetext">follow</text:span><text:span text:style-name="T16"> – Setting the channel to follow or not to follow.</text:span></text:p>
      <text:p text:style-name="Text_20_body"><text:span text:style-name="T16"><text:tab/>This function sets, or clears, <text:s/>the </text:span><text:span text:style-name="codetext"><text:span text:style-name="T49"><text:reference-ref text:reference-format="text" text:ref-name="CHANNELFLAGS_FOLLOW_ECU">CHANNELFLAGS_FOLLOW_ECU</text:reference-ref></text:span></text:span><text:span text:style-name="T16"> flag for all channels that match </text:span><text:span text:style-name="codetext">channel</text:span><text:span text:style-name="T16"> in all controls. <text:s/>The host will call </text:span><text:span text:style-name="codetext"><text:span text:style-name="T41"><text:bookmark-ref text:reference-format="text" text:ref-name="__RefHeading__36879_803968142">ELChannelGroup</text:bookmark-ref></text:span></text:span><text:span text:style-name="codetext">::</text:span><text:span text:style-name="codetext"><text:bookmark-ref text:reference-format="text" text:ref-name="__RefHeading__37569_803968142">ChannelModified</text:bookmark-ref></text:span><text:span text:style-name="T16"> for all registered groups (including </text:span><text:span text:style-name="codetext"><text:span text:style-name="T41"><text:bookmark-ref text:reference-format="text" text:ref-name="__RefHeading__38347_803968142">ELControl</text:bookmark-ref></text:span></text:span><text:span text:style-name="T16">) that have a matching channel.</text:span></text:p>
      <text:p text:style-name="P16"><text:tab/>Notes:</text:p>
      <text:p text:style-name="Text_20_body"><text:span text:style-name="T16"><text:tab/><text:tab/>The </text:span><text:span text:style-name="codetext">channel</text:span><text:span text:style-name="T16"> must be valid as recognized by the host. <text:s/>See </text:span><text:span text:style-name="codetext"><text:bookmark-ref text:reference-format="text" text:ref-name="__RefHeading__191971_803968142">Channels</text:bookmark-ref></text:span><text:span text:style-name="T16">.</text:span></text:p>
      <text:p text:style-name="P16"><text:tab/>Returns:</text:p>
      <text:p text:style-name="code"><text:tab/><text:span text:style-name="codetext"><text:span text:style-name="T49"><text:reference-ref text:reference-format="text" text:ref-name="DS_INVALID_ARGUMENT">DS_INVALID_ARGUMENT</text:reference-ref></text:span></text:span></text:p>
      <text:p text:style-name="P16"><text:span text:style-name="codetext"><text:span text:style-name="T49"><text:tab/><text:tab/></text:span></text:span>If any of the parameters are invalid. <text:s/>Eg: <text:span text:style-name="codetext">channel</text:span> being <text:span text:style-name="codetext"><text:span text:style-name="T49">NULL.</text:span></text:span></text:p>
      <text:p text:style-name="code"><text:tab/><text:span text:style-name="codetext"><text:span text:style-name="T49"><text:reference-ref text:reference-format="text" text:ref-name="DS_SUCCESS">DS_SUCCESS</text:reference-ref></text:span></text:span></text:p>
      <text:p text:style-name="P16"><text:span text:style-name="codetext"><text:span text:style-name="T49"><text:tab/><text:tab/></text:span></text:span>If the function was handled and all registered groups that contain a matching channel <text:tab/><text:tab/><text:tab/>were notified of the change.</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void</text:span><text:span text:style-name="T16"> foo(</text:span><text:span text:style-name="T5">void</text:span><text:span text:style-name="T16">) {</text:span></text:p>
      <text:p text:style-name="code"><text:span text:style-name="T16"><text:s text:c="4"/></text:span><text:span text:style-name="T41">p</text:span><text:span text:style-name="T41"><text:bookmark-ref text:reference-format="text" text:ref-name="__RefHeading__32315_803968142">ELChannelInfo</text:bookmark-ref></text:span><text:span text:style-name="T16"> mychannel = mycontrol-&gt;</text:span><text:span text:style-name="T16"><text:bookmark-ref text:reference-format="text" text:ref-name="__RefHeading__177319_803968142">ActiveChannel</text:bookmark-ref></text:span><text:span text:style-name="T16">();</text:span></text:p>
      <text:p text:style-name="code"><text:span text:style-name="T16"><text:s text:c="4"/></text:span><text:span text:style-name="T12">if</text:span><text:span text:style-name="T16"> ( mychannel ) {</text:span></text:p>
      <text:p text:style-name="code"><text:span text:style-name="T16"><text:s text:c="6"/></text:span><text:span text:style-name="T53">// Toggle the follow_ecu flag.</text:span></text:p>
      <text:p text:style-name="P14"><text:s text:c="6"/>// Assuming mychannel-&gt;valid is TRUE.</text:p>
      <text:p text:style-name="P10"><text:s text:c="6"/>assert(host-&gt;SetFollowECU(mychannel, !mychannel-&gt;follow_ecu) == <text:span text:style-name="T49"><text:reference-ref text:reference-format="text" text:ref-name="DS_SUCCESS">DS_SUCCESS</text:reference-ref></text:span>);</text:p>
      <text:p text:style-name="P10"><text:s text:c="4"/>}</text:p>
      <text:p text:style-name="P10"><text:s text:c="4"/><text:span text:style-name="T44">p</text:span><text:span text:style-name="T44"><text:bookmark-ref text:reference-format="text" text:ref-name="__RefHeading__32315_803968142">ELChannelInfo</text:bookmark-ref></text:span> myotherchannel = mygroup-&gt;<text:bookmark-ref text:reference-format="text" text:ref-name="__RefHeading__177319_803968142">ActiveChannel</text:bookmark-ref>();</text:p>
      <text:p text:style-name="P10"><text:s text:c="4"/><text:span text:style-name="T14">if</text:span> ( myotherchannel ) {</text:p>
      <text:p text:style-name="P14"><text:s text:c="6"/>// Assuming mychannel-&gt;valid is TRUE.</text:p>
      <text:p text:style-name="P10"><text:s text:c="6"/>assert(host-&gt;SetFollowECU(myotherchannel, !myotherchannel-&gt;follow_ecu) == <text:span text:style-name="T49"><text:reference-ref text:reference-format="text" text:ref-name="DS_SUCCESS">DS_SUCCESS</text:reference-ref></text:span>);</text:p>
      <text:p text:style-name="P10"><text:s text:c="4"/>}</text:p>
      <text:p text:style-name="P10"><text:s text:c="4"/>assert(host-&gt;SetFollowECU(<text:span text:style-name="T49">NULL</text:span>, <text:span text:style-name="T49">TRUE</text:span>) == <text:span text:style-name="T49"><text:reference-ref text:reference-format="text" text:ref-name="DS_INVALID_ARGUMENT">DS_INVALID_ARGUMENT</text:reference-ref></text:span>);</text:p>
      <text:p text:style-name="P14"><text:s text:c="4"/>// Assuming mychannel-&gt;valid is FALSE.</text:p>
      <text:p text:style-name="P10"><text:s text:c="4"/>assert(host-&gt;SetFollowECU(mychannel, <text:span text:style-name="T49">TRUE</text:span>) == <text:span text:style-name="T49"><text:reference-ref text:reference-format="text" text:ref-name="DS_INVALID_ARGUMENT">DS_INVALID_ARGUMENT</text:reference-ref></text:span>);</text:p>
      <text:p text:style-name="P9"><text:s text:c="2"/>}</text:p>
      <text:h text:style-name="P32" text:outline-level="4"><text:bookmark-start text:name="__RefHeading__96220_803968142"/>GetChannelInfo<text:bookmark-end text:name="__RefHeading__96220_803968142"/></text:h>
      <text:p text:style-name="P12"><text:span text:style-name="T16">C++: </text:span><text:span text:style-name="T40">p</text:span><text:span text:style-name="T40"><text:bookmark-ref text:reference-format="text" text:ref-name="__RefHeading__32315_803968142">ELChannelInfo</text:bookmark-ref></text:span><text:span text:style-name="T16"> </text:span><text:span text:style-name="T39"><text:bookmark-ref text:reference-format="text" text:ref-name="__RefHeading__49551_803968142">ELHost</text:bookmark-ref></text:span><text:span text:style-name="T16">::GetChannelInfo(</text:span><text:span text:style-name="T5">const</text:span><text:span text:style-name="T16"> </text:span><text:span text:style-name="T5">char</text:span><text:span text:style-name="T16"> *name);</text:span></text:p>
      <text:p text:style-name="Text_20_body"><text:span text:style-name="T16"><text:tab/></text:span><text:span text:style-name="codetext">name</text:span><text:span text:style-name="T16"> – The name of the channel to get info on.</text:span></text:p>
      <text:p text:style-name="Text_20_body"><text:span text:style-name="T16"><text:tab/>This function always returns a shared version of the channel info for the given name. <text:s/>The </text:span><text:soft-page-break/><text:span text:style-name="T16">internal reference counts are properly incremented, as such a </text:span><text:span text:style-name="codetext"><text:bookmark-ref text:reference-format="text" text:ref-name="__RefHeading__96224_803968142">FreeChannelInfo</text:bookmark-ref></text:span><text:span text:style-name="T16"> must be called for the returned info.</text:span></text:p>
      <text:p text:style-name="Text_20_body"><text:span text:style-name="T16"><text:tab/>The info returned can be used in </text:span><text:span text:style-name="codetext"><text:span text:style-name="T41"><text:bookmark-ref text:reference-format="text" text:ref-name="__RefHeading__36879_803968142">ELChannelGroup</text:bookmark-ref></text:span></text:span><text:span text:style-name="T16"> to saved memory on the host.</text:span></text:p>
      <text:p text:style-name="P16"><text:tab/>Returns:</text:p>
      <text:p text:style-name="code"><text:span text:style-name="T16"><text:tab/></text:span><text:span text:style-name="T17">NULL</text:span></text:p>
      <text:p text:style-name="Text_20_body"><text:span text:style-name="T16"><text:tab/><text:tab/>If </text:span><text:span text:style-name="codetext">name</text:span><text:span text:style-name="T16"> is </text:span><text:span text:style-name="codetext"><text:span text:style-name="T49">NULL</text:span></text:span><text:span text:style-name="T16"> or empty. <text:s/>Or if the information could not be allocated or retrieved.</text:span></text:p>
      <text:p text:style-name="code"><text:span text:style-name="T16"><text:tab/></text:span><text:span text:style-name="T41">p</text:span><text:span text:style-name="T41"><text:bookmark-ref text:reference-format="text" text:ref-name="__RefHeading__32315_803968142">ELChannelInfo</text:bookmark-ref></text:span></text:p>
      <text:p text:style-name="P16"><text:tab/><text:tab/>A valid pointer to the info for the given channel.</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GetChannelInfo(</text:span><text:span text:style-name="T17">NULL</text:span><text:span text:style-name="T16">) == </text:span><text:span text:style-name="T17">NULL</text:span><text:span text:style-name="T16">);</text:span></text:p>
      <text:p text:style-name="P12"><text:span text:style-name="T16"><text:s text:c="4"/>assert(dll_host-&gt;GetChannelInfo(</text:span><text:span text:style-name="T40">""</text:span><text:span text:style-name="T16">) == </text:span><text:span text:style-name="T17">NULL</text:span><text:span text:style-name="T16">);</text:span></text:p>
      <text:p text:style-name="P12"><text:span text:style-name="T16"><text:s text:c="4"/></text:span><text:span text:style-name="T40">p</text:span><text:span text:style-name="T40"><text:bookmark-ref text:reference-format="text" text:ref-name="__RefHeading__32315_803968142">ELChannelInfo</text:bookmark-ref></text:span><text:span text:style-name="T16"> tmp = </text:span><text:span text:style-name="T17">NULL</text:span><text:span text:style-name="T16">;</text:span></text:p>
      <text:p text:style-name="P12"><text:span text:style-name="T16"><text:s text:c="4"/></text:span><text:span text:style-name="T5">if</text:span><text:span text:style-name="T16"> ( dll_host-&gt;</text:span><text:span text:style-name="T16"><text:bookmark-ref text:reference-format="text" text:ref-name="__RefHeading__96222_803968142">AllocateChannelInfo</text:bookmark-ref></text:span><text:span text:style-name="T16">(</text:span><text:span text:style-name="T40">"name"</text:span><text:span text:style-name="T16">, &amp;tmp, </text:span><text:span text:style-name="T17">TRUE</text:span><text:span text:style-name="T16">) == </text:span><text:span text:style-name="T17"><text:reference-ref text:reference-format="text" text:ref-name="DS_SUCCESS">DS_SUCCESS</text:reference-ref></text:span><text:span text:style-name="T16"> ) {</text:span></text:p>
      <text:p text:style-name="P12"><text:span text:style-name="T16"><text:s text:c="6"/></text:span><text:span text:style-name="T40">p</text:span><text:span text:style-name="T40"><text:bookmark-ref text:reference-format="text" text:ref-name="__RefHeading__32315_803968142">ELChannelInfo</text:bookmark-ref></text:span><text:span text:style-name="T16"> tmp2 = dll_host-&gt;GetChannelInfo(</text:span><text:span text:style-name="T40">"name"</text:span><text:span text:style-name="T16">);</text:span></text:p>
      <text:p text:style-name="P9"><text:s text:c="6"/>assert(tmp == tmp2);</text:p>
      <text:p text:style-name="P12"><text:span text:style-name="T16"><text:s text:c="6"/>dll_host-&gt;</text:span><text:span text:style-name="T16"><text:bookmark-ref text:reference-format="text" text:ref-name="__RefHeading__96224_803968142">FreeChannelInfo</text:bookmark-ref></text:span><text:span text:style-name="T16">(&amp;tmp2);</text:span></text:p>
      <text:p text:style-name="P12"><text:span text:style-name="T16"><text:s text:c="6"/>dll_host-&gt;</text:span><text:span text:style-name="T16"><text:bookmark-ref text:reference-format="text" text:ref-name="__RefHeading__96224_803968142">FreeChannelInfo</text:bookmark-ref></text:span><text:span text:style-name="T16">(&amp;tmp);</text:span></text:p>
      <text:p text:style-name="P9"><text:s text:c="4"/>}</text:p>
      <text:p text:style-name="P9"><text:s text:c="2"/>}</text:p>
      <text:h text:style-name="P32" text:outline-level="4"><text:bookmark-start text:name="__RefHeading__96222_803968142"/>AllocateChannelInfo<text:bookmark-end text:name="__RefHeading__9622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AllocateChannelInfo(</text:span><text:span text:style-name="T5">const</text:span><text:span text:style-name="T16"> </text:span><text:span text:style-name="T5">char</text:span><text:span text:style-name="T16"> *name,</text:span></text:p>
      <text:p text:style-name="P12"><text:span text:style-name="T16"><text:s text:c="38"/></text:span><text:span text:style-name="T40">p</text:span><text:span text:style-name="T40"><text:bookmark-ref text:reference-format="text" text:ref-name="__RefHeading__32315_803968142">ELChannelInfo</text:bookmark-ref></text:span><text:span text:style-name="T16"> *info,</text:span></text:p>
      <text:p text:style-name="P12"><text:span text:style-name="T16"><text:s text:c="38"/></text:span><text:span text:style-name="T40">BOOL</text:span><text:span text:style-name="T16"> shared);</text:span></text:p>
      <text:p text:style-name="Text_20_body"><text:span text:style-name="T16"><text:tab/></text:span><text:span text:style-name="codetext">name</text:span><text:span text:style-name="T16"> – Pointer to a string holding the name of the channel to allocate.</text:span></text:p>
      <text:p text:style-name="Text_20_body"><text:span text:style-name="T16"><text:tab/></text:span><text:span text:style-name="codetext">info</text:span><text:span text:style-name="T16"> – Pointer to be set to the newly allocated channel information.</text:span></text:p>
      <text:p text:style-name="Text_20_body"><text:span text:style-name="T16"><text:tab/></text:span><text:span text:style-name="codetext">shared</text:span><text:span text:style-name="T16"> – Determining if the channel info being requested is shared or unique.</text:span></text:p>
      <text:p text:style-name="Text_20_body"><text:span text:style-name="T16"><text:tab/>This method allocates the buffer required to hold channel information. <text:s/>This may be a generic allocation (name is </text:span><text:span text:style-name="codetext"><text:span text:style-name="T49">NULL</text:span></text:span><text:span text:style-name="T16">) in which case manual setting of channel name is required. <text:s/>The data stored inside is changed by the host when needed, such changes result in the host calling </text:span><text:span text:style-name="codetext"><text:bookmark-ref text:reference-format="text" text:ref-name="__RefHeading__37569_803968142">ChannelModified</text:bookmark-ref></text:span><text:span text:style-name="T16"> <text:s/>See </text:span><text:span text:style-name="T35"><text:bookmark-ref text:reference-format="text" text:ref-name="__RefHeading__32315_803968142">ELChannelInfo</text:bookmark-ref></text:span><text:span text:style-name="T16"> above for more information.</text:span></text:p>
      <text:p text:style-name="P16"><text:tab/>Notes:</text:p>
      <text:p text:style-name="P16"><text:tab/><text:tab/>Allocating a channel is a way to preserve space. <text:s/>The info being returned may not <text:tab/><text:tab/><text:tab/>contain valid data, as that data is set when the channel is registered in the host.</text:p>
      <text:p text:style-name="P16"><text:tab/><text:tab/>When requesting shared information about a channel, there are further restrictions. <text:s/><text:tab/><text:tab/><text:tab/>Changing any of the values held within info will manipulate the data for all others that <text:tab/><text:tab/><text:tab/>are using the shared information.</text:p>
      <text:p text:style-name="Text_20_body"><text:span text:style-name="T16"><text:tab/></text:span><text:span text:style-name="T32">Returns:</text:span></text:p>
      <text:p text:style-name="code"><text:span text:style-name="T32"><text:tab/></text:span><text:span text:style-name="codetext"><text:span text:style-name="T49"><text:reference-ref text:reference-format="text" text:ref-name="DS_INVALID_ARGUMENT">DS_INVALID_ARGUMENT</text:reference-ref></text:span></text:span></text:p>
      <text:p text:style-name="Text_20_body"><text:span text:style-name="codetext"><text:span text:style-name="T49"><text:tab/><text:tab/></text:span></text:span><text:span text:style-name="T32">If either of the parameters are invalid. <text:s/>Eg: </text:span><text:span text:style-name="codetext">info</text:span><text:span text:style-name="T32"> being </text:span><text:span text:style-name="codetext"><text:span text:style-name="T49">NULL</text:span></text:span><text:span text:style-name="T32">, or the pointer </text:span><text:span text:style-name="codetext">info</text:span><text:span text:style-name="T32"> points to </text:span><text:soft-page-break/><text:span text:style-name="T32"><text:tab/><text:tab/>is not </text:span><text:span text:style-name="codetext"><text:span text:style-name="T49">NULL</text:span></text:span><text:span text:style-name="T32">. <text:s/>If </text:span><text:span text:style-name="codetext">shared</text:span><text:span text:style-name="T32"> is </text:span><text:span text:style-name="codetext"><text:span text:style-name="T49">TRUE</text:span></text:span><text:span text:style-name="T32">, name may not be </text:span><text:span text:style-name="codetext"><text:span text:style-name="T49">NULL</text:span></text:span><text:span text:style-name="T32">.</text:span></text:p>
      <text:p text:style-name="code"><text:span text:style-name="T32"><text:tab/></text:span><text:span text:style-name="codetext"><text:span text:style-name="T49"><text:reference-ref text:reference-format="text" text:ref-name="DS_NO_MEM">DS_NO_MEM</text:reference-ref></text:span></text:span></text:p>
      <text:p text:style-name="Text_20_body"><text:span text:style-name="codetext"><text:span text:style-name="T49"><text:tab/><text:tab/></text:span></text:span><text:span text:style-name="T32">If the host does not have enough memory to allocate channel information. <text:s/>If </text:span><text:span text:style-name="codetext">shared</text:span><text:span text:style-name="T32"> is <text:tab/><text:tab/><text:tab/></text:span><text:span text:style-name="codetext"><text:span text:style-name="T49">TRUE</text:span></text:span><text:span text:style-name="T32">, this is only a possible return for the first allocation of a channel.</text:span></text:p>
      <text:p text:style-name="code"><text:span text:style-name="T32"><text:tab/></text:span><text:span text:style-name="codetext"><text:span text:style-name="T49"><text:reference-ref text:reference-format="text" text:ref-name="DS_SUCCESS">DS_SUCCESS</text:reference-ref></text:span></text:span></text:p>
      <text:p text:style-name="Text_20_body"><text:span text:style-name="codetext"><text:span text:style-name="T49"><text:tab/><text:tab/></text:span></text:span><text:span text:style-name="T32">If the information could be allocated, and </text:span><text:span text:style-name="codetext">info</text:span><text:span text:style-name="T32"> is set to the newly formed channel.</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extern</text:span><text:span text:style-name="T16"> </text:span><text:span text:style-name="T40">p</text:span><text:span text:style-name="T40"><text:bookmark-ref text:reference-format="text" text:ref-name="__RefHeading__32037_803968142">ELGenericFunctionTable</text:bookmark-ref></text:span><text:span text:style-name="T16"> gen;</text:span></text:p>
      <text:p text:style-name="P12"><text:span text:style-name="T16"><text:s text:c="2"/></text:span><text:span text:style-name="T5">void</text:span><text:span text:style-name="T16"> foo(</text:span><text:span text:style-name="T5">void</text:span><text:span text:style-name="T16">) {</text:span></text:p>
      <text:p text:style-name="code"><text:span text:style-name="T16"><text:s text:c="4"/></text:span><text:span text:style-name="T53">// We need a channel buffer to for our local control.</text:span></text:p>
      <text:p text:style-name="code"><text:span text:style-name="T16"><text:s text:c="4"/></text:span><text:span text:style-name="T41">p</text:span><text:span text:style-name="T41"><text:bookmark-ref text:reference-format="text" text:ref-name="__RefHeading__32315_803968142">ELChannelInfo</text:bookmark-ref></text:span><text:span text:style-name="T16"> channel = </text:span><text:span text:style-name="T17">NULL</text:span><text:span text:style-name="T16">;</text:span></text:p>
      <text:p text:style-name="code"><text:span text:style-name="T16"><text:s text:c="4"/>assert(host-&gt;AllocateChannelInfo(</text:span><text:span text:style-name="T41">"Analog7_In"</text:span><text:span text:style-name="T16">, </text:span><text:span text:style-name="T17">NULL, FALS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text:span><text:span text:style-name="T41">p</text:span><text:span text:style-name="T41"><text:bookmark-ref text:reference-format="text" text:ref-name="__RefHeading__32315_803968142">ELChannelInfo</text:bookmark-ref></text:span><text:span text:style-name="T16"> badchannel = 0x12345678;</text:span></text:p>
      <text:p text:style-name="code"><text:span text:style-name="T16"><text:s text:c="4"/>assert(host-&gt;AllocateChannelInfo(</text:span><text:span text:style-name="T41">"Analog7_In"</text:span><text:span text:style-name="T16">, &amp;badchannel, </text:span><text:span text:style-name="T17">FALS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AllocateChannelInfo(</text:span><text:span text:style-name="T17">NULL</text:span><text:span text:style-name="T16">, &amp;channel, </text:span><text:span text:style-name="T17">TRUE</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AllocateChannelInfo(</text:span><text:span text:style-name="T17">NULL</text:span><text:span text:style-name="T16">, &amp;channel, </text:span><text:span text:style-name="T17">FALSE</text:span><text:span text:style-name="T16">) == </text:span><text:span text:style-name="T17"><text:reference-ref text:reference-format="text" text:ref-name="DS_SUCCESS">DS_SUCCESS</text:reference-ref></text:span><text:span text:style-name="T16">);</text:span></text:p>
      <text:p text:style-name="code"><text:span text:style-name="T16"><text:s text:c="4"/></text:span><text:span text:style-name="T53">// The channel name must be set manually as one was not applied.</text:span></text:p>
      <text:p text:style-name="code"><text:span text:style-name="T16"><text:s text:c="4"/>gen-&gt;</text:span><text:span text:style-name="T16"><text:bookmark-ref text:reference-format="text" text:ref-name="__RefHeading__32039_803968142">SetString</text:bookmark-ref></text:span><text:span text:style-name="T16">(&amp;channel-&gt;primary.name, </text:span><text:span text:style-name="T41">"Analog7_In"</text:span><text:span text:style-name="T16">, 10);</text:span></text:p>
      <text:p text:style-name="P10"><text:s text:c="4"/>host-&gt;<text:bookmark-ref text:reference-format="text" text:ref-name="__RefHeading__96224_803968142">FreeChannelInfo</text:bookmark-ref>(&amp;channel);</text:p>
      <text:p text:style-name="code"><text:span text:style-name="T16"><text:s text:c="4"/>assert(channel == </text:span><text:span text:style-name="T17">NULL</text:span><text:span text:style-name="T16">);</text:span></text:p>
      <text:p text:style-name="P10"><text:s text:c="4"/></text:p>
      <text:p text:style-name="code"><text:span text:style-name="T16"><text:s text:c="4"/></text:span><text:span text:style-name="T53">// Assuming the host is out of memory.</text:span></text:p>
      <text:p text:style-name="code"><text:span text:style-name="T16"><text:s text:c="4"/>assert(host-&gt;AllocateChannelInfo(</text:span><text:span text:style-name="T41">"Analog7_In"</text:span><text:span text:style-name="T16">, &amp;channel, </text:span><text:span text:style-name="T17">FALSE</text:span><text:span text:style-name="T16">) == </text:span><text:span text:style-name="T17"><text:reference-ref text:reference-format="text" text:ref-name="DS_NO_MEM">DS_NO_MEM</text:reference-ref></text:span><text:span text:style-name="T16">);</text:span></text:p>
      <text:p text:style-name="code"><text:span text:style-name="T16"><text:s text:c="4"/>assert(host-&gt;AllocateChannelInfo(</text:span><text:span text:style-name="T41">"Analog7_In"</text:span><text:span text:style-name="T16">, &amp;channel, </text:span><text:span text:style-name="T17">TRUE</text:span><text:span text:style-name="T16">) == </text:span><text:span text:style-name="T17"><text:reference-ref text:reference-format="text" text:ref-name="DS_NO_MEM">DS_NO_MEM</text:reference-ref></text:span><text:span text:style-name="T16">);</text:span></text:p>
      <text:p text:style-name="P10"/>
      <text:p text:style-name="code"><text:span text:style-name="T16"><text:s text:c="4"/></text:span><text:span text:style-name="T53">// Retrieving shared.</text:span></text:p>
      <text:p text:style-name="code"><text:span text:style-name="T16"><text:s text:c="4"/></text:span><text:span text:style-name="T12">if</text:span><text:span text:style-name="T16"> ( host-&gt;AllocateChannelInfo(</text:span><text:span text:style-name="T41">"Analog7_In"</text:span><text:span text:style-name="T16">, &amp;channel, </text:span><text:span text:style-name="T17">TRUE</text:span><text:span text:style-name="T16">) == </text:span><text:span text:style-name="T17"><text:reference-ref text:reference-format="text" text:ref-name="DS_SUCCESS">DS_SUCCESS</text:reference-ref></text:span><text:span text:style-name="T16"> ) {</text:span></text:p>
      <text:p text:style-name="code"><text:span text:style-name="T16"><text:s text:c="6"/></text:span><text:span text:style-name="T41">p</text:span><text:span text:style-name="T41"><text:bookmark-ref text:reference-format="text" text:ref-name="__RefHeading__32315_803968142">ELChannelInfo</text:bookmark-ref></text:span><text:span text:style-name="T16"> otherchannel = </text:span><text:span text:style-name="T17">NULL</text:span><text:span text:style-name="T16">;</text:span></text:p>
      <text:p text:style-name="code"><text:span text:style-name="T16"><text:s text:c="6"/></text:span><text:span text:style-name="T53">// This will always work, as the initial shared was created.</text:span></text:p>
      <text:p text:style-name="code"><text:span text:style-name="T16"><text:s text:c="6"/>assert(host-&gt;AllocateChannelInfo(</text:span><text:span text:style-name="T41">"Analog7_In"</text:span><text:span text:style-name="T16">, &amp;otherchannel, </text:span><text:span text:style-name="T17">TRUE</text:span><text:span text:style-name="T16">) == </text:span><text:span text:style-name="T17"><text:reference-ref text:reference-format="text" text:ref-name="DS_SUCCESS">DS_SUCCESS</text:reference-ref></text:span><text:span text:style-name="T16">);</text:span></text:p>
      <text:p text:style-name="P10"><text:s text:c="6"/>host-&gt;<text:bookmark-ref text:reference-format="text" text:ref-name="__RefHeading__96224_803968142">FreeChannelInfo</text:bookmark-ref>(&amp;otherchannel);</text:p>
      <text:p text:style-name="code"><text:span text:style-name="T16"><text:s text:c="6"/>assert(otherchannel == </text:span><text:span text:style-name="T17">NULL</text:span><text:span text:style-name="T16">);</text:span></text:p>
      <text:p text:style-name="P10"><text:s text:c="6"/>host-&gt;<text:bookmark-ref text:reference-format="text" text:ref-name="__RefHeading__96224_803968142">FreeChannelInfo</text:bookmark-ref>(&amp;channel);</text:p>
      <text:p text:style-name="code"><text:span text:style-name="T16"><text:s text:c="6"/>assert(otherchannel == </text:span><text:span text:style-name="T17">NULL</text:span><text:span text:style-name="T16">);</text:span></text:p>
      <text:p text:style-name="P9"><text:s text:c="4"/>}</text:p>
      <text:p text:style-name="P9"><text:s text:c="2"/>}</text:p>
      <text:h text:style-name="P32" text:outline-level="4"><text:bookmark-start text:name="__RefHeading__96224_803968142"/>FreeChannelInfo<text:bookmark-end text:name="__RefHeading__96224_803968142"/></text:h>
      <text:p text:style-name="P12"><text:span text:style-name="T16">C++: </text:span><text:span text:style-name="T5">void</text:span><text:span text:style-name="T16"> </text:span><text:span text:style-name="T39"><text:bookmark-ref text:reference-format="text" text:ref-name="__RefHeading__49551_803968142">ELHost</text:bookmark-ref></text:span><text:span text:style-name="T16">::FreeChannelInfo(</text:span><text:span text:style-name="T40">p</text:span><text:span text:style-name="T40"><text:bookmark-ref text:reference-format="text" text:ref-name="__RefHeading__32315_803968142">ELChannelInfo</text:bookmark-ref></text:span><text:span text:style-name="T16"> *channel);</text:span></text:p>
      <text:p text:style-name="Text_20_body"><text:span text:style-name="T16"><text:tab/></text:span><text:span text:style-name="codetext">channel</text:span><text:span text:style-name="T16"> – The structure that is to be freed.</text:span></text:p>
      <text:p text:style-name="Text_20_body"><text:span text:style-name="T16"><text:tab/>This function exists as the counterpart to </text:span><text:span text:style-name="codetext"><text:bookmark-ref text:reference-format="text" text:ref-name="__RefHeading__96222_803968142">AllocateChannelInfo</text:bookmark-ref></text:span><text:span text:style-name="T16">. <text:s text:c="2"/>The function is meant to be used when manually freeing a channel info is required. <text:s/>The pointer of channel is set to </text:span><text:span text:style-name="codetext"><text:span text:style-name="T49">NULL</text:span></text:span><text:span text:style-name="T16"> after the free has been completed.</text:span></text:p>
      <text:p text:style-name="P16"><text:tab/>Note:</text:p>
      <text:p text:style-name="Text_20_body"><text:span text:style-name="T16"><text:tab/><text:tab/>If a channel is placed inside an </text:span><text:span text:style-name="codetext"><text:span text:style-name="T41"><text:bookmark-ref text:reference-format="text" text:ref-name="__RefHeading__36879_803968142">ELChannelGroup</text:bookmark-ref></text:span></text:span><text:span text:style-name="T16"> and the group is registered with the host, <text:tab/><text:tab/>a manual free is not required as all freeing is done when the group is unregistered.</text:span></text:p>
      <text:p text:style-name="P9"><text:soft-page-break/><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code"><text:span text:style-name="T16"><text:s text:c="4"/></text:span><text:span text:style-name="T41">p</text:span><text:span text:style-name="T41"><text:bookmark-ref text:reference-format="text" text:ref-name="__RefHeading__32315_803968142">ELChannelInfo</text:bookmark-ref></text:span><text:span text:style-name="T16"> info = </text:span><text:span text:style-name="T17">NULL</text:span><text:span text:style-name="T16">;</text:span></text:p>
      <text:p text:style-name="code"><text:span text:style-name="T16"><text:s text:c="4"/></text:span><text:span text:style-name="T12">if</text:span><text:span text:style-name="T16"> ( dll_host-&gt;</text:span><text:span text:style-name="T16"><text:bookmark-ref text:reference-format="text" text:ref-name="__RefHeading__96222_803968142">AllocateChannelInfo</text:bookmark-ref></text:span><text:span text:style-name="T16">(</text:span><text:span text:style-name="T41">"Analog7_In"</text:span><text:span text:style-name="T16">, &amp;info, </text:span><text:span text:style-name="T17">FALSE</text:span><text:span text:style-name="T16">) == </text:span><text:span text:style-name="T17"><text:reference-ref text:reference-format="text" text:ref-name="DS_SUCCESS">DS_SUCCESS</text:reference-ref></text:span><text:span text:style-name="T16"> ) {</text:span></text:p>
      <text:p text:style-name="code"><text:span text:style-name="T16"><text:s text:c="6"/></text:span><text:span text:style-name="T53">// After a while, no longer need info.</text:span></text:p>
      <text:p text:style-name="P10"><text:s text:c="6"/>dll_host-&gt;<text:bookmark-ref text:reference-format="text" text:ref-name="__RefHeading__96224_803968142">FreeChannelInfo</text:bookmark-ref>(&amp;info);</text:p>
      <text:p text:style-name="code"><text:span text:style-name="T16"><text:s text:c="6"/>assert(info == </text:span><text:span text:style-name="T17">NULL</text:span><text:span text:style-name="T16">);</text:span></text:p>
      <text:p text:style-name="P10"><text:s text:c="4"/>}</text:p>
      <text:p text:style-name="code"><text:span text:style-name="T16"><text:s text:c="4"/></text:span><text:span text:style-name="T12">if</text:span><text:span text:style-name="T16"> ( dll_host-&gt;</text:span><text:span text:style-name="T16"><text:bookmark-ref text:reference-format="text" text:ref-name="__RefHeading__96222_803968142">AllocateChannelInfo</text:bookmark-ref></text:span><text:span text:style-name="T16">(</text:span><text:span text:style-name="T41">"Analog7_In"</text:span><text:span text:style-name="T16">, &amp;info, </text:span><text:span text:style-name="T17">TRUE</text:span><text:span text:style-name="T16">) == </text:span><text:span text:style-name="T17"><text:reference-ref text:reference-format="text" text:ref-name="DS_SUCCESS">DS_SUCCESS</text:reference-ref></text:span><text:span text:style-name="T16"> ) {</text:span></text:p>
      <text:p text:style-name="P10"><text:s text:c="6"/>dll_host-&gt;<text:bookmark-ref text:reference-format="text" text:ref-name="__RefHeading__96224_803968142">FreeChannelInfo</text:bookmark-ref>(&amp;info);</text:p>
      <text:p text:style-name="code"><text:span text:style-name="T16"><text:s text:c="6"/>assert(info == </text:span><text:span text:style-name="T17">NULL</text:span><text:span text:style-name="T16">);</text:span></text:p>
      <text:p text:style-name="P9"><text:s text:c="4"/>}</text:p>
      <text:p text:style-name="P9"><text:s text:c="2"/>}</text:p>
      <text:h text:style-name="P32" text:outline-level="4"><text:bookmark-start text:name="__RefHeading__96226_803968142"/>ErrorMessage<text:bookmark-end text:name="__RefHeading__96226_803968142"/></text:h>
      <text:p text:style-name="P12"><text:span text:style-name="T16">C++: </text:span><text:span text:style-name="T5">void</text:span><text:span text:style-name="T16"> </text:span><text:span text:style-name="T39"><text:bookmark-ref text:reference-format="text" text:ref-name="__RefHeading__49551_803968142">ELHost</text:bookmark-ref></text:span><text:span text:style-name="T16">::ErrorMessage(</text:span><text:span text:style-name="T5">const</text:span><text:span text:style-name="T16"> </text:span><text:span text:style-name="T5">char</text:span><text:span text:style-name="T16"> *message);</text:span></text:p>
      <text:p text:style-name="Text_20_body"><text:span text:style-name="T16"><text:tab/></text:span><text:span text:style-name="codetext">message</text:span><text:span text:style-name="T16"> – The text that represents the error.</text:span></text:p>
      <text:p text:style-name="Text_20_body"><text:span text:style-name="T16"><text:tab/>This function allows an error to be displayed via a </text:span><text:span text:style-name="codetext">::MessageBox</text:span><text:span text:style-name="T16"> in the host. <text:s/>The message may also be logged in the system log for the host (if supported and active). <text:s/>This was added and supported to allow the base controls to work as they did prior to the addition of the dockable API.</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dll_host-&gt;ErrorMessage(</text:span><text:span text:style-name="T40">"Just wanting to say an error..."</text:span><text:span text:style-name="T16">);</text:span></text:p>
      <text:p text:style-name="P9"><text:s text:c="2"/>}</text:p>
      <text:h text:style-name="P32" text:outline-level="4"><text:bookmark-start text:name="__RefHeading__96228_803968142"/>AddVirtualChannel<text:bookmark-end text:name="__RefHeading__9622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AddVirtualChannel(</text:span><text:span text:style-name="T40"><text:bookmark-ref text:reference-format="text" text:ref-name="__RefHeading__32779_803968142">VIRTUALCHANNELTYPE</text:bookmark-ref></text:span><text:span text:style-name="T16"> type,</text:span></text:p>
      <text:p text:style-name="P12"><text:span text:style-name="T16"><text:s text:c="36"/></text:span><text:span text:style-name="T5">const</text:span><text:span text:style-name="T16"> </text:span><text:span text:style-name="T5">char</text:span><text:span text:style-name="T16"> *name,</text:span></text:p>
      <text:p text:style-name="P9"><text:s text:c="36"/><text:span text:style-name="T34">p</text:span><text:span text:style-name="T34"><text:bookmark-ref text:reference-format="text" text:ref-name="__RefHeading__32035_803968142">ELStringArray</text:bookmark-ref></text:span> strings,</text:p>
      <text:p text:style-name="P9"><text:s text:c="36"/><text:span text:style-name="T34">p</text:span><text:span text:style-name="T34"><text:bookmark-ref text:reference-format="text" text:ref-name="__RefHeading__32035_803968142">ELStringArray</text:bookmark-ref></text:span> inputs);</text:p>
      <text:p text:style-name="Text_20_body"><text:tab/><text:span text:style-name="codetext">type</text:span> – The type of virtual channel to create in the host.</text:p>
      <text:p text:style-name="Text_20_body"><text:tab/><text:span text:style-name="codetext">name</text:span> – The name of the virtual channel to create in the host.</text:p>
      <text:p text:style-name="Text_20_body"><text:tab/><text:span text:style-name="codetext">strings</text:span> – The string parameters for the virtual channel. <text:s/>The expressions for now.</text:p>
      <text:p text:style-name="Text_20_body"><text:tab/><text:span text:style-name="codetext">inputs</text:span> – The names of the inputs to the virtual channel.</text:p>
      <text:p text:style-name="Text_20_body"><text:tab/>This function will create a virtual channel on the host. <text:s/>See <text:span text:style-name="codetext"><text:bookmark-ref text:reference-format="text" text:ref-name="__RefHeading__276079_803968142">Virtual Channels</text:bookmark-ref></text:span> for more information. <text:s/>Any error will be written to the system log if supported and active.</text:p>
      <text:p text:style-name="Text_20_body"><text:tab/>For <text:span text:style-name="codetext"><text:span text:style-name="T49"><text:reference-ref text:reference-format="text" text:ref-name="VIRTUALCHANNELTYPE_VIRTUAL">VIRTUALCHANNELTYPE_VIRTUAL</text:reference-ref></text:span></text:span>, the <text:span text:style-name="codetext">strings</text:span> array needs to be of length 1. <text:s/>The string being the math expression to use.</text:p>
      <text:p text:style-name="Text_20_body"><text:tab/>For <text:span text:style-name="codetext"><text:span text:style-name="T49"><text:reference-ref text:reference-format="text" text:ref-name="VIRTUALCHANNELTYPE_CONVERSION">VIRTUALCHANNELTYPE_CONVERSION</text:reference-ref></text:span></text:span>, the strings array needs to be of length 2. <text:s/>The first strings being the forward expression, the second being the reverse expression. <text:s/>The inputs must also be a length of 1, as a conversion virtual channel only works on an existing channel.</text:p>
      <text:p text:style-name="Text_20_body"><text:tab/>Notes:</text:p>
      <text:p text:style-name="Text_20_body"><text:soft-page-break/><text:tab/><text:tab/>The <text:span text:style-name="codetext">inputs</text:span> may not be <text:span text:style-name="codetext"><text:span text:style-name="T49">NULL</text:span></text:span>, but can be an empty array.</text:p>
      <text:p text:style-name="Text_20_body"><text:tab/><text:tab/>The <text:span text:style-name="codetext">strings</text:span> may not be <text:span text:style-name="codetext"><text:span text:style-name="T49">NULL</text:span></text:span>, but can be an empty array if allowed for the given <text:span text:style-name="codetext">type</text:span>.</text:p>
      <text:p text:style-name="Text_20_body"><text:tab/><text:tab/>When connected to a target, the name must be unique among current <text:span text:style-name="codetext"><text:bookmark-ref text:reference-format="text" text:ref-name="__RefHeading__276079_803968142">Virtual Channels</text:bookmark-ref></text:span> <text:tab/><text:tab/><text:tab/>and those channels that exist on the target.</text:p>
      <text:p text:style-name="Text_20_body"><text:tab/>Returns:</text:p>
      <text:p text:style-name="code"><text:tab/><text:span text:style-name="T49"><text:reference-ref text:reference-format="text" text:ref-name="DS_INVALID_ARGUMENT">DS_INVALID_ARGUMENT</text:reference-ref></text:span></text:p>
      <text:p text:style-name="Text_20_body"><text:tab/><text:tab/>If <text:span text:style-name="codetext">name</text:span> is <text:span text:style-name="codetext"><text:span text:style-name="T49">NULL</text:span></text:span> or empty. <text:s/>If <text:span text:style-name="codetext">strings</text:span> is <text:span text:style-name="codetext"><text:span text:style-name="T49">NULL</text:span></text:span>. <text:s/>If <text:span text:style-name="codetext">inputs</text:span> is <text:span text:style-name="codetext"><text:span text:style-name="T49">NULL</text:span></text:span>.</text:p>
      <text:p text:style-name="Text_20_body"><text:tab/><text:tab/>If <text:span text:style-name="codetext">type</text:span> is <text:span text:style-name="codetext"><text:span text:style-name="T49"><text:reference-ref text:reference-format="text" text:ref-name="VIRTUALCHANNELTYPE_VIRTUAL">VIRTUALCHANNELTYPE_VIRTUAL</text:reference-ref></text:span></text:span> and <text:span text:style-name="codetext">strings-&gt;count</text:span> is not 1.</text:p>
      <text:p text:style-name="Text_20_body"><text:tab/><text:tab/>If <text:span text:style-name="codetext">type</text:span> is <text:span text:style-name="codetext"><text:span text:style-name="T49"><text:reference-ref text:reference-format="text" text:ref-name="VIRTUALCHANNELTYPE_CONVERSION">VIRTUALCHANNELTYPE_CONVERSION</text:reference-ref></text:span></text:span> and <text:span text:style-name="codetext">strings-&gt;count</text:span> is not 2 or <text:span text:style-name="codetext">inputs-&gt;count</text:span> <text:tab/><text:tab/>is not 1.</text:p>
      <text:p text:style-name="code"><text:tab/><text:span text:style-name="T49"><text:reference-ref text:reference-format="text" text:ref-name="DS_INVALID_EXPRESSION">DS_INVALID_EXPRESSION</text:reference-ref></text:span></text:p>
      <text:p text:style-name="Text_20_body"><text:tab/><text:tab/>If either of the strings are empty or are considered invalid expressions. <text:s/>The number of <text:tab/><text:tab/><text:tab/>expressions change depending on type. <text:s/>See <text:span text:style-name="codetext"><text:bookmark-ref text:reference-format="text" text:ref-name="__RefHeading__367507_803968142">Expressions</text:bookmark-ref></text:span>.</text:p>
      <text:p text:style-name="code"><text:tab/><text:span text:style-name="T49"><text:reference-ref text:reference-format="text" text:ref-name="DS_INVALID_INPUT">DS_INVALID_INPUT</text:reference-ref></text:span></text:p>
      <text:p text:style-name="Text_20_body"><text:tab/><text:tab/>If any of the inputs required, or given, are empty.</text:p>
      <text:p text:style-name="code"><text:tab/><text:span text:style-name="T49"><text:reference-ref text:reference-format="text" text:ref-name="DS_NOT_SUPPORTED">DS_NOT_SUPPORTED</text:reference-ref></text:span></text:p>
      <text:p text:style-name="Text_20_body"><text:tab/><text:tab/>If type is not supported on the host.</text:p>
      <text:p text:style-name="code"><text:tab/><text:span text:style-name="T49"><text:reference-ref text:reference-format="text" text:ref-name="DS_NO_CHANNELS">DS_NO_CHANNELS</text:reference-ref></text:span></text:p>
      <text:p text:style-name="Text_20_body"><text:tab/><text:tab/>If the host has ran out of available channel numbers.</text:p>
      <text:p text:style-name="code"><text:tab/><text:span text:style-name="T49">DS_EXISTS</text:span></text:p>
      <text:p text:style-name="Text_20_body"><text:tab/><text:tab/>If the name already exists on the host, or connected target (if any).</text:p>
      <text:p text:style-name="code"><text:tab/><text:span text:style-name="T49"><text:reference-ref text:reference-format="text" text:ref-name="DS_NO_MEM">DS_NO_MEM</text:reference-ref></text:span></text:p>
      <text:p text:style-name="Text_20_body"><text:tab/><text:tab/>If the virtual channel could not be added due to low memory on the host.</text:p>
      <text:p text:style-name="code"><text:tab/><text:span text:style-name="T49"><text:reference-ref text:reference-format="text" text:ref-name="DS_FAILURE">DS_FAILURE</text:reference-ref></text:span></text:p>
      <text:p text:style-name="Text_20_body"><text:tab/><text:tab/>If any unknown/unhandled errors occurred.</text:p>
      <text:p text:style-name="code"><text:tab/><text:span text:style-name="T49"><text:reference-ref text:reference-format="text" text:ref-name="DS_SUCCESS">DS_SUCCESS</text:reference-ref></text:span></text:p>
      <text:p text:style-name="Text_20_body"><text:tab/><text:tab/>The virtual channel has been added to the host as expected.</text:p>
      <text:h text:style-name="P32" text:outline-level="4"><text:bookmark-start text:name="__RefHeading__96230_803968142"/>ReRegisterChannels<text:bookmark-end text:name="__RefHeading__9623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RegisterChannels(</text:span><text:span text:style-name="T40">p</text:span><text:span text:style-name="T40"><text:bookmark-ref text:reference-format="text" text:ref-name="__RefHeading__36879_803968142">ELChannelGroup</text:bookmark-ref></text:span><text:span text:style-name="T16"> group);</text:span></text:p>
      <text:p text:style-name="Text_20_body"><text:span text:style-name="T16"><text:tab/></text:span><text:span text:style-name="codetext">group</text:span><text:span text:style-name="T16"> – The group that holds the channels to be reregistered.</text:span></text:p>
      <text:p text:style-name="P16"><text:tab/>This function will unregister those channels held in group and then reregister those same channels back to the host. <text:s text:c="2"/>This is essentially a 'refresh' style function, and only exists as the host (internally) reregisters groups a lot throughout normal operatio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group</text:span><text:span text:style-name="T16"> is </text:span><text:span text:style-name="codetext"><text:span text:style-name="T49">NULL</text:span></text:span><text:span text:style-name="T16">.</text:span></text:p>
      <text:p text:style-name="code"><text:span text:style-name="T16"><text:tab/></text:span><text:span text:style-name="T16"><text:bookmark-ref text:reference-format="text" text:ref-name="__RefHeading__96186_803968142">UnregisterChannels</text:bookmark-ref></text:span></text:p>
      <text:p text:style-name="Text_20_body"><text:span text:style-name="T16"><text:tab/><text:tab/>If the unregister returned anything but </text:span><text:span text:style-name="codetext"><text:span text:style-name="T49"><text:reference-ref text:reference-format="text" text:ref-name="DS_SUCCESS">DS_SUCCESS</text:reference-ref></text:span></text:span><text:span text:style-name="T16">.</text:span></text:p>
      <text:p text:style-name="code"><text:soft-page-break/><text:span text:style-name="T16"><text:tab/></text:span><text:span text:style-name="T16"><text:bookmark-ref text:reference-format="text" text:ref-name="__RefHeading__96184_803968142">RegisterChannels</text:bookmark-ref></text:span></text:p>
      <text:p text:style-name="P16"><text:tab/><text:tab/>If the unregister was successful. <text:s/>This is the final return.<text:tab/></text:p>
      <text:h text:style-name="P32" text:outline-level="4"><text:bookmark-start text:name="__RefHeading__96232_803968142"/>SetChannelsEx<text:bookmark-end text:name="__RefHeading__9623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SetChannelsEx(</text:span><text:span text:style-name="T40">p</text:span><text:span text:style-name="T40"><text:bookmark-ref text:reference-format="text" text:ref-name="__RefHeading__36879_803968142">ELChannelGroup</text:bookmark-ref></text:span><text:span text:style-name="T16"> group,</text:span></text:p>
      <text:p text:style-name="P12"><text:span text:style-name="T16"><text:s text:c="32"/></text:span><text:span text:style-name="T39">p</text:span><text:span text:style-name="T39"><text:bookmark-ref text:reference-format="text" text:ref-name="__RefHeading__32035_803968142">ELStringArray</text:bookmark-ref></text:span><text:span text:style-name="T16"> channel_names);</text:span></text:p>
      <text:p text:style-name="Text_20_body"><text:span text:style-name="T16"><text:tab/></text:span><text:span text:style-name="codetext">group</text:span><text:span text:style-name="T16"> – The group that is to have its channels set.</text:span></text:p>
      <text:p text:style-name="Text_20_body"><text:span text:style-name="T16"><text:tab/></text:span><text:span text:style-name="codetext">channel_names</text:span><text:span text:style-name="T16"> – An array of names for channels that will be placed in group.</text:span></text:p>
      <text:p text:style-name="Text_20_body"><text:span text:style-name="T16"><text:tab/>This function replaces the older style </text:span><text:span text:style-name="codetext"><text:bookmark-ref text:reference-format="text" text:ref-name="__RefHeading__96204_803968142">SetChannels</text:bookmark-ref></text:span><text:span text:style-name="T16"> function.</text:span></text:p>
      <text:p text:style-name="Text_20_body"><text:span text:style-name="T16"><text:tab/>This function will set the channels in group to be those in the given channel_names array. <text:s/>If the array is empty, or </text:span><text:span text:style-name="codetext"><text:span text:style-name="T49">NULL</text:span></text:span><text:span text:style-name="T16">, then the group will be cleared of channels. <text:s/>Before completion, the newly set channels will be registered to the host (if needed) and the group will be notified of the change with a </text:span><text:span text:style-name="codetext"><text:bookmark-ref text:reference-format="text" text:ref-name="__RefHeading__37567_803968142">ChannelsChanged</text:bookmark-ref></text:span><text:span text:style-name="T16"> call.</text:span></text:p>
      <text:p text:style-name="P16"><text:tab/>When the function starts, any channels previously stored in the group will be unregistered from the host, this is to keep the correct reference counts when adding new channels.</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group is </text:span><text:span text:style-name="codetext"><text:span text:style-name="T49">NULL</text:span></text:span><text:span text:style-name="T16">.</text:span></text:p>
      <text:p text:style-name="code"><text:span text:style-name="T16"><text:tab/></text:span><text:span text:style-name="T17"><text:reference-ref text:reference-format="text" text:ref-name="DS_NO_MEM">DS_NO_MEM</text:reference-ref></text:span></text:p>
      <text:p text:style-name="Text_20_body"><text:span text:style-name="T16"><text:tab/><text:tab/>If the creation of the required </text:span><text:span text:style-name="codetext"><text:span text:style-name="T41"><text:bookmark-ref text:reference-format="text" text:ref-name="__RefHeading__32315_803968142">ELChannelInfo</text:bookmark-ref></text:span></text:span><text:span text:style-name="T16"> failed due to low memory.</text:span></text:p>
      <text:p text:style-name="code"><text:span text:style-name="T16"><text:tab/></text:span><text:span text:style-name="T17"><text:reference-ref text:reference-format="text" text:ref-name="DS_SUCCESS">DS_SUCCESS</text:reference-ref></text:span></text:p>
      <text:p text:style-name="P16"><text:tab/><text:tab/>The group has been reset to hold the required channels. <text:s/>Notifications, if any, have been <text:tab/><text:tab/><text:tab/>successfully sent and processed.</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host-&gt;SetChannelsEx(</text:span><text:span text:style-name="T17">NULL</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assert(host-&gt;SetChannelsEx(clear, </text:span><text:span text:style-name="T17">NULL</text:span><text:span text:style-name="T16">) == </text:span><text:span text:style-name="T17"><text:reference-ref text:reference-format="text" text:ref-name="DS_SUCCESS">DS_SUCCESS</text:reference-ref></text:span><text:span text:style-name="T16">);</text:span></text:p>
      <text:p text:style-name="P12"><text:span text:style-name="T16"><text:s text:c="4"/>assert(host-&gt;SetChannelsEx(channel, nomem) == </text:span><text:span text:style-name="T17"><text:reference-ref text:reference-format="text" text:ref-name="DS_NO_MEM">DS_NO_MEM</text:reference-ref></text:span><text:span text:style-name="T16">);</text:span></text:p>
      <text:p text:style-name="P12"><text:span text:style-name="T16"><text:s text:c="4"/>assert(host-&gt;SetChannelsEx(channel, good) == </text:span><text:span text:style-name="T17"><text:reference-ref text:reference-format="text" text:ref-name="DS_SUCCESS">DS_SUCCESS</text:reference-ref></text:span><text:span text:style-name="T16">);</text:span></text:p>
      <text:p text:style-name="P9"><text:s text:c="2"/>}</text:p>
      <text:h text:style-name="P32" text:outline-level="4"><text:bookmark-start text:name="__RefHeading__96234_803968142"/>ModifyChannelEx<text:bookmark-end text:name="__RefHeading__9623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ModifyChannelEx(</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4"/></text:span><text:span text:style-name="T39">p</text:span><text:span text:style-name="T39"><text:bookmark-ref text:reference-format="text" text:ref-name="__RefHeading__32083_803968142">ELCellInfo</text:bookmark-ref></text:span><text:span text:style-name="T16"> data,</text:span></text:p>
      <text:p text:style-name="P12"><text:span text:style-name="T16"><text:s text:c="34"/></text:span><text:span text:style-name="T40"><text:bookmark-ref text:reference-format="text" text:ref-name="__RefHeading__32759_803968142">INFOSELECT</text:bookmark-ref></text:span><text:span text:style-name="T16"> which);</text:span></text:p>
      <text:p text:style-name="Text_20_body"><text:span text:style-name="T16"><text:tab/></text:span><text:span text:style-name="codetext">channel</text:span><text:span text:style-name="T16"> – The channel being modified.</text:span></text:p>
      <text:p text:style-name="Text_20_body"><text:span text:style-name="T16"><text:tab/></text:span><text:span text:style-name="codetext">data</text:span><text:span text:style-name="T16"> – The data to use when doing the modify.</text:span></text:p>
      <text:p text:style-name="Text_20_body"><text:span text:style-name="T16"><text:tab/></text:span><text:span text:style-name="codetext">which</text:span><text:span text:style-name="T16"> – The part of the channel being modified.</text:span></text:p>
      <text:p text:style-name="Text_20_body"><text:span text:style-name="T16"><text:tab/>This function shall be called when a channel it so be modified. <text:s/>The channel shall be valid according to the host and of a table type. <text:s/>This enforces the channel data to have filled table data. <text:s/>This function is limited, in that it will only modify one part per call. <text:s/>Either the data be for an axis, or the </text:span><text:soft-page-break/><text:span text:style-name="T16">main table.</text:span></text:p>
      <text:p text:style-name="P16"><text:tab/>This function does not require the data in the channel to be changed. <text:s/>The cells passed in are used as the new data when attempting to do the modify. <text:s/>Upon failure, no change to the channel has been made (unless made by the caller).</text:p>
      <text:p text:style-name="Text_20_body"><text:span text:style-name="T16"><text:tab/>This function is the prefered function to use over </text:span><text:span text:style-name="codetext"><text:bookmark-ref text:reference-format="text" text:ref-name="__RefHeading__96206_803968142">ModifyChannel</text:bookmark-ref></text:span><text:span text:style-name="T16">.</text:span></text:p>
      <text:p text:style-name="P16"><text:tab/>Notes:</text:p>
      <text:p text:style-name="Text_20_body"><text:span text:style-name="T16"><text:tab/><text:tab/>The </text:span><text:span text:style-name="codetext">channel</text:span><text:span text:style-name="T16"> shall be of a type </text:span><text:span text:style-name="codetext"><text:span text:style-name="T57"><text:reference-ref text:reference-format="text" text:ref-name="CHANNELTYPE_1DTABLE">CHANNELTYPE_1DTABLE</text:reference-ref></text:span></text:span><text:span text:style-name="T16"> or </text:span><text:span text:style-name="codetext"><text:span text:style-name="T57"><text:reference-ref text:reference-format="text" text:ref-name="CHANNELTYPE_2DTABLE">CHANNELTYPE_2DTABLE</text:reference-ref></text:span></text:span><text:span text:style-name="T16">.</text:span></text:p>
      <text:p text:style-name="P16"><text:tab/>Returns:</text:p>
      <text:p text:style-name="code"><text:tab/><text:span text:style-name="T49"><text:reference-ref text:reference-format="text" text:ref-name="DS_INVALID_ARGUMENT">DS_INVALID_ARGUMENT</text:reference-ref></text:span></text:p>
      <text:p text:style-name="P16"><text:tab/><text:tab/>If channel is <text:span text:style-name="codetext"><text:span text:style-name="T49">NULL</text:span></text:span> or invalid or if data is <text:span text:style-name="codetext"><text:span text:style-name="T49">NULL</text:span></text:span> or does not match the size of the channels <text:tab/><text:tab/><text:tab/>cell data.</text:p>
      <text:p text:style-name="code"><text:tab/><text:span text:style-name="T49"><text:reference-ref text:reference-format="text" text:ref-name="DS_NO_CONNECTION">DS_NO_CONNECTION</text:reference-ref></text:span></text:p>
      <text:p text:style-name="P16"><text:tab/><text:tab/>If the host is not connected to a target.</text:p>
      <text:p text:style-name="code"><text:tab/><text:span text:style-name="T49"><text:reference-ref text:reference-format="text" text:ref-name="DS_NO_MEM">DS_NO_MEM</text:reference-ref></text:span></text:p>
      <text:p text:style-name="P16"><text:tab/><text:tab/>If the host could not allocate enough memory to store the old data in the undo buffer.</text:p>
      <text:p text:style-name="code"><text:tab/><text:span text:style-name="T49">DS_DOES_NOT_EXIST</text:span></text:p>
      <text:p text:style-name="P16"><text:tab/><text:tab/>If the channel being modified does not exist on the target.</text:p>
      <text:p text:style-name="code"><text:tab/><text:span text:style-name="T49"><text:reference-ref text:reference-format="text" text:ref-name="DS_FAILURE">DS_FAILURE</text:reference-ref></text:span></text:p>
      <text:p text:style-name="P16"><text:tab/><text:tab/>If any unhandled/unknown error occurred.</text:p>
      <text:p text:style-name="code"><text:tab/><text:span text:style-name="T49"><text:reference-ref text:reference-format="text" text:ref-name="DS_SUCCESS">DS_SUCCESS</text:reference-ref></text:span></text:p>
      <text:p text:style-name="P16"><text:tab/><text:tab/>If the modify completed as expected.</text:p>
      <text:p text:style-name="P10"><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code"><text:span text:style-name="T16"><text:s text:c="2"/></text:span><text:span text:style-name="T12">void</text:span><text:span text:style-name="T16"> foo(</text:span><text:span text:style-name="T12">void</text:span><text:span text:style-name="T16">) {</text:span></text:p>
      <text:p text:style-name="code"><text:span text:style-name="T16"><text:s text:c="4"/></text:span><text:span text:style-name="T53">// Assuming mycontrol displays 1d table data. <text:s/>Width of 10.</text:span></text:p>
      <text:p text:style-name="P10"><text:s text:c="4"/><text:span text:style-name="T44">p</text:span><text:span text:style-name="T44"><text:bookmark-ref text:reference-format="text" text:ref-name="__RefHeading__32315_803968142">ELChannelInfo</text:bookmark-ref></text:span> channel = ActiveChannel();</text:p>
      <text:p text:style-name="P10"><text:s text:c="4"/><text:span text:style-name="T38">p</text:span><text:span text:style-name="T38"><text:bookmark-ref text:reference-format="text" text:ref-name="__RefHeading__32083_803968142">ELCellInfo</text:bookmark-ref></text:span> main = <text:span text:style-name="T49">NULL</text:span>;</text:p>
      <text:p text:style-name="P10"><text:s text:c="4"/>dll_gen-&gt;<text:bookmark-ref text:reference-format="text" text:ref-name="__RefHeading__32053_803968142">AllocateCellInfo</text:bookmark-ref>(channel-&gt;primary.cells.size, &amp;main);</text:p>
      <text:p text:style-name="P10"><text:s text:c="4"/>dll_gen-&gt;<text:bookmark-ref text:reference-format="text" text:ref-name="__RefHeading__32055_803968142">CopyCellInfo</text:bookmark-ref>(&amp;main, &amp;channel-&gt;primary.cells);</text:p>
      <text:p text:style-name="P10"><text:s text:c="4"/><text:span text:style-name="T38">p</text:span><text:span text:style-name="T38"><text:bookmark-ref text:reference-format="text" text:ref-name="__RefHeading__32083_803968142">ELCellInfo</text:bookmark-ref></text:span> axis = <text:span text:style-name="T49">NULL</text:span>;</text:p>
      <text:p text:style-name="P10"><text:s text:c="4"/>dll_gen-&gt;<text:bookmark-ref text:reference-format="text" text:ref-name="__RefHeading__32053_803968142">AllocateCellInfo</text:bookmark-ref>(channel-&gt;x_axis.cells.size, &amp;axis);</text:p>
      <text:p text:style-name="P10"><text:s text:c="4"/>dll_gen-&gt;<text:bookmark-ref text:reference-format="text" text:ref-name="__RefHeading__32055_803968142">CopyCellInfo</text:bookmark-ref>(&amp;axis, &amp;channel-&gt;x_axis.cells);</text:p>
      <text:p text:style-name="P10"/>
      <text:p text:style-name="code"><text:span text:style-name="T16"><text:s text:c="4"/>assert(host-&gt;ModifyChannelEx(</text:span><text:span text:style-name="T17">NULL</text:span><text:span text:style-name="T16">, main,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ModifyChannelEx(channel, </text:span><text:span text:style-name="T17">NULL</text:span><text:span text:style-name="T16">,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ModifyChannelEx(invalid, main, </text:span><text:span text:style-name="T17"><text:reference-ref text:reference-format="text" text:ref-name="INFOSELECT_PRIMARY">INFOSELECT_PRIMARY</text:reference-ref></text:span><text:span text:style-name="T16">) == </text:span><text:span text:style-name="T17"><text:reference-ref text:reference-format="text" text:ref-name="DS_INVALID_ARGUMENT">DS_INVALID_ARGUMENT</text:reference-ref></text:span><text:span text:style-name="T16">);</text:span></text:p>
      <text:p text:style-name="code"><text:span text:style-name="T16"><text:s text:c="4"/>assert(host-&gt;ModifyChannelEx(nomem, main, </text:span><text:span text:style-name="T17"><text:reference-ref text:reference-format="text" text:ref-name="INFOSELECT_PRIMARY">INFOSELECT_PRIMARY</text:reference-ref></text:span><text:span text:style-name="T16">) == </text:span><text:span text:style-name="T17"><text:reference-ref text:reference-format="text" text:ref-name="DS_NO_MEM">DS_NO_MEM</text:reference-ref></text:span><text:span text:style-name="T16">);</text:span></text:p>
      <text:p text:style-name="code"><text:span text:style-name="T16"><text:s text:c="4"/>assert(host-&gt;ModifyChannelEx(notexist, main, </text:span><text:span text:style-name="T17"><text:reference-ref text:reference-format="text" text:ref-name="INFOSELECT_PRIMARY">INFOSELECT_PRIMARY</text:reference-ref></text:span><text:span text:style-name="T16">) == </text:span><text:span text:style-name="T17">DS_DOES_NOT_EXIST</text:span><text:span text:style-name="T16">);</text:span></text:p>
      <text:p text:style-name="code"><text:span text:style-name="T16"><text:s text:c="4"/></text:span><text:span text:style-name="T53">// Lets change the axis points to be increment of 0.1f.</text:span></text:p>
      <text:p text:style-name="code"><text:span text:style-name="T16"><text:s text:c="4"/></text:span><text:span text:style-name="T12">for</text:span><text:span text:style-name="T16"> (</text:span><text:span text:style-name="T41">UINT</text:span><text:span text:style-name="T16"> i = 0; i &lt; x_axis-&gt;size; ++i) {</text:span></text:p>
      <text:p text:style-name="code"><text:span text:style-name="T16"><text:s text:c="6"/>axis-&gt;data[i] = (</text:span><text:span text:style-name="T12">float</text:span><text:span text:style-name="T16">)i * 0.1f;</text:span></text:p>
      <text:p text:style-name="P10"><text:s text:c="4"/>}</text:p>
      <text:p text:style-name="P10"><text:s text:c="4"/>assert(host-&gt;ModifyChannelEx(channel, axis, <text:span text:style-name="T49"><text:reference-ref text:reference-format="text" text:ref-name="INFOSELECT_X_AXIS">INFOSELECT_X_AXIS</text:reference-ref></text:span>) == <text:span text:style-name="T49"><text:reference-ref text:reference-format="text" text:ref-name="DS_SUCCESS">DS_SUCCESS</text:reference-ref></text:span>);</text:p>
      <text:p text:style-name="code"><text:span text:style-name="T16"><text:s text:c="4"/></text:span><text:span text:style-name="T53">// Lets change the table data to be the sin of the axis value.</text:span></text:p>
      <text:p text:style-name="code"><text:span text:style-name="T16"><text:s text:c="4"/></text:span><text:span text:style-name="T12">for</text:span><text:span text:style-name="T16"> (</text:span><text:span text:style-name="T41">UINT</text:span><text:span text:style-name="T16"> i = 0; i &lt; main-&gt;size; ++i) {</text:span></text:p>
      <text:p text:style-name="P10"><text:soft-page-break/><text:s text:c="6"/>main-&gt;data[i] = sin(main-&gt;data[i]);</text:p>
      <text:p text:style-name="P10"><text:s text:c="4"/>}</text:p>
      <text:p text:style-name="P10"><text:s text:c="4"/>assert(host-&gt;ModifyChannelEx(channel, main, <text:span text:style-name="T49"><text:reference-ref text:reference-format="text" text:ref-name="INFOSELECT_PRIMARY">INFOSELECT_PRIMARY</text:reference-ref></text:span>) == <text:span text:style-name="T49"><text:reference-ref text:reference-format="text" text:ref-name="DS_SUCCESS">DS_SUCCESS</text:reference-ref></text:span>);</text:p>
      <text:p text:style-name="code"><text:span text:style-name="T16"><text:s text:c="4"/></text:span><text:span text:style-name="T53">// Trying to modify a y axis on a 1dtable is bad.</text:span></text:p>
      <text:p text:style-name="P10"><text:s text:c="4"/>assert(host-&gt;ModifyChannelEx(channel, axis, <text:span text:style-name="T49"><text:reference-ref text:reference-format="text" text:ref-name="INFOSELECT_Y_AXIS">INFOSELECT_Y_AXIS</text:reference-ref></text:span>) == <text:span text:style-name="T49"><text:reference-ref text:reference-format="text" text:ref-name="DS_INVALID_ARGUMENT">DS_INVALID_ARGUMENT</text:reference-ref></text:span>);</text:p>
      <text:p text:style-name="P10"><text:s text:c="2"/>}</text:p>
      <text:h text:style-name="P32" text:outline-level="4"><text:bookmark-start text:name="__RefHeading__96236_803968142"/>UnitConverter<text:bookmark-end text:name="__RefHeading__96236_803968142"/></text:h>
      <text:p text:style-name="P12"><text:span text:style-name="T26">C++: </text:span><text:span text:style-name="T39">p</text:span><text:span text:style-name="T39"><text:bookmark-ref text:reference-format="text" text:ref-name="__RefHeading__53612_803968142">ELUnitConverter</text:bookmark-ref></text:span><text:span text:style-name="T16"> </text:span><text:span text:style-name="T39"><text:bookmark-ref text:reference-format="text" text:ref-name="__RefHeading__49551_803968142">ELHost</text:bookmark-ref></text:span><text:span text:style-name="T16">::UnitConverter(</text:span><text:span text:style-name="T5">void</text:span><text:span text:style-name="T16">);</text:span></text:p>
      <text:p text:style-name="P9"/>
      <text:p text:style-name="Text_20_body"><text:span text:style-name="T16"><text:tab/>This function returns the interface for </text:span><text:span text:style-name="codetext"><text:bookmark-ref text:reference-format="text" text:ref-name="__RefHeading__375997_803968142">Units</text:bookmark-ref></text:span><text:span text:style-name="T16">. <text:s/>See </text:span><text:span text:style-name="codetext"><text:bookmark-ref text:reference-format="text" text:ref-name="__RefHeading__375997_803968142">Units</text:bookmark-ref></text:span><text:span text:style-name="T16"> for more information.</text:span></text:p>
      <text:p text:style-name="P16"><text:tab/>Returns:</text:p>
      <text:p text:style-name="code"><text:span text:style-name="T16"><text:tab/></text:span><text:span text:style-name="T35">p</text:span><text:span text:style-name="T35"><text:bookmark-ref text:reference-format="text" text:ref-name="__RefHeading__53612_803968142">ELUnitConverter</text:bookmark-ref></text:span></text:p>
      <text:p text:style-name="P16"><text:tab/><text:tab/>A valid pointer to the units interface.</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UnitConverter() != </text:span><text:span text:style-name="T17">NULL</text:span><text:span text:style-name="T16">);</text:span></text:p>
      <text:p text:style-name="P9"><text:s text:c="2"/>}</text:p>
      <text:h text:style-name="P32" text:outline-level="4"><text:bookmark-start text:name="__RefHeading__96238_803968142"/>AdjustUnitInName<text:bookmark-end text:name="__RefHeading__96238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AdjustUnitInName(</text:span><text:span text:style-name="T40">p</text:span><text:span text:style-name="T40"><text:bookmark-ref text:reference-format="text" text:ref-name="__RefHeading__32315_803968142">ELChannelInfo</text:bookmark-ref></text:span><text:span text:style-name="T16"> channel,</text:span></text:p>
      <text:p text:style-name="P12"><text:span text:style-name="T16"><text:s text:c="35"/></text:span><text:span text:style-name="T40"><text:bookmark-ref text:reference-format="text" text:ref-name="__RefHeading__32759_803968142">INFOSELECT</text:bookmark-ref></text:span><text:span text:style-name="T16"> which,</text:span></text:p>
      <text:p text:style-name="P12"><text:span text:style-name="T16"><text:s text:c="35"/></text:span><text:span text:style-name="T40">p</text:span><text:span text:style-name="T40"><text:bookmark-ref text:reference-format="text" text:ref-name="__RefHeading__32033_803968142">ELString</text:bookmark-ref></text:span><text:span text:style-name="T16"> *adjusted_name);</text:span></text:p>
      <text:p text:style-name="Text_20_body"><text:span text:style-name="T16"><text:tab/></text:span><text:span text:style-name="codetext">channel</text:span><text:span text:style-name="T16"> – The channel to get the display name of.</text:span></text:p>
      <text:p text:style-name="Text_20_body"><text:span text:style-name="T16"><text:tab/></text:span><text:span text:style-name="codetext">which</text:span><text:span text:style-name="T16"> – The part of the channel that is returning the display name.</text:span></text:p>
      <text:p text:style-name="Text_20_body"><text:span text:style-name="T16"><text:tab/></text:span><text:span text:style-name="codetext">adjusted_name</text:span><text:span text:style-name="T16"> – The string that will hold the display name.</text:span></text:p>
      <text:p text:style-name="P16"><text:tab/>This function takes the given channel, and sets the display name based off the information supplied in channel, or information known by the host. <text:s/>Currently, the host only allows for the units in the channel name to be adjusted. <text:s/>Once the host allows for more generic display information, this function will be renamed.</text:p>
      <text:p text:style-name="Text_20_body"><text:span text:style-name="T16"><text:tab/>See </text:span><text:span text:style-name="codetext"><text:bookmark-ref text:reference-format="text" text:ref-name="__RefHeading__375997_803968142">Units</text:bookmark-ref></text:span><text:span text:style-name="T16"> for more information about how units are interpreted in a channel, and how the display name will look.</text:span></text:p>
      <text:p text:style-name="P16"><text:tab/>Notes:</text:p>
      <text:p text:style-name="P16"><text:tab/><text:tab/>This function does not change the contents of the given channel, this is soly used to get a displayable name based off given informatio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channel</text:span><text:span text:style-name="T16"> is </text:span><text:span text:style-name="codetext"><text:span text:style-name="T49">NULL</text:span></text:span><text:span text:style-name="T16"> or if </text:span><text:span text:style-name="codetext">adjusted_name</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NO_MEM">DS_NO_MEM</text:reference-ref></text:span></text:p>
      <text:p text:style-name="P16"><text:tab/><text:tab/>If the display name could not be retrieved or set due to low memory.</text:p>
      <text:p text:style-name="code"><text:span text:style-name="T16"><text:tab/></text:span><text:span text:style-name="T17"><text:reference-ref text:reference-format="text" text:ref-name="DS_FAILURE">DS_FAILURE</text:reference-ref></text:span></text:p>
      <text:p text:style-name="P16"><text:soft-page-break/><text:tab/><text:tab/>If any unknown/unhandled errors occurred.</text:p>
      <text:p text:style-name="code"><text:span text:style-name="T16"><text:tab/></text:span><text:span text:style-name="T16"><text:bookmark-ref text:reference-format="text" text:ref-name="__RefHeading__32001_803968142">AllocateString</text:bookmark-ref></text:span></text:p>
      <text:p text:style-name="Text_20_body"><text:span text:style-name="T16"><text:tab/><text:tab/>If </text:span><text:span text:style-name="codetext">adjusted_name</text:span><text:span text:style-name="T16"> was not previously allocated, this function is called and its return value <text:tab/><text:tab/>is used.</text:span></text:p>
      <text:p text:style-name="code"><text:span text:style-name="T16"><text:tab/></text:span><text:span text:style-name="T17"><text:reference-ref text:reference-format="text" text:ref-name="DS_SUCCESS">DS_SUCCESS</text:reference-ref></text:span></text:p>
      <text:p text:style-name="Text_20_body"><text:span text:style-name="T16"><text:tab/><text:tab/>If </text:span><text:span text:style-name="codetext">adjusted_name</text:span><text:span text:style-name="T16"> was set to the display name of the given channel, or channel part.</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host;</text:span></text:p>
      <text:p text:style-name="P12"><text:span text:style-name="T16"><text:s text:c="2"/></text:span><text:span text:style-name="T5">extern</text:span><text:span text:style-name="T16"> </text:span><text:span text:style-name="T40">p</text:span><text:span text:style-name="T40"><text:bookmark-ref text:reference-format="text" text:ref-name="__RefHeading__32037_803968142">ELGenericFunctionTable</text:bookmark-ref></text:span><text:span text:style-name="T16"> dll_gen;</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text:span><text:span text:style-name="T40">p</text:span><text:span text:style-name="T40"><text:bookmark-ref text:reference-format="text" text:ref-name="__RefHeading__32033_803968142">ELString</text:bookmark-ref></text:span><text:span text:style-name="T16"> display = </text:span><text:span text:style-name="T17">NULL</text:span><text:span text:style-name="T16">;</text:span></text:p>
      <text:p text:style-name="P12"><text:span text:style-name="T16"><text:s text:c="4"/></text:span><text:span text:style-name="T40"><text:bookmark-ref text:reference-format="text" text:ref-name="__RefHeading__32759_803968142">INFOSELECT</text:bookmark-ref></text:span><text:span text:style-name="T16"> which = </text:span><text:span text:style-name="T17"><text:reference-ref text:reference-format="text" text:ref-name="INFOSELECT_PRIMARY">INFOSELECT_PRIMARY</text:reference-ref></text:span><text:span text:style-name="T16">;</text:span></text:p>
      <text:p text:style-name="P12"><text:span text:style-name="T16"><text:s text:c="4"/></text:span><text:span text:style-name="T40">p</text:span><text:span text:style-name="T40"><text:bookmark-ref text:reference-format="text" text:ref-name="__RefHeading__32315_803968142">ELChannelInfo</text:bookmark-ref></text:span><text:span text:style-name="T16"> ch = host-&gt;</text:span><text:span text:style-name="T16"><text:bookmark-ref text:reference-format="text" text:ref-name="__RefHeading__96220_803968142">GetChannelInfo</text:bookmark-ref></text:span><text:span text:style-name="T16">(</text:span><text:span text:style-name="T40">"ch [C]"</text:span><text:span text:style-name="T16">);</text:span></text:p>
      <text:p text:style-name="P12"><text:span text:style-name="T16"><text:s text:c="4"/>assert(host-&gt;AdjustUnitInName(</text:span><text:span text:style-name="T17">NULL</text:span><text:span text:style-name="T16">, which, &amp;display) == </text:span><text:span text:style-name="T17"><text:reference-ref text:reference-format="text" text:ref-name="DS_INVALID_ARGUMENT">DS_INVALID_ARGUMENT</text:reference-ref></text:span><text:span text:style-name="T16">);</text:span></text:p>
      <text:p text:style-name="P12"><text:span text:style-name="T16"><text:s text:c="4"/>assert(host-&gt;AdjustUnitInName(ch, which, </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text:span><text:span text:style-name="T52">// Assuming the host has C to be displayed as F.</text:span></text:p>
      <text:p text:style-name="P12"><text:span text:style-name="T16"><text:s text:c="4"/>if ( host-&gt;AdjustUnitInName(ch, which, display) == </text:span><text:span text:style-name="T17"><text:reference-ref text:reference-format="text" text:ref-name="DS_SUCCESS">DS_SUCCESS</text:reference-ref></text:span><text:span text:style-name="T16"> ) {</text:span></text:p>
      <text:p text:style-name="P12"><text:span text:style-name="T16"><text:s text:c="6"/>assert(strcmp(display-&gt;str, </text:span><text:span text:style-name="T40">"ch [F]"</text:span><text:span text:style-name="T16">) == 0);</text:span></text:p>
      <text:p text:style-name="P9"><text:s text:c="4"/>}</text:p>
      <text:p text:style-name="P12"><text:span text:style-name="T16"><text:s text:c="4"/>host-&gt;</text:span><text:span text:style-name="T16"><text:bookmark-ref text:reference-format="text" text:ref-name="__RefHeading__96224_803968142">FreeChannelInfo</text:bookmark-ref></text:span><text:span text:style-name="T16">(&amp;ch);</text:span></text:p>
      <text:p text:style-name="P12"><text:span text:style-name="T16"><text:s text:c="4"/>dll_gen-&gt;</text:span><text:span text:style-name="T16"><text:bookmark-ref text:reference-format="text" text:ref-name="__RefHeading__32003_803968142">FreeString</text:bookmark-ref></text:span><text:span text:style-name="T16">(&amp;display);</text:span></text:p>
      <text:p text:style-name="P9"><text:s text:c="2"/>}</text:p>
      <text:h text:style-name="P32" text:outline-level="4"><text:bookmark-start text:name="__RefHeading__96240_803968142"/>ClearVirtualChannels<text:bookmark-end text:name="__RefHeading__96240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ClearVirtualChannels(</text:span><text:span text:style-name="T5">void</text:span><text:span text:style-name="T16">);</text:span></text:p>
      <text:p text:style-name="P9"/>
      <text:p text:style-name="Text_20_body"><text:span text:style-name="T16"><text:tab/>This function will clear all existing </text:span><text:span text:style-name="codetext"><text:bookmark-ref text:reference-format="text" text:ref-name="__RefHeading__276079_803968142">Virtual Channels</text:bookmark-ref></text:span><text:span text:style-name="T16"> from the host.</text:span></text:p>
      <text:p text:style-name="P16"><text:tab/>Returns:</text:p>
      <text:p text:style-name="code"><text:span text:style-name="T16"><text:tab/></text:span><text:span text:style-name="T17"><text:reference-ref text:reference-format="text" text:ref-name="DS_LOGGING">DS_LOGGING</text:reference-ref></text:span></text:p>
      <text:p text:style-name="Text_20_body"><text:span text:style-name="T16"><text:tab/><text:tab/>If the host is currently logging data. <text:s/></text:span><text:span text:style-name="codetext"><text:bookmark-ref text:reference-format="text" text:ref-name="__RefHeading__276079_803968142">Virtual Channels</text:bookmark-ref></text:span><text:span text:style-name="T16"> are a part of the log, so they must <text:tab/><text:tab/>exist in a valid state until logging has stopped.</text:span></text:p>
      <text:p text:style-name="code"><text:span text:style-name="T16"><text:tab/></text:span><text:span text:style-name="T17"><text:reference-ref text:reference-format="text" text:ref-name="DS_SUCCESS">DS_SUCCESS</text:reference-ref></text:span></text:p>
      <text:p text:style-name="Text_20_body"><text:span text:style-name="T16"><text:tab/><text:tab/>All </text:span><text:span text:style-name="codetext"><text:bookmark-ref text:reference-format="text" text:ref-name="__RefHeading__276079_803968142">Virtual Channels</text:bookmark-ref></text:span><text:span text:style-name="T16"> have been removed.</text:span></text:p>
      <text:h text:style-name="P32" text:outline-level="4"><text:bookmark-start text:name="__RefHeading__96242_803968142"/>RegisterChannelsWithName<text:bookmark-end text:name="__RefHeading__96242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RegisterChannelsWithName(</text:span><text:span text:style-name="T40">p</text:span><text:span text:style-name="T40"><text:bookmark-ref text:reference-format="text" text:ref-name="__RefHeading__36879_803968142">ELChannelGroup</text:bookmark-ref></text:span><text:span text:style-name="T16"> group,</text:span></text:p>
      <text:p text:style-name="P12"><text:span text:style-name="T16"><text:s text:c="43"/></text:span><text:span text:style-name="T5">const</text:span><text:span text:style-name="T16"> </text:span><text:span text:style-name="T5">char</text:span><text:span text:style-name="T16"> *channel_name);</text:span></text:p>
      <text:p text:style-name="Text_20_body"><text:span text:style-name="T16"><text:tab/></text:span><text:span text:style-name="codetext">group</text:span><text:span text:style-name="T16"> – The group that will have its channels registered.</text:span></text:p>
      <text:p text:style-name="Text_20_body"><text:span text:style-name="T16"><text:tab/></text:span><text:span text:style-name="codetext">channel_name</text:span><text:span text:style-name="T16"> – The name of the channel to register.</text:span></text:p>
      <text:p text:style-name="Text_20_body"><text:span text:style-name="T16"><text:tab/>This function will register all those channels in group that are named </text:span><text:span text:style-name="codetext">channel_name</text:span><text:span text:style-name="T16">. <text:s/>If </text:span><text:span text:style-name="codetext">channel_name</text:span><text:span text:style-name="T16"> is </text:span><text:span text:style-name="codetext"><text:span text:style-name="T49">NULL</text:span></text:span><text:span text:style-name="T16">, then all the channels in group will be registered. <text:s/>If </text:span><text:span text:style-name="codetext">channel_name</text:span><text:span text:style-name="T16"> is not </text:span><text:span text:style-name="codetext"><text:span text:style-name="T49">NULL</text:span></text:span><text:span text:style-name="T16">, then all channels that have either their primary name or axis name that matches will be registered.</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oft-page-break/><text:span text:style-name="T16"><text:tab/><text:tab/>If </text:span><text:span text:style-name="codetext">group</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NO_CONNECTION">DS_NO_CONNECTION</text:reference-ref></text:span></text:p>
      <text:p text:style-name="P16"><text:tab/><text:tab/>If the host is not currently connected to a target.</text:p>
      <text:p text:style-name="code"><text:span text:style-name="T16"><text:tab/></text:span><text:span text:style-name="T17"><text:reference-ref text:reference-format="text" text:ref-name="DS_NO_CHANNELS">DS_NO_CHANNELS</text:reference-ref></text:span></text:p>
      <text:p text:style-name="P16"><text:tab/><text:tab/>If the group does not contain any channels.</text:p>
      <text:p text:style-name="code"><text:span text:style-name="T16"><text:tab/></text:span><text:span text:style-name="T17"><text:reference-ref text:reference-format="text" text:ref-name="DS_SUCCESS">DS_SUCCESS</text:reference-ref></text:span></text:p>
      <text:p text:style-name="P16"><text:tab/><text:tab/>The channels in the group have been registered. <text:s/>This does not mean that the channels <text:tab/><text:tab/><text:tab/>are considered valid.</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pan text:style-name="T16"><text:s text:c="4"/>assert(dll_host-&gt;RegisterChannelsWithName(</text:span><text:span text:style-name="T17">NULL</text:span><text:span text:style-name="T16">, </text:span><text:span text:style-name="T17">NULL</text:span><text:span text:style-name="T16">) == </text:span><text:span text:style-name="T17"><text:reference-ref text:reference-format="text" text:ref-name="DS_INVALID_ARGUMENT">DS_INVALID_ARGUMENT</text:reference-ref></text:span><text:span text:style-name="T16">);</text:span></text:p>
      <text:p text:style-name="P12"><text:span text:style-name="T16"><text:s text:c="4"/></text:span><text:span text:style-name="T52">// Register all the channels.</text:span></text:p>
      <text:p text:style-name="P12"><text:span text:style-name="T16"><text:s text:c="4"/></text:span><text:span text:style-name="T11">if</text:span><text:span text:style-name="T16"> ( dll_host-&gt;RegisterChannelsWithName(mygroup, </text:span><text:span text:style-name="T17">NULL</text:span><text:span text:style-name="T16">) == </text:span><text:span text:style-name="T17"><text:reference-ref text:reference-format="text" text:ref-name="DS_SUCCESS">DS_SUCCESS</text:reference-ref></text:span><text:span text:style-name="T16"> ) {</text:span></text:p>
      <text:p text:style-name="P12"><text:span text:style-name="T16"><text:s text:c="6"/>dll_host-&gt;</text:span><text:span text:style-name="T16"><text:bookmark-ref text:reference-format="text" text:ref-name="__RefHeading__96244_803968142">UnregisterChannelsWithName</text:bookmark-ref></text:span><text:span text:style-name="T16">(mygroup, </text:span><text:span text:style-name="T17">NULL</text:span><text:span text:style-name="T16">, </text:span><text:span text:style-name="T17">FALSE</text:span><text:span text:style-name="T16">);</text:span></text:p>
      <text:p text:style-name="P9"><text:s text:c="4"/>}</text:p>
      <text:p text:style-name="P12"><text:span text:style-name="T16"><text:s text:c="4"/></text:span><text:span text:style-name="T52">// Register only those "Test" channels.</text:span></text:p>
      <text:p text:style-name="P12"><text:span text:style-name="T16"><text:s text:c="4"/></text:span><text:span text:style-name="T11">if</text:span><text:span text:style-name="T16"> ( dll_host-&gt;RegisterChannelsWithName(mygroup, </text:span><text:span text:style-name="T40">"Test"</text:span><text:span text:style-name="T16">) == </text:span><text:span text:style-name="T17"><text:reference-ref text:reference-format="text" text:ref-name="DS_SUCCESS">DS_SUCCESS</text:reference-ref></text:span><text:span text:style-name="T16"> ) {</text:span></text:p>
      <text:p text:style-name="P12"><text:span text:style-name="T16"><text:s text:c="6"/>dll_host-&gt;</text:span><text:span text:style-name="T16"><text:bookmark-ref text:reference-format="text" text:ref-name="__RefHeading__96244_803968142">UnregisterChannelsWithName</text:bookmark-ref></text:span><text:span text:style-name="T16">(mygroup, </text:span><text:span text:style-name="T40">"Test"</text:span><text:span text:style-name="T16">, </text:span><text:span text:style-name="T17">FALSE</text:span><text:span text:style-name="T16">);</text:span></text:p>
      <text:p text:style-name="P9"><text:s text:c="4"/>}</text:p>
      <text:p text:style-name="P9"><text:s text:c="2"/>}</text:p>
      <text:h text:style-name="P32" text:outline-level="4"><text:bookmark-start text:name="__RefHeading__96244_803968142"/>UnregisterChannelsWithName<text:bookmark-end text:name="__RefHeading__96244_803968142"/></text:h>
      <text:p text:style-name="P12"><text:span text:style-name="T16">C++: </text:span><text:span text:style-name="T40">UINT</text:span><text:span text:style-name="T16"> </text:span><text:span text:style-name="T39"><text:bookmark-ref text:reference-format="text" text:ref-name="__RefHeading__49551_803968142">ELHost</text:bookmark-ref></text:span><text:span text:style-name="T16">::UnregisterChannelsWithName(</text:span><text:span text:style-name="T40">p</text:span><text:span text:style-name="T40"><text:bookmark-ref text:reference-format="text" text:ref-name="__RefHeading__36879_803968142">ELChannelGroup</text:bookmark-ref></text:span><text:span text:style-name="T16"> group,</text:span></text:p>
      <text:p text:style-name="P12"><text:span text:style-name="T16"><text:s text:c="45"/></text:span><text:span text:style-name="T5">const</text:span><text:span text:style-name="T16"> </text:span><text:span text:style-name="T5">char</text:span><text:span text:style-name="T16"> *channel_name,</text:span></text:p>
      <text:p text:style-name="P12"><text:span text:style-name="T16"><text:s text:c="45"/></text:span><text:span text:style-name="T40">BOOL</text:span><text:span text:style-name="T16"> clear);</text:span></text:p>
      <text:p text:style-name="Text_20_body"><text:span text:style-name="T16"><text:tab/></text:span><text:span text:style-name="codetext">group</text:span><text:span text:style-name="T16"> – The group that will have its channels unregistered.</text:span></text:p>
      <text:p text:style-name="Text_20_body"><text:span text:style-name="T16"><text:tab/></text:span><text:span text:style-name="codetext">channel_name</text:span><text:span text:style-name="T16"> – The name of the channels to unregister.</text:span></text:p>
      <text:p text:style-name="Text_20_body"><text:span text:style-name="T16"><text:tab/></text:span><text:span text:style-name="codetext">clear</text:span><text:span text:style-name="T16"> – Flag to determine if the host should remove the channel from group after unregistering.</text:span></text:p>
      <text:p text:style-name="Text_20_body"><text:span text:style-name="T16"><text:tab/>This function will unregister those channels in group that have a part with a name matching </text:span><text:span text:style-name="codetext">channel_name</text:span><text:span text:style-name="T16">. <text:s/>If </text:span><text:span text:style-name="codetext">channel_name</text:span><text:span text:style-name="T16"> is </text:span><text:span text:style-name="codetext"><text:span text:style-name="T49">NULL</text:span></text:span><text:span text:style-name="T16"> then all channels will be unregistered and removed (if set). <text:s/>If </text:span><text:span text:style-name="codetext">channel_name</text:span><text:span text:style-name="T16"> is not </text:span><text:span text:style-name="codetext"><text:span text:style-name="T49">NULL</text:span></text:span><text:span text:style-name="T16">, only those channels that have a part with a matching name will be unregistered and removed (if set).</text:span></text:p>
      <text:p text:style-name="Text_20_body"><text:span text:style-name="T16"><text:tab/>If the </text:span><text:span text:style-name="codetext">clear</text:span><text:span text:style-name="T16"> flag is set, and the host is not connected all channels in the group will be removed from the group. <text:s/>Useful when having a group that is built and destroyed based on connection status.</text:span></text:p>
      <text:p text:style-name="P16"><text:tab/>Returns:</text:p>
      <text:p text:style-name="code"><text:span text:style-name="T16"><text:tab/></text:span><text:span text:style-name="T17"><text:reference-ref text:reference-format="text" text:ref-name="DS_INVALID_ARGUMENT">DS_INVALID_ARGUMENT</text:reference-ref></text:span></text:p>
      <text:p text:style-name="Text_20_body"><text:span text:style-name="T16"><text:tab/><text:tab/>If </text:span><text:span text:style-name="codetext">group</text:span><text:span text:style-name="T16"> is </text:span><text:span text:style-name="codetext"><text:span text:style-name="T49">NULL</text:span></text:span><text:span text:style-name="T16">.</text:span></text:p>
      <text:p text:style-name="code"><text:span text:style-name="T16"><text:tab/></text:span><text:span text:style-name="T17"><text:reference-ref text:reference-format="text" text:ref-name="DS_SUCCESS">DS_SUCCESS</text:reference-ref></text:span></text:p>
      <text:p text:style-name="Text_20_body"><text:span text:style-name="T16"><text:tab/><text:tab/>If the channels were unregistered as expected, and removed from </text:span><text:span text:style-name="codetext">group</text:span><text:span text:style-name="T16"> if </text:span><text:span text:style-name="codetext">clear</text:span><text:span text:style-name="T16"> was set <text:tab/><text:tab/><text:tab/>to </text:span><text:span text:style-name="codetext"><text:span text:style-name="T49">TRUE</text:span></text:span><text:span text:style-name="T16">.</text:span></text:p>
      <text:p text:style-name="P9"><text:s text:c="2"/>example: c++</text:p>
      <text:p text:style-name="P12"><text:span text:style-name="T16"><text:s text:c="2"/></text:span><text:span text:style-name="T5">extern</text:span><text:span text:style-name="T16"> </text:span><text:span text:style-name="T40">p</text:span><text:span text:style-name="T40"><text:bookmark-ref text:reference-format="text" text:ref-name="__RefHeading__49551_803968142">ELHost</text:bookmark-ref></text:span><text:span text:style-name="T16"> dll_host;</text:span></text:p>
      <text:p text:style-name="P12"><text:span text:style-name="T16"><text:s text:c="2"/></text:span><text:span text:style-name="T5">void</text:span><text:span text:style-name="T16"> foo(</text:span><text:span text:style-name="T5">void</text:span><text:span text:style-name="T16">) {</text:span></text:p>
      <text:p text:style-name="P12"><text:soft-page-break/><text:span text:style-name="T16"><text:s text:c="4"/>assert(dll_host-&gt;UnregisterChannelsWithName(</text:span><text:span text:style-name="T17">NULL</text:span><text:span text:style-name="T16">, </text:span><text:span text:style-name="T17">NULL</text:span><text:span text:style-name="T16">, </text:span><text:span text:style-name="T17">FALSE</text:span><text:span text:style-name="T16">) == </text:span><text:span text:style-name="T17"><text:reference-ref text:reference-format="text" text:ref-name="DS_INVALID_ARGUMENT">DS_INVALID_ARGUMENT</text:reference-ref></text:span><text:span text:style-name="T16">);</text:span></text:p>
      <text:p text:style-name="P9"><text:s text:c="2"/>}</text:p>
      <text:h text:style-name="P33" text:outline-level="1"><text:bookmark-start text:name="__RefHeading__191971_803968142"/>Channels<text:bookmark-end text:name="__RefHeading__191971_803968142"/></text:h>
      <text:p text:style-name="Text_20_body"><text:tab/>A channel is an entity that lives on the target (hardware, simulated, software etc). <text:s/>The host can determine all the channels that exist on the host, but to save in bandwidth the host will only request data for those channels that are needed. <text:s/>A channel in the terms of plugins (dockable or otherwise) can be known by <text:span text:style-name="codetext"><text:span text:style-name="T41"><text:bookmark-ref text:reference-format="text" text:ref-name="__RefHeading__32315_803968142">ELChannelInfo</text:bookmark-ref></text:span></text:span>, or for the raw data through <text:span text:style-name="codetext"><text:span text:style-name="T41">ConfigurationItemHeader_modifiable_TS</text:span></text:span>. <text:s/></text:p>
      <text:p text:style-name="Text_20_body"><text:tab/>There are a few ways to tell the host to request data for a channel:</text:p>
      <text:p text:style-name="Text_20_body"><text:tab/>1 – Allocate a channel then attach to an <text:span text:style-name="codetext"><text:span text:style-name="T41"><text:bookmark-ref text:reference-format="text" text:ref-name="__RefHeading__36879_803968142">ELChannelGroup</text:bookmark-ref></text:span></text:span>.</text:p>
      <text:p text:style-name="Text_20_body"><text:tab/>2 – Register an <text:span text:style-name="codetext"><text:span text:style-name="T41"><text:bookmark-ref text:reference-format="text" text:ref-name="__RefHeading__36879_803968142">ELChannelGroup</text:bookmark-ref></text:span></text:span>, and use <text:span text:style-name="T35"><text:bookmark-ref text:reference-format="text" text:ref-name="__RefHeading__49551_803968142">ELHost</text:bookmark-ref></text:span><text:span text:style-name="codetext">::</text:span><text:span text:style-name="codetext"><text:bookmark-ref text:reference-format="text" text:ref-name="__RefHeading__96232_803968142">SetChannelsEx</text:bookmark-ref></text:span> call.</text:p>
      <text:p text:style-name="Text_20_body"><text:tab/>3 – Fill in an <text:span text:style-name="codetext"><text:span text:style-name="T41"><text:bookmark-ref text:reference-format="text" text:ref-name="__RefHeading__36879_803968142">ELChannelGroup</text:bookmark-ref></text:span></text:span> with shared channel information and manually call <text:span text:style-name="T35"><text:bookmark-ref text:reference-format="text" text:ref-name="__RefHeading__49551_803968142">ELHost</text:bookmark-ref></text:span><text:span text:style-name="codetext">::</text:span><text:span text:style-name="codetext"><text:bookmark-ref text:reference-format="text" text:ref-name="__RefHeading__96184_803968142">RegisterChannels</text:bookmark-ref></text:span> and <text:span text:style-name="T35"><text:bookmark-ref text:reference-format="text" text:ref-name="__RefHeading__49551_803968142">ELHost</text:bookmark-ref></text:span><text:span text:style-name="codetext">::</text:span><text:span text:style-name="codetext"><text:bookmark-ref text:reference-format="text" text:ref-name="__RefHeading__96186_803968142">UnregisterChannels</text:bookmark-ref></text:span>.</text:p>
      <text:p text:style-name="Text_20_body"><text:tab/>4 – Use the <text:span text:style-name="codetext"><text:bookmark-ref text:reference-format="text" text:ref-name="__RefHeading__34332_803968142">Control Window Concept</text:bookmark-ref></text:span> and let the control grow based off user needs. <text:s/>All is <text:tab/><text:tab/> <text:s text:c="5"/>handled by the host in this case as the control will have channels added/removed by calls <text:tab/> <text:tab/> <text:s text:c="5"/>from the host.</text:p>
      <text:p text:style-name="P20">Why the need for unique channel information?</text:p>
      <text:p text:style-name="Text_20_body"><text:tab/>Good question; This relies on the requirement that every control that follows the <text:span text:style-name="codetext"><text:bookmark-ref text:reference-format="text" text:ref-name="__RefHeading__34332_803968142">Control Window Concept</text:bookmark-ref></text:span> is to allow the user to change everything display related of the channel as it applies to that control and the control is required to follow the display information given (if applicable). <text:s/>If the control used shared information, a change on one control would affect all <text:s/>other controls displaying same channel regardless if wanted by the user. <text:s/>There are more reasons that may be needed depending on the requirement of the plugin, but the host will not complain if only shared information is needed.</text:p>
      <text:p text:style-name="Text_20_body"><text:tab/>There is a way to obtain the raw channel information from the target. <text:s/>Calling <text:span text:style-name="T35"><text:bookmark-ref text:reference-format="text" text:ref-name="__RefHeading__40907_803968142">ELTarget</text:bookmark-ref></text:span><text:span text:style-name="codetext">::</text:span><text:span text:style-name="codetext"><text:bookmark-ref text:reference-format="text" text:ref-name="__RefHeading__40887_803968142">GetModifiableItem</text:bookmark-ref></text:span> will fill in the supplied buffer with channel information as it exists on the target. <text:s/>This call is extremely expensive and should only be used when the data on the target has changed. <text:s/>Examples include a change in table data in conjunction with a <text:span text:style-name="codetext"><text:span text:style-name="T41"><text:bookmark-ref text:reference-format="text" text:ref-name="__RefHeading__36879_803968142">ELChannelGroup</text:bookmark-ref></text:span></text:span><text:span text:style-name="codetext">::</text:span><text:span text:style-name="codetext"><text:bookmark-ref text:reference-format="text" text:ref-name="__RefHeading__37569_803968142">ChannelModified</text:bookmark-ref></text:span> call or a state change call like <text:span text:style-name="codetext"><text:bookmark-ref text:reference-format="text" text:ref-name="__RefHeading__32351_803968142">TargetConnected</text:bookmark-ref></text:span> or <text:span text:style-name="codetext"><text:bookmark-ref text:reference-format="text" text:ref-name="__RefHeading__32353_803968142">TargetDisconnected</text:bookmark-ref></text:span>.</text:p>
      <text:p text:style-name="Text_20_body"><text:tab/>A channel, regardless how it becomes registered, is only set to be valid by the host. <text:s/>The host will set <text:span text:style-name="codetext"><text:span text:style-name="T49"><text:reference-ref text:reference-format="text" text:ref-name="CHANNELFLAGS_VALID">CHANNELFLAGS_VALID</text:reference-ref></text:span></text:span> in <text:span text:style-name="T35"><text:bookmark-ref text:reference-format="text" text:ref-name="__RefHeading__32315_803968142">ELChannelInfo</text:bookmark-ref></text:span><text:span text:style-name="codetext">::flags</text:span> when the channel is considered valid by the host.</text:p>
      <text:h text:style-name="P34" text:outline-level="1"><text:bookmark-start text:name="__RefHeading__34332_803968142"/>Control Window Concept<text:bookmark-end text:name="__RefHeading__34332_803968142"/></text:h>
      <text:p text:style-name="Text_20_body"><text:span text:style-name="T16"><text:tab/>The </text:span><text:span text:style-name="codetext">Control Window Concept</text:span><text:span text:style-name="T16"> is a special kind of </text:span><text:span text:style-name="codetext"><text:span text:style-name="T35"><text:bookmark-ref text:reference-format="text" text:ref-name="__RefHeading__33755_803968142">ELWindow</text:bookmark-ref></text:span></text:span><text:span text:style-name="T16">, namely </text:span><text:span text:style-name="T35"><text:bookmark-ref text:reference-format="text" text:ref-name="__RefHeading__35564_803968142">ELControlWindow</text:bookmark-ref></text:span><text:span text:style-name="T16">, where the window has an </text:span><text:span text:style-name="codetext"><text:span text:style-name="T35"><text:bookmark-ref text:reference-format="text" text:ref-name="__RefHeading__38347_803968142">ELControl</text:bookmark-ref></text:span></text:span><text:span text:style-name="T16"> as a member. <text:s/>Specifically, if using this concept for any </text:span><text:span text:style-name="codetext"><text:span text:style-name="T35"><text:bookmark-ref text:reference-format="text" text:ref-name="__RefHeading__38347_803968142">ELControl</text:bookmark-ref></text:span></text:span><text:span text:style-name="T16"> the host will display it as a useable control (via the layout Add Control or right click menu) and the concept allows for the overwriting of the default (or any previously defined) controls.</text:span></text:p>
      <text:p text:style-name="P16"><text:tab/>The plugin needs to define/support the exported function <text:span text:style-name="codetext"><text:bookmark-ref text:reference-format="text" text:ref-name="__RefHeading__191973_803968142">SupportedControls</text:bookmark-ref></text:span>. <text:s/>The structure returned defines all those controls that will follow this concept.</text:p>
      <text:p text:style-name="Text_20_body"><text:span text:style-name="T16"><text:tab/>Generally, an </text:span><text:span text:style-name="codetext"><text:span text:style-name="T35"><text:bookmark-ref text:reference-format="text" text:ref-name="__RefHeading__33755_803968142">ELWindow</text:bookmark-ref></text:span></text:span><text:span text:style-name="T16"> may have many </text:span><text:span text:style-name="codetext"><text:span text:style-name="T35"><text:bookmark-ref text:reference-format="text" text:ref-name="__RefHeading__38347_803968142">ELControl</text:bookmark-ref></text:span></text:span><text:span text:style-name="T16"> each having multiple </text:span><text:span text:style-name="T35"><text:bookmark-ref text:reference-format="text" text:ref-name="__RefHeading__32315_803968142">ELChannelInfo</text:bookmark-ref></text:span><text:span text:style-name="T16">, however when using this concept for a control, there shall exist only one </text:span><text:span text:style-name="codetext"><text:span text:style-name="T35"><text:bookmark-ref text:reference-format="text" text:ref-name="__RefHeading__38347_803968142">ELControl</text:bookmark-ref></text:span></text:span><text:span text:style-name="T16"> for the given </text:span><text:span text:style-name="codetext"><text:span text:style-name="T35"><text:bookmark-ref text:reference-format="text" text:ref-name="__RefHeading__35564_803968142">ELControlWindow</text:bookmark-ref></text:span></text:span><text:span text:style-name="T16">. </text:span></text:p>
      <text:p text:style-name="Text_20_body"><text:span text:style-name="T16"><text:tab/>The </text:span><text:span text:style-name="codetext"><text:span text:style-name="T35"><text:bookmark-ref text:reference-format="text" text:ref-name="__RefHeading__35564_803968142">ELControlWindow</text:bookmark-ref></text:span></text:span><text:span text:style-name="T16"> shall return </text:span><text:span text:style-name="codetext"><text:span text:style-name="T49">TRUE</text:span></text:span><text:span text:style-name="T16"> for the function </text:span><text:span text:style-name="codetext"><text:bookmark-ref text:reference-format="text" text:ref-name="__RefHeading__33735_803968142">IsSavable</text:bookmark-ref></text:span><text:span text:style-name="T16"> when prompted. </text:span></text:p>
      <text:p text:style-name="Text_20_body"><text:span text:style-name="T16"><text:tab/>The host cannot inforce the following rule, but the rule shall be followed regardless by any control following this concept; <text:s/>A control shall correctly call the dockable methods, in short all the </text:span><text:span text:style-name="T35"><text:bookmark-ref text:reference-format="text" text:ref-name="__RefHeading__48198_803968142">ELLayout</text:bookmark-ref></text:span><text:span text:style-name="codetext">::Window*</text:span><text:span text:style-name="T16"> functions, so that the host may keep the control in the layout and maintain its location and state.</text:span></text:p>
      <text:p text:style-name="Text_20_body"><text:span text:style-name="T16"><text:tab/>The host will want to destroy/free the </text:span><text:span text:style-name="codetext"><text:span text:style-name="T35">HWND</text:span></text:span><text:span text:style-name="T16"> for all controls that are not considered visible. <text:s/>The </text:span><text:span text:style-name="T35"><text:bookmark-ref text:reference-format="text" text:ref-name="__RefHeading__35564_803968142">ELControlWindow</text:bookmark-ref></text:span><text:span text:style-name="codetext">::</text:span><text:span text:style-name="codetext"><text:bookmark-ref text:reference-format="text" text:ref-name="__RefHeading__35560_803968142">DestroyHWND</text:bookmark-ref></text:span><text:span text:style-name="T16">, and </text:span><text:span text:style-name="T35"><text:bookmark-ref text:reference-format="text" text:ref-name="__RefHeading__35564_803968142">ELControlWindow</text:bookmark-ref></text:span><text:span text:style-name="codetext">::</text:span><text:span text:style-name="codetext"><text:bookmark-ref text:reference-format="text" text:ref-name="__RefHeading__35562_803968142">CreateHWND</text:bookmark-ref></text:span><text:span text:style-name="T16"> calls are used by the host for this purpose. <text:s/>A control may ignore the calls, but to conserve Windows resources, the expected result is for the </text:span><text:span text:style-name="codetext">HWND</text:span><text:span text:style-name="T16"> to be destroyed and created upon request.</text:span></text:p>
      <text:p text:style-name="Text_20_body"><text:span text:style-name="T16"><text:tab/>With regards to </text:span><text:span text:style-name="codetext"><text:span text:style-name="T35">HWND</text:span></text:span><text:span text:style-name="T16">, when the host wants an </text:span><text:span text:style-name="codetext"><text:span text:style-name="T35">HWND</text:span></text:span><text:span text:style-name="T16"> destroyed, this does not mean that the </text:span><text:span text:style-name="T35"><text:bookmark-ref text:reference-format="text" text:ref-name="__RefHeading__35564_803968142">ELControlWindow</text:bookmark-ref></text:span><text:span text:style-name="T16"> be destroyed. <text:s/>There is an </text:span><text:span text:style-name="T35"><text:bookmark-ref text:reference-format="text" text:ref-name="__RefHeading__33755_803968142">ELWindow</text:bookmark-ref></text:span><text:span text:style-name="codetext">::</text:span><text:span text:style-name="codetext"><text:bookmark-ref text:reference-format="text" text:ref-name="__RefHeading__33729_803968142">Destroy</text:bookmark-ref></text:span><text:span text:style-name="T16"> call that is used for such instances. <text:s/>For simplicity, an </text:span><text:span text:style-name="T35"><text:bookmark-ref text:reference-format="text" text:ref-name="__RefHeading__35564_803968142">ELControlWindow</text:bookmark-ref></text:span><text:span text:style-name="T16"> will outlive multiple </text:span><text:span text:style-name="codetext"><text:span text:style-name="T35">HWND</text:span></text:span><text:span text:style-name="T16"> as expected by the host.</text:span></text:p>
      <text:p text:style-name="Text_20_body"><text:span text:style-name="T16"><text:tab/>The host contains the following base (default) control windows: </text:span><text:span text:style-name="codetext">1D Table</text:span><text:span text:style-name="T16">, </text:span><text:span text:style-name="codetext">2D Graph</text:span><text:span text:style-name="T16">, </text:span><text:span text:style-name="codetext">2D Table</text:span><text:span text:style-name="T16">, </text:span><text:span text:style-name="codetext">3D Graph</text:span><text:span text:style-name="T16">, </text:span><text:span text:style-name="codetext">Bar</text:span><text:span text:style-name="T16">, </text:span><text:span text:style-name="codetext">Gauge</text:span><text:span text:style-name="T16">, </text:span><text:span text:style-name="codetext">Plot</text:span><text:span text:style-name="T16">, </text:span><text:span text:style-name="codetext">Scatter Plot</text:span><text:span text:style-name="T16">, </text:span><text:span text:style-name="codetext">Slider</text:span><text:span text:style-name="codetext"><text:span text:style-name="T62">,</text:span></text:span><text:span text:style-name="codetext"> Text</text:span><text:span text:style-name="T16">, </text:span><text:span text:style-name="codetext">Text Grid</text:span><text:span text:style-name="T16">. <text:s/>A control does not need to overwrite the base controls but the controls are defined by a string and only one may exist per type. <text:s/>So only one type of </text:span><text:span text:style-name="codetext"><text:span text:style-name="T41">"Text"</text:span></text:span><text:span text:style-name="T16"> control may exist, however a </text:span><text:span text:style-name="codetext"><text:span text:style-name="T41">"Text1"</text:span></text:span><text:span text:style-name="T16"> is different from a </text:span><text:span text:style-name="codetext"><text:span text:style-name="T41">"Text"</text:span></text:span><text:span text:style-name="T16"> or </text:span><text:span text:style-name="codetext"><text:span text:style-name="T41">"Text2"</text:span></text:span><text:span text:style-name="T16">. <text:s/>Some basic information about the base controls follows.</text:span></text:p>
      <text:p text:style-name="Text_20_body"><text:span text:style-name="T16"><text:tab/>While all controls following this concept are to be </text:span><text:span text:style-name="codetext"><text:bookmark-ref text:reference-format="text" text:ref-name="__RefHeading__33735_803968142">IsSavable</text:bookmark-ref></text:span><text:span text:style-name="T16">, they must supply the correct string to be saved. <text:s/>When overwriting any of the listed base controls, the format for its settings have already been set and shall be followed. <text:s/>A control shall not fail creation due to a badly formatted settings string, instead the control shall revert to a 'good' default and continue.</text:span></text:p>
      <text:p text:style-name="Text_20_body"><text:span text:style-name="T16"><text:tab/>After the host loads all the acceptable dlls, that is when the control type string is mapped to its creation function. <text:s/>So overwriting a control does not mean the control used will be of that dll, another dll loaded later may overwrite the overwrite. <text:s/>For example: if the host loads 2 dlls that each overwrite the </text:span><text:span text:style-name="codetext">Text</text:span><text:span text:style-name="T16"> control, the 2</text:span><text:span text:style-name="T31">nd</text:span><text:span text:style-name="T16"> dll loaded will be the true owner of the text controls used in the layout.</text:span></text:p>
      <text:p text:style-name="P10"><text:s text:c="2"/>Example of a simple Control Window Concept: (only showing the important aspects)</text:p>
      <text:p text:style-name="code"><text:span text:style-name="T16"><text:s text:c="2"/></text:span><text:span text:style-name="T12">class</text:span><text:span text:style-name="T16"> mycontrolwindow : </text:span><text:span text:style-name="T12">public</text:span><text:span text:style-name="T16"> </text:span><text:span text:style-name="T35"><text:bookmark-ref text:reference-format="text" text:ref-name="__RefHeading__35564_803968142">ELControlWindow</text:bookmark-ref></text:span><text:span text:style-name="T16">, </text:span><text:span text:style-name="T12">public</text:span><text:span text:style-name="T16"> </text:span><text:span text:style-name="T35"><text:bookmark-ref text:reference-format="text" text:ref-name="__RefHeading__38347_803968142">ELControl</text:bookmark-ref></text:span><text:span text:style-name="T16"> {</text:span></text:p>
      <text:p text:style-name="code"><text:span text:style-name="T16"><text:s text:c="2"/></text:span><text:span text:style-name="T12">public</text:span><text:span text:style-name="T16">:</text:span></text:p>
      <text:p text:style-name="code"><text:span text:style-name="T16"><text:s text:c="4"/></text:span><text:span text:style-name="T53">// Basic functions, constructors and such.</text:span></text:p>
      <text:p text:style-name="code"><text:span text:style-name="T16"><text:s text:c="4"/></text:span><text:span text:style-name="T53">// Functions required for </text:span><text:span text:style-name="T53"><text:bookmark-ref text:reference-format="text" text:ref-name="__RefHeading__33755_803968142">ELWindow</text:bookmark-ref></text:span><text:span text:style-name="T53"> support.</text:span></text:p>
      <text:p text:style-name="code"><text:soft-page-break/><text:span text:style-name="T16"><text:s text:c="4"/></text:span><text:span text:style-name="T35">p</text:span><text:span text:style-name="T35"><text:bookmark-ref text:reference-format="text" text:ref-name="__RefHeading__49551_803968142">ELHost</text:bookmark-ref></text:span><text:span text:style-name="T16"> </text:span><text:span text:style-name="T12">__stdcall</text:span><text:span text:style-name="T16"> </text:span><text:span text:style-name="T16"><text:bookmark-ref text:reference-format="text" text:ref-name="__RefHeading__33725_803968142">Host</text:bookmark-ref></text:span><text:span text:style-name="T16">() { </text:span><text:span text:style-name="T12">return</text:span><text:span text:style-name="T16"> host; } </text:span><text:span text:style-name="T53">// Assuming host exists somewhere.</text:span></text:p>
      <text:p text:style-name="code"><text:span text:style-name="T16"><text:s text:c="4"/></text:span><text:span text:style-name="T35"><text:bookmark-ref text:reference-format="text" text:ref-name="__RefHeading__32761_803968142">ELWINDOWTYPE</text:bookmark-ref></text:span><text:span text:style-name="T16"> </text:span><text:span text:style-name="T12">__stdcall</text:span><text:span text:style-name="T16"> </text:span><text:span text:style-name="T16"><text:bookmark-ref text:reference-format="text" text:ref-name="__RefHeading__33727_803968142">Type</text:bookmark-ref></text:span><text:span text:style-name="T16">() { </text:span><text:span text:style-name="T12">return</text:span><text:span text:style-name="T16"> </text:span><text:span text:style-name="T17"><text:reference-ref text:reference-format="text" text:ref-name="ELWINDOWTYPE_CONTROL">ELWINDOWTYPE_CONTROL</text:reference-ref></text:span><text:span text:style-name="T16">; }</text:span></text:p>
      <text:p text:style-name="code"><text:span text:style-name="T16"><text:s text:c="4"/></text:span><text:span text:style-name="T53">// More functions.</text:span></text:p>
      <text:p text:style-name="code"><text:span text:style-name="T16"><text:s text:c="4"/></text:span><text:span text:style-name="T35">BOOL</text:span><text:span text:style-name="T16"> </text:span><text:span text:style-name="T12">__stdcall</text:span><text:span text:style-name="T16"> </text:span><text:span text:style-name="T16"><text:bookmark-ref text:reference-format="text" text:ref-name="__RefHeading__33735_803968142">IsSavable</text:bookmark-ref></text:span><text:span text:style-name="T16">() { </text:span><text:span text:style-name="T12">return</text:span><text:span text:style-name="T16"> </text:span><text:span text:style-name="T17">TRUE</text:span><text:span text:style-name="T16">; } </text:span><text:span text:style-name="T53">// Always for control window concept!</text:span></text:p>
      <text:p text:style-name="code"><text:span text:style-name="T16"><text:s text:c="4"/></text:span><text:span text:style-name="T12">const char</text:span><text:span text:style-name="T16"> * </text:span><text:span text:style-name="T12">__stdcall</text:span><text:span text:style-name="T16"> </text:span><text:span text:style-name="T16"><text:bookmark-ref text:reference-format="text" text:ref-name="__RefHeading__33741_803968142">TypeName</text:bookmark-ref></text:span><text:span text:style-name="T16">() { </text:span><text:span text:style-name="T12">return</text:span><text:span text:style-name="T16"> </text:span><text:span text:style-name="T41">"Text"</text:span><text:span text:style-name="T16">; } </text:span><text:span text:style-name="T53">// Or any other name.</text:span></text:p>
      <text:p text:style-name="code"><text:span text:style-name="T16"><text:s text:c="4"/></text:span><text:span text:style-name="T12">void</text:span><text:span text:style-name="T16"> </text:span><text:span text:style-name="T12">__stdcall</text:span><text:span text:style-name="T16"> </text:span><text:span text:style-name="T16"><text:bookmark-ref text:reference-format="text" text:ref-name="__RefHeading__33749_803968142">SetStrings</text:bookmark-ref></text:span><text:span text:style-name="T16">(</text:span><text:span text:style-name="T35">p</text:span><text:span text:style-name="T35"><text:bookmark-ref text:reference-format="text" text:ref-name="__RefHeading__32035_803968142">ELStringArray</text:bookmark-ref></text:span><text:span text:style-name="T16"> settings) {</text:span></text:p>
      <text:p text:style-name="code"><text:span text:style-name="T16"><text:s text:c="6"/></text:span><text:span text:style-name="T53">// However this is handled, this shall not cause the control to be broken.</text:span></text:p>
      <text:p text:style-name="P10"><text:s text:c="4"/>}</text:p>
      <text:p text:style-name="code"><text:span text:style-name="T16"><text:s text:c="4"/></text:span><text:span text:style-name="T12">void</text:span><text:span text:style-name="T16"> </text:span><text:span text:style-name="T12">__stdcall</text:span><text:span text:style-name="T16"> </text:span><text:span text:style-name="T16"><text:bookmark-ref text:reference-format="text" text:ref-name="__RefHeading__33747_803968142">GetStrings</text:bookmark-ref></text:span><text:span text:style-name="T16">(</text:span><text:span text:style-name="T35">p</text:span><text:span text:style-name="T35"><text:bookmark-ref text:reference-format="text" text:ref-name="__RefHeading__32035_803968142">ELStringArray</text:bookmark-ref></text:span><text:span text:style-name="T16"> *settings, </text:span><text:span text:style-name="T41">BOOL</text:span><text:span text:style-name="T16"> release) {</text:span></text:p>
      <text:p text:style-name="code"><text:span text:style-name="T16"><text:s text:c="6"/></text:span><text:span text:style-name="T53">// Return the settings used by the control.</text:span></text:p>
      <text:p text:style-name="P10"><text:s text:c="4"/>}</text:p>
      <text:p text:style-name="code"><text:span text:style-name="T16"><text:s text:c="4"/></text:span><text:span text:style-name="T53">// More other functions...</text:span></text:p>
      <text:p text:style-name="code"><text:span text:style-name="T16"><text:s text:c="4"/></text:span><text:span text:style-name="T53">// Functions required for </text:span><text:span text:style-name="T53"><text:bookmark-ref text:reference-format="text" text:ref-name="__RefHeading__38347_803968142">ELControl</text:bookmark-ref></text:span><text:span text:style-name="T53"> support.</text:span></text:p>
      <text:p text:style-name="code"><text:span text:style-name="T16"><text:s text:c="4"/></text:span><text:span text:style-name="T35">p</text:span><text:span text:style-name="T35"><text:bookmark-ref text:reference-format="text" text:ref-name="__RefHeading__33755_803968142">ELWindow</text:bookmark-ref></text:span><text:span text:style-name="T16"> </text:span><text:span text:style-name="T12">__stdcall</text:span><text:span text:style-name="T16"> Window() { </text:span><text:span text:style-name="T12">return</text:span><text:span text:style-name="T16"> static_cast&lt;</text:span><text:span text:style-name="T35">p</text:span><text:span text:style-name="T35"><text:bookmark-ref text:reference-format="text" text:ref-name="__RefHeading__33755_803968142">ELWindow</text:bookmark-ref></text:span><text:span text:style-name="T16">&gt;(</text:span><text:span text:style-name="T12">this</text:span><text:span text:style-name="T16">); }</text:span></text:p>
      <text:p text:style-name="code"><text:span text:style-name="T16"><text:s text:c="4"/></text:span><text:span text:style-name="T53">// Many more functions...</text:span></text:p>
      <text:p text:style-name="P10"><text:s text:c="2"/>};</text:p>
      <text:p text:style-name="code"><text:span text:style-name="T16"><text:s text:c="2"/></text:span><text:span text:style-name="T53">// A creation function for a control window.</text:span></text:p>
      <text:p text:style-name="code"><text:span text:style-name="T16"><text:s text:c="2"/></text:span><text:span text:style-name="T35">p</text:span><text:span text:style-name="T35"><text:bookmark-ref text:reference-format="text" text:ref-name="__RefHeading__35564_803968142">ELControlWindow</text:bookmark-ref></text:span><text:span text:style-name="T16"> CreateText(</text:span><text:span text:style-name="T12">void</text:span><text:span text:style-name="T16">) {</text:span></text:p>
      <text:p text:style-name="code"><text:span text:style-name="T16"><text:s text:c="4"/>mycontrolwindow *tmp = </text:span><text:span text:style-name="T12">new</text:span><text:span text:style-name="T16"> mycontrolwindow;</text:span></text:p>
      <text:p text:style-name="code"><text:span text:style-name="T16"><text:s text:c="4"/></text:span><text:span text:style-name="T12">return</text:span><text:span text:style-name="T16"> static_cast&lt;</text:span><text:span text:style-name="T35">p</text:span><text:span text:style-name="T35"><text:bookmark-ref text:reference-format="text" text:ref-name="__RefHeading__35564_803968142">ELControlWindow</text:bookmark-ref></text:span><text:span text:style-name="T16">&gt;(tmp);</text:span></text:p>
      <text:p text:style-name="P10"><text:s text:c="2"/>}</text:p>
      <text:p text:style-name="code"><text:span text:style-name="T16"><text:s text:c="2"/></text:span><text:span text:style-name="T53">// Now to state that mycontrolwindow follows the control window concept.</text:span></text:p>
      <text:p text:style-name="code"><text:span text:style-name="T16"><text:s text:c="2"/></text:span><text:span text:style-name="T35"><text:bookmark-ref text:reference-format="text" text:ref-name="__RefHeading__32337_803968142">ELControlInfo</text:bookmark-ref></text:span><text:span text:style-name="T16"> controls[] = {</text:span></text:p>
      <text:p text:style-name="code"><text:span text:style-name="T16"><text:s text:c="4"/>{</text:span><text:span text:style-name="T41">"Text"</text:span><text:span text:style-name="T16">, CreateText},</text:span></text:p>
      <text:p text:style-name="code"><text:span text:style-name="T16"><text:s text:c="4"/>{</text:span><text:span text:style-name="T17">NULL</text:span><text:span text:style-name="T16">, </text:span><text:span text:style-name="T17">NULL</text:span><text:span text:style-name="T16">}</text:span></text:p>
      <text:p text:style-name="P10"><text:s text:c="2"/>};</text:p>
      <text:p text:style-name="code"><text:span text:style-name="T16"><text:s text:c="2"/></text:span><text:span text:style-name="T12">extern</text:span><text:span text:style-name="T16"> </text:span><text:span text:style-name="T41">"C"</text:span><text:span text:style-name="T16"> </text:span><text:span text:style-name="T12">__declspec</text:span><text:span text:style-name="T16">(</text:span><text:span text:style-name="T13">dllexport</text:span><text:span text:style-name="T16">) </text:span><text:span text:style-name="T35">p</text:span><text:span text:style-name="T35"><text:bookmark-ref text:reference-format="text" text:ref-name="__RefHeading__32337_803968142">ELControlInfo</text:bookmark-ref></text:span><text:span text:style-name="T16"> SupportedControls() { </text:span><text:span text:style-name="T12">return</text:span><text:span text:style-name="T16"> controls; }</text:span></text:p>
      <text:p text:style-name="P16"/>
      <text:p text:style-name="P16"><text:s text:c="2"/></text:p>
      <text:p text:style-name="P16"/>
      <text:h text:style-name="P34" text:outline-level="1"><text:bookmark-start text:name="__RefHeading__300523_803968142"/>Application Options<text:bookmark-end text:name="__RefHeading__300523_803968142"/></text:h>
      <text:p text:style-name="Text_20_body"><text:span text:style-name="T16"><text:tab/>The possible options that may be queried by </text:span><text:span text:style-name="T35"><text:bookmark-ref text:reference-format="text" text:ref-name="__RefHeading__49551_803968142">ELHost</text:bookmark-ref></text:span><text:span text:style-name="codetext">::</text:span><text:span text:style-name="codetext"><text:bookmark-ref text:reference-format="text" text:ref-name="__RefHeading__90325_803968142">OptionChanged</text:bookmark-ref></text:span><text:span text:style-name="T16"> and </text:span><text:span text:style-name="T35"><text:bookmark-ref text:reference-format="text" text:ref-name="__RefHeading__49551_803968142">ELHost</text:bookmark-ref></text:span><text:span text:style-name="codetext">::</text:span><text:span text:style-name="codetext"><text:bookmark-ref text:reference-format="text" text:ref-name="__RefHeading__90327_803968142">OptionValue</text:bookmark-ref></text:span><text:span text:style-name="T16">. <text:s/>For the options below, they will have a string representation of their type used when needed.</text:span></text:p>
      <text:p text:style-name="code"><text:span text:style-name="T16"><text:tab/></text:span><text:span text:style-name="T19">uint</text:span><text:span text:style-name="T16"> – A positive integer value (eg: “0” “10” “5” “7845”...)</text:span></text:p>
      <text:p text:style-name="P10"><text:tab/>float – A real (eg: “.5” “3.1415”, “99.4”, “1.0e7”...)</text:p>
      <text:p text:style-name="P10"><text:tab/>bool – A boolean (eg: “true” “false”)</text:p>
      <text:p text:style-name="code"><text:span text:style-name="T27"><text:tab/>string – Any length string. (eg: “” “red riding hood” “</text:span><text:a xlink:type="simple" xlink:href="file:///c:/somefile.file" text:style-name="Internet_20_link" text:visited-style-name="Visited_20_Internet_20_Link">c:\somefile.file</text:a><text:span text:style-name="T27">” ...)</text:span></text:p>
      <text:p text:style-name="P10"/>
      <text:p text:style-name="code"><text:span text:style-name="T16"><text:tab/></text:span><text:span text:style-name="T17">snap_threshold</text:span><text:span text:style-name="T16"> – uint</text:span></text:p>
      <text:p text:style-name="Text_20_body"><text:tab/><text:tab/>Specifies the number of pixels before auto dock can be performed.</text:p>
      <text:p text:style-name="code"><text:span text:style-name="T16"><text:tab/></text:span><text:span text:style-name="T17">initial_layout_pages</text:span><text:span text:style-name="T16"> – uint</text:span></text:p>
      <text:p text:style-name="Text_20_body"><text:tab/><text:tab/>The number of blank pages in a layout that exist after a clear, or on initial <text:tab/> <text:tab/> <text:s text:c="6"/><text:tab/><text:tab/>start up.</text:p>
      <text:p text:style-name="code"><text:span text:style-name="T16"><text:tab/></text:span><text:span text:style-name="T17">default_low_transition_start</text:span><text:span text:style-name="T16"> – float</text:span></text:p>
      <text:p text:style-name="Text_20_body"><text:tab/><text:tab/>When using gradients, this is the end of the low color.</text:p>
      <text:p text:style-name="code"><text:span text:style-name="T16"><text:tab/></text:span><text:span text:style-name="T17">default_low_transition_end</text:span><text:span text:style-name="T16"> – float</text:span></text:p>
      <text:p text:style-name="Text_20_body"><text:tab/><text:tab/>When using gradients, this is the start of the middle color.</text:p>
      <text:p text:style-name="code"><text:span text:style-name="T16"><text:tab/></text:span><text:span text:style-name="T17">default_high_transition_start</text:span><text:span text:style-name="T16"> – float</text:span></text:p>
      <text:p text:style-name="Text_20_body"><text:tab/><text:tab/>When using gradients, this is the end of the middle color.</text:p>
      <text:p text:style-name="code"><text:span text:style-name="T16"><text:tab/></text:span><text:span text:style-name="T17">default_high_transition_end</text:span><text:span text:style-name="T16"> – float</text:span></text:p>
      <text:p text:style-name="Text_20_body"><text:tab/><text:tab/>When using gradients, this is the start of the high color.</text:p>
      <text:p text:style-name="code"><text:span text:style-name="T16"><text:tab/></text:span><text:span text:style-name="T17">default_number_format</text:span><text:span text:style-name="T16"> – string</text:span></text:p>
      <text:p text:style-name="Text_20_body"><text:tab/><text:tab/>Determines what the base default format of channels values. <text:span text:style-name="T16">One of: </text:span><text:span text:style-name="codetext">“normal”</text:span><text:span text:style-name="T16">, </text:span><text:span text:style-name="codetext">“fixed”</text:span><text:span text:style-name="T16">, <text:tab/><text:tab/><text:tab/>or </text:span><text:span text:style-name="codetext">“scientific”</text:span></text:p>
      <text:p text:style-name="code"><text:span text:style-name="T16"><text:tab/></text:span><text:span text:style-name="T17">default_number_precision</text:span><text:span text:style-name="T16"> – uint</text:span></text:p>
      <text:p text:style-name="Text_20_body"><text:span text:style-name="T16"><text:tab/><text:tab/>The base default precision of channels values. Between 0 and <text:tab/><text:tab/><text:tab/><text:tab/><text:tab/><text:tab/></text:span><text:span text:style-name="codetext"><text:span text:style-name="T49">NUMBERFORMAT_MAX_PRECISION</text:span></text:span><text:span text:style-name="T16">.</text:span></text:p>
      <text:p text:style-name="code"><text:span text:style-name="T16"><text:tab/></text:span><text:span text:style-name="T17">default_number_show_plus</text:span><text:span text:style-name="T16"> – bool</text:span></text:p>
      <text:p text:style-name="Text_20_body"><text:tab/><text:tab/>Determines if the + sign should be displayed when a channels value is positive. <text:s/><text:tab/><text:tab/><text:tab/><text:tab/>Negative values automatically obtain a – sign.</text:p>
      <text:p text:style-name="code"><text:span text:style-name="T16"><text:tab/></text:span><text:span text:style-name="T17">renderloop_sleep</text:span><text:span text:style-name="T16"> – uint</text:span></text:p>
      <text:p text:style-name="Text_20_body"><text:tab/><text:tab/>The delay (in milliseconds) between <text:span text:style-name="codetext"><text:bookmark-ref text:reference-format="text" text:ref-name="__RefHeading__53616_803968142">Render</text:bookmark-ref></text:span>/<text:span text:style-name="codetext"><text:bookmark-ref text:reference-format="text" text:ref-name="__RefHeading__37553_803968142">Update</text:bookmark-ref></text:span> calls. <text:s/>More accurately, the time <text:tab/><text:tab/><text:tab/>between a group of <text:span text:style-name="codetext"><text:bookmark-ref text:reference-format="text" text:ref-name="__RefHeading__53616_803968142">Render</text:bookmark-ref></text:span>/<text:span text:style-name="codetext"><text:bookmark-ref text:reference-format="text" text:ref-name="__RefHeading__37553_803968142">Update</text:bookmark-ref></text:span> calls.</text:p>
      <text:p text:style-name="code"><text:span text:style-name="T16"><text:tab/></text:span><text:span text:style-name="T17">captureloop_sleep</text:span><text:span text:style-name="T16"> – uint</text:span></text:p>
      <text:p text:style-name="Text_20_body"><text:tab/><text:tab/>The delay (in milliseconds) between capture events. <text:s/>A capture being, reading data from <text:tab/><text:tab/><text:tab/>a target and logging retrieved data (if applicable).</text:p>
      <text:p text:style-name="code"><text:span text:style-name="T16"><text:tab/></text:span><text:span text:style-name="T17">log_memory</text:span><text:span text:style-name="T16"> – uint</text:span></text:p>
      <text:p text:style-name="Text_20_body"><text:tab/><text:tab/>The size of memory (in bytes) that is used when logging on the PC. <text:s/>This is more of a <text:tab/><text:tab/><text:tab/>preference, as the size of memory will be based off of needs and what could be <text:tab/><text:tab/><text:tab/><text:tab/>allocated.</text:p>
      <text:p text:style-name="code"><text:span text:style-name="T16"><text:tab/></text:span><text:span text:style-name="T17">auto_save_log_data</text:span><text:span text:style-name="T16"> – bool</text:span></text:p>
      <text:p text:style-name="Text_20_body"><text:soft-page-break/><text:tab/><text:tab/>This holds whether or not log data is incrementally written while PC logging is active.</text:p>
      <text:p text:style-name="code"><text:span text:style-name="T16"><text:tab/></text:span><text:span text:style-name="T17">log_autosave_writesize</text:span><text:span text:style-name="T16"> – uint</text:span></text:p>
      <text:p text:style-name="Text_20_body"><text:span text:style-name="T16"><text:tab/><text:tab/>The minimum size that is required before a write to disk occurs (only has meaning if <text:tab/><text:tab/><text:tab/></text:span><text:span text:style-name="codetext"><text:span text:style-name="T49">auto_save_log_data</text:span></text:span><text:span text:style-name="T16"> is true).</text:span></text:p>
      <text:p text:style-name="code"><text:span text:style-name="T16"><text:tab/></text:span><text:span text:style-name="T17">control_window_font_name</text:span><text:span text:style-name="T16"> – string</text:span></text:p>
      <text:p text:style-name="Text_20_body"><text:tab/><text:tab/>Holds the name of the font that is set to be used by controls.</text:p>
      <text:p text:style-name="code"><text:span text:style-name="T16"><text:tab/></text:span><text:span text:style-name="T17">special_font_name</text:span><text:span text:style-name="T16"> – string</text:span></text:p>
      <text:p text:style-name="Text_20_body"><text:tab/><text:tab/>Holds the name of the font that is set to be used by textures.</text:p>
      <text:p text:style-name="code"><text:span text:style-name="T16"><text:tab/></text:span><text:span text:style-name="T17">texture_size_limit</text:span><text:span text:style-name="T16"> – uint</text:span></text:p>
      <text:p text:style-name="Text_20_body"><text:tab/><text:tab/>The maximum size of a texture, will be a power of 2. (or 0).</text:p>
      <text:p text:style-name="code"><text:span text:style-name="T16"><text:tab/></text:span><text:span text:style-name="T17">disable_auto_connect</text:span><text:span text:style-name="T16"> – bool</text:span></text:p>
      <text:p text:style-name="Text_20_body"><text:tab/><text:tab/>Determines if the host will auto detect connections.</text:p>
      <text:p text:style-name="code"><text:span text:style-name="T16"><text:tab/></text:span><text:span text:style-name="T17">show_hidden_channels</text:span><text:span text:style-name="T16"> – bool</text:span></text:p>
      <text:p text:style-name="Text_20_body"><text:span text:style-name="T16"><text:tab/><text:tab/>Determines if those channels with </text:span><text:span text:style-name="codetext"><text:span text:style-name="T49"><text:reference-ref text:reference-format="text" text:ref-name="CHANNELTYPE_HIDDEN">CHANNELTYPE_HIDDEN</text:reference-ref></text:span></text:span><text:span text:style-name="T16"> are to be displayed.</text:span></text:p>
      <text:p text:style-name="code"><text:span text:style-name="T16"><text:tab/></text:span><text:span text:style-name="T17">session_directory</text:span><text:span text:style-name="T16"> – string</text:span></text:p>
      <text:p text:style-name="Text_20_body"><text:tab/><text:tab/>The current directory being used for loading/saving session files. <text:s/>This will change <text:tab/><text:tab/><text:tab/>frequently, but will not cause notifications of change.</text:p>
      <text:p text:style-name="code"><text:span text:style-name="T16"><text:tab/></text:span><text:span text:style-name="T17">layout_directory</text:span><text:span text:style-name="T16"> – string</text:span></text:p>
      <text:p text:style-name="Text_20_body"><text:tab/><text:tab/>The current directory being used for loading/saving layout files. <text:s/>This may change <text:tab/><text:tab/><text:tab/>frequently, but will not cause notifications of change.</text:p>
      <text:p text:style-name="code"><text:span text:style-name="T16"><text:tab/></text:span><text:span text:style-name="T17">load_log_with_session</text:span><text:span text:style-name="T16"> – bool</text:span></text:p>
      <text:p text:style-name="Text_20_body"><text:tab/><text:tab/>Determines if, when loading a session file, the host will load a corresponding log file.</text:p>
      <text:p text:style-name="code"><text:span text:style-name="T16"><text:tab/></text:span><text:span text:style-name="T17">startup_layout</text:span><text:span text:style-name="T16"> – string</text:span></text:p>
      <text:p text:style-name="Text_20_body"><text:tab/><text:tab/>Stores how the host work on start up. <text:s/>May be one of: <text:span text:style-name="codetext">“none”</text:span>, <text:span text:style-name="codetext">“prompt_user”</text:span>, <text:tab/><text:tab/><text:tab/><text:tab/><text:span text:style-name="codetext">“load_last”</text:span>, <text:span text:style-name="codetext">“load_specific”</text:span></text:p>
      <text:p text:style-name="code"><text:span text:style-name="T16"><text:tab/></text:span><text:span text:style-name="T17">startup_layout_file</text:span><text:span text:style-name="T16"> – string</text:span></text:p>
      <text:p text:style-name="Text_20_body"><text:span text:style-name="T16"><text:tab/><text:tab/>The layout file to be used by the host when starting up. <text:s/>Only has meaning if <text:tab/><text:tab/><text:tab/><text:tab/></text:span><text:span text:style-name="codetext"><text:span text:style-name="T49">startup_layout</text:span></text:span><text:span text:style-name="T16"> is set to </text:span><text:span text:style-name="codetext">“load_specific”</text:span><text:span text:style-name="T16">.</text:span></text:p>
      <text:p text:style-name="code"><text:span text:style-name="T16"><text:tab/></text:span><text:span text:style-name="T17">append_version_to_session</text:span><text:span text:style-name="T16"> – bool</text:span></text:p>
      <text:p text:style-name="Text_20_body"><text:tab/><text:tab/>Determines if the host will append the version to the end of the file name when saving <text:tab/><text:tab/><text:tab/>session files.</text:p>
      <text:p text:style-name="code"><text:span text:style-name="T16"><text:tab/></text:span><text:span text:style-name="T17">prompt_save_session_on_close</text:span><text:span text:style-name="T16"> – bool</text:span></text:p>
      <text:p text:style-name="Text_20_body"><text:tab/><text:tab/>Determines if the host will prompt the user to save current session when exiting the host.</text:p>
      <text:p text:style-name="code"><text:span text:style-name="T16"><text:tab/></text:span><text:span text:style-name="T17">prompt_save_layout_on_close</text:span><text:span text:style-name="T16"> – bool</text:span></text:p>
      <text:p text:style-name="Text_20_body"><text:tab/><text:tab/>Determines if the host will prompt the user to save current layout when exiting the host.</text:p>
      <text:p text:style-name="code"><text:span text:style-name="T16"><text:tab/></text:span><text:span text:style-name="T17">live_data_on_log_start</text:span><text:span text:style-name="T16"> – bool</text:span></text:p>
      <text:p text:style-name="Text_20_body"><text:tab/><text:tab/>Determines if the log data will be set to display the live data when PC logging.</text:p>
      <text:p text:style-name="code"><text:span text:style-name="T16"><text:tab/></text:span><text:span text:style-name="T17">prompt_on_channel_delete</text:span><text:span text:style-name="T16"> – bool</text:span></text:p>
      <text:p text:style-name="Text_20_body"><text:tab/><text:tab/>Determines if the host will prompt the user if they attempt to delete a channel. <text:s/>This <text:tab/><text:tab/><text:tab/>option only has meaning on some hosts.</text:p>
      <text:p text:style-name="code"><text:tab/><text:span text:style-name="T49">display_sesson_id</text:span> – bool</text:p>
      <text:p text:style-name="Text_20_body"><text:soft-page-break/><text:tab/><text:tab/>Set to determine if the host will display a session id, if it exists, in the main window. <text:s/><text:tab/><text:tab/><text:tab/>Generally at the far right of the menu bar.</text:p>
      <text:p text:style-name="code"><text:tab/><text:span text:style-name="T49">follow_ecu_selection</text:span> – enum</text:p>
      <text:p text:style-name="Text_20_body"><text:tab/><text:tab/>Set to determine how follow ecu should highlight cells. <text:s/>May be <text:span text:style-name="codetext">“single”</text:span> or <text:span text:style-name="codetext">“multiple”</text:span> <text:tab/><text:tab/>where <text:span text:style-name="codetext">“single”</text:span> means only the one cell the data is on, and <text:span text:style-name="codetext">“multiple”</text:span> meaning all cells <text:tab/><text:tab/>that make up the current interpolated value.</text:p>
      <text:p text:style-name="code"><text:tab/><text:span text:style-name="T49">set_target_time_on_connect</text:span> – bool</text:p>
      <text:p text:style-name="Text_20_body"><text:tab/><text:tab/>Determines if the host will reset the time on the target upon connection.</text:p>
      <text:p text:style-name="code"><text:tab/><text:span text:style-name="T49">display_background_3dgraph</text:span> – bool</text:p>
      <text:p text:style-name="Text_20_body"><text:tab/><text:tab/>Determines if a <text:span text:style-name="codetext">3D Graph</text:span> control should display a background.</text:p>
      <text:p text:style-name="code"><text:tab/><text:span text:style-name="T49">default_display_legend_3dgraph</text:span> – bool</text:p>
      <text:p text:style-name="Text_20_body"><text:tab/><text:tab/>Determines if by default any <text:span text:style-name="codetext">3D Graph</text:span> created displays its legend.</text:p>
      <text:p text:style-name="code"><text:tab/><text:span text:style-name="T49">default_display_grid_2dgraph</text:span> – bool</text:p>
      <text:p text:style-name="Text_20_body"><text:tab/><text:tab/>Determines if the <text:span text:style-name="codetext">2D Graph</text:span> control displays a background grid.</text:p>
      <text:p text:style-name="code"><text:tab/><text:span text:style-name="T49">default_display_legend_2dgraph</text:span> – bool</text:p>
      <text:p text:style-name="Text_20_body"><text:tab/><text:tab/>Determines if the default for a <text:span text:style-name="codetext">2D Graph</text:span> control is to display its legend.</text:p>
      <text:h text:style-name="P34" text:outline-level="1"><text:bookmark-start text:name="__RefHeading__53618_803968142"/>Plugin Menu Syntax<text:bookmark-end text:name="__RefHeading__53618_803968142"/></text:h>
      <text:p text:style-name="P16"><text:tab/>For a plugin to get a menu displayed in the host, the plugin must create the function <text:span text:style-name="codetext"><text:bookmark-ref text:reference-format="text" text:ref-name="__RefHeading__32341_803968142">GetPlugInMenuString</text:bookmark-ref></text:span> and return a valid menu syntax back to the host.</text:p>
      <text:p text:style-name="P16"><text:tab/>An example of a valid <text:span text:style-name="codetext"><text:bookmark-ref text:reference-format="text" text:ref-name="__RefHeading__32341_803968142">GetPlugInMenuString</text:bookmark-ref></text:span> function:</text:p>
      <text:p text:style-name="code"><text:span text:style-name="T7">char</text:span> dll_menu[] = <text:span text:style-name="T41">"Menu { \"option\" = 1; SubMenu { \"suboption\" = 2; } }"</text:span>;</text:p>
      <text:p text:style-name="code"><text:span text:style-name="T7">void</text:span> <text:bookmark-ref text:reference-format="text" text:ref-name="__RefHeading__32341_803968142">GetPlugInMenuString</text:bookmark-ref>(<text:span text:style-name="T7">char</text:span> **menu, <text:span text:style-name="T35">UINT</text:span> *length) {</text:p>
      <text:p text:style-name="code"><text:s text:c="2"/>*menu = dll_menu;</text:p>
      <text:p text:style-name="code"><text:s text:c="2"/>*length = <text:span text:style-name="T7">sizeof</text:span>(dll_menu);</text:p>
      <text:p text:style-name="code">}</text:p>
      <text:p text:style-name="P16"/>
      <text:p text:style-name="P16">Notice the syntax is very simple. <text:s/>In CFG:</text:p>
      <text:p text:style-name="code"><text:span text:style-name="codetext"><text:s text:c="2"/></text:span><text:span text:style-name="codetext"><text:span text:style-name="T65">menu_string</text:span></text:span><text:span text:style-name="codetext"> := </text:span><text:span text:style-name="codetext"><text:span text:style-name="T65">menu</text:span></text:span></text:p>
      <text:p text:style-name="code"><text:span text:style-name="codetext"><text:s text:c="2"/></text:span><text:span text:style-name="codetext"><text:span text:style-name="T65">menu</text:span></text:span><text:span text:style-name="codetext"> := </text:span><text:span text:style-name="codetext"><text:span text:style-name="T56">Menu</text:span></text:span><text:span text:style-name="codetext"> </text:span><text:span text:style-name="codetext"><text:span text:style-name="T56">{</text:span></text:span><text:span text:style-name="codetext"> </text:span><text:span text:style-name="codetext"><text:span text:style-name="T65">option</text:span></text:span><text:span text:style-name="codetext">+ </text:span><text:span text:style-name="codetext"><text:span text:style-name="T56">}</text:span></text:span></text:p>
      <text:p text:style-name="code"><text:span text:style-name="codetext"><text:s text:c="2"/></text:span><text:span text:style-name="codetext"><text:span text:style-name="T65">sub_menu</text:span></text:span><text:span text:style-name="codetext"> := </text:span><text:span text:style-name="codetext"><text:span text:style-name="T56">SubMenu</text:span></text:span><text:span text:style-name="codetext"> </text:span><text:span text:style-name="codetext"><text:span text:style-name="T56">{</text:span></text:span><text:span text:style-name="codetext"> </text:span><text:span text:style-name="codetext"><text:span text:style-name="T65">option</text:span></text:span><text:span text:style-name="codetext">+ </text:span><text:span text:style-name="codetext"><text:span text:style-name="T56">}</text:span></text:span></text:p>
      <text:p text:style-name="code"><text:span text:style-name="codetext"><text:span text:style-name="T56"><text:s text:c="2"/></text:span></text:span><text:span text:style-name="codetext"><text:span text:style-name="T59">option</text:span></text:span><text:span text:style-name="codetext"><text:span text:style-name="T60"> := </text:span></text:span><text:span text:style-name="codetext"><text:span text:style-name="T59">option_value</text:span></text:span><text:span text:style-name="codetext"><text:span text:style-name="T60"> [</text:span></text:span><text:span text:style-name="codetext"><text:span text:style-name="T59">sub_menu]</text:span></text:span></text:p>
      <text:p text:style-name="code"><text:span text:style-name="codetext"><text:s text:c="2"/></text:span><text:span text:style-name="codetext"><text:span text:style-name="T65">option_value</text:span></text:span><text:span text:style-name="codetext"> := </text:span><text:span text:style-name="codetext"><text:span text:style-name="T56">"</text:span></text:span><text:span text:style-name="codetext"> </text:span><text:span text:style-name="codetext"><text:span text:style-name="T65">string</text:span></text:span><text:span text:style-name="codetext"> </text:span><text:span text:style-name="codetext"><text:span text:style-name="T56">"</text:span></text:span><text:span text:style-name="codetext"> </text:span><text:span text:style-name="codetext"><text:span text:style-name="T56">=</text:span></text:span><text:span text:style-name="codetext"> </text:span><text:span text:style-name="codetext"><text:span text:style-name="T65">number</text:span></text:span><text:span text:style-name="codetext"> </text:span><text:span text:style-name="codetext"><text:span text:style-name="T56">;</text:span></text:span></text:p>
      <text:p text:style-name="Text_20_body"><text:span text:style-name="codetext"><text:span text:style-name="T63"/></text:span></text:p>
      <text:p text:style-name="Text_20_body"><text:span text:style-name="codetext"><text:span text:style-name="T64"><text:tab/>The menu always starts and contains only one Menu tag, which can have multiple options. <text:s/>A submenu can exist, but it must follow a normal option. <text:s/>This is how the sub menu gets its name.</text:span></text:span></text:p>
      <text:p text:style-name="Text_20_body"><text:span text:style-name="codetext"><text:span text:style-name="T64"><text:tab/>Properly supporting this function is not enough. <text:s/>The need to handle when the menu option is picked exists. <text:s/>So </text:span></text:span><text:span text:style-name="codetext"><text:span text:style-name="T61"><text:bookmark-ref text:reference-format="text" text:ref-name="__RefHeading__32341_803968142">GetPlugInMenuString</text:bookmark-ref></text:span></text:span><text:span text:style-name="codetext"><text:span text:style-name="T64"> is only useful if </text:span></text:span><text:span text:style-name="codetext"><text:span text:style-name="T61"><text:bookmark-ref text:reference-format="text" text:ref-name="__RefHeading__32347_803968142">MenuClicked</text:bookmark-ref></text:span></text:span><text:span text:style-name="codetext"><text:span text:style-name="T64"> is used as well.</text:span></text:span></text:p>
      <text:p text:style-name="Text_20_body"><text:span text:style-name="codetext"><text:span text:style-name="T64"><text:tab/>An example for </text:span></text:span><text:span text:style-name="codetext"><text:span text:style-name="T61"><text:bookmark-ref text:reference-format="text" text:ref-name="__RefHeading__32347_803968142">MenuClicked</text:bookmark-ref></text:span></text:span><text:span text:style-name="codetext"><text:span text:style-name="T64"> using the above menu definition.</text:span></text:span></text:p>
      <text:p text:style-name="code"><text:span text:style-name="codetext"><text:span text:style-name="T9">void</text:span></text:span><text:span text:style-name="codetext"><text:span text:style-name="T48"> </text:span></text:span><text:span text:style-name="codetext"><text:span text:style-name="T48"><text:bookmark-ref text:reference-format="text" text:ref-name="__RefHeading__32347_803968142">MenuClicked</text:bookmark-ref></text:span></text:span><text:span text:style-name="codetext"><text:span text:style-name="T48">(</text:span></text:span><text:span text:style-name="codetext"><text:span text:style-name="T37">WORD</text:span></text:span><text:span text:style-name="codetext"><text:span text:style-name="T48"> id) {</text:span></text:span></text:p>
      <text:p text:style-name="code"><text:span text:style-name="codetext"><text:span text:style-name="T48"><text:s text:c="2"/></text:span></text:span><text:span text:style-name="codetext"><text:span text:style-name="T9">switch</text:span></text:span><text:span text:style-name="codetext"><text:span text:style-name="T48"> (id) {</text:span></text:span></text:p>
      <text:p text:style-name="code"><text:span text:style-name="codetext"><text:span text:style-name="T48"><text:s text:c="5"/></text:span></text:span><text:span text:style-name="codetext"><text:span text:style-name="T9">case</text:span></text:span><text:span text:style-name="codetext"><text:span text:style-name="T48"> 1: HandleOption(); </text:span></text:span><text:span text:style-name="codetext"><text:span text:style-name="T9">break</text:span></text:span><text:span text:style-name="codetext"><text:span text:style-name="T48">;</text:span></text:span></text:p>
      <text:p text:style-name="code"><text:span text:style-name="codetext"><text:span text:style-name="T48"><text:s text:c="5"/></text:span></text:span><text:span text:style-name="codetext"><text:span text:style-name="T9">case</text:span></text:span><text:span text:style-name="codetext"><text:span text:style-name="T48"> 2: HandleSubOption(); </text:span></text:span><text:span text:style-name="codetext"><text:span text:style-name="T9">break</text:span></text:span><text:span text:style-name="codetext"><text:span text:style-name="T48">;</text:span></text:span></text:p>
      <text:p text:style-name="code"><text:span text:style-name="codetext"><text:span text:style-name="T48"><text:s text:c="3"/>}</text:span></text:span></text:p>
      <text:p text:style-name="code"><text:span text:style-name="codetext"><text:span text:style-name="T48">}</text:span></text:span></text:p>
      <text:p text:style-name="Text_20_body"><text:span text:style-name="codetext"><text:span text:style-name="T64"/></text:span></text:p>
      <text:p text:style-name="Text_20_body"><text:span text:style-name="codetext"><text:span text:style-name="T64"><text:tab/>That is all there is for plugin menu support. <text:s/>A simple syntax followed by a simple capture function.</text:span></text:span></text:p>
      <text:p text:style-name="Text_20_body"><text:span text:style-name="codetext"><text:span text:style-name="T56"/></text:span></text:p>
      <text:h text:style-name="P34" text:outline-level="1"><text:bookmark-start text:name="__RefHeading__53610_803968142"/>Standard Controls<text:bookmark-end text:name="__RefHeading__53610_803968142"/></text:h>
      <text:p text:style-name="P16"><text:tab/>To be filled in at a later date.</text:p>
      <text:h text:style-name="P33" text:outline-level="1"><text:bookmark-start text:name="__RefHeading__276079_803968142"/>Virtual Channels<text:bookmark-end text:name="__RefHeading__276079_803968142"/></text:h>
      <text:p text:style-name="Text_20_body"><text:tab/>To be filled in at a later date.</text:p>
      <text:h text:style-name="P33" text:outline-level="1"><text:bookmark-start text:name="__RefHeading__339365_803968142"/>Hotkeys<text:bookmark-end text:name="__RefHeading__339365_803968142"/></text:h>
      <text:p text:style-name="Text_20_body"><text:tab/>To be filled in at a later date.</text:p>
      <text:h text:style-name="P33" text:outline-level="1"><text:bookmark-start text:name="__RefHeading__367507_803968142"/>Expressions<text:bookmark-end text:name="__RefHeading__367507_803968142"/></text:h>
      <text:p text:style-name="Text_20_body"><text:tab/>To be filled in at a later date.</text:p>
      <text:h text:style-name="P33" text:outline-level="1"><text:bookmark-start text:name="__RefHeading__375997_803968142"/>Units<text:bookmark-end text:name="__RefHeading__375997_803968142"/></text:h>
      <text:p text:style-name="Text_20_body"><text:tab/>To be filled in at a later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icrosoft Himalaya" svg:font-family="'Microsoft Himalaya'" style:font-pitch="variable"/>
    <style:font-face style:name="Times New Roman" svg:font-family="'Times New Roman'" style:font-family-generic="roman" style:font-pitch="variable"/>
    <style:font-face style:name="BankGothic Md BT4" svg:font-family="'BankGothic Md BT'" style:font-family-generic="swiss" style:font-pitch="variable"/>
    <style:font-face style:name="BankGothic Md BT1" svg:font-family="'BankGothic Md BT'" style:font-adornments="Bold" style:font-family-generic="swiss" style:font-pitch="variable"/>
    <style:font-face style:name="BankGothic Md BT2" svg:font-family="'BankGothic Md BT'" style:font-adornments="Bold Italic" style:font-family-generic="swiss" style:font-pitch="variable"/>
    <style:font-face style:name="BankGothic Md BT" svg:font-family="'BankGothic Md B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ankGothic Md BT"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ankGothic Md BT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ankGothic Md BT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margin-top="0in" fo:margin-bottom="0in" fo:line-height="0.1598in" style:page-number="auto" fo:background-color="transparent" fo:padding="0in" fo:border="none" style:shadow="none">
        <style:tab-stops/>
        <style:drop-cap/>
        <style:background-image/>
      </style:paragraph-properties>
      <style:text-properties style:font-name="Courier New" fo:font-size="9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odetext" style:family="text">
      <style:text-properties style:use-window-font-color="true" style:font-name="Courier New1" fo:font-size="9pt" fo:language="zxx" fo:country="none" fo:background-color="transparen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nkGothic Md BT4" fo:font-size="10pt" style:font-size-asian="10pt" style:font-size-complex="10pt"/>
    </style:style>
    <style:style style:name="MT1" style:family="text">
      <style:text-properties style:font-name="BankGothic Md BT4"/>
    </style:style>
    <style:style style:name="MT2" style:family="text">
      <style:text-properties fo:color="#ff0000" style:font-name="BankGothic Md BT4"/>
    </style:style>
    <style:style style:name="MT3" style:family="text">
      <style:text-properties style:font-name="BankGothic Md BT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l_plugin_api_96_5_2<text:tab/><text:tab/><text:span text:style-name="MT1">Engine</text:span><text:span text:style-name="MT2">Lab</text:span><text:span text:style-name="MT1"> Inc. </text:span><text:span text:style-name="MT3">©</text:span><text:span text:style-name="MT1"> 2015</text:span></text:p>
      </style:header>
      <style:footer>
        <text:p text:style-name="MP1">el_plugin_api_96_5_2<text:tab/><text:page-number text:select-page="current">1</text:page-number><text:tab/><text:span text:style-name="MT1">Engine</text:span><text:span text:style-name="MT2">Lab</text:span><text:span text:style-name="MT1"> Inc. </text:span><text:span text:style-name="MT3">©</text:span><text:span text:style-name="MT1"> 2015</text:span></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1T09:10:53.18</meta:creation-date>
    <meta:editing-duration>P14DT16H24M42S</meta:editing-duration>
    <meta:editing-cycles>356</meta:editing-cycles>
    <meta:generator>OpenOffice/4.1.1$Win32 OpenOffice.org_project/411m6$Build-9775</meta:generator>
    <dc:date>2015-08-22T11:23:33.98</dc:date>
    <dc:creator>Jason Merzlak</dc:creator>
    <meta:document-statistic meta:table-count="0" meta:image-count="0" meta:object-count="0" meta:page-count="210" meta:paragraph-count="6051" meta:word-count="43226" meta:character-count="309444"/>
  </office:meta>
</office:document-meta>
</file>